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5-05</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Origin</text:span>
</text:h>
      <text:h text:style-name="P10" text:outline-level="1">
<text:span text:style-name="T4">
Kharkiv, Kharkivska Oblast(10:17). Red Alert: aerial threat. Sirens sounding. Take cover now!</text:span>
</text:h>
      <text:p text:style-name="P4">
Authors: liveuamap (Language: en)</text:p>
      <text:p text:style-name="P4">
Time: 2023-05-04T-63:17:00</text:p>
      <text:p text:style-name="P4">
Location: Kharkiv (Latitude:49.98169 Longtitude:36.25344)</text:p>
      <text:p text:style-name="P4">
Videos: []</text:p>
      <text:p text:style-name="P4">
Images: []</text:p>
      <text:p text:style-name="P4">
Tags: ["Europe", "Central and Eastern Europe"]</text:p>
      <text:p text:style-name="P4">
ID: 22560402</text:p>
      <!--METADATA-->
      <text:p text:style-name="P4">
Kharkiv, Kharkivska Oblast(10:17). Red Alert: aerial threat. Sirens sounding.Take cover now!</text:p>
      <text:p text:style-name="P4">
News Collection Link: <text:a xlink:type="simple" xlink:href="https://liveuamap.com/en/2023/04-may-kharkiv-kharkivska-oblast1017-red-alerg" text:style-name="Internet_20_link" text:visited-style-name="Visited_20_Internet_20_Link">
https://liveuamap.com/en/2023/04-may-kharkiv-kharkivska-oblast1017-red-alerg</text:a>
</text:p>
      <text:p text:style-name="P4">
Source: <text:a xlink:type="simple" xlink:href="https://t.me/suspilnekharkiv/24487" text:style-name="Internet_20_link" text:visited-style-name="Visited_20_Internet_20_Link">
https://t.me/suspilnekharkiv/24487</text:a>
</text:p>
      <!--NEWS-->
      <text:h text:style-name="P10" text:outline-level="1">
<text:span text:style-name="T4">
At Sivershchyna and Slobozhanschyna directions Russian army shelled Buchky of Chernihiv regio...</text:span>
</text:h>
      <text:p text:style-name="P4">
Authors: liveuamap (Language: en)</text:p>
      <text:p text:style-name="P4">
Time: 2023-05-04T-73:37:00</text:p>
      <text:p text:style-name="P4">
Location: Kharkiv (Latitude:50.37974 Longtitude:37.3391)</text:p>
      <text:p text:style-name="P4">
Videos: []</text:p>
      <text:p text:style-name="P4">
Images: []</text:p>
      <text:p text:style-name="P4">
Tags: ["Russia"]</text:p>
      <text:p text:style-name="P4">
ID: 22560384</text:p>
      <!--METADATA-->
      <text:p text:style-name="P4">
At Sivershchyna and Slobozhanschyna directions Russian army shelled Buchky ofChernihiv region; Novovasylivka, Rozhkovychi, Vorozhba, Basivka, Yunakivka,Myropillya and Zapsillya of Sumy region, also Sotnytskyy Kozachok, HuryivKozachok, Baranivka, Chervona Zorya, Strilecha, Hatysche, Vovchanski Khutoryand Mykolayivka of Kharkiv region, - General Staff of Armed Forces of Ukrainesays in the morning report</text:p>
      <text:p text:style-name="P4">
News Collection Link: <text:a xlink:type="simple" xlink:href="https://liveuamap.com/en/2023/4-may-at-sivershchyna-and-slobozhanschyna-directions-russian" text:style-name="Internet_20_link" text:visited-style-name="Visited_20_Internet_20_Link">
https://liveuamap.com/en/2023/4-may-at-sivershchyna-and-slobozhanschyna-directions-russian</text:a>
</text:p>
      <text:p text:style-name="P4">
Source: <text:a xlink:type="simple" xlink:href="https://t.me/lumsrc/4678" text:style-name="Internet_20_link" text:visited-style-name="Visited_20_Internet_20_Link">
https://t.me/lumsrc/4678</text:a>
</text:p>
      <!--NEWS-->
      <text:h text:style-name="P10" text:outline-level="1">
<text:span text:style-name="T4">
At Kupiansk direction Russian army shelled Topoli, Kamyanka, Fyholivka, Novomlynsk, Dvorichna...</text:span>
</text:h>
      <text:p text:style-name="P4">
Authors: liveuamap (Language: en)</text:p>
      <text:p text:style-name="P4">
Time: 2023-05-04T-75:37:00</text:p>
      <text:p text:style-name="P4">
Location: Donetsk (Latitude:48.7537 Longtitude:38.2398)</text:p>
      <text:p text:style-name="P4">
Videos: []</text:p>
      <text:p text:style-name="P4">
Images: []</text:p>
      <text:p text:style-name="P4">
Tags: ["Russia"]</text:p>
      <text:p text:style-name="P4">
ID: 22560383</text:p>
      <!--METADATA-->
      <text:p text:style-name="P4">
At Kupiansk direction Russian army shelled Topoli, Kamyanka, Fyholivka,Novomlynsk, Dvorichna, Zapadne, Lyman Pershyy, Kyslivka, Krokhmalne andBerestove of Kharkiv region, - General Staff of Armed Forces of Ukraine saysin the morning report</text:p>
      <text:p text:style-name="P4">
News Collection Link: <text:a xlink:type="simple" xlink:href="https://liveuamap.com/en/2023/4-may-at-kupiansk-direction-russian-army-shelled-topoli-kamyanka" text:style-name="Internet_20_link" text:visited-style-name="Visited_20_Internet_20_Link">
https://liveuamap.com/en/2023/4-may-at-kupiansk-direction-russian-army-shelled-topoli-kamyanka</text:a>
</text:p>
      <text:p text:style-name="P4">
Source: <text:a xlink:type="simple" xlink:href="https://t.me/lumsrc/4679" text:style-name="Internet_20_link" text:visited-style-name="Visited_20_Internet_20_Link">
https://t.me/lumsrc/4679</text:a>
</text:p>
      <!--NEWS-->
      <text:h text:style-name="P10" text:outline-level="1">
<text:span text:style-name="T4">
At Lyman direction Russian army shelled Makiyivka and Bilohorivka of Luhansk region and Torsk...</text:span>
</text:h>
      <text:p text:style-name="P4">
Authors: liveuamap (Language: en)</text:p>
      <text:p text:style-name="P4">
Time: 2023-05-04T-77:37:00</text:p>
      <text:p text:style-name="P4">
Location: Bakhmut (Latitude:48.80777 Longtitude:38.25371)</text:p>
      <text:p text:style-name="P4">
Videos: []</text:p>
      <text:p text:style-name="P4">
Images: []</text:p>
      <text:p text:style-name="P4">
Tags: ["Russia"]</text:p>
      <text:p text:style-name="P4">
ID: 22560382</text:p>
      <!--METADATA-->
      <text:p text:style-name="P4">
At Lyman direction Russian army shelled Makiyivka and Bilohorivka of Luhanskregion and Torske, Verkhnokamyanske and Spirne of Donetsk region, - GeneralStaff of Armed Forces of Ukraine says in the morning report</text:p>
      <text:p text:style-name="P4">
News Collection Link: <text:a xlink:type="simple" xlink:href="https://liveuamap.com/en/2023/4-may-at-lyman-direction-russian-army-shelled-makiyivka-and" text:style-name="Internet_20_link" text:visited-style-name="Visited_20_Internet_20_Link">
https://liveuamap.com/en/2023/4-may-at-lyman-direction-russian-army-shelled-makiyivka-and</text:a>
</text:p>
      <text:p text:style-name="P4">
Source: <text:a xlink:type="simple" xlink:href="https://t.me/lumsrc/4680" text:style-name="Internet_20_link" text:visited-style-name="Visited_20_Internet_20_Link">
https://t.me/lumsrc/4680</text:a>
</text:p>
      <!--NEWS-->
      <text:h text:style-name="P10" text:outline-level="1">
<text:span text:style-name="T4">
At Bakhmut direction Russian army shelled Vasukivka, Orikhovo-Vasylivka, Bakhmut, Ivanivske, ...</text:span>
</text:h>
      <text:p text:style-name="P4">
Authors: liveuamap (Language: en)</text:p>
      <text:p text:style-name="P4">
Time: 2023-05-04T-79:37:00</text:p>
      <text:p text:style-name="P4">
Location: Novhorods'ke, Donetsk Oblast (Latitude:48.32898 Longtitude:37.8455)</text:p>
      <text:p text:style-name="P4">
Videos: []</text:p>
      <text:p text:style-name="P4">
Images: []</text:p>
      <text:p text:style-name="P4">
Tags: ["Russia"]</text:p>
      <text:p text:style-name="P4">
ID: 22560381</text:p>
      <!--METADATA-->
      <text:p text:style-name="P4">
At Bakhmut direction Russian army shelled Vasukivka, Orikhovo-Vasylivka,Bakhmut, Ivanivske, Chasiv Yar, Bila Hora, Pivnichne and Pivdenne, also NewYork of Donetsk region, - General Staff of Armed Forces of Ukraine says in themorning report</text:p>
      <text:p text:style-name="P4">
News Collection Link: <text:a xlink:type="simple" xlink:href="https://liveuamap.com/en/2023/4-may-at-bakhmut-direction-russian-army-shelled-vasukivka" text:style-name="Internet_20_link" text:visited-style-name="Visited_20_Internet_20_Link">
https://liveuamap.com/en/2023/4-may-at-bakhmut-direction-russian-army-shelled-vasukivka</text:a>
</text:p>
      <text:p text:style-name="P4">
Source: <text:a xlink:type="simple" xlink:href="https://t.me/lumsrc/4681" text:style-name="Internet_20_link" text:visited-style-name="Visited_20_Internet_20_Link">
https://t.me/lumsrc/4681</text:a>
</text:p>
      <!--NEWS-->
      <text:h text:style-name="P10" text:outline-level="1">
<text:span text:style-name="T4">
At Avdiyivka directions Russian army shelled Novokalynove, Berdychi, Avdiyivka, Lastochkyne, ...</text:span>
</text:h>
      <text:p text:style-name="P4">
Authors: liveuamap (Language: en)</text:p>
      <text:p text:style-name="P4">
Time: 2023-05-04T-81:37:00</text:p>
      <text:p text:style-name="P4">
Location: Donetsk (Latitude:48.09482 Longtitude:37.58715)</text:p>
      <text:p text:style-name="P4">
Videos: []</text:p>
      <text:p text:style-name="P4">
Images: []</text:p>
      <text:p text:style-name="P4">
Tags: ["Russia"]</text:p>
      <text:p text:style-name="P4">
ID: 22560380</text:p>
      <!--METADATA-->
      <text:p text:style-name="P4">
At Avdiyivka directions Russian army shelled Novokalynove, Berdychi,Avdiyivka, Lastochkyne, Syeverne, Tonenke, Karlivka, Netaylove andPervomayske, - General Staff of Armed Forces of Ukraine says in the morningreport</text:p>
      <text:p text:style-name="P4">
News Collection Link: <text:a xlink:type="simple" xlink:href="https://liveuamap.com/en/2023/4-may-at-avdiyivka-directions-russian-army-shelled-novokalynove" text:style-name="Internet_20_link" text:visited-style-name="Visited_20_Internet_20_Link">
https://liveuamap.com/en/2023/4-may-at-avdiyivka-directions-russian-army-shelled-novokalynove</text:a>
</text:p>
      <text:p text:style-name="P4">
Source: <text:a xlink:type="simple" xlink:href="https://t.me/lumsrc/4682" text:style-name="Internet_20_link" text:visited-style-name="Visited_20_Internet_20_Link">
https://t.me/lumsrc/4682</text:a>
</text:p>
      <!--NEWS-->
      <text:h text:style-name="P10" text:outline-level="1">
<text:span text:style-name="T4">
At Shakhtarske direction Russian army shelled Vuhledar, Bohoyavlenka, Novoukrayinka, Prechyst...</text:span>
</text:h>
      <text:p text:style-name="P4">
Authors: liveuamap (Language: en)</text:p>
      <text:p text:style-name="P4">
Time: 2023-05-04T-83:37:00</text:p>
      <text:p text:style-name="P4">
Location: Vuhledar, Donetsk Oblast (Latitude:47.77648 Longtitude:37.24743)</text:p>
      <text:p text:style-name="P4">
Videos: []</text:p>
      <text:p text:style-name="P4">
Images: []</text:p>
      <text:p text:style-name="P4">
Tags: ["Russia"]</text:p>
      <text:p text:style-name="P4">
ID: 22560377</text:p>
      <!--METADATA-->
      <text:p text:style-name="P4">
At Shakhtarske direction Russian army shelled Vuhledar, Bohoyavlenka,Novoukrayinka, Prechystivka, Zolota Nyva and Shakhtarske of Donetsk region, -General Staff of Armed Forces of Ukraine says in the morning report</text:p>
      <text:p text:style-name="P4">
News Collection Link: <text:a xlink:type="simple" xlink:href="https://liveuamap.com/en/2023/4-may-at-shakhtarske-direction-russian-army-shelled-vuhledar" text:style-name="Internet_20_link" text:visited-style-name="Visited_20_Internet_20_Link">
https://liveuamap.com/en/2023/4-may-at-shakhtarske-direction-russian-army-shelled-vuhledar</text:a>
</text:p>
      <text:p text:style-name="P4">
Source: <text:a xlink:type="simple" xlink:href="https://t.me/lumsrc/4684" text:style-name="Internet_20_link" text:visited-style-name="Visited_20_Internet_20_Link">
https://t.me/lumsrc/4684</text:a>
</text:p>
      <!--NEWS-->
      <text:h text:style-name="P10" text:outline-level="1">
<text:span text:style-name="T4">
At Zaporizhzhia and Kherson directions Russian army shelled Vremivka, Novosilka and Novopil o...</text:span>
</text:h>
      <text:p text:style-name="P4">
Authors: liveuamap (Language: en)</text:p>
      <text:p text:style-name="P4">
Time: 2023-05-04T-85:37:00</text:p>
      <text:p text:style-name="P4">
Location: Kherson (Latitude:46.56098 Longtitude:32.33843)</text:p>
      <text:p text:style-name="P4">
Videos: []</text:p>
      <text:p text:style-name="P4">
Images: []</text:p>
      <text:p text:style-name="P4">
Tags: ["Russia"]</text:p>
      <text:p text:style-name="P4">
ID: 22560374</text:p>
      <!--METADATA-->
      <text:p text:style-name="P4">
At Zaporizhzhia and Kherson directions Russian army shelled Vremivka,Novosilka and Novopil of Donetsk region; Huliaipole, Mala Tokmachka,Novodanylivka, Orikhiv, Novoandriyivka and Kamyanske of Zaporizhzhia region;Kapulivka of Dnipropetrovsk region; Chervonyy Mayak, Tokarivka, Antonivka,Kizomys and Kherson city, - General Staff of Armed Forces of Ukraine says inthe morning report</text:p>
      <text:p text:style-name="P4">
News Collection Link: <text:a xlink:type="simple" xlink:href="https://liveuamap.com/en/2023/4-may-at-zaporizhzhia-and-kherson-directions-russian-army" text:style-name="Internet_20_link" text:visited-style-name="Visited_20_Internet_20_Link">
https://liveuamap.com/en/2023/4-may-at-zaporizhzhia-and-kherson-directions-russian-army</text:a>
</text:p>
      <text:p text:style-name="P4">
Source: <text:a xlink:type="simple" xlink:href="https://t.me/lumsrc/4685" text:style-name="Internet_20_link" text:visited-style-name="Visited_20_Internet_20_Link">
https://t.me/lumsrc/4685</text:a>
</text:p>
      <!--NEWS-->
      <text:h text:style-name="P10" text:outline-level="1">
<text:span text:style-name="T4">
Fires reported at Ilyinsky refinery in Krasnodar Krai and Novoshakhtinsky oil products plant ...</text:span>
</text:h>
      <text:p text:style-name="P4">
Authors: liveuamap (Language: en)</text:p>
      <text:p text:style-name="P4">
Time: 2023-05-04T02:14:00</text:p>
      <text:p text:style-name="P4">
Location: Rostov (Latitude:47.83358 Longtitude:39.85574)</text:p>
      <text:p text:style-name="P4">
Videos: []</text:p>
      <text:p text:style-name="P4">
Images: []</text:p>
      <text:p text:style-name="P4">
Tags: ["Russia", "Energy"]</text:p>
      <text:p text:style-name="P4">
ID: 22560338</text:p>
      <!--METADATA-->
      <text:p text:style-name="P4">
Fires reported at Ilyinsky refinery in Krasnodar Krai and Novoshakhtinsky oilproducts plant in Rostov region as result of suspected drone strikes</text:p>
      <text:p text:style-name="P4">
News Collection Link: <text:a xlink:type="simple" xlink:href="https://liveuamap.com/en/2023/4-may-fires-reported-at-ilyinsky-refinery-in-krasnodar-krai" text:style-name="Internet_20_link" text:visited-style-name="Visited_20_Internet_20_Link">
https://liveuamap.com/en/2023/4-may-fires-reported-at-ilyinsky-refinery-in-krasnodar-krai</text:a>
</text:p>
      <text:p text:style-name="P4">
Source: <text:a xlink:type="simple" xlink:href="https://t.me/glavmedia/254908" text:style-name="Internet_20_link" text:visited-style-name="Visited_20_Internet_20_Link">
https://t.me/glavmedia/254908</text:a>
</text:p>
      <!--NEWS-->
      <text:h text:style-name="P10" text:outline-level="1">
<text:span text:style-name="T4">
Donetsk Oblast, Kharkiv, Kharkivska Oblast(23:43). Red Alert: aerial threat. Sirens sounding....</text:span>
</text:h>
      <text:p text:style-name="P4">
Authors: liveuamap (Language: en)</text:p>
      <text:p text:style-name="P4">
Time: 2023-05-04T17:45:00</text:p>
      <text:p text:style-name="P4">
Location: Donetsk Oblast (Latitude:48.7284 Longtitude:37.57821)</text:p>
      <text:p text:style-name="P4">
Videos: []</text:p>
      <text:p text:style-name="P4">
Images: []</text:p>
      <text:p text:style-name="P4">
Tags: ["Europe", "Central and Eastern Europe"]</text:p>
      <text:p text:style-name="P4">
ID: 22560494</text:p>
      <!--METADATA-->
      <text:p text:style-name="P4">
Donetsk Oblast, Kharkiv, Kharkivska Oblast(23:43). Red Alert: aerial threat.Sirens sounding. Take cover now!</text:p>
      <text:p text:style-name="P4">
News Collection Link: <text:a xlink:type="simple" xlink:href="https://liveuamap.com/en/2023/04-may-donetsk-oblast-kharkiv-kharkivska-oblag" text:style-name="Internet_20_link" text:visited-style-name="Visited_20_Internet_20_Link">
https://liveuamap.com/en/2023/04-may-donetsk-oblast-kharkiv-kharkivska-oblag</text:a>
</text:p>
      <text:p text:style-name="P4">
Source: <text:a xlink:type="simple" xlink:href="https://t.me/air_alert_ua/44457" text:style-name="Internet_20_link" text:visited-style-name="Visited_20_Internet_20_Link">
https://t.me/air_alert_ua/44457</text:a>
</text:p>
      <!--NEWS-->
      <text:h text:style-name="P10" text:outline-level="1">
<text:span text:style-name="T4">
Zaporizka Oblast(00:02). Red Alert: aerial threat. Sirens sounding. Take cover now!</text:span>
</text:h>
      <text:p text:style-name="P4">
Authors: liveuamap (Language: en)</text:p>
      <text:p text:style-name="P4">
Time: 2023-05-04T18:03:00</text:p>
      <text:p text:style-name="P4">
Location: Zaporizka Oblast (Latitude:47.612021 Longtitude:35.765261)</text:p>
      <text:p text:style-name="P4">
Videos: []</text:p>
      <text:p text:style-name="P4">
Images: []</text:p>
      <text:p text:style-name="P4">
Tags: ["Europe", "Central and Eastern Europe"]</text:p>
      <text:p text:style-name="P4">
ID: 22560496</text:p>
      <!--METADATA-->
      <text:p text:style-name="P4">
Zaporizka Oblast(00:02). Red Alert: aerial threat. Sirens sounding. Take covernow!</text:p>
      <text:p text:style-name="P4">
News Collection Link: <text:a xlink:type="simple" xlink:href="https://liveuamap.com/en/2023/04-may-zaporizka-oblast0002-red-alert-aerial-g" text:style-name="Internet_20_link" text:visited-style-name="Visited_20_Internet_20_Link">
https://liveuamap.com/en/2023/04-may-zaporizka-oblast0002-red-alert-aerial-g</text:a>
</text:p>
      <text:p text:style-name="P4">
Source: <text:a xlink:type="simple" xlink:href="https://t.me/suspilnezaporizhzhya/12611" text:style-name="Internet_20_link" text:visited-style-name="Visited_20_Internet_20_Link">
https://t.me/suspilnezaporizhzhya/12611</text:a>
</text:p>
      <!--NEWS-->
      <text:h text:style-name="P10" text:outline-level="1">
<text:span text:style-name="T4">
Dnipro, Dnipropetrovska Oblast(00:02). Red Alert: aerial threat. Sirens sounding. Take cover ...</text:span>
</text:h>
      <text:p text:style-name="P4">
Authors: liveuamap (Language: en)</text:p>
      <text:p text:style-name="P4">
Time: 2023-05-04T18:04:00</text:p>
      <text:p text:style-name="P4">
Location: Dnipro (Latitude:48.46021 Longtitude:35.03816)</text:p>
      <text:p text:style-name="P4">
Videos: []</text:p>
      <text:p text:style-name="P4">
Images: []</text:p>
      <text:p text:style-name="P4">
Tags: ["Europe", "Central and Eastern Europe"]</text:p>
      <text:p text:style-name="P4">
ID: 22560497</text:p>
      <!--METADATA-->
      <text:p text:style-name="P4">
Dnipro, Dnipropetrovska Oblast(00:02). Red Alert: aerial threat. Sirenssounding. Take cover now!</text:p>
      <text:p text:style-name="P4">
News Collection Link: <text:a xlink:type="simple" xlink:href="https://liveuamap.com/en/2023/04-may-dnipro-dnipropetrovska-oblast0002-red-g" text:style-name="Internet_20_link" text:visited-style-name="Visited_20_Internet_20_Link">
https://liveuamap.com/en/2023/04-may-dnipro-dnipropetrovska-oblast0002-red-g</text:a>
</text:p>
      <text:p text:style-name="P4">
Source: <text:a xlink:type="simple" xlink:href="https://t.me/air_alert_ua/44459" text:style-name="Internet_20_link" text:visited-style-name="Visited_20_Internet_20_Link">
https://t.me/air_alert_ua/44459</text:a>
</text:p>
      <!--NEWS-->
      <text:h text:style-name="P10" text:outline-level="1">
<text:span text:style-name="T4">
Wagner PMC chief Yevgeny Prigozhin has just released a new video, stood over the corpses of d...</text:span>
</text:h>
      <text:p text:style-name="P4">
Authors: liveuamap (Language: en)</text:p>
      <text:p text:style-name="P4">
Time: 2023-05-04T20:15:00</text:p>
      <text:p text:style-name="P4">
Location: Bakhmut (Latitude:48.59375 Longtitude:37.99261)</text:p>
      <text:p text:style-name="P4">
Videos: []</text:p>
      <text:p text:style-name="P4">
Images: []</text:p>
      <text:p text:style-name="P4">
Tags: ["Russia", "Minsk Monitor"]</text:p>
      <text:p text:style-name="P4">
ID: 22560504</text:p>
      <!--METADATA-->
      <text:p text:style-name="P4">
Wagner PMC chief Yevgeny Prigozhin has just released a new video, stood overthe corpses of dozens of slain Wagner recruits lying in rows in an open field,screaming at the Russian authorities for not sending enough ammunition.</text:p>
      <text:p text:style-name="P4">
News Collection Link: <text:a xlink:type="simple" xlink:href="https://liveuamap.com/en/2023/5-may-wagner-pmc-chief-yevgeny-prigozhin-has-just-released" text:style-name="Internet_20_link" text:visited-style-name="Visited_20_Internet_20_Link">
https://liveuamap.com/en/2023/5-may-wagner-pmc-chief-yevgeny-prigozhin-has-just-released</text:a>
</text:p>
      <text:p text:style-name="P4">
Source: <text:a xlink:type="simple" xlink:href="https://twitter.com/ozkaterji/status/1654255988571090945" text:style-name="Internet_20_link" text:visited-style-name="Visited_20_Internet_20_Link">
https://twitter.com/ozkaterji/status/1654255988571090945</text:a>
</text:p>
      <!--NEWS-->
      <text:h text:style-name="P10" text:outline-level="1">
<text:span text:style-name="T4">
Kharkiv, Kharkivska Oblast, Dnipro, Dnipropetrovska Oblast(05:52). Red Alert: aerial threat. ...</text:span>
</text:h>
      <text:p text:style-name="P4">
Authors: liveuamap (Language: en)</text:p>
      <text:p text:style-name="P4">
Time: 2023-05-04T23:54:00</text:p>
      <text:p text:style-name="P4">
Location: Kharkiv (Latitude:49.98081000 Longtitude:36.25272000)</text:p>
      <text:p text:style-name="P4">
Videos: []</text:p>
      <text:p text:style-name="P4">
Images: []</text:p>
      <text:p text:style-name="P4">
Tags: ["Europe", "Central and Eastern Europe"]</text:p>
      <text:p text:style-name="P4">
ID: 22560500</text:p>
      <!--METADATA-->
      <text:p text:style-name="P4">
Kharkiv, Kharkivska Oblast, Dnipro, Dnipropetrovska Oblast(05:52). Red Alert:aerial threat. Sirens sounding. Take cover now!</text:p>
      <text:p text:style-name="P4">
News Collection Link: <text:a xlink:type="simple" xlink:href="https://liveuamap.com/en/2023/05-may-kharkiv-kharkivska-oblast-dnipro-dniprg" text:style-name="Internet_20_link" text:visited-style-name="Visited_20_Internet_20_Link">
https://liveuamap.com/en/2023/05-may-kharkiv-kharkivska-oblast-dnipro-dniprg</text:a>
</text:p>
      <text:p text:style-name="P4">
Source: <text:a xlink:type="simple" xlink:href="https://t.me/air_alert_ua/44466" text:style-name="Internet_20_link" text:visited-style-name="Visited_20_Internet_20_Link">
https://t.me/air_alert_ua/44466</text:a>
</text:p>
      <!--NEWS-->
      <text:h text:style-name="P10" text:outline-level="1">
<text:span text:style-name="T4">
Poltavska Oblast(05:54). Red Alert: aerial threat. Sirens sounding. Take cover now!</text:span>
</text:h>
      <text:p text:style-name="P4">
Authors: liveuamap (Language: en)</text:p>
      <text:p text:style-name="P4">
Time: 2023-05-04T23:55:00</text:p>
      <text:p text:style-name="P4">
Location: Poltavska Oblast (Latitude:49.47705000 Longtitude:33.81866000)</text:p>
      <text:p text:style-name="P4">
Videos: []</text:p>
      <text:p text:style-name="P4">
Images: []</text:p>
      <text:p text:style-name="P4">
Tags: ["Europe", "Central and Eastern Europe"]</text:p>
      <text:p text:style-name="P4">
ID: 22560501</text:p>
      <!--METADATA-->
      <text:p text:style-name="P4">
Poltavska Oblast(05:54). Red Alert: aerial threat. Sirens sounding. Take covernow!</text:p>
      <text:p text:style-name="P4">
News Collection Link: <text:a xlink:type="simple" xlink:href="https://liveuamap.com/en/2023/05-may-poltavska-oblast0554-red-alert-aerial-g" text:style-name="Internet_20_link" text:visited-style-name="Visited_20_Internet_20_Link">
https://liveuamap.com/en/2023/05-may-poltavska-oblast0554-red-alert-aerial-g</text:a>
</text:p>
      <text:p text:style-name="P4">
Source: <text:a xlink:type="simple" xlink:href="https://t.me/suspilnepoltava/11023" text:style-name="Internet_20_link" text:visited-style-name="Visited_20_Internet_20_Link">
https://t.me/suspilnepoltava/11023</text:a>
</text:p>
      <!--NEWS-->
      <text:h text:style-name="P10" text:outline-level="1">
<text:span text:style-name="T4">
Donetsk Oblast(05:54). Red Alert: aerial threat. Sirens sounding. Take cover now!</text:span>
</text:h>
      <text:p text:style-name="P4">
Authors: liveuamap (Language: en)</text:p>
      <text:p text:style-name="P4">
Time: 2023-05-04T23:56:00</text:p>
      <text:p text:style-name="P4">
Location: Donetsk Oblast (Latitude:48.72744 Longtitude:37.5781)</text:p>
      <text:p text:style-name="P4">
Videos: []</text:p>
      <text:p text:style-name="P4">
Images: []</text:p>
      <text:p text:style-name="P4">
Tags: ["Europe", "Central and Eastern Europe"]</text:p>
      <text:p text:style-name="P4">
ID: 22560502</text:p>
      <!--METADATA-->
      <text:p text:style-name="P4">
Donetsk Oblast(05:54). Red Alert: aerial threat. Sirens sounding. Take covernow!</text:p>
      <text:p text:style-name="P4">
News Collection Link: <text:a xlink:type="simple" xlink:href="https://liveuamap.com/en/2023/05-may-donetsk-oblast0554-red-alert-aerial-thg" text:style-name="Internet_20_link" text:visited-style-name="Visited_20_Internet_20_Link">
https://liveuamap.com/en/2023/05-may-donetsk-oblast0554-red-alert-aerial-thg</text:a>
</text:p>
      <text:p text:style-name="P4">
Source: <text:a xlink:type="simple" xlink:href="https://t.me/air_alert_ua/44467" text:style-name="Internet_20_link" text:visited-style-name="Visited_20_Internet_20_Link">
https://t.me/air_alert_ua/44467</text:a>
</text:p>
      <!--NEWS-->
      <text:h text:style-name="P10" text:outline-level="1">
<text:span text:style-name="T4">
Як отримати витяг із Єдиного реєстру осіб, зниклих безвісти за особливих обставин</text:span>
</text:h>
      <text:p text:style-name="P4">
Author: ['АРМІЯINFORM']</text:p>
      <text:p text:style-name="P4">
Time: 2023-05-04T28:00:00-04:00</text:p>
      <text:p text:style-name="P4">
Description: Витяги надає Департамент інформатизації МВС України.    Про це повідомляє Міністерств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reyestr.jpeg" text:style-name="Internet_20_link" text:visited-style-name="Visited_20_Internet_20_Link">
reyestr.jpeg</text:a>
']</text:p>
      <text:p text:style-name="P4">
Tags: ['STOPRUSSIA', 'АГРЕСІЯ РФ', 'ВТОРГНЕННЯ РФ', 'МІНРЕІНТЕГРАЦІЇ']</text:p>
      <text:p text:style-name="P4">
Category: News</text:p>
      <!--METADATA-->
      <text:p text:style-name="P4">
<draw:frame draw:style-name="fr1" draw:name="Image2" text:anchor-type="as-char" svg:width="6.9236in" svg:height="3.929143in" draw:z-index="0">
<draw:image xlink:href="../Images/AРМІЯINFORM/2023-05-04T28-00-00-04-00/reyestr.jpeg" xlink:type="simple" xlink:show="embed" xlink:actuate="onLoad" draw:mime-type="image/jpeg"/>
</draw:frame>
</text:p>
      <text:p text:style-name="P4">
Витяги надає Департамент інформатизації МВС України.</text:p>
      <text:p text:style-name="P4">
Про це <text:a xlink:type="simple" xlink:href="https://minre.gov.ua/2023/05/03/yak-otrymaty-vytyag-iz-yedynogo-reyestru-osib-znyklyh-bezvisty-za-osoblyvyh-obstavyn/" text:style-name="Internet_20_link" text:visited-style-name="Visited_20_Internet_20_Link">
повідомляє</text:a>
 Міністерство зпитань реінтеграції тимчасово окупованих територій України.</text:p>
      <text:p text:style-name="P4">
Для отримання витягу необхідно:</text:p>
      <ul>
        <li>
направити заяву на електронну пошту: <text:a xlink:type="simple" xlink:href="https://armyinform.com.ua/cdn-cgi/l/email-protection#8fffe8e2e6eecfe2f9fca1e8e0f9a1faee" text:style-name="Internet_20_link" text:visited-style-name="Visited_20_Internet_20_Link">
[email protected]</text:a>
 або на адресу МВС: м. Київ, вул. Богомольця, 10;  * до заяви додати копії паспорта заявника та документа, який підтверджує родинні зв’язки з особою, зниклою безвісти.</li>
      </ul>
      <text:p text:style-name="P4">
Перевірка даних здійснюється впродовж 30 календарних днів. Витяг надсилаєтьсяна вказану в заяві електронну адресу або ж на зворотну поштову адресу.</text:p>
      <text:p text:style-name="P4">
Важливо! Включення особи до реєстру є єдиним підтвердженням того, що людинавважається зниклою безвісти за особливих обставин. Наявність даних про людинув реєстрі не підтверджує загибель чи перебування її в полоні.</text:p>
      <text:p text:style-name="P4">
Якщо у вас виникли питання щодо отримання витягу з Єдиного реєстру,звертайтеся на гарячу лінію за номером: (050) 240-85-29.</text:p>
      <text:p text:style-name="P4">
Source: <text:a xlink:type="simple" xlink:href="https://armyinform.com.ua/2023/05/04/yak-otrymaty-vytyag-iz-yedynogo-reyestru-osib-znyklyh-bezvisty-za-osoblyvyh-obstavyn/" text:style-name="Internet_20_link" text:visited-style-name="Visited_20_Internet_20_Link">
https://armyinform.com.ua/2023/05/04/yak-otrymaty-vytyag-iz-yedynogo-reyestru-osib-znyklyh-bezvisty-za-osoblyvyh-obstavyn/</text:a>
</text:p>
      <!--NEWS-->
      <text:h text:style-name="P10" text:outline-level="1">
<text:span text:style-name="T4">
Результатом інноваційної програми стане задоволення потреб ЗСУ в перспективних зразках озброєння і військової техніки</text:span>
</text:h>
      <text:p text:style-name="P4">
Author: ['Олександр Козубенко']</text:p>
      <text:p text:style-name="P4">
Time: 2023-05-04T71:00:00-04:00</text:p>
      <text:p text:style-name="P4">
Description: Ми переживаємо такий період, коли інновації стають реальним шляхом до нашої перемог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2023-05-04-12.16.59.jpg" text:style-name="Internet_20_link" text:visited-style-name="Visited_20_Internet_20_Link">
photo_2023-05-04-12.16.59.jpg</text:a>
']</text:p>
      <text:p text:style-name="P4">
Tags: ['BRAVE\xa01', 'MILITARY MEDIA CENTER', 'ВОЛОДИМИР КОЦЮРУБА', 'ІННОВАЦІЇ']</text:p>
      <text:p text:style-name="P4">
Category: News</text:p>
      <!--METADATA-->
      <text:p text:style-name="P4">
<draw:frame draw:style-name="fr1" draw:name="Image3" text:anchor-type="as-char" svg:width="6.9236in" svg:height="4.615733in" draw:z-index="0">
<draw:image xlink:href="../Images/AРМІЯINFORM/2023-05-04T71-00-00-04-00/photo_2023-05-04-12.16.59.jpg" xlink:type="simple" xlink:show="embed" xlink:actuate="onLoad" draw:mime-type="image/jpeg"/>
</draw:frame>
 Володимир Коцюруба.Фото: Дмитро Юрченко / АрміяInform</text:p>
      <text:p text:style-name="P4">
Ми переживаємо такий період, коли інновації стають реальним шляхом до нашоїперемоги. І для прискорення процедури введення в дію найбільш ефективнихзразків озброєння розпочала роботу ціла структура суб’єктів інноваційноїдіяльності.</text:p>
      <text:p text:style-name="P4">
Про це на брифінгу в Military Media Center розповів представник Центральноговоєнно-наукового управління Генерального штабу Збройних Сил України полковникВолодимир Коцюруба.</text:p>
      <text:p text:style-name="P4">
Він презентував механізм оцінки та впровадження винаходів та інновацій, якізастосовуються в секторі безпеки та оборони. Зокрема, про створений різнимиміністерствами та організаціями Фонд розвитку інновацій — Brave 1.</text:p>
      <text:p text:style-name="P4">
— Фонд приймає рішення шляхом роботи своєї наглядової ради щодо виділеннягранту для підтримки інноваційного проєкту і для його просування, — розповівВолодимир Коцюруба. — Грантову допомогу пропонує Міністерство цифровоїтрансформації та Міністерство економіки.</text:p>
      <text:p text:style-name="P4">
Якщо проєкт отримує високий рівень оцінки, то він через підрозділсупроводження надсилається на платформу-акселератор Міністерства оборониУкраїни та за участі Укроборонпрому перевіряються його технічніхарактеристики, і приймається рішення щодо постачання зразка озброєння.</text:p>
      <text:p text:style-name="P4">
— Процедура перспективного порядку оцінювання та супроводження визначаєтьсяспільним рішенням Міністерства оборони та Генерального штабу, яке найближчимчасом буде підписано, — повідомив Володимир Коцюруба. — Результатомбезпосередньо для оцінювання стане цей акт, а кінцевим та основним результатомстане задоволення потреб у перспективних зразках озброєння і військовоїтехніки.</text:p>
      <text:p text:style-name="P4">
У коментарі кореспонденту АрміяInform полковник Коцюруба зазначив, щозалучення тисяч інноваційних проєктів разом із підтримкою великих державнихзамовлень дасть змогу забезпечити Збройні Сили України різноманітнимозброєнням і військовою технікою «тут і зараз», а також стане довгостроковоюінвестицією в національного розробника та виробника.</text:p>
      <text:p text:style-name="P4">
​</text:p>
      <text:p text:style-name="P4">
Source: <text:a xlink:type="simple" xlink:href="https://armyinform.com.ua/2023/05/04/rezultatom-innovaczijnoyi-programy-stane-zadovolennya-potreb-zsu-v-perspektyvnyh-zrazkah-ozbroyennya-i-vijskovoyi-tehniky/" text:style-name="Internet_20_link" text:visited-style-name="Visited_20_Internet_20_Link">
https://armyinform.com.ua/2023/05/04/rezultatom-innovaczijnoyi-programy-stane-zadovolennya-potreb-zsu-v-perspektyvnyh-zrazkah-ozbroyennya-i-vijskovoyi-tehniky/</text:a>
</text:p>
      <!--NEWS-->
      <text:h text:style-name="P10" text:outline-level="1">
<text:span text:style-name="T4">
Близько 560 експертів-фахівців працюють над інноваційними проєктами для ЗСУ — Володимир Коцюруба</text:span>
</text:h>
      <text:p text:style-name="P4">
Author: ['Олександр Козубенко']</text:p>
      <text:p text:style-name="P4">
Time: 2023-05-04T97:00:00-04:00</text:p>
      <text:p text:style-name="P4">
Description: Про це представник Центрального воєнно-наукового управління Генерального штабу Зброй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koczyuruba-scaled.jpg" text:style-name="Internet_20_link" text:visited-style-name="Visited_20_Internet_20_Link">
koczyuruba-scaled.jpg</text:a>
']</text:p>
      <text:p text:style-name="P4">
Tags: ['STOPRUSSIA', 'АГРЕСІЯ РФ', 'ВТОРГНЕННЯ РФ', 'ГЕНШТАБ ЗС УКРАЇНИ', 'ІННОВАЦІЇ', 'ОВТ']</text:p>
      <text:p text:style-name="P4">
Category: News</text:p>
      <!--METADATA-->
      <text:p text:style-name="P4">
<draw:frame draw:style-name="fr1" draw:name="Image4" text:anchor-type="as-char" svg:width="6.9236in" svg:height="4.615733in" draw:z-index="0">
<draw:image xlink:href="../Images/AРМІЯINFORM/2023-05-04T97-00-00-04-00/koczyuruba-scaled.jpg" xlink:type="simple" xlink:show="embed" xlink:actuate="onLoad" draw:mime-type="image/jpeg"/>
</draw:frame>
</text:p>
      <text:p text:style-name="P4">
Про це представник Центрального воєнно-наукового управління Генерального штабуЗбройних Сил України полковник Володимир Коцюруба повідомив під час брифінгу,присвяченого механізму оцінки та впровадження винаходів та інновацій, якізастосовуються в секторі безпеки та оборони.</text:p>
      <text:p text:style-name="P4">
— Пріоритетними напрямками, які на сьогодні уже є у відкритому доступі й наякі подаються заявки, є 12 основних напрямків, а також три додаткових, якірозглядаються з травня, — сказав полковник Коцюруба.</text:p>
      <text:p text:style-name="P4">
Він повідомив, що наразі над проєктами вже працює близько 560 фахівцівекспертного середовища.</text:p>
      <text:p text:style-name="P4">
— Особливо хотів би звернути вашу увагу на засоби розмінування, які насьогодні, поряд з іншими зразками озброєння і військової техніки, єперспективним напрямком розвитку, і потреба в них із кожним днем все більше ібільше зростає.</text:p>
      <text:p text:style-name="P4">
Володимир Коцюруба пояснив, що зростання потреби в засобах та комплексахрозмінування пов’язано зі зростом проблеми мінної безпеки на територіїУкраїни, де ведуться активні бойові дії, на деокупованих територіях тамасового застосування ворогом широкого спектра боєприпасів.</text:p>
      <text:p text:style-name="P4">
<text:span text:style-name="T4">
Пріоритетні напрямки інноваційних проєктів</text:span>
</text:p>
      <ol>
        <li>
Сучасні технічні засоби розвідки.  2. Системи (засоби) автоматизованого управління, зв`язку та захисту інформації.  3. Навігаційні та геоінформаційні системи.  4. Роботизовані та дистанційно-керовані системи (комплекси).  5. Ракетно-артилерійські засоби вогневого ураження.  6. Зразки, системи (комплекси) озброєння.  7. Системи РЕБ, кіберборотьби та протидії технічним розвідкам.  8. Системи (засоби) захисту та безпеки військ.  9. Зразки озброєння за новими принципами дії.  10. Зразки технічних засобів логістичного забезпечення та життєдіяльності.  11. Безпілотні літальні апарати.  12. Технології та засоби медичного забезпечення.</li>
      </ol>
      <text:p text:style-name="P4">
<text:span text:style-name="T4">
Додаткові напрямки</text:span>
</text:p>
      <ol>
        <li>
Технології штучного інтелекту, 3D-технології.  2. Засоби (комплекси) розмінування.  3. Макети озброєння та військової техніки, тренажери.</li>
      </ol>
      <text:p text:style-name="P4">
Source: <text:a xlink:type="simple" xlink:href="https://armyinform.com.ua/2023/05/04/blyzko-560-ekspertiv-fahivcziv-praczyuyut-nad-innovaczijnymy-proyektamy-dlya-zsu-volodymyr-koczyuruba/" text:style-name="Internet_20_link" text:visited-style-name="Visited_20_Internet_20_Link">
https://armyinform.com.ua/2023/05/04/blyzko-560-ekspertiv-fahivcziv-praczyuyut-nad-innovaczijnymy-proyektamy-dlya-zsu-volodymyr-koczyuruba/</text:a>
</text:p>
      <!--NEWS-->
      <text:h text:style-name="P10" text:outline-level="1">
<text:span text:style-name="T4">
Данія та Німеччина цього місяця передадуть Україні 80 танків Leopard I</text:span>
</text:h>
      <text:p text:style-name="P4">
Authors: Ukrinform (Person)</text:p>
      <text:p text:style-name="P4">
Publisher: Укринформ (Organization)</text:p>
      <text:p text:style-name="P4">
Published Time: 2023-05-05T-10:55:00+03:00</text:p>
      <text:p text:style-name="P4">
Modified Time: 2023-05-05T23:55:00+03:00</text:p>
      <text:p text:style-name="P4">
Description: Німеччина та Данія мають намір уже цього місяця передати Україні 80 бойових танків минулого покоління Leopard I. — Укрінформ.</text:p>
      <text:p text:style-name="P4">
Images: ["<text:a xlink:type="simple" xlink:href="https://static.ukrinform.com/photos/2023_05/thumb_files/630_360_1683286487-915.jpg" text:style-name="Internet_20_link" text:visited-style-name="Visited_20_Internet_20_Link">
630_360_16832...</text:a>
"]</text:p>
      <text:p text:style-name="P4">
Tags: ['Данія', 'Німеччина', ' танк Leopard']</text:p>
      <text:p text:style-name="P4">
Type: Article</text:p>
      <!--METADATA-->
      <text:p text:style-name="P4">
<draw:frame draw:style-name="fr1" draw:name="Image5" text:anchor-type="as-char" svg:width="6.9236in" svg:height="3.956343in" draw:z-index="0">
<draw:image xlink:href="../Images/yкринформ/2023-05-05T-10-55-00-03-00/630_360_1683286487-915.jpg" xlink:type="simple" xlink:show="embed" xlink:actuate="onLoad" draw:mime-type="image/jpeg"/>
</draw:frame>
 Німеччината Данія мають намір уже цього місяця передати Україні 80 бойових танківминулого покоління Leopard I.</text:p>
      <text:p text:style-name="P4">
Як повідомляє кореспондент Укрінформу, про це із посиланням на слова в.о.міністра оборони Данії Троельса Лунда Поулсена пише <text:a xlink:type="simple" xlink:href="https://polskieradio24.pl/5/1223/artykul/3162741,leopardy-dla-ukrainy-dania-i-niemcy-przekaza-80-czolgow" text:style-name="Internet_20_link" text:visited-style-name="Visited_20_Internet_20_Link">
</text:a>
 .</text:p>
      <text:p text:style-name="P4">
“Поставка, перша партія якої буде зараз зроблена, є дуже великою”, - сказавПоулсен.</text:p>
      <text:p text:style-name="P4">
<text:span text:style-name="T4">
Читайте також:</text:span>
 <text:span text:style-name="T4">
<text:a xlink:type="simple" xlink:href="https://www.ukrinform.ua/rubric-world/3703669-nimecki-virobniki-vladnali-superecku-sodo-intelektualnih-prav-na-tanki-leopard-2.html" text:style-name="Internet_20_link" text:visited-style-name="Visited_20_Internet_20_Link">
 </text:a>
 </text:span>
</text:p>
      <text:p text:style-name="P4">
Зазначається, що усі передані танки будуть готові до використання українськимизахисниками вже до 1 червня.</text:p>
      <text:p text:style-name="P4">
“Танки Leopard I мають дуже хороші вогневі та транспортні характеристики”, -зазначив в.о. міністра оборони Данії.</text:p>
      <text:p text:style-name="P4">
<text:span text:style-name="T4">
Читайте також:</text:span>
 <text:span text:style-name="T4">
<text:a xlink:type="simple" xlink:href="https://www.ukrinform.ua/rubric-ato/3702155-do-polsi-pribuli-persi-sist-tankiv-leopard-2-vid-ispanii-dla-ukraini.html" text:style-name="Internet_20_link" text:visited-style-name="Visited_20_Internet_20_Link">
 </text:a>
 </text:span>
</text:p>
      <text:p text:style-name="P4">
Polskie Radio пояснює, що у Данії танки Leopard I були зняті з озброєння у2005-му році, коли їх замінили сучасніші Leopard II. З того часу вонизберігаються в ангарах.</text:p>
      <text:p text:style-name="P4">
“На додачу до <text:span text:style-name="T4">
<text:a xlink:type="simple" xlink:href="https://www.ukrinform.ua/tag-tank" text:style-name="Internet_20_link" text:visited-style-name="Visited_20_Internet_20_Link">
 </text:a>
 </text:span>
 , будуть переданітакож запасні частини та боєприпаси”, - йдеться у матеріалі.</text:p>
      <text:p text:style-name="P4">
<text:span text:style-name="T4">
Читайте також:</text:span>
 <text:span text:style-name="T4">
<text:a xlink:type="simple" xlink:href="https://www.ukrinform.ua/rubric-ato/3700884-hab-dla-remontu-ukrainskih-leopard-2-zapracue-u-polsi-v-travni-blasak.html" text:style-name="Internet_20_link" text:visited-style-name="Visited_20_Internet_20_Link">
 </text:a>
 </text:span>
</text:p>
      <text:p text:style-name="P4">
Зауважимо, що українські танкісти вже проходять за кордоном навчання на цихмашинах, тож матимуть змогу їх використовувати негайно.</text:p>
      <text:p text:style-name="P4">
Source: <text:a xlink:type="simple" xlink:href="https://www.ukrinform.ua/rubric-ato/3705447-dania-ta-nimeccina-cogo-misaca-peredadut-ukraini-80-tankiv-leopard-i.html" text:style-name="Internet_20_link" text:visited-style-name="Visited_20_Internet_20_Link">
https://www.ukrinform.ua/rubric-ato/3705447-dania-ta-nimeccina-cogo-misaca-peredadut-ukraini-80-tankiv-leopard-i.html</text:a>
</text:p>
      <!--NEWS-->
      <text:h text:style-name="P10" text:outline-level="1">
<text:span text:style-name="T4">
Санду: Ми в безпеці лише завдяки Україні, росія прагне відродити срср</text:span>
</text:h>
      <text:p text:style-name="P4">
Authors: Ukrinform (Person)</text:p>
      <text:p text:style-name="P4">
Publisher: Укринформ (Organization)</text:p>
      <text:p text:style-name="P4">
Published Time: 2023-05-05T-12:42:00+03:00</text:p>
      <text:p text:style-name="P4">
Modified Time: 2023-05-05T23:42:00+03:00</text:p>
      <text:p text:style-name="P4">
Description: Молдовська президентка Мая Санду вважає, що росія в разі успішного захоплення України продовжила б експансію – зокрема ввівши війська на територію Молдови. — Укрінформ.</text:p>
      <text:p text:style-name="P4">
Images: ["<text:a xlink:type="simple" xlink:href="https://static.ukrinform.com/photos/2022_04/thumb_files/630_360_1649072093-943.jpg" text:style-name="Internet_20_link" text:visited-style-name="Visited_20_Internet_20_Link">
630_360_16490...</text:a>
"]</text:p>
      <text:p text:style-name="P4">
Tags: ['Молдова', 'Україна', 'Агресія РФ', 'Санду', 'Війна з росією']</text:p>
      <text:p text:style-name="P4">
Type: Article</text:p>
      <!--METADATA-->
      <text:p text:style-name="P4">
<draw:frame draw:style-name="fr1" draw:name="Image6" text:anchor-type="as-char" svg:width="6.9236in" svg:height="3.956343in" draw:z-index="0">
<draw:image xlink:href="../Images/yкринформ/2023-05-05T-12-42-00-03-00/630_360_1649072093-943.jpg" xlink:type="simple" xlink:show="embed" xlink:actuate="onLoad" draw:mime-type="image/jpeg"/>
</draw:frame>
Молдовська президентка Мая Санду вважає, що росія в разі успішного захопленняУкраїни продовжила б експансію – зокрема ввівши війська на територію Молдови.</text:p>
      <text:p text:style-name="P4">
Про це передає Укрінформ із посиланням на " <text:a xlink:type="simple" xlink:href="https://www.eurointegration.com.ua/news/2023/05/5/7161128/" text:style-name="Internet_20_link" text:visited-style-name="Visited_20_Internet_20_Link">
</text:a>
 ".</text:p>
      <text:p text:style-name="P4">
"Я не вірю, що вони (росіяни – ред.) зупинилися б на кордоні. Сьогодні ми вбезпеці лише завдяки Україні", – підкреслила президентка Молдови, додавши, щов перші тижні повномасштабного вторгнення, коли така загроза ще існувала,країна зосередилась на прийняті біженців.</text:p>
      <text:p text:style-name="P4">
<text:span text:style-name="T4">
Читайте також:</text:span>
 <text:span text:style-name="T4">
<text:a xlink:type="simple" xlink:href="https://www.ukrinform.ua/rubric-world/3701486-sandu-zvinuvatila-rf-u-sprobah-destabilizuvati-situaciu-v-moldovi.html" text:style-name="Internet_20_link" text:visited-style-name="Visited_20_Internet_20_Link">
 </text:a>
 </text:span>
</text:p>
      <text:p text:style-name="P4">
В інтерв’ю Financial Times на питання, чи планувала Санду виїхати з Молдови вразі нападу рф, вона відповіла, що ні.</text:p>
      <text:p text:style-name="P4">
"Я б залишилася (в Молдові – ред.), але ми розраховували на те, що намдоведеться допомогти якомога більшій кількості наших людей перейти в безпечнемісце, яким є Румунія", – додала президентка.</text:p>
      <text:p text:style-name="P4">
<text:span text:style-name="T4">
Читайте також:</text:span>
 <text:span text:style-name="T4">
<text:a xlink:type="simple" xlink:href="https://www.ukrinform.ua/rubric-world/3703021-u-moldovi-zatrimali-vicegolovu-prorosijskoi-partii-sor-tauber.html" text:style-name="Internet_20_link" text:visited-style-name="Visited_20_Internet_20_Link">
 </text:a>
 </text:span>
</text:p>
      <text:p text:style-name="P4">
На думку Санду, росіяни агресією проти України намагаються "переробитирадянський союз".</text:p>
      <text:p text:style-name="P4">
"Вони хочуть повернути старі часи. А ми цього не хочемо. Молдова була частиноюбуферної зони протягом 30 років, і для нас це означало бідність, корупцію,погане управління, еміграцію. Ми хочемо бути частиною демократичного світу", –наголосила вона.</text:p>
      <text:p text:style-name="P4">
<text:span text:style-name="T4">
Читайте також:</text:span>
 <text:span text:style-name="T4">
<text:a xlink:type="simple" xlink:href="https://www.ukrinform.ua/rubric-polytics/3690097-moldova-pidtrimue-ideu-spectribunalu-proti-rf-i-gotova-dopomogti-u-zbori-informacii-sandu.html" text:style-name="Internet_20_link" text:visited-style-name="Visited_20_Internet_20_Link">
 </text:a>
 </text:span>
</text:p>
      <text:p text:style-name="P4">
Як зазначає журналіст Financial Times, під час їхньої розмови "Санду рідкопила, але охоче підіймала тост за перемогу України".</text:p>
      <text:p text:style-name="P4">
Раніше президент Молдови Мая Санду <text:span text:style-name="T4">
_<text:a xlink:type="simple" xlink:href="https://www.ukrinform.ua/rubric-world/3701486-sandu-zvinuvatila-rf-u-sprobah-destabilizuvati-situaciu-v-moldovi.html" text:style-name="Internet_20_link" text:visited-style-name="Visited_20_Internet_20_Link">
 </text:a>
 _ </text:span>
 на тлі майбутніх виборів глави автономного територіальногоутворення Гагаузія, де, за її словами, багато кандидатів були російськимиагентами.</text:p>
      <text:p text:style-name="P4">
Source: <text:a xlink:type="simple" xlink:href="https://www.ukrinform.ua/rubric-ato/3705445-sandu-mi-v-bezpeci-lise-zavdaki-ukraini-rosia-pragne-vidroditi-srsr.html" text:style-name="Internet_20_link" text:visited-style-name="Visited_20_Internet_20_Link">
https://www.ukrinform.ua/rubric-ato/3705445-sandu-mi-v-bezpeci-lise-zavdaki-ukraini-rosia-pragne-vidroditi-srsr.html</text:a>
</text:p>
      <!--NEWS-->
      <text:h text:style-name="P10" text:outline-level="1">
<text:span text:style-name="T4">
росіяни обстріляли поліцейських, які евакуювали цивільних із Бахмута: є загибла</text:span>
</text:h>
      <text:p text:style-name="P4">
Authors: Ukrinform (Person)</text:p>
      <text:p text:style-name="P4">
Publisher: Укринформ (Organization)</text:p>
      <text:p text:style-name="P4">
Published Time: 2023-05-05T-14:25:00+03:00</text:p>
      <text:p text:style-name="P4">
Modified Time: 2023-05-05T23:25:00+03:00</text:p>
      <text:p text:style-name="P4">
Description: російські окупанти у п’ятницю, 5 травня, обстріляли поліцейських, які евакуювали з Бахмута Донецької області мирних жителів, загинула літня жінка. — Укрінформ.</text:p>
      <text:p text:style-name="P4">
Images: ["<text:a xlink:type="simple" xlink:href="https://static.ukrinform.com/photos/2022_12/thumb_files/630_360_1671467664-524.jpg" text:style-name="Internet_20_link" text:visited-style-name="Visited_20_Internet_20_Link">
630_360_16714...</text:a>
"]</text:p>
      <text:p text:style-name="P4">
Tags: ['Бахмут', 'Евакуація', 'Смерть', 'Агресія РФ', 'Війна з росією']</text:p>
      <text:p text:style-name="P4">
Type: Article</text:p>
      <!--METADATA-->
      <text:p text:style-name="P4">
<draw:frame draw:style-name="fr1" draw:name="Image7" text:anchor-type="as-char" svg:width="6.9236in" svg:height="3.956343in" draw:z-index="0">
<draw:image xlink:href="../Images/yкринформ/2023-05-05T-14-25-00-03-00/630_360_1671467664-524.jpg" xlink:type="simple" xlink:show="embed" xlink:actuate="onLoad" draw:mime-type="image/jpeg"/>
</draw:frame>
 російськіокупанти у п’ятницю, 5 травня, обстріляли поліцейських, які евакуювали зБахмута Донецької області мирних жителів, загинула літня жінка.</text:p>
      <text:p text:style-name="P4">
Про це <text:a xlink:type="simple" xlink:href="https://dn.npu.gov.ua/news/ruslan-osypenko-pid-chas-ekstrenoi-evakuatsii-z-peredovoi-bakhmuta-vdalosia-vriatuvaty-4-liudei" text:style-name="Internet_20_link" text:visited-style-name="Visited_20_Internet_20_Link">
 </text:a>
 Головне управління Нацполіції в області, передає Укрінформ.</text:p>
      <text:p text:style-name="P4">
Група з приблизно 20 цивільних ховалася від постійних російських обстрілів упідвалі будинку поруч із лінією фронту, у них закінчувалася їжа. Дорятувальної операції долучилося керівництво поліції, ДСНС, ЗСУ та обласнавійськова адміністрація. Було створено евакуаційні групи з поліцейськихпідрозділу Білий Янгол, парамедиків і спецпризначенців, які забезпечувалиприкриття. Групи супроводжували патрульні.</text:p>
      <text:p text:style-name="P4">
«Дорога вкрай небезпечна, у цьому районі по нас працює все — арта, РСЗВ,міномети, ПТУРи. Тому обрали нічний час, щоб евакуювати людей із найменшимризиком, а маршрут пропрацювали разом із ЗСУ», — розповів начальник обласноїполіції Руслан Осипенко, який керував роботою правоохоронців на місці.</text:p>
      <text:p text:style-name="P4">
<text:span text:style-name="T4">
Читайте також:</text:span>
 <text:span text:style-name="T4">
<text:a xlink:type="simple" xlink:href="https://www.ukrinform.ua/rubric-ato/3705437-rosiani-obstriluut-bahmut-fosforom.html" text:style-name="Internet_20_link" text:visited-style-name="Visited_20_Internet_20_Link">
 </text:a>
 </text:span>
</text:p>
      <text:p text:style-name="P4">
Військові евакуювали мешканців Бахмута на спецтранспорті та передалиполіцейським, їх вивозили із зони бойових дій окремими групами. Вони змоглиевакуювати лише п'ятьох людей, які в цей час перебували в укритті,місцезнаходження решти невідоме. Російські окупанти обстріляли екіпажі, вбившижінку похилого віку на очах у сина, повідомили в поліції.</text:p>
      <text:p text:style-name="P4">
«У безпечне місце доставили чотирьох людей, які мешкали в цьому укриттіщонайменше місяць. Їхні родини евакуювали перед цим. Практично в усіхзруйноване житло. Люди харчувалися із запасів, схудли. Наразі військоваадміністрація забезпечує їм всю необхідну допомогу. Щодо загиблої жінки — будевизначено локацію, де син зможе її поховати», — сказав Осипенко.</text:p>
      <text:p text:style-name="P4">
Він також закликав мешканців Костянтинівки, Часового Яру, а також усіхнаселених пунктів поряд із гарячими точками евакуюватися.</text:p>
      <text:p text:style-name="P4">
Як раніше повідомлялося, армія рф щосили <text:span text:style-name="T4">
_<text:a xlink:type="simple" xlink:href="https://www.ukrinform.ua/rubric-ato/3705187-zagarbniki-namagautsa-vzati-bahmut-pid-kontrol-do-9-travna-malar.html" text:style-name="Internet_20_link" text:visited-style-name="Visited_20_Internet_20_Link">
</text:a>
 _ </text:span>
</text:p>
      <text:p text:style-name="P4">
Source: <text:a xlink:type="simple" xlink:href="https://www.ukrinform.ua/rubric-ato/3705444-rosiani-obstrilali-policejskih-aki-evakuuvali-civilnih-iz-bahmuta-e-zagibla.html" text:style-name="Internet_20_link" text:visited-style-name="Visited_20_Internet_20_Link">
https://www.ukrinform.ua/rubric-ato/3705444-rosiani-obstrilali-policejskih-aki-evakuuvali-civilnih-iz-bahmuta-e-zagibla.html</text:a>
</text:p>
      <!--NEWS-->
      <text:h text:style-name="P10" text:outline-level="1">
<text:span text:style-name="T4">
Футболісти «Звягеля» претендують на підвищення у класі</text:span>
</text:h>
      <text:p text:style-name="P4">
Authors: Ukrinform (Person)</text:p>
      <text:p text:style-name="P4">
Publisher: Укринформ (Organization)</text:p>
      <text:p text:style-name="P4">
Published Time: 2023-05-05T-16:14:00+03:00</text:p>
      <text:p text:style-name="P4">
Modified Time: 2023-05-05T23:14:00+03:00</text:p>
      <text:p text:style-name="P4">
Description: Одним із претендентів на участь у новому сезоні Прешої ліги є футбольний клуб «Звягель» із одноіменного міста Житомирської області (колишній Новоград-Волинський). — Укрінформ.</text:p>
      <text:p text:style-name="P4">
Images: ["<text:a xlink:type="simple" xlink:href="https://static.ukrinform.com/photos/2023_05/thumb_files/630_360_1683315564-754.jpg" text:style-name="Internet_20_link" text:visited-style-name="Visited_20_Internet_20_Link">
630_360_16833...</text:a>
"]</text:p>
      <text:p text:style-name="P4">
Tags: ['Футбол', 'Новоград-Волинський']</text:p>
      <text:p text:style-name="P4">
Type: Article</text:p>
      <!--METADATA-->
      <text:p text:style-name="P4">
<draw:frame draw:style-name="fr1" draw:name="Image8" text:anchor-type="as-char" svg:width="6.9236in" svg:height="3.956343in" draw:z-index="0">
<draw:image xlink:href="../Images/yкринформ/2023-05-05T-16-14-00-03-00/630_360_1683315564-754.jpg" xlink:type="simple" xlink:show="embed" xlink:actuate="onLoad" draw:mime-type="image/jpeg"/>
</draw:frame>
 Одним ізпретендентів на участь у новому сезоні Прешої ліги є футбольний клуб «Звягель»із одноіменного міста Житомирської області (колишній Новоград-Волинський).</text:p>
      <text:p text:style-name="P4">
У 15-му турі Другої ліги «Звягель» сьогодні на виїзді розгромив запорізький«Металург-2» - 5:1, передає Укрінформ.</text:p>
      <text:p text:style-name="P4">
Наступний матч «Звягель» проведе 21 травня також в гостях - протизакарпатського «Хуста».</text:p>
      <text:p text:style-name="P4">
Турнірне становище лідерів: «Нива» (Бузова) - 35 очок (після 14-ти ігор),«Звягель» - 27 (15), «Нива» (Вінниця) - 25 (14), «Хуст» - 22 (13), «Чайка»(Київщина) - 22 (13).</text:p>
      <text:p text:style-name="P4">
Зазначимо, що підвищення у класі оформлять дві перші команди розіграшу.</text:p>
      <text:p text:style-name="P4">
<text:span text:style-name="T4">
Читайте також:</text:span>
 <text:a xlink:type="simple" xlink:href="https://www.ukrinform.ua/rubric-society/3615895-novogradvolinskij-perejmenuvali-na-zvagel.html" text:style-name="Internet_20_link" text:visited-style-name="Visited_20_Internet_20_Link">
 <text:span text:style-name="T4">
Новоград</text:span>
 <text:span text:style-name="T4">
Волинський</text:span>
</text:a>
</text:p>
      <text:p text:style-name="P4">
Як повідомляв Укрінформ, «Звягель» минулого сезону був учасником аматорськогочемпіонату України, здобувши професійного статусу та участі у змаганнях підегідою Професіональної футбольної ліги (ПФЛ).</text:p>
      <text:p text:style-name="P4">
Фото: zhoff.org.ua.</text:p>
      <text:p text:style-name="P4">
Source: <text:a xlink:type="simple" xlink:href="https://www.ukrinform.ua/rubric-sports/3705432-futbolisti-zvagela-vijsli-na-druge-misce-u-drugij-lizi-pfl.html" text:style-name="Internet_20_link" text:visited-style-name="Visited_20_Internet_20_Link">
https://www.ukrinform.ua/rubric-sports/3705432-futbolisti-zvagela-vijsli-na-druge-misce-u-drugij-lizi-pfl.html</text:a>
</text:p>
      <!--NEWS-->
      <text:h text:style-name="P10" text:outline-level="1">
<text:span text:style-name="T4">
Загарбники обстріляли Бахмут фосфором</text:span>
</text:h>
      <text:p text:style-name="P4">
Authors: Ukrinform (Person)</text:p>
      <text:p text:style-name="P4">
Publisher: Укринформ (Organization)</text:p>
      <text:p text:style-name="P4">
Published Time: 2023-05-05T-18:02:00+03:00</text:p>
      <text:p text:style-name="P4">
Modified Time: 2023-05-05T23:02:00+03:00</text:p>
      <text:p text:style-name="P4">
Description: російські війська обстріляли Бахмут фосфором. — Укрінформ.</text:p>
      <text:p text:style-name="P4">
Images: ["<text:a xlink:type="simple" xlink:href="https://static.ukrinform.com/photos/2023_05/thumb_files/630_360_1683317291-125.jpg" text:style-name="Internet_20_link" text:visited-style-name="Visited_20_Internet_20_Link">
630_360_16833...</text:a>
"]</text:p>
      <text:p text:style-name="P4">
Tags: ['Бахмут', 'ССО', 'Війна з росією']</text:p>
      <text:p text:style-name="P4">
Type: Article</text:p>
      <!--METADATA-->
      <text:p text:style-name="P4">
<draw:frame draw:style-name="fr1" draw:name="Image9" text:anchor-type="as-char" svg:width="6.9236in" svg:height="3.956343in" draw:z-index="0">
<draw:image xlink:href="../Images/yкринформ/2023-05-05T-18-02-00-03-00/630_360_1683317291-125.jpg" xlink:type="simple" xlink:show="embed" xlink:actuate="onLoad" draw:mime-type="image/jpeg"/>
</draw:frame>
 російськівійська обстріляли Бахмут фосфором.</text:p>
      <text:p text:style-name="P4">
Як передає Укрінформ, про це у своєму <text:a xlink:type="simple" xlink:href="https://t.me/andriyshTime/9406" text:style-name="Internet_20_link" text:visited-style-name="Visited_20_Internet_20_Link">
 </text:a>
написав радник мера Маріуполя Петро Андрющенко.</text:p>
      <text:p text:style-name="P4">
"Бахмут. Фосфор. Сволота нікчемна. В Маріуполі було те саме. Коли не можутьнічого зробити - починається фосфор", - написав він, оприлюднивши відповідневідео.</text:p>
      <text:p text:style-name="P4">
Водночас у пресслужбі Сил спеціальних операцій ЗСУ <text:a xlink:type="simple" xlink:href="https://t.me/ukr_sof/528" text:style-name="Internet_20_link" text:visited-style-name="Visited_20_Internet_20_Link">
</text:a>
 , що їхні підрозділи продовжують боронити місто.</text:p>
      <text:p text:style-name="P4">
"Стоїмо! Воїни ССО разом з побратимами продовжують боронити Бахмут!", -наголосили вони.</text:p>
      <text:p text:style-name="P4">
Як повідомляв Укрінформ, 5 травня <text:a xlink:type="simple" xlink:href="https://www.ukrinform.ua/rubric-ato/3705357-sili-oboroni-vidbili-ponad-30-rosijskih-atak-na-troh-napramkah.html" text:style-name="Internet_20_link" text:visited-style-name="Visited_20_Internet_20_Link">
 </text:a>
 .</text:p>
      <text:p text:style-name="P4">
Source: <text:a xlink:type="simple" xlink:href="https://www.ukrinform.ua/rubric-ato/3705437-rosiani-obstriluut-bahmut-fosforom.html" text:style-name="Internet_20_link" text:visited-style-name="Visited_20_Internet_20_Link">
https://www.ukrinform.ua/rubric-ato/3705437-rosiani-obstriluut-bahmut-fosforom.html</text:a>
</text:p>
      <!--NEWS-->
      <text:h text:style-name="P10" text:outline-level="1">
<text:span text:style-name="T4">
Пішов з життя колишній мер Бердянська</text:span>
</text:h>
      <text:p text:style-name="P4">
Authors: Ukrinform (Person)</text:p>
      <text:p text:style-name="P4">
Publisher: Укринформ (Organization)</text:p>
      <text:p text:style-name="P4">
Published Time: 2023-05-05T-21:51:00+03:00</text:p>
      <text:p text:style-name="P4">
Modified Time: 2023-05-05T22:51:00+03:00</text:p>
      <text:p text:style-name="P4">
Description: Сьогодні стало відомо про те, що помер колишній очільник курортного Бердянська, що у Запорізькій області, Валерій Баранов. — Укрінформ.</text:p>
      <text:p text:style-name="P4">
Images: ["<text:a xlink:type="simple" xlink:href="https://static.ukrinform.com/photos/2023_05/thumb_files/630_360_1683315923-908.jpg" text:style-name="Internet_20_link" text:visited-style-name="Visited_20_Internet_20_Link">
630_360_16833...</text:a>
"]</text:p>
      <text:p text:style-name="P4">
Tags: ['Бердянськ', 'Депутат', 'Мер']</text:p>
      <text:p text:style-name="P4">
Type: Article</text:p>
      <!--METADATA-->
      <text:p text:style-name="P4">
<draw:frame draw:style-name="fr1" draw:name="Image10" text:anchor-type="as-char" svg:width="6.9236in" svg:height="3.956343in" draw:z-index="0">
<draw:image xlink:href="../Images/yкринформ/2023-05-05T-21-51-00-03-00/630_360_1683315923-908.jpg" xlink:type="simple" xlink:show="embed" xlink:actuate="onLoad" draw:mime-type="image/jpeg"/>
</draw:frame>
 Сьогодністало відомо про те, що помер колишній очільник курортного Бердянська, що уЗапорізькій області, Валерій Баранов.</text:p>
      <text:p text:style-name="P4">
Про це в <text:a xlink:type="simple" xlink:href="https://www.facebook.com/photo" text:style-name="Internet_20_link" text:visited-style-name="Visited_20_Internet_20_Link">
</text:a>
повідомила очільниця Бердянської міської військової адміністрації ВікторіяГаліціна.</text:p>
      <text:p text:style-name="P4">
"Людина свого міста. Мер, якого важко забути. Джазмен. Він так хотів щепобачити Бердянськ. Вільний Бердянськ.. Співчуваю втраті рідних і близькихВалерія Олексійовича", - написала вона.</text:p>
      <text:p text:style-name="P4">
У квітні йому виповнилось 66 років. Валерій Баранов був мером Бердянська з1998 по 2007 роки. Потім його було обрано народним депутатом України. У 2014році його було призначено головою Запорізької ОДА.</text:p>
      <text:p text:style-name="P4">
Він переміг у другому турі виборів міського голови у листопаді 2020 року. Закрісло мера боролися кандидат від "Опозиційної партії за життя" ОлександрСвідло та Валерій Баранов, який ішов від партії "За майбутнє". В листопаді2021 року Валерій Баранов подав у відставку.</text:p>
      <text:p text:style-name="P4">
<text:span text:style-name="T5">
Фото: ФБ Валерій Баранов</text:span>
</text:p>
      <text:p text:style-name="P4">
Source: <text:a xlink:type="simple" xlink:href="https://www.ukrinform.ua/rubric-regions/3705436-pisov-z-zitta-kolisnij-mer-berdanska.html" text:style-name="Internet_20_link" text:visited-style-name="Visited_20_Internet_20_Link">
https://www.ukrinform.ua/rubric-regions/3705436-pisov-z-zitta-kolisnij-mer-berdanska.html</text:a>
</text:p>
      <!--NEWS-->
      <text:h text:style-name="P10" text:outline-level="1">
<text:span text:style-name="T4">
At Sivershchyna and Slobozhanschyna directions Russian army shelled Yeline, Mykolayivka, Ivan...</text:span>
</text:h>
      <text:p text:style-name="P4">
Authors: liveuamap (Language: en)</text:p>
      <text:p text:style-name="P4">
Time: 2023-05-05T-23:16:00</text:p>
      <text:p text:style-name="P4">
Location: Kharkiv (Latitude:49.94194 Longtitude:37.76052)</text:p>
      <text:p text:style-name="P4">
Videos: []</text:p>
      <text:p text:style-name="P4">
Images: []</text:p>
      <text:p text:style-name="P4">
Tags: ["Russia"]</text:p>
      <text:p text:style-name="P4">
ID: 22560617</text:p>
      <!--METADATA-->
      <text:p text:style-name="P4">
At Sivershchyna and Slobozhanschyna directions Russian army shelled Yeline,Mykolayivka, Ivanivka, Buchky and Hremyach of Chernihiv region; Uralove,Porokhon, Studenok, Shalyhyne, Rivne, Boyaro-Lezhachi, Stukalivka, Bilopillya,Tymofiyivka, Kindrativka, Oleksiyivka, Yunakivka and Slavhorod of Sumy region,also Chervona Zorya, Hlyboke, Lyptsi, Vesele, Ohirtseve, Vovchanski Khutory,Karayichne, Bochkove, Budarky, Komisarove, Kolodyazne and Krasne Pershe ofKharkiv region, - General Staff of Armed Forces of Ukraine says in the morningreport</text:p>
      <text:p text:style-name="P4">
News Collection Link: <text:a xlink:type="simple" xlink:href="https://liveuamap.com/en/2023/5-may-at-sivershchyna-and-slobozhanschyna-directions-russian" text:style-name="Internet_20_link" text:visited-style-name="Visited_20_Internet_20_Link">
https://liveuamap.com/en/2023/5-may-at-sivershchyna-and-slobozhanschyna-directions-russian</text:a>
</text:p>
      <text:p text:style-name="P4">
Source: <text:a xlink:type="simple" xlink:href="https://t.me/lumsrc/4688" text:style-name="Internet_20_link" text:visited-style-name="Visited_20_Internet_20_Link">
https://t.me/lumsrc/4688</text:a>
</text:p>
      <!--NEWS-->
      <text:h text:style-name="P10" text:outline-level="1">
<text:span text:style-name="T4">
Європейці звинуватили росію в екоциді під час вторгнення в Україну</text:span>
</text:h>
      <text:p text:style-name="P4">
Authors: Ukrinform (Person)</text:p>
      <text:p text:style-name="P4">
Publisher: Укринформ (Organization)</text:p>
      <text:p text:style-name="P4">
Published Time: 2023-05-05T-23:44:00+03:00</text:p>
      <text:p text:style-name="P4">
Modified Time: 2023-05-05T22:44:00+03:00</text:p>
      <text:p text:style-name="P4">
Description: російська агресія несе в собі ознаки екоциду, який загрожує не лише Україні, але біологічному розмаїттю та здоровому довкіллю всієї Європи, за що агресор має нести міжнародну відповідальність. — Укрінформ.</text:p>
      <text:p text:style-name="P4">
Images: ["<text:a xlink:type="simple" xlink:href="https://static.ukrinform.com/photos/2023_05/thumb_files/630_360_1683314449-932.jpg" text:style-name="Internet_20_link" text:visited-style-name="Visited_20_Internet_20_Link">
630_360_16833...</text:a>
"]</text:p>
      <text:p text:style-name="P4">
Tags: ['Європа', 'Війна з росією', 'Екоцид']</text:p>
      <text:p text:style-name="P4">
Type: Article</text:p>
      <!--METADATA-->
      <text:p text:style-name="P4">
<draw:frame draw:style-name="fr1" draw:name="Image11" text:anchor-type="as-char" svg:width="6.9236in" svg:height="3.952222in" draw:z-index="0">
<draw:image xlink:href="../Images/yкринформ/2023-05-05T-23-44-00-03-00/630_360_1683314449-932.jpg" xlink:type="simple" xlink:show="embed" xlink:actuate="onLoad" draw:mime-type="image/jpeg"/>
</draw:frame>
 російськаагресія несе в собі ознаки екоциду, який загрожує не лише Україні, алебіологічному розмаїттю та здоровому довкіллю всієї Європи, за що агресор маєнести міжнародну відповідальність.</text:p>
      <text:p text:style-name="P4">
Як повідомляє Укрінформ, такого висновку дійшли учасники пленарного засіданняЄвропейського економічного й соціального комітету (ЄЕСК). Інформація проприйняте рішення оприлюднена сьогодні <text:a xlink:type="simple" xlink:href="https://www.eesc.europa.eu/en/news-media/news/eesc-russias-actions-amount-ecocide-prompting-calls-criminalisation-under-eu-law" text:style-name="Internet_20_link" text:visited-style-name="Visited_20_Internet_20_Link">
 </text:a>
 .</text:p>
      <text:p text:style-name="P4">
В той час як війна в Україні продовжує палати, виникають занепокоєння щодотранскордонної шкоди для довкілля, яку вона спричиняє. Європейськийекономічний і соціальний комітет під час пленарного засідання у квітні ухваливвласне ініціативне судження щодо права на здорове довкілля в ЄвропейськомуСоюзі, особливо в контексті війни в Україні, та закликав до криміналізації дійросії відповідно до Європейського законодавства, а також захисту довкілля длязабезпечення фундаментальних прав», - йдеться в оприлюдненому пресрелізі.</text:p>
      <text:p text:style-name="P4">
<text:span text:style-name="T4">
Читайте також:</text:span>
 <text:a xlink:type="simple" xlink:href="https://www.ukrinform.ua/rubric-diaspora/3700377-u-finlandii-proveli-miting-proti-ekozlociniv-rosii-v-ukraini.html" text:style-name="Internet_20_link" text:visited-style-name="Visited_20_Internet_20_Link">
 </text:a>
</text:p>
      <text:p text:style-name="P4">
Як зазначається, злочинна війна, що була розв’язана росією проти України, маєдуже високу ціну для всієї екосистеми країни, оскільки знищуються великі ліснімасиви, важко забруднюються повітря й водні ресурси. Між тим, за данимиКонвенції секретаріату з біологічного розмаїття, на Україну припадає 35%європейського біологічного розмаїття, при тому, що її територія складає лише6% від загальної площі Європи. Російська війна завдає шкоди цій багатійприродній спадщині, довкіллю та всій екосистемі країни, що підриває здоров’ялюдей та ставить під загрозу сільськогосподарське виробництво.</text:p>
      <text:p text:style-name="P4">
«Європейський економічний й соціальний комітет, разом з ЄвропейськимПарламентом, закликає до визнання екоциду кримінальним злочином зазаконодавством ЄС. ЄЕСК переконаний, що це може допомогти притягнути росію довідповідальності за її дії в Україні та запобігти подібних проявівприродоохоронного лиха у майбутньому», - йдеться у документі.</text:p>
      <text:p text:style-name="P4">
Члени комітету закликали ЄС документувати також злочини росіян, що спрямованіпроти довкілля, що стане основою не лише для притягнення злочинців довідповідальності, але й орієнтиром для зусиль з повоєнного відновленняУкраїни.</text:p>
      <text:p text:style-name="P4">
<text:span text:style-name="T4">
Читайте також:</text:span>
 <text:a xlink:type="simple" xlink:href="https://www.ukrinform.ua/rubric-polytics/3686689-lubinec-rozpoviv-pomicnici-genseka-oon-pro-ekologicni-zagrozi-cerez-dii-rf-v-ukraini.html" text:style-name="Internet_20_link" text:visited-style-name="Visited_20_Internet_20_Link">
 </text:a>
</text:p>
      <text:p text:style-name="P4">
«Право на здорове довкілля є важливим для соціального та економічногодобробуту народів Європи та усього світу…. ЄЕСК закликає всі країни-члени таінституції ЄС підвищити ефективність існуючих правових інструментів тапоглибити зусилля для забезпечення поваги до такого права на здорове довкілля.Триваючий конфлікт в Україні висвітлює вразливість нашої екосистеми. Зараз єважливим як ніколи раніше захистити наш природний скарб, зберегти здоров’я тадобробут наших громадян», - наголосили учасники пленуму Європейськогоекономічного й соціального комітету</text:p>
      <text:p text:style-name="P4">
Як вже повідомлялося, Європейський економічний й соціальний комітет є дорадчиморганом Європейського Союзу, до складу якого включені представники різнихсоціальних та професійних груп населення ЄС. Його головним завданням єузагальнення думок та ініціатив громадян країн ЄС, та відстоювання іхінтересів перед ключовими Євроінституціями, включаючи Раду ЄС, Єврокомісію таЄвропейський Парламент.</text:p>
      <text:p text:style-name="P4">
Фото: Getty Images</text:p>
      <text:p text:style-name="P4">
Source: <text:a xlink:type="simple" xlink:href="https://www.ukrinform.ua/rubric-polytics/3705431-evropejci-zvinuvatili-rosiu-v-ekocidi-pid-cas-vtorgnenna-v-ukrainu.html" text:style-name="Internet_20_link" text:visited-style-name="Visited_20_Internet_20_Link">
https://www.ukrinform.ua/rubric-polytics/3705431-evropejci-zvinuvatili-rosiu-v-ekocidi-pid-cas-vtorgnenna-v-ukrainu.html</text:a>
</text:p>
      <!--NEWS-->
      <text:h text:style-name="P10" text:outline-level="1">
<text:span text:style-name="T4">
At Kupiansk direction Russian army shelled Fyholivka, Novomlynsk, Kamyanka, Dvorichna, Zapadn...</text:span>
</text:h>
      <text:p text:style-name="P4">
Authors: liveuamap (Language: en)</text:p>
      <text:p text:style-name="P4">
Time: 2023-05-05T-25:16:00</text:p>
      <text:p text:style-name="P4">
Location: Svatove (Latitude:49.54303 Longtitude:37.89425)</text:p>
      <text:p text:style-name="P4">
Videos: []</text:p>
      <text:p text:style-name="P4">
Images: []</text:p>
      <text:p text:style-name="P4">
Tags: ["Russia"]</text:p>
      <text:p text:style-name="P4">
ID: 22560614</text:p>
      <!--METADATA-->
      <text:p text:style-name="P4">
At Kupiansk direction Russian army shelled Fyholivka, Novomlynsk, Kamyanka,Dvorichna, Zapadne, Lyman Pershyy, Kyslivka, Kotlyarivka, Krokhmalne andBerestove of Kharkiv region, - General Staff of Armed Forces of Ukraine saysin the morning report</text:p>
      <text:p text:style-name="P4">
News Collection Link: <text:a xlink:type="simple" xlink:href="https://liveuamap.com/en/2023/5-may-at-kupiansk-direction-russian-army-shelled-fyholivka" text:style-name="Internet_20_link" text:visited-style-name="Visited_20_Internet_20_Link">
https://liveuamap.com/en/2023/5-may-at-kupiansk-direction-russian-army-shelled-fyholivka</text:a>
</text:p>
      <text:p text:style-name="P4">
Source: <text:a xlink:type="simple" xlink:href="https://t.me/lumsrc/4689" text:style-name="Internet_20_link" text:visited-style-name="Visited_20_Internet_20_Link">
https://t.me/lumsrc/4689</text:a>
</text:p>
      <!--NEWS-->
      <text:h text:style-name="P10" text:outline-level="1">
<text:span text:style-name="T4">
Зеленський зустрівся з керівництвом BlackRock: говорили про інвестиції та відновлення України</text:span>
</text:h>
      <text:p text:style-name="P4">
Authors: Ukrinform (Person)</text:p>
      <text:p text:style-name="P4">
Publisher: Укринформ (Organization)</text:p>
      <text:p text:style-name="P4">
Published Time: 2023-05-05T-25:34:00+03:00</text:p>
      <text:p text:style-name="P4">
Modified Time: 2023-05-05T22:34:00+03:00</text:p>
      <text:p text:style-name="P4">
Description: Президент Володимир Зеленський обговорив із керівництвом BlackRock деталі створення інвестиційного фонду для відновлення України. — Укрінформ.</text:p>
      <text:p text:style-name="P4">
Images: ["<text:a xlink:type="simple" xlink:href="https://static.ukrinform.com/photos/2023_05/thumb_files/630_360_1683315654-708.jpeg" text:style-name="Internet_20_link" text:visited-style-name="Visited_20_Internet_20_Link">
630_360_16833...</text:a>
", "<text:a xlink:type="simple" xlink:href="https://static.ukrinform.com/photos/2023_05/1683315971-355.jpeg" text:style-name="Internet_20_link" text:visited-style-name="Visited_20_Internet_20_Link">
1683315971-35...</text:a>
"]</text:p>
      <text:p text:style-name="P4">
Tags: ['Інвестиції', 'Зеленський', 'Війна з росією', 'Відновлення України']</text:p>
      <text:p text:style-name="P4">
Type: Article</text:p>
      <!--METADATA-->
      <text:p text:style-name="P4">
<draw:frame draw:style-name="fr1" draw:name="Image12" text:anchor-type="as-char" svg:width="6.9236in" svg:height="3.956343in" draw:z-index="0">
<draw:image xlink:href="../Images/yкринформ/2023-05-05T-25-34-00-03-00/630_360_1683315654-708.jpeg" xlink:type="simple" xlink:show="embed" xlink:actuate="onLoad" draw:mime-type="image/jpeg"/>
</draw:frame>
Президент Володимир Зеленський обговорив із керівництвом BlackRock деталістворення інвестиційного фонду для відновлення України.</text:p>
      <text:p text:style-name="P4">
Як передає Укрінформ, про це повідомляється у <text:a xlink:type="simple" xlink:href="https://t.me/V_Zelenskiy_official/6134" text:style-name="Internet_20_link" text:visited-style-name="Visited_20_Internet_20_Link">
</text:a>
 Глави української держави.</text:p>
      <text:p text:style-name="P4">
“Деталі створення інвестиційного фонду для відновлення економіки Українипроговорили під час зустрічі з керівництвом найбільшої компанії з управлінняактивами у світі BlackRock. Основною метою створення фонду є залученняприватного та публічного капіталу для реалізації масштабних бізнес-проєктів вУкраїні”, - зазначив Зеленський.</text:p>
      <text:p text:style-name="P4">
<text:span text:style-name="T4">
Читайте також:</text:span>
 <text:span text:style-name="T4">
<text:a xlink:type="simple" xlink:href="https://www.ukrinform.ua/rubric-polytics/3705400-zelenskij-zustrivsa-z-delegacieu-amerikanskih-kongresmeniv.html" text:style-name="Internet_20_link" text:visited-style-name="Visited_20_Internet_20_Link">
 </text:a>
 </text:span>
</text:p>
      <text:p text:style-name="P4">
Він наголосив, що “це буде потужний сигнал посилення інвестиційного клімату”.</text:p>
      <text:p text:style-name="P4">
“Це важливо не тільки для наших людей, для нашого суспільства, але й длябізнесу, для підприємців за кордоном. Зараз настав історичний момент, адже ізсамих перших днів незалежності ми не мали таких величезних кейсів <text:span text:style-name="T4">
<text:a xlink:type="simple" xlink:href="https://www.ukrinform.ua/tag-investicii" text:style-name="Internet_20_link" text:visited-style-name="Visited_20_Internet_20_Link">
</text:a>
 </text:span>
 характеру в Україні. Мипишаємося тим, що можемо започаткувати такий процес”, - підкреслив Президент.</text:p>
      <text:p text:style-name="P4">
<draw:frame draw:style-name="fr1" draw:name="Image13" text:anchor-type="as-char" svg:width="6.9236in" svg:height="4.604691in" draw:z-index="0">
<draw:image xlink:href="../Images/yкринформ/2023-05-05T-25-34-00-03-00/1683315971-355.jpeg" xlink:type="simple" xlink:show="embed" xlink:actuate="onLoad" draw:mime-type="image/jpeg"/>
</draw:frame>
</text:p>
      <text:p text:style-name="P4">
<text:span text:style-name="T4">
Читайте також:</text:span>
 <text:span text:style-name="T4">
<text:a xlink:type="simple" xlink:href="https://www.ukrinform.ua/rubric-society/3705369-zelenskij-zustrivsa-z-ambasadorami-united24.html" text:style-name="Internet_20_link" text:visited-style-name="Visited_20_Internet_20_Link">
 </text:a>
 </text:span>
</text:p>
      <text:p text:style-name="P4">
Як повідомлялося, 5 травня Президент України Володимир Зеленський провівзустріч із делегацією Європейської комісії «За демократію через право»(Венеційська комісія) на чолі з головою комісії Клер Базі Малорі, якаперебуває з візитом в Україні.</text:p>
      <text:p text:style-name="P4">
Source: <text:a xlink:type="simple" xlink:href="https://www.ukrinform.ua/rubric-vidbudova/3705428-zelenskij-zustrivsa-z-kerivnictvom-blackrock-govorili-pro-investicii-ta-vidnovlenna-ukraini.html" text:style-name="Internet_20_link" text:visited-style-name="Visited_20_Internet_20_Link">
https://www.ukrinform.ua/rubric-vidbudova/3705428-zelenskij-zustrivsa-z-kerivnictvom-blackrock-govorili-pro-investicii-ta-vidnovlenna-ukraini.html</text:a>
</text:p>
      <!--NEWS-->
      <text:h text:style-name="P10" text:outline-level="1">
<text:span text:style-name="T4">
At Lyman direction Russian army shelled Stelmakhivka, Andriyivka, Hrekivka, Makiyivka, Nevske...</text:span>
</text:h>
      <text:p text:style-name="P4">
Authors: liveuamap (Language: en)</text:p>
      <text:p text:style-name="P4">
Time: 2023-05-05T-27:16:00</text:p>
      <text:p text:style-name="P4">
Location: Donetsk (Latitude:48.75166 Longtitude:38.07518)</text:p>
      <text:p text:style-name="P4">
Videos: []</text:p>
      <text:p text:style-name="P4">
Images: []</text:p>
      <text:p text:style-name="P4">
Tags: ["Russia"]</text:p>
      <text:p text:style-name="P4">
ID: 22560609</text:p>
      <!--METADATA-->
      <text:p text:style-name="P4">
At Lyman direction Russian army shelled Stelmakhivka, Andriyivka, Hrekivka,Makiyivka, Nevske, Pischane, Dibrova, Bilohorivka of Luhansk region andTorske, Siversk, Verkhnokamyanske, Spirne and Rozdolivka of Donetsk region, -General Staff of Armed Forces of Ukraine says in the morning report</text:p>
      <text:p text:style-name="P4">
News Collection Link: <text:a xlink:type="simple" xlink:href="https://liveuamap.com/en/2023/5-may-at-lyman-direction-russian-army-shelled-stelmakhivka" text:style-name="Internet_20_link" text:visited-style-name="Visited_20_Internet_20_Link">
https://liveuamap.com/en/2023/5-may-at-lyman-direction-russian-army-shelled-stelmakhivka</text:a>
</text:p>
      <text:p text:style-name="P4">
Source: <text:a xlink:type="simple" xlink:href="https://t.me/lumsrc/4690" text:style-name="Internet_20_link" text:visited-style-name="Visited_20_Internet_20_Link">
https://t.me/lumsrc/4690</text:a>
</text:p>
      <!--NEWS-->
      <text:h text:style-name="P10" text:outline-level="1">
<text:span text:style-name="T4">
У Британії проходять навчання понад дві тисячі українських військових</text:span>
</text:h>
      <text:p text:style-name="P4">
Authors: Ukrinform (Person)</text:p>
      <text:p text:style-name="P4">
Publisher: Укринформ (Organization)</text:p>
      <text:p text:style-name="P4">
Published Time: 2023-05-05T-27:27:00+03:00</text:p>
      <text:p text:style-name="P4">
Modified Time: 2023-05-05T22:27:00+03:00</text:p>
      <text:p text:style-name="P4">
Description: Уже понад 14 тисяч українських військових (у тому числі 21 жінка) пройшли навчання у Великій Британії, а понад 2 тисячі – вчаться саме зараз. — Укрінформ.</text:p>
      <text:p text:style-name="P4">
Images: ["<text:a xlink:type="simple" xlink:href="https://static.ukrinform.com/photos/2023_05/thumb_files/630_360_1683313694-558.jpg" text:style-name="Internet_20_link" text:visited-style-name="Visited_20_Internet_20_Link">
630_360_16833...</text:a>
"]</text:p>
      <text:p text:style-name="P4">
Tags: ['Британія', 'Військові навчання', 'Олена Зеленська']</text:p>
      <text:p text:style-name="P4">
Type: Article</text:p>
      <!--METADATA-->
      <text:p text:style-name="P4">
<draw:frame draw:style-name="fr1" draw:name="Image14" text:anchor-type="as-char" svg:width="6.9236in" svg:height="3.956343in" draw:z-index="0">
<draw:image xlink:href="../Images/yкринформ/2023-05-05T-27-27-00-03-00/630_360_1683313694-558.jpg" xlink:type="simple" xlink:show="embed" xlink:actuate="onLoad" draw:mime-type="image/jpeg"/>
</draw:frame>
 Уже понад14 тисяч українських військових (у тому числі 21 жінка) пройшли навчання уВеликій Британії, а понад 2 тисячі – вчаться саме зараз.</text:p>
      <text:p text:style-name="P4">
Як передає Укрінформ, про це повідомила дружина Президента Олена Зеленська в <text:a xlink:type="simple" xlink:href="https://t.me/FirstLadyOfUkraine/3043" text:style-name="Internet_20_link" text:visited-style-name="Visited_20_Internet_20_Link">
</text:a>
 .</text:p>
      <text:p text:style-name="P4">
“Ви, певне, вже бачили зворушливе відео, на якому іноземні військовішикуються, проводжаючи українських бійців додому з навчань у Великій Британії.Уже понад 14 тисяч українських військових (у тому числі 21 жінка) пройшлинавчання у Сполученому Королівстві, а понад 2 тисячі – вчаться саме зараз”, -зазначила Зеленська.</text:p>
      <text:p text:style-name="P4">
<text:span text:style-name="T4">
Читайте також:</text:span>
 <text:a xlink:type="simple" xlink:href="https://www.ukrinform.ua/rubric-ato/3701640-u-britanii-projsli-pidgotovku-vze-14-tisac-ukrainskih-vijskovih.html" text:style-name="Internet_20_link" text:visited-style-name="Visited_20_Internet_20_Link">
 <text:span text:style-name="T4">
Британії</text:span>
 <text:span text:style-name="T4">
пройшли</text:span>
 <text:span text:style-name="T4">
підготовку</text:span>
 <text:span text:style-name="T4">
вже</text:span>
 <text:span text:style-name="T4">
тисяч</text:span>
<text:span text:style-name="T4">
українських</text:span>
 <text:span text:style-name="T4">
військових</text:span>
 </text:a>
</text:p>
      <text:p text:style-name="P4">
Вона повідомила, що програму INTERFLEX із навчання військовослужбовців ЗСУВелика Британія започаткувала у червні 2022 року, за участю інструкторів іщедев’яти країн-партнерів: Фінляндії, Данії, Швеції, Норвегії, Австралії, НовоїЗеландії, Литви, Канади, Нідерландів.</text:p>
      <text:p text:style-name="P4">
”Навчальний табір у Солсбері є одним із чотирьох, де наші бійці вчатьсянайнеобхіднішим навичкам – від тактичної медицини до ведення вогню. ІзПрем'єр-міністром України Денисом Шмигалем та міністром оборони ВеликоїБританії Беном Воллесом, який зустрів нас у таборі, ознайомилися з ходомнавчань”, - розповіла дружина Президента.</text:p>
      <text:p text:style-name="P4">
Вона наголосила, що “нашим захисникам потрібен весь можливий світовий досвід,бо кожне додаткове знання, кожна навичка – це їхнє збережене життя таздоров’я. А отже – наша перемога”.</text:p>
      <text:p text:style-name="P4">
<text:span text:style-name="T4">
Читайте також:</text:span>
 <text:a xlink:type="simple" xlink:href="https://www.ukrinform.ua/rubric-ato/3705361-smigal-i-volles-vidvidali-bijciv-zsu-aki-prohodat-navcanna-u-britanii.html" text:style-name="Internet_20_link" text:visited-style-name="Visited_20_Internet_20_Link">
 <text:span text:style-name="T4">
навчанн</text:span>
 </text:a>
</text:p>
      <text:p text:style-name="P4">
Як повідомлялося, напередодні дружина Президента Олена Зеленська прибула звізитом до Сполученого Королівства Великої Британії.</text:p>
      <text:p text:style-name="P4">
Source: <text:a xlink:type="simple" xlink:href="https://www.ukrinform.ua/rubric-ato/3705426-u-britanii-prohodat-navcanna-ponad-dvi-tisaci-ukrainskih-vijskovih.html" text:style-name="Internet_20_link" text:visited-style-name="Visited_20_Internet_20_Link">
https://www.ukrinform.ua/rubric-ato/3705426-u-britanii-prohodat-navcanna-ponad-dvi-tisaci-ukrainskih-vijskovih.html</text:a>
</text:p>
      <!--NEWS-->
      <text:h text:style-name="P10" text:outline-level="1">
<text:span text:style-name="T4">
At Bakhmut direction Russian army shelled Nykyforivka, Vasukivka, Novomarkove, Markove, Hryho...</text:span>
</text:h>
      <text:p text:style-name="P4">
Authors: liveuamap (Language: en)</text:p>
      <text:p text:style-name="P4">
Time: 2023-05-05T-29:16:00</text:p>
      <text:p text:style-name="P4">
Location: Novhorods'ke, Donetsk Oblast (Latitude:48.32384 Longtitude:37.85236)</text:p>
      <text:p text:style-name="P4">
Videos: []</text:p>
      <text:p text:style-name="P4">
Images: []</text:p>
      <text:p text:style-name="P4">
Tags: ["Russia"]</text:p>
      <text:p text:style-name="P4">
ID: 22560604</text:p>
      <!--METADATA-->
      <text:p text:style-name="P4">
At Bakhmut direction Russian army shelled Nykyforivka, Vasukivka, Novomarkove,Markove, Hryhorivka, Bohdanivka, Bakhmut, Ivanivske, Chasiv Yar, Oleksandro-Shultyne, Dyliyivka, Zalizne and New York of Donetsk region, - General Staffof Armed Forces of Ukraine says in the morning report</text:p>
      <text:p text:style-name="P4">
News Collection Link: <text:a xlink:type="simple" xlink:href="https://liveuamap.com/en/2023/5-may-at-bakhmut-direction-russian-army-shelled-nykyforivka" text:style-name="Internet_20_link" text:visited-style-name="Visited_20_Internet_20_Link">
https://liveuamap.com/en/2023/5-may-at-bakhmut-direction-russian-army-shelled-nykyforivka</text:a>
</text:p>
      <text:p text:style-name="P4">
Source: <text:a xlink:type="simple" xlink:href="https://t.me/lumsrc/4691" text:style-name="Internet_20_link" text:visited-style-name="Visited_20_Internet_20_Link">
https://t.me/lumsrc/4691</text:a>
</text:p>
      <!--NEWS-->
      <text:h text:style-name="P10" text:outline-level="1">
<text:span text:style-name="T4">
Журналісти поіменно встановили вже 22 тисячі російських загарбників, ліквідованих в Україні</text:span>
</text:h>
      <text:p text:style-name="P4">
Authors: Ukrinform (Person)</text:p>
      <text:p text:style-name="P4">
Publisher: Укринформ (Organization)</text:p>
      <text:p text:style-name="P4">
Published Time: 2023-05-05T-29:19:00+03:00</text:p>
      <text:p text:style-name="P4">
Modified Time: 2023-05-05T22:19:00+03:00</text:p>
      <text:p text:style-name="P4">
Description: Група журналістів видання «Медіазона» та ВВС за допомогою волонтерів вже встановили за даними відкритих джерел імена 22 055 російських військовослужбовців, які були вбиті в Україні. — Укрінформ.</text:p>
      <text:p text:style-name="P4">
Images: ["<text:a xlink:type="simple" xlink:href="https://static.ukrinform.com/photos/2022_05/thumb_files/630_360_1653285689-540.jpg" text:style-name="Internet_20_link" text:visited-style-name="Visited_20_Internet_20_Link">
630_360_16532...</text:a>
"]</text:p>
      <text:p text:style-name="P4">
Tags: ['Агресія РФ', 'Війна з росією']</text:p>
      <text:p text:style-name="P4">
Type: Article</text:p>
      <!--METADATA-->
      <text:p text:style-name="P4">
<draw:frame draw:style-name="fr1" draw:name="Image15" text:anchor-type="as-char" svg:width="6.9236in" svg:height="3.956343in" draw:z-index="0">
<draw:image xlink:href="../Images/yкринформ/2023-05-05T-29-19-00-03-00/630_360_1653285689-540.jpg" xlink:type="simple" xlink:show="embed" xlink:actuate="onLoad" draw:mime-type="image/jpeg"/>
</draw:frame>
 Групажурналістів видання «Медіазона» та ВВС за допомогою волонтерів вже встановилиза даними відкритих джерел імена 22 055 російських військовослужбовців, якібули вбиті в Україні.</text:p>
      <text:p text:style-name="P4">
Про це йдеться в публікації « <text:a xlink:type="simple" xlink:href="https://zona.media/casualties" text:style-name="Internet_20_link" text:visited-style-name="Visited_20_Internet_20_Link">
 </text:a>
 », повідомляєУкрінформ.</text:p>
      <text:p text:style-name="P4">
«Отримане в такий спосіб число не відбиває реальний рівень втрат: бачимо лишепублічні повідомлення про загибель. До них належать пости родичів, новини врегіональних ЗМІ та повідомлення місцевої влади. Реальна кількість загиблих(росіян, - ред.) може бути вищою в кілька разів. Крім того, невідома кількістьзниклих безвісти та полонених», - зазначає «Медіазона».</text:p>
      <text:p text:style-name="P4">
<text:span text:style-name="T4">
Читайте також:</text:span>
 <text:span text:style-name="T4">
<text:a xlink:type="simple" xlink:href="https://www.ukrinform.ua/rubric-ato/3450353-voenni-zlocini-u-buci-irpeni-ta-gostomeli-ukraina-mae-poimennij-spisok-rasistiv.html" text:style-name="Internet_20_link" text:visited-style-name="Visited_20_Internet_20_Link">
 </text:a>
</text:span>
</text:p>
      <text:p text:style-name="P4">
Після минулого зведення (7 квітня) було встановлено ще 2367 імен ліквідованих.Більшість з них – найманці ПВК «Вагнер», які загинули під <text:span text:style-name="T4">
<text:a xlink:type="simple" xlink:href="https://www.ukrinform.ua/tag-bahmut" text:style-name="Internet_20_link" text:visited-style-name="Visited_20_Internet_20_Link">
</text:a>
 </text:span>
 . Серед них є як звичайні найманці,так і колишні ув'язнені – їх часто ховають таємно. Також за цей часпідтверджено загибель дев'яти офіцерів зі званням підполковника та вище.</text:p>
      <text:p text:style-name="P4">
Якщо говорити про дані за весь період після повномасштабного вторгнення, тонайбільше ліквідованих окупантів зареєстровано в Свердловській та Челябінськійобластях, Башкортостані, Бурятії та Волгоградській області. Велика кількістьповідомлень про загибель із Краснодарського краю, серед іншого, пояснюєтьсятим, що тут волонтери обходять цвинтарі та фотографують поховання військових.Через це про більшу кількість втрат стає відомо публічно.</text:p>
      <text:p text:style-name="P4">
<text:span text:style-name="T4">
Читайте також:</text:span>
 <text:span text:style-name="T4">
<text:a xlink:type="simple" xlink:href="https://www.ukrinform.ua/rubric-ato/3704954-zsu-znisili-vze-193-210-rosijskih-zagarbnikiv.html" text:style-name="Internet_20_link" text:visited-style-name="Visited_20_Internet_20_Link">
 </text:a>
 </text:span>
</text:p>
      <text:p text:style-name="P4">
Точно встановлено 139 випадків загибелі військових пілотів (найбільшкваліфікована військова спеціальність). Також до 5 травня підтвердиласязагибель понад 2 тис. офіцерів російської армії та інших силових структур. 230із них — у званні від підполковника та вище.</text:p>
      <text:p text:style-name="P4">
Як повідомлялося, за даними Генштабу ЗСУ станом на 5 травня ліквідовано <text:span text:style-name="T4">
_<text:a xlink:type="simple" xlink:href="https://www.ukrinform.ua/rubric-ato/3704954-zsu-znisili-vze-193-210-rosijskih-zagarbnikiv.html" text:style-name="Internet_20_link" text:visited-style-name="Visited_20_Internet_20_Link">
</text:a>
 _ </text:span>
</text:p>
      <text:p text:style-name="P4">
Source: <text:a xlink:type="simple" xlink:href="https://www.ukrinform.ua/rubric-ato/3705427-zurnalisti-poimenno-vstanovili-vze-22-tisaci-rosijskih-okupantiv-likvidovanih-v-ukraini.html" text:style-name="Internet_20_link" text:visited-style-name="Visited_20_Internet_20_Link">
https://www.ukrinform.ua/rubric-ato/3705427-zurnalisti-poimenno-vstanovili-vze-22-tisaci-rosijskih-okupantiv-likvidovanih-v-ukraini.html</text:a>
</text:p>
      <!--NEWS-->
      <text:h text:style-name="P10" text:outline-level="1">
<text:span text:style-name="T4">
Китайська розвідка залякувала діаспорян у Канаді</text:span>
</text:h>
      <text:p text:style-name="P4">
Authors: Ukrinform (Person)</text:p>
      <text:p text:style-name="P4">
Publisher: Укринформ (Organization)</text:p>
      <text:p text:style-name="P4">
Published Time: 2023-05-05T-31:13:00+03:00</text:p>
      <text:p text:style-name="P4">
Modified Time: 2023-05-05T22:13:00+03:00</text:p>
      <text:p text:style-name="P4">
Description: Представники китайських силових відомств під час не анонсованих візитів намагалися примусити членів китайської громади Канади повернутися до КНР. — Укрінформ.</text:p>
      <text:p text:style-name="P4">
Images: ["<text:a xlink:type="simple" xlink:href="https://static.ukrinform.com/photos/2023_03/thumb_files/630_360_1679666166-671.png" text:style-name="Internet_20_link" text:visited-style-name="Visited_20_Internet_20_Link">
630_360_16796...</text:a>
"]</text:p>
      <text:p text:style-name="P4">
Tags: ['Діаспора', 'Канада', 'Китай', 'Розвідка']</text:p>
      <text:p text:style-name="P4">
Type: Article</text:p>
      <!--METADATA-->
      <text:p text:style-name="P4">
<draw:frame draw:style-name="fr1" draw:name="Image16" text:anchor-type="as-char" svg:width="6.9236in" svg:height="3.956343in" draw:z-index="0">
<draw:image xlink:href="../Images/yкринформ/2023-05-05T-31-13-00-03-00/630_360_1679666166-671.png" xlink:type="simple" xlink:show="embed" xlink:actuate="onLoad" draw:mime-type="image/png"/>
</draw:frame>
Представники китайських силових відомств під час не анонсованих візитівнамагалися примусити членів китайської громади Канади повернутися до КНР.</text:p>
      <text:p text:style-name="P4">
Як повідомляє кореспондент Укрінформу, про це йдеться у <text:a xlink:type="simple" xlink:href="https://www.canada.ca/en/security-intelligence-service/corporate/publications/csis-public-report-2022.html" text:style-name="Internet_20_link" text:visited-style-name="Visited_20_Internet_20_Link">
</text:a>
 Канадської службибезпеки та розвідки.</text:p>
      <text:p text:style-name="P4">
“Канадській службі безпеки й розвідки відомо про випадки, коли представникирізних слідчих органів Китайської Народної Республіки приїздили до Канади -часто не попереджаючи про це місцеві правоохоронні служби - й намагалисяпогрозами та залякуваннями змусити китайських канадців та постійних мешканцівКанади повернутися до КНР”, - стверджується у документі.</text:p>
      <text:p text:style-name="P4">
<text:span text:style-name="T4">
Читайте також:</text:span>
 <text:span text:style-name="T4">
<text:a xlink:type="simple" xlink:href="https://www.ukrinform.ua/rubric-world/3705397-kanada-moze-vislati-kilkoh-kitajskih-diplomativ-glava-mzs.html" text:style-name="Internet_20_link" text:visited-style-name="Visited_20_Internet_20_Link">
 </text:a>
 </text:span>
</text:p>
      <text:p text:style-name="P4">
Канадські розвідники також вперше офіційно підтвердили, що володілиінформацією про відділки міністерства громадської безпеки Китаю, які діяли уКанаді без дозволу на це офіційної Оттави.</text:p>
      <text:p text:style-name="P4">
Як повідомлялося, минулого місяця у США було арештовано двох громадян, якісприяли створенню й роботі у Нью-Йорку <text:span text:style-name="T4">
_<text:a xlink:type="simple" xlink:href="https://www.ukrinform.ua/rubric-world/3697256-u-statah-arestuvali-dvoh-amerikanciv-za-ucast-u-vidkritti-kitajskih-viddilkiv-policii.html" text:style-name="Internet_20_link" text:visited-style-name="Visited_20_Internet_20_Link">
 </text:a>
 _ </text:span>
</text:p>
      <text:p text:style-name="P4">
Source: <text:a xlink:type="simple" xlink:href="https://www.ukrinform.ua/rubric-world/3705425-kitajska-rozvidka-zalakuvala-diasporan-u-kanadi.html" text:style-name="Internet_20_link" text:visited-style-name="Visited_20_Internet_20_Link">
https://www.ukrinform.ua/rubric-world/3705425-kitajska-rozvidka-zalakuvala-diasporan-u-kanadi.html</text:a>
</text:p>
      <!--NEWS-->
      <text:h text:style-name="P10" text:outline-level="1">
<text:span text:style-name="T4">
Упродовж дня росіяни дев’ять разів обстріляли прикордоння Сумщини</text:span>
</text:h>
      <text:p text:style-name="P4">
Authors: Ukrinform (Person)</text:p>
      <text:p text:style-name="P4">
Publisher: Укринформ (Organization)</text:p>
      <text:p text:style-name="P4">
Published Time: 2023-05-05T-33:05:00+03:00</text:p>
      <text:p text:style-name="P4">
Modified Time: 2023-05-05T22:05:00+03:00</text:p>
      <text:p text:style-name="P4">
Description: російські війська у п’ятницю, 5 травня, здійснили 9 обстрілів прикордонних громад Сумської області. — Укрінформ.</text:p>
      <text:p text:style-name="P4">
Images: ["<text:a xlink:type="simple" xlink:href="https://static.ukrinform.com/photos/2023_02/thumb_files/630_360_1675418382-232.jpg" text:style-name="Internet_20_link" text:visited-style-name="Visited_20_Internet_20_Link">
630_360_16754...</text:a>
"]</text:p>
      <text:p text:style-name="P4">
Tags: ['Обстріл', 'Сумщина', 'Війна з росією']</text:p>
      <text:p text:style-name="P4">
Type: Article</text:p>
      <!--METADATA-->
      <text:p text:style-name="P4">
<draw:frame draw:style-name="fr1" draw:name="Image17" text:anchor-type="as-char" svg:width="6.9236in" svg:height="3.956343in" draw:z-index="0">
<draw:image xlink:href="../Images/yкринформ/2023-05-05T-33-05-00-03-00/630_360_1675418382-232.jpg" xlink:type="simple" xlink:show="embed" xlink:actuate="onLoad" draw:mime-type="image/jpeg"/>
</draw:frame>
 російськівійська у п’ятницю, 5 травня, здійснили 9 обстрілів прикордонних громадСумської області.</text:p>
      <text:p text:style-name="P4">
Як передає Укрінформ, про це Сумська обласна військова адміністраціяповідомляє у <text:a xlink:type="simple" xlink:href="https://t.me/Sumy_news_ODA/15952" text:style-name="Internet_20_link" text:visited-style-name="Visited_20_Internet_20_Link">
 </text:a>
 .</text:p>
      <text:p text:style-name="P4">
«Протягом дня росіяни здійснили 9 обстрілів прикордонних громад. Зафіксовано33 вибухи. Обстрілів зазнали населені пункти Зноб-Новгородської, Есманської,Шалигинської, Новослобідської, Юнаківської, Великописарівської громад», -ідеться в повідомленні.</text:p>
      <text:p text:style-name="P4">
<text:span text:style-name="T4">
Читайте також:</text:span>
 <text:a xlink:type="simple" xlink:href="https://www.ukrinform.ua/rubric-ato/3705405-rosiani-znovu-obstrilali-prikordonna-cernigivsini.html" text:style-name="Internet_20_link" text:visited-style-name="Visited_20_Internet_20_Link">
 <text:span text:style-name="T4">
обстріл</text:span>
 </text:a>
</text:p>
      <text:p text:style-name="P4">
По Зноб-Новгородській громаді з території рф ворог здійснив пуски ракет згелікоптера. Внаслідок авіаудару пошкоджено приватні житлові будинки.</text:p>
      <ul>
        <li>
По Юнаківській громаді росіяни здійснили мінометний обстріл, зафіксовано 13 вибухів.   * Крім того, загарбники скинули три міни на територію Новослобідської громади.   * По Есманській громаді росіяни били з міномета - 5 вибухів.   * По Великописарівській громаді здійснили мінометний обстріл - 4 вибухи.   * Шалигинську громаду ворог обстріляв із міномета - 3 вибухи.</li>
      </ul>
      <text:p text:style-name="P4">
Як повідомляв Укрінформ, російські війська вранці 5 травня двічі атакувалиприкордоння Сумської області, імовірно, некерованими авіаційними ракетами,випущеними з гелікоптерів.</text:p>
      <text:p text:style-name="P4">
Source: <text:a xlink:type="simple" xlink:href="https://www.ukrinform.ua/rubric-ato/3705419-protagom-dna-rosiani-devat-raziv-obstrilali-prikordonna-sumsini.html" text:style-name="Internet_20_link" text:visited-style-name="Visited_20_Internet_20_Link">
https://www.ukrinform.ua/rubric-ato/3705419-protagom-dna-rosiani-devat-raziv-obstrilali-prikordonna-sumsini.html</text:a>
</text:p>
      <!--NEWS-->
      <text:h text:style-name="P10" text:outline-level="1">
<text:span text:style-name="T4">
Шмигаль обговорив із главою МЗС Британії пріоритети відновлення України</text:span>
</text:h>
      <text:p text:style-name="P4">
Authors: Ukrinform (Person)</text:p>
      <text:p text:style-name="P4">
Publisher: Укринформ (Organization)</text:p>
      <text:p text:style-name="P4">
Published Time: 2023-05-05T-36:55:00+03:00</text:p>
      <text:p text:style-name="P4">
Modified Time: 2023-05-05T21:55:00+03:00</text:p>
      <text:p text:style-name="P4">
Description: У Лондоні Прем’єр-міністр Денис Шмигаль обговорив із міністром закордонних справ Великої Британії Джеймсом Клеверлі конкретні пріоритети відновлення України. — Укрінформ.</text:p>
      <text:p text:style-name="P4">
Images: ["<text:a xlink:type="simple" xlink:href="https://static.ukrinform.com/photos/2023_03/thumb_files/630_360_1677849280-201.jpg" text:style-name="Internet_20_link" text:visited-style-name="Visited_20_Internet_20_Link">
630_360_16778...</text:a>
"]</text:p>
      <text:p text:style-name="P4">
Tags: ['Британія', 'МЗС', 'Шмигаль']</text:p>
      <text:p text:style-name="P4">
Type: Article</text:p>
      <!--METADATA-->
      <text:p text:style-name="P4">
<draw:frame draw:style-name="fr1" draw:name="Image18" text:anchor-type="as-char" svg:width="6.9236in" svg:height="3.956343in" draw:z-index="0">
<draw:image xlink:href="../Images/yкринформ/2023-05-05T-36-55-00-03-00/630_360_1677849280-201.jpg" xlink:type="simple" xlink:show="embed" xlink:actuate="onLoad" draw:mime-type="image/jpeg"/>
</draw:frame>
 У ЛондоніПрем’єр-міністр Денис Шмигаль обговорив із міністром закордонних справ ВеликоїБританії Джеймсом Клеверлі конкретні пріоритети відновлення України.</text:p>
      <text:p text:style-name="P4">
Як передає Укрінформ, про це Шмигаль повідомив у <text:a xlink:type="simple" xlink:href="https://t.me/Denys_Smyhal/5173" text:style-name="Internet_20_link" text:visited-style-name="Visited_20_Internet_20_Link">
</text:a>
 .</text:p>
      <text:p text:style-name="P4">
«Цьогоріч у Лондоні відбудеться наступна велика Конференція з питаньвідновлення України. Обговорили з Джеймсом Клеверлі конкретні пріоритети», -заявив Шмигаль.</text:p>
      <text:p text:style-name="P4">
<text:span text:style-name="T4">
Читайте також:</text:span>
 <text:a xlink:type="simple" xlink:href="https://www.ukrinform.ua/rubric-ato/3705361-smigal-i-volles-vidvidali-bijciv-zsu-aki-prohodat-navcanna-u-britanii.html" text:style-name="Internet_20_link" text:visited-style-name="Visited_20_Internet_20_Link">
 <text:span text:style-name="T4">
Шмигаль</text:span>
 </text:a>
</text:p>
      <text:p text:style-name="P4">
Прем’єр зазначив, що Україна має намір зосередитися на трьох напрямках: швидкевідновлення, залучення приватного бізнесу до відновлення та розбудови України,реалізація реформ. «Розраховуємо на високу зацікавленість британських компанійта конкретні домовленості», - додав він.</text:p>
      <text:p text:style-name="P4">
«Також очікуємо на підтримку Великої Британії на Вільнюському саміті НАТО.Українська армія на практиці освоює стандарти Альянсу й після перемоги готоваділитися успішним бойовим досвідом із союзниками», - заявив Шмигаль.</text:p>
      <text:p text:style-name="P4">
<text:span text:style-name="T4">
Читайте також:</text:span>
 <text:a xlink:type="simple" xlink:href="https://www.ukrinform.ua/rubric-polytics/3705036-zmicnenna-vidnosin-ukraini-ta-britanii-smigal-u-londoni-provede-nizku-vazlivih-zustricej.html" text:style-name="Internet_20_link" text:visited-style-name="Visited_20_Internet_20_Link">
 <text:span text:style-name="T4">
Шмигаль</text:span>
 </text:a>
</text:p>
      <text:p text:style-name="P4">
Як повідомляв Укрінформ, у Великій Британії Шмигаль ознайомився із процесомнавчання чергової групи військових Збройних сил України.</text:p>
      <text:p text:style-name="P4">
Source: <text:a xlink:type="simple" xlink:href="https://www.ukrinform.ua/rubric-vidbudova/3705423-smigal-obgovoriv-iz-glavou-mzs-britanii-prioriteti-vidnovlenna-ukraini.html" text:style-name="Internet_20_link" text:visited-style-name="Visited_20_Internet_20_Link">
https://www.ukrinform.ua/rubric-vidbudova/3705423-smigal-obgovoriv-iz-glavou-mzs-britanii-prioriteti-vidnovlenna-ukraini.html</text:a>
</text:p>
      <!--NEWS-->
      <text:h text:style-name="P10" text:outline-level="1">
<text:span text:style-name="T4">
Представниця ООН веде переговори в москві для продовження зернової угоди</text:span>
</text:h>
      <text:p text:style-name="P4">
Authors: Ukrinform (Person)</text:p>
      <text:p text:style-name="P4">
Publisher: Укринформ (Organization)</text:p>
      <text:p text:style-name="P4">
Published Time: 2023-05-05T-38:49:00+03:00</text:p>
      <text:p text:style-name="P4">
Modified Time: 2023-05-05T21:49:00+03:00</text:p>
      <text:p text:style-name="P4">
Description: Генеральний секретар Конференції ООН з торгівлі та розвитку Ребека Грінспен веде переговори з високопосадовцями в москві щодо продовження зернової угоди. — Укрінформ.</text:p>
      <text:p text:style-name="P4">
Images: ["<text:a xlink:type="simple" xlink:href="https://static.ukrinform.com/photos/2022_11/thumb_files/630_360_1669632623-529.jpg" text:style-name="Internet_20_link" text:visited-style-name="Visited_20_Internet_20_Link">
630_360_16696...</text:a>
"]</text:p>
      <text:p text:style-name="P4">
Tags: ['ООН', 'Зерно', 'росія', 'зерновий коридор']</text:p>
      <text:p text:style-name="P4">
Type: Article</text:p>
      <!--METADATA-->
      <text:p text:style-name="P4">
<draw:frame draw:style-name="fr1" draw:name="Image19" text:anchor-type="as-char" svg:width="6.9236in" svg:height="3.954724in" draw:z-index="0">
<draw:image xlink:href="../Images/yкринформ/2023-05-05T-38-49-00-03-00/630_360_1669632623-529.jpg" xlink:type="simple" xlink:show="embed" xlink:actuate="onLoad" draw:mime-type="image/jpeg"/>
</draw:frame>
Генеральний секретар Конференції ООН з торгівлі та розвитку Ребека Грінспенведе переговори з високопосадовцями в москві щодо продовження зернової угоди.</text:p>
      <text:p text:style-name="P4">
Як передає власний кореспондент Укрінформу у Нью-Йорку, про це на пресбрифінгуу п’ятницю повідомив заступник речника Генсека ООН Фархан Гак.</text:p>
      <text:p text:style-name="P4">
Він зазначив, що Грінспен зустрічалася для з цього у п’ятницю із заступникомміністра закордонних справ рф сергієм вершиніним. За словами Гака, сторониобговорюють умови «повного виконання угоди».</text:p>
      <text:p text:style-name="P4">
<text:span text:style-name="T4">
Читайте також:</text:span>
 <text:span text:style-name="T4">
<text:a xlink:type="simple" xlink:href="https://www.ukrinform.ua/rubric-economy/3705318-nablizenna-kinca-terminu-zernovoi-ugodi-spovilnue-eksport-ukrainskogo-zbizza-reuters.html" text:style-name="Internet_20_link" text:visited-style-name="Visited_20_Internet_20_Link">
 </text:a>
 </text:span>
</text:p>
      <text:p text:style-name="P4">
Водночас заступник речника зазначив, що на сьогодні у Стамбулі Спільнийкоординаційний центр, до якого входять представники України, Туреччини, ООН таросії (СКЦ) не досяг згоди щодо надання дозволу новим суднам на участь уЧорноморській ініціативі. СКЦ продовжує щоденну роботу з інспектування ранішедопущених суден, сказав він.</text:p>
      <text:p text:style-name="P4">
За словами Гака, Генеральний секретар доніс усім сторонам свою пропозицію щодоподальших дій, спрямованих на вдосконалення, продовження та розширенняініціативи з урахуванням позицій, висловлених сторонами.</text:p>
      <text:p text:style-name="P4">
«ООН закликає всі сторони продовжувати обговорення, долати оперативні викликий працювати над повною реалізацією та продовженням ініціативи», — додав він.</text:p>
      <text:p text:style-name="P4">
<text:span text:style-name="T4">
Читайте також:</text:span>
 <text:span text:style-name="T4">
<text:a xlink:type="simple" xlink:href="https://www.ukrinform.ua/rubric-economy/3704779-moskva-zrobit-pomilku-akso-ne-prodovzit-zernovu-ugodu-mzs-italii.html" text:style-name="Internet_20_link" text:visited-style-name="Visited_20_Internet_20_Link">
 </text:a>
 </text:span>
</text:p>
      <text:p text:style-name="P4">
Як повідомлялося, термін дії угоди щодо розблокування експорту українськогозерна завершується 18 травня.</text:p>
      <text:p text:style-name="P4">
Представники України, Туреччини, <text:span text:style-name="T4">
<text:a xlink:type="simple" xlink:href="https://www.ukrinform.ua/tag-oon" text:style-name="Internet_20_link" text:visited-style-name="Visited_20_Internet_20_Link">
 </text:a>
 </text:span>
 таросії зустрілися у п‘ятницю в Стамбулі для переговорів.</text:p>
      <text:p text:style-name="P4">
<text:span text:style-name="T4">
Читайте також:</text:span>
 <text:span text:style-name="T4">
<text:a xlink:type="simple" xlink:href="https://www.ukrinform.ua/rubric-economy/3704211-v-oon-proponuut-tureckomu-banku-buti-poserednikom-zernovoi-ugodi.html" text:style-name="Internet_20_link" text:visited-style-name="Visited_20_Internet_20_Link">
 </text:a>
 </text:span>
</text:p>
      <text:p text:style-name="P4">
росія домагається послаблення санкцій, які перешкоджають їй експортуватидобрива, шантажуючи припиненням дії зернової угоди.</text:p>
      <text:p text:style-name="P4">
Source: <text:a xlink:type="simple" xlink:href="https://www.ukrinform.ua/rubric-economy/3705421-predstavnica-oon-vede-peregovori-v-moskvi-dla-prodovzenna-zernovoi-ugodi.html" text:style-name="Internet_20_link" text:visited-style-name="Visited_20_Internet_20_Link">
https://www.ukrinform.ua/rubric-economy/3705421-predstavnica-oon-vede-peregovori-v-moskvi-dla-prodovzenna-zernovoi-ugodi.html</text:a>
</text:p>
      <!--NEWS-->
      <text:h text:style-name="P10" text:outline-level="1">
<text:span text:style-name="T4">
Зеленський відзначив державними нагородами 153 військовослужбовців, 130 із них - посмертно</text:span>
</text:h>
      <text:p text:style-name="P4">
Authors: Ukrinform (Person)</text:p>
      <text:p text:style-name="P4">
Publisher: Укринформ (Organization)</text:p>
      <text:p text:style-name="P4">
Published Time: 2023-05-05T-40:42:00+03:00</text:p>
      <text:p text:style-name="P4">
Modified Time: 2023-05-05T21:42:00+03:00</text:p>
      <text:p text:style-name="P4">
Description: Президент Володимир Зеленський відзначив державними нагородами 153 військовослужбовців, серед яких 130 - посмертно. — Укрінформ.</text:p>
      <text:p text:style-name="P4">
Images: ["<text:a xlink:type="simple" xlink:href="https://static.ukrinform.com/photos/2022_09/thumb_files/630_360_1664353648-814.jpeg" text:style-name="Internet_20_link" text:visited-style-name="Visited_20_Internet_20_Link">
630_360_16643...</text:a>
"]</text:p>
      <text:p text:style-name="P4">
Tags: ['Нагорода', 'Зеленський', 'Війна з росією']</text:p>
      <text:p text:style-name="P4">
Type: Article</text:p>
      <!--METADATA-->
      <text:p text:style-name="P4">
<draw:frame draw:style-name="fr1" draw:name="Image20" text:anchor-type="as-char" svg:width="6.9236in" svg:height="3.956343in" draw:z-index="0">
<draw:image xlink:href="../Images/yкринформ/2023-05-05T-40-42-00-03-00/630_360_1664353648-814.jpeg" xlink:type="simple" xlink:show="embed" xlink:actuate="onLoad" draw:mime-type="image/jpeg"/>
</draw:frame>
Президент Володимир Зеленський відзначив державними нагородами 153військовослужбовців, серед яких 130 - посмертно.</text:p>
      <text:p text:style-name="P4">
Як передає Укрінформ, відповідний <text:a xlink:type="simple" xlink:href="https://www.president.gov.ua/documents/2622023-46681" text:style-name="Internet_20_link" text:visited-style-name="Visited_20_Internet_20_Link">
</text:a>
 оприлюднений на сайтіглави держави.</text:p>
      <text:p text:style-name="P4">
Згідно з документом, Президент постановив нагородити за особисту мужність,виявлену у захисті державного суверенітету та територіальної цілісностіУкраїни, самовіддане виконання військового обов’язку орденом БогданаХмельницького ІІІ ступеня 4 військовослужбовців посмертно.</text:p>
      <text:p text:style-name="P4">
<text:span text:style-name="T4">
Читайте також:</text:span>
 <text:a xlink:type="simple" xlink:href="https://www.ukrinform.ua/rubric-ato/3704345-usi-vidi-vijsk-matimut-svoi-okremi-nagorodni-medali-reznikov.html" text:style-name="Internet_20_link" text:visited-style-name="Visited_20_Internet_20_Link">
 <text:span text:style-name="T4">
нагород</text:span>
 </text:a>
</text:p>
      <text:p text:style-name="P4">
Також вказаним указом посмертно Президент нагородив орденом “За мужність” ІІступеня старшого солдата Олександра Мачульського.</text:p>
      <text:p text:style-name="P4">
Орденом “За мужність” ІІІ ступеня глава Української держави відзначив 130захисників, із яких 125 - посмертно.</text:p>
      <text:p text:style-name="P4">
Окрім того, 15 військовослужбовців відзначені медаллю “За військову службуУкраїні” та троє - медаллю “За врятоване життя”.</text:p>
      <text:p text:style-name="P4">
Як повідомляв Укрінформ, <text:a xlink:type="simple" xlink:href="https://www.ukrinform.ua/rubric-polytics/3705400-zelenskij-zustrivsa-z-delegacieu-amerikanskih-kongresmeniv.html" text:style-name="Internet_20_link" text:visited-style-name="Visited_20_Internet_20_Link">
 </text:a>
 - говорили про ситуацію на Запорізькій АЕС та зерновийкоридор.</text:p>
      <text:p text:style-name="P4">
Source: <text:a xlink:type="simple" xlink:href="https://www.ukrinform.ua/rubric-ato/3705413-zelenskij-vidznaciv-derzavnimi-nagorodami-153-vijskovosluzbovciv-130-iz-nih-posmertno.html" text:style-name="Internet_20_link" text:visited-style-name="Visited_20_Internet_20_Link">
https://www.ukrinform.ua/rubric-ato/3705413-zelenskij-vidznaciv-derzavnimi-nagorodami-153-vijskovosluzbovciv-130-iz-nih-posmertno.html</text:a>
</text:p>
      <!--NEWS-->
      <text:h text:style-name="P10" text:outline-level="1">
<text:span text:style-name="T4">
США вводять в експлуатацію новий підводний човен класу «Вірджинія»</text:span>
</text:h>
      <text:p text:style-name="P4">
Authors: Ukrinform (Person)</text:p>
      <text:p text:style-name="P4">
Publisher: Укринформ (Organization)</text:p>
      <text:p text:style-name="P4">
Published Time: 2023-05-05T-42:33:00+03:00</text:p>
      <text:p text:style-name="P4">
Modified Time: 2023-05-05T21:33:00+03:00</text:p>
      <text:p text:style-name="P4">
Description: Військово-морські сили США готуються провести церемонію «охрещення» найновішого швидкохідного підводного човна класу «Вірджинія», який отримає ім’я USS Massachusetts (SSN 798) та буде прийнятий на озброєння. — Укрінформ.</text:p>
      <text:p text:style-name="P4">
Images: ["<text:a xlink:type="simple" xlink:href="https://static.ukrinform.com/photos/2023_05/thumb_files/630_360_1683311063-152.jpg" text:style-name="Internet_20_link" text:visited-style-name="Visited_20_Internet_20_Link">
630_360_16833...</text:a>
"]</text:p>
      <text:p text:style-name="P4">
Tags: ['США', 'Підводний човен']</text:p>
      <text:p text:style-name="P4">
Type: Article</text:p>
      <!--METADATA-->
      <text:p text:style-name="P4">
<draw:frame draw:style-name="fr1" draw:name="Image21" text:anchor-type="as-char" svg:width="6.9236in" svg:height="3.956343in" draw:z-index="0">
<draw:image xlink:href="../Images/yкринформ/2023-05-05T-42-33-00-03-00/630_360_1683311063-152.jpg" xlink:type="simple" xlink:show="embed" xlink:actuate="onLoad" draw:mime-type="image/jpeg"/>
</draw:frame>
Військово-морські сили США готуються провести церемонію «охрещення»найновішого швидкохідного підводного човна класу «Вірджинія», який отримаєім’я USS Massachusetts (SSN 798) та буде прийнятий на озброєння.</text:p>
      <text:p text:style-name="P4">
Церемонія відбудеться в суботу не верфі Ньюпорт Ньюз у штаті Вірджинія,передає Укрінформ із <text:a xlink:type="simple" xlink:href="https://www.defense.gov/News/Releases/Release/Article/3386179/navy-to-christen-submarine-massachusetts/" text:style-name="Internet_20_link" text:visited-style-name="Visited_20_Internet_20_Link">
</text:a>
 на пресслужбу Пентагону.</text:p>
      <text:p text:style-name="P4">
«За давньою традицією ВМС, «хрещена» підводного човна Шеріл Сендберг посвятитьчовен, розбивши пляшку ігристого вина об його носову частину»,- зазначається вповідомленні.</text:p>
      <text:p text:style-name="P4">
<text:span text:style-name="T4">
Читайте також:</text:span>
 <text:span text:style-name="T4">
<text:a xlink:type="simple" xlink:href="https://www.ukrinform.ua/rubric-world/3698579-iran-stverdzue-nacebto-amerikanskij-pidvodnij-coven-porusiv-kordoni-kraini-zmi.html" text:style-name="Internet_20_link" text:visited-style-name="Visited_20_Internet_20_Link">
 </text:a>
 </text:span>
</text:p>
      <text:p text:style-name="P4">
Сендберг є засновницею і головою Фонду сім’ї Сендберга Голдберга Бернталя, щопрацює над розбудовою рівноправного та стійкого світу. На церемонії такожвиступатимуть заступник міністра ВМС США, представники військовогокомандування, а також президент компанії General Dynamics Electric Boat,залученої до будівництва корабля.</text:p>
      <text:p text:style-name="P4">
Таким чином, USS Massachusetts (SSN 798) стане дев'ятим судном ВМС США,названим на честь цього штату. Перший USS Massachusetts був пароплавом,побудованим у 1845 році, останній корабель з таким ім’ям був введений вексплуатацію в 1942 році як швидкісний лінкор класу South Dakota.</text:p>
      <text:p text:style-name="P4">
<text:span text:style-name="T4">
Читайте також:</text:span>
 <text:span text:style-name="T4">
<text:a xlink:type="simple" xlink:href="https://www.ukrinform.ua/rubric-world/3701230-rosia-posilila-prisutnist-pidvodnih-covniv-v-atlantici-amerikanskij-general.html" text:style-name="Internet_20_link" text:visited-style-name="Visited_20_Internet_20_Link">
 </text:a>
 </text:span>
</text:p>
      <text:p text:style-name="P4">
Як повідомлялося, американські підводні човни класу «Вірджинія» створені дляроботи в прибережних та глибоких водах, а також для ведення протичовновоївійни, боротьби з надводними кораблями, ударної війни, забезпечення силспеціальних операцій.</text:p>
      <text:p text:style-name="P4">
Ці судна також можуть забезпечувати спостереження й розвідку, брати участь унерегулярних війнах та виконувати протимінні місії. Вони здатні забезпечуватип’ять із шести основних можливостей морської стратегії, в тому числі контрольнад морем, проєкцію потужності, передову присутність, безпеку на морі тастримування.</text:p>
      <text:p text:style-name="P4">
Source: <text:a xlink:type="simple" xlink:href="https://www.ukrinform.ua/rubric-world/3705416-ssa-vvodat-v-ekspluataciu-novij-pidvodnij-coven-klasu-virdzinia.html" text:style-name="Internet_20_link" text:visited-style-name="Visited_20_Internet_20_Link">
https://www.ukrinform.ua/rubric-world/3705416-ssa-vvodat-v-ekspluataciu-novij-pidvodnij-coven-klasu-virdzinia.html</text:a>
</text:p>
      <!--NEWS-->
      <text:h text:style-name="P10" text:outline-level="1">
<text:span text:style-name="T4">
Німеччина не проводитиме етап Кубка світу з фехтування за участю росіян та білорусів</text:span>
</text:h>
      <text:p text:style-name="P4">
Authors: Ukrinform (Person)</text:p>
      <text:p text:style-name="P4">
Publisher: Укринформ (Organization)</text:p>
      <text:p text:style-name="P4">
Published Time: 2023-05-05T-44:29:51+03:00</text:p>
      <text:p text:style-name="P4">
Modified Time: 2023-05-05T21:29:51+03:00</text:p>
      <text:p text:style-name="P4">
Description: У Німеччині скасували проведення етапу Кубка світу з фехтування на рапірах серед чоловіків. — Укрінформ.</text:p>
      <text:p text:style-name="P4">
Images: ["<text:a xlink:type="simple" xlink:href="https://static.ukrinform.com/photos/2023_05/thumb_files/630_360_1683311266-985.jpg" text:style-name="Internet_20_link" text:visited-style-name="Visited_20_Internet_20_Link">
630_360_16833...</text:a>
"]</text:p>
      <text:p text:style-name="P4">
Tags: ['Фехтування', 'Бойкот']</text:p>
      <text:p text:style-name="P4">
Type: Article</text:p>
      <!--METADATA-->
      <text:p text:style-name="P4">
<draw:frame draw:style-name="fr1" draw:name="Image22" text:anchor-type="as-char" svg:width="6.9236in" svg:height="3.956343in" draw:z-index="0">
<draw:image xlink:href="../Images/yкринформ/2023-05-05T-44-29-51-03-00/630_360_1683311266-985.jpg" xlink:type="simple" xlink:show="embed" xlink:actuate="onLoad" draw:mime-type="image/jpeg"/>
</draw:frame>
 УНімеччині скасували проведення етапу Кубка світу з фехтування на рапірах середчоловіків.</text:p>
      <text:p text:style-name="P4">
Як повідомляє <text:a xlink:type="simple" xlink:href="https://www.sueddeutsche.de/sport/fechten-bonn-fecht-weltcup-loewe-von-bonn-abgesagt-dpa.urn-newsml-dpa-com-20090101-230505-99-569484" text:style-name="Internet_20_link" text:visited-style-name="Visited_20_Internet_20_Link">
 </text:a>
 , скасування етапу Кубка світу з фехтування унімецькому Бонні стало реакцією на рішення Міжнародної федерації фехтування(FIE), яка проголосувала за повернення російських та білоруських спортсменів,передає Укрінформ.</text:p>
      <text:p text:style-name="P4">
Попри допуск FIE росіяни не змогли заявитися на Гран-прі корейського Сеула вшаблі, а також пропустять турніри у Колумбії та Мексиці. Це дало змогузмагатися на них українським фехтувальникам, інформує <text:a xlink:type="simple" xlink:href="https://suspilne.media/466940-vedetsa-neludska-vijna-u-nimeccini-skasuvali-drugij-etap-kubka-svitu-z-fehtuvanna-cerez-dopusk-rosian-ta-bilorusiv/" text:style-name="Internet_20_link" text:visited-style-name="Visited_20_Internet_20_Link">
</text:a>
 .</text:p>
      <text:p text:style-name="P4">
<text:span text:style-name="T4">
Читайте також:</text:span>
 <text:a xlink:type="simple" xlink:href="https://www.ukrinform.ua/rubric-sports/3704699-ukrainci-vizmut-ucast-u-dvoh-turnirah-z-fehtuvanna-cerez-nedopusk-atletiv-z-rf-i-bilorusi.html" text:style-name="Internet_20_link" text:visited-style-name="Visited_20_Internet_20_Link">
 <text:span text:style-name="T4">
фехтування</text:span>
 </text:a>
</text:p>
      <text:p text:style-name="P4">
Це другий етап Кубка світу з фехтування, який у Німеччині вирішили скасувати.Раніше у цій країні уже відмовились від проведення Кубка світу з жіночоїрапіри, а пізніше на такий крок пішли Данія та Франція.</text:p>
      <text:p text:style-name="P4">
Source: <text:a xlink:type="simple" xlink:href="https://www.ukrinform.ua/rubric-sports/3705415-nimeccina-ne-provoditime-etap-kubka-svitu-z-fehtuvanna-za-ucastu-rosian-ta-bilorusiv.html" text:style-name="Internet_20_link" text:visited-style-name="Visited_20_Internet_20_Link">
https://www.ukrinform.ua/rubric-sports/3705415-nimeccina-ne-provoditime-etap-kubka-svitu-z-fehtuvanna-za-ucastu-rosian-ta-bilorusiv.html</text:a>
</text:p>
      <!--NEWS-->
      <text:h text:style-name="P10" text:outline-level="1">
<text:span text:style-name="T4">
В ОП розраховують, що на саміті у Вільнюсі може початися формування процедури вступу України в НАТО</text:span>
</text:h>
      <text:p text:style-name="P4">
Authors: Ukrinform (Person)</text:p>
      <text:p text:style-name="P4">
Publisher: Укринформ (Organization)</text:p>
      <text:p text:style-name="P4">
Published Time: 2023-05-05T-46:22:00+03:00</text:p>
      <text:p text:style-name="P4">
Modified Time: 2023-05-05T21:22:00+03:00</text:p>
      <text:p text:style-name="P4">
Description: Київ розраховує, що на Саміті країн НАТО у Вільнюсі може початися формування процедури вступу України в НАТО. — Укрінформ.</text:p>
      <text:p text:style-name="P4">
Images: ["<text:a xlink:type="simple" xlink:href="https://static.ukrinform.com/photos/2022_08/thumb_files/630_360_1660112619-171.jpeg" text:style-name="Internet_20_link" text:visited-style-name="Visited_20_Internet_20_Link">
630_360_16601...</text:a>
"]</text:p>
      <text:p text:style-name="P4">
Tags: ['Офіс Президента', 'Жовква', 'Єдині новини']</text:p>
      <text:p text:style-name="P4">
Type: Article</text:p>
      <!--METADATA-->
      <text:p text:style-name="P4">
<draw:frame draw:style-name="fr1" draw:name="Image23" text:anchor-type="as-char" svg:width="6.9236in" svg:height="3.956343in" draw:z-index="0">
<draw:image xlink:href="../Images/yкринформ/2023-05-05T-46-22-00-03-00/630_360_1660112619-171.jpeg" xlink:type="simple" xlink:show="embed" xlink:actuate="onLoad" draw:mime-type="image/jpeg"/>
</draw:frame>
 Київрозраховує, що на Саміті країн НАТО у Вільнюсі може початися формуванняпроцедури вступу України в НАТО.</text:p>
      <text:p text:style-name="P4">
Про це в ефірі телемарафону “Єдині новини” сказав заступник керівника ОфісуПрезидента Ігор Жовква, повідомляє кореспондент Укрінформу.</text:p>
      <text:p text:style-name="P4">
“Дійсно, НАТО, рішення щодо членства в НАТО України на тому чи іншому етапі,зрозуміло, це не буде до перемоги, буде прийматися консенсусом. Тому уВільнюсі ми хочемо, щоб почала формуватися процедура модальності як Українаввійде в НАТО, як Україна може бути запрошена до НАТО, а це початок процедури,як Україна отримає гарантії безпеки до моменту вступу. Так само, як до речі,це отримала та ж сама Фінляндія після того, як Фінляндія подала заявку, апотім розпочалася процедура вступу. І до моменту, як вони вступили, колиостанній протокол був ратифікований Туреччиною, вони мали надійні гарантіїбезпеки. Не від усіх членів НАТО, від тих, які до цього зголосилися”, - сказавЖовква.</text:p>
      <text:p text:style-name="P4">
<text:span text:style-name="T4">
Читайте також:</text:span>
 <text:a xlink:type="simple" xlink:href="https://www.ukrinform.ua/rubric-polytics/3703883-ermak-zustrivsa-z-ukrainskimi-j-inozemnimi-zurnalistami.html" text:style-name="Internet_20_link" text:visited-style-name="Visited_20_Internet_20_Link">
 </text:a>
</text:p>
      <text:p text:style-name="P4">
На уточнення журналістів, які саме гарантії безпеки очікує Україна: які бпочали діяти після Вільнюського саміту чи після перемоги, заступник керівникаОП відповів: “Ідея в тому, щоб вже під час Вільнюського саміту НАТО булиукладені документи чи документ про гарантію безпеки, які б почали діятинегайно”.</text:p>
      <text:p text:style-name="P4">
Також на прохання назвати кількість країн та гарантії, які вони можуть надатиУкраїні, Жовква сказав: “Давайте не будемо зараз іти в деталі, не допомагатикраїні-агресору, скажемо так, - розкрити всі нюанси і деталі. Скажу лише одне:те, що зараз Україна отримує на полі бою - і цю західну техніку від систем ППОдо артилерії, від танків до бронетехніки, озброєння, відповідні боєприпаси -це також частина гарантій безпеки”.</text:p>
      <text:p text:style-name="P4">
<text:span text:style-name="T4">
Читайте також:</text:span>
 <text:a xlink:type="simple" xlink:href="https://www.ukrinform.ua/rubric-polytics/3704678-ukrainska-armia-moze-stati-osnovou-sil-oboroni-nato-u-majbutnomu-kondratuk.html" text:style-name="Internet_20_link" text:visited-style-name="Visited_20_Internet_20_Link">
 </text:a>
</text:p>
      <text:p text:style-name="P4">
Як повідомлялося, Саміт країн НАТО пройде у Вільнюсі 11-12 липня. Генеральнийсекретар НАТО Єнс Столтенберг запросив Президента України ВолодимираЗеленського на цей саміт.</text:p>
      <text:p text:style-name="P4">
Фото: ОП</text:p>
      <text:p text:style-name="P4">
Source: <text:a xlink:type="simple" xlink:href="https://www.ukrinform.ua/rubric-polytics/3705412-v-op-rozrahovuut-so-na-samiti-u-vilnusi-moze-pocatisa-formuvanna-proceduri-vstupu-ukraini-v-nato.html" text:style-name="Internet_20_link" text:visited-style-name="Visited_20_Internet_20_Link">
https://www.ukrinform.ua/rubric-polytics/3705412-v-op-rozrahovuut-so-na-samiti-u-vilnusi-moze-pocatisa-formuvanna-proceduri-vstupu-ukraini-v-nato.html</text:a>
</text:p>
      <!--NEWS-->
      <text:h text:style-name="P10" text:outline-level="1">
<text:span text:style-name="T4">
Президент подякував бійцям Повітряних сил та всім підрозділам, що захищають небо</text:span>
</text:h>
      <text:p text:style-name="P4">
Authors: Ukrinform (Person)</text:p>
      <text:p text:style-name="P4">
Publisher: Укринформ (Organization)</text:p>
      <text:p text:style-name="P4">
Published Time: 2023-05-05T-48:17:00+03:00</text:p>
      <text:p text:style-name="P4">
Modified Time: 2023-05-05T21:17:00+03:00</text:p>
      <text:p text:style-name="P4">
Description: Президент Володимир Зеленський подякував усім, хто зараз у бою заради України, та особливо за тиждень, що минає, - бійцям Повітряних сил та всім підрозділам, які захищають небо. — Укрінформ.</text:p>
      <text:p text:style-name="P4">
Images: ["<text:a xlink:type="simple" xlink:href="https://static.ukrinform.com/photos/2023_03/thumb_files/630_360_1677855839-566.jpg" text:style-name="Internet_20_link" text:visited-style-name="Visited_20_Internet_20_Link">
630_360_16778...</text:a>
"]</text:p>
      <text:p text:style-name="P4">
Tags: ['ЗСУ', 'Зеленський', 'Війна з росією', 'ППО']</text:p>
      <text:p text:style-name="P4">
Type: Article</text:p>
      <!--METADATA-->
      <text:p text:style-name="P4">
<draw:frame draw:style-name="fr1" draw:name="Image24" text:anchor-type="as-char" svg:width="6.9236in" svg:height="3.956343in" draw:z-index="0">
<draw:image xlink:href="../Images/yкринформ/2023-05-05T-48-17-00-03-00/630_360_1677855839-566.jpg" xlink:type="simple" xlink:show="embed" xlink:actuate="onLoad" draw:mime-type="image/jpeg"/>
</draw:frame>
 ПрезидентВолодимир Зеленський подякував усім, хто зараз у бою заради України, таособливо за тиждень, що минає, - бійцям Повітряних сил та всім підрозділам,які захищають небо.</text:p>
      <text:p text:style-name="P4">
Як передає Укрінформ, про це він сказав у своєму вечірньому <text:a xlink:type="simple" xlink:href="https://www.president.gov.ua/news/robimo-vse-shob-svit-chuv-ukrayinu-rozumiv-i-dopomagav-nashi-82713" text:style-name="Internet_20_link" text:visited-style-name="Visited_20_Internet_20_Link">
</text:a>
 .</text:p>
      <text:p text:style-name="P4">
_Відео:<text:a xlink:type="simple" xlink:href="https://www.youtube.com/watch" text:style-name="Internet_20_link" text:visited-style-name="Visited_20_Internet_20_Link">
 </text:a>
 _</text:p>
      <text:p text:style-name="P4">
“Слава кожному й кожній, хто зараз у бою заради України, на бойових завданняхта на бойових постах! Особливо вдячний за цей тиждень усім бійцям нашихПовітряних сил та всім підрозділам інших родів військ, які захищають небо!”, -зазначив Зеленський.</text:p>
      <text:p text:style-name="P4">
<text:span text:style-name="T4">
Читайте також:</text:span>
 <text:span text:style-name="T4">
<text:a xlink:type="simple" xlink:href="https://www.ukrinform.ua/rubric-ato/3704949-ppo-znisila-u-nebi-nad-dnipropetrovsinou-dva-vorozih-bezpilotniki.html" text:style-name="Internet_20_link" text:visited-style-name="Visited_20_Internet_20_Link">
 </text:a>
 </text:span>
</text:p>
      <text:p text:style-name="P4">
Він наголосив, що “вистояти, перемогти й покарати ворога – це наше спільнезавдання”.</text:p>
      <text:p text:style-name="P4">
“У єдності, щодня роблячи Україну сильнішою, щодня додаючи нашій державі новіможливості, дійдемо до перемоги! Вічна пам'ять усім нашим героям різних часів,які захищали й захистили Україну! Слава нашому народу! Слава Україні!”, -підкреслив глава Української держави.</text:p>
      <text:p text:style-name="P4">
<text:span text:style-name="T4">
Читайте також:</text:span>
 <text:span text:style-name="T4">
<text:a xlink:type="simple" xlink:href="https://www.ukrinform.ua/rubric-kyiv/3705227-nacalnik-vijskovoi-administracii-kieva-peredav-zasobi-ppo-dla-mobilnih-vognevih-grup.html" text:style-name="Internet_20_link" text:visited-style-name="Visited_20_Internet_20_Link">
 </text:a>
 </text:span>
</text:p>
      <text:p text:style-name="P4">
Як повідомлялося, вночі 4 травня 2023 року ворог атакував "шахедами" зпівнічного напрямку (Брянська область) та з півдня – східне узбережжяАзовського моря. росіяни застосували до 24 ударних дронів «Shahed-136/131».Силами та засобами Повітряних Сил, у взаємодії протиповітряною обороною іншихскладових Сил оборони України, знищено 18 ударних БпЛА.</text:p>
      <text:p text:style-name="P4">
Source: <text:a xlink:type="simple" xlink:href="https://www.ukrinform.ua/rubric-ato/3705410-prezident-podakuvav-bijcam-povitranih-sil-ta-vsim-pidrozdilam-so-zahisaut-nebo.html" text:style-name="Internet_20_link" text:visited-style-name="Visited_20_Internet_20_Link">
https://www.ukrinform.ua/rubric-ato/3705410-prezident-podakuvav-bijcam-povitranih-sil-ta-vsim-pidrozdilam-so-zahisaut-nebo.html</text:a>
</text:p>
      <!--NEWS-->
      <text:h text:style-name="P10" text:outline-level="1">
<text:span text:style-name="T4">
Глава МЗС відзначив дівчинку, яка відмовилася виступати на конкурсі Sanremo через участь росіянина</text:span>
</text:h>
      <text:p text:style-name="P4">
Authors: Ukrinform (Person)</text:p>
      <text:p text:style-name="P4">
Publisher: Укринформ (Organization)</text:p>
      <text:p text:style-name="P4">
Published Time: 2023-05-05T-50:10:00+03:00</text:p>
      <text:p text:style-name="P4">
Modified Time: 2023-05-05T21:10:00+03:00</text:p>
      <text:p text:style-name="P4">
Description: Міністр закордонних справ України Дмитро Кулеба відзначив 13-річну Софію Самойлюк, яка відмовилася від участі в пісенному конкурсі Sanremo Junior-2023 в Італії через участь російського представника. — Укрінформ.</text:p>
      <text:p text:style-name="P4">
Images: ["<text:a xlink:type="simple" xlink:href="https://static.ukrinform.com/photos/2023_05/thumb_files/630_360_1683309948-158.png" text:style-name="Internet_20_link" text:visited-style-name="Visited_20_Internet_20_Link">
630_360_16833...</text:a>
"]</text:p>
      <text:p text:style-name="P4">
Tags: ['Діти', 'Конкурс', 'Дмитро Кулеба', 'Музика']</text:p>
      <text:p text:style-name="P4">
Type: Article</text:p>
      <!--METADATA-->
      <text:p text:style-name="P4">
<draw:frame draw:style-name="fr1" draw:name="Image25" text:anchor-type="as-char" svg:width="6.9236in" svg:height="3.956343in" draw:z-index="0">
<draw:image xlink:href="../Images/yкринформ/2023-05-05T-50-10-00-03-00/630_360_1683309948-158.png" xlink:type="simple" xlink:show="embed" xlink:actuate="onLoad" draw:mime-type="image/png"/>
</draw:frame>
 Міністрзакордонних справ України Дмитро Кулеба відзначив 13-річну Софію Самойлюк, якавідмовилася від участі в пісенному конкурсі Sanremo Junior-2023 в Італії черезучасть російського представника.</text:p>
      <text:p text:style-name="P4">
Про це він повідомив у  <text:a xlink:type="simple" xlink:href="https://www.facebook.com/dmytro.kuleba/posts/pfbid0BZhseEfctTEnBQCr9mxcWEVuhDXb8kNMxswEzzcTKEPBfq9M5y9kne9Xkp9FVNFvl" text:style-name="Internet_20_link" text:visited-style-name="Visited_20_Internet_20_Link">
</text:a>
, повідомляє Укрінформ.</text:p>
      <text:p text:style-name="P4">
Глава МЗС зауважив, що іноді, щоб перемогти в конкурсі або змаганні, потрібнозайняти позицію і продемонструвати, що ти є представником народу, який цінуєсвою гідність.</text:p>
      <text:p text:style-name="P4">
«Саме це ти і зробила, і тому ти - перемогла. Я тебе вітаю з цією перемогою. Утебе не буде диплому Сан-Ремо цього року, але ти здобула щось набагато більше– ти здобула перемогу для своєї країни. Ти здобула справжню <text:a xlink:type="simple" xlink:href="https://www.ukrinform.ua/tag-kultura" text:style-name="Internet_20_link" text:visited-style-name="Visited_20_Internet_20_Link">
</text:a>
 перемогу, не заспівавши жодного слова,але сказавши надзвичайно сильні слова», - сказав Кулеба, звертаючись до юноїспівачки.</text:p>
      <text:p text:style-name="P4">
<text:span text:style-name="T4">
Читайте також:</text:span>
 <text:a xlink:type="simple" xlink:href="https://www.ukrinform.ua/rubric-culture/3698589-mkip-nazvalo-neprijnatnou-ucast-rosianina-u-konkursi-gorovica.html" text:style-name="Internet_20_link" text:visited-style-name="Visited_20_Internet_20_Link">
 <text:span text:style-name="T4">
конкурс</text:span>
 </text:a>
</text:p>
      <text:p text:style-name="P4">
Міністр закордонних справ України зазначив, що оголошує Софії Самойлюк подяку«за перемогу духу в культурній дипломатії».</text:p>
      <text:p text:style-name="P4">
Як повідомлялося, 13-річна українка Софія Самолюк відмовилася від участі впісенному конкурсі Sanremo Junior-2023, який проходить в Італії, через участьу ньому виконавця з росії. Про участь росіян організатори оголосили за кількагодин до конкурсу 3 травня.</text:p>
      <text:p text:style-name="P4">
Source: <text:a xlink:type="simple" xlink:href="https://www.ukrinform.ua/rubric-society/3705408-kuleba-vidznaciv-divcinku-aka-vidmovilasa-vistupati-na-konkursi-sanremo-cerez-ucast-rosianina.html" text:style-name="Internet_20_link" text:visited-style-name="Visited_20_Internet_20_Link">
https://www.ukrinform.ua/rubric-society/3705408-kuleba-vidznaciv-divcinku-aka-vidmovilasa-vistupati-na-konkursi-sanremo-cerez-ucast-rosianina.html</text:a>
</text:p>
      <!--NEWS-->
      <text:h text:style-name="P10" text:outline-level="1">
<text:span text:style-name="T4">
росіяни знову обстріляли прикордоння Чернігівщини</text:span>
</text:h>
      <text:p text:style-name="P4">
Authors: Ukrinform (Person)</text:p>
      <text:p text:style-name="P4">
Publisher: Укринформ (Organization)</text:p>
      <text:p text:style-name="P4">
Published Time: 2023-05-05T-52:04:01+03:00</text:p>
      <text:p text:style-name="P4">
Modified Time: 2023-05-05T21:04:01+03:00</text:p>
      <text:p text:style-name="P4">
Description: російські війська станом на 20:00 5 травня ще 6 разів обстріляли прикордоння Чернігівської області. — Укрінформ.</text:p>
      <text:p text:style-name="P4">
Images: ["<text:a xlink:type="simple" xlink:href="https://static.ukrinform.com/photos/2016_11/thumb_files/630_360_1479558145-5682.jpg" text:style-name="Internet_20_link" text:visited-style-name="Visited_20_Internet_20_Link">
630_360_14795...</text:a>
"]</text:p>
      <text:p text:style-name="P4">
Tags: ['Обстріл', 'Чернігівщина', 'Війна з росією']</text:p>
      <text:p text:style-name="P4">
Type: Article</text:p>
      <!--METADATA-->
      <text:p text:style-name="P4">
<draw:frame draw:style-name="fr1" draw:name="Image26" text:anchor-type="as-char" svg:width="6.9236in" svg:height="3.956343in" draw:z-index="0">
<draw:image xlink:href="../Images/yкринформ/2023-05-05T-52-04-01-03-00/630_360_1479558145-5682.jpg" xlink:type="simple" xlink:show="embed" xlink:actuate="onLoad" draw:mime-type="image/jpeg"/>
</draw:frame>
російські війська станом на 20:00 5 травня ще 6 разів обстріляли прикордонняЧернігівської області.</text:p>
      <text:p text:style-name="P4">
Як передає Укрінформ, про це оперативне командування «Північ» повідомляє у <text:a xlink:type="simple" xlink:href="https://t.me/ok_pivnich1/2361" text:style-name="Internet_20_link" text:visited-style-name="Visited_20_Internet_20_Link">
</text:a>
 .</text:p>
      <text:p text:style-name="P4">
З 13:05 до 13:40 зафіксовано 22 удари, ймовірно з 120-міліметрового міномета,в районі населеного пункту Блешня.</text:p>
      <text:p text:style-name="P4">
З 15:11 до 15:32 зафіксовано 6 ударів, ймовірно зі ствольної артилерії, врайоні населеного пункту Леонівка.</text:p>
      <text:p text:style-name="P4">
<text:span text:style-name="T4">
Читайте також:</text:span>
 <text:a xlink:type="simple" xlink:href="https://www.ukrinform.ua/rubric-ato/3705357-sili-oboroni-vidbili-ponad-30-rosijskih-atak-na-troh-napramkah.html" text:style-name="Internet_20_link" text:visited-style-name="Visited_20_Internet_20_Link">
 </text:a>
</text:p>
      <text:p text:style-name="P4">
Крім того, з 16:15 до 17:00 зафіксовано 9 ударів, ймовірно з 120-міліметровогоміномета, в районі населеного пункту Леонівка.</text:p>
      <text:p text:style-name="P4">
Також близько 17:11 зафіксовано 4 удари, ймовірно некерованою авіаційноюракетою (НАР) з гвинтокрила, в районі населеного пункту Леонівка.</text:p>
      <text:p text:style-name="P4">
З 17:54 до 17:56 зафіксовано 2 удари, ймовірно з 120-міліметрового міномета, врайоні населеного пункту Залізний Міст.</text:p>
      <text:p text:style-name="P4">
<text:span text:style-name="T4">
Читайте також:</text:span>
 <text:a xlink:type="simple" xlink:href="https://www.ukrinform.ua/rubric-economy/3705100-cerez-obstrili-bez-svitla-zalisaetsa-castina-spozivaciv-u-vosmi-oblastah.html" text:style-name="Internet_20_link" text:visited-style-name="Visited_20_Internet_20_Link">
 <text:span text:style-name="T4">
обстріл</text:span>
 </text:a>
</text:p>
      <text:p text:style-name="P4">
З 19:13 до 19:15 зафіксовано 5 ударів, ймовірно з 120-міліметрового міномета,в районі населеного пункту Леонівка.</text:p>
      <text:p text:style-name="P4">
«Про втрати серед місцевого населення чи пошкодження цивільної інфраструктуриінформація не надходила», - сказано в повідомленні.</text:p>
      <text:p text:style-name="P4">
Як повідомляв Укрінформ, російські війська вранці 5 травня двічі атакувалиприкордоння Сумської області, імовірно, некерованими авіаційними ракетами,випущеними з гелікоптерів.</text:p>
      <text:p text:style-name="P4">
Source: <text:a xlink:type="simple" xlink:href="https://www.ukrinform.ua/rubric-ato/3705405-rosiani-znovu-obstrilali-prikordonna-cernigivsini.html" text:style-name="Internet_20_link" text:visited-style-name="Visited_20_Internet_20_Link">
https://www.ukrinform.ua/rubric-ato/3705405-rosiani-znovu-obstrilali-prikordonna-cernigivsini.html</text:a>
</text:p>
      <!--NEWS-->
      <text:h text:style-name="P10" text:outline-level="1">
<text:span text:style-name="T4">
За підсумками зустрічей у Гельсінкі та Гаазі маємо потужне посилення зброєю - Зеленський</text:span>
</text:h>
      <text:p text:style-name="P4">
Authors: Ukrinform (Person)</text:p>
      <text:p text:style-name="P4">
Publisher: Укринформ (Organization)</text:p>
      <text:p text:style-name="P4">
Published Time: 2023-05-05T-55:58:46+03:00</text:p>
      <text:p text:style-name="P4">
Modified Time: 2023-05-05T20:58:46+03:00</text:p>
      <text:p text:style-name="P4">
Description: </text:p>
      <text:p text:style-name="P4">
Президент Володимир Зеленський заявив, що за підсумками зустрічей у Гельсінкі та в Гаазі Україна має потужне посилення для своїх воїнів зброєю – на землі, в повітрі й на морі. — Укрінформ.</text:p>
      <text:p text:style-name="P4">
Images: ["<text:a xlink:type="simple" xlink:href="https://static.ukrinform.com/photos/2023_04/thumb_files/630_360_1682063024-559.jpeg" text:style-name="Internet_20_link" text:visited-style-name="Visited_20_Internet_20_Link">
630_360_16820...</text:a>
"]</text:p>
      <text:p text:style-name="P4">
Tags: ['Зброя', 'Зеленський', 'Війна з росією']</text:p>
      <text:p text:style-name="P4">
Type: Article</text:p>
      <!--METADATA-->
      <text:p text:style-name="P4">
<draw:frame draw:style-name="fr1" draw:name="Image27" text:anchor-type="as-char" svg:width="6.9236in" svg:height="3.956343in" draw:z-index="0">
<draw:image xlink:href="../Images/yкринформ/2023-05-05T-55-58-46-03-00/630_360_1682063024-559.jpeg" xlink:type="simple" xlink:show="embed" xlink:actuate="onLoad" draw:mime-type="image/jpeg"/>
</draw:frame>
Президент Володимир Зеленський заявив, що за підсумками зустрічей у Гельсінкіта в Гаазі Україна має потужне посилення для своїх воїнів зброєю – на землі, вповітрі й на морі.</text:p>
      <text:p text:style-name="P4">
Як передає Укрінформ, про це він сказав у вечірньому <text:a xlink:type="simple" xlink:href="https://www.president.gov.ua/news/robimo-vse-shob-svit-chuv-ukrayinu-rozumiv-i-dopomagav-nashi-82713" text:style-name="Internet_20_link" text:visited-style-name="Visited_20_Internet_20_Link">
</text:a>
</text:p>
      <text:p text:style-name="P4">
“Радий сказати, що в підсумку зустрічей у Гельсінкі та в Гаазі маємо потужнепосилення для наших воїнів зброєю – на землі, в повітрі й на морі. Я дякуюпартнерам! Це суттєве посилення”, - сказав Зеленський.</text:p>
      <text:p text:style-name="P4">
Окрім того, зауважив він, “маємо більше прогресу щодо НАТО і Євросоюзу”.</text:p>
      <text:p text:style-name="P4">
“Маємо більше прогресу щодо відповідальності росії за агресію проти нашоїдержави”, - розповів глава Української держави.</text:p>
      <text:p text:style-name="P4">
<text:span text:style-name="T4">
Читайте також:</text:span>
 <text:a xlink:type="simple" xlink:href="https://www.ukrinform.ua/rubric-ato/3704637-zelenskij-pro-f16-dla-ukraini-vpevnenij-u-pozitivnomu-rezultati.html" text:style-name="Internet_20_link" text:visited-style-name="Visited_20_Internet_20_Link">
 <text:span text:style-name="T4">
Зеленський</text:span>
 </text:a>
</text:p>
      <text:p text:style-name="P4">
Як повідомлялося, 3 травня Президент України здійснив візит до Фінляндії, а 4травня - в особливий день для Нідерландів, де щороку 4 травня о 20:00двохвилинним мовчанням вшановують громадян і солдатів, які загинули під часвійни та мирних місій після Другої світової війни, Президент відвідав <text:a xlink:type="simple" xlink:href="https://www.ukrinform.ua/tag-niderlandi" text:style-name="Internet_20_link" text:visited-style-name="Visited_20_Internet_20_Link">
</text:a>
 .</text:p>
      <text:p text:style-name="P4">
<text:span text:style-name="T5">
Фото, відео: ОП</text:span>
</text:p>
      <text:p text:style-name="P4">
Source: <text:a xlink:type="simple" xlink:href="https://www.ukrinform.ua/rubric-ato/3705404-za-pidsumkami-zustricej-u-gelsinki-ta-gaazi-maemo-potuzne-posilenna-zbroeu-zelenskij.html" text:style-name="Internet_20_link" text:visited-style-name="Visited_20_Internet_20_Link">
https://www.ukrinform.ua/rubric-ato/3705404-za-pidsumkami-zustricej-u-gelsinki-ta-gaazi-maemo-potuzne-posilenna-zbroeu-zelenskij.html</text:a>
</text:p>
      <!--NEWS-->
      <text:h text:style-name="P10" text:outline-level="1">
<text:span text:style-name="T4">
Джамала презентувала альбом «Qirim» зі старовинними кримськотатарськими піснями</text:span>
</text:h>
      <text:p text:style-name="P4">
Authors: Ukrinform (Person)</text:p>
      <text:p text:style-name="P4">
Publisher: Укринформ (Organization)</text:p>
      <text:p text:style-name="P4">
Published Time: 2023-05-05T-57:54:00+03:00</text:p>
      <text:p text:style-name="P4">
Modified Time: 2023-05-05T20:54:00+03:00</text:p>
      <text:p text:style-name="P4">
Description: Українська співачка Джамала представила новий альбом "Qirim", в який увійшли старовинні пісні кримськотатарського народу.  — Укрінформ.</text:p>
      <text:p text:style-name="P4">
Images: ["<text:a xlink:type="simple" xlink:href="https://static.ukrinform.com/photos/2019_10/thumb_files/630_360_1570790279-293.jpg" text:style-name="Internet_20_link" text:visited-style-name="Visited_20_Internet_20_Link">
630_360_15707...</text:a>
", "<text:a xlink:type="simple" xlink:href="https://static.ukrinform.com/photos/2023_05/1683308984-726.jpeg" text:style-name="Internet_20_link" text:visited-style-name="Visited_20_Internet_20_Link">
1683308984-72...</text:a>
"]</text:p>
      <text:p text:style-name="P4">
Tags: ['Джамала', 'Кримські татари', 'Музика', 'Пісня']</text:p>
      <text:p text:style-name="P4">
Type: Article</text:p>
      <!--METADATA-->
      <text:p text:style-name="P4">
<draw:frame draw:style-name="fr1" draw:name="Image28" text:anchor-type="as-char" svg:width="6.9236in" svg:height="3.956343in" draw:z-index="0">
<draw:image xlink:href="../Images/yкринформ/2023-05-05T-57-54-00-03-00/630_360_1570790279-293.jpg" xlink:type="simple" xlink:show="embed" xlink:actuate="onLoad" draw:mime-type="image/jpeg"/>
</draw:frame>
Українська співачка Джамала представила новий альбом "Qirim", в який увійшлистаровинні пісні кримськотатарського народу.</text:p>
      <text:p text:style-name="P4">
Про це в  <text:a xlink:type="simple" xlink:href="https://t.me/mkipu/5900" text:style-name="Internet_20_link" text:visited-style-name="Visited_20_Internet_20_Link">
 </text:a>
 повідомило Міністерство культури таінформаційної політики, передає Укрінформ.</text:p>
      <text:p text:style-name="P4">
<draw:frame draw:style-name="fr1" draw:name="Image29" text:anchor-type="as-char" svg:width="6.9236in" svg:height="6.9236in" draw:z-index="0">
<draw:image xlink:href="../Images/yкринформ/2023-05-05T-57-54-00-03-00/1683308984-726.jpeg" xlink:type="simple" xlink:show="embed" xlink:actuate="onLoad" draw:mime-type="image/jpeg"/>
</draw:frame>
</text:p>
      <text:p text:style-name="P4">
"5 травня, коли кримські татари святкують головне свято весни — Хидирлез,українська кримськотатарська співачка Джамала випустила альбом Qirim — збіркустаровинних пісень кримськотатарського народу", - йдеться у повідомленні.</text:p>
      <text:p text:style-name="P4">
<text:span text:style-name="T4">
Читайте також:</text:span>
 <text:a xlink:type="simple" xlink:href="https://www.ukrinform.ua/rubric-culture/3677425-dzamala-stala-persim-ukrainskim-ambasadorom-equal-vid-spotify.html" text:style-name="Internet_20_link" text:visited-style-name="Visited_20_Internet_20_Link">
 <text:span text:style-name="T4">
Джамала</text:span>
 </text:a>
</text:p>
      <text:p text:style-name="P4">
Зазначається, що до збірки ввійшло 14 композицій — раніше невідомих,переписаних чи забутих. Джамала віднайшла їх у містах та селищах Кримськогопівострова. У МКІП повідомили, що альбом Qırım Джамала презентує разом ізНаціональним симфонічним оркестром України на сцені Національної опери, апісля цього альбом вперше зазвучить наживо у Великій Британії, в Ліверпулі,спільно з BBC Philharmonic Orchestra.</text:p>
      <text:p text:style-name="P4">
Як повідомлялося, на пісенному конкурсі «Євробачення-2023», який пройде уЛіверпулі, з 3 по 14 травня діятиме український бульвар під назвою "DiscoverUkraine".</text:p>
      <text:p text:style-name="P4">
Source: <text:a xlink:type="simple" xlink:href="https://www.ukrinform.ua/rubric-culture/3705402-dzamala-prezentuvala-albom-qirim-zi-starovinnimi-krimskotatarskimi-pisnami.html" text:style-name="Internet_20_link" text:visited-style-name="Visited_20_Internet_20_Link">
https://www.ukrinform.ua/rubric-culture/3705402-dzamala-prezentuvala-albom-qirim-zi-starovinnimi-krimskotatarskimi-pisnami.html</text:a>
</text:p>
      <!--NEWS-->
      <text:h text:style-name="P10" text:outline-level="1">
<text:span text:style-name="T4">
Здавав росіянам позиції ППО: одеситу дали 15 років в’язниці</text:span>
</text:h>
      <text:p text:style-name="P4">
Authors: Ukrinform (Person)</text:p>
      <text:p text:style-name="P4">
Publisher: Укринформ (Organization)</text:p>
      <text:p text:style-name="P4">
Published Time: 2023-05-05T-59:48:00+03:00</text:p>
      <text:p text:style-name="P4">
Modified Time: 2023-05-05T20:48:00+03:00</text:p>
      <text:p text:style-name="P4">
Description: До 15 років позбавлення волі засудили жителя Одеси, який здавав російським загарбникам місця дислокації систем протиповітряної оборони. — Укрінформ.</text:p>
      <text:p text:style-name="P4">
Images: ["<text:a xlink:type="simple" xlink:href="https://static.ukrinform.com/photos/2023_05/thumb_files/630_360_1683286928-971.jpg" text:style-name="Internet_20_link" text:visited-style-name="Visited_20_Internet_20_Link">
630_360_16832...</text:a>
", "<text:a xlink:type="simple" xlink:href="https://static.ukrinform.com/photos/2023_05/1683286928-587.jpg" text:style-name="Internet_20_link" text:visited-style-name="Visited_20_Internet_20_Link">
1683286928-58...</text:a>
", "<text:a xlink:type="simple" xlink:href="https://static.ukrinform.com/photos/2023_05/1683286927-507.jpg" text:style-name="Internet_20_link" text:visited-style-name="Visited_20_Internet_20_Link">
1683286927-50...</text:a>
"]</text:p>
      <text:p text:style-name="P4">
Tags: ['Одеса', 'Суд', 'Офіс генпрокурора', 'Війна з росією']</text:p>
      <text:p text:style-name="P4">
Type: Article</text:p>
      <!--METADATA-->
      <text:p text:style-name="P4">
<draw:frame draw:style-name="fr1" draw:name="Image30" text:anchor-type="as-char" svg:width="6.9236in" svg:height="3.956343in" draw:z-index="0">
<draw:image xlink:href="../Images/yкринформ/2023-05-05T-59-48-00-03-00/630_360_1683286928-971.jpg" xlink:type="simple" xlink:show="embed" xlink:actuate="onLoad" draw:mime-type="image/jpeg"/>
</draw:frame>
 До 15років позбавлення волі засудили жителя Одеси, який здавав російськимзагарбникам місця дислокації систем протиповітряної оборони.</text:p>
      <text:p text:style-name="P4">
Як передає Укрінформ, про це Офіс генерального прокурора повідомив у <text:a xlink:type="simple" xlink:href="https://t.me/pgo_gov_ua/11867" text:style-name="Internet_20_link" text:visited-style-name="Visited_20_Internet_20_Link">
</text:a>
 .</text:p>
      <text:p text:style-name="P4">
За підтримання обвинувачення прокурорами Одеської обласної прокуратури жителяОдеси засудили за фактом державної зради (ч. 2 ст. 111 Кримінального кодексуУкраїни). Йому призначили покарання у вигляді 15 років позбавлення волі зконфіскацією майна.</text:p>
      <text:p text:style-name="P4">
<draw:frame draw:style-name="fr1" draw:name="Image31" text:anchor-type="as-char" svg:width="6.9236in" svg:height="9.231467in" draw:z-index="0">
<draw:image xlink:href="../Images/yкринформ/2023-05-05T-59-48-00-03-00/1683286928-587.jpg" xlink:type="simple" xlink:show="embed" xlink:actuate="onLoad" draw:mime-type="image/jpeg"/>
</draw:frame>
</text:p>
      <text:p text:style-name="P4">
Прокурори довели, що чоловік за винагороду збирав для спецслужб рф інформаціюпро розташування об’єктів енергетичної інфраструктури, місця дислокаціїособового складу і військової техніки підрозділів Збройних сил України,блокпостів, адміністративних будівель правоохоронних органів та військовихоб’єктів в Одесі та області.</text:p>
      <text:p text:style-name="P4">
<text:span text:style-name="T4">
Читайте також:</text:span>
 <text:a xlink:type="simple" xlink:href="https://www.ukrinform.ua/rubric-society/3705121-zitelci-doneccini-dali-12-rokiv-vaznici-peredavala-u-rosijskij-genstab-dani-pro-zsu.html" text:style-name="Internet_20_link" text:visited-style-name="Visited_20_Internet_20_Link">
 <text:span text:style-name="T4">
язниц</text:span>
 </text:a>
</text:p>
      <text:p text:style-name="P4">
«Засуджений встановив та зафіксував на відео базування засобів протиповітряноїоборони в Одесі. При цьому свою «допомогу» зрадник оцінив у 70 тис. грн», -ідеться в повідомленні.</text:p>
      <text:p text:style-name="P4">
Для збору розвідувальної інформації він виїжджав до різних районів Одеси тапередмістя, де здійснював фото- та відеофіксацію об’єктів.</text:p>
      <text:p text:style-name="P4">
Ворожого інформатора затримали під час передачі відеоматеріалу з дислокацієюсистем ППО представникам спецслужб росії за допомогою одного з месенджерів.</text:p>
      <text:p text:style-name="P4">
<draw:frame draw:style-name="fr1" draw:name="Image32" text:anchor-type="as-char" svg:width="6.9236in" svg:height="9.231467in" draw:z-index="0">
<draw:image xlink:href="../Images/yкринформ/2023-05-05T-59-48-00-03-00/1683286927-507.jpg" xlink:type="simple" xlink:show="embed" xlink:actuate="onLoad" draw:mime-type="image/jpeg"/>
</draw:frame>
</text:p>
      <text:p text:style-name="P4">
Наразі він перебуває під вартою.</text:p>
      <text:p text:style-name="P4">
<text:span text:style-name="T4">
Читайте також:</text:span>
 <text:a xlink:type="simple" xlink:href="https://www.ukrinform.ua/rubric-regions/3705111-zatrimali-se-dvoh-agentiv-fsb-sukali-pozicii-himars-na-doneccini.html" text:style-name="Internet_20_link" text:visited-style-name="Visited_20_Internet_20_Link">
 <text:span text:style-name="T4">
HIMARS</text:span>
 </text:a>
</text:p>
      <text:p text:style-name="P4">
Як повідомляв Укрінформ, СБУ затримала ще двох учасників розгалуженоїагентурної мережі фсб росії, які намагались виявити бойові позиції реактивнихартилерійських систем HIMARS у прифронтових районах Донецької області.</text:p>
      <text:p text:style-name="P4">
Source: <text:a xlink:type="simple" xlink:href="https://www.ukrinform.ua/rubric-society/3705195-zdavav-rosianam-pozicii-ppo-odesitu-dali-15-rokiv-vaznici.html" text:style-name="Internet_20_link" text:visited-style-name="Visited_20_Internet_20_Link">
https://www.ukrinform.ua/rubric-society/3705195-zdavav-rosianam-pozicii-ppo-odesitu-dali-15-rokiv-vaznici.html</text:a>
</text:p>
      <!--NEWS-->
      <text:h text:style-name="P10" text:outline-level="1">
<text:span text:style-name="T4">
Президент зустрівся із представниками Венеціанської комісії</text:span>
</text:h>
      <text:p text:style-name="P4">
Authors: Ukrinform (Person)</text:p>
      <text:p text:style-name="P4">
Publisher: Укринформ (Organization)</text:p>
      <text:p text:style-name="P4">
Published Time: 2023-05-05T-61:46:00+03:00</text:p>
      <text:p text:style-name="P4">
Modified Time: 2023-05-05T20:46:00+03:00</text:p>
      <text:p text:style-name="P4">
Description: Президент Володимир Зеленський провів зустріч із представниками Венеціанської комісії. — Укрінформ.</text:p>
      <text:p text:style-name="P4">
Images: ["<text:a xlink:type="simple" xlink:href="https://static.ukrinform.com/photos/2023_05/thumb_files/630_360_1683311375-630.jpeg" text:style-name="Internet_20_link" text:visited-style-name="Visited_20_Internet_20_Link">
630_360_16833...</text:a>
", "<text:a xlink:type="simple" xlink:href="https://static.ukrinform.com/photos/2023_05/1683311374-748.jpeg" text:style-name="Internet_20_link" text:visited-style-name="Visited_20_Internet_20_Link">
1683311374-74...</text:a>
"]</text:p>
      <text:p text:style-name="P4">
Tags: ['США', 'Венеційська комісія', 'Зеленський']</text:p>
      <text:p text:style-name="P4">
Type: Article</text:p>
      <!--METADATA-->
      <text:p text:style-name="P4">
<draw:frame draw:style-name="fr1" draw:name="Image33" text:anchor-type="as-char" svg:width="6.9236in" svg:height="3.956343in" draw:z-index="0">
<draw:image xlink:href="../Images/yкринформ/2023-05-05T-61-46-00-03-00/630_360_1683311375-630.jpeg" xlink:type="simple" xlink:show="embed" xlink:actuate="onLoad" draw:mime-type="image/jpeg"/>
</draw:frame>
Президент Володимир Зеленський провів зустріч із представниками Венеціанськоїкомісії.</text:p>
      <text:p text:style-name="P4">
Як передає Укрінформ, про це він сказав у <text:a xlink:type="simple" xlink:href="https://www.president.gov.ua/news/robimo-vse-shob-svit-chuv-ukrayinu-rozumiv-i-dopomagav-nashi-82713" text:style-name="Internet_20_link" text:visited-style-name="Visited_20_Internet_20_Link">
</text:a>
 .</text:p>
      <text:p text:style-name="P4">
“Також сьогодні була зустріч із представниками Венеціанської комісії, ізпредставниками інвестиційного фонду BlackRock”, - розповів Зеленський.</text:p>
      <text:p text:style-name="P4">
<draw:frame draw:style-name="fr1" draw:name="Image34" text:anchor-type="as-char" svg:width="6.9236in" svg:height="4.604691in" draw:z-index="0">
<draw:image xlink:href="../Images/yкринформ/2023-05-05T-61-46-00-03-00/1683311374-748.jpeg" xlink:type="simple" xlink:show="embed" xlink:actuate="onLoad" draw:mime-type="image/jpeg"/>
</draw:frame>
</text:p>
      <text:p text:style-name="P4">
<text:span text:style-name="T4">
Читайте також:</text:span>
 <text:a xlink:type="simple" xlink:href="https://www.ukrinform.ua/rubric-ato/3705394-zelenskij-robimo-vse-sob-svit-cuv-ukrainu-rozumiv-i-dopomagav.html" text:style-name="Internet_20_link" text:visited-style-name="Visited_20_Internet_20_Link">
 <text:span text:style-name="T4">
Зеленський</text:span>
 </text:a>
</text:p>
      <text:p text:style-name="P4">
Окрім того, він зазначив, що увечері 5 травня провів зустріч із делегацієюКонгресу Сполучених Штатів Америки.</text:p>
      <text:p text:style-name="P4">
“Ми говорили про подальшу взаємодію між нашими державами заради глобальноїсвободи. Зараз, коли ми пліч-о-пліч з Америкою боремося проти тиранії, мидосягли такого рівня взаємодії, якого ще ніколи не було між Україною та США.Але це ще не межа. Будемо й надалі розвивати нашу співпрацю – наше справжнєсоюзництво. І я дякую всім, хто допомагає! “, - сказав Президент.</text:p>
      <text:p text:style-name="P4">
Він висловив подяку Президенту США Джозефу Байдену за лідерство, обом партіямі палатам Конгресу за незмінну підтримку.</text:p>
      <text:p text:style-name="P4">
<text:span text:style-name="T4">
Читайте також:</text:span>
 <text:a xlink:type="simple" xlink:href="https://www.ukrinform.ua/rubric-society/3705369-zelenskij-zustrivsa-z-ambasadorami-united24.html" text:style-name="Internet_20_link" text:visited-style-name="Visited_20_Internet_20_Link">
 <text:span text:style-name="T4">
Зеленський</text:span>
 </text:a>
</text:p>
      <text:p text:style-name="P4">
“Дякую всім американцям, чиє прагнення до свободи разом з українськимипрагненнями, разом з усіма нашими союзниками й партнерами захищає глобальнудемократію”, - підкреслив Зеленський.</text:p>
      <text:p text:style-name="P4">
Як уточнили в <text:a xlink:type="simple" xlink:href="https://www.president.gov.ua/news/glava-derzhavi-zustrivsya-z-delegaciyeyu-venecianskoyi-komis-82717" text:style-name="Internet_20_link" text:visited-style-name="Visited_20_Internet_20_Link">
 </text:a>
 , Президент провів зустріч ізделегацією Європейської комісії «За демократію через право» (Венеційськакомісія) на чолі з головою комісії Клер Базі Малорі, яка перебуває з візитом унашій країні.</text:p>
      <text:p text:style-name="P4">
Зазначається, що Зеленський подякував делегації за візит у непростий час та заплідну співпрацю між Україною й Венеційською комісією у різних напрямахудосконалення українського законодавства.</text:p>
      <text:p text:style-name="P4">
<text:span text:style-name="T4">
Читайте також:</text:span>
 <text:a xlink:type="simple" xlink:href="https://www.ukrinform.ua/rubric-ato/3705410-prezident-podakuvav-bijcam-povitranih-sil-ta-vsim-pidrozdilam-so-zahisaut-nebo.html" text:style-name="Internet_20_link" text:visited-style-name="Visited_20_Internet_20_Link">
 </text:a>
</text:p>
      <text:p text:style-name="P4">
Також Президент окремо висловив подяку за важливу допомогу Венеційськоїкомісії у впровадженні євроінтеграційних реформ у межах виконання нашоюдержавою рекомендацій Європейської комісії, пов’язаних із наданням Україністатусу країни – кандидата в члени ЄС.</text:p>
      <text:p text:style-name="P4">
У пресслужбі інформують, що під час зустрічі обговорено питання підготовки таімплементації законодавства, що стосується процедур відбору кандидатур напосаду судді Конституційного Суду України.</text:p>
      <text:p text:style-name="P4">
«Україна вперше запроваджує конкурсну процедуру відбору суддів КонституційногоСуду. Це історична реформа, про яку навіть не йшлося за жодного іншогоПрезидента. Ми цілком свідомі великої відповідальності, що лежить на нас, запроведення чесного й прозорого конкурсу. Цього очікує й вимагає українськийнарод», – заявив Зеленський.</text:p>
      <text:p text:style-name="P4">
Він висловив сподівання на підтримку з боку Венеційської комісії на цьомушляху та впевненість в успішному реформуванні діяльності Конституційного Суду.</text:p>
      <text:p text:style-name="P4">
<text:span text:style-name="T4">
Читайте також:</text:span>
 <text:a xlink:type="simple" xlink:href="https://www.ukrinform.ua/rubric-ato/3705404-za-pidsumkami-zustricej-u-gelsinki-ta-gaazi-maemo-potuzne-posilenna-zbroeu-zelenskij.html" text:style-name="Internet_20_link" text:visited-style-name="Visited_20_Internet_20_Link">
 <text:span text:style-name="T4">
Зелен</text:span>
 </text:a>
</text:p>
      <text:p text:style-name="P4">
Зазначається, що на зустрічі також обговорили закони про деолігархізацію тапро національні меншини.</text:p>
      <text:p text:style-name="P4">
Глава держави підтвердив готовність України продовжувати тісну взаємодію зВенеційською комісією для забезпечення результативних реформ відповідно доєвропейських стандартів.</text:p>
      <text:p text:style-name="P4">
Як повідомлялося, Президент України Володимир Зеленський <text:a xlink:type="simple" xlink:href="https://www.ukrinform.ua/rubric-polytics/3705400-zelenskij-zustrivsa-z-delegacieu-amerikanskih-kongresmeniv.html" text:style-name="Internet_20_link" text:visited-style-name="Visited_20_Internet_20_Link">
</text:a>
 у складі голови Гельсінськоїкомісії США Джо Вілсона, конгресменів Стівена Коена та Вікторії Спартц.</text:p>
      <text:p text:style-name="P4">
До складу делегації також увійшов постійний представник Сполучених Штатів приОБСЄ Майкл Карпентер.</text:p>
      <text:p text:style-name="P4">
Source: <text:a xlink:type="simple" xlink:href="https://www.ukrinform.ua/rubric-polytics/3705406-prezident-zustrivsa-iz-predstavnikami-venecianskoi-komisii.html" text:style-name="Internet_20_link" text:visited-style-name="Visited_20_Internet_20_Link">
https://www.ukrinform.ua/rubric-polytics/3705406-prezident-zustrivsa-iz-predstavnikami-venecianskoi-komisii.html</text:a>
</text:p>
      <!--NEWS-->
      <text:h text:style-name="P10" text:outline-level="1">
<text:span text:style-name="T4">
У Києві провели благодійний спортивний захід на підтримку захисників «Азовсталі»</text:span>
</text:h>
      <text:p text:style-name="P4">
Authors: Ukrinform (Person)</text:p>
      <text:p text:style-name="P4">
Publisher: Укринформ (Organization)</text:p>
      <text:p text:style-name="P4">
Published Time: 2023-05-05T-63:44:00+03:00</text:p>
      <text:p text:style-name="P4">
Modified Time: 2023-05-05T20:44:00+03:00</text:p>
      <text:p text:style-name="P4">
Description: У Києві відбувся благодійний спортивно-масовий захід «Ідея Нації» на підтримку захисників «Азовсталі», які наразі перебувають у полоні. — Укрінформ.</text:p>
      <text:p text:style-name="P4">
Images: ["<text:a xlink:type="simple" xlink:href="https://static.ukrinform.com/photos/2023_05/thumb_files/630_360_1683306930-7532.jpeg" text:style-name="Internet_20_link" text:visited-style-name="Visited_20_Internet_20_Link">
630_360_16833...</text:a>
", "<text:a xlink:type="simple" xlink:href="https://static.ukrinform.com/photos/2023_05/1683306930-9231.jpeg" text:style-name="Internet_20_link" text:visited-style-name="Visited_20_Internet_20_Link">
1683306930-92...</text:a>
", "<text:a xlink:type="simple" xlink:href="https://static.ukrinform.com/photos/2023_05/thumb_files/630_360_1683306928-7816.jpeg" text:style-name="Internet_20_link" text:visited-style-name="Visited_20_Internet_20_Link">
630_360_16833...</text:a>
", "<text:a xlink:type="simple" xlink:href="https://static.ukrinform.com/photos/2023_05/thumb_files/630_360_1683306928-1542.jpeg" text:style-name="Internet_20_link" text:visited-style-name="Visited_20_Internet_20_Link">
630_360_16833...</text:a>
", "<text:a xlink:type="simple" xlink:href="https://static.ukrinform.com/photos/2023_05/thumb_files/630_360_1683306928-9703.jpeg" text:style-name="Internet_20_link" text:visited-style-name="Visited_20_Internet_20_Link">
630_360_16833...</text:a>
", "<text:a xlink:type="simple" xlink:href="https://static.ukrinform.com/photos/2023_05/thumb_files/630_360_1683306928-9675.jpeg" text:style-name="Internet_20_link" text:visited-style-name="Visited_20_Internet_20_Link">
630_360_16833...</text:a>
", "<text:a xlink:type="simple" xlink:href="https://static.ukrinform.com/photos/2023_05/thumb_files/630_360_1683306928-2445.jpeg" text:style-name="Internet_20_link" text:visited-style-name="Visited_20_Internet_20_Link">
630_360_16833...</text:a>
", "<text:a xlink:type="simple" xlink:href="https://static.ukrinform.com/photos/2023_05/thumb_files/630_360_1683306928-6723.jpeg" text:style-name="Internet_20_link" text:visited-style-name="Visited_20_Internet_20_Link">
630_360_16833...</text:a>
", "<text:a xlink:type="simple" xlink:href="https://static.ukrinform.com/photos/2023_05/thumb_files/630_360_1683306929-4627.jpeg" text:style-name="Internet_20_link" text:visited-style-name="Visited_20_Internet_20_Link">
630_360_16833...</text:a>
", "<text:a xlink:type="simple" xlink:href="https://static.ukrinform.com/photos/2023_05/thumb_files/630_360_1683306929-8588.jpeg" text:style-name="Internet_20_link" text:visited-style-name="Visited_20_Internet_20_Link">
630_360_16833...</text:a>
", "<text:a xlink:type="simple" xlink:href="https://static.ukrinform.com/photos/2023_05/thumb_files/630_360_1683306929-8757.jpeg" text:style-name="Internet_20_link" text:visited-style-name="Visited_20_Internet_20_Link">
630_360_16833...</text:a>
", "<text:a xlink:type="simple" xlink:href="https://static.ukrinform.com/photos/2023_05/thumb_files/630_360_1683306930-9231.jpeg" text:style-name="Internet_20_link" text:visited-style-name="Visited_20_Internet_20_Link">
630_360_16833...</text:a>
", "<text:a xlink:type="simple" xlink:href="https://static.ukrinform.com/photos/2023_05/thumb_files/630_360_1683306930-5571.jpeg" text:style-name="Internet_20_link" text:visited-style-name="Visited_20_Internet_20_Link">
630_360_16833...</text:a>
", "<text:a xlink:type="simple" xlink:href="https://static.ukrinform.com/photos/2023_05/thumb_files/630_360_1683306930-2744.jpeg" text:style-name="Internet_20_link" text:visited-style-name="Visited_20_Internet_20_Link">
630_360_16833...</text:a>
", "<text:a xlink:type="simple" xlink:href="https://static.ukrinform.com/photos/2023_05/thumb_files/630_360_1683306930-2661.jpeg" text:style-name="Internet_20_link" text:visited-style-name="Visited_20_Internet_20_Link">
630_360_16833...</text:a>
"]</text:p>
      <text:p text:style-name="P4">
Tags: ['Азовсталь', 'Спорт', 'Благодійність', 'Київ', 'Акція']</text:p>
      <text:p text:style-name="P4">
Type: Article</text:p>
      <!--METADATA-->
      <text:p text:style-name="P4">
<draw:frame draw:style-name="fr1" draw:name="Image35" text:anchor-type="as-char" svg:width="6.9236in" svg:height="3.956343in" draw:z-index="0">
<draw:image xlink:href="../Images/yкринформ/2023-05-05T-63-44-00-03-00/630_360_1683306930-7532.jpeg" xlink:type="simple" xlink:show="embed" xlink:actuate="onLoad" draw:mime-type="image/jpeg"/>
</draw:frame>
 У Києвівідбувся благодійний спортивно-масовий захід «Ідея Нації» на підтримкузахисників «Азовсталі», які наразі перебувають у полоні.</text:p>
      <text:p text:style-name="P4">
Про це повідомляє кореспондент Укрінформ.</text:p>
      <text:p text:style-name="P4">
5 травня бригада «Азов» відзначає 9-ту річницю від дня створення підрозділу.Відзначення цього дня є традицією з 2014 року. На честь цієї знакової датиАсоціація родин захисників «Азовсталі» організувала в Києві спортивно-масовийзахід «Ідея Нації» для родин та військовослужбовців підрозділу, а також киян ігостей міста. Акція пройшла на території «Urban Park» (ВДНГ).</text:p>
      <text:p text:style-name="P4">
Цьогорічна програма організована на знак пам'яті про полеглих з 2014 рокубійців «Азову», а також захисників «Азовсталі», які майже рік перебувають уполоні ворога. Захід націлений на підтримку сімей загиблих та полонених бійцівзавдяки створенню дружньої атмосфери єдиного азовського сімейства.</text:p>
      <text:p text:style-name="P4">
“Мета акції – нагадати всім, що наші хлопці досі перебувають у полоні. Такожми хочемо підтримати військових донатами. Війна не закінчилась. Допомогапотрібна завжди. Передусім, цей захід організований для родин військових,зокрема родин “азовців”. Це можливість для них трохи відволіктися. Для дітей –це психологічна реабілітація”, – зазначила директорка департаменту молоді іспорту Юлію Хан.</text:p>
      <text:p text:style-name="P4">
<draw:frame draw:style-name="fr1" draw:name="Image36" text:anchor-type="as-char" svg:width="6.9236in" svg:height="4.168584in" draw:z-index="0">
<draw:image xlink:href="../Images/yкринформ/2023-05-05T-63-44-00-03-00/1683306930-9231.jpeg" xlink:type="simple" xlink:show="embed" xlink:actuate="onLoad" draw:mime-type="image/jpeg"/>
</draw:frame>
</text:p>
      <text:p text:style-name="P4">
Вона зауважила, що минулого року така акція проходила у Києві вперше. Ранішесвяткували річниці від дня створення підрозділу “Азов” в Маріуполі.</text:p>
      <text:p text:style-name="P4">
У межах акції відбувся благодійний забіг «Біжу за «Азов»: 1 км – для дорослихта дітей, 5 км – для підготовлених бігунів.</text:p>
      <text:p text:style-name="P4">
Пробігти дистанцію з можливістю отримати памʼятну медаль можна і онлайн. Дляцього потрібно зафіксувати забіг у будь-якій програмі (Nike Run, Strava тощо)до 10.05.23, внести донат від 300 (без медалі) або 600 (з медаллю), надіслатискріншот виконаного забігу та оплати в Телеграм @helga_supportfamily, а такожопублікувати фото з забігу в stories з відміткою акаунту @azovstalfamilies.</text:p>
      <text:p text:style-name="P4">
<text:span text:style-name="T4">
Читайте також:</text:span>
 <text:a xlink:type="simple" xlink:href="https://www.ukrinform.ua/rubric-ato/3705388-nezlamni-neskoreni-nespinni-legendarni-azovu-9-rokiv.html" text:style-name="Internet_20_link" text:visited-style-name="Visited_20_Internet_20_Link">
 <text:span text:style-name="T4">
Незламні</text:span>
 <text:span text:style-name="T4">
нескорені</text:span>
 <text:span text:style-name="T4">
неспинні</text:span>
 <text:span text:style-name="T4">
легендарні</text:span>
<text:span text:style-name="T4">
Азову</text:span>
 <text:span text:style-name="T4">
років</text:span>
 </text:a>
</text:p>
      <text:p text:style-name="P4">
Також всі охочі могли взяти участь у змаганнях з настільного тенісу,подивитись показові виступи Федерації стронгмену України, пограти в шашки звіце-чемпіонкою України Тетяною Портянко, пограти в аматорські ігри зістрітболу та футболу тощо.</text:p>
      <text:p text:style-name="P4">
Крім того, на заході було проведено майстер-класи з брейкдансу, виготовленняляльок-мотанок, плетіння маскувальних сіток.</text:p>
      <text:p text:style-name="P4">
<draw:frame draw:style-name="fr1" draw:name="Image37" text:anchor-type="as-char" svg:width="6.9236in" svg:height="3.956343in" draw:z-index="0">
<draw:image xlink:href="../Images/yкринформ/2023-05-05T-63-44-00-03-00/630_360_1683306928-7816.jpeg" xlink:type="simple" xlink:show="embed" xlink:actuate="onLoad" draw:mime-type="image/jpeg"/>
</draw:frame>
 У Києвівідбувся спортивно-масовий захід «Ідея нації» на підтримку захисників«Азовсталі» / Фото: Руслан Канюка, Укрінформ  <text:a xlink:type="simple" xlink:href="https://static.ukrinform.com/photos/2023_05/1683306928-7816.jpeg" text:style-name="Internet_20_link" text:visited-style-name="Visited_20_Internet_20_Link">
<draw:frame draw:style-name="fr1" draw:name="Image38" text:anchor-type="as-char" svg:width="6.9236in" svg:height="3.956343in" draw:z-index="0">
<draw:image xlink:href="../Images/yкринформ/2023-05-05T-63-44-00-03-00/630_360_1683306928-7816.jpeg" xlink:type="simple" xlink:show="embed" xlink:actuate="onLoad" draw:mime-type="image/jpeg"/>
</draw:frame>
</text:a>
 <text:a xlink:type="simple" xlink:href="https://static.ukrinform.com/photos/2023_05/1683306928-1542.jpeg" text:style-name="Internet_20_link" text:visited-style-name="Visited_20_Internet_20_Link">
<draw:frame draw:style-name="fr1" draw:name="Image39" text:anchor-type="as-char" svg:width="6.9236in" svg:height="3.956343in" draw:z-index="0">
<draw:image xlink:href="../Images/yкринформ/2023-05-05T-63-44-00-03-00/630_360_1683306928-1542.jpeg" xlink:type="simple" xlink:show="embed" xlink:actuate="onLoad" draw:mime-type="image/jpeg"/>
</draw:frame>
</text:a>
 <text:a xlink:type="simple" xlink:href="https://static.ukrinform.com/photos/2023_05/1683306928-9703.jpeg" text:style-name="Internet_20_link" text:visited-style-name="Visited_20_Internet_20_Link">
<draw:frame draw:style-name="fr1" draw:name="Image40" text:anchor-type="as-char" svg:width="6.9236in" svg:height="3.956343in" draw:z-index="0">
<draw:image xlink:href="../Images/yкринформ/2023-05-05T-63-44-00-03-00/630_360_1683306928-9703.jpeg" xlink:type="simple" xlink:show="embed" xlink:actuate="onLoad" draw:mime-type="image/jpeg"/>
</draw:frame>
</text:a>
 <text:a xlink:type="simple" xlink:href="https://static.ukrinform.com/photos/2023_05/1683306928-9675.jpeg" text:style-name="Internet_20_link" text:visited-style-name="Visited_20_Internet_20_Link">
<draw:frame draw:style-name="fr1" draw:name="Image41" text:anchor-type="as-char" svg:width="6.9236in" svg:height="3.956343in" draw:z-index="0">
<draw:image xlink:href="../Images/yкринформ/2023-05-05T-63-44-00-03-00/630_360_1683306928-9675.jpeg" xlink:type="simple" xlink:show="embed" xlink:actuate="onLoad" draw:mime-type="image/jpeg"/>
</draw:frame>
</text:a>
 <text:a xlink:type="simple" xlink:href="https://static.ukrinform.com/photos/2023_05/1683306928-2445.jpeg" text:style-name="Internet_20_link" text:visited-style-name="Visited_20_Internet_20_Link">
<draw:frame draw:style-name="fr1" draw:name="Image42" text:anchor-type="as-char" svg:width="6.9236in" svg:height="3.956343in" draw:z-index="0">
<draw:image xlink:href="../Images/yкринформ/2023-05-05T-63-44-00-03-00/630_360_1683306928-2445.jpeg" xlink:type="simple" xlink:show="embed" xlink:actuate="onLoad" draw:mime-type="image/jpeg"/>
</draw:frame>
</text:a>
 <text:a xlink:type="simple" xlink:href="https://static.ukrinform.com/photos/2023_05/1683306928-6723.jpeg" text:style-name="Internet_20_link" text:visited-style-name="Visited_20_Internet_20_Link">
<draw:frame draw:style-name="fr1" draw:name="Image43" text:anchor-type="as-char" svg:width="6.9236in" svg:height="3.956343in" draw:z-index="0">
<draw:image xlink:href="../Images/yкринформ/2023-05-05T-63-44-00-03-00/630_360_1683306928-6723.jpeg" xlink:type="simple" xlink:show="embed" xlink:actuate="onLoad" draw:mime-type="image/jpeg"/>
</draw:frame>
</text:a>
 <text:a xlink:type="simple" xlink:href="https://static.ukrinform.com/photos/2023_05/1683306929-4627.jpeg" text:style-name="Internet_20_link" text:visited-style-name="Visited_20_Internet_20_Link">
<draw:frame draw:style-name="fr1" draw:name="Image44" text:anchor-type="as-char" svg:width="6.9236in" svg:height="3.956343in" draw:z-index="0">
<draw:image xlink:href="../Images/yкринформ/2023-05-05T-63-44-00-03-00/630_360_1683306929-4627.jpeg" xlink:type="simple" xlink:show="embed" xlink:actuate="onLoad" draw:mime-type="image/jpeg"/>
</draw:frame>
</text:a>
 <text:a xlink:type="simple" xlink:href="https://static.ukrinform.com/photos/2023_05/1683306929-8588.jpeg" text:style-name="Internet_20_link" text:visited-style-name="Visited_20_Internet_20_Link">
<draw:frame draw:style-name="fr1" draw:name="Image45" text:anchor-type="as-char" svg:width="6.9236in" svg:height="3.956343in" draw:z-index="0">
<draw:image xlink:href="../Images/yкринформ/2023-05-05T-63-44-00-03-00/630_360_1683306929-8588.jpeg" xlink:type="simple" xlink:show="embed" xlink:actuate="onLoad" draw:mime-type="image/jpeg"/>
</draw:frame>
</text:a>
 <text:a xlink:type="simple" xlink:href="https://static.ukrinform.com/photos/2023_05/1683306929-8757.jpeg" text:style-name="Internet_20_link" text:visited-style-name="Visited_20_Internet_20_Link">
<draw:frame draw:style-name="fr1" draw:name="Image46" text:anchor-type="as-char" svg:width="6.9236in" svg:height="3.956343in" draw:z-index="0">
<draw:image xlink:href="../Images/yкринформ/2023-05-05T-63-44-00-03-00/630_360_1683306929-8757.jpeg" xlink:type="simple" xlink:show="embed" xlink:actuate="onLoad" draw:mime-type="image/jpeg"/>
</draw:frame>
</text:a>
 <text:a xlink:type="simple" xlink:href="https://static.ukrinform.com/photos/2023_05/1683306930-9231.jpeg" text:style-name="Internet_20_link" text:visited-style-name="Visited_20_Internet_20_Link">
<draw:frame draw:style-name="fr1" draw:name="Image47" text:anchor-type="as-char" svg:width="6.9236in" svg:height="3.956343in" draw:z-index="0">
<draw:image xlink:href="../Images/yкринформ/2023-05-05T-63-44-00-03-00/630_360_1683306930-9231.jpeg" xlink:type="simple" xlink:show="embed" xlink:actuate="onLoad" draw:mime-type="image/jpeg"/>
</draw:frame>
</text:a>
 <text:a xlink:type="simple" xlink:href="https://static.ukrinform.com/photos/2023_05/1683306930-5571.jpeg" text:style-name="Internet_20_link" text:visited-style-name="Visited_20_Internet_20_Link">
<draw:frame draw:style-name="fr1" draw:name="Image48" text:anchor-type="as-char" svg:width="6.9236in" svg:height="3.956343in" draw:z-index="0">
<draw:image xlink:href="../Images/yкринформ/2023-05-05T-63-44-00-03-00/630_360_1683306930-5571.jpeg" xlink:type="simple" xlink:show="embed" xlink:actuate="onLoad" draw:mime-type="image/jpeg"/>
</draw:frame>
</text:a>
 <text:a xlink:type="simple" xlink:href="https://static.ukrinform.com/photos/2023_05/1683306930-2744.jpeg" text:style-name="Internet_20_link" text:visited-style-name="Visited_20_Internet_20_Link">
<draw:frame draw:style-name="fr1" draw:name="Image49" text:anchor-type="as-char" svg:width="6.9236in" svg:height="3.956343in" draw:z-index="0">
<draw:image xlink:href="../Images/yкринформ/2023-05-05T-63-44-00-03-00/630_360_1683306930-2744.jpeg" xlink:type="simple" xlink:show="embed" xlink:actuate="onLoad" draw:mime-type="image/jpeg"/>
</draw:frame>
</text:a>
 <text:a xlink:type="simple" xlink:href="https://static.ukrinform.com/photos/2023_05/1683306930-7532.jpeg" text:style-name="Internet_20_link" text:visited-style-name="Visited_20_Internet_20_Link">
<draw:frame draw:style-name="fr1" draw:name="Image50" text:anchor-type="as-char" svg:width="6.9236in" svg:height="3.956343in" draw:z-index="0">
<draw:image xlink:href="../Images/yкринформ/2023-05-05T-63-44-00-03-00/630_360_1683306930-7532.jpeg" xlink:type="simple" xlink:show="embed" xlink:actuate="onLoad" draw:mime-type="image/jpeg"/>
</draw:frame>
</text:a>
 <text:a xlink:type="simple" xlink:href="https://static.ukrinform.com/photos/2023_05/1683306930-2661.jpeg" text:style-name="Internet_20_link" text:visited-style-name="Visited_20_Internet_20_Link">
<draw:frame draw:style-name="fr1" draw:name="Image51" text:anchor-type="as-char" svg:width="6.9236in" svg:height="3.956343in" draw:z-index="0">
<draw:image xlink:href="../Images/yкринформ/2023-05-05T-63-44-00-03-00/630_360_1683306930-2661.jpeg" xlink:type="simple" xlink:show="embed" xlink:actuate="onLoad" draw:mime-type="image/jpeg"/>
</draw:frame>
</text:a>
</text:p>
      <text:p text:style-name="P4">
Окрім того, військовий з “Азовсталі” провів лекцію з домедичної допомоги.Наприкінці акції військові з полку “Азов” розгорнули польову кухню і пригощаливідвідувачів смачним пловом.</text:p>
      <text:p text:style-name="P4">
Учасники заходу могли придбати речі пов'язані з “Азовсталлю” – картини,стікери, футболки, книги про бої за “Азовсталь”, тим самим підтримати родичівзагиблих і полонених бійців, які боронили Україну в Маріуполі.</text:p>
      <text:p text:style-name="P4">
Організатори: Асоціація родин захисників «Азовсталі» за підтримки Департаментумолоді та спорту КМДА. Інформаційним партнером акції, зокрема, є Українськенаціональне інформаційне агентство “Укрінформ”.</text:p>
      <text:p text:style-name="P4">
Як повідомлялося, <text:a xlink:type="simple" xlink:href="https://www.ukrinform.ua/rubric-ato/3657814-druzina-komandira-polku-azov-zaklikala-vizvoliti-ukrainskih-bijciv-z-polonu-rf.html" text:style-name="Internet_20_link" text:visited-style-name="Visited_20_Internet_20_Link">
 </text:a>
 .</text:p>
      <text:p text:style-name="P4">
Source: <text:a xlink:type="simple" xlink:href="https://www.ukrinform.ua/rubric-kyiv/3705401-u-kievi-proveli-blagodijnij-sportivnij-zahid-na-pidtrimku-zahisnikiv-azovstali.html" text:style-name="Internet_20_link" text:visited-style-name="Visited_20_Internet_20_Link">
https://www.ukrinform.ua/rubric-kyiv/3705401-u-kievi-proveli-blagodijnij-sportivnij-zahid-na-pidtrimku-zahisnikiv-azovstali.html</text:a>
</text:p>
      <!--NEWS-->
      <text:h text:style-name="P10" text:outline-level="1">
<text:span text:style-name="T4">
В ООН закликають уряди країн не повертати біженців до Судану</text:span>
</text:h>
      <text:p text:style-name="P4">
Authors: Ukrinform (Person)</text:p>
      <text:p text:style-name="P4">
Publisher: Укринформ (Organization)</text:p>
      <text:p text:style-name="P4">
Published Time: 2023-05-05T-65:44:00+03:00</text:p>
      <text:p text:style-name="P4">
Modified Time: 2023-05-05T20:44:00+03:00</text:p>
      <text:p text:style-name="P4">
Description: Агентство ООН у справах біженців у п'ятницю закликало уряди країн впустити на свою територію цивільних осіб, які тікають із Судану, і не відправляти їх назад до охопленої конфліктом країни. — Укрінформ.</text:p>
      <text:p text:style-name="P4">
Images: ["<text:a xlink:type="simple" xlink:href="https://static.ukrinform.com/photos/2023_05/thumb_files/630_360_1683290498-269.jpeg" text:style-name="Internet_20_link" text:visited-style-name="Visited_20_Internet_20_Link">
630_360_16832...</text:a>
"]</text:p>
      <text:p text:style-name="P4">
Tags: ['ООН', 'Судан', 'Біженці']</text:p>
      <text:p text:style-name="P4">
Type: Article</text:p>
      <!--METADATA-->
      <text:p text:style-name="P4">
<draw:frame draw:style-name="fr1" draw:name="Image52" text:anchor-type="as-char" svg:width="6.9236in" svg:height="3.956343in" draw:z-index="0">
<draw:image xlink:href="../Images/yкринформ/2023-05-05T-65-44-00-03-00/630_360_1683290498-269.jpeg" xlink:type="simple" xlink:show="embed" xlink:actuate="onLoad" draw:mime-type="image/jpeg"/>
</draw:frame>
Агентство ООН у справах біженців у п'ятницю закликало уряди країн впустити насвою територію цивільних осіб, які тікають із Судану, і не відправляти їхназад до охопленої конфліктом країни.</text:p>
      <text:p text:style-name="P4">
Як передає Укрінформ, про це повідомляє <text:a xlink:type="simple" xlink:href="https://www.reuters.com/world/africa/un-refugee-agency-calls-governments-not-return-people-sudan-2023-05-05/" text:style-name="Internet_20_link" text:visited-style-name="Visited_20_Internet_20_Link">
</text:a>
</text:p>
      <text:p text:style-name="P4">
"Ми радимо урядам не повертати людей до Судану через конфлікт, який тамвідбувається", - заявила директор Управління Верховного комісара ООН у справахбіженців Елізабет Тан.</text:p>
      <text:p text:style-name="P4">
Вона зазначила, що це стосується громадян Судану, іноземних громадян, у томучислі біженців, яких приймають у Судані, осіб без громадянства, а також тих,хто не має паспорта або будь-якої іншої форми ідентифікації.</text:p>
      <text:p text:style-name="P4">
За даними ООН, конфлікт у Судані змусив близько 100 000 людей втекти досусідніх країн і перешкоджає доставці допомоги в країну, де близько третининаселення вже покладається на гуманітарну допомогу.</text:p>
      <text:p text:style-name="P4">
<text:span text:style-name="T4">
Читайте також:</text:span>
 <text:a xlink:type="simple" xlink:href="https://www.ukrinform.ua/rubric-world/3703570-kilkist-bizenciv-iz-sudanu-moze-zrosti-do-800-tisac-oon.html" text:style-name="Internet_20_link" text:visited-style-name="Visited_20_Internet_20_Link">
 <text:span text:style-name="T4">
Кількість</text:span>
 <text:span text:style-name="T4">
біженців</text:span>
 <text:span text:style-name="T4">
Судану</text:span>
 <text:span text:style-name="T4">
може</text:span>
 <text:span text:style-name="T4">
зрости</text:span>
<text:span text:style-name="T4">
800</text:span>
 <text:span text:style-name="T4">
тисяч</text:span>
 <text:span text:style-name="T4">
ООН</text:span>
 </text:a>
</text:p>
      <text:p text:style-name="P4">
Тан підкреслила, що наразі немає жодних ознак того, що цивільним особам зСудану забороняють в'їзд до сусідніх країн, хоча на кордоні з Єгиптомспостерігається скупчення людей.</text:p>
      <text:p text:style-name="P4">
"Цілком ймовірно, що ті, хто тікає, потребують високого рівня міжнародногозахисту", - підсумувала Тан про цивільних осіб, які тікають з Судану.</text:p>
      <text:p text:style-name="P4">
Як повідомляв Укрінформ, керівник гуманітарної програми <text:a xlink:type="simple" xlink:href="https://www.ukrinform.ua/tag-oon" text:style-name="Internet_20_link" text:visited-style-name="Visited_20_Internet_20_Link">
</text:a>
 Мартін Гріффітс заявив, що працює надотриманням зобов'язань від воюючих сторін у Судані щодо захисту гуманітарноїдопомоги, щоб забезпечити її доставку до тих, хто її потребує.</text:p>
      <text:p text:style-name="P4">
<text:span text:style-name="T5">
Фото: EPA/UPG</text:span>
</text:p>
      <text:p text:style-name="P4">
Source: <text:a xlink:type="simple" xlink:href="https://www.ukrinform.ua/rubric-world/3705233-v-oon-zaklikaut-uradi-krain-ne-povertati-bizenciv-do-sudanu.html" text:style-name="Internet_20_link" text:visited-style-name="Visited_20_Internet_20_Link">
https://www.ukrinform.ua/rubric-world/3705233-v-oon-zaklikaut-uradi-krain-ne-povertati-bizenciv-do-sudanu.html</text:a>
</text:p>
      <!--NEWS-->
      <text:h text:style-name="P10" text:outline-level="1">
<text:span text:style-name="T4">
Air defense shot down 2 drones in Dnipropetrovsk region overnight</text:span>
</text:h>
      <text:p text:style-name="P4">
Authors: liveuamap (Language: en)</text:p>
      <text:p text:style-name="P4">
Time: 2023-05-05T02:04:18</text:p>
      <text:p text:style-name="P4">
Location: Dnipropetrovsk region (Latitude:48.38111 Longtitude:35.15213)</text:p>
      <text:p text:style-name="P4">
Videos: []</text:p>
      <text:p text:style-name="P4">
Images: []</text:p>
      <text:p text:style-name="P4">
Tags: ["Europe", "Central and Eastern Europe"]</text:p>
      <text:p text:style-name="P4">
ID: 22560505</text:p>
      <!--METADATA-->
      <text:p text:style-name="P4">
Air defense shot down 2 drones in Dnipropetrovsk region overnight</text:p>
      <text:p text:style-name="P4">
News Collection Link: <text:a xlink:type="simple" xlink:href="https://liveuamap.com/en/2023/5-may-air-defense-shot-down-2-drones-in-dnipropetrovsk-region" text:style-name="Internet_20_link" text:visited-style-name="Visited_20_Internet_20_Link">
https://liveuamap.com/en/2023/5-may-air-defense-shot-down-2-drones-in-dnipropetrovsk-region</text:a>
</text:p>
      <text:p text:style-name="P4">
Source: <text:a xlink:type="simple" xlink:href="https://t.me/UkraineNow/32616" text:style-name="Internet_20_link" text:visited-style-name="Visited_20_Internet_20_Link">
https://t.me/UkraineNow/32616</text:a>
</text:p>
      <!--NEWS-->
      <text:h text:style-name="P10" text:outline-level="1">
<text:span text:style-name="T4">
Fire at Ilskiy refinery in Krasnodar Krai as result of new drone attack</text:span>
</text:h>
      <text:p text:style-name="P4">
Authors: liveuamap (Language: en)</text:p>
      <text:p text:style-name="P4">
Time: 2023-05-05T02:17:02</text:p>
      <text:p text:style-name="P4">
Location: Ilskiy, Krasnodar (Latitude:44.85657 Longtitude:38.60557)</text:p>
      <text:p text:style-name="P4">
Videos: []</text:p>
      <text:p text:style-name="P4">
Images: []</text:p>
      <text:p text:style-name="P4">
Tags: ["Russia", "Energy"]</text:p>
      <text:p text:style-name="P4">
ID: 22560506</text:p>
      <!--METADATA-->
      <text:p text:style-name="P4">
Fire at Ilskiy refinery in Krasnodar Krai as result of new drone attack</text:p>
      <text:p text:style-name="P4">
News Collection Link: <text:a xlink:type="simple" xlink:href="https://liveuamap.com/en/2023/5-may-fire-at-ilskiy-refinery-in-krasnodar-krai-as-result" text:style-name="Internet_20_link" text:visited-style-name="Visited_20_Internet_20_Link">
https://liveuamap.com/en/2023/5-may-fire-at-ilskiy-refinery-in-krasnodar-krai-as-result</text:a>
</text:p>
      <text:p text:style-name="P4">
Source: <text:a xlink:type="simple" xlink:href="https://t.me/bazabazon/17396" text:style-name="Internet_20_link" text:visited-style-name="Visited_20_Internet_20_Link">
https://t.me/bazabazon/17396</text:a>
</text:p>
      <!--NEWS-->
      <text:h text:style-name="P10" text:outline-level="1">
<text:span text:style-name="T4">
Attack on Ilskiy refinery was conducted by saboteurs, not drone, and suspects were detained a...</text:span>
</text:h>
      <text:p text:style-name="P4">
Authors: liveuamap (Language: en)</text:p>
      <text:p text:style-name="P4">
Time: 2023-05-05T02:55:58</text:p>
      <text:p text:style-name="P4">
Location: Ilskiy, Krasnodar (Latitude:44.85563 Longtitude:38.60613)</text:p>
      <text:p text:style-name="P4">
Videos: []</text:p>
      <text:p text:style-name="P4">
Images: []</text:p>
      <text:p text:style-name="P4">
Tags: ["Russia", "Central and Eastern Europe"]</text:p>
      <text:p text:style-name="P4">
ID: 22560541</text:p>
      <!--METADATA-->
      <text:p text:style-name="P4">
Attack on Ilskiy refinery was conducted by saboteurs, not drone, and suspectswere detained according to Russian media</text:p>
      <text:p text:style-name="P4">
News Collection Link: <text:a xlink:type="simple" xlink:href="https://liveuamap.com/en/2023/5-may-attack-on-ilskiy-refinery-was-conducted-by-saboteurs" text:style-name="Internet_20_link" text:visited-style-name="Visited_20_Internet_20_Link">
https://liveuamap.com/en/2023/5-may-attack-on-ilskiy-refinery-was-conducted-by-saboteurs</text:a>
</text:p>
      <text:p text:style-name="P4">
Source: <text:a xlink:type="simple" xlink:href="https://t.me/rusbrief/114452" text:style-name="Internet_20_link" text:visited-style-name="Visited_20_Internet_20_Link">
https://t.me/rusbrief/114452</text:a>
</text:p>
      <!--NEWS-->
      <text:h text:style-name="P10" text:outline-level="1">
<text:span text:style-name="T4">
Zaporizka Oblast(08:56). Red Alert: aerial threat. Sirens sounding. Take cover now!</text:span>
</text:h>
      <text:p text:style-name="P4">
Authors: liveuamap (Language: en)</text:p>
      <text:p text:style-name="P4">
Time: 2023-05-05T02:58:00</text:p>
      <text:p text:style-name="P4">
Location: Zaporizka Oblast (Latitude:47.612971 Longtitude:35.765071)</text:p>
      <text:p text:style-name="P4">
Videos: []</text:p>
      <text:p text:style-name="P4">
Images: []</text:p>
      <text:p text:style-name="P4">
Tags: ["Europe", "Central and Eastern Europe"]</text:p>
      <text:p text:style-name="P4">
ID: 22560558</text:p>
      <!--METADATA-->
      <text:p text:style-name="P4">
Zaporizka Oblast(08:56). Red Alert: aerial threat. Sirens sounding. Take covernow!</text:p>
      <text:p text:style-name="P4">
News Collection Link: <text:a xlink:type="simple" xlink:href="https://liveuamap.com/en/2023/05-may-zaporizka-oblast0856-red-alert-aerial-g" text:style-name="Internet_20_link" text:visited-style-name="Visited_20_Internet_20_Link">
https://liveuamap.com/en/2023/05-may-zaporizka-oblast0856-red-alert-aerial-g</text:a>
</text:p>
      <text:p text:style-name="P4">
Source: <text:a xlink:type="simple" xlink:href="https://t.me/air_alert_ua/44474" text:style-name="Internet_20_link" text:visited-style-name="Visited_20_Internet_20_Link">
https://t.me/air_alert_ua/44474</text:a>
</text:p>
      <!--NEWS-->
      <text:h text:style-name="P10" text:outline-level="1">
<text:span text:style-name="T4">
A three-meter reconnaissance drone was found in a field in the Rostov region. It has been wat...</text:span>
</text:h>
      <text:p text:style-name="P4">
Authors: liveuamap (Language: en)</text:p>
      <text:p text:style-name="P4">
Time: 2023-05-05T03:06:13</text:p>
      <text:p text:style-name="P4">
Location: Rostov (Latitude:47.59291 Longtitude:40.47024)</text:p>
      <text:p text:style-name="P4">
Videos: []</text:p>
      <text:p text:style-name="P4">
Images: []</text:p>
      <text:p text:style-name="P4">
Tags: ["Russia"]</text:p>
      <text:p text:style-name="P4">
ID: 22560560</text:p>
      <!--METADATA-->
      <text:p text:style-name="P4">
A three-meter reconnaissance drone was found in a field in the Rostov region.It has been watching local natural gas distribution station</text:p>
      <text:p text:style-name="P4">
News Collection Link: <text:a xlink:type="simple" xlink:href="https://liveuamap.com/en/2023/5-may-a-threemeter-reconnaissance-drone-was-found-in-a-field" text:style-name="Internet_20_link" text:visited-style-name="Visited_20_Internet_20_Link">
https://liveuamap.com/en/2023/5-may-a-threemeter-reconnaissance-drone-was-found-in-a-field</text:a>
</text:p>
      <text:p text:style-name="P4">
Source: <text:a xlink:type="simple" xlink:href="https://t.me/shot_shot/50987" text:style-name="Internet_20_link" text:visited-style-name="Visited_20_Internet_20_Link">
https://t.me/shot_shot/50987</text:a>
</text:p>
      <!--NEWS-->
      <text:h text:style-name="P10" text:outline-level="1">
<text:span text:style-name="T4">
Donetsk Oblast(09:12). Red Alert: aerial threat. Sirens sounding. Take cover now!</text:span>
</text:h>
      <text:p text:style-name="P4">
Authors: liveuamap (Language: en)</text:p>
      <text:p text:style-name="P4">
Time: 2023-05-05T03:13:00</text:p>
      <text:p text:style-name="P4">
Location: Donetsk Oblast (Latitude:48.72706 Longtitude:37.57813)</text:p>
      <text:p text:style-name="P4">
Videos: []</text:p>
      <text:p text:style-name="P4">
Images: []</text:p>
      <text:p text:style-name="P4">
Tags: ["Europe", "Central and Eastern Europe"]</text:p>
      <text:p text:style-name="P4">
ID: 22560564</text:p>
      <!--METADATA-->
      <text:p text:style-name="P4">
Donetsk Oblast(09:12). Red Alert: aerial threat. Sirens sounding. Take covernow!</text:p>
      <text:p text:style-name="P4">
News Collection Link: <text:a xlink:type="simple" xlink:href="https://liveuamap.com/en/2023/05-may-donetsk-oblast0912-red-alert-aerial-thg" text:style-name="Internet_20_link" text:visited-style-name="Visited_20_Internet_20_Link">
https://liveuamap.com/en/2023/05-may-donetsk-oblast0912-red-alert-aerial-thg</text:a>
</text:p>
      <text:p text:style-name="P4">
Source: <text:a xlink:type="simple" xlink:href="https://t.me/air_alert_ua/44475" text:style-name="Internet_20_link" text:visited-style-name="Visited_20_Internet_20_Link">
https://t.me/air_alert_ua/44475</text:a>
</text:p>
      <!--NEWS-->
      <text:h text:style-name="P10" text:outline-level="1">
<text:span text:style-name="T4">
Russian army conducted 10 missile strikes, 75 airstrikes and over 65 shelling with MLRS, - Ge...</text:span>
</text:h>
      <text:p text:style-name="P4">
Authors: liveuamap (Language: en)</text:p>
      <text:p text:style-name="P4">
Time: 2023-05-05T03:16:00</text:p>
      <text:p text:style-name="P4">
Location: Kherson (Latitude:46.65509 Longtitude:32.61429)</text:p>
      <text:p text:style-name="P4">
Videos: []</text:p>
      <text:p text:style-name="P4">
Images: []</text:p>
      <text:p text:style-name="P4">
Tags: ["Russia"]</text:p>
      <text:p text:style-name="P4">
ID: 22560620</text:p>
      <!--METADATA-->
      <text:p text:style-name="P4">
Russian army conducted 10 missile strikes, 75 airstrikes and over 65 shellingwith MLRS, - General Staff of Armed Forces of Ukraine says in the morningreport</text:p>
      <text:p text:style-name="P4">
News Collection Link: <text:a xlink:type="simple" xlink:href="https://liveuamap.com/en/2023/5-may-russian-army-conducted-10-missile-strikes-75-airstrikes" text:style-name="Internet_20_link" text:visited-style-name="Visited_20_Internet_20_Link">
https://liveuamap.com/en/2023/5-may-russian-army-conducted-10-missile-strikes-75-airstrikes</text:a>
</text:p>
      <text:p text:style-name="P4">
Source: <text:a xlink:type="simple" xlink:href="https://t.me/lumsrc/4687" text:style-name="Internet_20_link" text:visited-style-name="Visited_20_Internet_20_Link">
https://t.me/lumsrc/4687</text:a>
</text:p>
      <!--NEWS-->
      <text:h text:style-name="P10" text:outline-level="1">
<text:span text:style-name="T4">
Kherson, Khersonska Oblast(09:19). Red Alert: aerial threat. Sirens sounding. Take cover now!</text:span>
</text:h>
      <text:p text:style-name="P4">
Authors: liveuamap (Language: en)</text:p>
      <text:p text:style-name="P4">
Time: 2023-05-05T03:20:00</text:p>
      <text:p text:style-name="P4">
Location: Kherson (Latitude:46.65458 Longtitude:32.61688)</text:p>
      <text:p text:style-name="P4">
Videos: []</text:p>
      <text:p text:style-name="P4">
Images: []</text:p>
      <text:p text:style-name="P4">
Tags: ["Europe", "Central and Eastern Europe"]</text:p>
      <text:p text:style-name="P4">
ID: 22560571</text:p>
      <!--METADATA-->
      <text:p text:style-name="P4">
Kherson, Khersonska Oblast(09:19). Red Alert: aerial threat. Sirens sounding.Take cover now!</text:p>
      <text:p text:style-name="P4">
News Collection Link: <text:a xlink:type="simple" xlink:href="https://liveuamap.com/en/2023/05-may-kherson-khersonska-oblast0919-red-alerg" text:style-name="Internet_20_link" text:visited-style-name="Visited_20_Internet_20_Link">
https://liveuamap.com/en/2023/05-may-kherson-khersonska-oblast0919-red-alerg</text:a>
</text:p>
      <text:p text:style-name="P4">
Source: <text:a xlink:type="simple" xlink:href="https://t.me/air_alert_ua/44476" text:style-name="Internet_20_link" text:visited-style-name="Visited_20_Internet_20_Link">
https://t.me/air_alert_ua/44476</text:a>
</text:p>
      <!--NEWS-->
      <text:h text:style-name="P10" text:outline-level="1">
<text:span text:style-name="T4">
Chief of PMC Wagner mercenaries Evgeniy Prigozhin has announced withdrawal of his units from ...</text:span>
</text:h>
      <text:p text:style-name="P4">
Authors: liveuamap (Language: en)</text:p>
      <text:p text:style-name="P4">
Time: 2023-05-05T04:09:22</text:p>
      <text:p text:style-name="P4">
Location: Bakhmut (Latitude:48.59023000 Longtitude:37.98128000)</text:p>
      <text:p text:style-name="P4">
Videos: []</text:p>
      <text:p text:style-name="P4">
Images: []</text:p>
      <text:p text:style-name="P4">
Tags: ["Minsk Monitor", "Europe"]</text:p>
      <text:p text:style-name="P4">
ID: 22560621</text:p>
      <!--METADATA-->
      <text:p text:style-name="P4">
Chief of PMC Wagner mercenaries Evgeniy Prigozhin has announced withdrawal ofhis units from Bakhmut on 10th May</text:p>
      <text:p text:style-name="P4">
News Collection Link: <text:a xlink:type="simple" xlink:href="https://liveuamap.com/en/2023/5-may-chief-of-pmc-wagner-mercenaries-evgeniy-prigozhin-has" text:style-name="Internet_20_link" text:visited-style-name="Visited_20_Internet_20_Link">
https://liveuamap.com/en/2023/5-may-chief-of-pmc-wagner-mercenaries-evgeniy-prigozhin-has</text:a>
</text:p>
      <text:p text:style-name="P4">
Source: <text:a xlink:type="simple" xlink:href="https://t.me/bazabazon/17401" text:style-name="Internet_20_link" text:visited-style-name="Visited_20_Internet_20_Link">
https://t.me/bazabazon/17401</text:a>
</text:p>
      <!--NEWS-->
      <text:h text:style-name="P10" text:outline-level="1">
<text:span text:style-name="T4">
UAV attack on Kremlin likely to be discussed at Security Council of Russia, - Kremlin’s spoke...</text:span>
</text:h>
      <text:p text:style-name="P4">
Authors: liveuamap (Language: en)</text:p>
      <text:p text:style-name="P4">
Time: 2023-05-05T04:42:07</text:p>
      <text:p text:style-name="P4">
Location: Moskva, Moscow (Latitude:55.75146 Longtitude:37.61547)</text:p>
      <text:p text:style-name="P4">
Videos: []</text:p>
      <text:p text:style-name="P4">
Images: []</text:p>
      <text:p text:style-name="P4">
Tags: ["Russia"]</text:p>
      <text:p text:style-name="P4">
ID: 22560626</text:p>
      <!--METADATA-->
      <text:p text:style-name="P4">
UAV attack on Kremlin likely to be discussed at Security Council of Russia, -Kremlin’s spokesperson</text:p>
      <text:p text:style-name="P4">
News Collection Link: <text:a xlink:type="simple" xlink:href="https://liveuamap.com/en/2023/5-may-uav-attack-on-kremlin-likely-to-be-discussed-at-security" text:style-name="Internet_20_link" text:visited-style-name="Visited_20_Internet_20_Link">
https://liveuamap.com/en/2023/5-may-uav-attack-on-kremlin-likely-to-be-discussed-at-security</text:a>
</text:p>
      <text:p text:style-name="P4">
Source: <text:a xlink:type="simple" xlink:href="https://t.me/bbbreaking/154639" text:style-name="Internet_20_link" text:visited-style-name="Visited_20_Internet_20_Link">
https://t.me/bbbreaking/154639</text:a>
</text:p>
      <!--NEWS-->
      <text:h text:style-name="P10" text:outline-level="1">
<text:span text:style-name="T4">
Kremlin's spokesperson confirmed Kremlin is aware of Prigozhin's statements</text:span>
</text:h>
      <text:p text:style-name="P4">
Authors: liveuamap (Language: en)</text:p>
      <text:p text:style-name="P4">
Time: 2023-05-05T04:42:54</text:p>
      <text:p text:style-name="P4">
Location: Moskva, Moscow (Latitude:55.74934 Longtitude:37.61461)</text:p>
      <text:p text:style-name="P4">
Videos: []</text:p>
      <text:p text:style-name="P4">
Images: []</text:p>
      <text:p text:style-name="P4">
Tags: ["Russia", "Central and Eastern Europe"]</text:p>
      <text:p text:style-name="P4">
ID: 22560627</text:p>
      <!--METADATA-->
      <text:p text:style-name="P4">
Kremlin's spokesperson confirmed Kremlin is aware of Prigozhin's statements</text:p>
      <text:p text:style-name="P4">
News Collection Link: <text:a xlink:type="simple" xlink:href="https://liveuamap.com/en/2023/5-may-kremlins-spokesperson-confirmed-kremlin-is-aware-of" text:style-name="Internet_20_link" text:visited-style-name="Visited_20_Internet_20_Link">
https://liveuamap.com/en/2023/5-may-kremlins-spokesperson-confirmed-kremlin-is-aware-of</text:a>
</text:p>
      <text:p text:style-name="P4">
Source: <text:a xlink:type="simple" xlink:href="https://t.me/bbbreaking/154641" text:style-name="Internet_20_link" text:visited-style-name="Visited_20_Internet_20_Link">
https://t.me/bbbreaking/154641</text:a>
</text:p>
      <!--NEWS-->
      <text:h text:style-name="P10" text:outline-level="1">
<text:span text:style-name="T4">
Ukraine returned the bodies of another 80 fallen soldiers, - the Ministry of Reintegration</text:span>
</text:h>
      <text:p text:style-name="P4">
Authors: liveuamap (Language: en)</text:p>
      <text:p text:style-name="P4">
Time: 2023-05-05T04:55:51</text:p>
      <text:p text:style-name="P4">
Location: Kyiv, Kyiv city (Latitude:50.44329 Longtitude:30.52929)</text:p>
      <text:p text:style-name="P4">
Videos: []</text:p>
      <text:p text:style-name="P4">
Images: []</text:p>
      <text:p text:style-name="P4">
Tags: ["Europe", "Central and Eastern Europe"]</text:p>
      <text:p text:style-name="P4">
ID: 22560631</text:p>
      <!--METADATA-->
      <text:p text:style-name="P4">
Ukraine returned the bodies of another 80 fallen soldiers, - the Ministry ofReintegration</text:p>
      <text:p text:style-name="P4">
News Collection Link: <text:a xlink:type="simple" xlink:href="https://liveuamap.com/en/2023/5-may-ukraine-returned-the-bodies-of-another-80-dead-soldiers" text:style-name="Internet_20_link" text:visited-style-name="Visited_20_Internet_20_Link">
https://liveuamap.com/en/2023/5-may-ukraine-returned-the-bodies-of-another-80-dead-soldiers</text:a>
</text:p>
      <text:p text:style-name="P4">
Source: <text:a xlink:type="simple" xlink:href="https://t.me/espresotb/61772" text:style-name="Internet_20_link" text:visited-style-name="Visited_20_Internet_20_Link">
https://t.me/espresotb/61772</text:a>
</text:p>
      <!--NEWS-->
      <text:h text:style-name="P10" text:outline-level="1">
<text:span text:style-name="T4">
Chernihivska Oblast(11:33). Red Alert: aerial threat. Sirens sounding. Take cover now!</text:span>
</text:h>
      <text:p text:style-name="P4">
Authors: liveuamap (Language: en)</text:p>
      <text:p text:style-name="P4">
Time: 2023-05-05T05:34:00</text:p>
      <text:p text:style-name="P4">
Location: Chernihivska Oblast (Latitude:51.33333000 Longtitude:32.00000000)</text:p>
      <text:p text:style-name="P4">
Videos: []</text:p>
      <text:p text:style-name="P4">
Images: []</text:p>
      <text:p text:style-name="P4">
Tags: ["Europe", "Central and Eastern Europe"]</text:p>
      <text:p text:style-name="P4">
ID: 22560635</text:p>
      <!--METADATA-->
      <text:p text:style-name="P4">
Chernihivska Oblast(11:33). Red Alert: aerial threat. Sirens sounding. Takecover now!</text:p>
      <text:p text:style-name="P4">
News Collection Link: <text:a xlink:type="simple" xlink:href="https://liveuamap.com/en/2023/05-may-chernihivska-oblast1133-red-alert-aerig" text:style-name="Internet_20_link" text:visited-style-name="Visited_20_Internet_20_Link">
https://liveuamap.com/en/2023/05-may-chernihivska-oblast1133-red-alert-aerig</text:a>
</text:p>
      <text:p text:style-name="P4">
Source: <text:a xlink:type="simple" xlink:href="https://t.me/suspilnechernihiv/18279" text:style-name="Internet_20_link" text:visited-style-name="Visited_20_Internet_20_Link">
https://t.me/suspilnechernihiv/18279</text:a>
</text:p>
      <!--NEWS-->
      <text:h text:style-name="P10" text:outline-level="1">
<text:span text:style-name="T4">
Sumska Oblast(11:33). Red Alert: aerial threat. Sirens sounding. Take cover now!</text:span>
</text:h>
      <text:p text:style-name="P4">
Authors: liveuamap (Language: en)</text:p>
      <text:p text:style-name="P4">
Time: 2023-05-05T05:35:00</text:p>
      <text:p text:style-name="P4">
Location: Sumska Oblast (Latitude:51.00000000 Longtitude:34.00000000)</text:p>
      <text:p text:style-name="P4">
Videos: []</text:p>
      <text:p text:style-name="P4">
Images: []</text:p>
      <text:p text:style-name="P4">
Tags: ["Europe", "Central and Eastern Europe"]</text:p>
      <text:p text:style-name="P4">
ID: 22560636</text:p>
      <!--METADATA-->
      <text:p text:style-name="P4">
Sumska Oblast(11:33). Red Alert: aerial threat. Sirens sounding. Take covernow!</text:p>
      <text:p text:style-name="P4">
News Collection Link: <text:a xlink:type="simple" xlink:href="https://liveuamap.com/en/2023/05-may-sumska-oblast1133-red-alert-aerial-thrg" text:style-name="Internet_20_link" text:visited-style-name="Visited_20_Internet_20_Link">
https://liveuamap.com/en/2023/05-may-sumska-oblast1133-red-alert-aerial-thrg</text:a>
</text:p>
      <text:p text:style-name="P4">
Source: <text:a xlink:type="simple" xlink:href="https://t.me/air_alert_ua/44481" text:style-name="Internet_20_link" text:visited-style-name="Visited_20_Internet_20_Link">
https://t.me/air_alert_ua/44481</text:a>
</text:p>
      <!--NEWS-->
      <text:h text:style-name="P10" text:outline-level="1">
<text:span text:style-name="T4">
Shelling reported in Yasnye Zori and Cheremosnoye villages of Belgorod region</text:span>
</text:h>
      <text:p text:style-name="P4">
Authors: liveuamap (Language: en)</text:p>
      <text:p text:style-name="P4">
Time: 2023-05-05T06:38:02</text:p>
      <text:p text:style-name="P4">
Location: Belgorod, Belgorodskaya oblast' (Latitude:50.38116 Longtitude:36.49933)</text:p>
      <text:p text:style-name="P4">
Videos: []</text:p>
      <text:p text:style-name="P4">
Images: ["<text:a xlink:type="simple" xlink:href="https://liveuamap.com/pics/2023/05/05/22560644_0.jpg" text:style-name="Internet_20_link" text:visited-style-name="Visited_20_Internet_20_Link">
22560644_0.jpg</text:a>
"]</text:p>
      <text:p text:style-name="P4">
Tags: ["Russia", "Europe"]</text:p>
      <text:p text:style-name="P4">
ID: 22560644</text:p>
      <!--METADATA-->
      <text:p text:style-name="P4">
Shelling reported in Yasnye Zori and Cheremosnoye villages of Belgorod region</text:p>
      <text:p text:style-name="P4">
<draw:frame draw:style-name="fr1" draw:name="Image53" text:anchor-type="as-char" svg:width="6.9236in" svg:height="6.9236in" draw:z-index="0">
<draw:image xlink:href="../Images/liveuamap/2023-05-05T06-38-02/22560644_0.jpg" xlink:type="simple" xlink:show="embed" xlink:actuate="onLoad" draw:mime-type="image/jpeg"/>
</draw:frame>
</text:p>
      <text:p text:style-name="P4">
News Collection Link: <text:a xlink:type="simple" xlink:href="https://liveuamap.com/en/2023/5-may-shelling-reported-in-yasnye-zori-and-cheremosnoye-villages" text:style-name="Internet_20_link" text:visited-style-name="Visited_20_Internet_20_Link">
https://liveuamap.com/en/2023/5-may-shelling-reported-in-yasnye-zori-and-cheremosnoye-villages</text:a>
</text:p>
      <text:p text:style-name="P4">
Source: <text:a xlink:type="simple" xlink:href="https://t.me/shot_shot/50999" text:style-name="Internet_20_link" text:visited-style-name="Visited_20_Internet_20_Link">
https://t.me/shot_shot/50999</text:a>
</text:p>
      <!--NEWS-->
      <text:h text:style-name="P10" text:outline-level="1">
<text:span text:style-name="T4">
President of Ukraine Zelensky met with the Minister of Foreign Affairs of Bahrain Abdullatif ...</text:span>
</text:h>
      <text:p text:style-name="P4">
Authors: liveuamap (Language: en)</text:p>
      <text:p text:style-name="P4">
Time: 2023-05-05T07:06:23</text:p>
      <text:p text:style-name="P4">
Location: Kyiv, Kyiv city (Latitude:50.44426 Longtitude:30.52914)</text:p>
      <text:p text:style-name="P4">
Videos: []</text:p>
      <text:p text:style-name="P4">
Images: []</text:p>
      <text:p text:style-name="P4">
Tags: ["Europe", "Central and Eastern Europe"]</text:p>
      <text:p text:style-name="P4">
ID: 22560648</text:p>
      <!--METADATA-->
      <text:p text:style-name="P4">
President of Ukraine Zelensky met with the Minister of Foreign Affairs ofBahrain Abdullatif bin Rashid Az-Zayani</text:p>
      <text:p text:style-name="P4">
News Collection Link: <text:a xlink:type="simple" xlink:href="https://liveuamap.com/en/2023/5-may-president-of-ukraine-zelensky-met-with-the-minister" text:style-name="Internet_20_link" text:visited-style-name="Visited_20_Internet_20_Link">
https://liveuamap.com/en/2023/5-may-president-of-ukraine-zelensky-met-with-the-minister</text:a>
</text:p>
      <text:p text:style-name="P4">
Source: <text:a xlink:type="simple" xlink:href="https://twitter.com/Flash_news_ua/status/1654441641262841856" text:style-name="Internet_20_link" text:visited-style-name="Visited_20_Internet_20_Link">
https://twitter.com/Flash_news_ua/status/1654441641262841856</text:a>
</text:p>
      <!--NEWS-->
      <text:h text:style-name="P10" text:outline-level="1">
<text:span text:style-name="T4">
Russian aviation dropped 4 guided bombs at Kozatske and Vesele villages of Nova Kakhovka comm...</text:span>
</text:h>
      <text:p text:style-name="P4">
Authors: liveuamap (Language: en)</text:p>
      <text:p text:style-name="P4">
Time: 2023-05-05T07:09:56</text:p>
      <text:p text:style-name="P4">
Location: Nova Kakhovka, Khersons'ka oblast (Latitude:46.79489 Longtitude:33.3514)</text:p>
      <text:p text:style-name="P4">
Videos: []</text:p>
      <text:p text:style-name="P4">
Images: []</text:p>
      <text:p text:style-name="P4">
Tags: ["Europe", "Central and Eastern Europe"]</text:p>
      <text:p text:style-name="P4">
ID: 22560649</text:p>
      <!--METADATA-->
      <text:p text:style-name="P4">
Russian aviation dropped 4 guided bombs at Kozatske and Vesele villages ofNova Kakhovka community. 1 person wounded</text:p>
      <text:p text:style-name="P4">
News Collection Link: <text:a xlink:type="simple" xlink:href="https://liveuamap.com/en/2023/5-may-russian-aviation-dropped-4-guided-bombs-at-kozatske" text:style-name="Internet_20_link" text:visited-style-name="Visited_20_Internet_20_Link">
https://liveuamap.com/en/2023/5-may-russian-aviation-dropped-4-guided-bombs-at-kozatske</text:a>
</text:p>
      <text:p text:style-name="P4">
Source: <text:a xlink:type="simple" xlink:href="https://t.me/ukrpravda_news/30229" text:style-name="Internet_20_link" text:visited-style-name="Visited_20_Internet_20_Link">
https://t.me/ukrpravda_news/30229</text:a>
</text:p>
      <!--NEWS-->
      <text:h text:style-name="P10" text:outline-level="1">
<text:span text:style-name="T4">
Donetsk Oblast(13:47). Red Alert: aerial threat. Sirens sounding. Take cover now!</text:span>
</text:h>
      <text:p text:style-name="P4">
Authors: liveuamap (Language: en)</text:p>
      <text:p text:style-name="P4">
Time: 2023-05-05T07:48:00</text:p>
      <text:p text:style-name="P4">
Location: Donetsk Oblast (Latitude:48.72705 Longtitude:37.57858)</text:p>
      <text:p text:style-name="P4">
Videos: []</text:p>
      <text:p text:style-name="P4">
Images: []</text:p>
      <text:p text:style-name="P4">
Tags: ["Europe", "Central and Eastern Europe"]</text:p>
      <text:p text:style-name="P4">
ID: 22560656</text:p>
      <!--METADATA-->
      <text:p text:style-name="P4">
Donetsk Oblast(13:47). Red Alert: aerial threat. Sirens sounding. Take covernow!</text:p>
      <text:p text:style-name="P4">
News Collection Link: <text:a xlink:type="simple" xlink:href="https://liveuamap.com/en/2023/05-may-donetsk-oblast1347-red-alert-aerial-thg" text:style-name="Internet_20_link" text:visited-style-name="Visited_20_Internet_20_Link">
https://liveuamap.com/en/2023/05-may-donetsk-oblast1347-red-alert-aerial-thg</text:a>
</text:p>
      <text:p text:style-name="P4">
Source: <text:a xlink:type="simple" xlink:href="https://t.me/air_alert_ua/44485" text:style-name="Internet_20_link" text:visited-style-name="Visited_20_Internet_20_Link">
https://t.me/air_alert_ua/44485</text:a>
</text:p>
      <!--NEWS-->
      <text:h text:style-name="P10" text:outline-level="1">
<text:span text:style-name="T4">
Occupation authorities announced evacuation from 18 settlements in Zaporizhzhia region, inclu...</text:span>
</text:h>
      <text:p text:style-name="P4">
Authors: liveuamap (Language: en)</text:p>
      <text:p text:style-name="P4">
Time: 2023-05-05T08:48:00</text:p>
      <text:p text:style-name="P4">
Location: Rozivka (Latitude:47.3858 Longtitude:37.06993)</text:p>
      <text:p text:style-name="P4">
Videos: []</text:p>
      <text:p text:style-name="P4">
Images: []</text:p>
      <text:p text:style-name="P4">
Tags: ["Europe", "Central and Eastern Europe"]</text:p>
      <text:p text:style-name="P4">
ID: 22560690</text:p>
      <!--METADATA-->
      <text:p text:style-name="P4">
Occupation authorities announced evacuation from 18 settlements inZaporizhzhia region, including Tymoshivka, Smyrnove, Tarasivka, Orlyanske,Molochansk, Bilmak, Pryshyb, Tokmak, Mala Belozirka, Vasylivka, VelykaBelozirka, Dniprorudne, Mykhaylivka, Kamyanka-Dniprovska, Enerhodar, Polohy,Kinski Razdory, Rozivka</text:p>
      <text:p text:style-name="P4">
News Collection Link: <text:a xlink:type="simple" xlink:href="https://liveuamap.com/en/2023/5-may-occupation-authorities-announced-evacuation-from-18" text:style-name="Internet_20_link" text:visited-style-name="Visited_20_Internet_20_Link">
https://liveuamap.com/en/2023/5-may-occupation-authorities-announced-evacuation-from-18</text:a>
</text:p>
      <text:p text:style-name="P4">
Source: <text:a xlink:type="simple" xlink:href="https://t.me/bbbreaking/154667" text:style-name="Internet_20_link" text:visited-style-name="Visited_20_Internet_20_Link">
https://t.me/bbbreaking/154667</text:a>
</text:p>
      <!--NEWS-->
      <text:h text:style-name="P10" text:outline-level="1">
<text:span text:style-name="T4">
Poltavska Oblast(15:36). Red Alert: aerial threat. Sirens sounding. Take cover now!</text:span>
</text:h>
      <text:p text:style-name="P4">
Authors: liveuamap (Language: en)</text:p>
      <text:p text:style-name="P4">
Time: 2023-05-05T09:37:00</text:p>
      <text:p text:style-name="P4">
Location: Poltavska Oblast (Latitude:49.4766 Longtitude:33.81907)</text:p>
      <text:p text:style-name="P4">
Videos: []</text:p>
      <text:p text:style-name="P4">
Images: []</text:p>
      <text:p text:style-name="P4">
Tags: ["Europe", "Central and Eastern Europe"]</text:p>
      <text:p text:style-name="P4">
ID: 22560673</text:p>
      <!--METADATA-->
      <text:p text:style-name="P4">
Poltavska Oblast(15:36). Red Alert: aerial threat. Sirens sounding. Take covernow!</text:p>
      <text:p text:style-name="P4">
News Collection Link: <text:a xlink:type="simple" xlink:href="https://liveuamap.com/en/2023/05-may-poltavska-oblast1536-red-alert-aerial-g" text:style-name="Internet_20_link" text:visited-style-name="Visited_20_Internet_20_Link">
https://liveuamap.com/en/2023/05-may-poltavska-oblast1536-red-alert-aerial-g</text:a>
</text:p>
      <text:p text:style-name="P4">
Source: <text:a xlink:type="simple" xlink:href="https://t.me/suspilnepoltava/11031" text:style-name="Internet_20_link" text:visited-style-name="Visited_20_Internet_20_Link">
https://t.me/suspilnepoltava/11031</text:a>
</text:p>
      <!--NEWS-->
      <text:h text:style-name="P10" text:outline-level="1">
<text:span text:style-name="T4">
Dnipro, Dnipropetrovska Oblast(15:36). Red Alert: aerial threat. Sirens sounding. Take cover ...</text:span>
</text:h>
      <text:p text:style-name="P4">
Authors: liveuamap (Language: en)</text:p>
      <text:p text:style-name="P4">
Time: 2023-05-05T09:38:00</text:p>
      <text:p text:style-name="P4">
Location: Dnipro (Latitude:48.45961 Longtitude:35.03768)</text:p>
      <text:p text:style-name="P4">
Videos: []</text:p>
      <text:p text:style-name="P4">
Images: []</text:p>
      <text:p text:style-name="P4">
Tags: ["Europe", "Central and Eastern Europe"]</text:p>
      <text:p text:style-name="P4">
ID: 22560674</text:p>
      <!--METADATA-->
      <text:p text:style-name="P4">
Dnipro, Dnipropetrovska Oblast(15:36). Red Alert: aerial threat. Sirenssounding. Take cover now!</text:p>
      <text:p text:style-name="P4">
News Collection Link: <text:a xlink:type="simple" xlink:href="https://liveuamap.com/en/2023/05-may-dnipro-dnipropetrovska-oblast1536-red-g" text:style-name="Internet_20_link" text:visited-style-name="Visited_20_Internet_20_Link">
https://liveuamap.com/en/2023/05-may-dnipro-dnipropetrovska-oblast1536-red-g</text:a>
</text:p>
      <text:p text:style-name="P4">
Source: <text:a xlink:type="simple" xlink:href="https://t.me/suspilnednipro/15087" text:style-name="Internet_20_link" text:visited-style-name="Visited_20_Internet_20_Link">
https://t.me/suspilnednipro/15087</text:a>
</text:p>
      <!--NEWS-->
      <text:h text:style-name="P10" text:outline-level="1">
<text:span text:style-name="T4">
Donetsk Oblast, Sumska Oblast, Odeska Oblast, Mykolaiv, Mykolayivska Oblast, Zaporizka Oblast...</text:span>
</text:h>
      <text:p text:style-name="P4">
Authors: liveuamap (Language: en)</text:p>
      <text:p text:style-name="P4">
Time: 2023-05-05T09:39:00</text:p>
      <text:p text:style-name="P4">
Location: Donetsk Oblast (Latitude:48.72847 Longtitude:37.57732)</text:p>
      <text:p text:style-name="P4">
Videos: []</text:p>
      <text:p text:style-name="P4">
Images: []</text:p>
      <text:p text:style-name="P4">
Tags: ["Europe", "Central and Eastern Europe"]</text:p>
      <text:p text:style-name="P4">
ID: 22560675</text:p>
      <!--METADATA-->
      <text:p text:style-name="P4">
Donetsk Oblast, Sumska Oblast, Odeska Oblast, Mykolaiv, Mykolayivska Oblast,Zaporizka Oblast, Kherson, Khersonska Oblast(15:37). Red Alert: aerial threat.Sirens sounding. Take cover now!</text:p>
      <text:p text:style-name="P4">
News Collection Link: <text:a xlink:type="simple" xlink:href="https://liveuamap.com/en/2023/05-may-donetsk-oblast-sumska-oblast-odeska-obg" text:style-name="Internet_20_link" text:visited-style-name="Visited_20_Internet_20_Link">
https://liveuamap.com/en/2023/05-may-donetsk-oblast-sumska-oblast-odeska-obg</text:a>
</text:p>
      <text:p text:style-name="P4">
Source: <text:a xlink:type="simple" xlink:href="https://t.me/air_alert_ua/44494" text:style-name="Internet_20_link" text:visited-style-name="Visited_20_Internet_20_Link">
https://t.me/air_alert_ua/44494</text:a>
</text:p>
      <!--NEWS-->
      <text:h text:style-name="P10" text:outline-level="1">
<text:span text:style-name="T4">
Kharkiv, Kharkivska Oblast(15:39). Red Alert: aerial threat. Sirens sounding. Take cover now!</text:span>
</text:h>
      <text:p text:style-name="P4">
Authors: liveuamap (Language: en)</text:p>
      <text:p text:style-name="P4">
Time: 2023-05-05T09:40:00</text:p>
      <text:p text:style-name="P4">
Location: Kharkiv (Latitude:49.9819 Longtitude:36.2519)</text:p>
      <text:p text:style-name="P4">
Videos: []</text:p>
      <text:p text:style-name="P4">
Images: []</text:p>
      <text:p text:style-name="P4">
Tags: ["Europe", "Central and Eastern Europe"]</text:p>
      <text:p text:style-name="P4">
ID: 22560676</text:p>
      <!--METADATA-->
      <text:p text:style-name="P4">
Kharkiv, Kharkivska Oblast(15:39). Red Alert: aerial threat. Sirens sounding.Take cover now!</text:p>
      <text:p text:style-name="P4">
News Collection Link: <text:a xlink:type="simple" xlink:href="https://liveuamap.com/en/2023/05-may-kharkiv-kharkivska-oblast1539-red-alerg" text:style-name="Internet_20_link" text:visited-style-name="Visited_20_Internet_20_Link">
https://liveuamap.com/en/2023/05-may-kharkiv-kharkivska-oblast1539-red-alerg</text:a>
</text:p>
      <text:p text:style-name="P4">
Source: <text:a xlink:type="simple" xlink:href="https://t.me/air_alert_ua/44495" text:style-name="Internet_20_link" text:visited-style-name="Visited_20_Internet_20_Link">
https://t.me/air_alert_ua/44495</text:a>
</text:p>
      <!--NEWS-->
      <text:h text:style-name="P10" text:outline-level="1">
<text:span text:style-name="T4">
Kirovohradska Oblast(15:45). Red Alert: aerial threat. Sirens sounding. Take cover now!</text:span>
</text:h>
      <text:p text:style-name="P4">
Authors: liveuamap (Language: en)</text:p>
      <text:p text:style-name="P4">
Time: 2023-05-05T09:47:00</text:p>
      <text:p text:style-name="P4">
Location: Kirovohradska Oblast (Latitude:48.50000000 Longtitude:32.00000000)</text:p>
      <text:p text:style-name="P4">
Videos: []</text:p>
      <text:p text:style-name="P4">
Images: []</text:p>
      <text:p text:style-name="P4">
Tags: ["Europe", "Central and Eastern Europe"]</text:p>
      <text:p text:style-name="P4">
ID: 22560677</text:p>
      <!--METADATA-->
      <text:p text:style-name="P4">
Kirovohradska Oblast(15:45). Red Alert: aerial threat. Sirens sounding. Takecover now!</text:p>
      <text:p text:style-name="P4">
News Collection Link: <text:a xlink:type="simple" xlink:href="https://liveuamap.com/en/2023/05-may-kirovohradska-oblast1545-red-alert-aerg" text:style-name="Internet_20_link" text:visited-style-name="Visited_20_Internet_20_Link">
https://liveuamap.com/en/2023/05-may-kirovohradska-oblast1545-red-alert-aerg</text:a>
</text:p>
      <text:p text:style-name="P4">
Source: <text:a xlink:type="simple" xlink:href="https://t.me/air_alert_ua/44496" text:style-name="Internet_20_link" text:visited-style-name="Visited_20_Internet_20_Link">
https://t.me/air_alert_ua/44496</text:a>
</text:p>
      <!--NEWS-->
      <text:h text:style-name="P10" text:outline-level="1">
<text:span text:style-name="T4">
Cherkaska Oblast(15:46). Red Alert: aerial threat. Sirens sounding. Take cover now!</text:span>
</text:h>
      <text:p text:style-name="P4">
Authors: liveuamap (Language: en)</text:p>
      <text:p text:style-name="P4">
Time: 2023-05-05T09:49:00</text:p>
      <text:p text:style-name="P4">
Location: Cherkaska Oblast (Latitude:49.25000000 Longtitude:31.33333000)</text:p>
      <text:p text:style-name="P4">
Videos: []</text:p>
      <text:p text:style-name="P4">
Images: []</text:p>
      <text:p text:style-name="P4">
Tags: ["Europe", "Central and Eastern Europe"]</text:p>
      <text:p text:style-name="P4">
ID: 22560678</text:p>
      <!--METADATA-->
      <text:p text:style-name="P4">
Cherkaska Oblast(15:46). Red Alert: aerial threat. Sirens sounding. Take covernow!</text:p>
      <text:p text:style-name="P4">
News Collection Link: <text:a xlink:type="simple" xlink:href="https://liveuamap.com/en/2023/05-may-cherkaska-oblast1546-red-alert-aerial-g" text:style-name="Internet_20_link" text:visited-style-name="Visited_20_Internet_20_Link">
https://liveuamap.com/en/2023/05-may-cherkaska-oblast1546-red-alert-aerial-g</text:a>
</text:p>
      <text:p text:style-name="P4">
Source: <text:a xlink:type="simple" xlink:href="https://t.me/air_alert_ua/44497" text:style-name="Internet_20_link" text:visited-style-name="Visited_20_Internet_20_Link">
https://t.me/air_alert_ua/44497</text:a>
</text:p>
      <!--NEWS-->
      <text:h text:style-name="P10" text:outline-level="1">
<text:span text:style-name="T4">
Chernihivska Oblast(16:01). Red Alert: aerial threat. Sirens sounding. Take cover now!</text:span>
</text:h>
      <text:p text:style-name="P4">
Authors: liveuamap (Language: en)</text:p>
      <text:p text:style-name="P4">
Time: 2023-05-05T10:02:00</text:p>
      <text:p text:style-name="P4">
Location: Chernihivska Oblast (Latitude:51.33252 Longtitude:32.00052)</text:p>
      <text:p text:style-name="P4">
Videos: []</text:p>
      <text:p text:style-name="P4">
Images: []</text:p>
      <text:p text:style-name="P4">
Tags: ["Europe", "Central and Eastern Europe"]</text:p>
      <text:p text:style-name="P4">
ID: 22560679</text:p>
      <!--METADATA-->
      <text:p text:style-name="P4">
Chernihivska Oblast(16:01). Red Alert: aerial threat. Sirens sounding. Takecover now!</text:p>
      <text:p text:style-name="P4">
News Collection Link: <text:a xlink:type="simple" xlink:href="https://liveuamap.com/en/2023/05-may-chernihivska-oblast1601-red-alert-aerig" text:style-name="Internet_20_link" text:visited-style-name="Visited_20_Internet_20_Link">
https://liveuamap.com/en/2023/05-may-chernihivska-oblast1601-red-alert-aerig</text:a>
</text:p>
      <text:p text:style-name="P4">
Source: <text:a xlink:type="simple" xlink:href="https://t.me/air_alert_ua/44498" text:style-name="Internet_20_link" text:visited-style-name="Visited_20_Internet_20_Link">
https://t.me/air_alert_ua/44498</text:a>
</text:p>
      <!--NEWS-->
      <text:h text:style-name="P10" text:outline-level="1">
<text:span text:style-name="T4">
Kyiv(16:05). Red Alert: aerial threat. Sirens sounding. Take cover now!</text:span>
</text:h>
      <text:p text:style-name="P4">
Authors: liveuamap (Language: en)</text:p>
      <text:p text:style-name="P4">
Time: 2023-05-05T10:06:00</text:p>
      <text:p text:style-name="P4">
Location: Kyiv (Latitude:50.44343 Longtitude:30.53022)</text:p>
      <text:p text:style-name="P4">
Videos: []</text:p>
      <text:p text:style-name="P4">
Images: []</text:p>
      <text:p text:style-name="P4">
Tags: ["Europe", "Central and Eastern Europe"]</text:p>
      <text:p text:style-name="P4">
ID: 22560680</text:p>
      <!--METADATA-->
      <text:p text:style-name="P4">
Kyiv(16:05). Red Alert: aerial threat. Sirens sounding. Take cover now!</text:p>
      <text:p text:style-name="P4">
News Collection Link: <text:a xlink:type="simple" xlink:href="https://liveuamap.com/en/2023/05-may-kyiv1605-red-alert-aerial-threat-sireng" text:style-name="Internet_20_link" text:visited-style-name="Visited_20_Internet_20_Link">
https://liveuamap.com/en/2023/05-may-kyiv1605-red-alert-aerial-threat-sireng</text:a>
</text:p>
      <text:p text:style-name="P4">
Source: <text:a xlink:type="simple" xlink:href="https://t.me/KyivCityOfficial/6605" text:style-name="Internet_20_link" text:visited-style-name="Visited_20_Internet_20_Link">
https://t.me/KyivCityOfficial/6605</text:a>
</text:p>
      <!--NEWS-->
      <text:h text:style-name="P10" text:outline-level="1">
<text:span text:style-name="T4">
Explosions reported in Sloviansk</text:span>
</text:h>
      <text:p text:style-name="P4">
Authors: liveuamap (Language: en)</text:p>
      <text:p text:style-name="P4">
Time: 2023-05-05T10:07:00</text:p>
      <text:p text:style-name="P4">
Location: Sloviansk (Latitude:48.84087 Longtitude:37.59756)</text:p>
      <text:p text:style-name="P4">
Videos: []</text:p>
      <text:p text:style-name="P4">
Images: ["<text:a xlink:type="simple" xlink:href="https://liveuamap.com/pics/2023/05/05/22560691_1.jpg" text:style-name="Internet_20_link" text:visited-style-name="Visited_20_Internet_20_Link">
22560691_1.jpg</text:a>
", "<text:a xlink:type="simple" xlink:href="https://liveuamap.com/pics/2023/05/05/22560691_2.jpg" text:style-name="Internet_20_link" text:visited-style-name="Visited_20_Internet_20_Link">
22560691_2.jpg</text:a>
", "<text:a xlink:type="simple" xlink:href="https://liveuamap.com/pics/2023/05/05/22560691_3.jpg" text:style-name="Internet_20_link" text:visited-style-name="Visited_20_Internet_20_Link">
22560691_3.jpg</text:a>
"]</text:p>
      <text:p text:style-name="P4">
Tags: []</text:p>
      <text:p text:style-name="P4">
ID: 22560691</text:p>
      <!--METADATA-->
      <text:p text:style-name="P4">
Explosions reported in Sloviansk</text:p>
      <text:p text:style-name="P4">
<draw:frame draw:style-name="fr1" draw:name="Image54" text:anchor-type="as-char" svg:width="6.9236in" svg:height="9.231467in" draw:z-index="0">
<draw:image xlink:href="../Images/liveuamap/2023-05-05T10-07-00/22560691_1.jpg" xlink:type="simple" xlink:show="embed" xlink:actuate="onLoad" draw:mime-type="image/jpeg"/>
</draw:frame>
<draw:frame draw:style-name="fr1" draw:name="Image55" text:anchor-type="as-char" svg:width="6.9236in" svg:height="9.216106in" draw:z-index="0">
<draw:image xlink:href="../Images/liveuamap/2023-05-05T10-07-00/22560691_2.jpg" xlink:type="simple" xlink:show="embed" xlink:actuate="onLoad" draw:mime-type="image/jpeg"/>
</draw:frame>
<draw:frame draw:style-name="fr1" draw:name="Image56" text:anchor-type="as-char" svg:width="6.9236in" svg:height="9.216106in" draw:z-index="0">
<draw:image xlink:href="../Images/liveuamap/2023-05-05T10-07-00/22560691_3.jpg" xlink:type="simple" xlink:show="embed" xlink:actuate="onLoad" draw:mime-type="image/jpeg"/>
</draw:frame>
</text:p>
      <text:p text:style-name="P4">
News Collection Link: <text:a xlink:type="simple" xlink:href="https://liveuamap.com/en/2023/5-may-explosions-reported-in-sloviansk" text:style-name="Internet_20_link" text:visited-style-name="Visited_20_Internet_20_Link">
https://liveuamap.com/en/2023/5-may-explosions-reported-in-sloviansk</text:a>
</text:p>
      <text:p text:style-name="P4">
Source: <text:a xlink:type="simple" xlink:href="https://t.me/Donbas_Operativniy/37619" text:style-name="Internet_20_link" text:visited-style-name="Visited_20_Internet_20_Link">
https://t.me/Donbas_Operativniy/37619</text:a>
</text:p>
      <!--NEWS-->
      <text:h text:style-name="P10" text:outline-level="1">
<text:span text:style-name="T4">
Vinnytska Oblast, Zhytomyr, Zhytomyrska Oblast, Kyiv Oblast(16:08). Red Alert: aerial threat....</text:span>
</text:h>
      <text:p text:style-name="P4">
Authors: liveuamap (Language: en)</text:p>
      <text:p text:style-name="P4">
Time: 2023-05-05T10:09:00</text:p>
      <text:p text:style-name="P4">
Location: Vinnytska Oblast (Latitude:48.91667000 Longtitude:28.66667000)</text:p>
      <text:p text:style-name="P4">
Videos: []</text:p>
      <text:p text:style-name="P4">
Images: []</text:p>
      <text:p text:style-name="P4">
Tags: ["Europe", "Central and Eastern Europe"]</text:p>
      <text:p text:style-name="P4">
ID: 22560683</text:p>
      <!--METADATA-->
      <text:p text:style-name="P4">
Vinnytska Oblast, Zhytomyr, Zhytomyrska Oblast, Kyiv Oblast(16:08). Red Alert:aerial threat. Sirens sounding. Take cover now!</text:p>
      <text:p text:style-name="P4">
News Collection Link: <text:a xlink:type="simple" xlink:href="https://liveuamap.com/en/2023/05-may-vinnytska-oblast-zhytomyr-zhytomyrska-g" text:style-name="Internet_20_link" text:visited-style-name="Visited_20_Internet_20_Link">
https://liveuamap.com/en/2023/05-may-vinnytska-oblast-zhytomyr-zhytomyrska-g</text:a>
</text:p>
      <text:p text:style-name="P4">
Source: <text:a xlink:type="simple" xlink:href="https://t.me/air_alert_ua/44502" text:style-name="Internet_20_link" text:visited-style-name="Visited_20_Internet_20_Link">
https://t.me/air_alert_ua/44502</text:a>
</text:p>
      <!--NEWS-->
      <text:h text:style-name="P10" text:outline-level="1">
<text:span text:style-name="T4">
Russian Tu-95 bombers have reportedly launched Kh-101 missiles towards Ukraine from the area ...</text:span>
</text:h>
      <text:p text:style-name="P4">
Authors: liveuamap (Language: en)</text:p>
      <text:p text:style-name="P4">
Time: 2023-05-05T10:17:00</text:p>
      <text:p text:style-name="P4">
Location: Caspian Sea (Latitude:44.86487 Longtitude:48.33375)</text:p>
      <text:p text:style-name="P4">
Videos: []</text:p>
      <text:p text:style-name="P4">
Images: []</text:p>
      <text:p text:style-name="P4">
Tags: ["Russia"]</text:p>
      <text:p text:style-name="P4">
ID: 22560692</text:p>
      <!--METADATA-->
      <text:p text:style-name="P4">
Russian Tu-95 bombers have reportedly launched Kh-101 missiles towards Ukrainefrom the area of Caspian Sea</text:p>
      <text:p text:style-name="P4">
News Collection Link: <text:a xlink:type="simple" xlink:href="https://liveuamap.com/en/2023/5-may-russian-tu95-bombers-have-reportedly-launched-kh101" text:style-name="Internet_20_link" text:visited-style-name="Visited_20_Internet_20_Link">
https://liveuamap.com/en/2023/5-may-russian-tu95-bombers-have-reportedly-launched-kh101</text:a>
</text:p>
      <text:p text:style-name="P4">
Source: <text:a xlink:type="simple" xlink:href="https://t.me/our_odessa/46954" text:style-name="Internet_20_link" text:visited-style-name="Visited_20_Internet_20_Link">
https://t.me/our_odessa/46954</text:a>
</text:p>
      <!--NEWS-->
      <text:h text:style-name="P10" text:outline-level="1">
<text:span text:style-name="T4">
Russian Tu-22M3 bombers reportedly launched Kh-22 missiles at Kramatorsk</text:span>
</text:h>
      <text:p text:style-name="P4">
Authors: liveuamap (Language: en)</text:p>
      <text:p text:style-name="P4">
Time: 2023-05-05T10:17:50</text:p>
      <text:p text:style-name="P4">
Location: Donetsk Oblast (Latitude:48.72959 Longtitude:37.5638)</text:p>
      <text:p text:style-name="P4">
Videos: []</text:p>
      <text:p text:style-name="P4">
Images: []</text:p>
      <text:p text:style-name="P4">
Tags: ["Europe", "Central and Eastern Europe"]</text:p>
      <text:p text:style-name="P4">
ID: 22560688</text:p>
      <!--METADATA-->
      <text:p text:style-name="P4">
Russian Tu-22M3 bombers reportedly launched Kh-22 missiles at Kramatorsk</text:p>
      <text:p text:style-name="P4">
News Collection Link: <text:a xlink:type="simple" xlink:href="https://liveuamap.com/en/2023/5-may-russian-tu22m3-bombers-reportedly-launched-kh22-missiles" text:style-name="Internet_20_link" text:visited-style-name="Visited_20_Internet_20_Link">
https://liveuamap.com/en/2023/5-may-russian-tu22m3-bombers-reportedly-launched-kh22-missiles</text:a>
</text:p>
      <text:p text:style-name="P4">
Source: <text:a xlink:type="simple" xlink:href="https://t.me/war_monitor/7101" text:style-name="Internet_20_link" text:visited-style-name="Visited_20_Internet_20_Link">
https://t.me/war_monitor/7101</text:a>
</text:p>
      <!--NEWS-->
      <text:h text:style-name="P10" text:outline-level="1">
<text:span text:style-name="T4">
Enterprise destroyed as result of Russian missile strike in Sloviansk</text:span>
</text:h>
      <text:p text:style-name="P4">
Authors: liveuamap (Language: en)</text:p>
      <text:p text:style-name="P4">
Time: 2023-05-05T11:31:01</text:p>
      <text:p text:style-name="P4">
Location: Sloviansk (Latitude:48.82144 Longtitude:37.58646)</text:p>
      <text:p text:style-name="P4">
Videos: []</text:p>
      <text:p text:style-name="P4">
Images: ["<text:a xlink:type="simple" xlink:href="https://liveuamap.com/pics/2023/05/05/22560693_0.jpg" text:style-name="Internet_20_link" text:visited-style-name="Visited_20_Internet_20_Link">
22560693_0.jpg</text:a>
", "<text:a xlink:type="simple" xlink:href="https://liveuamap.com/pics/2023/05/05/22560693_1.jpg" text:style-name="Internet_20_link" text:visited-style-name="Visited_20_Internet_20_Link">
22560693_1.jpg</text:a>
", "<text:a xlink:type="simple" xlink:href="https://liveuamap.com/pics/2023/05/05/22560693_2.jpg" text:style-name="Internet_20_link" text:visited-style-name="Visited_20_Internet_20_Link">
22560693_2.jpg</text:a>
"]</text:p>
      <text:p text:style-name="P4">
Tags: []</text:p>
      <text:p text:style-name="P4">
ID: 22560693</text:p>
      <!--METADATA-->
      <text:p text:style-name="P4">
Enterprise destroyed as result of Russian missile strike in Sloviansk</text:p>
      <text:p text:style-name="P4">
<draw:frame draw:style-name="fr1" draw:name="Image57" text:anchor-type="as-char" svg:width="6.9236in" svg:height="5.1927in" draw:z-index="0">
<draw:image xlink:href="../Images/liveuamap/2023-05-05T11-31-01/22560693_0.jpg" xlink:type="simple" xlink:show="embed" xlink:actuate="onLoad" draw:mime-type="image/jpeg"/>
</draw:frame>
<draw:frame draw:style-name="fr1" draw:name="Image58" text:anchor-type="as-char" svg:width="6.9236in" svg:height="5.1927in" draw:z-index="0">
<draw:image xlink:href="../Images/liveuamap/2023-05-05T11-31-01/22560693_1.jpg" xlink:type="simple" xlink:show="embed" xlink:actuate="onLoad" draw:mime-type="image/jpeg"/>
</draw:frame>
<draw:frame draw:style-name="fr1" draw:name="Image59" text:anchor-type="as-char" svg:width="6.9236in" svg:height="5.1927in" draw:z-index="0">
<draw:image xlink:href="../Images/liveuamap/2023-05-05T11-31-01/22560693_2.jpg" xlink:type="simple" xlink:show="embed" xlink:actuate="onLoad" draw:mime-type="image/jpeg"/>
</draw:frame>
</text:p>
      <text:p text:style-name="P4">
News Collection Link: <text:a xlink:type="simple" xlink:href="https://liveuamap.com/en/2023/5-may-enterprise-destroyed-as-result-of-russian-missile-strike" text:style-name="Internet_20_link" text:visited-style-name="Visited_20_Internet_20_Link">
https://liveuamap.com/en/2023/5-may-enterprise-destroyed-as-result-of-russian-missile-strike</text:a>
</text:p>
      <text:p text:style-name="P4">
Source: <text:a xlink:type="simple" xlink:href="https://t.me/lachentyt/28985" text:style-name="Internet_20_link" text:visited-style-name="Visited_20_Internet_20_Link">
https://t.me/lachentyt/28985</text:a>
</text:p>
      <!--NEWS-->
      <text:h text:style-name="P10" text:outline-level="1">
<text:span text:style-name="T4">
У Вільнюсі пройде благодійний концерт литовського оркестру та українського піаніста</text:span>
</text:h>
      <text:p text:style-name="P4">
Authors: Ukrinform (Person)</text:p>
      <text:p text:style-name="P4">
Publisher: Укринформ (Organization)</text:p>
      <text:p text:style-name="P4">
Published Time: 2023-05-05T15:53:01+03:00</text:p>
      <text:p text:style-name="P4">
Modified Time: 2023-05-05T15:53:01+03:00</text:p>
      <text:p text:style-name="P4">
Description: </text:p>
      <text:p text:style-name="P4">
Камерний оркестр нових ідей (NIKO) з Литви під керівництвом Гядімінаса Гялготаса та український піаніст Олексій Ботвінов виступлять у травні у Вільнюсі з благодійним концертом "Сходження до неба". — Укрінформ.</text:p>
      <text:p text:style-name="P4">
Images: ["<text:a xlink:type="simple" xlink:href="https://static.ukrinform.com/photos/2023_05/thumb_files/630_360_1683290985-928.jpg" text:style-name="Internet_20_link" text:visited-style-name="Visited_20_Internet_20_Link">
630_360_16832...</text:a>
", "<text:a xlink:type="simple" xlink:href="https://static.ukrinform.com/photos/2023_05/1683290986-453.jpg" text:style-name="Internet_20_link" text:visited-style-name="Visited_20_Internet_20_Link">
1683290986-45...</text:a>
", "<text:a xlink:type="simple" xlink:href="https://static.ukrinform.com/photos/2023_05/1683290986-447.jpg" text:style-name="Internet_20_link" text:visited-style-name="Visited_20_Internet_20_Link">
1683290986-44...</text:a>
"]</text:p>
      <text:p text:style-name="P4">
Tags: ['Концерт', 'Литва', 'Благодійність', 'Оркестр']</text:p>
      <text:p text:style-name="P4">
Type: Article</text:p>
      <!--METADATA-->
      <text:p text:style-name="P4">
<draw:frame draw:style-name="fr1" draw:name="Image60" text:anchor-type="as-char" svg:width="6.9236in" svg:height="3.956343in" draw:z-index="0">
<draw:image xlink:href="../Images/yкринформ/2023-05-05T15-53-01-03-00/630_360_1683290985-928.jpg" xlink:type="simple" xlink:show="embed" xlink:actuate="onLoad" draw:mime-type="image/jpeg"/>
</draw:frame>
 Камернийоркестр нових ідей (NIKO) з Литви під керівництвом Гядімінаса Гялготаса таукраїнський піаніст Олексій Ботвінов виступлять у травні у Вільнюсі зблагодійним концертом "Сходження до неба".</text:p>
      <text:p text:style-name="P4">
Про це повідомляє <text:a xlink:type="simple" xlink:href="https://www.lrt.lt/ua/novini/1263/1979025/u-vil-nius-kii-ratushi-litovs-kii-orkestr-niko-vistupit-z-ukrayins-kim-pianistom" text:style-name="Internet_20_link" text:visited-style-name="Visited_20_Internet_20_Link">
 </text:a>
 ,передає Укрінформ.</text:p>
      <text:p text:style-name="P4">
Гялготас і Ботвінов вже брали участь у кількох спільних концертах, зокрема,виступали у Вільнюсі торік восени. Новим заходом вони прагнуть привернутиувагу до проблем українських біженців і зібрати кошти на надання психологічноїдопомоги їм.</text:p>
      <text:p text:style-name="P4">
<draw:frame draw:style-name="fr1" draw:name="Image61" text:anchor-type="as-char" svg:width="6.9236in" svg:height="4.58313in" draw:z-index="0">
<draw:image xlink:href="../Images/yкринформ/2023-05-05T15-53-01-03-00/1683290986-453.jpg" xlink:type="simple" xlink:show="embed" xlink:actuate="onLoad" draw:mime-type="image/jpeg"/>
</draw:frame>
</text:p>
      <text:p text:style-name="P4">
<text:span text:style-name="T5">
Фото: N. Vdovenko nuotr.</text:span>
</text:p>
      <text:p text:style-name="P4">
«Ми кілька разів виступали на Одеському фестивалі, організованому Ботвіновим,і закохалися в це місто. Востаннє ми були там лише за кілька місяців допочатку війни. Одеса в нашій пам'яті - це надзвичайно теплі люди, містодивовижної краси, море… Ми хочемо повернутися туди якнайшвидше, - і до кожного<text:a xlink:type="simple" xlink:href="https://www.ukrinform.ua/tag-koncert" text:style-name="Internet_20_link" text:visited-style-name="Visited_20_Internet_20_Link">
 </text:a>
 готуємося з думками про майбутнюукраїнську перемогу», - зазначив Гялготас.</text:p>
      <text:p text:style-name="P4">
<draw:frame draw:style-name="fr1" draw:name="Image62" text:anchor-type="as-char" svg:width="6.9236in" svg:height="4.622727in" draw:z-index="0">
<draw:image xlink:href="../Images/yкринформ/2023-05-05T15-53-01-03-00/1683290986-447.jpg" xlink:type="simple" xlink:show="embed" xlink:actuate="onLoad" draw:mime-type="image/jpeg"/>
</draw:frame>
</text:p>
      <text:p text:style-name="P4">
<text:span text:style-name="T5">
Фото: D. Matvejevo nuotr.</text:span>
</text:p>
      <text:p text:style-name="P4">
Під час концерту виконуватимуться твори Йоганна Себастьяна Баха, ФіліпаГласса, Мирослава Скорика та самого Гялготаса. Назва "Сходження до неба"відсилає до твору керівника NIKO, який прозвучить наприкінці концерту.</text:p>
      <text:p text:style-name="P4">
<text:span text:style-name="T4">
Читайте також:</text:span>
 <text:a xlink:type="simple" xlink:href="https://www.ukrinform.ua/rubric-culture/3703648-perlini-baroko-ta-francuzka-vesna-nacionalna-filarmonia-anonsuvala-koncerti-na-traven.html" text:style-name="Internet_20_link" text:visited-style-name="Visited_20_Internet_20_Link">
 </text:a>
</text:p>
      <text:p text:style-name="P4">
Захід організовано Центром досліджень і розвитку демократії імені АндріяСахарова і є одним із низки приурочених до дня народження видатногоправозахисника та дисидента.</text:p>
      <text:p text:style-name="P4">
Олексій Ботвінов – випускник Одеської консерваторії, народний артист України,виступав у більш ніж 45 країнах.</text:p>
      <text:p text:style-name="P4">
<text:span text:style-name="T5">
Перше фото: D. Matvejevo nuotr.</text:span>
</text:p>
      <text:p text:style-name="P4">
Source: <text:a xlink:type="simple" xlink:href="https://www.ukrinform.ua/rubric-culture/3705237-u-vilnusi-projde-blagodijnij-koncert-litovskogo-orkestru-ta-ukrainskogo-pianista.html" text:style-name="Internet_20_link" text:visited-style-name="Visited_20_Internet_20_Link">
https://www.ukrinform.ua/rubric-culture/3705237-u-vilnusi-projde-blagodijnij-koncert-litovskogo-orkestru-ta-ukrainskogo-pianista.html</text:a>
</text:p>
      <!--NEWS-->
      <text:h text:style-name="P10" text:outline-level="1">
<text:span text:style-name="T4">
російсько-іранська загроза: Стефанчук закликав Бахрейн допомогти стримати «вісь зла»</text:span>
</text:h>
      <text:p text:style-name="P4">
Authors: Ukrinform (Person)</text:p>
      <text:p text:style-name="P4">
Publisher: Укринформ (Organization)</text:p>
      <text:p text:style-name="P4">
Published Time: 2023-05-05T16:01:00+03:00</text:p>
      <text:p text:style-name="P4">
Modified Time: 2023-05-05T16:01:00+03:00</text:p>
      <text:p text:style-name="P4">
Description: Голова Верховної Ради Руслан Стефанчук провів зустріч із міністром закордонних справ Королівства Бахрейн Абдуллатіфом бін Рашидом Аль Заяні у Києві. — Укрінформ.</text:p>
      <text:p text:style-name="P4">
Images: ["<text:a xlink:type="simple" xlink:href="https://static.ukrinform.com/photos/2023_05/thumb_files/630_360_1683291637-256.jpg" text:style-name="Internet_20_link" text:visited-style-name="Visited_20_Internet_20_Link">
630_360_16832...</text:a>
", "<text:a xlink:type="simple" xlink:href="https://static.ukrinform.com/photos/2023_05/1683291637-865.jpg" text:style-name="Internet_20_link" text:visited-style-name="Visited_20_Internet_20_Link">
1683291637-86...</text:a>
"]</text:p>
      <text:p text:style-name="P4">
Tags: ['Санкції', 'Бахрейн', 'Стефанчук', 'Війна з росією']</text:p>
      <text:p text:style-name="P4">
Type: Article</text:p>
      <!--METADATA-->
      <text:p text:style-name="P4">
<draw:frame draw:style-name="fr1" draw:name="Image63" text:anchor-type="as-char" svg:width="6.9236in" svg:height="3.956343in" draw:z-index="0">
<draw:image xlink:href="../Images/yкринформ/2023-05-05T16-01-00-03-00/630_360_1683291637-256.jpg" xlink:type="simple" xlink:show="embed" xlink:actuate="onLoad" draw:mime-type="image/jpeg"/>
</draw:frame>
 ГоловаВерховної Ради Руслан Стефанчук провів зустріч із міністром закордонних справКоролівства Бахрейн Абдуллатіфом бін Рашидом Аль Заяні у Києві.</text:p>
      <text:p text:style-name="P4">
Про це спікер українського парламенту повідомив у <text:a xlink:type="simple" xlink:href="https://www.facebook.com/100058105416952/posts/pfbid0a8M6gHg2oMhyb4cC54BEx3bgdKwT5JrhLaVYT17G2iQXe85ziqCmkEoeqnpAHpMl/" text:style-name="Internet_20_link" text:visited-style-name="Visited_20_Internet_20_Link">
</text:a>
, передає Укрінформ.</text:p>
      <text:p text:style-name="P4">
"Провів зустріч із міністром закордонних справ Королівства БахрейнАбдуллатіфом бін Рашидом Аль Заяні. <text:a xlink:type="simple" xlink:href="https://www.ukrinform.ua/tag-rosia" text:style-name="Internet_20_link" text:visited-style-name="Visited_20_Internet_20_Link">
 </text:a>
продовжує атакувати Україну, руйнуючи інфраструктуру і вбиваючи мирнихукраїнців. Немає таких злочинів, які б не скоїла росія на території України.Тому перше, на чому закцентував, це на загрозі російсько-іранського військово-політичного зближення. Потрібні скоординовані заходи, аби стримати цю "вісьзла", – зазначив Стефанчук.</text:p>
      <text:p text:style-name="P4">
Він подякував Бахрейну за підтримку України в гуманітарній сфері. Окрім того,Голова ВРУ наголосив, що Українській державі необхідна фінансова та обороннапідтримка.</text:p>
      <text:p text:style-name="P4">
<draw:frame draw:style-name="fr1" draw:name="Image64" text:anchor-type="as-char" svg:width="6.9236in" svg:height="4.615733in" draw:z-index="0">
<draw:image xlink:href="../Images/yкринформ/2023-05-05T16-01-00-03-00/1683291637-865.jpg" xlink:type="simple" xlink:show="embed" xlink:actuate="onLoad" draw:mime-type="image/jpeg"/>
</draw:frame>
</text:p>
      <text:p text:style-name="P4">
Спікер українського парламенту також закликав Бахрейн долучитися до чинногорежиму санкцій проти російської федерації. "Це засвідчить спільне прагненнявідновити мир і безпеку у світі", – відзначив Стефанчук.</text:p>
      <text:p text:style-name="P4">
<text:span text:style-name="T4">
Читайте також:</text:span>
 <text:a xlink:type="simple" xlink:href="https://www.ukrinform.ua/rubric-polytics/3705199-ukraina-pogliblue-spivpracu-z-bahrejnom-ta-krainami-zatoki-mzs.html" text:style-name="Internet_20_link" text:visited-style-name="Visited_20_Internet_20_Link">
 <text:span text:style-name="T4">
Бахре</text:span>
 </text:a>
</text:p>
      <text:p text:style-name="P4">
Водночас він поінформував, що під час зустрічі з міністром закордонних справКоролівства Бахрейн обговорювалась формула миру, запропонована ПрезидентомУкраїни Володимиром Зеленським. Голова ВРУ підкреслив, що Україна хотіла бибачити Бахрейн серед країн, які долучилися до імплементації цієї ініціативи.</text:p>
      <text:p text:style-name="P4">
Як повідомляв Укрінформ, Президент Володимир Зеленський <text:a xlink:type="simple" xlink:href="https://www.ukrinform.ua/rubric-polytics/3705171-v-ukrainu-vperse-z-vizitom-pribuv-glava-mzs-bahrejnu.html" text:style-name="Internet_20_link" text:visited-style-name="Visited_20_Internet_20_Link">
</text:a>
 , який 5 травня прибув із візитом в Україну.</text:p>
      <text:p text:style-name="P4">
Це перший візит очільника зовнішньополітичного відомства Бахрейну в Україну зчасу встановлення дипломатичних відносин між країнами у липні 1992 року.</text:p>
      <text:p text:style-name="P4">
Source: <text:a xlink:type="simple" xlink:href="https://www.ukrinform.ua/rubric-polytics/3705241-rosijskoiranska-zagroza-stefancuk-zaklikav-bahrejn-dopomogti-strimati-vis-zla.html" text:style-name="Internet_20_link" text:visited-style-name="Visited_20_Internet_20_Link">
https://www.ukrinform.ua/rubric-polytics/3705241-rosijskoiranska-zagroza-stefancuk-zaklikav-bahrejn-dopomogti-strimati-vis-zla.html</text:a>
</text:p>
      <!--NEWS-->
      <text:h text:style-name="P10" text:outline-level="1">
<text:span text:style-name="T4">
Єврокомісія схвалила польську програму держпідтримки аграріїв на €435 мільйонів</text:span>
</text:h>
      <text:p text:style-name="P4">
Authors: Ukrinform (Person)</text:p>
      <text:p text:style-name="P4">
Publisher: Укринформ (Organization)</text:p>
      <text:p text:style-name="P4">
Published Time: 2023-05-05T16:01:07+03:00</text:p>
      <text:p text:style-name="P4">
Modified Time: 2023-05-05T16:01:07+03:00</text:p>
      <text:p text:style-name="P4">
Description: Єврокомісія схвалила програму державної підтримки у Польщі сектору виробництва пшениці у контексті російської війни проти України. — Укрінформ.</text:p>
      <text:p text:style-name="P4">
Images: ["<text:a xlink:type="simple" xlink:href="https://static.ukrinform.com/photos/2021_12/thumb_files/630_360_1638892454-549.jpg" text:style-name="Internet_20_link" text:visited-style-name="Visited_20_Internet_20_Link">
630_360_16388...</text:a>
"]</text:p>
      <text:p text:style-name="P4">
Tags: ['Єврокомісія', 'Польща', 'Аграрії', 'допомога']</text:p>
      <text:p text:style-name="P4">
Type: Article</text:p>
      <!--METADATA-->
      <text:p text:style-name="P4">
<draw:frame draw:style-name="fr1" draw:name="Image65" text:anchor-type="as-char" svg:width="6.9236in" svg:height="3.956343in" draw:z-index="0">
<draw:image xlink:href="../Images/yкринформ/2023-05-05T16-01-07-03-00/630_360_1638892454-549.jpg" xlink:type="simple" xlink:show="embed" xlink:actuate="onLoad" draw:mime-type="image/jpeg"/>
</draw:frame>
Єврокомісія схвалила програму державної підтримки у Польщі сектору виробництвапшениці у контексті російської війни проти України.</text:p>
      <text:p text:style-name="P4">
Про це повідомляється на <text:a xlink:type="simple" xlink:href="https://ec.europa.eu/commission/presscorner/detail/en/mex_23_2622" text:style-name="Internet_20_link" text:visited-style-name="Visited_20_Internet_20_Link">
</text:a>
 , передаєкореспондент Укрінформу.</text:p>
      <text:p text:style-name="P4">
«Європейська комісія схвалила польську схему на суму близько €435,4 мільйона(2 мільярда злотих) для підтримки сектору виробництва пшениці у контекстіросійської війни проти України… Вона складатиметься з ... прямих грантів зметою задоволення потреб у ліквідності виробників пшениці, які постраждаливнаслідок геополітичної кризи, зокрема через масовий імпорт зерна з України,що сильно вплинула на внутрішній ринок зерна», - йдеться у повідомленні.</text:p>
      <text:p text:style-name="P4">
Обсяг такої підтримки не має перевищувати 250 тисяч євро для одногогосподарства. Польські фермери мають отримати грантову допомогу не пізніше 31грудня 2023 року.</text:p>
      <text:p text:style-name="P4">
<text:span text:style-name="T4">
Читайте також:</text:span>
 <text:a xlink:type="simple" xlink:href="https://www.ukrinform.ua/rubric-economy/3704706-solskij-obgovoriv-z-polskim-kolegou-tranzit-ukrainskoi-agroprodukcii.html" text:style-name="Internet_20_link" text:visited-style-name="Visited_20_Internet_20_Link">
 <text:span text:style-name="T4">
Сольський</text:span>
 </text:a>
</text:p>
      <text:p text:style-name="P4">
Як повідомлялося, <text:a xlink:type="simple" xlink:href="https://www.ukrinform.ua/tag-polsa" text:style-name="Internet_20_link" text:visited-style-name="Visited_20_Internet_20_Link">
 </text:a>
 , Угорщина,Словаччина, Румунія та Болгарія звернулися до Єврокомісії з проханням прозапровадження захисних заходів проти «надмірного» сільськогосподарськогоекспорту з України.</text:p>
      <text:p text:style-name="P4">
Єврокомісія 2 травня оголосила про компромісне рішення, яке передбачаєтимчасову заборону українського імпорту чотирьох ключовихсільськогосподарських товарів – пшениці, кукурудзи насіння ріпаку та соняшнику- з одночасним скасуванням країнами односторонніх заходів проти українськогоімпорту та продовження транзиту українського збіжжя до інших країн ЄС та насвітові ринки. Обмеження діятимуть до 5 червня.</text:p>
      <text:p text:style-name="P4">
<text:span text:style-name="T4">
Читайте також:</text:span>
 <text:a xlink:type="simple" xlink:href="https://www.ukrinform.ua/rubric-economy/3703840-evrokomisia-zaboronila-import-okremih-agroproduktiv-z-ukraini.html" text:style-name="Internet_20_link" text:visited-style-name="Visited_20_Internet_20_Link">
 <text:span text:style-name="T4">
Єврокомісія</text:span>
 <text:span text:style-name="T4">
заборонила</text:span>
 <text:span text:style-name="T4">
імпорт</text:span>
 <text:span text:style-name="T4">
окремих</text:span>
<text:span text:style-name="T4">
агропродуктів</text:span>
 <text:span text:style-name="T4">
України</text:span>
 </text:a>
</text:p>
      <text:p text:style-name="P4">
Водноча Єврокомісія оголосила про намір виплатити цим п'яти країнам спочатку56 мільйонів євро, а потім ще 150 мільйонів євро для компенсації збитківфермерських господарств внаслідок падіння цін на внутрішніх ринках.</text:p>
      <text:p text:style-name="P4">
Source: <text:a xlink:type="simple" xlink:href="https://www.ukrinform.ua/rubric-economy/3705240-evrokomisia-shvalila-polsku-programu-derzpidtrimki-agrariiv-na-435-miljoniv.html" text:style-name="Internet_20_link" text:visited-style-name="Visited_20_Internet_20_Link">
https://www.ukrinform.ua/rubric-economy/3705240-evrokomisia-shvalila-polsku-programu-derzpidtrimki-agrariiv-na-435-miljoniv.html</text:a>
</text:p>
      <!--NEWS-->
      <text:h text:style-name="P10" text:outline-level="1">
<text:span text:style-name="T4">
На меморіалах у Берліні заборонили українські та російські прапори на травневі свята</text:span>
</text:h>
      <text:p text:style-name="P4">
Authors: Ukrinform (Person)</text:p>
      <text:p text:style-name="P4">
Publisher: Укринформ (Organization)</text:p>
      <text:p text:style-name="P4">
Published Time: 2023-05-05T16:04:00+03:00</text:p>
      <text:p text:style-name="P4">
Modified Time: 2023-05-05T16:04:00+03:00</text:p>
      <text:p text:style-name="P4">
Description: Берлінська влада вдруге поспіль заборонила використання української і російської символіки на 8 та 9 травня на меморіалах радянських воїнів у Трептовпарку, Тіргартені та Шенгольцер Гайде та поруч з ними. — Укрінформ.</text:p>
      <text:p text:style-name="P4">
Images: ["<text:a xlink:type="simple" xlink:href="https://static.ukrinform.com/photos/2023_05/thumb_files/630_360_1683294685-302.jpg" text:style-name="Internet_20_link" text:visited-style-name="Visited_20_Internet_20_Link">
630_360_16832...</text:a>
", "<text:a xlink:type="simple" xlink:href="https://static.ukrinform.com/photos/2023_05/1683294853-425.jpg" text:style-name="Internet_20_link" text:visited-style-name="Visited_20_Internet_20_Link">
1683294853-42...</text:a>
", "<text:a xlink:type="simple" xlink:href="https://static.ukrinform.com/photos/2023_05/1683294872-392.jpg" text:style-name="Internet_20_link" text:visited-style-name="Visited_20_Internet_20_Link">
1683294872-39...</text:a>
"]</text:p>
      <text:p text:style-name="P4">
Tags: ['Берлін', 'Німеччина', 'Прапор', 'Травневі свята', 'Україна', 'росія']</text:p>
      <text:p text:style-name="P4">
Type: Article</text:p>
      <!--METADATA-->
      <text:p text:style-name="P4">
<draw:frame draw:style-name="fr1" draw:name="Image66" text:anchor-type="as-char" svg:width="6.9236in" svg:height="3.956343in" draw:z-index="0">
<draw:image xlink:href="../Images/yкринформ/2023-05-05T16-04-00-03-00/630_360_1683294685-302.jpg" xlink:type="simple" xlink:show="embed" xlink:actuate="onLoad" draw:mime-type="image/jpeg"/>
</draw:frame>
 Берлінськавлада вдруге поспіль заборонила використання української і російськоїсимволіки на 8 та 9 травня на меморіалах радянських воїнів у Трептовпарку,Тіргартені та Шенгольцер Гайде та поруч з ними.</text:p>
      <text:p text:style-name="P4">
Про це Укрінформ повідомляє з посиланням на розпорядження  <text:a xlink:type="simple" xlink:href="https://www.berlin.de/polizei/polizeimeldungen/2023/pressemitteilung.1320879.php" text:style-name="Internet_20_link" text:visited-style-name="Visited_20_Internet_20_Link">
</text:a>
німецької столиці.</text:p>
      <text:p text:style-name="P4">
«У центрі уваги цих днів – гідне вшанування пам’яті загиблих воїнів колишньоїРадянської Армії, які разом з іншими збройними силами сприяли визволеннюНімеччини та світу від нацистської диктатури», - зазначається у пресрелізі.</text:p>
      <text:p text:style-name="P4">
У поліції вирішили, що для забезпечення порядку на меморіалах радянськихвоїнів у Трептовпарку, Тіргартені та Шенгольцер Гайде та поруч з нимизаборонено використовувати символи, такі як: російський та українськийпрапори, георгіївські стрічки, уніформа або частини уніформи, зокрема, вмодифікованих формах. Також заборонено виконання маршів або військових пісень,вигукування лозунгів, які, з огляду на нинішню ситуацію, можуть потурати,прославляти чи звеличувати війну рф проти України.</text:p>
      <text:p text:style-name="P4">
<draw:frame draw:style-name="fr1" draw:name="Image67" text:anchor-type="as-char" svg:width="6.9236in" svg:height="4.615733in" draw:z-index="0">
<draw:image xlink:href="../Images/yкринформ/2023-05-05T16-04-00-03-00/1683294853-425.jpg" xlink:type="simple" xlink:show="embed" xlink:actuate="onLoad" draw:mime-type="image/jpeg"/>
</draw:frame>
</text:p>
      <text:p text:style-name="P4">
<text:span text:style-name="T4">
Читайте також:</text:span>
 <text:a xlink:type="simple" xlink:href="https://www.ukrinform.ua/rubric-diaspora/3703624-sku-zaklikav-provesti-naperedodni-9-travna-mirni-antirosijski-akcii.html" text:style-name="Internet_20_link" text:visited-style-name="Visited_20_Internet_20_Link">
 <text:span text:style-name="T4">
травн</text:span>
 </text:a>
</text:p>
      <text:p text:style-name="P4">
Від названих правил, втім, звільняються ветерани Другої світової війни,дипломати та представники та делегації держав, які братимуть участь вофіційних пам’ятних заходах від імені держав, які безпосередньо брали участь увизволенні Німеччини.</text:p>
      <text:p text:style-name="P4">
До того ж зібрання за межами визначених локацій не підлягають жоднимобмеженням окрім загальних.</text:p>
      <text:p text:style-name="P4">
У поліції підкреслили, що 8 і 9 травня виповнюється 78 років з дня визволення<text:a xlink:type="simple" xlink:href="https://www.ukrinform.ua/tag-nimeccina" text:style-name="Internet_20_link" text:visited-style-name="Visited_20_Internet_20_Link">
 </text:a>
 від націонал-соціалізму, цей деньтакож знаменує закінчення Другої світової війни в Європі. Пам’ять та повага домеморіалів радянським воїнам мають бути збережені і на тлі російсько-української війни.</text:p>
      <text:p text:style-name="P4">
<draw:frame draw:style-name="fr1" draw:name="Image68" text:anchor-type="as-char" svg:width="6.9236in" svg:height="4.615733in" draw:z-index="0">
<draw:image xlink:href="../Images/yкринформ/2023-05-05T16-04-00-03-00/1683294872-392.jpg" xlink:type="simple" xlink:show="embed" xlink:actuate="onLoad" draw:mime-type="image/jpeg"/>
</draw:frame>
</text:p>
      <text:p text:style-name="P4">
«Ця війна не повинна руйнувати правила та традиції у Берліні», - вважаютьправоохоронці. Вони посилаються при цьому на німецько-російський закон продогляд за військовими могилами від 16 грудня 1992 року, згідно якого поліціяБерліна зобов'язана охороняти радянські меморіали та військові могили з оглядуна історичну відповідальність Німеччини.</text:p>
      <text:p text:style-name="P4">
<text:span text:style-name="T4">
Читайте також:</text:span>
 <text:a xlink:type="simple" xlink:href="https://www.ukrinform.ua/rubric-ato/3704680-u-moldovi-strafuvatimut-za-georgiivsku-stricku-9-travna.html" text:style-name="Internet_20_link" text:visited-style-name="Visited_20_Internet_20_Link">
 <text:span text:style-name="T4">
Молдові</text:span>
 <text:span text:style-name="T4">
штрафуватимуть</text:span>
 <text:span text:style-name="T4">
георгіївську</text:span>
<text:span text:style-name="T4">
стрічку</text:span>
 <text:span text:style-name="T4">
травня</text:span>
 </text:a>
</text:p>
      <text:p text:style-name="P4">
Українці в Берліні планують, серед іншого вшанувати пам’ять загиблих 8 травняу меморіалу Neue Wache та провести ввечері велику ходу. Попередні кілька роківпроходили заходи біля меморіалу в Тіргартені.</text:p>
      <text:p text:style-name="P4">
Загалом на 8 та 9 травня заплановано близько 30 заходів, пов’язаних іззакінченням війни.</text:p>
      <text:p text:style-name="P4">
Нагадаємо, минулого року вперше було заборонено, з огляду на російську війну,використовувати символіку, причому не лише російську, але й українську, щовикликало обурення в українській громаді.</text:p>
      <text:p text:style-name="P4">
Фото Ольги Танасійчук</text:p>
      <text:p text:style-name="P4">
Source: <text:a xlink:type="simple" xlink:href="https://www.ukrinform.ua/rubric-world/3705242-na-memorialah-u-berlini-zaboronili-ukrainski-ta-rosijski-prapori-na-travnevi-svata.html" text:style-name="Internet_20_link" text:visited-style-name="Visited_20_Internet_20_Link">
https://www.ukrinform.ua/rubric-world/3705242-na-memorialah-u-berlini-zaboronili-ukrainski-ta-rosijski-prapori-na-travnevi-svata.html</text:a>
</text:p>
      <!--NEWS-->
      <text:h text:style-name="P10" text:outline-level="1">
<text:span text:style-name="T4">
МОК має турбуватися про українських, а не російських спортсменів – міністр спорту Австрії</text:span>
</text:h>
      <text:p text:style-name="P4">
Authors: Ukrinform (Person)</text:p>
      <text:p text:style-name="P4">
Publisher: Укринформ (Organization)</text:p>
      <text:p text:style-name="P4">
Published Time: 2023-05-05T16:07:00+03:00</text:p>
      <text:p text:style-name="P4">
Modified Time: 2023-05-05T16:07:00+03:00</text:p>
      <text:p text:style-name="P4">
Description: Федеральний міністр спорту Австрії Вернер Коглер, який також є віцеканцлером республіки та лідером "Зелених", переконаний, що російська збірна не повинна брати участь в Олімпіаді, і Міжнародний олімпійський комітет має більше перейматися інтересами українських спортсменів.</text:p>
      <text:p text:style-name="P4">
— Укрінформ.</text:p>
      <text:p text:style-name="P4">
Images: ["<text:a xlink:type="simple" xlink:href="https://static.ukrinform.com/photos/2023_05/thumb_files/630_360_1683291797-154.jpg" text:style-name="Internet_20_link" text:visited-style-name="Visited_20_Internet_20_Link">
630_360_16832...</text:a>
"]</text:p>
      <text:p text:style-name="P4">
Tags: ['МОК', 'Олімпійські ігри']</text:p>
      <text:p text:style-name="P4">
Type: Article</text:p>
      <!--METADATA-->
      <text:p text:style-name="P4">
<draw:frame draw:style-name="fr1" draw:name="Image69" text:anchor-type="as-char" svg:width="6.9236in" svg:height="3.956343in" draw:z-index="0">
<draw:image xlink:href="../Images/yкринформ/2023-05-05T16-07-00-03-00/630_360_1683291797-154.jpg" xlink:type="simple" xlink:show="embed" xlink:actuate="onLoad" draw:mime-type="image/jpeg"/>
</draw:frame>
Федеральний міністр спорту Австрії Вернер Коглер, який також є віцеканцлеромреспубліки та лідером "Зелених", переконаний, що російська збірна не повиннабрати участь в Олімпіаді, і Міжнародний олімпійський комітет має більшеперейматися інтересами українських спортсменів.</text:p>
      <text:p text:style-name="P4">
Як передає Укрінформ, про це він <text:a xlink:type="simple" xlink:href="https://www.derstandard.at/consent/tcf/story/2000146144603/sportminister-kogler-ist-es-ukrainischen-sportlern-zumutbar-auf-russische-zu" text:style-name="Internet_20_link" text:visited-style-name="Visited_20_Internet_20_Link">
</text:a>
 в інтерв’юавстрійській газеті Der Standard.</text:p>
      <text:p text:style-name="P4">
Коглер нагадав, що Австрія є однією з тих 35 країн, які виступили з вимогою доМОК щодо відсторонення російських і білоруських спортсменів від участі вОлімпіаді через війну рф проти України.</text:p>
      <text:p text:style-name="P4">
"З усією повагою до автономії спорту – на відміну від МОК, ми, міністриспорту, в першу чергу турбуємося не про російських і білоруських спортсменів,а насамперед про українських спортсменів. Адже саме в Україні велика частинаспортивної інфраструктури лежить у руїнах. Не варто навіть обговорювати, хтовинен у цих злочинах. Чи є прийнятним для українських спортсменів зустрічатисяз російськими спортсменами? Я б сказав: можливо, лише в рідких випадках. Алеточно не тоді, коли інша людина була або є членом армії, яка несевідповідальність за звірства і руйнування. А це стосується дуже багатьох", -заявив австрійський міністр.</text:p>
      <text:p text:style-name="P4">
На його переконання, нейтральним спортсменом може вважатися "лише той, хто неє військовослужбовцем і не підтримував російську агресію, вербально чи в іншийспосіб". При цьому він вказав на розуміння того, що "можуть бути спробидопустити особливо активних спортсменів в індивідуальних видах спорту". Однак"у випадку з командами це навряд чи можливо, оскільки близькість до націївиражена набагато сильніше".</text:p>
      <text:p text:style-name="P4">
"Серед 35 країн є чимало тих, хто виступає за те, щоб не допускати до участі вОлімпійських іграх нікого з російським паспортом. Я не дотримуюся такої думки.Треба розрізняти. Але МОК має бути більш точним, ніж він був до цього часу,чітко і суворо трактуючи власні рекомендації. Наприклад, нам потрібна дата,від якої хтось вже не може більше вважатися російським військовим. І,звичайно, ця дата має бути в минулому", - зазначив Коглер.</text:p>
      <text:p text:style-name="P4">
Міністр спорту Австрії також прокоментував висловлювання свого польськогоколеги, який не виключив можливості того, що Польща чи країни Балтії можутьприєднатися до бойкоту Україною Олімпіади в разі участі у ній російськоїкоманди: "Якщо до цього дійде, то це буде трагедією, сценарієм, якого МОКповинен уникнути за будь-яку ціну".</text:p>
      <text:p text:style-name="P4">
Коментуючи позицію керівництва Австрійського олімпійського комітету (АОК), якебеззастережно підтримує лінію МОК, Коглер вказана те, що "деякі національніолімпійські комітети дуже близькі до МОК, австрійський - один з них"."Президент АОК Карл Штосс має дуже хороші зв'язки, займає важливі посади, що єперевагою у звичайні часи. У цьому ж випадку у нас інший підхід. Але меніважко уявити, що Штосс в кінцевому підсумку вважає, що російські військовіповинні брати участь в Олімпійських іграх", - сказав він.</text:p>
      <text:p text:style-name="P4">
<text:span text:style-name="T4">
Читайте також:</text:span>
 <text:a xlink:type="simple" xlink:href="https://www.ukrinform.ua/rubric-sports/3688669-mok-rekomenduvav-miznarodnim-federaciam-povernuti-rosian-i-bilorusiv-do-miznarodnih-zmagan.html" text:style-name="Internet_20_link" text:visited-style-name="Visited_20_Internet_20_Link">
 <text:span text:style-name="T4">
МОК</text:span>
 </text:a>
</text:p>
      <text:p text:style-name="P4">
Як повідомляв Укрінформ, наприкінці січня МОК оголосив про намір повернутиспортсменів з росії та білорусі до виступів на міжнародних змаганнях піднейтральним прапором.</text:p>
      <text:p text:style-name="P4">
Позиція України з цього приводу незмінна: допоки в Українській державі триваєвійна, країни-агресорки не мають бути допущені до змагань у будь-якомустатусі, навіть під нейтральним прапором. У разі допуску росіян та білорусівукраїнська збірна може бойкотувати Олімпіаду.</text:p>
      <text:p text:style-name="P4">
<text:span text:style-name="T4">
Читайте також:</text:span>
 <text:a xlink:type="simple" xlink:href="https://www.ukrinform.ua/rubric-sports/3698592-ukrainski-sportsmeni-zvernulisa-do-tomasa-baha-z-vimogou-ne-dopustiti-rosian-i-bilorusiv-do-olimpiadi.html" text:style-name="Internet_20_link" text:visited-style-name="Visited_20_Internet_20_Link">
 </text:a>
</text:p>
      <text:p text:style-name="P4">
Низка українських спортсменів, зокрема Оксана Баюл і Роман Зозуля, записализвернення до президента Міжнародного олімпійського комітету Томаса Баха звимогою не допустити атлетів з росії й білорусі до міжнародних змагань.</text:p>
      <text:p text:style-name="P4">
Фото: Getty Images</text:p>
      <text:p text:style-name="P4">
Source: <text:a xlink:type="simple" xlink:href="https://www.ukrinform.ua/rubric-sports/3705243-mok-mae-turbuvatisa-pro-ukrainskih-a-ne-rosijskih-sportsmeniv-ministr-sportu-avstrii.html" text:style-name="Internet_20_link" text:visited-style-name="Visited_20_Internet_20_Link">
https://www.ukrinform.ua/rubric-sports/3705243-mok-mae-turbuvatisa-pro-ukrainskih-a-ne-rosijskih-sportsmeniv-ministr-sportu-avstrii.html</text:a>
</text:p>
      <!--NEWS-->
      <text:h text:style-name="P10" text:outline-level="1">
<text:span text:style-name="T4">
У НБУ розповіли про прибуток банків за І квартал</text:span>
</text:h>
      <text:p text:style-name="P4">
Authors: Ukrinform (Person)</text:p>
      <text:p text:style-name="P4">
Publisher: Укринформ (Organization)</text:p>
      <text:p text:style-name="P4">
Published Time: 2023-05-05T16:07:58+03:00</text:p>
      <text:p text:style-name="P4">
Modified Time: 2023-05-05T16:07:58+03:00</text:p>
      <text:p text:style-name="P4">
Description: Банківський сектор України у січні-березні 2023 року отримав 34 млрд грн чистого прибутку. — Укрінформ.</text:p>
      <text:p text:style-name="P4">
Images: ["<text:a xlink:type="simple" xlink:href="https://static.ukrinform.com/photos/2018_10/thumb_files/630_360_1538652576-530.jpg" text:style-name="Internet_20_link" text:visited-style-name="Visited_20_Internet_20_Link">
630_360_15386...</text:a>
"]</text:p>
      <text:p text:style-name="P4">
Tags: ['Банк', 'Нацбанк']</text:p>
      <text:p text:style-name="P4">
Type: Article</text:p>
      <!--METADATA-->
      <text:p text:style-name="P4">
<draw:frame draw:style-name="fr1" draw:name="Image70" text:anchor-type="as-char" svg:width="6.9236in" svg:height="3.956343in" draw:z-index="0">
<draw:image xlink:href="../Images/yкринформ/2023-05-05T16-07-58-03-00/630_360_1538652576-530.jpg" xlink:type="simple" xlink:show="embed" xlink:actuate="onLoad" draw:mime-type="image/jpeg"/>
</draw:frame>
Банківський сектор України у січні-березні 2023 року отримав 34 млрд грнчистого прибутку.</text:p>
      <text:p text:style-name="P4">
Про це повідомляє пресслужба <text:a xlink:type="simple" xlink:href="https://bank.gov.ua/ua/news/all/bankivskiy-sektor-u-i-kvartali-2023-roku-otrimav-34-mlrd-grn-pributku" text:style-name="Internet_20_link" text:visited-style-name="Visited_20_Internet_20_Link">
 </text:a>
 , передаєУкрінформ.</text:p>
      <text:p text:style-name="P4">
«Платоспроможні банки в І кварталі 2023 року отримали 34 млрд грн чистогоприбутку проти 152 млн грн збитку в І кварталі 2022 року», - йдеться вповідомленні.</text:p>
      <text:p text:style-name="P4">
Серед головних чинників прибутковості сектору у регулятора називають зростаннядоходів в результаті поступового відновлення банківської діяльності тапорівняно несуттєві обсяги доформування резервів.</text:p>
      <text:p text:style-name="P4">
Так, банки збільшили операційний дохід на 48% у річному вимірі. Чистийпроцентний дохід за І квартал у річному обчисленні збільшився на 41%. Чистийкомісійний дохід зріс на 20% порівняно з результатом І кварталу 2022 року.</text:p>
      <text:p text:style-name="P4">
Зазначається, що станом на 1 квітня 2023 року лише п’ять банків з 65платоспроможних установ були збитковими із сукупним збитком 40 млн грн.</text:p>
      <text:p text:style-name="P4">
Підвищенню прибутковості банків також сприяє позитивний результат операцій зкупівлі-продажу валюти, який у І кварталі був у 2,3 раза вищим у річномувимірі.</text:p>
      <text:p text:style-name="P4">
Чистий операційний прибуток до відрахувань у резерви збільшився у І кварталі2023 року у річному вимірі вдвічі – до 45,9 млрд грн.</text:p>
      <text:p text:style-name="P4">
<text:span text:style-name="T4">
Читайте також:</text:span>
 <text:a xlink:type="simple" xlink:href="https://www.ukrinform.ua/rubric-economy/3704795-u-nbu-rozrahovuut-so-bilsist-bankiv-zmozut-vidnoviti-kapital.html" text:style-name="Internet_20_link" text:visited-style-name="Visited_20_Internet_20_Link">
 </text:a>
</text:p>
      <text:p text:style-name="P4">
Темпи відрахувань у резерви під збитки від активних операцій знизилисяпорівняно з показниками 1 кварталу попереднього року на 82%, зокрема, врезерви під кредити – на 90%. Загалом із початку повномасштабного вторгненнябанки сформували резерви під кредитні втрати на 108 млрд грн.</text:p>
      <text:p text:style-name="P4">
Рентабельність капіталу сектору на 1 квітня 2023 року становила 58% порівняноз «мінус» 0,25% рік тому.</text:p>
      <text:p text:style-name="P4">
Як повідомлялося, у 2022 році платоспроможні <text:a xlink:type="simple" xlink:href="https://www.ukrinform.ua/tag-bank" text:style-name="Internet_20_link" text:visited-style-name="Visited_20_Internet_20_Link">
 </text:a>
 отримали 24,7 млрд грн чистого прибутку проти 77,4 млрд грн у 2021 році.</text:p>
      <text:p text:style-name="P4">
Source: <text:a xlink:type="simple" xlink:href="https://www.ukrinform.ua/rubric-economy/3705244-u-nbu-rozpovili-pro-pributok-bankiv-za-i-kvartal.html" text:style-name="Internet_20_link" text:visited-style-name="Visited_20_Internet_20_Link">
https://www.ukrinform.ua/rubric-economy/3705244-u-nbu-rozpovili-pro-pributok-bankiv-za-i-kvartal.html</text:a>
</text:p>
      <!--NEWS-->
      <text:h text:style-name="P10" text:outline-level="1">
<text:span text:style-name="T4">
У Криму загарбники роблять запаси води та харчів на випадок ізоляції</text:span>
</text:h>
      <text:p text:style-name="P4">
Authors: Ukrinform (Person)</text:p>
      <text:p text:style-name="P4">
Publisher: Укринформ (Organization)</text:p>
      <text:p text:style-name="P4">
Published Time: 2023-05-05T16:10:13+03:00</text:p>
      <text:p text:style-name="P4">
Modified Time: 2023-05-05T16:10:13+03:00</text:p>
      <text:p text:style-name="P4">
Description: У тимчасово окупованому Криму окупаційна влада робить запаси води та харчів на випадок, якщо півострів буде ізольовано. — Укрінформ.</text:p>
      <text:p text:style-name="P4">
Images: ["<text:a xlink:type="simple" xlink:href="https://static.ukrinform.com/photos/2022_11/thumb_files/630_360_1668461240-442.jpg" text:style-name="Internet_20_link" text:visited-style-name="Visited_20_Internet_20_Link">
630_360_16684...</text:a>
"]</text:p>
      <text:p text:style-name="P4">
Tags: ['Крим', 'Війна з росією']</text:p>
      <text:p text:style-name="P4">
Type: Article</text:p>
      <!--METADATA-->
      <text:p text:style-name="P4">
<draw:frame draw:style-name="fr1" draw:name="Image71" text:anchor-type="as-char" svg:width="6.9236in" svg:height="3.956343in" draw:z-index="0">
<draw:image xlink:href="../Images/yкринформ/2023-05-05T16-10-13-03-00/630_360_1668461240-442.jpg" xlink:type="simple" xlink:show="embed" xlink:actuate="onLoad" draw:mime-type="image/jpeg"/>
</draw:frame>
 Утимчасово окупованому Криму окупаційна влада робить запаси води та харчів навипадок, якщо півострів буде ізольовано.</text:p>
      <text:p text:style-name="P4">
Про це повідомляє <text:a xlink:type="simple" xlink:href="https://sprotyv.mod.gov.ua/okupanty-prodovzhuyut-gotuvatys-do-ekstrenoyi-evakuatsiyi-na-pivdni/" text:style-name="Internet_20_link" text:visited-style-name="Visited_20_Internet_20_Link">
 </text:a>
 , передає Укрінформ.</text:p>
      <text:p text:style-name="P4">
«У Криму окупаційна влада почала процес створення запасів води й харчів черезймовірність блокування <text:a xlink:type="simple" xlink:href="https://www.ukrinform.ua/tag-krim" text:style-name="Internet_20_link" text:visited-style-name="Visited_20_Internet_20_Link">
 </text:a>
 та південноїХерсонщини», - йдеться в дописі.</text:p>
      <text:p text:style-name="P4">
Також зазначається, що на тимчасово окупованих територіях Запорізької таХерсонської областей розроблений план евакуації працівників окупаційноїадміністрації та членів їх родин до Криму. А більшість колаборантів знаселених пунктів на Арабатській стрілці вже покинули регіон.</text:p>
      <text:p text:style-name="P4">
<text:span text:style-name="T4">
Читайте також:</text:span>
 <text:a xlink:type="simple" xlink:href="https://www.ukrinform.ua/rubric-crimea/3704369-sili-oboroni-ne-rozrahovuut-na-legke-povernenna-krimu-gumenuk.html" text:style-name="Internet_20_link" text:visited-style-name="Visited_20_Internet_20_Link">
 <text:span text:style-name="T4">
Криму</text:span>
 </text:a>
</text:p>
      <text:p text:style-name="P4">
Як повідомлялося, заступник начальника Головного управління розвідкиМіністерства оборони України генерал-майор Вадим Скібіцький не виключив: <text:a xlink:type="simple" xlink:href="https://www.ukrinform.ua/rubric-crimea/3704130-u-krimu-rosiani-boatsa-vsogo-skibickij-ne-viklucae-zest-dobroi-voli.html" text:style-name="Internet_20_link" text:visited-style-name="Visited_20_Internet_20_Link">
</text:a>
</text:p>
      <text:p text:style-name="P4">
Source: <text:a xlink:type="simple" xlink:href="https://www.ukrinform.ua/rubric-crimea/3705245-u-krimu-zagarbniki-roblat-zapasi-vodi-ta-harciv-na-vipadok-izolacii.html" text:style-name="Internet_20_link" text:visited-style-name="Visited_20_Internet_20_Link">
https://www.ukrinform.ua/rubric-crimea/3705245-u-krimu-zagarbniki-roblat-zapasi-vodi-ta-harciv-na-vipadok-izolacii.html</text:a>
</text:p>
      <!--NEWS-->
      <text:h text:style-name="P10" text:outline-level="1">
<text:span text:style-name="T4">
Понад 200 осіб госпіталізували під час святкування чемпіонства «Наполі»</text:span>
</text:h>
      <text:p text:style-name="P4">
Authors: Ukrinform (Person)</text:p>
      <text:p text:style-name="P4">
Publisher: Укринформ (Organization)</text:p>
      <text:p text:style-name="P4">
Published Time: 2023-05-05T16:13:21+03:00</text:p>
      <text:p text:style-name="P4">
Modified Time: 2023-05-05T16:13:21+03:00</text:p>
      <text:p text:style-name="P4">
Description: Серед них - з кульовими та ножовими пораненнями, з передозуванням кокаїном. — Укрінформ.</text:p>
      <text:p text:style-name="P4">
Images: ["<text:a xlink:type="simple" xlink:href="https://static.ukrinform.com/photos/2023_05/thumb_files/630_360_1683292292-362.jpeg" text:style-name="Internet_20_link" text:visited-style-name="Visited_20_Internet_20_Link">
630_360_16832...</text:a>
"]</text:p>
      <text:p text:style-name="P4">
Tags: ['Футбол', 'Наполі']</text:p>
      <text:p text:style-name="P4">
Type: Article</text:p>
      <!--METADATA-->
      <text:p text:style-name="P4">
<draw:frame draw:style-name="fr1" draw:name="Image72" text:anchor-type="as-char" svg:width="6.9236in" svg:height="3.956343in" draw:z-index="0">
<draw:image xlink:href="../Images/yкринформ/2023-05-05T16-13-21-03-00/630_360_1683292292-362.jpeg" xlink:type="simple" xlink:show="embed" xlink:actuate="onLoad" draw:mime-type="image/jpeg"/>
</draw:frame>
 Серед них- з кульовими та ножовими пораненнями, з передозуванням кокаїном.</text:p>
      <text:p text:style-name="P4">
У Неаполі в ніч з 4 на 5 травня пройшли масові святкування чемпіонства«Наполі» в Серії А, передає Укрінформ.</text:p>
      <text:p text:style-name="P4">
За <text:a xlink:type="simple" xlink:href="https://www.gazzetta.it/Calcio/Serie-A/Napoli/05-05-2023/scudetto-napoli-spari-festa-morto-26enne-altri-tre-giovani-feriti-4601436019733.shtml" text:style-name="Internet_20_link" text:visited-style-name="Visited_20_Internet_20_Link">
 </text:a>
La Gazzetta dello Sport, всього постраждали 203 особи. Всі вони булигоспіталізовані, серед них 22 особи у тяжкому стані. Серед причингоспіталізації - кульові поранення, ножові поранення, травми від вибухівпетард, вивихи та переломи кінцівок, рвані рани, астматичні кризи тапередозування кокаїном.</text:p>
      <text:p text:style-name="P4">
Постраждали також 3 поліціянти. 20-річну дівчину госпіталізували після того,як її збив автомобіль - у постраждалої крововилив у мозок, її життю загрожуєнебезпека.</text:p>
      <text:p text:style-name="P4">
<text:span text:style-name="T4">
Читайте також:</text:span>
 <text:a xlink:type="simple" xlink:href="https://www.ukrinform.ua/rubric-sports/3704901-napoli-dostrokovo-stav-cempionom-italii-z-futbolu.html" text:style-name="Internet_20_link" text:visited-style-name="Visited_20_Internet_20_Link">
 <text:span text:style-name="T4">
Наполі</text:span>
 </text:a>
</text:p>
      <text:p text:style-name="P4">
Як повідомляв Укрінформ, футболісти «Наполі» втретє у своїй історії здобуличемпіонство в італійський Серії А.</text:p>
      <text:p text:style-name="P4">
Фото: Getty Images</text:p>
      <text:p text:style-name="P4">
Source: <text:a xlink:type="simple" xlink:href="https://www.ukrinform.ua/rubric-sports/3705248-ponad-200-osib-gospitalizuvali-pid-cas-svatkuvanna-cempionstva-napoli.html" text:style-name="Internet_20_link" text:visited-style-name="Visited_20_Internet_20_Link">
https://www.ukrinform.ua/rubric-sports/3705248-ponad-200-osib-gospitalizuvali-pid-cas-svatkuvanna-cempionstva-napoli.html</text:a>
</text:p>
      <!--NEWS-->
      <text:h text:style-name="P10" text:outline-level="1">
<text:span text:style-name="T4">
Міноборони запустило систему електронного запису на ВЛК в п'ятьох містах</text:span>
</text:h>
      <text:p text:style-name="P4">
Authors: Ukrinform (Person)</text:p>
      <text:p text:style-name="P4">
Publisher: Укринформ (Organization)</text:p>
      <text:p text:style-name="P4">
Published Time: 2023-05-05T16:17:00+03:00</text:p>
      <text:p text:style-name="P4">
Modified Time: 2023-05-05T16:17:00+03:00</text:p>
      <text:p text:style-name="P4">
Description: Електронний запис до лікарів військово-лікарської комісії діє в тестовому режимі у п'яти містах України, переведення всіх ВЛК на роботу за такою схемою відбудеться протягом травня. — Укрінформ.</text:p>
      <text:p text:style-name="P4">
Images: ["<text:a xlink:type="simple" xlink:href="https://static.ukrinform.com/photos/2023_01/thumb_files/630_360_1675107920-435.jpg" text:style-name="Internet_20_link" text:visited-style-name="Visited_20_Internet_20_Link">
630_360_16751...</text:a>
", "<text:a xlink:type="simple" xlink:href="https://static.ukrinform.com/photos/2023_05/1683292498-819.jpg" text:style-name="Internet_20_link" text:visited-style-name="Visited_20_Internet_20_Link">
1683292498-81...</text:a>
"]</text:p>
      <text:p text:style-name="P4">
Tags: ['Міноборони', 'Ганна Маляр', 'ВЛК']</text:p>
      <text:p text:style-name="P4">
Type: Article</text:p>
      <!--METADATA-->
      <text:p text:style-name="P4">
<draw:frame draw:style-name="fr1" draw:name="Image73" text:anchor-type="as-char" svg:width="6.9236in" svg:height="3.956343in" draw:z-index="0">
<draw:image xlink:href="../Images/yкринформ/2023-05-05T16-17-00-03-00/630_360_1675107920-435.jpg" xlink:type="simple" xlink:show="embed" xlink:actuate="onLoad" draw:mime-type="image/jpeg"/>
</draw:frame>
Електронний запис до лікарів військово-лікарської комісії діє в тестовомурежимі у п'яти містах України, переведення всіх ВЛК на роботу за такою схемоювідбудеться протягом травня.</text:p>
      <text:p text:style-name="P4">
Як передає Укрінформ, про це заступниця міністра оборони Ганна Малярповідомила в <text:a xlink:type="simple" xlink:href="https://t.me/annamaliar/704" text:style-name="Internet_20_link" text:visited-style-name="Visited_20_Internet_20_Link">
 </text:a>
 , показавши, як виглядає системаелектронного запису.</text:p>
      <text:p text:style-name="P4">
"Міністерство оборони робить перші кроки з ліквідації черг на ВЛК. На фото –скрін інтерфейсу системи електронного запису до лікарів", – зазначила вона.</text:p>
      <text:p text:style-name="P4">
<draw:frame draw:style-name="fr1" draw:name="Image74" text:anchor-type="as-char" svg:width="5.033333in" svg:height="10.0in" draw:z-index="0">
<draw:image xlink:href="../Images/yкринформ/2023-05-05T16-17-00-03-00/1683292498-819.jpg" xlink:type="simple" xlink:show="embed" xlink:actuate="onLoad" draw:mime-type="image/jpeg"/>
</draw:frame>
</text:p>
      <text:p text:style-name="P4">
За словами Маляр, після старту проєкту начальник медичної частини зможезавчасно записувати бійців на проходження медичного огляду або до конкретноголікаря-спеціаліста — на потрібний день і час.</text:p>
      <text:p text:style-name="P4">
<text:span text:style-name="T4">
Читайте також:</text:span>
 <text:a xlink:type="simple" xlink:href="https://www.ukrinform.ua/rubric-ato/3705187-zagarbniki-namagautsa-vzati-bahmut-pid-kontrol-do-9-travna-malar.html" text:style-name="Internet_20_link" text:visited-style-name="Visited_20_Internet_20_Link">
 <text:span text:style-name="T4">
Маляр</text:span>
 </text:a>
</text:p>
      <text:p text:style-name="P4">
Таким чином, потреби очікувати в чергах не буде. Військовослужбовці знатимутьточний час, на який необхідно прийти.</text:p>
      <text:p text:style-name="P4">
"Зараз ми запустили проєкт в тестовому режимі в таких містах: Харків, Львів,Київ, Вінниця та Одеса. Там наразі найбільше людей проходять ВЛК. У планах —перевести всі військово-лікарські комісії на роботу з електронним записом. Цевідбудеться протягом травня", — додала заступниця міністра.</text:p>
      <text:p text:style-name="P4">
Як повідомляв Укрінформ, днями Верховна Рада ухвалила два закони дляудосконалення діяльності військово-лікарських комісій.</text:p>
      <text:p text:style-name="P4">
Source: <text:a xlink:type="simple" xlink:href="https://www.ukrinform.ua/rubric-society/3705252-minoboroni-zaavilo-pro-zapusk-sistemi-elektronnogo-zapisu-na-vlk-v-patoh-mistah.html" text:style-name="Internet_20_link" text:visited-style-name="Visited_20_Internet_20_Link">
https://www.ukrinform.ua/rubric-society/3705252-minoboroni-zaavilo-pro-zapusk-sistemi-elektronnogo-zapisu-na-vlk-v-patoh-mistah.html</text:a>
</text:p>
      <!--NEWS-->
      <text:h text:style-name="P10" text:outline-level="1">
<text:span text:style-name="T4">
У Житомирі відкрили виставку картин відомого художника-іконописця</text:span>
</text:h>
      <text:p text:style-name="P4">
Authors: Ukrinform (Person)</text:p>
      <text:p text:style-name="P4">
Publisher: Укринформ (Organization)</text:p>
      <text:p text:style-name="P4">
Published Time: 2023-05-05T16:18:25+03:00</text:p>
      <text:p text:style-name="P4">
Modified Time: 2023-05-05T16:18:25+03:00</text:p>
      <text:p text:style-name="P4">
Description: У Житомирі в Домі української культури відкрилася виставка картин відомого художника-іконописця Юрія Нікітіна “Молитва за захист”. — Укрінформ.</text:p>
      <text:p text:style-name="P4">
Images: ["<text:a xlink:type="simple" xlink:href="https://static.ukrinform.com/photos/2023_05/thumb_files/630_360_1683290871-4901.jpeg" text:style-name="Internet_20_link" text:visited-style-name="Visited_20_Internet_20_Link">
630_360_16832...</text:a>
", "<text:a xlink:type="simple" xlink:href="https://static.ukrinform.com/photos/2023_05/thumb_files/630_360_1683290871-5137.jpeg" text:style-name="Internet_20_link" text:visited-style-name="Visited_20_Internet_20_Link">
630_360_16832...</text:a>
", "<text:a xlink:type="simple" xlink:href="https://static.ukrinform.com/photos/2023_05/thumb_files/630_360_1683290870-1092.jpeg" text:style-name="Internet_20_link" text:visited-style-name="Visited_20_Internet_20_Link">
630_360_16832...</text:a>
", "<text:a xlink:type="simple" xlink:href="https://static.ukrinform.com/photos/2023_05/thumb_files/630_360_1683290870-8696.jpeg" text:style-name="Internet_20_link" text:visited-style-name="Visited_20_Internet_20_Link">
630_360_16832...</text:a>
", "<text:a xlink:type="simple" xlink:href="https://static.ukrinform.com/photos/2023_05/thumb_files/630_360_1683290870-7616.jpeg" text:style-name="Internet_20_link" text:visited-style-name="Visited_20_Internet_20_Link">
630_360_16832...</text:a>
", "<text:a xlink:type="simple" xlink:href="https://static.ukrinform.com/photos/2023_05/thumb_files/630_360_1683290870-3302.jpeg" text:style-name="Internet_20_link" text:visited-style-name="Visited_20_Internet_20_Link">
630_360_16832...</text:a>
", "<text:a xlink:type="simple" xlink:href="https://static.ukrinform.com/photos/2023_05/thumb_files/630_360_1683290870-4316.jpeg" text:style-name="Internet_20_link" text:visited-style-name="Visited_20_Internet_20_Link">
630_360_16832...</text:a>
", "<text:a xlink:type="simple" xlink:href="https://static.ukrinform.com/photos/2023_05/thumb_files/630_360_1683290870-6055.jpeg" text:style-name="Internet_20_link" text:visited-style-name="Visited_20_Internet_20_Link">
630_360_16832...</text:a>
", "<text:a xlink:type="simple" xlink:href="https://static.ukrinform.com/photos/2023_05/thumb_files/630_360_1683290871-3384.jpeg" text:style-name="Internet_20_link" text:visited-style-name="Visited_20_Internet_20_Link">
630_360_16832...</text:a>
", "<text:a xlink:type="simple" xlink:href="https://static.ukrinform.com/photos/2023_05/thumb_files/630_360_1683290871-1688.jpeg" text:style-name="Internet_20_link" text:visited-style-name="Visited_20_Internet_20_Link">
630_360_16832...</text:a>
", "<text:a xlink:type="simple" xlink:href="https://static.ukrinform.com/photos/2023_05/thumb_files/630_360_1683290871-5032.jpeg" text:style-name="Internet_20_link" text:visited-style-name="Visited_20_Internet_20_Link">
630_360_16832...</text:a>
", "<text:a xlink:type="simple" xlink:href="https://static.ukrinform.com/photos/2023_05/thumb_files/630_360_1683290871-5782.jpeg" text:style-name="Internet_20_link" text:visited-style-name="Visited_20_Internet_20_Link">
630_360_16832...</text:a>
", "<text:a xlink:type="simple" xlink:href="https://static.ukrinform.com/photos/2023_05/thumb_files/630_360_1683290872-9016.jpeg" text:style-name="Internet_20_link" text:visited-style-name="Visited_20_Internet_20_Link">
630_360_16832...</text:a>
"]</text:p>
      <text:p text:style-name="P4">
Tags: ['Виставка', 'Житомир', 'Ікона']</text:p>
      <text:p text:style-name="P4">
Type: Article</text:p>
      <!--METADATA-->
      <text:p text:style-name="P4">
<draw:frame draw:style-name="fr1" draw:name="Image75" text:anchor-type="as-char" svg:width="6.9236in" svg:height="3.956343in" draw:z-index="0">
<draw:image xlink:href="../Images/yкринформ/2023-05-05T16-18-25-03-00/630_360_1683290871-4901.jpeg" xlink:type="simple" xlink:show="embed" xlink:actuate="onLoad" draw:mime-type="image/jpeg"/>
</draw:frame>
 УЖитомирі в Домі української культури відкрилася виставка картин відомогохудожника-іконописця Юрія Нікітіна “Молитва за захист”.</text:p>
      <text:p text:style-name="P4">
Про це повідомляє у  <text:a xlink:type="simple" xlink:href="https://www.facebook.com/100068856504700/posts/pfbid022GyFN227yBYujrDiQg3yLJr9ekc3z8SPSvZMzEGSgbaJzyvr76FaDCP7HKc6bEuBl/" text:style-name="Internet_20_link" text:visited-style-name="Visited_20_Internet_20_Link">
</text:a>
Житомирська міська рада, передає Укрінформ.</text:p>
      <text:p text:style-name="P4">
“В Домі української культури представлено близько 30-ти робіт - творівстанкового живопису та іконопису. З-поміж них - "Мелузіна", "Упир", "Пливечовен", "Вовкулака", "Голова Іоана Хрестителя", "Козак Херувім", "AрхістратигМихайло", "Пелікан", "Воскресіння", "Серце Ісусове", "Острозька Покрова",Багряниця" та ін.”, - йдеться у повідомленні.</text:p>
      <text:p text:style-name="P4">
<draw:frame draw:style-name="fr1" draw:name="Image76" text:anchor-type="as-char" svg:width="6.9236in" svg:height="3.956343in" draw:z-index="0">
<draw:image xlink:href="../Images/yкринформ/2023-05-05T16-18-25-03-00/630_360_1683290871-5137.jpeg" xlink:type="simple" xlink:show="embed" xlink:actuate="onLoad" draw:mime-type="image/jpeg"/>
</draw:frame>
 УЖитомирі відкрилася виставка картин відомого художника-іконописця / Фото:Житомирська Міська Рада  <text:a xlink:type="simple" xlink:href="https://static.ukrinform.com/photos/2023_05/1683290871-5137.jpeg" text:style-name="Internet_20_link" text:visited-style-name="Visited_20_Internet_20_Link">
<draw:frame draw:style-name="fr1" draw:name="Image77" text:anchor-type="as-char" svg:width="6.9236in" svg:height="3.956343in" draw:z-index="0">
<draw:image xlink:href="../Images/yкринформ/2023-05-05T16-18-25-03-00/630_360_1683290871-5137.jpeg" xlink:type="simple" xlink:show="embed" xlink:actuate="onLoad" draw:mime-type="image/jpeg"/>
</draw:frame>
</text:a>
 <text:a xlink:type="simple" xlink:href="https://static.ukrinform.com/photos/2023_05/1683290870-1092.jpeg" text:style-name="Internet_20_link" text:visited-style-name="Visited_20_Internet_20_Link">
<draw:frame draw:style-name="fr1" draw:name="Image78" text:anchor-type="as-char" svg:width="6.9236in" svg:height="3.956343in" draw:z-index="0">
<draw:image xlink:href="../Images/yкринформ/2023-05-05T16-18-25-03-00/630_360_1683290870-1092.jpeg" xlink:type="simple" xlink:show="embed" xlink:actuate="onLoad" draw:mime-type="image/jpeg"/>
</draw:frame>
</text:a>
 <text:a xlink:type="simple" xlink:href="https://static.ukrinform.com/photos/2023_05/1683290870-8696.jpeg" text:style-name="Internet_20_link" text:visited-style-name="Visited_20_Internet_20_Link">
<draw:frame draw:style-name="fr1" draw:name="Image79" text:anchor-type="as-char" svg:width="6.9236in" svg:height="3.956343in" draw:z-index="0">
<draw:image xlink:href="../Images/yкринформ/2023-05-05T16-18-25-03-00/630_360_1683290870-8696.jpeg" xlink:type="simple" xlink:show="embed" xlink:actuate="onLoad" draw:mime-type="image/jpeg"/>
</draw:frame>
</text:a>
 <text:a xlink:type="simple" xlink:href="https://static.ukrinform.com/photos/2023_05/1683290870-7616.jpeg" text:style-name="Internet_20_link" text:visited-style-name="Visited_20_Internet_20_Link">
<draw:frame draw:style-name="fr1" draw:name="Image80" text:anchor-type="as-char" svg:width="6.9236in" svg:height="3.956343in" draw:z-index="0">
<draw:image xlink:href="../Images/yкринформ/2023-05-05T16-18-25-03-00/630_360_1683290870-7616.jpeg" xlink:type="simple" xlink:show="embed" xlink:actuate="onLoad" draw:mime-type="image/jpeg"/>
</draw:frame>
</text:a>
 <text:a xlink:type="simple" xlink:href="https://static.ukrinform.com/photos/2023_05/1683290870-3302.jpeg" text:style-name="Internet_20_link" text:visited-style-name="Visited_20_Internet_20_Link">
<draw:frame draw:style-name="fr1" draw:name="Image81" text:anchor-type="as-char" svg:width="6.9236in" svg:height="3.956343in" draw:z-index="0">
<draw:image xlink:href="../Images/yкринформ/2023-05-05T16-18-25-03-00/630_360_1683290870-3302.jpeg" xlink:type="simple" xlink:show="embed" xlink:actuate="onLoad" draw:mime-type="image/jpeg"/>
</draw:frame>
</text:a>
 <text:a xlink:type="simple" xlink:href="https://static.ukrinform.com/photos/2023_05/1683290870-4316.jpeg" text:style-name="Internet_20_link" text:visited-style-name="Visited_20_Internet_20_Link">
<draw:frame draw:style-name="fr1" draw:name="Image82" text:anchor-type="as-char" svg:width="6.9236in" svg:height="3.956343in" draw:z-index="0">
<draw:image xlink:href="../Images/yкринформ/2023-05-05T16-18-25-03-00/630_360_1683290870-4316.jpeg" xlink:type="simple" xlink:show="embed" xlink:actuate="onLoad" draw:mime-type="image/jpeg"/>
</draw:frame>
</text:a>
 <text:a xlink:type="simple" xlink:href="https://static.ukrinform.com/photos/2023_05/1683290870-6055.jpeg" text:style-name="Internet_20_link" text:visited-style-name="Visited_20_Internet_20_Link">
<draw:frame draw:style-name="fr1" draw:name="Image83" text:anchor-type="as-char" svg:width="6.9236in" svg:height="3.956343in" draw:z-index="0">
<draw:image xlink:href="../Images/yкринформ/2023-05-05T16-18-25-03-00/630_360_1683290870-6055.jpeg" xlink:type="simple" xlink:show="embed" xlink:actuate="onLoad" draw:mime-type="image/jpeg"/>
</draw:frame>
</text:a>
 <text:a xlink:type="simple" xlink:href="https://static.ukrinform.com/photos/2023_05/1683290871-4901.jpeg" text:style-name="Internet_20_link" text:visited-style-name="Visited_20_Internet_20_Link">
<draw:frame draw:style-name="fr1" draw:name="Image84" text:anchor-type="as-char" svg:width="6.9236in" svg:height="3.956343in" draw:z-index="0">
<draw:image xlink:href="../Images/yкринформ/2023-05-05T16-18-25-03-00/630_360_1683290871-4901.jpeg" xlink:type="simple" xlink:show="embed" xlink:actuate="onLoad" draw:mime-type="image/jpeg"/>
</draw:frame>
</text:a>
 <text:a xlink:type="simple" xlink:href="https://static.ukrinform.com/photos/2023_05/1683290871-3384.jpeg" text:style-name="Internet_20_link" text:visited-style-name="Visited_20_Internet_20_Link">
<draw:frame draw:style-name="fr1" draw:name="Image85" text:anchor-type="as-char" svg:width="6.9236in" svg:height="3.956343in" draw:z-index="0">
<draw:image xlink:href="../Images/yкринформ/2023-05-05T16-18-25-03-00/630_360_1683290871-3384.jpeg" xlink:type="simple" xlink:show="embed" xlink:actuate="onLoad" draw:mime-type="image/jpeg"/>
</draw:frame>
</text:a>
 <text:a xlink:type="simple" xlink:href="https://static.ukrinform.com/photos/2023_05/1683290871-1688.jpeg" text:style-name="Internet_20_link" text:visited-style-name="Visited_20_Internet_20_Link">
<draw:frame draw:style-name="fr1" draw:name="Image86" text:anchor-type="as-char" svg:width="6.9236in" svg:height="3.956343in" draw:z-index="0">
<draw:image xlink:href="../Images/yкринформ/2023-05-05T16-18-25-03-00/630_360_1683290871-1688.jpeg" xlink:type="simple" xlink:show="embed" xlink:actuate="onLoad" draw:mime-type="image/jpeg"/>
</draw:frame>
</text:a>
 <text:a xlink:type="simple" xlink:href="https://static.ukrinform.com/photos/2023_05/1683290871-5032.jpeg" text:style-name="Internet_20_link" text:visited-style-name="Visited_20_Internet_20_Link">
<draw:frame draw:style-name="fr1" draw:name="Image87" text:anchor-type="as-char" svg:width="6.9236in" svg:height="3.956343in" draw:z-index="0">
<draw:image xlink:href="../Images/yкринформ/2023-05-05T16-18-25-03-00/630_360_1683290871-5032.jpeg" xlink:type="simple" xlink:show="embed" xlink:actuate="onLoad" draw:mime-type="image/jpeg"/>
</draw:frame>
</text:a>
 <text:a xlink:type="simple" xlink:href="https://static.ukrinform.com/photos/2023_05/1683290871-5782.jpeg" text:style-name="Internet_20_link" text:visited-style-name="Visited_20_Internet_20_Link">
<draw:frame draw:style-name="fr1" draw:name="Image88" text:anchor-type="as-char" svg:width="6.9236in" svg:height="3.956343in" draw:z-index="0">
<draw:image xlink:href="../Images/yкринформ/2023-05-05T16-18-25-03-00/630_360_1683290871-5782.jpeg" xlink:type="simple" xlink:show="embed" xlink:actuate="onLoad" draw:mime-type="image/jpeg"/>
</draw:frame>
</text:a>
 <text:a xlink:type="simple" xlink:href="https://static.ukrinform.com/photos/2023_05/1683290872-9016.jpeg" text:style-name="Internet_20_link" text:visited-style-name="Visited_20_Internet_20_Link">
<draw:frame draw:style-name="fr1" draw:name="Image89" text:anchor-type="as-char" svg:width="6.9236in" svg:height="3.956343in" draw:z-index="0">
<draw:image xlink:href="../Images/yкринформ/2023-05-05T16-18-25-03-00/630_360_1683290872-9016.jpeg" xlink:type="simple" xlink:show="embed" xlink:actuate="onLoad" draw:mime-type="image/jpeg"/>
</draw:frame>
</text:a>
</text:p>
      <text:p text:style-name="P4">
Зазначається, що митець майже 40 років створює картини, співпрацюючи зхристиянськими конфесіями. Він має унікальну здатність відтворити епоху.</text:p>
      <text:p text:style-name="P4">
На запитання, як далеко можна заходити, експериментуючи з образом Бога,живописець відповів: "Свобідно, але без нахабства".</text:p>
      <text:p text:style-name="P4">
<text:span text:style-name="T4">
Читайте також:</text:span>
 <text:a xlink:type="simple" xlink:href="https://www.ukrinform.ua/rubric-diaspora/3695286-u-stolici-bolgarii-vidkrili-ukrainsku-vistavku-ikoni-na-asikah-zpid-naboiv.html" text:style-name="Internet_20_link" text:visited-style-name="Visited_20_Internet_20_Link">
 <text:span text:style-name="T4">
Ікон</text:span>
 </text:a>
</text:p>
      <text:p text:style-name="P4">
У 2017 році Нікітін створив картину для захисту наших військових - ІконуПокрови Богородиці. Цю ікону освятили у Михайлівському Золотоверхому соборі,після чого вона перебувала у зоні бойових дій.</text:p>
      <text:p text:style-name="P4">
У міськраді зазначили, що сам Юрій Нікітін вважає надзвичайно цінним свійживопис на <text:a xlink:type="simple" xlink:href="https://www.ukrinform.ua/tag-religia" text:style-name="Internet_20_link" text:visited-style-name="Visited_20_Internet_20_Link">
 </text:a>
 тематику у власномутворчому доробку, називаючи ікони "результатом творення нової іконографії", атакож своїм "внеском у майбутню Перемогу!".</text:p>
      <text:p text:style-name="P4">
Як  <text:a xlink:type="simple" xlink:href="https://www.ukrinform.ua/rubric-culture/3682351-stvoreni-stucnim-intelektom-u-zitomiri-eskponuut-svitlini-avtoriv-rozstrilanogo-vidrodzenna.html" text:style-name="Internet_20_link" text:visited-style-name="Visited_20_Internet_20_Link">
 </text:a>
 Укрінформ, у березні у Житомирському обласному літературномумузеї проходила виставка «Живі «розстріляні», на якій були представлені фотоавторів “Розстріляного відродження”, які створив письменник Мартин Якуб задопомогою штучного інтелекту.</text:p>
      <text:p text:style-name="P4">
Source: <text:a xlink:type="simple" xlink:href="https://www.ukrinform.ua/rubric-culture/3705254-u-zitomiri-vidkrili-vistavku-kartin-vidomogo-hudoznikaikonopisca.html" text:style-name="Internet_20_link" text:visited-style-name="Visited_20_Internet_20_Link">
https://www.ukrinform.ua/rubric-culture/3705254-u-zitomiri-vidkrili-vistavku-kartin-vidomogo-hudoznikaikonopisca.html</text:a>
</text:p>
      <!--NEWS-->
      <text:h text:style-name="P10" text:outline-level="1">
<text:span text:style-name="T4">
Марта Костюк завершила виступи у парному розряді турніру в Мадриді</text:span>
</text:h>
      <text:p text:style-name="P4">
Authors: Ukrinform (Person)</text:p>
      <text:p text:style-name="P4">
Publisher: Укринформ (Organization)</text:p>
      <text:p text:style-name="P4">
Published Time: 2023-05-05T16:21:05+03:00</text:p>
      <text:p text:style-name="P4">
Modified Time: 2023-05-05T16:21:05+03:00</text:p>
      <text:p text:style-name="P4">
Description: У півфіналі українка у дуеті з румункою Русе поступилася першій сіяній парі. — Укрінформ.</text:p>
      <text:p text:style-name="P4">
Images: ["<text:a xlink:type="simple" xlink:href="https://static.ukrinform.com/photos/2023_05/thumb_files/630_360_1683292812-813.jpg" text:style-name="Internet_20_link" text:visited-style-name="Visited_20_Internet_20_Link">
630_360_16832...</text:a>
"]</text:p>
      <text:p text:style-name="P4">
Tags: ['Теніс', 'Марта Костюк']</text:p>
      <text:p text:style-name="P4">
Type: Article</text:p>
      <!--METADATA-->
      <text:p text:style-name="P4">
<draw:frame draw:style-name="fr1" draw:name="Image90" text:anchor-type="as-char" svg:width="6.9236in" svg:height="3.956343in" draw:z-index="0">
<draw:image xlink:href="../Images/yкринформ/2023-05-05T16-21-05-03-00/630_360_1683292812-813.jpg" xlink:type="simple" xlink:show="embed" xlink:actuate="onLoad" draw:mime-type="image/jpeg"/>
</draw:frame>
 Упівфіналі українка у дуеті з румункою Русе поступилася першій сіяній парі.</text:p>
      <text:p text:style-name="P4">
Марта Костюк у парі з румунською тенісисткою з Єленою-Габріелою Русе зазналапоразки американкам Коко Ґофф та Джессіці Пегулі у півфіналі турніру WTA1000 уМадриді - 5:7, 6:7(5), передає Укрінформ.</text:p>
      <text:p text:style-name="P4">
У першій партії Костюк і Русе лідирували 5:2, але двічі не подали на сет, недіставшись до сетболів. У другій партії на тай-брейку українсько-румунськапара лідирувала 5:4, після чого програла три розіграші поспіль.</text:p>
      <text:p text:style-name="P4">
Для Марти Костюк і Олени-Габріели Русе це був другий спільний півфінал - усічні вони дійшли до цієї стадії на Australian Open, де також поступилисяпершій сіяній парі (Барбора Крейчикова/Катержина Синякова).</text:p>
      <text:p text:style-name="P4">
Для українки цей результат став найкращим на рівні турнірів WTA1000.</text:p>
      <text:p text:style-name="P4">
<text:span text:style-name="T4">
Читайте також:</text:span>
 <text:a xlink:type="simple" xlink:href="https://www.ukrinform.ua/rubric-sports/3699757-marta-kostuk-onovila-osobistij-rekord-u-rejtingu-wta.html" text:style-name="Internet_20_link" text:visited-style-name="Visited_20_Internet_20_Link">
 <text:span text:style-name="T4">
Костюк</text:span>
 </text:a>
</text:p>
      <text:p text:style-name="P4">
Як повідомляв Укрінформ, у березні Костюк здобула свій перший одиночний титулWTA, вигравши турнір серії WTA 250 в американському Остіні.</text:p>
      <text:p text:style-name="P4">
Фото: btu.org.ua</text:p>
      <text:p text:style-name="P4">
Source: <text:a xlink:type="simple" xlink:href="https://www.ukrinform.ua/rubric-sports/3705256-marta-kostuk-zaversila-vistupi-u-parnomu-rozradi-turniru-v-madridi.html" text:style-name="Internet_20_link" text:visited-style-name="Visited_20_Internet_20_Link">
https://www.ukrinform.ua/rubric-sports/3705256-marta-kostuk-zaversila-vistupi-u-parnomu-rozradi-turniru-v-madridi.html</text:a>
</text:p>
      <!--NEWS-->
      <text:h text:style-name="P10" text:outline-level="1">
<text:span text:style-name="T4">
Київтеплоенерго отримало 137 генераторів від USAID</text:span>
</text:h>
      <text:p text:style-name="P4">
Authors: Ukrinform (Person)</text:p>
      <text:p text:style-name="P4">
Publisher: Укринформ (Organization)</text:p>
      <text:p text:style-name="P4">
Published Time: 2023-05-05T16:22:33+03:00</text:p>
      <text:p text:style-name="P4">
Modified Time: 2023-05-05T16:22:33+03:00</text:p>
      <text:p text:style-name="P4">
Description: Агентство США з міжнародного розвитку (USAID) через Проєкт енергетичної безпеки передало комунальному підприємству «Київтеплоенерго» (КП КТЕ) 137 генераторів на загальну суму близько 40 млн грн. — Укрінформ.</text:p>
      <text:p text:style-name="P4">
Images: ["<text:a xlink:type="simple" xlink:href="https://static.ukrinform.com/photos/2023_05/thumb_files/630_360_1683292876-594.jpg" text:style-name="Internet_20_link" text:visited-style-name="Visited_20_Internet_20_Link">
630_360_16832...</text:a>
"]</text:p>
      <text:p text:style-name="P4">
Tags: ['USAID', 'Київтеплоенерго', 'генератор']</text:p>
      <text:p text:style-name="P4">
Type: Article</text:p>
      <!--METADATA-->
      <text:p text:style-name="P4">
<draw:frame draw:style-name="fr1" draw:name="Image91" text:anchor-type="as-char" svg:width="6.9236in" svg:height="3.956343in" draw:z-index="0">
<draw:image xlink:href="../Images/yкринформ/2023-05-05T16-22-33-03-00/630_360_1683292876-594.jpg" xlink:type="simple" xlink:show="embed" xlink:actuate="onLoad" draw:mime-type="image/jpeg"/>
</draw:frame>
 АгентствоСША з міжнародного розвитку (USAID) через Проєкт енергетичної безпеки передалокомунальному підприємству «Київтеплоенерго» (КП КТЕ) 137 генераторів назагальну суму близько 40 млн грн.</text:p>
      <text:p text:style-name="P4">
Як передає Укрінформ, про це йдеться в <text:a xlink:type="simple" xlink:href="https://kte.kmda.gov.ua/kyyivteploenergo-otrymalo-137-generatoriv-vid-usaid/" text:style-name="Internet_20_link" text:visited-style-name="Visited_20_Internet_20_Link">
</text:a>
 .</text:p>
      <text:p text:style-name="P4">
«Наданими USAID генераторами ми обладнали першочергово котельні, що опалюютьлікарні, важливі соціальні заклади та житлові будинки. Завдяки альтернативнимджерелам енергії вони змогли отримувати тепло в автономному режимі. Мизалишаємо генератори на котельнях, щоб підвищити стабільність постачання тепланашим клієнтам та оперативно реагувати на безпекові виклики», — сказавдиректор СП «Київські теплові мережі» КП «Київтеплоенерго» Василь Деревицький.</text:p>
      <text:p text:style-name="P4">
<text:span text:style-name="T4">
Читайте також:</text:span>
 <text:a xlink:type="simple" xlink:href="https://www.ukrinform.ua/rubric-society/3703622-prikordonniki-otrimali-vid-latvii-avto-generatori-takticne-ta-inzenerne-sporadzenna.html" text:style-name="Internet_20_link" text:visited-style-name="Visited_20_Internet_20_Link">
 <text:span text:style-name="T4">
генератор</text:span>
 </text:a>
</text:p>
      <text:p text:style-name="P4">
Зазначається, що USAID одним з перших розпочав системне постачання генераторівдля Києва в умовах ракетних атак на об’єкти критичної інфраструктури. Загаломдля підтримки роботи теплоенергетики столиці КП «Київтеплоенерго» отримало відуряду США 137 генераторів потужністю від 7 до 100 кВт.</text:p>
      <text:p text:style-name="P4">
У компанії зауважили, що 38 генераторів забезпечили безперебійну роботутеплогенеруючого обладнання котелень Києва. Це близько 25% від усіхтеплоджерел, які знаходяться у підпорядкуванні КТЕ. Сумарно генератори, наданіUSAID, дозволяють постачати тепло і гарячу воду до понад 160 житловихбудинків, 30 лікарняних, 25 освітніх закладів та понад 220 відомчих будівель.Ще 15 генераторів забезпечували резервне живлення виробничих приміщень КП«Київтеплоенерго» і використовувались для забезпечення диспетчеризації ібезперебійного зв’язку. Решта 84 генератори, розподілені між ремонтнимибригадами.</text:p>
      <text:p text:style-name="P4">
<text:span text:style-name="T4">
Читайте також:</text:span>
 <text:a xlink:type="simple" xlink:href="https://www.ukrinform.ua/rubric-economy/3702019-usaid-peredalo-droni-dla-monitoringu-gazovoi-infrastrukturi.html" text:style-name="Internet_20_link" text:visited-style-name="Visited_20_Internet_20_Link">
 </text:a>
</text:p>
      <text:p text:style-name="P4">
«Ця допомога дозволила комунальному підприємству «Київтеплоенерго»продовжувати виробляти тепло, зменшити перебої з постачанням тепла та гарячоїводи до помешкань киян та забезпечити потреби столичних об’єктів критичноїінфраструктури впродовж опалювального сезону 2022/2023», – додали вКиївтеплоенерго.</text:p>
      <text:p text:style-name="P4">
Як повідомлялося, у столиці вже 62% котелень комунального підприємства“Київтеплоенерго” забезпечені генераторами.</text:p>
      <text:p text:style-name="P4">
Source: <text:a xlink:type="simple" xlink:href="https://www.ukrinform.ua/rubric-kyiv/3705258-kiivteploenergo-otrimalo-137-generatoriv-vid-usaid.html" text:style-name="Internet_20_link" text:visited-style-name="Visited_20_Internet_20_Link">
https://www.ukrinform.ua/rubric-kyiv/3705258-kiivteploenergo-otrimalo-137-generatoriv-vid-usaid.html</text:a>
</text:p>
      <!--NEWS-->
      <text:h text:style-name="P10" text:outline-level="1">
<text:span text:style-name="T4">
Єрмак обговорив із послом Японії продовження співпраці</text:span>
</text:h>
      <text:p text:style-name="P4">
Authors: Ukrinform (Person)</text:p>
      <text:p text:style-name="P4">
Publisher: Укринформ (Organization)</text:p>
      <text:p text:style-name="P4">
Published Time: 2023-05-05T16:23:53+03:00</text:p>
      <text:p text:style-name="P4">
Modified Time: 2023-05-05T16:23:53+03:00</text:p>
      <text:p text:style-name="P4">
Description: Керівник Офісу Президента Андрійм Єрмак зустрівся із послом Японії в Україні Кунінорі Мацудою - обговорили продовження двосторонньої співпраці. — Укрінформ.</text:p>
      <text:p text:style-name="P4">
Images: ["<text:a xlink:type="simple" xlink:href="https://static.ukrinform.com/photos/2023_05/thumb_files/630_360_1683292996-760.jpg" text:style-name="Internet_20_link" text:visited-style-name="Visited_20_Internet_20_Link">
630_360_16832...</text:a>
"]</text:p>
      <text:p text:style-name="P4">
Tags: ['Японія', 'Італія', 'Санкції', 'Єрмак']</text:p>
      <text:p text:style-name="P4">
Type: Article</text:p>
      <!--METADATA-->
      <text:p text:style-name="P4">
<draw:frame draw:style-name="fr1" draw:name="Image92" text:anchor-type="as-char" svg:width="6.9236in" svg:height="3.956343in" draw:z-index="0">
<draw:image xlink:href="../Images/yкринформ/2023-05-05T16-23-53-03-00/630_360_1683292996-760.jpg" xlink:type="simple" xlink:show="embed" xlink:actuate="onLoad" draw:mime-type="image/jpeg"/>
</draw:frame>
 КерівникОфісу Президента Андрійм Єрмак зустрівся із послом Японії в Україні КуніноріМацудою - обговорили продовження двосторонньої співпраці.</text:p>
      <text:p text:style-name="P4">
Як передає Укрінформ, про це Єрмак повідомив у <text:a xlink:type="simple" xlink:href="https://t.me/ermaka2022/2589" text:style-name="Internet_20_link" text:visited-style-name="Visited_20_Internet_20_Link">
</text:a>
</text:p>
      <text:p text:style-name="P4">
“Японія - наш важливий союзник, який підтримує <text:a xlink:type="simple" xlink:href="https://www.ukrinform.ua/tag-sankcii" text:style-name="Internet_20_link" text:visited-style-name="Visited_20_Internet_20_Link">
</text:a>
 політику проти росії і допомагаєУкраїні”, - наголосив керівник ОП.</text:p>
      <text:p text:style-name="P4">
За його словами, вони “обговорили продовження розвитку двосторонньоїспівпраці”.</text:p>
      <text:p text:style-name="P4">
“Подякував за солідарність з Україною”, - зазначив Єрмак.</text:p>
      <text:p text:style-name="P4">
<text:span text:style-name="T4">
Читайте також:</text:span>
 <text:a xlink:type="simple" xlink:href="https://www.ukrinform.ua/rubric-technology/3701686-ukraina-i-aponia-pidpisali-memorandum-pro-cifrove-spivrobitnictvo.html" text:style-name="Internet_20_link" text:visited-style-name="Visited_20_Internet_20_Link">
 <text:span text:style-name="T4">
Японія</text:span>
 </text:a>
</text:p>
      <text:p text:style-name="P4">
Як повідомляв Укрінформ, Єрмак 3 травня обговорив з міністром підприємств івиробництва Італії Адольфо Урсо продовження підтримки Україні.</text:p>
      <text:p text:style-name="P4">
Source: <text:a xlink:type="simple" xlink:href="https://www.ukrinform.ua/rubric-polytics/3705259-ermak-obgovoriv-iz-poslom-aponii-prodovzenna-spivpraci.html" text:style-name="Internet_20_link" text:visited-style-name="Visited_20_Internet_20_Link">
https://www.ukrinform.ua/rubric-polytics/3705259-ermak-obgovoriv-iz-poslom-aponii-prodovzenna-spivpraci.html</text:a>
</text:p>
      <!--NEWS-->
      <text:h text:style-name="P10" text:outline-level="1">
<text:span text:style-name="T4">
білорусь запровадила контроль на в'їзд на кордоні з росією</text:span>
</text:h>
      <text:p text:style-name="P4">
Authors: Ukrinform (Person)</text:p>
      <text:p text:style-name="P4">
Publisher: Укринформ (Organization)</text:p>
      <text:p text:style-name="P4">
Published Time: 2023-05-05T16:27:49+03:00</text:p>
      <text:p text:style-name="P4">
Modified Time: 2023-05-05T16:27:49+03:00</text:p>
      <text:p text:style-name="P4">
Description: Між білоруссю та росією запроваджений тимчасовий прикордонний контроль, для чого встановлені КПП. — Укрінформ.</text:p>
      <text:p text:style-name="P4">
Images: ["<text:a xlink:type="simple" xlink:href="https://static.ukrinform.com/photos/2023_05/thumb_files/630_360_1683293182-453.jpg" text:style-name="Internet_20_link" text:visited-style-name="Visited_20_Internet_20_Link">
630_360_16832...</text:a>
"]</text:p>
      <text:p text:style-name="P4">
Tags: ['білорусь', 'Контроль', 'росія', 'Кордон']</text:p>
      <text:p text:style-name="P4">
Type: Article</text:p>
      <!--METADATA-->
      <text:p text:style-name="P4">
<draw:frame draw:style-name="fr1" draw:name="Image93" text:anchor-type="as-char" svg:width="6.9236in" svg:height="3.956343in" draw:z-index="0">
<draw:image xlink:href="../Images/yкринформ/2023-05-05T16-27-49-03-00/630_360_1683293182-453.jpg" xlink:type="simple" xlink:show="embed" xlink:actuate="onLoad" draw:mime-type="image/jpeg"/>
</draw:frame>
 Міжбілоруссю та росією запроваджений тимчасовий прикордонний контроль, для чоговстановлені КПП.</text:p>
      <text:p text:style-name="P4">
Як передає Укрінформ, про це повідомляє білоруське видання  <text:a xlink:type="simple" xlink:href="https://news.zerkalo.io/life/38484.html" text:style-name="Internet_20_link" text:visited-style-name="Visited_20_Internet_20_Link">
</text:a>
 з посиланням наДержприкордонкомітет.</text:p>
      <text:p text:style-name="P4">
На гарячій лінії білоруських прикордонників роз'яснили, що заходи відбуваютьсяу рамках виконання угоди «про взаємне визнання віз із росією». Контроль працюєна шести основних напрямках – лише на в'їзд. Заходи введені тимчасово, але чинадовго – невідомо. «До особливого розпорядження», - сказали у відомстві.</text:p>
      <text:p text:style-name="P4">
<text:span text:style-name="T4">
Читайте також:</text:span>
 <text:a xlink:type="simple" xlink:href="https://www.ukrinform.ua/rubric-world/3703649-u-bilorusi-perevirka-cergovoi-bojovoi-gotovnosti-armii-potrohu-zgortaetsa.html" text:style-name="Internet_20_link" text:visited-style-name="Visited_20_Internet_20_Link">
 <text:span text:style-name="T4">
білорус</text:span>
 </text:a>
</text:p>
      <text:p text:style-name="P4">
У різних Телеграм-каналах повідомляють, що на <text:a xlink:type="simple" xlink:href="https://www.ukrinform.ua/tag-kordon" text:style-name="Internet_20_link" text:visited-style-name="Visited_20_Internet_20_Link">
</text:a>
 з'явилися черги, особливо на трасі М-1.Найретельніше перевіряють росіян – «всіх виганяють з машин, обшукують,записують документи».</text:p>
      <text:p text:style-name="P4">
Як повідомляв  <text:a xlink:type="simple" xlink:href="https://www.ukrinform.ua/rubric-world/3703549-lukasenko-zibrav-naradu-i-zaavlae-pro-provokacii-na-kordoni.html" text:style-name="Internet_20_link" text:visited-style-name="Visited_20_Internet_20_Link">
 </text:a>
 , 2 травнясамопроголошений президент білорусі олександр лукашенко збирав нараду з«актуальних питань забезпечення безпеки та заходів щодо охорони державногокордону», посилаючись на нібито існуючі провокації на кордоні та проникнення«диверсантів».</text:p>
      <text:p text:style-name="P4">
Source: <text:a xlink:type="simple" xlink:href="https://www.ukrinform.ua/rubric-world/3705261-bilorus-zaprovadila-kontrol-na-vizd-na-kordoni-z-rosieu.html" text:style-name="Internet_20_link" text:visited-style-name="Visited_20_Internet_20_Link">
https://www.ukrinform.ua/rubric-world/3705261-bilorus-zaprovadila-kontrol-na-vizd-na-kordoni-z-rosieu.html</text:a>
</text:p>
      <!--NEWS-->
      <text:h text:style-name="P10" text:outline-level="1">
<text:span text:style-name="T4">
Військовим рф у Криму роздають ділянки поруч із кладовищем замість моря – ЗМІ</text:span>
</text:h>
      <text:p text:style-name="P4">
Authors: Ukrinform (Person)</text:p>
      <text:p text:style-name="P4">
Publisher: Укринформ (Organization)</text:p>
      <text:p text:style-name="P4">
Published Time: 2023-05-05T16:29:00+03:00</text:p>
      <text:p text:style-name="P4">
Modified Time: 2023-05-05T16:29:00+03:00</text:p>
      <text:p text:style-name="P4">
Description: російським військовим, які беруть участь у війні проти України, у тимчасово окупованому Криму роздають земельні ділянки у степовій частині, зокрема, у с. Лісківка, біля кладовища. Звідси до моря, ділянки біля якого їм обіцяв самопроголошений голова Криму аксьонов, – не менше 10 км. — Укрінформ.</text:p>
      <text:p text:style-name="P4">
Images: ["<text:a xlink:type="simple" xlink:href="https://static.ukrinform.com/photos/2021_03/thumb_files/630_360_1615487600-574.jpg" text:style-name="Internet_20_link" text:visited-style-name="Visited_20_Internet_20_Link">
630_360_16154...</text:a>
"]</text:p>
      <text:p text:style-name="P4">
Tags: ['Крим', 'Окупація Криму', ' Чорне море']</text:p>
      <text:p text:style-name="P4">
Type: Article</text:p>
      <!--METADATA-->
      <text:p text:style-name="P4">
<draw:frame draw:style-name="fr1" draw:name="Image94" text:anchor-type="as-char" svg:width="6.9236in" svg:height="3.956343in" draw:z-index="0">
<draw:image xlink:href="../Images/yкринформ/2023-05-05T16-29-00-03-00/630_360_1615487600-574.jpg" xlink:type="simple" xlink:show="embed" xlink:actuate="onLoad" draw:mime-type="image/jpeg"/>
</draw:frame>
 російськимвійськовим, які беруть участь у війні проти України, у тимчасово окупованомуКриму роздають земельні ділянки у степовій частині, зокрема, у с. Лісківка,біля кладовища. Звідси до моря, ділянки біля якого їм обіцяв самопроголошенийголова Криму аксьонов, – не менше 10 км.</text:p>
      <text:p text:style-name="P4">
Про це йдеться у статті <text:a xlink:type="simple" xlink:href="https://ru.krymr.com/a/krym-rossiyskiye-voyenniye-ukraina-voyna-zemelniye-uchastki/32396358.html" text:style-name="Internet_20_link" text:visited-style-name="Visited_20_Internet_20_Link">
 </text:a>
 інтернет-видання«Крим.Реалії», передає Укрінформ.</text:p>
      <text:p text:style-name="P4">
Як зазначається у статті, у квітні в тимчасово окупованому Криму почалиоформлювати права власності на земельні ділянки військовим рф, які воюютьпроти України.</text:p>
      <text:p text:style-name="P4">
<text:span text:style-name="T4">
Читайте також:</text:span>
 <text:a xlink:type="simple" xlink:href="https://www.ukrinform.ua/rubric-crimea/3705245-u-krimu-zagarbniki-roblat-zapasi-vodi-ta-harciv-na-vipadok-izolacii.html" text:style-name="Internet_20_link" text:visited-style-name="Visited_20_Internet_20_Link">
 <text:span text:style-name="T4">
Крим</text:span>
 </text:a>
</text:p>
      <text:p text:style-name="P4">
Наразі відомо, що окупаційні чиновники розподілили таким чином понад 500ділянок. Так, самопроголошена влада в Криму оприлюднила розпорядження, згідноз яким учасникам повномасштабного вторгнення в Україну надаються земельніділянки в с. Ліснівка Сакського району. «Крим.Реалії» пишуть, що в цьому селівійськовим рф надали в середньому по шість соток землі.</text:p>
      <text:p text:style-name="P4">
«Ця місцевість – степова частина західного Криму. Поруч – Сакське кладовище тазупинка громадського транспорту. Найближчі до с. Ліснівка водойми – лікувальніозера Тобе-Чокрак та Сакське озеро. До них – шість кілометрів», - йдеться вматеріалі.</text:p>
      <text:p text:style-name="P4">
У матеріалі зазначається, що «до обіцяного аксьоновим моря майбутнім дачникамЛіснівки потрібно буде добиратися не менше 10 кілометрів».</text:p>
      <text:p text:style-name="P4">
<text:span text:style-name="T4">
Читайте також:</text:span>
 <text:a xlink:type="simple" xlink:href="https://www.ukrinform.ua/rubric-crimea/3704685-taseva-poasnila-hto-pidpadatime-pid-kriminalnu-vidpovidalnist-u-krimu-pisla-deokupacii.html" text:style-name="Internet_20_link" text:visited-style-name="Visited_20_Internet_20_Link">
 <text:span text:style-name="T4">
крим</text:span>
 <text:span text:style-name="T4">
Крим</text:span>
 </text:a>
</text:p>
      <text:p text:style-name="P4">
Уточнюється, що наразі російським військовим пропонують ділянки у Сакському таЧорноморському районах, «а це - степи практично без зелені з кам'янистим абосолончаковим ґрунтом, де влітку дуже спекотно, взимку віють степові вітри».Видання пише, що на цих територіях відсутні блага цивілізації. Приміром, уЛіснівці немає лікарні.</text:p>
      <text:p text:style-name="P4">
Як повідомлялося, підконтрольна рф влада тимчасово окупованого Криму плануєвидавати на території півострова ділянки учасникам війни проти України.</text:p>
      <text:p text:style-name="P4">
Source: <text:a xlink:type="simple" xlink:href="https://www.ukrinform.ua/rubric-crimea/3705262-vijskovim-rf-u-krimu-rozdaut-dilanki-poruc-iz-kladovisem-zamist-mora-zmi.html" text:style-name="Internet_20_link" text:visited-style-name="Visited_20_Internet_20_Link">
https://www.ukrinform.ua/rubric-crimea/3705262-vijskovim-rf-u-krimu-rozdaut-dilanki-poruc-iz-kladovisem-zamist-mora-zmi.html</text:a>
</text:p>
      <!--NEWS-->
      <text:h text:style-name="P10" text:outline-level="1">
<text:span text:style-name="T4">
У Ризі українців запросили на православне богослужіння</text:span>
</text:h>
      <text:p text:style-name="P4">
Authors: Ukrinform (Person)</text:p>
      <text:p text:style-name="P4">
Publisher: Укринформ (Organization)</text:p>
      <text:p text:style-name="P4">
Published Time: 2023-05-05T16:32:00+03:00</text:p>
      <text:p text:style-name="P4">
Modified Time: 2023-05-05T16:32:00+03:00</text:p>
      <text:p text:style-name="P4">
Description: У Ризі 7 травня проведуть богослужіння, яке проведе клірик Київської єпархії Православної Церкви України, протоієрей Станіслав Лановський. — Укрінформ.</text:p>
      <text:p text:style-name="P4">
Images: ["<text:a xlink:type="simple" xlink:href="https://static.ukrinform.com/photos/2023_05/thumb_files/630_360_1683282972-496.jpg" text:style-name="Internet_20_link" text:visited-style-name="Visited_20_Internet_20_Link">
630_360_16832...</text:a>
", "<text:a xlink:type="simple" xlink:href="https://static.ukrinform.com/photos/2023_05/1683282972-955.jpg" text:style-name="Internet_20_link" text:visited-style-name="Visited_20_Internet_20_Link">
1683282972-95...</text:a>
"]</text:p>
      <text:p text:style-name="P4">
Tags: ['Церква', 'Діаспора', 'Латвія', 'Посольство']</text:p>
      <text:p text:style-name="P4">
Type: Article</text:p>
      <!--METADATA-->
      <text:p text:style-name="P4">
<draw:frame draw:style-name="fr1" draw:name="Image95" text:anchor-type="as-char" svg:width="6.9236in" svg:height="3.956343in" draw:z-index="0">
<draw:image xlink:href="../Images/yкринформ/2023-05-05T16-32-00-03-00/630_360_1683282972-496.jpg" xlink:type="simple" xlink:show="embed" xlink:actuate="onLoad" draw:mime-type="image/jpeg"/>
</draw:frame>
 У Ризі 7травня проведуть богослужіння, яке проведе клірик Київської єпархіїПравославної Церкви України, протоієрей Станіслав Лановський.</text:p>
      <text:p text:style-name="P4">
Як передає Укрінформ, про це у <text:a xlink:type="simple" xlink:href="https://www.facebook.com/UKRinLatvia/posts/pfbid02U6ZwmChahi36ZtQTRF5TyNo2Jm5gmommifL6AcVeNKDUP9gasEADNeG1u6AxscZxl" text:style-name="Internet_20_link" text:visited-style-name="Visited_20_Internet_20_Link">
</text:a>
повідомило Посольство України в Латвії.</text:p>
      <text:p text:style-name="P4">
Служба Божа відбудеться за організації української громади в Латвії та засприяння Посольства.</text:p>
      <text:p text:style-name="P4">
<draw:frame draw:style-name="fr1" draw:name="Image96" text:anchor-type="as-char" svg:width="6.9236in" svg:height="5.500416in" draw:z-index="0">
<draw:image xlink:href="../Images/yкринформ/2023-05-05T16-32-00-03-00/1683282972-955.jpg" xlink:type="simple" xlink:show="embed" xlink:actuate="onLoad" draw:mime-type="image/jpeg"/>
</draw:frame>
</text:p>
      <text:p text:style-name="P4">
Спільна молитва розпочнеться у неділю о 13:00. Місце проведення: Стара РизькаЄвангелічна лютеранська церква Святої Гертруди, Ğertrūdes iela, 8</text:p>
      <text:p text:style-name="P4">
Нагадаємо, у латвійській столиці 3 травня <text:a xlink:type="simple" xlink:href="https://www.ukrinform.ua/rubric-diaspora/3704572-z-rigi-vidpravili-cergovij-konvoj-dopomogi-zibranij-diasporou-ta-druzami-ukraini.html" text:style-name="Internet_20_link" text:visited-style-name="Visited_20_Internet_20_Link">
 </text:a>
 до України чергового конвою для українськихвійськових, організованого Конфедерацією українців Латвії «Віче» за допомогоюлатвійських друзів України.</text:p>
      <text:p text:style-name="P4">
<text:span text:style-name="T5">
Інтер’єр церкви Старої церкви Гертруди. Фото: wikipedia.org</text:span>
</text:p>
      <text:p text:style-name="P4">
Source: <text:a xlink:type="simple" xlink:href="https://www.ukrinform.ua/rubric-diaspora/3705152-u-rizi-ukrainciv-zaprosili-na-pravoslavne-bogosluzinna.html" text:style-name="Internet_20_link" text:visited-style-name="Visited_20_Internet_20_Link">
https://www.ukrinform.ua/rubric-diaspora/3705152-u-rizi-ukrainciv-zaprosili-na-pravoslavne-bogosluzinna.html</text:a>
</text:p>
      <!--NEWS-->
      <text:h text:style-name="P10" text:outline-level="1">
<text:span text:style-name="T4">
У Києві на бульварі Вірського відновили рух транспорту</text:span>
</text:h>
      <text:p text:style-name="P4">
Authors: Ukrinform (Person)</text:p>
      <text:p text:style-name="P4">
Publisher: Укринформ (Organization)</text:p>
      <text:p text:style-name="P4">
Published Time: 2023-05-05T16:33:22+03:00</text:p>
      <text:p text:style-name="P4">
Modified Time: 2023-05-05T16:33:22+03:00</text:p>
      <text:p text:style-name="P4">
Description: У Києві на бульварі Павла Вірського ліквідували провал на проїжджій частині, рух транспорту відновили. — Укрінформ.</text:p>
      <text:p text:style-name="P4">
Images: ["<text:a xlink:type="simple" xlink:href="https://static.ukrinform.com/photos/2023_05/thumb_files/630_360_1683293554-322.jpg" text:style-name="Internet_20_link" text:visited-style-name="Visited_20_Internet_20_Link">
630_360_16832...</text:a>
"]</text:p>
      <text:p text:style-name="P4">
Tags: ['КМДА', 'Київводоканал', 'Київ']</text:p>
      <text:p text:style-name="P4">
Type: Article</text:p>
      <!--METADATA-->
      <text:p text:style-name="P4">
<draw:frame draw:style-name="fr1" draw:name="Image97" text:anchor-type="as-char" svg:width="6.9236in" svg:height="3.956343in" draw:z-index="0">
<draw:image xlink:href="../Images/yкринформ/2023-05-05T16-33-22-03-00/630_360_1683293554-322.jpg" xlink:type="simple" xlink:show="embed" xlink:actuate="onLoad" draw:mime-type="image/jpeg"/>
</draw:frame>
 У Києві набульварі Павла Вірського ліквідували провал на проїжджій частині, рухтранспорту відновили.</text:p>
      <text:p text:style-name="P4">
Як передає Укрінформ, про це КМДА повідомляє у <text:a xlink:type="simple" xlink:href="https://t.me/KyivCityOfficial/6603" text:style-name="Internet_20_link" text:visited-style-name="Visited_20_Internet_20_Link">
</text:a>
 .</text:p>
      <text:p text:style-name="P4">
“На бульварі Павла Вірського ліквідували провал на проїжджій частині навуличній каналізаційній мережі. Фахівці Київводоканалу виконали герметизаціюканалізаційного колодязя”, - ідеться у повідомленні.</text:p>
      <text:p text:style-name="P4">
<text:span text:style-name="T4">
Читайте також:</text:span>
 <text:a xlink:type="simple" xlink:href="https://www.ukrinform.ua/rubric-kyiv/3704974-cerez-avariu-u-kanalizacijnij-merezi-obmezili-ruh-bulvarom-virskogo.html" text:style-name="Internet_20_link" text:visited-style-name="Visited_20_Internet_20_Link">
 <text:span text:style-name="T4">
Вірського</text:span>
 </text:a>
</text:p>
      <text:p text:style-name="P4">
Провал засипали піском та защебенили. Тепер ділянку заасфальтує комунальнепідприємство “Шляхово-експлуатаційного управління по ремонту та утриманнюавтомобільних шляхів та споруд” Шевченківського району.</text:p>
      <text:p text:style-name="P4">
Як повідомляв Укрінформ, на бульварі Павла Вірського стався провал біляколодязя на вуличній каналізаційній мережі діаметром 400 мм. Рух транспортубув обмежений однією смугою бульвару в бік станції метро “Нивки”.</text:p>
      <text:p text:style-name="P4">
Source: <text:a xlink:type="simple" xlink:href="https://www.ukrinform.ua/rubric-kyiv/3705265-u-kievi-na-bulvari-virskogo-vidnovili-ruh-transportu.html" text:style-name="Internet_20_link" text:visited-style-name="Visited_20_Internet_20_Link">
https://www.ukrinform.ua/rubric-kyiv/3705265-u-kievi-na-bulvari-virskogo-vidnovili-ruh-transportu.html</text:a>
</text:p>
      <!--NEWS-->
      <text:h text:style-name="P10" text:outline-level="1">
<text:span text:style-name="T4">
У Києві прооперували жительку Умані, в якої уламок ракети пройшов крізь ліву півкулю мозку</text:span>
</text:h>
      <text:p text:style-name="P4">
Authors: Ukrinform (Person)</text:p>
      <text:p text:style-name="P4">
Publisher: Укринформ (Organization)</text:p>
      <text:p text:style-name="P4">
Published Time: 2023-05-05T16:34:24+03:00</text:p>
      <text:p text:style-name="P4">
Modified Time: 2023-05-05T16:34:24+03:00</text:p>
      <text:p text:style-name="P4">
Description: У Києві лікарі прооперували постраждалу від ракетної атаки жительку Умані, якій уламок пройшов крізь усю ліву півкулю мозку. — Укрінформ.</text:p>
      <text:p text:style-name="P4">
Images: ["<text:a xlink:type="simple" xlink:href="https://static.ukrinform.com/photos/2023_05/thumb_files/630_360_1683293537-468.jpg" text:style-name="Internet_20_link" text:visited-style-name="Visited_20_Internet_20_Link">
630_360_16832...</text:a>
", "<text:a xlink:type="simple" xlink:href="https://static.ukrinform.com/photos/2023_05/1683293536-293.jpg" text:style-name="Internet_20_link" text:visited-style-name="Visited_20_Internet_20_Link">
1683293536-29...</text:a>
", "<text:a xlink:type="simple" xlink:href="https://static.ukrinform.com/photos/2023_05/1683293536-137.jpg" text:style-name="Internet_20_link" text:visited-style-name="Visited_20_Internet_20_Link">
1683293536-13...</text:a>
", "<text:a xlink:type="simple" xlink:href="https://static.ukrinform.com/photos/2023_05/1683293536-255.jpg" text:style-name="Internet_20_link" text:visited-style-name="Visited_20_Internet_20_Link">
1683293536-25...</text:a>
"]</text:p>
      <text:p text:style-name="P4">
Tags: ['МОЗ', 'Операція', 'Лікарі', 'Умань', 'Київ']</text:p>
      <text:p text:style-name="P4">
Type: Article</text:p>
      <!--METADATA-->
      <text:p text:style-name="P4">
<draw:frame draw:style-name="fr1" draw:name="Image98" text:anchor-type="as-char" svg:width="6.9236in" svg:height="3.956343in" draw:z-index="0">
<draw:image xlink:href="../Images/yкринформ/2023-05-05T16-34-24-03-00/630_360_1683293537-468.jpg" xlink:type="simple" xlink:show="embed" xlink:actuate="onLoad" draw:mime-type="image/jpeg"/>
</draw:frame>
 У Києвілікарі прооперували постраждалу від ракетної атаки жительку Умані, якій уламокпройшов крізь усю ліву півкулю мозку.</text:p>
      <text:p text:style-name="P4">
Як передає Укрінформ, про це Міністерство охорони здоров'я України повідомляєу  <text:a xlink:type="simple" xlink:href="https://www.facebook.com/moz.ukr/posts/pfbid0RN78Db7rucNX44zZCEhTkxTjDnsGE3Aaq3Lb7aNeJLL89uHC32m3wKSLR4z7cjJ3l" text:style-name="Internet_20_link" text:visited-style-name="Visited_20_Internet_20_Link">
</text:a>
.</text:p>
      <text:p text:style-name="P4">
28 квітня, коли росіяни здійснили ракетний обстріл Умані, Ірина та її матірспали вдома, у сусідньому будинку від того, куди вдарила ракета. Лікарішвидкої допомоги констатували вогнепальне поранення головного мозку. Осколокзрикошетив від стіни та уразив дівчину.</text:p>
      <text:p text:style-name="P4">
<draw:frame draw:style-name="fr1" draw:name="Image99" text:anchor-type="as-char" svg:width="6.9236in" svg:height="4.622144in" draw:z-index="0">
<draw:image xlink:href="../Images/yкринформ/2023-05-05T16-34-24-03-00/1683293536-293.jpg" xlink:type="simple" xlink:show="embed" xlink:actuate="onLoad" draw:mime-type="image/jpeg"/>
</draw:frame>
<draw:frame draw:style-name="fr1" draw:name="Image100" text:anchor-type="as-char" svg:width="6.9236in" svg:height="4.622144in" draw:z-index="0">
<draw:image xlink:href="../Images/yкринформ/2023-05-05T16-34-24-03-00/1683293536-137.jpg" xlink:type="simple" xlink:show="embed" xlink:actuate="onLoad" draw:mime-type="image/jpeg"/>
</draw:frame>
</text:p>
      <text:p text:style-name="P4">
Потерпілу доправили до Києва, у 17-ту лікарню, яка ще з часів Майдануспеціалізується на важких травмах голови.</text:p>
      <text:p text:style-name="P4">
<text:span text:style-name="T4">
Читайте також:</text:span>
 <text:a xlink:type="simple" xlink:href="https://www.ukrinform.ua/rubric-regions/3703543-u-lvovi-prooperuvali-nemovla-z-ridkisnou-patologieu.html" text:style-name="Internet_20_link" text:visited-style-name="Visited_20_Internet_20_Link">
 <text:span text:style-name="T4">
прооперу</text:span>
 </text:a>
</text:p>
      <text:p text:style-name="P4">
“Сантиметровий уламок пройшов крізь усю ліву півкулю мозку і зупинився употиличній частині голови дівчини. Лікарі кажуть, що до венозної судинизалишалося менше пів сантиметра — тоді неминуча смерть. Нейрохірурги, якіоперували дівчину, визнають, що те, що вона вижила, — справжнє диво, а про те,що була у свідомості й могла розмовляти, — годі й говорити”, — зазначили в <text:a xlink:type="simple" xlink:href="https://www.ukrinform.ua/tag-moz" text:style-name="Internet_20_link" text:visited-style-name="Visited_20_Internet_20_Link">
</text:a>
 .</text:p>
      <text:p text:style-name="P4">
<draw:frame draw:style-name="fr1" draw:name="Image101" text:anchor-type="as-char" svg:width="6.9236in" svg:height="4.622144in" draw:z-index="0">
<draw:image xlink:href="../Images/yкринформ/2023-05-05T16-34-24-03-00/1683293536-255.jpg" xlink:type="simple" xlink:show="embed" xlink:actuate="onLoad" draw:mime-type="image/jpeg"/>
</draw:frame>
</text:p>
      <text:p text:style-name="P4">
Уламок хірурги знайшли під операційним рентгеном і видалили за допомогоюспеціального магніту.</text:p>
      <text:p text:style-name="P4">
Як повідомляв Укрінформ, 28 квітня війська російської федерації завдалиракетного удару по Умані. У житловій багатоповерхівці, в яку влучила ракета,загинули 23 людини, з них шестеро дітей.</text:p>
      <text:p text:style-name="P4">
Source: <text:a xlink:type="simple" xlink:href="https://www.ukrinform.ua/rubric-kyiv/3705266-u-kievi-prooperuvali-zitelku-umani-v-akoi-ulamok-raketi-projsov-kriz-livu-pivkulu-mozku.html" text:style-name="Internet_20_link" text:visited-style-name="Visited_20_Internet_20_Link">
https://www.ukrinform.ua/rubric-kyiv/3705266-u-kievi-prooperuvali-zitelku-umani-v-akoi-ulamok-raketi-projsov-kriz-livu-pivkulu-mozku.html</text:a>
</text:p>
      <!--NEWS-->
      <text:h text:style-name="P10" text:outline-level="1">
<text:span text:style-name="T4">
Мер Брюсселя взяв участь у започаткуванні «Алеї друзів Києва» на Володимирській гірці</text:span>
</text:h>
      <text:p text:style-name="P4">
Authors: Ukrinform (Person)</text:p>
      <text:p text:style-name="P4">
Publisher: Укринформ (Organization)</text:p>
      <text:p text:style-name="P4">
Published Time: 2023-05-05T16:37:43+03:00</text:p>
      <text:p text:style-name="P4">
Modified Time: 2023-05-05T16:37:43+03:00</text:p>
      <text:p text:style-name="P4">
Description: Мери Києва та Брюсселя Віталій Кличко та Філіп Клоз започаткували “Алею друзів Києва” на Володимирській гірці та висадили перші дерева. — Укрінформ.</text:p>
      <text:p text:style-name="P4">
Images: ["<text:a xlink:type="simple" xlink:href="https://static.ukrinform.com/photos/2023_05/thumb_files/630_360_1683293775-381.jpg" text:style-name="Internet_20_link" text:visited-style-name="Visited_20_Internet_20_Link">
630_360_16832...</text:a>
", "<text:a xlink:type="simple" xlink:href="https://static.ukrinform.com/photos/2023_05/1683293774-556.jpg" text:style-name="Internet_20_link" text:visited-style-name="Visited_20_Internet_20_Link">
1683293774-55...</text:a>
", "<text:a xlink:type="simple" xlink:href="https://static.ukrinform.com/photos/2023_05/1683293774-423.jpg" text:style-name="Internet_20_link" text:visited-style-name="Visited_20_Internet_20_Link">
1683293774-42...</text:a>
", "<text:a xlink:type="simple" xlink:href="https://static.ukrinform.com/photos/2023_05/1683293773-474.jpg" text:style-name="Internet_20_link" text:visited-style-name="Visited_20_Internet_20_Link">
1683293773-47...</text:a>
"]</text:p>
      <text:p text:style-name="P4">
Tags: ['Брюссель', 'Київ']</text:p>
      <text:p text:style-name="P4">
Type: Article</text:p>
      <!--METADATA-->
      <text:p text:style-name="P4">
<draw:frame draw:style-name="fr1" draw:name="Image102" text:anchor-type="as-char" svg:width="6.9236in" svg:height="3.956343in" draw:z-index="0">
<draw:image xlink:href="../Images/yкринформ/2023-05-05T16-37-43-03-00/630_360_1683293775-381.jpg" xlink:type="simple" xlink:show="embed" xlink:actuate="onLoad" draw:mime-type="image/jpeg"/>
</draw:frame>
 Мери Києвата Брюсселя Віталій Кличко та Філіп Клоз започаткували “Алею друзів Києва” наВолодимирській гірці та висадили перші дерева.</text:p>
      <text:p text:style-name="P4">
Як передає Укрінформ, про це повідомляє  <text:a xlink:type="simple" xlink:href="https://kyivcity.gov.ua/news/vitaliy_klichko_i_mer_bryusselya_zapochatkuvali_aleyu_druziv_kiyeva_na_volodimirskiy_girtsi_i_visadili_pershi_dereva/" text:style-name="Internet_20_link" text:visited-style-name="Visited_20_Internet_20_Link">
 .</text:a>
</text:p>
      <text:p text:style-name="P4">
“Разом з мером Брюсселя Філіпом Клозом, який на моє запрошення приїхав доукраїнської столиці, започаткували “Алею друзів Києва” на Володимирськійгірці. І висадили сьогодні два перших дерева – платани іспанські. Брюссельвважається столицею Європейського Союзу, частиною якого прагне стати Україна.І дуже символічно, що першим до висадки дерев на новій алеї доєднався саме мер<text:a xlink:type="simple" xlink:href="https://www.ukrinform.ua/tag-brussel" text:style-name="Internet_20_link" text:visited-style-name="Visited_20_Internet_20_Link">
 </text:a>
 . Ці дерева – символ нашої дружби таперемоги України й демократичного світу над варварською росією!” – заявивКличко.</text:p>
      <text:p text:style-name="P4">
<draw:frame draw:style-name="fr1" draw:name="Image103" text:anchor-type="as-char" svg:width="6.9236in" svg:height="4.609323in" draw:z-index="0">
<draw:image xlink:href="../Images/yкринформ/2023-05-05T16-37-43-03-00/1683293774-556.jpg" xlink:type="simple" xlink:show="embed" xlink:actuate="onLoad" draw:mime-type="image/jpeg"/>
</draw:frame>
</text:p>
      <text:p text:style-name="P4">
Він подякував владі Брюсселя та уряду Бельгії за солідарність з українськимнародом, а також за надання Україні політичної підтримки й економічної ігуманітарної допомоги.</text:p>
      <text:p text:style-name="P4">
<draw:frame draw:style-name="fr1" draw:name="Image104" text:anchor-type="as-char" svg:width="6.9236in" svg:height="4.609323in" draw:z-index="0">
<draw:image xlink:href="../Images/yкринформ/2023-05-05T16-37-43-03-00/1683293774-423.jpg" xlink:type="simple" xlink:show="embed" xlink:actuate="onLoad" draw:mime-type="image/jpeg"/>
</draw:frame>
</text:p>
      <text:p text:style-name="P4">
У КМДА нагадали, що під час візиту до Києва Клоз, державний секретарБрюссельського столичного регіону Паскаль Смет та делегація Брюсселя відвідалипостраждалі від російських загарбників передмістя столиці, побували в одній ізкиївських комунальних лікарень та реабілітаційному центрі.</text:p>
      <text:p text:style-name="P4">
<draw:frame draw:style-name="fr1" draw:name="Image105" text:anchor-type="as-char" svg:width="6.9236in" svg:height="4.609323in" draw:z-index="0">
<draw:image xlink:href="../Images/yкринформ/2023-05-05T16-37-43-03-00/1683293773-474.jpg" xlink:type="simple" xlink:show="embed" xlink:actuate="onLoad" draw:mime-type="image/jpeg"/>
</draw:frame>
</text:p>
      <text:p text:style-name="P4">
<text:span text:style-name="T4">
Читайте також:</text:span>
 <text:a xlink:type="simple" xlink:href="https://www.ukrinform.ua/rubric-kyiv/3705210-mer-brussela-vidvidav-medzaklad-u-kievi-de-stvoruut-reabilitacijnij-centr-dla-zahisnikiv.html" text:style-name="Internet_20_link" text:visited-style-name="Visited_20_Internet_20_Link">
 <text:span text:style-name="T4">
Брюсс</text:span>
 </text:a>
</text:p>
      <text:p text:style-name="P4">
Також Кличко разом з мером Брюсселя поспілкувалися онлайн з мерами 15європейських міст-підписантів спільної Декларації про взаєморозуміння впідтримці реконструкції та сталого розвитку української столиці. Учасникизустрічі обговорили проєкти, для реалізації яких Києву необхідна міжнароднапідтримка.</text:p>
      <text:p text:style-name="P4">
Як повідомляв Укрінформ, 4 травня мер Брюсселя Філіп Клоз передав від столиціБельгії дві сучасних карети швидкої допомоги для Києва.</text:p>
      <text:p text:style-name="P4">
Source: <text:a xlink:type="simple" xlink:href="https://www.ukrinform.ua/rubric-kyiv/3705269-mer-brussela-vzav-ucast-u-zapocatkuvanni-alei-druziv-kieva-na-volodimirskij-girci.html" text:style-name="Internet_20_link" text:visited-style-name="Visited_20_Internet_20_Link">
https://www.ukrinform.ua/rubric-kyiv/3705269-mer-brussela-vzav-ucast-u-zapocatkuvanni-alei-druziv-kieva-na-volodimirskij-girci.html</text:a>
</text:p>
      <!--NEWS-->
      <text:h text:style-name="P10" text:outline-level="1">
<text:span text:style-name="T4">
Дмитро Кулеба закликав до поглиблення діалогу з Бахрейном</text:span>
</text:h>
      <text:p text:style-name="P4">
Authors: Ukrinform (Person)</text:p>
      <text:p text:style-name="P4">
Publisher: Укринформ (Organization)</text:p>
      <text:p text:style-name="P4">
Published Time: 2023-05-05T16:41:00+03:00</text:p>
      <text:p text:style-name="P4">
Modified Time: 2023-05-05T16:41:00+03:00</text:p>
      <text:p text:style-name="P4">
Description: Міністр закордонних справ Дмитро Кулеба наголосив на важливості поглиблення діалогу з Бахрейном, оскільки обидві країни мають спільні погляди не лише на тактичні, а й на стратегічні питання. — Укрінформ.</text:p>
      <text:p text:style-name="P4">
Images: ["<text:a xlink:type="simple" xlink:href="https://static.ukrinform.com/photos/2023_05/thumb_files/630_360_1683294057-374.jpg" text:style-name="Internet_20_link" text:visited-style-name="Visited_20_Internet_20_Link">
630_360_16832...</text:a>
"]</text:p>
      <text:p text:style-name="P4">
Tags: ['Дмитро Кулеба', 'МЗС', 'Бахрейн']</text:p>
      <text:p text:style-name="P4">
Type: Article</text:p>
      <!--METADATA-->
      <text:p text:style-name="P4">
<draw:frame draw:style-name="fr1" draw:name="Image106" text:anchor-type="as-char" svg:width="6.9236in" svg:height="3.956343in" draw:z-index="0">
<draw:image xlink:href="../Images/yкринформ/2023-05-05T16-41-00-03-00/630_360_1683294057-374.jpg" xlink:type="simple" xlink:show="embed" xlink:actuate="onLoad" draw:mime-type="image/jpeg"/>
</draw:frame>
 Міністрзакордонних справ Дмитро Кулеба наголосив на важливості поглиблення діалогу зБахрейном, оскільки обидві країни мають спільні погляди не лише на тактичні, ай на стратегічні питання.</text:p>
      <text:p text:style-name="P4">
Про це Дмитро Кулеба сказав під час спільної з главою МЗС БахрейнуАбдуллатифом Аз-Заяні заяви для преси в Києві, повідомляє кореспондентУкрінформу.</text:p>
      <text:p text:style-name="P4">
Глава української дипломатії зазначив, що розмова з бахрейнським колегою, якастосувалася Формули миру Президента Зеленського, продовольчої безпеки тавідновлення України, була дуже глибокою та ґрунтовною. За його словами, підчас цього щирого обміну думками з’ясувалося, що обидві країни мають спільніпогляди не лише на тактичні, а й на стратегічні питання.</text:p>
      <text:p text:style-name="P4">
<text:span text:style-name="T4">
Читайте також:</text:span>
 <text:a xlink:type="simple" xlink:href="https://www.ukrinform.ua/rubric-polytics/3705199-ukraina-pogliblue-spivpracu-z-bahrejnom-ta-krainami-zatoki-mzs.html" text:style-name="Internet_20_link" text:visited-style-name="Visited_20_Internet_20_Link">
 </text:a>
</text:p>
      <text:p text:style-name="P4">
«Тому нам потрібно більше таких розмов, більше таких зустрічей і тут, в Києві,в Україні, і в Бахрейні, тому що саме так твориться майбутнє відносин міжнашими країнами і між Україною та регіоном, який представляє мій дорогийколега», - сказав Кулеба.</text:p>
      <text:p text:style-name="P4">
Своєю чергою глава МЗС Бахрейну Абдуллатиф Аз-Заяні відзначив, що візит доУкраїни є гарною нагодою обговорити шляхи зміцнення та розвитку дружніхвідносин між країнами, які слугуватимуть інтересам народів обох держав.</text:p>
      <text:p text:style-name="P4">
«Ми обговорили двосторонню співпрацю в політичній, економічній, торговельнійсферах. Ми наголосили на необхідності продовження спільної координації длявивчення можливостей розширення співпраці у важливих сферах, як це зазначено уМеморандумі про взаєморозуміння між міністерствами закордонних справ», -сказав Аз-Заяні.</text:p>
      <text:p text:style-name="P4">
<text:span text:style-name="T4">
Читайте також:</text:span>
 <text:a xlink:type="simple" xlink:href="https://www.ukrinform.ua/rubric-polytics/3705241-rosijskoiranska-zagroza-stefancuk-zaklikav-bahrejn-dopomogti-strimati-vis-zla.html" text:style-name="Internet_20_link" text:visited-style-name="Visited_20_Internet_20_Link">
 </text:a>
</text:p>
      <text:p text:style-name="P4">
Як повідомляв Укрінформ, <text:a xlink:type="simple" xlink:href="https://www.ukrinform.ua/rubric-polytics/3705171-v-ukrainu-vperse-z-vizitom-pribuv-glava-mzs-bahrejnu.html" text:style-name="Internet_20_link" text:visited-style-name="Visited_20_Internet_20_Link">
 </text:a>
 ,який прибув із візитом в Україну.</text:p>
      <text:p text:style-name="P4">
Це перший візит очільника зовнішньополітичного відомства Бахрейну в Україну зчасу встановлення дипломатичних відносин між країнами у липні 1992 року.</text:p>
      <text:p text:style-name="P4">
Фото: МЗС</text:p>
      <text:p text:style-name="P4">
Source: <text:a xlink:type="simple" xlink:href="https://www.ukrinform.ua/rubric-polytics/3705271-dmitro-kuleba-zaklikav-do-pogliblenna-dialogu-z-bahrejnom.html" text:style-name="Internet_20_link" text:visited-style-name="Visited_20_Internet_20_Link">
https://www.ukrinform.ua/rubric-polytics/3705271-dmitro-kuleba-zaklikav-do-pogliblenna-dialogu-z-bahrejnom.html</text:a>
</text:p>
      <!--NEWS-->
      <text:h text:style-name="P10" text:outline-level="1">
<text:span text:style-name="T4">
Кабмін запросив Бахрейн долучитися до повоєнної відбудови України</text:span>
</text:h>
      <text:p text:style-name="P4">
Authors: Ukrinform (Person)</text:p>
      <text:p text:style-name="P4">
Publisher: Укринформ (Organization)</text:p>
      <text:p text:style-name="P4">
Published Time: 2023-05-05T16:44:11+03:00</text:p>
      <text:p text:style-name="P4">
Modified Time: 2023-05-05T16:44:11+03:00</text:p>
      <text:p text:style-name="P4">
Description: Кабінет Міністрів запрошує Бахрейн взяти участь у повоєнній відбудові України та пропонує бізнесменам цієї країни інвестувати в українську економіку і реалізації спільних проєктів. — Укрінформ.</text:p>
      <text:p text:style-name="P4">
Images: ["<text:a xlink:type="simple" xlink:href="https://static.ukrinform.com/photos/2023_05/thumb_files/630_360_1683294054-822.jpg" text:style-name="Internet_20_link" text:visited-style-name="Visited_20_Internet_20_Link">
630_360_16832...</text:a>
"]</text:p>
      <text:p text:style-name="P4">
Tags: ['Кабмін', 'Бахрейн', 'Відбудова', 'Відновлення України']</text:p>
      <text:p text:style-name="P4">
Type: Article</text:p>
      <!--METADATA-->
      <text:p text:style-name="P4">
<draw:frame draw:style-name="fr1" draw:name="Image107" text:anchor-type="as-char" svg:width="6.9236in" svg:height="3.956343in" draw:z-index="0">
<draw:image xlink:href="../Images/yкринформ/2023-05-05T16-44-11-03-00/630_360_1683294054-822.jpg" xlink:type="simple" xlink:show="embed" xlink:actuate="onLoad" draw:mime-type="image/jpeg"/>
</draw:frame>
 КабінетМіністрів запрошує Бахрейн взяти участь у повоєнній відбудові України тапропонує бізнесменам цієї країни інвестувати в українську економіку іреалізації спільних проєктів.</text:p>
      <text:p text:style-name="P4">
Як передає Укрінформ, про це йшлося під час зустрічі між першим віцепрем’єр-міністром – міністром економіки України Юлією Свириденко і міністромзакордонних справ Королівства Бахрейн Абдуллатіфом бін Рашид Аль Заяні,повідомляє  <text:a xlink:type="simple" xlink:href="https://me.gov.ua/News/Detail" text:style-name="Internet_20_link" text:visited-style-name="Visited_20_Internet_20_Link">
 </text:a>
.</text:p>
      <text:p text:style-name="P4">
«Незважаючи на те, що війна ще триває, уряд зосереджений на післявоєннійвідбудові. Зокрема, у фокусі розвиток енергетичного сектору, сільськегосподарство, оборонно-промисловий комплекс та цифровізація», - розповілаСвириденко.</text:p>
      <text:p text:style-name="P4">
Перший віцепрем’єр запросила представників бахрейнського бізнесу розглянутиможливість взяти участь в інвестиційних проєктах, зокрема у великійприватизації, яка найближчим часом почнеться в Україні. Перспективною дляпредставників цієї країни є галузь виробництва алюмінія. Українська сторонапрезентувала можливості державного сервісу цифрових послуг Дія тазапропонувала уряду Бахрейну співробітництво в розробці подібного цифровогосервісу та подальшу кооперацію в сфері IT.</text:p>
      <text:p text:style-name="P4">
<text:span text:style-name="T4">
Читайте також:</text:span>
 <text:a xlink:type="simple" xlink:href="https://www.ukrinform.ua/rubric-vidbudova/3704824-ukraina-hoce-doluciti-horvatiu-do-gumanitarnogo-rozminuvanna-sviridenko.html" text:style-name="Internet_20_link" text:visited-style-name="Visited_20_Internet_20_Link">
 <text:span text:style-name="T4">
Україна</text:span>
 <text:span text:style-name="T4">
хоче</text:span>
 <text:span text:style-name="T4">
долучити</text:span>
 <text:span text:style-name="T4">
Хорватію</text:span>
<text:span text:style-name="T4">
гуманітарного</text:span>
 <text:span text:style-name="T4">
розмінування</text:span>
 <text:span text:style-name="T4">
Свириденко</text:span>
</text:a>
</text:p>
      <text:p text:style-name="P4">
Крім того, бахрейнську сторону запросили взяти участь у Конференції звідновлення України, яка відбудеться у червні 2023 року в Лондоні.</text:p>
      <text:p text:style-name="P4">
У відповідь міністр закордонних справ Королівства Бахрейн високо оцінивперспективи розвитку взаємних відносин між країнами. Він визнав перспективнимможливе співробітництво у сфері цифрових <text:a xlink:type="simple" xlink:href="https://www.ukrinform.ua/tag-tehnologii" text:style-name="Internet_20_link" text:visited-style-name="Visited_20_Internet_20_Link">
 </text:a>
 , особливо у створенні і використанні штучного інтелекту, як наурядовому рівні, так і в сфері бізнесу, а також налагодження культурнихзв’язків між громадянами обох країн.</text:p>
      <text:p text:style-name="P4">
Як повідомлялося, у квітні під час візиту до Кувейту міністр закордонних справУкраїни Дмитро Кулеба зустрівся із керівником Кувейтського фонду арабськогоекономічного розвитку Валідом Аль-Бахаром і запросив його долучитися довідновлення української інфраструктури.</text:p>
      <text:p text:style-name="P4">
Source: <text:a xlink:type="simple" xlink:href="https://www.ukrinform.ua/rubric-vidbudova/3705274-kabmin-zaprosiv-bahrejn-dolucitisa-do-povoennoi-vidbudovi-ukraini.html" text:style-name="Internet_20_link" text:visited-style-name="Visited_20_Internet_20_Link">
https://www.ukrinform.ua/rubric-vidbudova/3705274-kabmin-zaprosiv-bahrejn-dolucitisa-do-povoennoi-vidbudovi-ukraini.html</text:a>
</text:p>
      <!--NEWS-->
      <text:h text:style-name="P10" text:outline-level="1">
<text:span text:style-name="T4">
Приготування голубців внесли до списку нематеріальної спадщини України</text:span>
</text:h>
      <text:p text:style-name="P4">
Authors: Ukrinform (Person)</text:p>
      <text:p text:style-name="P4">
Publisher: Укринформ (Organization)</text:p>
      <text:p text:style-name="P4">
Published Time: 2023-05-05T16:44:28+03:00</text:p>
      <text:p text:style-name="P4">
Modified Time: 2023-05-05T16:44:28+03:00</text:p>
      <text:p text:style-name="P4">
Description: МКІП додало п'ять нових елементів до Національного переліку елементів нематеріальної культурної спадщини України. — Укрінформ.</text:p>
      <text:p text:style-name="P4">
Images: ["<text:a xlink:type="simple" xlink:href="https://static.ukrinform.com/photos/2023_05/thumb_files/630_360_1683294260-466.jpg" text:style-name="Internet_20_link" text:visited-style-name="Visited_20_Internet_20_Link">
630_360_16832...</text:a>
"]</text:p>
      <text:p text:style-name="P4">
Tags: ['Культурна спадщина', 'МКІП ']</text:p>
      <text:p text:style-name="P4">
Type: Article</text:p>
      <!--METADATA-->
      <text:p text:style-name="P4">
<draw:frame draw:style-name="fr1" draw:name="Image108" text:anchor-type="as-char" svg:width="6.9236in" svg:height="3.956343in" draw:z-index="0">
<draw:image xlink:href="../Images/yкринформ/2023-05-05T16-44-28-03-00/630_360_1683294260-466.jpg" xlink:type="simple" xlink:show="embed" xlink:actuate="onLoad" draw:mime-type="image/jpeg"/>
</draw:frame>
 МКІПдодало п'ять нових елементів до Національного переліку елементівнематеріальної культурної спадщини України.</text:p>
      <text:p text:style-name="P4">
Про це йдеться у відповідному <text:a xlink:type="simple" xlink:href="https://mkip.gov.ua/files/pdf/Наказ%20(2).pdf" text:style-name="Internet_20_link" text:visited-style-name="Visited_20_Internet_20_Link">
</text:a>
 <text:a xlink:type="simple" xlink:href="https://mkip.gov.ua/files/pdf/%D0%9D%D0%B0%D0%BA%D0%B0%D0%B7%20(2).pdf" text:style-name="Internet_20_link" text:visited-style-name="Visited_20_Internet_20_Link">
</text:a>
Міністерства культури та інформаційної політики.</text:p>
      <text:p text:style-name="P4">
Згідно з документом, до нематеріальної культурної спадщини внесено традиціїрогозоплетіння з Вінниччини, традицію наряджання могильних хрестів наРівненському Поліссі, культуру традиційного вівчарства Бессарабії та знання,пов'язані з ним, традицію повіншування Василів у селі Липівка Івано-Франківської області.</text:p>
      <text:p text:style-name="P4">
Також до списку додали приготування голубців - української традиційної страви.</text:p>
      <text:p text:style-name="P4">
<text:span text:style-name="T4">
Читайте також:</text:span>
 <text:a xlink:type="simple" xlink:href="https://www.ukrinform.ua/rubric-culture/3673579-obradovij-hlib-z-odesini-potrapiv-do-spisku-nematerialnoi-spadsini-ukraini.html" text:style-name="Internet_20_link" text:visited-style-name="Visited_20_Internet_20_Link">
 <text:span text:style-name="T4">
нематеріальної</text:span>
 <text:span text:style-name="T4">
спадщини</text:span>
 <text:span text:style-name="T4">
України</text:span>
</text:a>
</text:p>
      <text:p text:style-name="P4">
Як повідомлялося, <text:a xlink:type="simple" xlink:href="https://uccs.org.ua/natsionalnyj-reiestr-obiektiv/" text:style-name="Internet_20_link" text:visited-style-name="Visited_20_Internet_20_Link">
 </text:a>
 <text:a xlink:type="simple" xlink:href="https://uccs.org.ua/natsionalnyj-reiestr-obiektiv/" text:style-name="Internet_20_link" text:visited-style-name="Visited_20_Internet_20_Link">
</text:a>
 елементів нематеріальноїкультурної спадщини України разом із новими налічуватиме 68 елементів.Зокрема, у лютому 2023 року до списку внесли традицію випікання та споживанняхлібу в селі Криничне Болградського району, що на Одещині.</text:p>
      <text:p text:style-name="P4">
Source: <text:a xlink:type="simple" xlink:href="https://www.ukrinform.ua/rubric-culture/3705275-prigotuvanna-golubciv-vnesli-do-spisku-nematerialnoi-spadsini-ukraini.html" text:style-name="Internet_20_link" text:visited-style-name="Visited_20_Internet_20_Link">
https://www.ukrinform.ua/rubric-culture/3705275-prigotuvanna-golubciv-vnesli-do-spisku-nematerialnoi-spadsini-ukraini.html</text:a>
</text:p>
      <!--NEWS-->
      <text:h text:style-name="P10" text:outline-level="1">
<text:span text:style-name="T4">
ВООЗ скасувала статус пандемії COVID-19</text:span>
</text:h>
      <text:p text:style-name="P4">
Authors: Ukrinform (Person)</text:p>
      <text:p text:style-name="P4">
Publisher: Укринформ (Organization)</text:p>
      <text:p text:style-name="P4">
Published Time: 2023-05-05T16:45:00+03:00</text:p>
      <text:p text:style-name="P4">
Modified Time: 2023-05-05T16:45:00+03:00</text:p>
      <text:p text:style-name="P4">
Description: Всесвітня організація охорони здоров’я відсьогодні скасовує статус пандемії COVID-19. — Укрінформ.</text:p>
      <text:p text:style-name="P4">
Images: ["<text:a xlink:type="simple" xlink:href="https://static.ukrinform.com/photos/2020_03/thumb_files/630_360_1583324413-137.jpg" text:style-name="Internet_20_link" text:visited-style-name="Visited_20_Internet_20_Link">
630_360_15833...</text:a>
"]</text:p>
      <text:p text:style-name="P4">
Tags: ['ВООЗ', 'Коронавірус', 'COVID-19', 'Пандемія']</text:p>
      <text:p text:style-name="P4">
Type: Article</text:p>
      <!--METADATA-->
      <text:p text:style-name="P4">
<draw:frame draw:style-name="fr1" draw:name="Image109" text:anchor-type="as-char" svg:width="6.9236in" svg:height="3.956343in" draw:z-index="0">
<draw:image xlink:href="../Images/yкринформ/2023-05-05T16-45-00-03-00/630_360_1583324413-137.jpg" xlink:type="simple" xlink:show="embed" xlink:actuate="onLoad" draw:mime-type="image/jpeg"/>
</draw:frame>
 Всесвітняорганізація охорони здоров’я відсьогодні скасовує статус пандемії COVID-19.</text:p>
      <text:p text:style-name="P4">
Як передає Укрінформ, про це  <text:a xlink:type="simple" xlink:href="https://twitter.com/WHO/status/1654477139620638722" text:style-name="Internet_20_link" text:visited-style-name="Visited_20_Internet_20_Link">
</text:a>
 гендиректор ВООЗ ТедросАданом Гебреісус під час брифінгу.</text:p>
      <text:p text:style-name="P4">
За словами очільника <text:a xlink:type="simple" xlink:href="https://www.ukrinform.ua/tag-vooz" text:style-name="Internet_20_link" text:visited-style-name="Visited_20_Internet_20_Link">
 </text:a>
 , комітеторганізації з надзвичайних ситуацій напередодні рекомендував йому оголоситипро припинення глобальної надзвичайної ситуації у галузі охорони здоров’я,тому він прийняв відповідне рішення.</text:p>
      <text:p text:style-name="P4">
«Вчора комітет з надзвичайних ситуацій зібрався в 15-й раз та рекомендувавмені оголосити про припинення глобальної надзвичайної ситуації в галузіохорони здоров’я", - йдеться у заяві.</text:p>
      <text:p text:style-name="P4">
<text:span text:style-name="T4">
Читайте також:</text:span>
 <text:a xlink:type="simple" xlink:href="https://www.ukrinform.ua/rubric-society/3703746-v-ukraini-za-tizden-zafiksuvali-majze-89-tisaci-novih-vipadkiv-koronavirusu.html" text:style-name="Internet_20_link" text:visited-style-name="Visited_20_Internet_20_Link">
 <text:span text:style-name="T4">
коронав</text:span>
 </text:a>
</text:p>
      <text:p text:style-name="P4">
Як повідомляв Укрінформ, Кабінет Міністрів через COVID-19 продовжив режимнадзвичайної ситуації в єдиній державній системі цивільного захисту, а такожкарантин на всій території України до 30 червня 2023 року.</text:p>
      <text:p text:style-name="P4">
ВООЗ  <text:a xlink:type="simple" xlink:href="https://www.ukrinform.ua/rubric-world/2894208-vooz-ogolosila-pandemiu-novogo-koronavirusu.html" text:style-name="Internet_20_link" text:visited-style-name="Visited_20_Internet_20_Link">
 </text:a>
 коронавірусу 11 березня 2020 року.</text:p>
      <text:p text:style-name="P4">
<text:span text:style-name="T5">
Фото: Fabrice Coffrini / Contributor / Getty Images</text:span>
</text:p>
      <text:p text:style-name="P4">
Source: <text:a xlink:type="simple" xlink:href="https://www.ukrinform.ua/rubric-society/3705279-vooz-skasuvala-status-pandemii-covid19.html" text:style-name="Internet_20_link" text:visited-style-name="Visited_20_Internet_20_Link">
https://www.ukrinform.ua/rubric-society/3705279-vooz-skasuvala-status-pandemii-covid19.html</text:a>
</text:p>
      <!--NEWS-->
      <text:h text:style-name="P10" text:outline-level="1">
<text:span text:style-name="T4">
Рівень безробіття до кінця року знизиться до 18,3% – Нацбанк</text:span>
</text:h>
      <text:p text:style-name="P4">
Authors: Ukrinform (Person)</text:p>
      <text:p text:style-name="P4">
Publisher: Укринформ (Organization)</text:p>
      <text:p text:style-name="P4">
Published Time: 2023-05-05T16:51:29+03:00</text:p>
      <text:p text:style-name="P4">
Modified Time: 2023-05-05T16:51:29+03:00</text:p>
      <text:p text:style-name="P4">
Description: До кінця 2023 року рівень безробіття в Україні знизиться до 18,3%, проте все одно залишатиметься вищим за довоєнний рівень. — Укрінформ.</text:p>
      <text:p text:style-name="P4">
Images: ["<text:a xlink:type="simple" xlink:href="https://static.ukrinform.com/photos/2021_02/thumb_files/630_360_1612792175-244.jpg" text:style-name="Internet_20_link" text:visited-style-name="Visited_20_Internet_20_Link">
630_360_16127...</text:a>
"]</text:p>
      <text:p text:style-name="P4">
Tags: ['Нацбанк', 'Робота', 'Безробіття']</text:p>
      <text:p text:style-name="P4">
Type: Article</text:p>
      <!--METADATA-->
      <text:p text:style-name="P4">
<draw:frame draw:style-name="fr1" draw:name="Image110" text:anchor-type="as-char" svg:width="6.9236in" svg:height="3.946566in" draw:z-index="0">
<draw:image xlink:href="../Images/yкринформ/2023-05-05T16-51-29-03-00/630_360_1612792175-244.jpg" xlink:type="simple" xlink:show="embed" xlink:actuate="onLoad" draw:mime-type="image/jpeg"/>
</draw:frame>
 До кінця2023 року рівень безробіття в Україні знизиться до 18,3%, проте все однозалишатиметься вищим за довоєнний рівень.</text:p>
      <text:p text:style-name="P4">
Як передає Укрінформ, про це йдеться в щоквартальному інфляційному звіті  <text:a xlink:type="simple" xlink:href="https://bank.gov.ua/ua/news/all/natsionalniy-bank-prognozuye-znachne-znijennya-inflyatsiyi-ta-povernennya-ekonomiki-do-vidnovlennya-v-tsomu-rotsi--inflyatsiyniy-zvit" text:style-name="Internet_20_link" text:visited-style-name="Visited_20_Internet_20_Link">
</text:a>
 .</text:p>
      <text:p text:style-name="P4">
«За умови відсутності нових значних шоків, у 2023–2025 роках триватимевідновлення ринку праці на тлі зростання економіки та досить м'якої фіскальноїполітики. Рівень безробіття поступово знижуватиметься: у 2023 році – до 18,3%,у 2024 році – до 16,5%, а у 2025 році – до 14,7%», - йдеться в звіті.</text:p>
      <text:p text:style-name="P4">
Як зауважують у Нацбанку, цей показник все одно перевищуватиме довоєннийрівень, зокрема з огляду на ймовірне збереження значних кваліфікаційних тарегіональних диспропорцій на ринку праці.</text:p>
      <text:p text:style-name="P4">
<text:span text:style-name="T4">
Читайте також:</text:span>
 <text:a xlink:type="simple" xlink:href="https://www.ukrinform.ua/rubric-society/3696918-u-sluzbi-zajnatosti-skazali-skilki-ukrainciv-maut-status-bezrobitnogo.html" text:style-name="Internet_20_link" text:visited-style-name="Visited_20_Internet_20_Link">
 <text:span text:style-name="T4">
безробіт</text:span>
 </text:a>
</text:p>
      <text:p text:style-name="P4">
Водночас очікується, що реальні зарплати повернуться до зростання, яке, однак,цьогоріч буде помірним (3,7%) через все ще значну <text:a xlink:type="simple" xlink:href="https://www.ukrinform.ua/tag-inflacia" text:style-name="Internet_20_link" text:visited-style-name="Visited_20_Internet_20_Link">
</text:a>
 . Натомість номінальні зарплатизростатимуть двознаковими темпами на всьому прогнозному горизонті.</text:p>
      <text:p text:style-name="P4">
Після зниження безпекових ризиків та повноцінного відкриття кордонів значнійчастині бізнесу доведеться конкурувати за робітників, у тому числі і ззакордонними роботодавцями, що стане вагомим чинником для подальшого зростаннязаробітних плат.</text:p>
      <text:p text:style-name="P4">
Як повідомлялося, кількість вакансій на українському ринку праці у квітнімайже сягнула рівня довоєнного 2021 року.</text:p>
      <text:p text:style-name="P4">
Source: <text:a xlink:type="simple" xlink:href="https://www.ukrinform.ua/rubric-economy/3705278-riven-bezrobitta-do-kinca-roku-znizitsa-do-183-nacbank.html" text:style-name="Internet_20_link" text:visited-style-name="Visited_20_Internet_20_Link">
https://www.ukrinform.ua/rubric-economy/3705278-riven-bezrobitta-do-kinca-roku-znizitsa-do-183-nacbank.html</text:a>
</text:p>
      <!--NEWS-->
      <text:h text:style-name="P10" text:outline-level="1">
<text:span text:style-name="T4">
МЗС про депортацію дітей: Звіт ОБСЄ може бути використаний для притягнення росії до відповідальності</text:span>
</text:h>
      <text:p text:style-name="P4">
Authors: Ukrinform (Person)</text:p>
      <text:p text:style-name="P4">
Publisher: Укринформ (Organization)</text:p>
      <text:p text:style-name="P4">
Published Time: 2023-05-05T17:02:43+03:00</text:p>
      <text:p text:style-name="P4">
Modified Time: 2023-05-05T17:02:43+03:00</text:p>
      <text:p text:style-name="P4">
Description: Висновки звіту ОБСЄ про примусове переміщення та/або депортацію українських дітей до рф можуть бути використані в межах національних та міжнародних механізмів притягнення до відповідальності замовників і виконавців зафіксованих воєнних злочинів. — Укрінформ.</text:p>
      <text:p text:style-name="P4">
Images: ["<text:a xlink:type="simple" xlink:href="https://static.ukrinform.com/photos/2020_09/thumb_files/630_360_1599543131-239.jpg" text:style-name="Internet_20_link" text:visited-style-name="Visited_20_Internet_20_Link">
630_360_15995...</text:a>
"]</text:p>
      <text:p text:style-name="P4">
Tags: ['Депортація', 'ОБСЄ', 'Воєнні злочини']</text:p>
      <text:p text:style-name="P4">
Type: Article</text:p>
      <!--METADATA-->
      <text:p text:style-name="P4">
<draw:frame draw:style-name="fr1" draw:name="Image111" text:anchor-type="as-char" svg:width="6.9236in" svg:height="3.956343in" draw:z-index="0">
<draw:image xlink:href="../Images/yкринформ/2023-05-05T17-02-43-03-00/630_360_1599543131-239.jpg" xlink:type="simple" xlink:show="embed" xlink:actuate="onLoad" draw:mime-type="image/jpeg"/>
</draw:frame>
 Висновкизвіту ОБСЄ про примусове переміщення та/або депортацію українських дітей до рфможуть бути використані в межах національних та міжнародних механізмівпритягнення до відповідальності замовників і виконавців зафіксованих воєннихзлочинів.</text:p>
      <text:p text:style-name="P4">
Про це йдеться у коментарі <text:a xlink:type="simple" xlink:href="https://mfa.gov.ua/news/komentar-mzs-ukrayini-shchodo-zvitu-obsye-stosovno-porushen-mizhnarodnogo-prava-povyazanih-iz-deportaciyeyu-ukrayinskih-ditej-do-rf" text:style-name="Internet_20_link" text:visited-style-name="Visited_20_Internet_20_Link">
 </text:a>
 <text:a xlink:type="simple" xlink:href="https://mfa.gov.ua/news/komentar-mzs-ukrayini-shchodo-zvitu-obsye-stosovno-porushen-mizhnarodnogo-prava-povyazanih-iz-deportaciyeyu-ukrayinskih-ditej-do-rf" text:style-name="Internet_20_link" text:visited-style-name="Visited_20_Internet_20_Link">
 </text:a>
 щодо «Звіту про порушеннята зловживання міжнародним гуманітарним правом і міжнародним правом у сферіправ людини, воєнні злочини та злочини проти людяності, пов’язані з примусовимпереміщенням та/або депортацією українських дітей до рф», повідомляєУкрінформ.</text:p>
      <text:p text:style-name="P4">
Зовнішньополітичне відомство України зауважило, що підготовлена незалежноюмісією експертів московського механізму <text:a xlink:type="simple" xlink:href="https://www.ukrinform.ua/tag-obse" text:style-name="Internet_20_link" text:visited-style-name="Visited_20_Internet_20_Link">
 </text:a>
доповідь є першим окремим міжнародним звітом, присвяченим проблематицінезаконного переміщення росією українських дітей. При цьому росія відмовиласьспівпрацювати з місією.</text:p>
      <text:p text:style-name="P4">
Серед ключових висновків звіту МЗС виділило такі: переміщення дітей росієюможе кваліфікуватися як злочин проти людяності «депортація або примусовепереміщення населення»; евакуація без згоди є порушенням міжнародногогуманітарного права; депортовані діти зазнають впливу проросійськоїінформаційної кампанії; зміна громадянства українських дітей та їх незаконневсиновлення є порушенням IV Женевської конвенції; рф створює перешкоди длясімей, які прагнуть їх повернути.</text:p>
      <text:p text:style-name="P4">
<text:span text:style-name="T4">
Читайте також:</text:span>
 <text:a xlink:type="simple" xlink:href="https://www.ukrinform.ua/rubric-polytics/3704681-deportacia-ukrainskih-ditej-moze-vvazatisa-voennim-zlocinom-misia-obse.html" text:style-name="Internet_20_link" text:visited-style-name="Visited_20_Internet_20_Link">
 <text:span text:style-name="T4">
Депорт</text:span>
 </text:a>
</text:p>
      <text:p text:style-name="P4">
За інформацією МЗС, у звіті також зафіксовано численні та повторюваніпорушення інтересів та прав дітей, передбачених Конвенцією ООН про правадитини, а сукупні наслідки численних порушень викликають серйозні занепокоєннящодо порушення права переміщених українських дітей не зазнавати катувань іжорстокого поводження та інших нелюдських або таких, що принижують гідність,видів поводження чи покарання.</text:p>
      <text:p text:style-name="P4">
«Україна наголошує, що примусове переміщення або депортація українських дітейдо рф може становити геноцид згідно із статтею ІІ Конвенції про запобіганнязлочину геноциду та покарання за нього від 1948 року. Висновки звіту можутьбути використані у рамках національних та міжнародних механізмів притягненнядо відповідальності замовників і виконавців зафіксованих у звіті злочинів», -заявили в МЗС.</text:p>
      <text:p text:style-name="P4">
<text:span text:style-name="T4">
Читайте також:</text:span>
 <text:a xlink:type="simple" xlink:href="https://www.ukrinform.ua/rubric-society/3704926-lubinec-e-kilka-desatkiv-faktiv-vilucenna-ukrainskih-ditej-z-simej-bizenciv.html" text:style-name="Internet_20_link" text:visited-style-name="Visited_20_Internet_20_Link">
 </text:a>
</text:p>
      <text:p text:style-name="P4">
Як повідомлялося, у березні 2023 року 45 держав-учасниць ОБСЄ активували"московський механізм" для розслідування депортації росією українських дітей.</text:p>
      <text:p text:style-name="P4">
Результатом роботи місії є доповідь з рекомендаціями, яка сприятимепритягненню винних до відповідальності у національних і міжнародних судах читрибуналах.</text:p>
      <text:p text:style-name="P4">
Цей механізм названо "московським", оскільки він був затверджений наКонференції з людського виміру ОБСЄ, що проходила 1991 року в москві.</text:p>
      <text:p text:style-name="P4">
Source: <text:a xlink:type="simple" xlink:href="https://www.ukrinform.ua/rubric-polytics/3705282-mzs-pro-deportaciu-ditej-zvit-obse-moze-buti-vikoristanij-dla-pritagnenna-rosii-do-vidpovidalnosti.html" text:style-name="Internet_20_link" text:visited-style-name="Visited_20_Internet_20_Link">
https://www.ukrinform.ua/rubric-polytics/3705282-mzs-pro-deportaciu-ditej-zvit-obse-moze-buti-vikoristanij-dla-pritagnenna-rosii-do-vidpovidalnosti.html</text:a>
</text:p>
      <!--NEWS-->
      <text:h text:style-name="P10" text:outline-level="1">
<text:span text:style-name="T4">
У Північній операційній зоні оборона зміцнюється щодня - Наєв</text:span>
</text:h>
      <text:p text:style-name="P4">
Authors: Ukrinform (Person)</text:p>
      <text:p text:style-name="P4">
Publisher: Укринформ (Organization)</text:p>
      <text:p text:style-name="P4">
Published Time: 2023-05-05T17:04:17+03:00</text:p>
      <text:p text:style-name="P4">
Modified Time: 2023-05-05T17:04:17+03:00</text:p>
      <text:p text:style-name="P4">
Description: У Північній операційній зоні цього тижня вирито понад 5 тис. метрів протитанкового рову, тривають роботи з мінування прикордоння. — Укрінформ.</text:p>
      <text:p text:style-name="P4">
Images: ["<text:a xlink:type="simple" xlink:href="https://static.ukrinform.com/photos/2022_07/thumb_files/630_360_1656655598-156.jpg" text:style-name="Internet_20_link" text:visited-style-name="Visited_20_Internet_20_Link">
630_360_16566...</text:a>
"]</text:p>
      <text:p text:style-name="P4">
Tags: ['ЗСУ', 'Сергій Наєв', 'Війна з росією']</text:p>
      <text:p text:style-name="P4">
Type: Article</text:p>
      <!--METADATA-->
      <text:p text:style-name="P4">
<draw:frame draw:style-name="fr1" draw:name="Image112" text:anchor-type="as-char" svg:width="6.9236in" svg:height="3.956343in" draw:z-index="0">
<draw:image xlink:href="../Images/yкринформ/2023-05-05T17-04-17-03-00/630_360_1656655598-156.jpg" xlink:type="simple" xlink:show="embed" xlink:actuate="onLoad" draw:mime-type="image/jpeg"/>
</draw:frame>
 УПівнічній операційній зоні цього тижня вирито понад 5 тис. метрівпротитанкового рову, тривають роботи з мінування прикордоння.</text:p>
      <text:p text:style-name="P4">
Про це <text:a xlink:type="simple" xlink:href="https://www.facebook.com/JointForcesCommandAFU/posts/pfbid0WxnfJ7wpxEHZQ9AD1UWY5vWoRwUxNhiiBmAfXCAAshzQ3NjLTJZLxG2SP27ciH4Cl" text:style-name="Internet_20_link" text:visited-style-name="Visited_20_Internet_20_Link">
</text:a>
командувач Об’єднаних сил ЗСУ генерал-лейтенант Сергій Наєв, передаєкореспондент Укрінформу.</text:p>
      <text:p text:style-name="P4">
«Цього тижня наші воїни вдало попрацювали. Вирито понад 5 тис. метрівпротитанкового рову, влаштовані вибухові та невибухові загородження вздовждержавного кордону України. Під час цього було використано більш як 3 тис.протитанкових мін. Прорито понад 4,5 тис. метрів окопів, облаштовано понад 30бліндажів, більше сотні укриттів для техніки та вогневих споруд. Наша обороназміцнюється щодня. Роботи тривають», - заявив Наєв.</text:p>
      <text:p text:style-name="P4">
Як повідомлялося, раніше Наєв заявляв, що поблизу північних кордонів Українипродовжують перебувати російські війська та авіація, але загрози наступальнихдій як з території білорусі, так і з території рф зараз немає.</text:p>
      <text:p text:style-name="P4">
Фото: Дом</text:p>
      <text:p text:style-name="P4">
Source: <text:a xlink:type="simple" xlink:href="https://www.ukrinform.ua/rubric-ato/3705285-u-pivnicnij-operacijnij-zoni-oborona-zmicnuetsa-sodna-naev.html" text:style-name="Internet_20_link" text:visited-style-name="Visited_20_Internet_20_Link">
https://www.ukrinform.ua/rubric-ato/3705285-u-pivnicnij-operacijnij-zoni-oborona-zmicnuetsa-sodna-naev.html</text:a>
</text:p>
      <!--NEWS-->
      <text:h text:style-name="P10" text:outline-level="1">
<text:span text:style-name="T4">
Суд у москві заарештував кримську татарку Умерову на два місяці</text:span>
</text:h>
      <text:p text:style-name="P4">
Authors: Ukrinform (Person)</text:p>
      <text:p text:style-name="P4">
Publisher: Укринформ (Organization)</text:p>
      <text:p text:style-name="P4">
Published Time: 2023-05-05T17:06:19+03:00</text:p>
      <text:p text:style-name="P4">
Modified Time: 2023-05-05T17:06:19+03:00</text:p>
      <text:p text:style-name="P4">
Description: Лефортовський суд москви заарештував на два місяці незаконно затриману громадянку України Леніє Умерову. — Укрінформ.</text:p>
      <text:p text:style-name="P4">
Images: ["<text:a xlink:type="simple" xlink:href="https://static.ukrinform.com/photos/2023_05/thumb_files/630_360_1682947322-289.jpg" text:style-name="Internet_20_link" text:visited-style-name="Visited_20_Internet_20_Link">
630_360_16829...</text:a>
"]</text:p>
      <text:p text:style-name="P4">
Tags: ['Арешт', 'Кримські татари', 'Москва', 'Суд']</text:p>
      <text:p text:style-name="P4">
Type: Article</text:p>
      <!--METADATA-->
      <text:p text:style-name="P4">
<draw:frame draw:style-name="fr1" draw:name="Image113" text:anchor-type="as-char" svg:width="6.9236in" svg:height="3.956343in" draw:z-index="0">
<draw:image xlink:href="../Images/yкринформ/2023-05-05T17-06-19-03-00/630_360_1682947322-289.jpg" xlink:type="simple" xlink:show="embed" xlink:actuate="onLoad" draw:mime-type="image/jpeg"/>
</draw:frame>
Лефортовський суд москви заарештував на два місяці незаконно затриманугромадянку України Леніє Умерову.</text:p>
      <text:p text:style-name="P4">
Про це йдеться на  <text:a xlink:type="simple" xlink:href="https://mos-gorsud.ru/rs/lefortovskij/hearing" text:style-name="Internet_20_link" text:visited-style-name="Visited_20_Internet_20_Link">
 </text:a>
 суду,передає Укрінформ.</text:p>
      <text:p text:style-name="P4">
Як зазначається, суддя обрав стосовно Умерової запобіжний захід у виглядітримання під вартою.</text:p>
      <text:p text:style-name="P4">
Справа розглядається за п.1 ч.2 ст. 29 КПК рф.</text:p>
      <text:p text:style-name="P4">
Представництво Президента України в АРК  <text:a xlink:type="simple" xlink:href="https://ppu.gov.ua/press-center/zaiava-predstavnytstva-shchodo-cherhovoho-nezakonnoho-areshtu-leniie-umerovoi/" text:style-name="Internet_20_link" text:visited-style-name="Visited_20_Internet_20_Link">
 </text:a>
 рішення російського суду та вимагає негайно звільнити Умерову, якійкраїною-окупантом висунуто обвинувачення у "шпигунстві".</text:p>
      <text:p text:style-name="P4">
"Окупанти знову незаконно арештували громадянку України Леніє Умерову — цьогоразу на 2 місяці за звинуваченням у нібито “шпигунстві”. У дівчини навіть невстиг закінчитися попередній адмінарешт, як її викрали фсб і забрали у москву,в <text:a xlink:type="simple" xlink:href="https://www.ukrinform.ua/tag-sizo" text:style-name="Internet_20_link" text:visited-style-name="Visited_20_Internet_20_Link">
 </text:a>
 Лефортово", - заявили в установі.</text:p>
      <text:p text:style-name="P4">
У представництві переконані, що попередні адміністративні арешти Умерової булилише затягуванням часу, щоб сфальсифікувати справу.</text:p>
      <text:p text:style-name="P4">
<text:span text:style-name="T4">
Читайте також:</text:span>
 <text:a xlink:type="simple" xlink:href="https://www.ukrinform.ua/rubric-crimea/3703051-fsb-zabrala-dokumenti-u-nezakonno-zatrimanoi-krimskoi-tatarki-umerovoi.html" text:style-name="Internet_20_link" text:visited-style-name="Visited_20_Internet_20_Link">
 <text:span text:style-name="T4">
Умеров</text:span>
 </text:a>
</text:p>
      <text:p text:style-name="P4">
"Представництво засуджує “рішення” суду країни-окупанта та вимагає негайногозвільнення громадянки України, представниці корінного кримськотатарськогонароду Леніє Умерової. Звертаємо увагу правоохоронних органів на черговепорушення основоположних прав людини української громадянки та закликаємоміжнародних партнерів відреагувати і продовжувати політико-дипломатичний тискна рф", - йдеться у заяві.</text:p>
      <text:p text:style-name="P4">
Як повідомляв Укрінформ, Леніє Умерову вивезли із СІЗО Владикавказа. Згодомстало відомо, що  <text:a xlink:type="simple" xlink:href="https://www.ukrinform.ua/rubric-crimea/3705154-nezakonno-zatrimanu-krimsku-tatarku-umerovu-perevezli-do-sizo-lefortovo.html" text:style-name="Internet_20_link" text:visited-style-name="Visited_20_Internet_20_Link">
 </text:a>
 .</text:p>
      <text:p text:style-name="P4">
4 грудня 2022 року російські силовики затримали Умерову після перетинугрузинсько-російського кордону, коли вона намагалася повернутися до тимчасовоокупованого Криму для догляду за онкохворим батьком. Її звинуватили в нібито“порушенні правил режимної зони".</text:p>
      <text:p text:style-name="P4">
Умерову помістили до Центру тимчасового утримання іноземних громадян уВладикавказі. Суд визнав її винною у “порушенні режиму державного кордону”(ч.1 ст. 18 Кодексу російської федерації про адміністративні правопорушення).</text:p>
      <text:p text:style-name="P4">
Source: <text:a xlink:type="simple" xlink:href="https://www.ukrinform.ua/rubric-crimea/3705286-sud-u-moskvi-zaarestuvav-krimsku-tatarku-umerovu-na-dva-misaci.html" text:style-name="Internet_20_link" text:visited-style-name="Visited_20_Internet_20_Link">
https://www.ukrinform.ua/rubric-crimea/3705286-sud-u-moskvi-zaarestuvav-krimsku-tatarku-umerovu-na-dva-misaci.html</text:a>
</text:p>
      <!--NEWS-->
      <text:h text:style-name="P10" text:outline-level="1">
<text:span text:style-name="T4">
ВРП надала згоду на утримання під вартою судді Богомолової</text:span>
</text:h>
      <text:p text:style-name="P4">
Authors: Ukrinform (Person)</text:p>
      <text:p text:style-name="P4">
Publisher: Укринформ (Organization)</text:p>
      <text:p text:style-name="P4">
Published Time: 2023-05-05T17:11:47+03:00</text:p>
      <text:p text:style-name="P4">
Modified Time: 2023-05-05T17:11:47+03:00</text:p>
      <text:p text:style-name="P4">
Description: Вища рада правосуддя надала згоду на утримання під вартою судді Полтавського районного суду Полтавської області Лариси Богомолової, відрядженої з Бердянського міськрайонного суду Запорізької області, яка підозрюється у державній зраді. — Укрінформ.</text:p>
      <text:p text:style-name="P4">
Images: ["<text:a xlink:type="simple" xlink:href="https://static.ukrinform.com/photos/2020_11/thumb_files/630_360_1606762004-679.jpg" text:style-name="Internet_20_link" text:visited-style-name="Visited_20_Internet_20_Link">
630_360_16067...</text:a>
"]</text:p>
      <text:p text:style-name="P4">
Tags: ['Судді', 'Вища рада правосуддя', 'Кримінальний кодекс']</text:p>
      <text:p text:style-name="P4">
Type: Article</text:p>
      <!--METADATA-->
      <text:p text:style-name="P4">
<draw:frame draw:style-name="fr1" draw:name="Image114" text:anchor-type="as-char" svg:width="6.9236in" svg:height="3.956343in" draw:z-index="0">
<draw:image xlink:href="../Images/yкринформ/2023-05-05T17-11-47-03-00/630_360_1606762004-679.jpg" xlink:type="simple" xlink:show="embed" xlink:actuate="onLoad" draw:mime-type="image/jpeg"/>
</draw:frame>
 Вища радаправосуддя надала згоду на утримання під вартою судді Полтавського районногосуду Полтавської області Лариси Богомолової, відрядженої з Бердянськогоміськрайонного суду Запорізької області, яка підозрюється у державній зраді.</text:p>
      <text:p text:style-name="P4">
Як передає Укрінформ, про це інформують у <text:a xlink:type="simple" xlink:href="https://hcj.gov.ua/news/vrp-nadala-zgodu-na-utrymannya-pid-vartoyu-suddi-larysy-bogomolovoyi" text:style-name="Internet_20_link" text:visited-style-name="Visited_20_Internet_20_Link">
 </text:a>
 .</text:p>
      <text:p text:style-name="P4">
“Сьогодні Вища рада правосуддя надала згоду на утримання під вартою суддіПолтавського районного суду Полтавської області Лариси Богомолової,відрядженої з Бердянського міськрайонного суду Запорізької області. Такерішення прийнято за результатом розгляду подання заступника Генеральногопрокурора, яке надійшло 2 травня 2023 року”, - ідеться в повідомленні.</text:p>
      <text:p text:style-name="P4">
<text:span text:style-name="T4">
Читайте також:</text:span>
 <text:a xlink:type="simple" xlink:href="https://www.ukrinform.ua/rubric-regions/3701777-vrp-znovu-vidterminuvala-pocatok-roboti-sudiv-hersonskoi-oblasti.html" text:style-name="Internet_20_link" text:visited-style-name="Visited_20_Internet_20_Link">
 <text:span text:style-name="T4">
ВРП</text:span>
 </text:a>
</text:p>
      <text:p text:style-name="P4">
Зазначається, що суддя Богомолова підозрюється у вчиненні кримінальногоправопорушення, передбаченого ч. 2 ст. 111 Кримінального кодексу України, асаме у державній зраді, тобто діянні, умисно вчиненому громадянином України нашкоду суверенітету, територіальній цілісності та недоторканності,обороноздатності, державній, економічній та інформаційній безпеці Українишляхом надання представнику іноземної держави допомоги в проведенні підривноїдіяльності проти України, вчиненому в умовах воєнного стану.</text:p>
      <text:p text:style-name="P4">
“Вища рада правосуддя вважає, що мотиви, наведені у поданні, є обґрунтованими,підтверджуються наданими матеріалами, які містять конкретні факти і докази, щоможуть свідчити про вчинення суддею суспільно небезпечного діяння, визначеногоКримінальним кодексом України. Подання відповідає вимогам закону, міститьобґрунтування необхідності застосування до судді такого запобіжного заходу, якутримання під вартою”, - ідеться в повідомленні.</text:p>
      <text:p text:style-name="P4">
<text:span text:style-name="T4">
Читайте також:</text:span>
 <text:a xlink:type="simple" xlink:href="https://www.ukrinform.ua/rubric-society/3691853-risenna-stvorenih-na-tot-fejkovih-sudiv-vvazatimutsa-nikcemnimi-vrp.html" text:style-name="Internet_20_link" text:visited-style-name="Visited_20_Internet_20_Link">
 <text:span text:style-name="T4">
ВРП</text:span>
 </text:a>
</text:p>
      <text:p text:style-name="P4">
У ВРП зауважують, що розгляд клопотання про застосування запобіжного заходу,зокрема, у вигляді тримання під вартою, здійснюється слідчим суддею, судом.</text:p>
      <text:p text:style-name="P4">
Як повідомляв Укрінформ, раніше СБУ викрила голову Полтавського райсуду успівпраці з російською фсб та «зливанні» даних про захисників Маріуполя.</text:p>
      <text:p text:style-name="P4">
Source: <text:a xlink:type="simple" xlink:href="https://www.ukrinform.ua/rubric-society/3705288-vrp-nadala-zgodu-na-utrimanna-pid-vartou-suddi-bogomolovoi.html" text:style-name="Internet_20_link" text:visited-style-name="Visited_20_Internet_20_Link">
https://www.ukrinform.ua/rubric-society/3705288-vrp-nadala-zgodu-na-utrimanna-pid-vartou-suddi-bogomolovoi.html</text:a>
</text:p>
      <!--NEWS-->
      <text:h text:style-name="P10" text:outline-level="1">
<text:span text:style-name="T4">
Глава МЗС Бахрейну розповів, яким бачить досягнення миру в Україні</text:span>
</text:h>
      <text:p text:style-name="P4">
Authors: Ukrinform (Person)</text:p>
      <text:p text:style-name="P4">
Publisher: Укринформ (Organization)</text:p>
      <text:p text:style-name="P4">
Published Time: 2023-05-05T17:16:40+03:00</text:p>
      <text:p text:style-name="P4">
Modified Time: 2023-05-05T17:16:40+03:00</text:p>
      <text:p text:style-name="P4">
Description: Королівство Бахрейн вважає, що за основу в переговорах щодо досягнення врегулювання російсько-української війни можна взяти ідеї Папи Франциска, мирний план Президента Володимира Зеленського та пропозиції Китаю, і готове відіграти свою посередницьку роль у них. — Укрінформ.</text:p>
      <text:p text:style-name="P4">
Images: ["<text:a xlink:type="simple" xlink:href="https://static.ukrinform.com/photos/2023_05/thumb_files/630_360_1683291637-865.jpg" text:style-name="Internet_20_link" text:visited-style-name="Visited_20_Internet_20_Link">
630_360_16832...</text:a>
"]</text:p>
      <text:p text:style-name="P4">
Tags: ['Бахрейн', 'Війна з росією', 'Формула миру']</text:p>
      <text:p text:style-name="P4">
Type: Article</text:p>
      <!--METADATA-->
      <text:p text:style-name="P4">
<draw:frame draw:style-name="fr1" draw:name="Image115" text:anchor-type="as-char" svg:width="6.9236in" svg:height="3.956343in" draw:z-index="0">
<draw:image xlink:href="../Images/yкринформ/2023-05-05T17-16-40-03-00/630_360_1683291637-865.jpg" xlink:type="simple" xlink:show="embed" xlink:actuate="onLoad" draw:mime-type="image/jpeg"/>
</draw:frame>
Королівство Бахрейн вважає, що за основу в переговорах щодо досягненняврегулювання російсько-української війни можна взяти ідеї Папи Франциска,мирний план Президента Володимира Зеленського та пропозиції Китаю, і готовевідіграти свою посередницьку роль у них.</text:p>
      <text:p text:style-name="P4">
Про це заявив міністр закордонних справ Бахрейну Абдуллатиф Аз-Заяні під часспільної з главою МЗС України Дмитром Кулебою заяви для преси в Києві,повідомляє кореспондент Укрінформу.</text:p>
      <text:p text:style-name="P4">
«Під час переговорів ми обговорили міжнародні зусилля для припинення <text:a xlink:type="simple" xlink:href="https://www.ukrinform.ua/tag-vijna" text:style-name="Internet_20_link" text:visited-style-name="Visited_20_Internet_20_Link">
</text:a>
 , зокрема зусилля Його Святості Папи,нещодавні пропозиції Президента України Зеленського та пропозиції, оприлюдненіКитайською Народною Республікою. На нашу думку, всі ці зусилля заслуговують наувагу і можуть бути основою для переговорів для досягнення врегулювання, якеповажатиме права та інтереси всіх сторін і відновить безпеку та стабільність уЄвропі. Бахрейн готовий відігравати роль у цій сфері», - сказав Аз-Заяні.</text:p>
      <text:p text:style-name="P4">
Він додав, що підтвердив важливість продовження зусиль для підтримкигуманітарних операцій, які стосуються біженців та захисту цивільногонаселення, а також важливість розширення та продовження угоди щодо експортузерна «з росії та України», важливої для глобальної продовольчої безпеки.</text:p>
      <text:p text:style-name="P4">
За словами глави МЗС Бахрейну, під час переговорів з главою українськоїдипломатії також ішлося про розвиток глобальної політичної та безпековоїситуації, триваючі війни та конфлікти і їхні руйнівні економічні, соціальні тагуманітарні наслідки, особливо в регіоні Близького Сходу.</text:p>
      <text:p text:style-name="P4">
<text:span text:style-name="T4">
Читайте також:</text:span>
 <text:a xlink:type="simple" xlink:href="https://www.ukrinform.ua/rubric-vidbudova/3705274-kabmin-zaprosiv-bahrejn-dolucitisa-do-povoennoi-vidbudovi-ukraini.html" text:style-name="Internet_20_link" text:visited-style-name="Visited_20_Internet_20_Link">
 <text:span text:style-name="T4">
Бахр</text:span>
 </text:a>
</text:p>
      <text:p text:style-name="P4">
У цьому контексті він підкреслив важливість узгоджених міжнародних зусиль длясприяння миру та безпеці в регіоні.</text:p>
      <text:p text:style-name="P4">
Як повідомляв Укрінформ, Президент Володимир Зеленський п <text:a xlink:type="simple" xlink:href="https://www.ukrinform.ua/rubric-polytics/3705171-v-ukrainu-vperse-z-vizitom-pribuv-glava-mzs-bahrejnu.html" text:style-name="Internet_20_link" text:visited-style-name="Visited_20_Internet_20_Link">
</text:a>
 Абдуллатифа бін Рашида Аз-Заяні, який прибувіз візитом в Україну.</text:p>
      <text:p text:style-name="P4">
Це перший візит очільника зовнішньополітичного відомства Бахрейну в Україну зчасу встановлення дипломатичних відносин між країнами у липні 1992 року.</text:p>
      <text:p text:style-name="P4">
Source: <text:a xlink:type="simple" xlink:href="https://www.ukrinform.ua/rubric-polytics/3705290-glava-mzs-bahrejnu-rozpoviv-akim-bacit-dosagnenna-miru-v-ukraini.html" text:style-name="Internet_20_link" text:visited-style-name="Visited_20_Internet_20_Link">
https://www.ukrinform.ua/rubric-polytics/3705290-glava-mzs-bahrejnu-rozpoviv-akim-bacit-dosagnenna-miru-v-ukraini.html</text:a>
</text:p>
      <!--NEWS-->
      <text:h text:style-name="P10" text:outline-level="1">
<text:span text:style-name="T4">
Укрнафта збільшила середньодобовий видобуток нафти</text:span>
</text:h>
      <text:p text:style-name="P4">
Authors: Ukrinform (Person)</text:p>
      <text:p text:style-name="P4">
Publisher: Укринформ (Organization)</text:p>
      <text:p text:style-name="P4">
Published Time: 2023-05-05T17:17:50+03:00</text:p>
      <text:p text:style-name="P4">
Modified Time: 2023-05-05T17:17:50+03:00</text:p>
      <text:p text:style-name="P4">
Description: У першому кварталі 2023 року Укрнафта провела низку організаційно-технічних заходів на свердловинах, що дозволило збільшити середньодобовий видобуток нафти більше, ніж на 100 тонн. — Укрінформ.</text:p>
      <text:p text:style-name="P4">
Images: ["<text:a xlink:type="simple" xlink:href="https://static.ukrinform.com/photos/2020_05/thumb_files/630_360_1589552266-761.jpg" text:style-name="Internet_20_link" text:visited-style-name="Visited_20_Internet_20_Link">
630_360_15895...</text:a>
"]</text:p>
      <text:p text:style-name="P4">
Tags: ['нафта', 'Укрнафта', 'Свердловина']</text:p>
      <text:p text:style-name="P4">
Type: Article</text:p>
      <!--METADATA-->
      <text:p text:style-name="P4">
<draw:frame draw:style-name="fr1" draw:name="Image116" text:anchor-type="as-char" svg:width="6.9236in" svg:height="3.956343in" draw:z-index="0">
<draw:image xlink:href="../Images/yкринформ/2023-05-05T17-17-50-03-00/630_360_1589552266-761.jpg" xlink:type="simple" xlink:show="embed" xlink:actuate="onLoad" draw:mime-type="image/jpeg"/>
</draw:frame>
 У першомукварталі 2023 року Укрнафта провела низку організаційно-технічних заходів насвердловинах, що дозволило збільшити середньодобовий видобуток нафти більше,ніж на 100 тонн.</text:p>
      <text:p text:style-name="P4">
Як передає Укрінформ, про це повідомляє пресслужба  <text:a xlink:type="simple" xlink:href="https://www.ukrnafta.com/ukrnafta-zbilshue-serednodobovyj-vydobutok" text:style-name="Internet_20_link" text:visited-style-name="Visited_20_Internet_20_Link">
</text:a>
 .</text:p>
      <text:p text:style-name="P4">
«Зокрема, перевід на інший горизонт однієї свердловини у Східномунафтогазоносному регіоні дозволив отримати середньодобовий дебіт в 34,1 тоннинафти. Станом на кінець березня з цієї свердловини вже отримано 1100 тонннафти та 100 тисяч кубометрів нафтового газу», - пояснив директор ПАТ«Укрнафта» Сергій Корецький.</text:p>
      <text:p text:style-name="P4">
<text:span text:style-name="T4">
Читайте також:</text:span>
 <text:a xlink:type="simple" xlink:href="https://www.ukrinform.ua/rubric-economy/3704510-nafta-dorozcae-pisla-padinna-do-minimumu-z-kinca-2021-roku.html" text:style-name="Internet_20_link" text:visited-style-name="Visited_20_Internet_20_Link">
 <text:span text:style-name="T4">
Нафт</text:span>
 </text:a>
</text:p>
      <text:p text:style-name="P4">
За його словами, також було проведено понад десять складних операцій на іншихродовищах. Завдяки цим роботам, на деяких свердловинах вдалося підвищити дебітв 4 рази, що сукупно принесло понад 100 додаткових тонн добового дебіту нафтита близько 30 тисяч кубометрів нафтового <text:a xlink:type="simple" xlink:href="https://www.ukrinform.ua/tag-gaz" text:style-name="Internet_20_link" text:visited-style-name="Visited_20_Internet_20_Link">
 </text:a>
.</text:p>
      <text:p text:style-name="P4">
Як повідомлялося, ПАТ «Укрнафта» планує у 2023 році підвищити видобуток на 6%та має потенціал суттєво збільшити його протягом наступних 5 років. Вже вцьому році заплановано буріння трьох нових свердловини та трьох боковихстовбурів.</text:p>
      <text:p text:style-name="P4">
_ Фото: Bloomberg  _</text:p>
      <text:p text:style-name="P4">
Source: <text:a xlink:type="simple" xlink:href="https://www.ukrinform.ua/rubric-economy/3705291-ukrnafta-zbilsila-serednodobovij-vidobutok-nafti.html" text:style-name="Internet_20_link" text:visited-style-name="Visited_20_Internet_20_Link">
https://www.ukrinform.ua/rubric-economy/3705291-ukrnafta-zbilsila-serednodobovij-vidobutok-nafti.html</text:a>
</text:p>
      <!--NEWS-->
      <text:h text:style-name="P10" text:outline-level="1">
<text:span text:style-name="T4">
Мінвідновлення закликає польський уряд розблокувати пункт пропуску «Ягодин – Дорогуськ»</text:span>
</text:h>
      <text:p text:style-name="P4">
Authors: Ukrinform (Person)</text:p>
      <text:p text:style-name="P4">
Publisher: Укринформ (Organization)</text:p>
      <text:p text:style-name="P4">
Published Time: 2023-05-05T17:22:36+03:00</text:p>
      <text:p text:style-name="P4">
Modified Time: 2023-05-05T17:22:36+03:00</text:p>
      <text:p text:style-name="P4">
Description: Міністерство розвитку громад, територій та інфраструктури звернулося до польських колег з проханням розблокувати пункт пропуску «Ягодин – Дорогуськ». — Укрінформ.</text:p>
      <text:p text:style-name="P4">
Images: ["<text:a xlink:type="simple" xlink:href="https://static.ukrinform.com/photos/2023_05/thumb_files/630_360_1683272167-310.jpg" text:style-name="Internet_20_link" text:visited-style-name="Visited_20_Internet_20_Link">
630_360_16832...</text:a>
"]</text:p>
      <text:p text:style-name="P4">
Tags: ['Польща', 'Кордон', 'Блокування']</text:p>
      <text:p text:style-name="P4">
Type: Article</text:p>
      <!--METADATA-->
      <text:p text:style-name="P4">
<draw:frame draw:style-name="fr1" draw:name="Image117" text:anchor-type="as-char" svg:width="6.9236in" svg:height="3.956343in" draw:z-index="0">
<draw:image xlink:href="../Images/yкринформ/2023-05-05T17-22-36-03-00/630_360_1683272167-310.jpg" xlink:type="simple" xlink:show="embed" xlink:actuate="onLoad" draw:mime-type="image/jpeg"/>
</draw:frame>
Міністерство розвитку громад, територій та інфраструктури звернулося допольських колег з проханням розблокувати пункт пропуску «Ягодин – Дорогуськ».</text:p>
      <text:p text:style-name="P4">
Як передає Укріфнорм, про це повідомляє пресслужба Мінвідновлення у <text:a xlink:type="simple" xlink:href="https://www.facebook.com/Ministry.for.restoration/posts/pfbid0GMY24b5Apek3WNtQYW3hF9NL1yeMeAYCSRTd5PCAJb1R3kvqQe9bKYXmZQ8bvBdXl" text:style-name="Internet_20_link" text:visited-style-name="Visited_20_Internet_20_Link">
</text:a>
.</text:p>
      <text:p text:style-name="P4">
«На жаль, це далеко не перший випадок блокування українського експорту до аботранзитом через Польщу. Це несправедлива і прикра ситуація, яка шкодитьнормальному веденню бізнесу між нашими країнами та Європейським Союзом.Вважаємо сьогоднішній страйк штучним і таким, що суперечить спільнимєвропейським прагненням та цінностям», – сказав віцепрем’єр - міністр розвиткугромад, територій та інфраструктури Олександр Кубраков.</text:p>
      <text:p text:style-name="P4">
Він закликав польських урядовців провести відповідні заходи для вирішенняіснуючої проблеми та розʼяснити протестувальникам шляхи подоланнянепорозумінь.</text:p>
      <text:p text:style-name="P4">
За словами Кубракова, пункт пропуску «Ягодин – Дорогуськ» забезпечує близько40% вантажопотоку до Польщі. Блокування кордону спричиняє критичну дляекспорту ситуацію.</text:p>
      <text:p text:style-name="P4">
«Зараз наша країна обороняється від терористичних дій російських агресорів, істабільне функціонування економіки України є важливою складовою для майбутньоїперемоги», – додав віцепрем’єр.</text:p>
      <text:p text:style-name="P4">
<text:span text:style-name="T4">
Читайте також:</text:span>
 <text:a xlink:type="simple" xlink:href="https://www.ukrinform.ua/rubric-economy/3703719-ecergu-zapuskaut-na-16-punktah-propusku-v-zahidnomu-napramku-smigal.html" text:style-name="Internet_20_link" text:visited-style-name="Visited_20_Internet_20_Link">
 </text:a>
</text:p>
      <text:p text:style-name="P4">
Як повідомлялося, від ранку 4 травня польською стороною було <text:a xlink:type="simple" xlink:href="https://www.ukrinform.ua/rubric-economy/3705022-u-punkti-propusku-agodindorogusk-obmezili-ruh-vantazivok-do-3-cervna.html" text:style-name="Internet_20_link" text:visited-style-name="Visited_20_Internet_20_Link">
</text:a>
 . На виїзд із Польщі(в’їзд в Україну) пропускають лише транспорт, який перевозить гуманітарнудопомогу, небезпечні вантажі та тварин.</text:p>
      <text:p text:style-name="P4">
Така ситуація склалася через страйк польських перевізників перед пунктомпропуску «Дорогуськ». Серед вимог протестувальників - повернення дозволів наздійснення міжнародних вантажних автомобільних перевезень для українськихперевізників на в'їзді до <text:a xlink:type="simple" xlink:href="https://www.ukrinform.ua/tag-polsa" text:style-name="Internet_20_link" text:visited-style-name="Visited_20_Internet_20_Link">
 </text:a>
 . Йдетьсятакож про застосування до українських перевізників екологічної норму EURO4,яка в Україні застосовується до польських перевізників.</text:p>
      <text:p text:style-name="P4">
<text:span text:style-name="T5">
Фото: ДПСУ</text:span>
</text:p>
      <text:p text:style-name="P4">
Source: <text:a xlink:type="simple" xlink:href="https://www.ukrinform.ua/rubric-economy/3705295-minvidnovlenna-zaklikae-polskij-urad-rozblokuvati-punkt-propusku-agodin-dorogusk.html" text:style-name="Internet_20_link" text:visited-style-name="Visited_20_Internet_20_Link">
https://www.ukrinform.ua/rubric-economy/3705295-minvidnovlenna-zaklikae-polskij-urad-rozblokuvati-punkt-propusku-agodin-dorogusk.html</text:a>
</text:p>
      <!--NEWS-->
      <text:h text:style-name="P10" text:outline-level="1">
<text:span text:style-name="T4">
Ястремська вийшла до півфіналу турніру WTA в Іспанії</text:span>
</text:h>
      <text:p text:style-name="P4">
Authors: Ukrinform (Person)</text:p>
      <text:p text:style-name="P4">
Publisher: Укринформ (Organization)</text:p>
      <text:p text:style-name="P4">
Published Time: 2023-05-05T17:24:00+03:00</text:p>
      <text:p text:style-name="P4">
Modified Time: 2023-05-05T17:24:00+03:00</text:p>
      <text:p text:style-name="P4">
Description: Українка перемогла Жиль Тайхманн (№30 WTA) зі Швейцарії. — Укрінформ.</text:p>
      <text:p text:style-name="P4">
Images: ["<text:a xlink:type="simple" xlink:href="https://static.ukrinform.com/photos/2023_05/thumb_files/630_360_1683296619-849.jpg" text:style-name="Internet_20_link" text:visited-style-name="Visited_20_Internet_20_Link">
630_360_16832...</text:a>
"]</text:p>
      <text:p text:style-name="P4">
Tags: ['Теніс', 'Даяна Ястремська']</text:p>
      <text:p text:style-name="P4">
Type: Article</text:p>
      <!--METADATA-->
      <text:p text:style-name="P4">
<draw:frame draw:style-name="fr1" draw:name="Image118" text:anchor-type="as-char" svg:width="6.9236in" svg:height="3.956343in" draw:z-index="0">
<draw:image xlink:href="../Images/yкринформ/2023-05-05T17-24-00-03-00/630_360_1683296619-849.jpg" xlink:type="simple" xlink:show="embed" xlink:actuate="onLoad" draw:mime-type="image/jpeg"/>
</draw:frame>
 Українкаперемогла Жиль Тайхманн (№30 WTA) зі Швейцарії.</text:p>
      <text:p text:style-name="P4">
Українська тенісистка Даяна Ястремська (№149 WTA) перемогла Жиль Тайхманн (№30WTA) зі Швейцарії у чвертьфіналі турніру WTA 125 у Реусі, Іспанія - 7:5, 7:6,передає Укрінформ.</text:p>
      <text:p text:style-name="P4">
Матч тривав 2 години і 3 хвилини. Ястремська виконала 1 подачу навиліт,припустилася 2 подвійних помилок, використавши 5/9 брейкпойнтів.</text:p>
      <text:p text:style-name="P4">
Даяна Ястремська зіграє в півфіналі вперше з березня минулого року, колидійшла до фіналу на змаганнях WTA 250 у Ліоні. Суперницею українки станетенісистка з кваліфікації американка Елізабет Мандлік (WTA 147).</text:p>
      <text:p text:style-name="P4">
<text:span text:style-name="T4">
Читайте також:</text:span>
 <text:a xlink:type="simple" xlink:href="https://www.ukrinform.ua/rubric-sports/3705256-marta-kostuk-zaversila-vistupi-u-parnomu-rozradi-turniru-v-madridi.html" text:style-name="Internet_20_link" text:visited-style-name="Visited_20_Internet_20_Link">
 <text:span text:style-name="T4">
Марта</text:span>
 </text:a>
</text:p>
      <text:p text:style-name="P4">
Як повідомляв Укрінформ, Марта Костюк у парі з румунською тенісисткою зЄленою-Габріелою Русе зазнала поразки американкам Коко Ґофф та Джессіці Пегуліу півфіналі турніру WTA1000 у Мадриді.</text:p>
      <text:p text:style-name="P4">
Фото: btu.org.ua</text:p>
      <text:p text:style-name="P4">
Source: <text:a xlink:type="simple" xlink:href="https://www.ukrinform.ua/rubric-sports/3705296-astremska-vijsla-do-pivfinalu-turniru-wta-v-ispanii.html" text:style-name="Internet_20_link" text:visited-style-name="Visited_20_Internet_20_Link">
https://www.ukrinform.ua/rubric-sports/3705296-astremska-vijsla-do-pivfinalu-turniru-wta-v-ispanii.html</text:a>
</text:p>
      <!--NEWS-->
      <text:h text:style-name="P10" text:outline-level="1">
<text:span text:style-name="T4">
В Україні вже посіяли 2,3 мільйона гектарів зернових</text:span>
</text:h>
      <text:p text:style-name="P4">
Authors: Ukrinform (Person)</text:p>
      <text:p text:style-name="P4">
Publisher: Укринформ (Organization)</text:p>
      <text:p text:style-name="P4">
Published Time: 2023-05-05T17:24:47+03:00</text:p>
      <text:p text:style-name="P4">
Modified Time: 2023-05-05T17:24:47+03:00</text:p>
      <text:p text:style-name="P4">
Description: В Україні станом на початок травня 2023 року всіма категоріями господарств посіяно 2,32 млн га зернових та зернобобових культур. — Укрінформ.</text:p>
      <text:p text:style-name="P4">
Images: ["<text:a xlink:type="simple" xlink:href="https://static.ukrinform.com/photos/2023_04/thumb_files/630_360_1681893828-661.jpg" text:style-name="Internet_20_link" text:visited-style-name="Visited_20_Internet_20_Link">
630_360_16818...</text:a>
"]</text:p>
      <text:p text:style-name="P4">
Tags: ['Мінагро', 'Зерно', 'Аграрії', 'Посівна']</text:p>
      <text:p text:style-name="P4">
Type: Article</text:p>
      <!--METADATA-->
      <text:p text:style-name="P4">
<draw:frame draw:style-name="fr1" draw:name="Image119" text:anchor-type="as-char" svg:width="6.9236in" svg:height="3.956343in" draw:z-index="0">
<draw:image xlink:href="../Images/yкринформ/2023-05-05T17-24-47-03-00/630_360_1681893828-661.jpg" xlink:type="simple" xlink:show="embed" xlink:actuate="onLoad" draw:mime-type="image/jpeg"/>
</draw:frame>
 В Україністаном на початок травня 2023 року всіма категоріями господарств посіяно 2,32млн га зернових та зернобобових культур.</text:p>
      <text:p text:style-name="P4">
Як передає Укрінформ, про це повідомляє <text:a xlink:type="simple" xlink:href="https://minagro.gov.ua/news/v-ukrayini-posiyano-pershij-miljon-gektariv-kukurudzi" text:style-name="Internet_20_link" text:visited-style-name="Visited_20_Internet_20_Link">
</text:a>
</text:p>
      <text:p text:style-name="P4">
Зазначається, що в Україні станом на початок травня посіяно: 235,9 тис. гаярої пшениці, 712,1 тис. га ярого ячменю, 128,6 тис. га гороху, 132,2 тис. гавівса, 1,059 млн га кукурудзи, 3,1 тис. га гречки, 8,4 тис. га проса, а також40,9 тис. га інших зернових та зернобобових.</text:p>
      <text:p text:style-name="P4">
За минулий тиждень всього посіяли 952,4 тис. га <text:a xlink:type="simple" xlink:href="https://www.ukrinform.ua/tag-zerno" text:style-name="Internet_20_link" text:visited-style-name="Visited_20_Internet_20_Link">
</text:a>
 та зернобобових культур, у лідерахсільгосптоваровиробники Кіровоградщини – 129 тис. га.</text:p>
      <text:p text:style-name="P4">
Станом на початок травня соняшник сіють аграрії всіх областей України, посіяно– 1,485 млн га, найбільше на Полтавщині — 235,9 тис. га. Вже 19 областейпроводять сівбу сої, посіяно – 173,6 тис. га.</text:p>
      <text:p text:style-name="P4">
<text:span text:style-name="T4">
Читайте також:</text:span>
 <text:a xlink:type="simple" xlink:href="https://www.ukrinform.ua/rubric-economy/3705176-ukraina-vze-eksportuvala-ponad-42-miljoni-tonn-zernovih.html" text:style-name="Internet_20_link" text:visited-style-name="Visited_20_Internet_20_Link">
 <text:span text:style-name="T4">
зерно</text:span>
 </text:a>
</text:p>
      <text:p text:style-name="P4">
Сівбу цукрових буряків проводять аграрії 14 областей, посіяли – 179,2 тис. га.</text:p>
      <text:p text:style-name="P4">
Як повідомлялося, за прогнозом Міністерства аграрної політики та продовольстваУкраїни, у 2023 році основні ярі культури будуть посіяні на 5,700,1 тис га, щона 206,5 тис га менше, ніж торік.</text:p>
      <text:p text:style-name="P4">
Source: <text:a xlink:type="simple" xlink:href="https://www.ukrinform.ua/rubric-economy/3705297-v-ukraini-vze-posiali-23-miljona-gektariv-zernovih.html" text:style-name="Internet_20_link" text:visited-style-name="Visited_20_Internet_20_Link">
https://www.ukrinform.ua/rubric-economy/3705297-v-ukraini-vze-posiali-23-miljona-gektariv-zernovih.html</text:a>
</text:p>
      <!--NEWS-->
      <text:h text:style-name="P10" text:outline-level="1">
<text:span text:style-name="T4">
У Києві презентували виставку «Соледар. Сіль. Війна»</text:span>
</text:h>
      <text:p text:style-name="P4">
Authors: Ukrinform (Person)</text:p>
      <text:p text:style-name="P4">
Publisher: Укринформ (Organization)</text:p>
      <text:p text:style-name="P4">
Published Time: 2023-05-05T17:26:51+03:00</text:p>
      <text:p text:style-name="P4">
Modified Time: 2023-05-05T17:26:51+03:00</text:p>
      <text:p text:style-name="P4">
Description: У Галереї протестного мистецтва Музею Майдану відкрили виставку фотохудожника Олександра Пархоменка та військовослужбовиці Ірини Рибакової, яка висвітлює Соледар за мирних часів та періоду війни. — Укрінформ.</text:p>
      <text:p text:style-name="P4">
Images: ["<text:a xlink:type="simple" xlink:href="https://static.ukrinform.com/photos/2023_05/thumb_files/630_360_1683296646-1001.jpeg" text:style-name="Internet_20_link" text:visited-style-name="Visited_20_Internet_20_Link">
630_360_16832...</text:a>
", "<text:a xlink:type="simple" xlink:href="https://static.ukrinform.com/photos/2023_05/thumb_files/630_360_1683296647-1657.jpeg" text:style-name="Internet_20_link" text:visited-style-name="Visited_20_Internet_20_Link">
630_360_16832...</text:a>
", "<text:a xlink:type="simple" xlink:href="https://static.ukrinform.com/photos/2023_05/thumb_files/630_360_1683296646-4007.jpeg" text:style-name="Internet_20_link" text:visited-style-name="Visited_20_Internet_20_Link">
630_360_16832...</text:a>
", "<text:a xlink:type="simple" xlink:href="https://static.ukrinform.com/photos/2023_05/thumb_files/630_360_1683296646-9491.jpeg" text:style-name="Internet_20_link" text:visited-style-name="Visited_20_Internet_20_Link">
630_360_16832...</text:a>
", "<text:a xlink:type="simple" xlink:href="https://static.ukrinform.com/photos/2023_05/thumb_files/630_360_1683296646-9669.jpeg" text:style-name="Internet_20_link" text:visited-style-name="Visited_20_Internet_20_Link">
630_360_16832...</text:a>
", "<text:a xlink:type="simple" xlink:href="https://static.ukrinform.com/photos/2023_05/thumb_files/630_360_1683296647-1676.jpeg" text:style-name="Internet_20_link" text:visited-style-name="Visited_20_Internet_20_Link">
630_360_16832...</text:a>
", "<text:a xlink:type="simple" xlink:href="https://static.ukrinform.com/photos/2023_05/thumb_files/630_360_1683296647-3832.jpeg" text:style-name="Internet_20_link" text:visited-style-name="Visited_20_Internet_20_Link">
630_360_16832...</text:a>
", "<text:a xlink:type="simple" xlink:href="https://static.ukrinform.com/photos/2023_05/thumb_files/630_360_1683296647-1157.jpeg" text:style-name="Internet_20_link" text:visited-style-name="Visited_20_Internet_20_Link">
630_360_16832...</text:a>
", "<text:a xlink:type="simple" xlink:href="https://static.ukrinform.com/photos/2023_05/thumb_files/630_360_1683296647-1291.jpeg" text:style-name="Internet_20_link" text:visited-style-name="Visited_20_Internet_20_Link">
630_360_16832...</text:a>
", "<text:a xlink:type="simple" xlink:href="https://static.ukrinform.com/photos/2023_05/thumb_files/630_360_1683296648-5330.jpeg" text:style-name="Internet_20_link" text:visited-style-name="Visited_20_Internet_20_Link">
630_360_16832...</text:a>
", "<text:a xlink:type="simple" xlink:href="https://static.ukrinform.com/photos/2023_05/thumb_files/630_360_1683296648-7544.jpeg" text:style-name="Internet_20_link" text:visited-style-name="Visited_20_Internet_20_Link">
630_360_16832...</text:a>
", "<text:a xlink:type="simple" xlink:href="https://static.ukrinform.com/photos/2023_05/thumb_files/630_360_1683296648-6912.jpeg" text:style-name="Internet_20_link" text:visited-style-name="Visited_20_Internet_20_Link">
630_360_16832...</text:a>
"]</text:p>
      <text:p text:style-name="P4">
Tags: ['Виставка', 'Київ', 'Соледар']</text:p>
      <text:p text:style-name="P4">
Type: Article</text:p>
      <!--METADATA-->
      <text:p text:style-name="P4">
<draw:frame draw:style-name="fr1" draw:name="Image120" text:anchor-type="as-char" svg:width="6.9236in" svg:height="3.956343in" draw:z-index="0">
<draw:image xlink:href="../Images/yкринформ/2023-05-05T17-26-51-03-00/630_360_1683296646-1001.jpeg" xlink:type="simple" xlink:show="embed" xlink:actuate="onLoad" draw:mime-type="image/jpeg"/>
</draw:frame>
 УГалереї протестного мистецтва Музею Майдану відкрили виставку фотохудожникаОлександра Пархоменка та військовослужбовиці Ірини Рибакової, яка висвітлюєСоледар за мирних часів та періоду війни.</text:p>
      <text:p text:style-name="P4">
Про це повідомляє кореспондент Укрінформу.</text:p>
      <text:p text:style-name="P4">
«Фото Олександра - це надзвичайно цікаві розповіді про мирне життя. Та й усявиставка - це розповідь про мирне життя, яке було, і якого вже не повернеш. І,переглядаючи світлини Олександра та Ірини, постійно замислюєшся над тим, щоблюди, які виборюють майбутнє мирне життя, повернулися до своїх родин. ФотоІрини - це портрети захисників, які не були військовими до війни... Хочеться,щоб ми у майбутньому побачили продовження цієї виставки - світлини, де будутьсфотографовані захисники, які повернулися до своїх родин», - зазначивзаступник генерального директора Донецького обласного краєзнавчого музею такуратор виставки Олександр Мовчан.</text:p>
      <text:p text:style-name="P4">
<text:span text:style-name="T4">
Читайте також:</text:span>
 <text:a xlink:type="simple" xlink:href="https://www.ukrinform.ua/rubric-diaspora/3703610-u-aponii-vidkrilasa-vistavka-prisvacena-ukraini.html" text:style-name="Internet_20_link" text:visited-style-name="Visited_20_Internet_20_Link">
 <text:span text:style-name="T4">
виставк</text:span>
 </text:a>
</text:p>
      <text:p text:style-name="P4">
<draw:frame draw:style-name="fr1" draw:name="Image121" text:anchor-type="as-char" svg:width="6.9236in" svg:height="3.956343in" draw:z-index="0">
<draw:image xlink:href="../Images/yкринформ/2023-05-05T17-26-51-03-00/630_360_1683296647-1657.jpeg" xlink:type="simple" xlink:show="embed" xlink:actuate="onLoad" draw:mime-type="image/jpeg"/>
</draw:frame>
 У Києвіпрезентували виставку «Соледар. Сіль. Війна» / Фото: Євген Котенко, Укрінформ<text:a xlink:type="simple" xlink:href="https://static.ukrinform.com/photos/2023_05/1683296647-1657.jpeg" text:style-name="Internet_20_link" text:visited-style-name="Visited_20_Internet_20_Link">
 <draw:frame draw:style-name="fr1" draw:name="Image122" text:anchor-type="as-char" svg:width="6.9236in" svg:height="3.956343in" draw:z-index="0">
<draw:image xlink:href="../Images/yкринформ/2023-05-05T17-26-51-03-00/630_360_1683296647-1657.jpeg" xlink:type="simple" xlink:show="embed" xlink:actuate="onLoad" draw:mime-type="image/jpeg"/>
</draw:frame>
</text:a>
 <text:a xlink:type="simple" xlink:href="https://static.ukrinform.com/photos/2023_05/1683296646-4007.jpeg" text:style-name="Internet_20_link" text:visited-style-name="Visited_20_Internet_20_Link">
<draw:frame draw:style-name="fr1" draw:name="Image123" text:anchor-type="as-char" svg:width="6.9236in" svg:height="3.956343in" draw:z-index="0">
<draw:image xlink:href="../Images/yкринформ/2023-05-05T17-26-51-03-00/630_360_1683296646-4007.jpeg" xlink:type="simple" xlink:show="embed" xlink:actuate="onLoad" draw:mime-type="image/jpeg"/>
</draw:frame>
</text:a>
 <text:a xlink:type="simple" xlink:href="https://static.ukrinform.com/photos/2023_05/1683296646-9491.jpeg" text:style-name="Internet_20_link" text:visited-style-name="Visited_20_Internet_20_Link">
<draw:frame draw:style-name="fr1" draw:name="Image124" text:anchor-type="as-char" svg:width="6.9236in" svg:height="3.956343in" draw:z-index="0">
<draw:image xlink:href="../Images/yкринформ/2023-05-05T17-26-51-03-00/630_360_1683296646-9491.jpeg" xlink:type="simple" xlink:show="embed" xlink:actuate="onLoad" draw:mime-type="image/jpeg"/>
</draw:frame>
</text:a>
 <text:a xlink:type="simple" xlink:href="https://static.ukrinform.com/photos/2023_05/1683296646-1001.jpeg" text:style-name="Internet_20_link" text:visited-style-name="Visited_20_Internet_20_Link">
<draw:frame draw:style-name="fr1" draw:name="Image125" text:anchor-type="as-char" svg:width="6.9236in" svg:height="3.956343in" draw:z-index="0">
<draw:image xlink:href="../Images/yкринформ/2023-05-05T17-26-51-03-00/630_360_1683296646-1001.jpeg" xlink:type="simple" xlink:show="embed" xlink:actuate="onLoad" draw:mime-type="image/jpeg"/>
</draw:frame>
</text:a>
 <text:a xlink:type="simple" xlink:href="https://static.ukrinform.com/photos/2023_05/1683296646-9669.jpeg" text:style-name="Internet_20_link" text:visited-style-name="Visited_20_Internet_20_Link">
<draw:frame draw:style-name="fr1" draw:name="Image126" text:anchor-type="as-char" svg:width="6.9236in" svg:height="3.956343in" draw:z-index="0">
<draw:image xlink:href="../Images/yкринформ/2023-05-05T17-26-51-03-00/630_360_1683296646-9669.jpeg" xlink:type="simple" xlink:show="embed" xlink:actuate="onLoad" draw:mime-type="image/jpeg"/>
</draw:frame>
</text:a>
 <text:a xlink:type="simple" xlink:href="https://static.ukrinform.com/photos/2023_05/1683296647-1676.jpeg" text:style-name="Internet_20_link" text:visited-style-name="Visited_20_Internet_20_Link">
<draw:frame draw:style-name="fr1" draw:name="Image127" text:anchor-type="as-char" svg:width="6.9236in" svg:height="3.956343in" draw:z-index="0">
<draw:image xlink:href="../Images/yкринформ/2023-05-05T17-26-51-03-00/630_360_1683296647-1676.jpeg" xlink:type="simple" xlink:show="embed" xlink:actuate="onLoad" draw:mime-type="image/jpeg"/>
</draw:frame>
</text:a>
 <text:a xlink:type="simple" xlink:href="https://static.ukrinform.com/photos/2023_05/1683296647-3832.jpeg" text:style-name="Internet_20_link" text:visited-style-name="Visited_20_Internet_20_Link">
<draw:frame draw:style-name="fr1" draw:name="Image128" text:anchor-type="as-char" svg:width="6.9236in" svg:height="3.956343in" draw:z-index="0">
<draw:image xlink:href="../Images/yкринформ/2023-05-05T17-26-51-03-00/630_360_1683296647-3832.jpeg" xlink:type="simple" xlink:show="embed" xlink:actuate="onLoad" draw:mime-type="image/jpeg"/>
</draw:frame>
</text:a>
 <text:a xlink:type="simple" xlink:href="https://static.ukrinform.com/photos/2023_05/1683296647-1157.jpeg" text:style-name="Internet_20_link" text:visited-style-name="Visited_20_Internet_20_Link">
<draw:frame draw:style-name="fr1" draw:name="Image129" text:anchor-type="as-char" svg:width="6.9236in" svg:height="3.956343in" draw:z-index="0">
<draw:image xlink:href="../Images/yкринформ/2023-05-05T17-26-51-03-00/630_360_1683296647-1157.jpeg" xlink:type="simple" xlink:show="embed" xlink:actuate="onLoad" draw:mime-type="image/jpeg"/>
</draw:frame>
</text:a>
 <text:a xlink:type="simple" xlink:href="https://static.ukrinform.com/photos/2023_05/1683296647-1291.jpeg" text:style-name="Internet_20_link" text:visited-style-name="Visited_20_Internet_20_Link">
<draw:frame draw:style-name="fr1" draw:name="Image130" text:anchor-type="as-char" svg:width="6.9236in" svg:height="3.956343in" draw:z-index="0">
<draw:image xlink:href="../Images/yкринформ/2023-05-05T17-26-51-03-00/630_360_1683296647-1291.jpeg" xlink:type="simple" xlink:show="embed" xlink:actuate="onLoad" draw:mime-type="image/jpeg"/>
</draw:frame>
</text:a>
 <text:a xlink:type="simple" xlink:href="https://static.ukrinform.com/photos/2023_05/1683296648-5330.jpeg" text:style-name="Internet_20_link" text:visited-style-name="Visited_20_Internet_20_Link">
<draw:frame draw:style-name="fr1" draw:name="Image131" text:anchor-type="as-char" svg:width="6.9236in" svg:height="3.956343in" draw:z-index="0">
<draw:image xlink:href="../Images/yкринформ/2023-05-05T17-26-51-03-00/630_360_1683296648-5330.jpeg" xlink:type="simple" xlink:show="embed" xlink:actuate="onLoad" draw:mime-type="image/jpeg"/>
</draw:frame>
</text:a>
 <text:a xlink:type="simple" xlink:href="https://static.ukrinform.com/photos/2023_05/1683296648-7544.jpeg" text:style-name="Internet_20_link" text:visited-style-name="Visited_20_Internet_20_Link">
<draw:frame draw:style-name="fr1" draw:name="Image132" text:anchor-type="as-char" svg:width="6.9236in" svg:height="3.956343in" draw:z-index="0">
<draw:image xlink:href="../Images/yкринформ/2023-05-05T17-26-51-03-00/630_360_1683296648-7544.jpeg" xlink:type="simple" xlink:show="embed" xlink:actuate="onLoad" draw:mime-type="image/jpeg"/>
</draw:frame>
</text:a>
 <text:a xlink:type="simple" xlink:href="https://static.ukrinform.com/photos/2023_05/1683296648-6912.jpeg" text:style-name="Internet_20_link" text:visited-style-name="Visited_20_Internet_20_Link">
<draw:frame draw:style-name="fr1" draw:name="Image133" text:anchor-type="as-char" svg:width="6.9236in" svg:height="3.956343in" draw:z-index="0">
<draw:image xlink:href="../Images/yкринформ/2023-05-05T17-26-51-03-00/630_360_1683296648-6912.jpeg" xlink:type="simple" xlink:show="embed" xlink:actuate="onLoad" draw:mime-type="image/jpeg"/>
</draw:frame>
</text:a>
</text:p>
      <text:p text:style-name="P4">
В галереї - 58 світлин із життя Соледару, розділені хронологічно виставковимпростором. У першій залі розміщені фото Пархоменка, зроблені у 1990-х роках,що показують виробничі потужності підприємства «Артемсіль», підземелля солянихшахт і процес видобутку «білого золота». У другій залі - кадри оборони міставід повномасштабного вторгнення рф, польового побуту та портрети захисників із93-ї окремої механізованої бригади «Холодний Яр», зроблені пресофіцеркоюбригади Рибаковою.</text:p>
      <text:p text:style-name="P4">
Між залами знаходиться інсталяція зі зразків останньої партії артемівськоїсолі, яку увінчує соляний монокристал. Довкола - розташовано низку світлинПархоменка, присвячених солі як арт-об'єкту.</text:p>
      <text:p text:style-name="P4">
<text:span text:style-name="T4">
Читайте також:</text:span>
 <text:a xlink:type="simple" xlink:href="https://www.ukrinform.ua/rubric-ato/3703474-oborona-soledara-i-bahmuta-ce-ak-film-zahiv.html" text:style-name="Internet_20_link" text:visited-style-name="Visited_20_Internet_20_Link">
 <text:span text:style-name="T4">
Соледар</text:span>
 </text:a>
</text:p>
      <text:p text:style-name="P4">
«Сьогодні наші митці документують події, які відбуваються з Україною. Вонироблять це, перекладаючи наш біль універсальною мовою мистецтва. Я вважаю, щовсі ці проєкти мають вирушати в інші країни, бо це найкращий спосіб розказатипро те, як ми чинимо наш спротив окупації та тоталітарному режиму. На жаль,цей досвід залишатиметься актуальним багато десятиліть поспіль», - зауважилазаступниця міністра культури та інформаційної політики Катерина Чуєва.</text:p>
      <text:p text:style-name="P4">
До заходу долучилися представники «Артемсолі» та Донецької обласної державноїадміністрації, а також мешканці Соледара - дехто навіть впізнав своїзруйновані квартири на світлинах.</text:p>
      <text:p text:style-name="P4">
«Опускати руки та пускати сум в душу у мене немає права, як і у тих тисячлюдей з Донецької області, які сьогодні виборюють право бути незалежними», -наголосила начальник управління культури і туризму ДОДА Вікторія Точена.</text:p>
      <text:p text:style-name="P4">
<text:span text:style-name="T4">
Читайте також:</text:span>
 <text:a xlink:type="simple" xlink:href="https://www.ukrinform.ua/rubric-regions/3701244-v-irpeni-stvoruut-mural-prisvacenij-artemsoli-bahmutu-j-soledaru.html" text:style-name="Internet_20_link" text:visited-style-name="Visited_20_Internet_20_Link">
 <text:span text:style-name="T4">
Соледар</text:span>
 </text:a>
</text:p>
      <text:p text:style-name="P4">
За словами директора Музею Майдану Ігоря Пошивайла, виставку готували протягоммісяця. Уперше її представили у Покровську, згодом, за ідеєю Донецьогообласного краєзнавчого музею, її перенесли до столиці. Водночас Точена додала,що ці світлини виставлені і в Молдові, де також перебуває Маріупольський театріз виставами «Крик нації» та «Вертеп Донеччини».</text:p>
      <text:p text:style-name="P4">
Як повідомлялося, уперше російські війська обстріляли Соледар 17 травня 2022року, внаслідок чого підприємство «Артемсіль», яке забезпечувало 94%загальноукранського споживання солі, припинило свою роботу.</text:p>
      <text:p text:style-name="P4">
Бої за Соледар Донецької області тривали з 3 серпня. Станом на 16 січня 2023року ЗСУ залишили околиці міста.</text:p>
      <text:p text:style-name="P4">
Source: <text:a xlink:type="simple" xlink:href="https://www.ukrinform.ua/rubric-kyiv/3705299-u-kievi-prezentuvali-vistavku-soledar-sil-vijna.html" text:style-name="Internet_20_link" text:visited-style-name="Visited_20_Internet_20_Link">
https://www.ukrinform.ua/rubric-kyiv/3705299-u-kievi-prezentuvali-vistavku-soledar-sil-vijna.html</text:a>
</text:p>
      <!--NEWS-->
      <text:h text:style-name="P10" text:outline-level="1">
<text:span text:style-name="T4">
Снігур вийшла до півфіналу на 25-тисячнику ITF в Іспанії</text:span>
</text:h>
      <text:p text:style-name="P4">
Authors: Ukrinform (Person)</text:p>
      <text:p text:style-name="P4">
Publisher: Укринформ (Organization)</text:p>
      <text:p text:style-name="P4">
Published Time: 2023-05-05T17:29:22+03:00</text:p>
      <text:p text:style-name="P4">
Modified Time: 2023-05-05T17:29:22+03:00</text:p>
      <text:p text:style-name="P4">
Description: Українка у чвертьфіналі обіграла суперницю із Сербії. — Укрінформ.</text:p>
      <text:p text:style-name="P4">
Images: ["<text:a xlink:type="simple" xlink:href="https://static.ukrinform.com/photos/2023_05/thumb_files/630_360_1683296920-260.jpeg" text:style-name="Internet_20_link" text:visited-style-name="Visited_20_Internet_20_Link">
630_360_16832...</text:a>
"]</text:p>
      <text:p text:style-name="P4">
Tags: ['Теніс']</text:p>
      <text:p text:style-name="P4">
Type: Article</text:p>
      <!--METADATA-->
      <text:p text:style-name="P4">
<draw:frame draw:style-name="fr1" draw:name="Image134" text:anchor-type="as-char" svg:width="6.9236in" svg:height="3.956343in" draw:z-index="0">
<draw:image xlink:href="../Images/yкринформ/2023-05-05T17-29-22-03-00/630_360_1683296920-260.jpeg" xlink:type="simple" xlink:show="embed" xlink:actuate="onLoad" draw:mime-type="image/jpeg"/>
</draw:frame>
 Українкау чвертьфіналі обіграла суперницю із Сербії.</text:p>
      <text:p text:style-name="P4">
Українська тенісистка Дар'я Снігур (№165 WTA) вийшла в півфінал на25-тисячнику ITF в Іспанії, передає Укрінформ.</text:p>
      <text:p text:style-name="P4">
У матчі 1/4 фіналу перша сіяна українка переграла Міхаелу Джакович із Сербії(№1157 WTA) - 4:6, 6:4, 6:4.</text:p>
      <text:p text:style-name="P4">
В 1/2 фіналу Снігур змагатиметься проти Георгіни Гарсії Перес з Іспанії (№509WTA).</text:p>
      <text:p text:style-name="P4">
<text:span text:style-name="T4">
Читайте також:</text:span>
 <text:a xlink:type="simple" xlink:href="https://www.ukrinform.ua/rubric-sports/3705296-astremska-vijsla-do-pivfinalu-turniru-wta-v-ispanii.html" text:style-name="Internet_20_link" text:visited-style-name="Visited_20_Internet_20_Link">
 <text:span text:style-name="T4">
Ястремська</text:span>
 </text:a>
</text:p>
      <text:p text:style-name="P4">
Як повідомляв Укрінформ, Даяна Ястремська перемогла Жиль Тайхманн зі Швейцаріїу чвертьфіналі турніру WTA 125 у Реусі.</text:p>
      <text:p text:style-name="P4">
Фото: btu.org.ua</text:p>
      <text:p text:style-name="P4">
Source: <text:a xlink:type="simple" xlink:href="https://www.ukrinform.ua/rubric-sports/3705300-snigur-vijsla-do-pivfinalu-na-25tisacniku-itf-v-ispanii.html" text:style-name="Internet_20_link" text:visited-style-name="Visited_20_Internet_20_Link">
https://www.ukrinform.ua/rubric-sports/3705300-snigur-vijsla-do-pivfinalu-na-25tisacniku-itf-v-ispanii.html</text:a>
</text:p>
      <!--NEWS-->
      <text:h text:style-name="P10" text:outline-level="1">
<text:span text:style-name="T4">
Мирний план Зеленського та проєкт резолюції Конгресу США окреслюють перемогу України - експерт</text:span>
</text:h>
      <text:p text:style-name="P4">
Authors: Ukrinform (Person)</text:p>
      <text:p text:style-name="P4">
Publisher: Укринформ (Organization)</text:p>
      <text:p text:style-name="P4">
Published Time: 2023-05-05T17:30:41+03:00</text:p>
      <text:p text:style-name="P4">
Modified Time: 2023-05-05T17:30:41+03:00</text:p>
      <text:p text:style-name="P4">
Description: Мирний план Зеленського з 10 пунктів та проєкт резолюції №322, яку повинен ухвалити Конгрес США, мають багато спільного та чітко окреслюють перемогу України. — Укрінформ.</text:p>
      <text:p text:style-name="P4">
Images: ["<text:a xlink:type="simple" xlink:href="https://static.ukrinform.com/photos/2020_08/thumb_files/630_360_1598119033-687.jpg" text:style-name="Internet_20_link" text:visited-style-name="Visited_20_Internet_20_Link">
630_360_15981...</text:a>
"]</text:p>
      <text:p text:style-name="P4">
Tags: ['Конгрес США', 'Зеленський', 'Війна з росією', 'Формула миру']</text:p>
      <text:p text:style-name="P4">
Type: Article</text:p>
      <!--METADATA-->
      <text:p text:style-name="P4">
<draw:frame draw:style-name="fr1" draw:name="Image135" text:anchor-type="as-char" svg:width="6.9236in" svg:height="3.956343in" draw:z-index="0">
<draw:image xlink:href="../Images/yкринформ/2023-05-05T17-30-41-03-00/630_360_1598119033-687.jpg" xlink:type="simple" xlink:show="embed" xlink:actuate="onLoad" draw:mime-type="image/jpeg"/>
</draw:frame>
 Мирнийплан Зеленського з 10 пунктів та проєкт резолюції №322, яку повинен ухвалитиКонгрес США, мають багато спільного та чітко окреслюють перемогу України.</text:p>
      <text:p text:style-name="P4">
Про це під час <text:a xlink:type="simple" xlink:href="https://www.youtube.com/watch" text:style-name="Internet_20_link" text:visited-style-name="Visited_20_Internet_20_Link">
 </text:a>
 на тему:"Образ перемоги: як завершиться війна з росією?" повідомив доцент кафедристалого військового розвитку Оксфордського університету, експерт з питаньсуспільно-політичних відносин в Європі Влад Міхненко.</text:p>
      <text:p text:style-name="P4">
«Дуже важливо, що на даний момент проходить дискусія в Конгресі США надпроєктом резолюції №322, яка містить всі або найбільш важливі елементи <text:a xlink:type="simple" xlink:href="https://www.ukrinform.ua/tag-formula-miru" text:style-name="Internet_20_link" text:visited-style-name="Visited_20_Internet_20_Link">
</text:a>
 Президента Зеленського. По-перше,цей проєкт резолюції підтверджує, що політика США полягає в тому, щоб бачитиУкраїну переможницею, в міжнародних кордонах 91-го року. Друге – цей проєктрезолюції виходить з того, що мир після перемоги (України - ред.) має бутизабезпечений через її інтеграцію в НАТО та інші євроатлантичні інституції, іце відповідає довгостроковій політиці США. По-третє, цей проєкт резолюціїозначає, що США повинні працювати зі своїми союзниками та партнерами, щобзабезпечити російські репараційні виплати Україні, допомогти світовійспільноті відбудувати Україну, притягти російське керівництво довідповідальності за загарбницьку війну і відновити справедливість для жертвзлочинів, скоєних росією під час її вторгнення. Тобто план миру і проєктпостанови Конгресу №322 цього року є зусиллями, які важливі і які окреслюютьобраз перемоги, яку ми всі бажаємо», - наголосив Міхненко.</text:p>
      <text:p text:style-name="P4">
На його переконання, після того, як проєкт резолюції буде прийнятий, ухваленийКонгресом США, необхідно спрямувати зусилля, щоб європейський та британськийпарламенти прийняли аналогічні резолюції, аби офіційно обґрунтувати образперемоги в таких документах.</text:p>
      <text:p text:style-name="P4">
Це важливо, оскільки, на жаль, є багато розмов в західній пресі, які невідповідають згаданим обрисам перемоги, відзначив Міхненко.</text:p>
      <text:p text:style-name="P4">
<text:span text:style-name="T4">
Читайте також:</text:span>
 <text:a xlink:type="simple" xlink:href="https://www.ukrinform.ua/rubric-world/3704747-papa-rimskij-zustrivsa-z-predstavnikom-rpc-pisla-zaavi-pro-mirotvorcu-misiu.html" text:style-name="Internet_20_link" text:visited-style-name="Visited_20_Internet_20_Link">
 <text:span text:style-name="T4">
миро</text:span>
 </text:a>
</text:p>
      <text:p text:style-name="P4">
«Образ закінчення війни, який зараз подається багатьма виданнями на Заході,виглядає дилемою між перемир’ям та кривавим глухим кутом. Кривавий глухий кут– це відсилає нас до Першої світової війни, а перемир’я – відкидає докорейського півострова 1953 року. Головна думка, як вважають ці видання, вВашингтоні та інших багатьох європейських столицях, - а статті ґрунтуються назливах або анонімних джерелах, - що, звичайно, Україні треба надати якомогабільше допомоги перед весняно-літньою кампанією 2023 року, але… більшймовірним результатом є те, що Україна «відгризе» певні частини території ізміцнить свою позицію перед неминучими мирними переговорами», - розповівексперт.</text:p>
      <text:p text:style-name="P4">
За словами Міхненка, на мирних переговорах, на думку журналістів і аналітиків,путін офіційно не піде на якісь великі поступки, а росія зберігатиме претензіїна чотири регіони, незаконно анексовані минулого року, та на Крим іСевастополь, анексовані 2014 року. росія погодиться на умовне припиненнявогню, путін проголосить перемогу над Україною, нейтралізацію України, аПрезидент Зеленський змушений буде тимчасово відкласти свій план провідновлення кордонів України на певний час.</text:p>
      <text:p text:style-name="P4">
«Все це буде продане Україні як засіб позбавитись подальших нестерпнихлюдських економічних та інших втрат, Україна зберігатиме приблизно 85-90%своєї території, буде створена така демілітаризована зона за корейськимзразком під міжнародним моніторингом, вона заморозить лінію фронту, ракетиперестануть літати, відбудову можна починати, біженцям можна повертатисьдодому. А США, НАТО заявлять, що незалежна Україна була захищена, а порядок,заснований на правилах, був збережений. Звичайно, Польща, країни Балтії,Словаччина, Чехія, Румунія не будуть задоволені, але ЄС більш активно махатименам морквинкою членства в ЄС. Членство в НАТО, звичайно, буде заморожене, бокордон буде невизначений. Регулювання цього питання може зайняти роки, і,звичайно, поновлення конфлікту може поновитися будь-якого часу», - розповівМіхненко про сценарій, що обговорюється в західній пресі, додавши, що в цьомуконтексті китайські мирні ініціативи дуже підходять до цієї картини світу,адже захід може тиснути на Київ, а Китай – на путіна.</text:p>
      <text:p text:style-name="P4">
Міхненко також згадав заяву Командувача силами США в Європі генералаКрістофера Каволі, що західні союзники передали озброєння для наступу України.«Це означає: ми умиваємо руки, ми все вам дали, а ви тепер вперед», -наголосив Міхненко.</text:p>
      <text:p text:style-name="P4">
Водночас, на його переконання, Україні варто домогтися західної підтримки,незалежно від результатів весняного контрнаступу.</text:p>
      <text:p text:style-name="P4">
«Тут важливо побудувати подальшу стратегію досягнення тої перемоги, яку хочеУкраїна з певних складових, і головне, що потрібно домогтися, - нарощуваннязахідної підтримки, незалежно від результатів весняно-літньої кампанії Силоборони України та незалежно від того, як далеко українські військапросунуться по лінії фронту. Захід має продовжувати підтримку, а незакінчувати її, бо війна не має бути закінчена до того, як наш образ перемогибуде втілений в життя», - переконаний експерт.</text:p>
      <text:p text:style-name="P4">
Він закликав продовжувати тиснути на виконання Будапештського меморандуму іставити конкретні питання про гарантії безпеки у вигляді членства в НАТО, абож повертатись до політики часів, коли Україна мала свою ядерну зброю.</text:p>
      <text:p text:style-name="P4">
<text:span text:style-name="T4">
Читайте також:</text:span>
 <text:a xlink:type="simple" xlink:href="https://www.ukrinform.ua/rubric-polytics/3705290-glava-mzs-bahrejnu-rozpoviv-akim-bacit-dosagnenna-miru-v-ukraini.html" text:style-name="Internet_20_link" text:visited-style-name="Visited_20_Internet_20_Link">
 </text:a>
</text:p>
      <text:p text:style-name="P4">
Також Міхненко висловив думку, що дипломатії та світовій спільноті требадокласти зусиль, аби образ перемоги, який викладений в пунктах Зеленського тапроєкті резолюції США, втілився в життя до кінця календарного 2023 року.</text:p>
      <text:p text:style-name="P4">
Як повідомляв Укрінформ, 26 квітня під час слухань у Комітеті з питаньЗбройних сил Палати представників США Командувач силами США в Європі генералКрістофер Каволі заявив, що ЗСУ отримали майже повністю всі пакети військовоїдопомоги з боку Заходу, включно з бойовою технікою і озброєнням, які буливиділені на підтримку України в умовах війни з рф.</text:p>
      <text:p text:style-name="P4">
Source: <text:a xlink:type="simple" xlink:href="https://www.ukrinform.ua/rubric-polytics/3705301-mirnij-plan-zelenskogo-ta-proekt-rezolucii-kongresu-ssa-okresluut-peremogu-ukraini-ekspert.html" text:style-name="Internet_20_link" text:visited-style-name="Visited_20_Internet_20_Link">
https://www.ukrinform.ua/rubric-polytics/3705301-mirnij-plan-zelenskogo-ta-proekt-rezolucii-kongresu-ssa-okresluut-peremogu-ukraini-ekspert.html</text:a>
</text:p>
      <!--NEWS-->
      <text:h text:style-name="P10" text:outline-level="1">
<text:span text:style-name="T4">
На станції метро «Оболонь» 7 травня зміниться робота вестибюлів</text:span>
</text:h>
      <text:p text:style-name="P4">
Authors: Ukrinform (Person)</text:p>
      <text:p text:style-name="P4">
Publisher: Укринформ (Organization)</text:p>
      <text:p text:style-name="P4">
Published Time: 2023-05-05T17:34:20+03:00</text:p>
      <text:p text:style-name="P4">
Modified Time: 2023-05-05T17:34:20+03:00</text:p>
      <text:p text:style-name="P4">
Description: У Київському метрополітені на станції "Оболонь" у неділю, 7 травня, зміниться робота вестибюлів. — Укрінформ.</text:p>
      <text:p text:style-name="P4">
Images: ["<text:a xlink:type="simple" xlink:href="https://static.ukrinform.com/photos/2023_02/thumb_files/630_360_1676034415-412.jpg" text:style-name="Internet_20_link" text:visited-style-name="Visited_20_Internet_20_Link">
630_360_16760...</text:a>
"]</text:p>
      <text:p text:style-name="P4">
Tags: ['Метро', 'Київ', 'Комендантська година']</text:p>
      <text:p text:style-name="P4">
Type: Article</text:p>
      <!--METADATA-->
      <text:p text:style-name="P4">
<draw:frame draw:style-name="fr1" draw:name="Image136" text:anchor-type="as-char" svg:width="6.9236in" svg:height="3.956343in" draw:z-index="0">
<draw:image xlink:href="../Images/yкринформ/2023-05-05T17-34-20-03-00/630_360_1676034415-412.jpg" xlink:type="simple" xlink:show="embed" xlink:actuate="onLoad" draw:mime-type="image/jpeg"/>
</draw:frame>
 УКиївському метрополітені на станції "Оболонь" у неділю, 7 травня, змінитьсяробота вестибюлів.</text:p>
      <text:p text:style-name="P4">
Як передає Укрінформ, про це повідомляє  <text:a xlink:type="simple" xlink:href="https://kyivcity.gov.ua/news/News_7_travnya_na_stantsi_metro_obolon_zapratsyuye_vestibyul_u_napryamku_stantsi_minska_a_vestibyul_v_napryamku_pochayno_bude_zachineno/" text:style-name="Internet_20_link" text:visited-style-name="Visited_20_Internet_20_Link">
</text:a>
</text:p>
      <text:p text:style-name="P4">
“7 травня на станції метро “Оболонь” запрацює вестибюль № 1 – у напрямкустанції “Мінська”. А вестибюль № 2 в напрямку станції “Почайна” будезачинено”, - йдеться у повідомленні.</text:p>
      <text:p text:style-name="P4">
Зміни в режимі роботи станції пов’язані з ремонтом підземних пішохіднихпереходів, що перебувають на балансі комунального підприємства “Шляхово-експлуатаційне управління по ремонту та утриманню автомобільних шляхів таспоруд” Оболонського району.</text:p>
      <text:p text:style-name="P4">
У КМДА нагадали, що станція “Оболонь” працює для перевезень пасажирів із 05:29до 22:29. Як укриття станція працює цілодобово.</text:p>
      <text:p text:style-name="P4">
<text:span text:style-name="T4">
Читайте також:</text:span>
 <text:a xlink:type="simple" xlink:href="https://www.ukrinform.ua/rubric-kyiv/3700620-do-kieva-z-varsavi-pribude-persa-partia-vagoniv-metro-vid-polskih-partneriv.html" text:style-name="Internet_20_link" text:visited-style-name="Visited_20_Internet_20_Link">
 <text:span text:style-name="T4">
метро</text:span>
 </text:a>
</text:p>
      <text:p text:style-name="P4">
Під час повітряної тривоги рух поїздів наземними ділянками призупиняється, апідземні станції працюють як укриття цілодобово.</text:p>
      <text:p text:style-name="P4">
Прохід на станцію в комендантську годину (із 00:00 до 05:00) під часповітряної тривоги такий: при вході в метрополітен як укриття обов’язковонеобхідно мати документ – посвідчення особи; прохід на станції для укриттязабезпечують правоохоронці.</text:p>
      <text:p text:style-name="P4">
Контакт поліції розміщено біля входу. Також для виклику чергового можнаскористатися дзвоником біля вхідних дверей; уночі працює той же вестибюль, щой у денну зміну.</text:p>
      <text:p text:style-name="P4">
Як повідомляв Укрінформ, на станції київського метро "Кловська" встановленодитячу локацію за підтримки <text:a xlink:type="simple" xlink:href="https://www.ukrinform.ua/tag-unisef" text:style-name="Internet_20_link" text:visited-style-name="Visited_20_Internet_20_Link">
 </text:a>
 .</text:p>
      <text:p text:style-name="P4">
<text:span text:style-name="T5">
Фото ілюстративне</text:span>
</text:p>
      <text:p text:style-name="P4">
Source: <text:a xlink:type="simple" xlink:href="https://www.ukrinform.ua/rubric-kyiv/3705302-na-stancii-metro-obolon-7-travna-zminitsa-robota-vestibuliv.html" text:style-name="Internet_20_link" text:visited-style-name="Visited_20_Internet_20_Link">
https://www.ukrinform.ua/rubric-kyiv/3705302-na-stancii-metro-obolon-7-travna-zminitsa-robota-vestibuliv.html</text:a>
</text:p>
      <!--NEWS-->
      <text:h text:style-name="P10" text:outline-level="1">
<text:span text:style-name="T4">
У прифронтових районах за підтримки Франції планують побудувати 10 модульних лікарень</text:span>
</text:h>
      <text:p text:style-name="P4">
Authors: Ukrinform (Person)</text:p>
      <text:p text:style-name="P4">
Publisher: Укринформ (Organization)</text:p>
      <text:p text:style-name="P4">
Published Time: 2023-05-05T17:34:51+03:00</text:p>
      <text:p text:style-name="P4">
Modified Time: 2023-05-05T17:34:51+03:00</text:p>
      <text:p text:style-name="P4">
Description: Десять модульних лікарень загальною вартістю 30 млн євро планується побудувати у прифронтових районах України коштом державної позики від французького уряду. — Укрінформ.</text:p>
      <text:p text:style-name="P4">
Images: ["<text:a xlink:type="simple" xlink:href="https://static.ukrinform.com/photos/2023_05/thumb_files/630_360_1683297070-397.jpg" text:style-name="Internet_20_link" text:visited-style-name="Visited_20_Internet_20_Link">
630_360_16832...</text:a>
", "<text:a xlink:type="simple" xlink:href="https://static.ukrinform.com/photos/2023_05/1683297070-995.jpg" text:style-name="Internet_20_link" text:visited-style-name="Visited_20_Internet_20_Link">
1683297070-99...</text:a>
", "<text:a xlink:type="simple" xlink:href="https://static.ukrinform.com/photos/2023_05/1683297070-419.jpg" text:style-name="Internet_20_link" text:visited-style-name="Visited_20_Internet_20_Link">
1683297070-41...</text:a>
", "<text:a xlink:type="simple" xlink:href="https://static.ukrinform.com/photos/2023_05/1683297070-738.jpg" text:style-name="Internet_20_link" text:visited-style-name="Visited_20_Internet_20_Link">
1683297070-73...</text:a>
"]</text:p>
      <text:p text:style-name="P4">
Tags: ['Франція', 'МОЗ', 'Лікарня', 'допомога']</text:p>
      <text:p text:style-name="P4">
Type: Article</text:p>
      <!--METADATA-->
      <text:p text:style-name="P4">
<draw:frame draw:style-name="fr1" draw:name="Image137" text:anchor-type="as-char" svg:width="6.9236in" svg:height="3.956343in" draw:z-index="0">
<draw:image xlink:href="../Images/yкринформ/2023-05-05T17-34-51-03-00/630_360_1683297070-397.jpg" xlink:type="simple" xlink:show="embed" xlink:actuate="onLoad" draw:mime-type="image/jpeg"/>
</draw:frame>
 Десятьмодульних лікарень загальною вартістю 30 млн євро планується побудувати уприфронтових районах України коштом державної позики від французького уряду.</text:p>
      <text:p text:style-name="P4">
Як передає Укрінформ, про це йшлося під час зустрічі міністра охорони здоров’яВіктора Ляшка з першим радником посольства Франції в Україні БенжаменомРорігом, передає Укрінформ із посиланням на <text:a xlink:type="simple" xlink:href="https://moz.gov.ua/article/news/dvostoronnja-spivpracja-v-galuzi-ohoroni-zdorov%ca%bcja-e-odnim-z-prioritetiv-dlja-francii" text:style-name="Internet_20_link" text:visited-style-name="Visited_20_Internet_20_Link">
</text:a>
 .</text:p>
      <text:p text:style-name="P4">
Як зазначив Роріг, “двостороння співпраця з Україною в галузі охорони здоровʼяє одним з пріоритетів Франції. Основні напрями спільної роботи зафіксовані удекларації про співпрацю у сфері здоров’я та профілактики між міністерствамиохорони здоровʼя України та Франції”.</text:p>
      <text:p text:style-name="P4">
<draw:frame draw:style-name="fr1" draw:name="Image138" text:anchor-type="as-char" svg:width="6.9236in" svg:height="4.600119in" draw:z-index="0">
<draw:image xlink:href="../Images/yкринформ/2023-05-05T17-34-51-03-00/1683297070-995.jpg" xlink:type="simple" xlink:show="embed" xlink:actuate="onLoad" draw:mime-type="image/jpeg"/>
</draw:frame>
</text:p>
      <text:p text:style-name="P4">
Ляшко подякував Франції, і народу, приватному бізнесу, за допомогу упротистоянні з російським агресором.</text:p>
      <text:p text:style-name="P4">
“Саме завдяки підтримці міжнародних партнерів нам вдається давати гідну відсічворогу, враховуючи колосальні масштаби руйнувань та заподіяної шкоди. Маювелику надію на продовження співпраці та навіть її посилення, зокрема, щостосується напряму відбудови”, - наголосив міністр.</text:p>
      <text:p text:style-name="P4">
<draw:frame draw:style-name="fr1" draw:name="Image139" text:anchor-type="as-char" svg:width="6.9236in" svg:height="4.583476in" draw:z-index="0">
<draw:image xlink:href="../Images/yкринформ/2023-05-05T17-34-51-03-00/1683297070-419.jpg" xlink:type="simple" xlink:show="embed" xlink:actuate="onLoad" draw:mime-type="image/jpeg"/>
</draw:frame>
</text:p>
      <text:p text:style-name="P4">
За словами Ляшка, “вже зараз повністю зруйновано 177 об’єктів закладів охорониздоров’я, частково зруйновано – 1433".</text:p>
      <text:p text:style-name="P4">
"Для відновлення медичної інфраструктури потрібен значний ресурс якфінансовий, так і кадровий. Тому для нас дуже важливим є діалог з іншимикраїнами та запуск спільних проєктів”, - підкреслив міністр.</text:p>
      <text:p text:style-name="P4">
<text:span text:style-name="T4">
Читайте також:</text:span>
 <text:a xlink:type="simple" xlink:href="https://www.ukrinform.ua/rubric-society/3698882-ukrainski-likarni-otrimali-se-37-potuznih-generatoriv.html" text:style-name="Internet_20_link" text:visited-style-name="Visited_20_Internet_20_Link">
 </text:a>
</text:p>
      <text:p text:style-name="P4">
Ляшко нагадав, що “у квітні цього року у Львові міністри охорони здоровʼяУкраїни та Франції підписали декларацію про співпрацю у сфері здоров’я тапрофілактики між міністерствами, де окреслені основні напрями взаємодії. Цетак звана дорожня карта, в рамках якої буде реалізовуватись низка проєктів, щостосуються стратегічних задач розвитку системи охорони здоровʼя України,технічної експертизи та обміну досвідом”.</text:p>
      <text:p text:style-name="P4">
<draw:frame draw:style-name="fr1" draw:name="Image140" text:anchor-type="as-char" svg:width="6.9236in" svg:height="4.615733in" draw:z-index="0">
<draw:image xlink:href="../Images/yкринформ/2023-05-05T17-34-51-03-00/1683297070-738.jpg" xlink:type="simple" xlink:show="embed" xlink:actuate="onLoad" draw:mime-type="image/jpeg"/>
</draw:frame>
</text:p>
      <text:p text:style-name="P4">
Під час зустрічі обговорили і можливість реалізації проєкту щодо відбудовилікарень за модульним принципом, що допоможе значно швидше відновитизруйновані лікарні та розпочати надавати медичну допомогу.</text:p>
      <text:p text:style-name="P4">
"Попередньо йдеться про 10 модульних лікарень загальною вартістю 30 млн євро,які планується побудувати коштом державної позики від уряду Франції", -ідеться у повідомленні.</text:p>
      <text:p text:style-name="P4">
Також на зустрічі були присутні представники французької фармацевтичноїкомпанії “Санофі” в Україні.</text:p>
      <text:p text:style-name="P4">
Від початку повномасштабної війни компанія безоплатно – як гуманітарнудопомогу – надала для українських пацієнтів ліків на суму близько 25 млн євро.</text:p>
      <text:p text:style-name="P4">
Йдеться про 37 млн доз лікарських засобів. Також компанія анонсувала наступніпоставки <text:a xlink:type="simple" xlink:href="https://www.ukrinform.ua/tag-liki" text:style-name="Internet_20_link" text:visited-style-name="Visited_20_Internet_20_Link">
 </text:a>
 ще орієнтовно на 15 млн євро.</text:p>
      <text:p text:style-name="P4">
Окрім цього, проводиться спільна активна робота у напрямі покращення якостілікування пацієнтів із цукровим діабетом, розширення доступу до інноваційнихліків для людей з рідкісними хворобами та розбудова можливостей вакцинаціїбезпосередньо в аптеках, експертної євроінтеграційних ініціатив міністерства уфармацевтичній галузі.</text:p>
      <text:p text:style-name="P4">
Як повідомляв Укрінформ, російська федерація, за даними Світового банку,зруйнувала та пошкодила в Україні медичних закладів на 2,5 млрд доларів.</text:p>
      <text:p text:style-name="P4">
<text:span text:style-name="T5">
Фото: МОЗ</text:span>
</text:p>
      <text:p text:style-name="P4">
Source: <text:a xlink:type="simple" xlink:href="https://www.ukrinform.ua/rubric-vidbudova/3705303-u-prifrontovih-rajonah-za-pidtrimki-francii-planuut-pobuduvati-10-modulnih-likaren.html" text:style-name="Internet_20_link" text:visited-style-name="Visited_20_Internet_20_Link">
https://www.ukrinform.ua/rubric-vidbudova/3705303-u-prifrontovih-rajonah-za-pidtrimki-francii-planuut-pobuduvati-10-modulnih-likaren.html</text:a>
</text:p>
      <!--NEWS-->
      <text:h text:style-name="P10" text:outline-level="1">
<text:span text:style-name="T4">
Пентагон анонсував на півночі Європи старт військово-морських навчань «Грізний щит»</text:span>
</text:h>
      <text:p text:style-name="P4">
Authors: Ukrinform (Person)</text:p>
      <text:p text:style-name="P4">
Publisher: Укринформ (Organization)</text:p>
      <text:p text:style-name="P4">
Published Time: 2023-05-05T17:35:00+03:00</text:p>
      <text:p text:style-name="P4">
Modified Time: 2023-05-05T17:35:00+03:00</text:p>
      <text:p text:style-name="P4">
Description: Понад 20 військових кораблів США і НАТО, а також більш як 30 літаків, зокрема F-35, візьмуть участь у військово-морських навчаннях «Грізний щит», які розпочнуться у понеділок в північній частині Європи. — Укрінформ.</text:p>
      <text:p text:style-name="P4">
Images: ["<text:a xlink:type="simple" xlink:href="https://static.ukrinform.com/photos/2023_05/thumb_files/630_360_1683297421-782.png" text:style-name="Internet_20_link" text:visited-style-name="Visited_20_Internet_20_Link">
630_360_16832...</text:a>
"]</text:p>
      <text:p text:style-name="P4">
Tags: ['Європа', 'НАТО', 'Пентагон', 'Військові навчання']</text:p>
      <text:p text:style-name="P4">
Type: Article</text:p>
      <!--METADATA-->
      <text:p text:style-name="P4">
<draw:frame draw:style-name="fr1" draw:name="Image141" text:anchor-type="as-char" svg:width="6.9236in" svg:height="3.956343in" draw:z-index="0">
<draw:image xlink:href="../Images/yкринформ/2023-05-05T17-35-00-03-00/630_360_1683297421-782.png" xlink:type="simple" xlink:show="embed" xlink:actuate="onLoad" draw:mime-type="image/png"/>
</draw:frame>
 Понад 20військових кораблів США і НАТО, а також більш як 30 літаків, зокрема F-35,візьмуть участь у військово-морських навчаннях «Грізний щит», які розпочнутьсяу понеділок в північній частині Європи.</text:p>
      <text:p text:style-name="P4">
Про це <text:a xlink:type="simple" xlink:href="https://www.defense.gov/News/News-Stories/Article/Article/3385797/nato-partners-prepare-to-kick-off-formidable-shield-exercise/" text:style-name="Internet_20_link" text:visited-style-name="Visited_20_Internet_20_Link">
 </text:a>
 Пентагон, передає Укрінформ.</text:p>
      <text:p text:style-name="P4">
«Наступного тижня Шостий флот США та Військово-морські ударні сили <text:a xlink:type="simple" xlink:href="https://www.ukrinform.ua/tag-nato" text:style-name="Internet_20_link" text:visited-style-name="Visited_20_Internet_20_Link">
</text:a>
 розпочнуть навчання «Грізний щит»(«Formidable Shield»), що проводяться раз на два роки», - зауважила заступницяречника Пентагона Сабріна Сінгх.</text:p>
      <text:p text:style-name="P4">
Навчання, які зазвичай проходять у непарні роки, цього разу триватимуть з 8 по26 травня та передбачають участь 13 союзних країн Альянсу. Маневривключатимуть репетиції бойових стрільб та ураження дозвукових, надзвукових ібалістичних цілей.</text:p>
      <text:p text:style-name="P4">
<text:span text:style-name="T4">
Читайте також:</text:span>
 <text:a xlink:type="simple" xlink:href="https://www.ukrinform.ua/rubric-world/3705186-pivdenna-korea-i-ssa-provedut-najbilsi-vijskovi-navcanna-z-bojovimi-strilbami.html" text:style-name="Internet_20_link" text:visited-style-name="Visited_20_Internet_20_Link">
 <text:span text:style-name="T4">
навчання</text:span>
 </text:a>
</text:p>
      <text:p text:style-name="P4">
«Ці тритижневі навчання продемонструють безпрецедентну згуртованість альянсуНАТО, нашу неперевершену спроможність і можливості, а також спільну відданістьстримуванню та захисту євроатлантичного регіону та Крайньої Півночі», -зауважила представниця Пентагона.</text:p>
      <text:p text:style-name="P4">
Як повідомляв Укрінформ, перед початком навчань НАТО <text:a xlink:type="simple" xlink:href="http://www.ukrinform.ua/rubric-world/3704932-rosia-vivela-u-pivnicne-more-pat-vijskovih-korabliv.html" text:style-name="Internet_20_link" text:visited-style-name="Visited_20_Internet_20_Link">
</text:a>
 п’ять військових кораблів, оснащені ракетами«Калібр» великої дальності.</text:p>
      <text:p text:style-name="P4">
<text:span text:style-name="T5">
Фото: Міноборони США</text:span>
</text:p>
      <text:p text:style-name="P4">
Source: <text:a xlink:type="simple" xlink:href="https://www.ukrinform.ua/rubric-world/3705305-pentagon-anonsuvav-na-pivnoci-evropi-start-vijskovomorskih-navcan-griznij-sit.html" text:style-name="Internet_20_link" text:visited-style-name="Visited_20_Internet_20_Link">
https://www.ukrinform.ua/rubric-world/3705305-pentagon-anonsuvav-na-pivnoci-evropi-start-vijskovomorskih-navcan-griznij-sit.html</text:a>
</text:p>
      <!--NEWS-->
      <text:h text:style-name="P10" text:outline-level="1">
<text:span text:style-name="T4">
Глава МЗС Італії скасував візит до Франції – країна очікує вибачень від Парижа</text:span>
</text:h>
      <text:p text:style-name="P4">
Authors: Ukrinform (Person)</text:p>
      <text:p text:style-name="P4">
Publisher: Укринформ (Organization)</text:p>
      <text:p text:style-name="P4">
Published Time: 2023-05-05T17:39:00+03:00</text:p>
      <text:p text:style-name="P4">
Modified Time: 2023-05-05T17:39:00+03:00</text:p>
      <text:p text:style-name="P4">
Description: Міністр закордонних справ Італії Антоніо Таяні скасував візит до Парижа і заявив, що Італія очікує вибачень від Франції через образливі, на думку Рима, зауваження щодо міграційної політики. — Укрінформ.</text:p>
      <text:p text:style-name="P4">
Images: ["<text:a xlink:type="simple" xlink:href="https://static.ukrinform.com/photos/2023_04/thumb_files/630_360_1682515468-811.jpg" text:style-name="Internet_20_link" text:visited-style-name="Visited_20_Internet_20_Link">
630_360_16825...</text:a>
"]</text:p>
      <text:p text:style-name="P4">
Tags: ['Франція', 'Італія', 'Джорджа Мелоні']</text:p>
      <text:p text:style-name="P4">
Type: Article</text:p>
      <!--METADATA-->
      <text:p text:style-name="P4">
<draw:frame draw:style-name="fr1" draw:name="Image142" text:anchor-type="as-char" svg:width="6.9236in" svg:height="3.956343in" draw:z-index="0">
<draw:image xlink:href="../Images/yкринформ/2023-05-05T17-39-00-03-00/630_360_1682515468-811.jpg" xlink:type="simple" xlink:show="embed" xlink:actuate="onLoad" draw:mime-type="image/jpeg"/>
</draw:frame>
 Міністрзакордонних справ Італії Антоніо Таяні скасував візит до Парижа і заявив, щоІталія очікує вибачень від Франції через образливі, на думку Рима, зауваженнящодо міграційної політики.</text:p>
      <text:p text:style-name="P4">
Про це повідомляє <text:a xlink:type="simple" xlink:href="https://www.reuters.com/world/europe/italian-foreign-minister-wants-french-apology-over-insults-2023-05-05/" text:style-name="Internet_20_link" text:visited-style-name="Visited_20_Internet_20_Link">
 </text:a>
 , передає Укрінформ.</text:p>
      <text:p text:style-name="P4">
Як зазначається, міністр внутрішніх справ Франції Жеральд Дарманен у четверрозкритикував прем'єр-міністра Італії Джорджу Мелоні, яка, за його словами,«не змогла розв'язати міграційні проблеми, через які її обрали». При цьому вінпорівняв Мелоні з лідером французьких ультраправих Марін Ле Пен.</text:p>
      <text:p text:style-name="P4">
<text:span text:style-name="T4">
Читайте також:</text:span>
 <text:a xlink:type="simple" xlink:href="https://www.ukrinform.ua/rubric-polytics/3701238-zelenskij-vze-zaraz-namicaemo-spivpracu-z-italieu-u-2024-roci.html" text:style-name="Internet_20_link" text:visited-style-name="Visited_20_Internet_20_Link">
 </text:a>
</text:p>
      <text:p text:style-name="P4">
Своєю чергою Таяні заявив, що Дарманен «образив усіх італійців, а також уряд іпрем’єр-міністра».</text:p>
      <text:p text:style-name="P4">
«Якщо хтось ображає безпідставно, найменше, що він може зробити, цевибачитися», — сказав італійський міністр.</text:p>
      <text:p text:style-name="P4">
Речник французького уряду Олів'є Веран намагався розрядити напруженість івисловив переконання, що Дарманен не хотів піддати Італію остракізму.</text:p>
      <text:p text:style-name="P4">
<text:span text:style-name="T4">
Читайте також:</text:span>
 <text:a xlink:type="simple" xlink:href="https://www.ukrinform.ua/rubric-regions/3705135-posol-francii-priihav-u-krivij-rig.html" text:style-name="Internet_20_link" text:visited-style-name="Visited_20_Internet_20_Link">
 <text:span text:style-name="T4">
Франці</text:span>
 </text:a>
</text:p>
      <text:p text:style-name="P4">
Таяні ж згодом заявив на телеканалі RAI, що Париж, схоже, зрозумів, що "булазроблена серйозна помилка".</text:p>
      <text:p text:style-name="P4">
Як повідомлялося, уряд Італії у квітні оголосив надзвичайний стан у сферіімміграції після «різкого зростання» кількості мігрантів, які прибувають черезСередземне море.</text:p>
      <text:p text:style-name="P4">
Уряд обіцяв стримувати масову міграцію, проте, за даними МЗС, у цьому році докраїни прибуло близько 31 300 мігрантів - порівняно із приблизно 7900 за тойсамий період минулого року.</text:p>
      <text:p text:style-name="P4">
Source: <text:a xlink:type="simple" xlink:href="https://www.ukrinform.ua/rubric-world/3705308-glava-mzs-italii-skasuvav-vizit-do-francii-kraina-ocikue-vibacen-vid-pariza.html" text:style-name="Internet_20_link" text:visited-style-name="Visited_20_Internet_20_Link">
https://www.ukrinform.ua/rubric-world/3705308-glava-mzs-italii-skasuvav-vizit-do-francii-kraina-ocikue-vibacen-vid-pariza.html</text:a>
</text:p>
      <!--NEWS-->
      <text:h text:style-name="P10" text:outline-level="1">
<text:span text:style-name="T4">
На перехресті вулиць Бекешкіної та Вільде влаштували кільцеву розв’язку</text:span>
</text:h>
      <text:p text:style-name="P4">
Authors: Ukrinform (Person)</text:p>
      <text:p text:style-name="P4">
Publisher: Укринформ (Organization)</text:p>
      <text:p text:style-name="P4">
Published Time: 2023-05-05T17:42:33+03:00</text:p>
      <text:p text:style-name="P4">
Modified Time: 2023-05-05T17:42:33+03:00</text:p>
      <text:p text:style-name="P4">
Description: У столиці триває облаштування низки кільцевих розв’язок для підвищення безпеки транспортного руху, зокрема облаштована розв'язка у Дніпровському районі. — Укрінформ.</text:p>
      <text:p text:style-name="P4">
Images: ["<text:a xlink:type="simple" xlink:href="https://static.ukrinform.com/photos/2023_05/thumb_files/630_360_1683297566-702.jpg" text:style-name="Internet_20_link" text:visited-style-name="Visited_20_Internet_20_Link">
630_360_16832...</text:a>
", "<text:a xlink:type="simple" xlink:href="https://static.ukrinform.com/photos/2023_05/1683297565-258.jpg" text:style-name="Internet_20_link" text:visited-style-name="Visited_20_Internet_20_Link">
1683297565-25...</text:a>
", "<text:a xlink:type="simple" xlink:href="https://static.ukrinform.com/photos/2023_05/1683297566-467.jpg" text:style-name="Internet_20_link" text:visited-style-name="Visited_20_Internet_20_Link">
1683297566-46...</text:a>
", "<text:a xlink:type="simple" xlink:href="https://static.ukrinform.com/photos/2023_05/1683297566-793.jpg" text:style-name="Internet_20_link" text:visited-style-name="Visited_20_Internet_20_Link">
1683297566-79...</text:a>
"]</text:p>
      <text:p text:style-name="P4">
Tags: ['Дороги', 'Київ', 'Ремонт']</text:p>
      <text:p text:style-name="P4">
Type: Article</text:p>
      <!--METADATA-->
      <text:p text:style-name="P4">
<draw:frame draw:style-name="fr1" draw:name="Image143" text:anchor-type="as-char" svg:width="6.9236in" svg:height="3.956343in" draw:z-index="0">
<draw:image xlink:href="../Images/yкринформ/2023-05-05T17-42-33-03-00/630_360_1683297566-702.jpg" xlink:type="simple" xlink:show="embed" xlink:actuate="onLoad" draw:mime-type="image/jpeg"/>
</draw:frame>
 У столицітриває облаштування низки кільцевих розв’язок для підвищення безпекитранспортного руху, зокрема облаштована розв'язка у Дніпровському районі.</text:p>
      <text:p text:style-name="P4">
Як передає Укрінформ, про це повідомляє <text:a xlink:type="simple" xlink:href="https://kyivcity.gov.ua/news/sche_na_dvokh_perekhrestyakh_stolitsi_vlashtuvali_kiltsevi_rozvyazki_foto/" text:style-name="Internet_20_link" text:visited-style-name="Visited_20_Internet_20_Link">
</text:a>
.</text:p>
      <text:p text:style-name="P4">
“Основні роботи закінчили на перехресті вулиць Ірини Бекешкіної та ЕдуардаВільде у Дніпровському районі. Там залишилось нанести лише розмітку”, -ідеться у повідомленні.</text:p>
      <text:p text:style-name="P4">
<draw:frame draw:style-name="fr1" draw:name="Image144" text:anchor-type="as-char" svg:width="6.9236in" svg:height="3.89773in" draw:z-index="0">
<draw:image xlink:href="../Images/yкринформ/2023-05-05T17-42-33-03-00/1683297565-258.jpg" xlink:type="simple" xlink:show="embed" xlink:actuate="onLoad" draw:mime-type="image/jpeg"/>
</draw:frame>
</text:p>
      <text:p text:style-name="P4">
Також дорожню клумбу облаштували на дублері вулиці Академіка Заболотного.Найближчим часом на розв’язці також нанесуть розмітку.</text:p>
      <text:p text:style-name="P4">
<draw:frame draw:style-name="fr1" draw:name="Image145" text:anchor-type="as-char" svg:width="6.9236in" svg:height="3.89773in" draw:z-index="0">
<draw:image xlink:href="../Images/yкринформ/2023-05-05T17-42-33-03-00/1683297566-467.jpg" xlink:type="simple" xlink:show="embed" xlink:actuate="onLoad" draw:mime-type="image/jpeg"/>
</draw:frame>
</text:p>
      <text:p text:style-name="P4">
<text:span text:style-name="T4">
Читайте також:</text:span>
 <text:a xlink:type="simple" xlink:href="https://www.ukrinform.ua/rubric-kyiv/3697499-u-kievi-cogoric-oblastuut-blizko-40-kilcevih-rozvazok.html" text:style-name="Internet_20_link" text:visited-style-name="Visited_20_Internet_20_Link">
 <text:span text:style-name="T4">
Києві</text:span>
 <text:span text:style-name="T4">
цьогоріч</text:span>
 <text:span text:style-name="T4">
облаштують</text:span>
 <text:span text:style-name="T4">
близько</text:span>
<text:span text:style-name="T4">
кільцевих</text:span>
 <text:span text:style-name="T4">
розв</text:span>
 <text:span text:style-name="T4">
язок</text:span>
 </text:a>
</text:p>
      <text:p text:style-name="P4">
Окрім того, дорожники облаштовують кільцеві розв’язки на перетині вулицьВербової і Марка Вовчка, на перехресті вулиць Генерала Геннадія Воробйова таУманської, у провулку Новопечерському.</text:p>
      <text:p text:style-name="P4">
<draw:frame draw:style-name="fr1" draw:name="Image146" text:anchor-type="as-char" svg:width="6.9236in" svg:height="5.1927in" draw:z-index="0">
<draw:image xlink:href="../Images/yкринформ/2023-05-05T17-42-33-03-00/1683297566-793.jpg" xlink:type="simple" xlink:show="embed" xlink:actuate="onLoad" draw:mime-type="image/jpeg"/>
</draw:frame>
</text:p>
      <text:p text:style-name="P4">
Як повідомляв Укрінформ, у Києві планують до кінця наступного року виконатиосновний комплекс робіт, спрямований на <text:a xlink:type="simple" xlink:href="https://www.ukrinform.ua/rubric-kyiv/3704783-u-kmda-rozpovili-koli-zaversat-rekonstrukciu-rozvazki-na-sulavci.html" text:style-name="Internet_20_link" text:visited-style-name="Visited_20_Internet_20_Link">
 </text:a>
 .</text:p>
      <text:p text:style-name="P4">
<text:span text:style-name="T5">
Фото: КМДА</text:span>
</text:p>
      <text:p text:style-name="P4">
Source: <text:a xlink:type="simple" xlink:href="https://www.ukrinform.ua/rubric-kyiv/3705306-na-perehresti-vulic-bekeskinoi-ta-vilde-vlastuvali-kilcevu-rozvazku.html" text:style-name="Internet_20_link" text:visited-style-name="Visited_20_Internet_20_Link">
https://www.ukrinform.ua/rubric-kyiv/3705306-na-perehresti-vulic-bekeskinoi-ta-vilde-vlastuvali-kilcevu-rozvazku.html</text:a>
</text:p>
      <!--NEWS-->
      <text:h text:style-name="P10" text:outline-level="1">
<text:span text:style-name="T4">
Жителів навколо Каховського водосховища закликають у вихідні не виходити на вулицю</text:span>
</text:h>
      <text:p text:style-name="P4">
Authors: Ukrinform (Person)</text:p>
      <text:p text:style-name="P4">
Publisher: Укринформ (Organization)</text:p>
      <text:p text:style-name="P4">
Published Time: 2023-05-05T17:46:59+03:00</text:p>
      <text:p text:style-name="P4">
Modified Time: 2023-05-05T17:46:59+03:00</text:p>
      <text:p text:style-name="P4">
Description: Жителів населених пунктів, розташованих на березі Каховського водосховища, закликали у ці вихідні по можливості не виходити зі своїх помешкань. — Укрінформ.</text:p>
      <text:p text:style-name="P4">
Images: ["<text:a xlink:type="simple" xlink:href="https://static.ukrinform.com/photos/2023_05/thumb_files/630_360_1683297790-600.jpg" text:style-name="Internet_20_link" text:visited-style-name="Visited_20_Internet_20_Link">
630_360_16832...</text:a>
"]</text:p>
      <text:p text:style-name="P4">
Tags: ['Нікополь', 'Війна з росією', 'Каховське водосховище']</text:p>
      <text:p text:style-name="P4">
Type: Article</text:p>
      <!--METADATA-->
      <text:p text:style-name="P4">
<draw:frame draw:style-name="fr1" draw:name="Image147" text:anchor-type="as-char" svg:width="6.9236in" svg:height="3.956343in" draw:z-index="0">
<draw:image xlink:href="../Images/yкринформ/2023-05-05T17-46-59-03-00/630_360_1683297790-600.jpg" xlink:type="simple" xlink:show="embed" xlink:actuate="onLoad" draw:mime-type="image/jpeg"/>
</draw:frame>
 Жителівнаселених пунктів, розташованих на березі Каховського водосховища, закликали уці вихідні по можливості не виходити зі своїх помешкань.</text:p>
      <text:p text:style-name="P4">
Про це написав у  <text:a xlink:type="simple" xlink:href="https://t.me/Yevtushenko_E/3523" text:style-name="Internet_20_link" text:visited-style-name="Visited_20_Internet_20_Link">
 </text:a>
 начальник НікопольськоїРВА Євген Євтушенко, передає Укрінформ.</text:p>
      <text:p text:style-name="P4">
"Друзі, цими вихідними прошу вас бути вдома та без крайньої необхідності невиходити на вулиці. Мова йде про населені пункти, розташовані на березіКаховського водосховища", - зазначив Євтушенко.</text:p>
      <text:p text:style-name="P4">
Він попередив усіх не ігнорувати сигналів <text:a xlink:type="simple" xlink:href="https://www.ukrinform.ua/tag-povitrana-trivoga" text:style-name="Internet_20_link" text:visited-style-name="Visited_20_Internet_20_Link">
 </text:a>
 та не наближатися до адміністративних будівель та будівельзі схожим функціоналом.</text:p>
      <text:p text:style-name="P4">
<text:span text:style-name="T4">
Читайте також:</text:span>
 <text:a xlink:type="simple" xlink:href="https://www.ukrinform.ua/rubric-vidbudova/3698377-vlada-energodara-gotuetsa-do-povernenna-v-misto-ta-jogo-vidnovlenna-zastupnik-mera.html" text:style-name="Internet_20_link" text:visited-style-name="Visited_20_Internet_20_Link">
 <text:span text:style-name="T4">
Енергодар</text:span>
 </text:a>
</text:p>
      <text:p text:style-name="P4">
Євтушенко  <text:a xlink:type="simple" xlink:href="https://t.me/Yevtushenko_E/3524" text:style-name="Internet_20_link" text:visited-style-name="Visited_20_Internet_20_Link">
 </text:a>
 , що його застереженнястосуються не тільки Нікопольського району, а й окупованої території на березіЕнергодара.</text:p>
      <text:p text:style-name="P4">
Як повідомлялося, напередодні війська рф з важкої артилерії  <text:a xlink:type="simple" xlink:href="https://www.ukrinform.ua/rubric-ato/3704822-rosiani-obstrilali-gromadu-v-nikopolskomu-rajoni-z-vazkoi-artilerii.html" text:style-name="Internet_20_link" text:visited-style-name="Visited_20_Internet_20_Link">
</text:a>
 Покровську громаду вНікопольському районі Дніпропетровської області. Постраждало фермерськегосподарство.</text:p>
      <text:p text:style-name="P4">
Source: <text:a xlink:type="simple" xlink:href="https://www.ukrinform.ua/rubric-regions/3705309-ziteliv-navkolo-kahovskogo-vodoshovisa-zaklikaut-u-vihidni-ne-vihoditi-na-vulicu.html" text:style-name="Internet_20_link" text:visited-style-name="Visited_20_Internet_20_Link">
https://www.ukrinform.ua/rubric-regions/3705309-ziteliv-navkolo-kahovskogo-vodoshovisa-zaklikaut-u-vihidni-ne-vihoditi-na-vulicu.html</text:a>
</text:p>
      <!--NEWS-->
      <text:h text:style-name="P10" text:outline-level="1">
<text:span text:style-name="T4">
У Відні 8 травня пройде український культурний захід з показом фільму «Будинок зі скалок»</text:span>
</text:h>
      <text:p text:style-name="P4">
Authors: Ukrinform (Person)</text:p>
      <text:p text:style-name="P4">
Publisher: Укринформ (Organization)</text:p>
      <text:p text:style-name="P4">
Published Time: 2023-05-05T17:51:38+03:00</text:p>
      <text:p text:style-name="P4">
Modified Time: 2023-05-05T17:51:38+03:00</text:p>
      <text:p text:style-name="P4">
Description: У Відні в День пам’яті та примирення 8 травня пройде український культурний захід, у межах якого на площі відбудеться публічний показ фільму "Будинок зі скалок". — Укрінформ.</text:p>
      <text:p text:style-name="P4">
Images: ["<text:a xlink:type="simple" xlink:href="https://static.ukrinform.com/photos/2023_05/thumb_files/630_360_1683298220-414.jpg" text:style-name="Internet_20_link" text:visited-style-name="Visited_20_Internet_20_Link">
630_360_16832...</text:a>
"]</text:p>
      <text:p text:style-name="P4">
Tags: ['Австрія', 'Відень', 'Фільм «Будинок зі скалок»']</text:p>
      <text:p text:style-name="P4">
Type: Article</text:p>
      <!--METADATA-->
      <text:p text:style-name="P4">
<draw:frame draw:style-name="fr1" draw:name="Image148" text:anchor-type="as-char" svg:width="6.9236in" svg:height="3.956343in" draw:z-index="0">
<draw:image xlink:href="../Images/yкринформ/2023-05-05T17-51-38-03-00/630_360_1683298220-414.jpg" xlink:type="simple" xlink:show="embed" xlink:actuate="onLoad" draw:mime-type="image/jpeg"/>
</draw:frame>
 У Відні вДень пам’яті та примирення 8 травня пройде український культурний захід, умежах якого на площі відбудеться публічний показ фільму "Будинок зі скалок".</text:p>
      <text:p text:style-name="P4">
Про це повідомляє кореспондент Укрінформу.</text:p>
      <text:p text:style-name="P4">
"8 травня ми нагадаємо Австрії та Європі загалом, що війна, яка колисьзакінчилися, повторюється знову. Що "ніколи знову!" більше не працює. Все цеми маємо знову", - зазначив організатор заходу Андрій Каріотті.</text:p>
      <text:p text:style-name="P4">
<text:span text:style-name="T4">
Читайте також:</text:span>
 <text:a xlink:type="simple" xlink:href="https://www.ukrinform.ua/rubric-culture/3702712-u-vilnusi-vidbudutsa-dni-ukrainskogo-kino-so-pokazut.html" text:style-name="Internet_20_link" text:visited-style-name="Visited_20_Internet_20_Link">
 </text:a>
</text:p>
      <text:p text:style-name="P4">
За його словами, основний фокус буде на дітях, їхньому житті і стражданнях вумовах російської агресії.</text:p>
      <text:p text:style-name="P4">
"Найбільше ця війна впливає на дітей. І під час заходу ми згадаємо про життядітей та складні події, які з ними траплялися у Другу світову війну, про те,які їх боронили наші захисники з України, а також проведемо паралелі з тим, щороблять наші захисники сьогодні. І загалом, захід буде про те, як дітисьогодні переживають цю війну", - зазначив український активіст.</text:p>
      <text:p text:style-name="P4">
Захід, який розпочнеться о 13.00, проходитиме на Шварценбергплатц - площі, девстановлений пам’ятник воїнам-визволителям Австрії від нацизму з великоюстіною у кольорах українського прапора позад нього. Заплановані артвиставки, ут.ч. "Нескорений Херсон". Також буде так званий "Лабіринт миру", де показаніжахи війни в Україні й те, як мир може швидко зникнути через сусіда-терориста.</text:p>
      <text:p text:style-name="P4">
<text:span text:style-name="T4">
Читайте також:</text:span>
 <text:a xlink:type="simple" xlink:href="https://www.ukrinform.ua/rubric-ato/3680442-reziser-nominovanogo-na-oskar-filmu-budinok-zi-skalok-vidcuvau-so-mi-vze-peremozci.html" text:style-name="Internet_20_link" text:visited-style-name="Visited_20_Internet_20_Link">
 <text:span text:style-name="T4">
Будинок</text:span>
 <text:span text:style-name="T4">
скалок</text:span>
 </text:a>
</text:p>
      <text:p text:style-name="P4">
Очікується, що під час акції "Gedenken statt Feiern“ ("Вшанування пам’ятізамість святкування") виступлять австрійські політки та парламентарії,відбудуться виступи українських музикантів.</text:p>
      <text:p text:style-name="P4">
А о 20.00 на встановленому на площі екрані буде показано стрічку "Будинок зіскалок". Дансько-українсько-шведський документальний фільм, створений запідтримки Держкіно, розповідає про те, як виживає дитячий будинок в Україніпід час війни. Стрічка увійшла у шортлист премії "Оскар".</text:p>
      <text:p text:style-name="P4">
Фото Wikipedia</text:p>
      <text:p text:style-name="P4">
Source: <text:a xlink:type="simple" xlink:href="https://www.ukrinform.ua/rubric-culture/3705313-u-vidni-8-travna-projde-ukrainskij-kulturnij-zahid-z-pokazom-filmu-budinok-zi-skalok.html" text:style-name="Internet_20_link" text:visited-style-name="Visited_20_Internet_20_Link">
https://www.ukrinform.ua/rubric-culture/3705313-u-vidni-8-travna-projde-ukrainskij-kulturnij-zahid-z-pokazom-filmu-budinok-zi-skalok.html</text:a>
</text:p>
      <!--NEWS-->
      <text:h text:style-name="P10" text:outline-level="1">
<text:span text:style-name="T4">
«Люксембург, Люксембург» увійшов у десятку найкасовіших українських фільмів</text:span>
</text:h>
      <text:p text:style-name="P4">
Authors: Ukrinform (Person)</text:p>
      <text:p text:style-name="P4">
Publisher: Укринформ (Organization)</text:p>
      <text:p text:style-name="P4">
Published Time: 2023-05-05T17:54:55+03:00</text:p>
      <text:p text:style-name="P4">
Modified Time: 2023-05-05T17:54:55+03:00</text:p>
      <text:p text:style-name="P4">
Description: Стрічка Антоніо Лукіча «Люксембург, Люксембург» зі зборами у понад 25 млн гривень увійшла до списку 10 найкасовіших українських фільмів часів Незалежності. — Укрінформ.</text:p>
      <text:p text:style-name="P4">
Images: ["<text:a xlink:type="simple" xlink:href="https://static.ukrinform.com/photos/2022_09/thumb_files/630_360_1662744418-306.png" text:style-name="Internet_20_link" text:visited-style-name="Visited_20_Internet_20_Link">
630_360_16627...</text:a>
"]</text:p>
      <text:p text:style-name="P4">
Tags: ['Люксембург', 'Держкіно', 'фільм']</text:p>
      <text:p text:style-name="P4">
Type: Article</text:p>
      <!--METADATA-->
      <text:p text:style-name="P4">
<draw:frame draw:style-name="fr1" draw:name="Image149" text:anchor-type="as-char" svg:width="6.9236in" svg:height="3.956343in" draw:z-index="0">
<draw:image xlink:href="../Images/yкринформ/2023-05-05T17-54-55-03-00/630_360_1662744418-306.png" xlink:type="simple" xlink:show="embed" xlink:actuate="onLoad" draw:mime-type="image/png"/>
</draw:frame>
 СтрічкаАнтоніо Лукіча «Люксембург, Люксембург» зі зборами у понад 25 млн гривеньувійшла до списку 10 найкасовіших українських фільмів часів Незалежності.</text:p>
      <text:p text:style-name="P4">
Про це повідомляє пресслужба Державного агентства з питань кіно у <text:a xlink:type="simple" xlink:href="https://www.facebook.com/ukrainefilmagency/posts/pfbid0bXQPqBfkPfxqrxBghuVjE2aRHv39peNBJtttjx5Jp9vrigPQfcQuxnsVaEmRPfMPl" text:style-name="Internet_20_link" text:visited-style-name="Visited_20_Internet_20_Link">
</text:a>
, передає Укрінформ.</text:p>
      <text:p text:style-name="P4">
«Бокс-офіс <text:a xlink:type="simple" xlink:href="https://www.ukrinform.ua/tag-kino" text:style-name="Internet_20_link" text:visited-style-name="Visited_20_Internet_20_Link">
 </text:a>
 перетнув позначку у 25 млн361 тисячу гривень і увірвався на 10-ту позицію найкасовіших стрічокукраїнського прокату, посунувши з неї «Секс і нічого особистого», - йдеться вповідомленні.</text:p>
      <text:p text:style-name="P4">
У центрі сюжету стрічки історія братів-близнюків, які дізнаються, що уЛюксембурзі захворів їхній давно зниклий батько. Вони вирушають у подорож, абипобачити його востаннє.</text:p>
      <text:p text:style-name="P4">
У травні 2022 року «Люксембург, Люксембург» став одним з п'яти учасниківпрограми підтримки міжнародної промоції українських фільмів «proMOTION»,започаткованої Українським інститутом.</text:p>
      <text:p text:style-name="P4">
<text:span text:style-name="T4">
Читайте також:</text:span>
 <text:a xlink:type="simple" xlink:href="https://www.ukrinform.ua/rubric-culture/3697920-stricka-luksemburg-luksemburg-zibrala-za-persij-prokatnij-vikend-majze-6-miljoniv.html" text:style-name="Internet_20_link" text:visited-style-name="Visited_20_Internet_20_Link">
 <text:span text:style-name="T4">
Люксембург</text:span>
 <text:span text:style-name="T4">
Люксембург</text:span>
</text:a>
</text:p>
      <text:p text:style-name="P4">
Фільм створено за підтримки Держкіно.</text:p>
      <text:p text:style-name="P4">
Як повідомляв Укрінформ, станом на 25 квітня стрічку «Люксембург, Люксембург»<text:a xlink:type="simple" xlink:href="https://www.ukrinform.ua/rubric-culture/3700539-stricku-luksemburg-luksemburg-vze-pereglanuli-majze-100-tisac-gladaciv.html" text:style-name="Internet_20_link" text:visited-style-name="Visited_20_Internet_20_Link">
 </text:a>
</text:p>
      <text:p text:style-name="P4">
Source: <text:a xlink:type="simple" xlink:href="https://www.ukrinform.ua/rubric-culture/3705314-luksemburg-luksemburg-uvijsov-u-desatku-najkasovisih-ukrainskih-filmiv.html" text:style-name="Internet_20_link" text:visited-style-name="Visited_20_Internet_20_Link">
https://www.ukrinform.ua/rubric-culture/3705314-luksemburg-luksemburg-uvijsov-u-desatku-najkasovisih-ukrainskih-filmiv.html</text:a>
</text:p>
      <!--NEWS-->
      <text:h text:style-name="P10" text:outline-level="1">
<text:span text:style-name="T4">
Наближення кінця терміну «зернової угоди» сповільнює експорт українського збіжжя - Reuters</text:span>
</text:h>
      <text:p text:style-name="P4">
Authors: Ukrinform (Person)</text:p>
      <text:p text:style-name="P4">
Publisher: Укринформ (Organization)</text:p>
      <text:p text:style-name="P4">
Published Time: 2023-05-05T17:59:00+03:00</text:p>
      <text:p text:style-name="P4">
Modified Time: 2023-05-05T17:59:00+03:00</text:p>
      <text:p text:style-name="P4">
Description: Темпи поставок збіжжя з України в рамках зернової угоди, яку підтримує ООН, уповільнилися, оскільки зростає занепокоєння покупців щодо ймовірного блокування суден у разі не продовження терміну дії зернової угоди. — Укрінформ.</text:p>
      <text:p text:style-name="P4">
Images: ["<text:a xlink:type="simple" xlink:href="https://static.ukrinform.com/photos/2023_02/thumb_files/630_360_1676909362-870.jpg" text:style-name="Internet_20_link" text:visited-style-name="Visited_20_Internet_20_Link">
630_360_16769...</text:a>
"]</text:p>
      <text:p text:style-name="P4">
Tags: ['ООН', 'Зерно', 'Продовольство']</text:p>
      <text:p text:style-name="P4">
Type: Article</text:p>
      <!--METADATA-->
      <text:p text:style-name="P4">
<draw:frame draw:style-name="fr1" draw:name="Image150" text:anchor-type="as-char" svg:width="6.9236in" svg:height="3.956343in" draw:z-index="0">
<draw:image xlink:href="../Images/yкринформ/2023-05-05T17-59-00-03-00/630_360_1676909362-870.jpg" xlink:type="simple" xlink:show="embed" xlink:actuate="onLoad" draw:mime-type="image/jpeg"/>
</draw:frame>
 Темпипоставок збіжжя з України в рамках зернової угоди, яку підтримує ООН,уповільнилися, оскільки зростає занепокоєння покупців щодо ймовірногоблокування суден у разі не продовження терміну дії зернової угоди.</text:p>
      <text:p text:style-name="P4">
Як передає Укрінформ, про це повідомляє агенція <text:a xlink:type="simple" xlink:href="https://www.reuters.com/world/europe/shipments-ukraine-slowing-black-sea-grain-deal-deadline-nears-2023-05-05/" text:style-name="Internet_20_link" text:visited-style-name="Visited_20_Internet_20_Link">
</text:a>
</text:p>
      <text:p text:style-name="P4">
Згідно з цією угодою, Україна змогла експортувати близько 29,5 млн тоннсільськогосподарської продукції, зокрема 14,9 млн тонн кукурудзи та 8,1 млнтонн пшениці, протягом менш ніж року її дії.</text:p>
      <text:p text:style-name="P4">
"Однак кількість суден, які приходять, аби забрати вантажі, скоротилася цьоготижня до двох суден на день з трьох-чотирьох суден у середньому протягомостанніх трьох тижнів", - йдеться у публікації.</text:p>
      <text:p text:style-name="P4">
Данська судноплавна група NORDEN, що займається транспортуванням <text:a xlink:type="simple" xlink:href="https://www.ukrinform.ua/tag-zerno" text:style-name="Internet_20_link" text:visited-style-name="Visited_20_Internet_20_Link">
</text:a>
 , входить до числа компаній, які наразіне відправляють свої судна в регіон.</text:p>
      <text:p text:style-name="P4">
"На даний момент ми не беремо участі в цій торгівлі... Це ризикована сфера —дуже важко передбачити, що станеться", — сказав генеральний директор NORDEN ЯнРіндбо.</text:p>
      <text:p text:style-name="P4">
"Речі можуть швидко змінитися... з моменту, коли ви погоджуєтеся зайти тазабрати вантаж, і до моменту, коли судно насправді прибуде", - додав він.</text:p>
      <text:p text:style-name="P4">
Як зазначається, москва погрожувала вийти з зернової угоди 18 травня. Поки пропродовження дії угоди офіційно повідомлено не було.</text:p>
      <text:p text:style-name="P4">
Однак, для відправки зерна потрібно щонайменше 9 днів, що передбачає всінеобхідні перевірки.</text:p>
      <text:p text:style-name="P4">
Аналіз платформи морських та товарних даних Shipfix показав, що кількістьвантажних замовлень – глобальних запитів на доступні судна для перевезеннязерна з України – впала до 355 у квітні з 489 замовлень, надісланих на ринок уберезні.</text:p>
      <text:p text:style-name="P4">
<text:span text:style-name="T4">
Читайте також:</text:span>
 <text:a xlink:type="simple" xlink:href="https://www.ukrinform.ua/rubric-economy/3705176-ukraina-vze-eksportuvala-ponad-42-miljoni-tonn-zernovih.html" text:style-name="Internet_20_link" text:visited-style-name="Visited_20_Internet_20_Link">
 <text:span text:style-name="T4">
зерно</text:span>
 </text:a>
</text:p>
      <text:p text:style-name="P4">
Як повідомлялося, зустріч щодо продовження дії Чорноморської зерновоїініціативи на рівні заступників міністрів оборони України, Туреччини та росіївідбудеться в Стамбулі у п'ятницю, 5 травня.</text:p>
      <text:p text:style-name="P4">
У Босфорській протоці зібралася черга суден через блокування росією проходубалкерів з українським зерном. ООН, Туреччина та Україна докладають усіхзусиль задля повноцінного поновлення зернової угоди.</text:p>
      <text:p text:style-name="P4">
Source: <text:a xlink:type="simple" xlink:href="https://www.ukrinform.ua/rubric-economy/3705318-nablizenna-kinca-terminu-zernovoi-ugodi-spovilnue-eksport-ukrainskogo-zbizza-reuters.html" text:style-name="Internet_20_link" text:visited-style-name="Visited_20_Internet_20_Link">
https://www.ukrinform.ua/rubric-economy/3705318-nablizenna-kinca-terminu-zernovoi-ugodi-spovilnue-eksport-ukrainskogo-zbizza-reuters.html</text:a>
</text:p>
      <!--NEWS-->
      <text:h text:style-name="P10" text:outline-level="1">
<text:span text:style-name="T4">
Мер Маріуполя представив план відродження міста</text:span>
</text:h>
      <text:p text:style-name="P4">
Authors: Ukrinform (Person)</text:p>
      <text:p text:style-name="P4">
Publisher: Укринформ (Organization)</text:p>
      <text:p text:style-name="P4">
Published Time: 2023-05-05T18:00:32+03:00</text:p>
      <text:p text:style-name="P4">
Modified Time: 2023-05-05T18:00:32+03:00</text:p>
      <text:p text:style-name="P4">
Description: Мер Маріуполя Вадим Бойченко представив план відродження міста «Mariupol Reborn». — Укрінформ.</text:p>
      <text:p text:style-name="P4">
Images: ["<text:a xlink:type="simple" xlink:href="https://static.ukrinform.com/photos/2023_05/thumb_files/630_360_1683298753-528.jpg" text:style-name="Internet_20_link" text:visited-style-name="Visited_20_Internet_20_Link">
630_360_16832...</text:a>
"]</text:p>
      <text:p text:style-name="P4">
Tags: ['Маріуполь', 'Кубраков', 'Вадим Бойченко']</text:p>
      <text:p text:style-name="P4">
Type: Article</text:p>
      <!--METADATA-->
      <text:p text:style-name="P4">
<draw:frame draw:style-name="fr1" draw:name="Image151" text:anchor-type="as-char" svg:width="6.9236in" svg:height="3.956343in" draw:z-index="0">
<draw:image xlink:href="../Images/yкринформ/2023-05-05T18-00-32-03-00/630_360_1683298753-528.jpg" xlink:type="simple" xlink:show="embed" xlink:actuate="onLoad" draw:mime-type="image/jpeg"/>
</draw:frame>
 МерМаріуполя Вадим Бойченко представив план відродження міста «Mariupol Reborn».</text:p>
      <text:p text:style-name="P4">
Міський голова розповів про основні положення розбудови міста післядеокупації, повідомила в <text:a xlink:type="simple" xlink:href="https://t.me/mariupolrada/14038" text:style-name="Internet_20_link" text:visited-style-name="Visited_20_Internet_20_Link">
 </text:a>
 пресслужбаМаріупольської міської ради, передає Укрінформ.</text:p>
      <text:p text:style-name="P4">
“Вже зараз працюємо над Планом відродження нашого міста. На цьому шляхуважливим є обмін досвідом між українськими та європейськими містами. Ми маємозалучити найкращі практики, які сьогодні є у світі. Україна вже розпочаладискусію про відродження постраждалих громад і це дає нам час якіснопідготуватися та швидко повернути життя на постраждалі території”, - зазначивБойченко.</text:p>
      <text:p text:style-name="P4">
<text:span text:style-name="T4">
Читайте також:</text:span>
 <text:a xlink:type="simple" xlink:href="https://www.ukrinform.ua/rubric-regions/3704585-u-mariupoli-na-azovstali-prolunav-gucnij-vibuh.html" text:style-name="Internet_20_link" text:visited-style-name="Visited_20_Internet_20_Link">
 <text:span text:style-name="T4">
Маріупол</text:span>
 </text:a>
</text:p>
      <text:p text:style-name="P4">
Мер поінформував, що план «Mariupol Reborn» складається з двох основних етапів– швидкого відновлення критичної інфраструктури та самої Стратегії відродженняміста.</text:p>
      <text:p text:style-name="P4">
Як повідомляв Укрінформ, <text:a xlink:type="simple" xlink:href="https://www.ukrinform.ua/rubric-vidbudova/3695292-mer-mariupola-prezentuvav-u-ssa-plan-vidrodzenna-mista.html" text:style-name="Internet_20_link" text:visited-style-name="Visited_20_Internet_20_Link">
 </text:a>
.</text:p>
      <text:p text:style-name="P4">
Source: <text:a xlink:type="simple" xlink:href="https://www.ukrinform.ua/rubric-vidbudova/3705315-mer-mariupola-predstaviv-plan-vidrodzenna-mista.html" text:style-name="Internet_20_link" text:visited-style-name="Visited_20_Internet_20_Link">
https://www.ukrinform.ua/rubric-vidbudova/3705315-mer-mariupola-predstaviv-plan-vidrodzenna-mista.html</text:a>
</text:p>
      <!--NEWS-->
      <text:h text:style-name="P10" text:outline-level="1">
<text:span text:style-name="T4">
Сайт сенату Франції атакували російські хакери</text:span>
</text:h>
      <text:p text:style-name="P4">
Authors: Ukrinform (Person)</text:p>
      <text:p text:style-name="P4">
Publisher: Укринформ (Organization)</text:p>
      <text:p text:style-name="P4">
Published Time: 2023-05-05T18:04:00+03:00</text:p>
      <text:p text:style-name="P4">
Modified Time: 2023-05-05T18:04:00+03:00</text:p>
      <text:p text:style-name="P4">
Description: У п’ятницю, 5 травня, російські хакери вивели з ладу сайт французького сенату. — Укрінформ.</text:p>
      <text:p text:style-name="P4">
Images: ["<text:a xlink:type="simple" xlink:href="https://static.ukrinform.com/photos/2020_08/thumb_files/630_360_1597991697-815.jpg" text:style-name="Internet_20_link" text:visited-style-name="Visited_20_Internet_20_Link">
630_360_15979...</text:a>
"]</text:p>
      <text:p text:style-name="P4">
Tags: ['Франція', 'Кібератака', 'росія', 'Хакери', 'Сенат']</text:p>
      <text:p text:style-name="P4">
Type: Article</text:p>
      <!--METADATA-->
      <text:p text:style-name="P4">
<draw:frame draw:style-name="fr1" draw:name="Image152" text:anchor-type="as-char" svg:width="6.9236in" svg:height="3.956343in" draw:z-index="0">
<draw:image xlink:href="../Images/yкринформ/2023-05-05T18-04-00-03-00/630_360_1597991697-815.jpg" xlink:type="simple" xlink:show="embed" xlink:actuate="onLoad" draw:mime-type="image/jpeg"/>
</draw:frame>
 Уп’ятницю, 5 травня, російські хакери вивели з ладу сайт французького сенату.</text:p>
      <text:p text:style-name="P4">
Про це передає Укрінформ з посиланням на <text:a xlink:type="simple" xlink:href="https://www.theguardian.com/world/live/2023/may/05/russia-ukraine-war-live-kyiv-shoots-down-own-drone-over-capital-zelenskiy-speaks-at-the-hague" text:style-name="Internet_20_link" text:visited-style-name="Visited_20_Internet_20_Link">
</text:a>
 .</text:p>
      <text:p text:style-name="P4">
"Доступ до сайту був порушений сьогодні вранці", - йдеться у повідомленніверхньої палати парламенту Франції.</text:p>
      <text:p text:style-name="P4">
Група під назвою NoName в месенджері Telegram взяла на себе відповідальністьза цю атаку, заявивши, що вчинила так, тому що "Франція працює з Україною надновим пакетом допомоги, що може включати зброю".</text:p>
      <text:p text:style-name="P4">
Ця ж група заявила, що у березні на декілька годин вивела з ладу вебсайтнижньої палати Національних зборів Франції.</text:p>
      <text:p text:style-name="P4">
<text:span text:style-name="T4">
Читайте також:</text:span>
 <text:a xlink:type="simple" xlink:href="https://www.ukrinform.ua/rubric-world/3701593-rosijski-hakeri-atakuvali-serveri-merii-pragi.html" text:style-name="Internet_20_link" text:visited-style-name="Visited_20_Internet_20_Link">
 <text:span text:style-name="T4">
хакери</text:span>
 </text:a>
</text:p>
      <text:p text:style-name="P4">
Окрім того, ця група заявила, що стоїть за перебоями в роботі урядових сайтівКанади, що були минулого місяця, коли Прем’єр-міністр України Денис Шмигальвідвідував цю країну.</text:p>
      <text:p text:style-name="P4">
Як повідомлялося, раніше на урядові сайти європейських країн неодноразовоздійснювали кібератаки російські <text:a xlink:type="simple" xlink:href="https://www.ukrinform.ua/tag-hakeri" text:style-name="Internet_20_link" text:visited-style-name="Visited_20_Internet_20_Link">
 </text:a>
 .Зокрема, на початку квітня на сайт парламенту Фінляндії було здійснено DoS-атаку.</text:p>
      <text:p text:style-name="P4">
Source: <text:a xlink:type="simple" xlink:href="https://www.ukrinform.ua/rubric-technology/3705319-sajt-senatu-francii-atakuvali-rosijski-hakeri.html" text:style-name="Internet_20_link" text:visited-style-name="Visited_20_Internet_20_Link">
https://www.ukrinform.ua/rubric-technology/3705319-sajt-senatu-francii-atakuvali-rosijski-hakeri.html</text:a>
</text:p>
      <!--NEWS-->
      <text:h text:style-name="P10" text:outline-level="1">
<text:span text:style-name="T4">
Укрпошта презентує до Міжнародного дня захисту дітей марку «Найзаповітніша мрія»</text:span>
</text:h>
      <text:p text:style-name="P4">
Authors: Ukrinform (Person)</text:p>
      <text:p text:style-name="P4">
Publisher: Укринформ (Organization)</text:p>
      <text:p text:style-name="P4">
Published Time: 2023-05-05T18:07:25+03:00</text:p>
      <text:p text:style-name="P4">
Modified Time: 2023-05-05T18:07:25+03:00</text:p>
      <text:p text:style-name="P4">
Description: За допомогою народного голосування було обрано ескіз для нової поштової марки, яку Укрпошта планує презентувати до Міжнародного дня захисту дітей. — Укрінформ.</text:p>
      <text:p text:style-name="P4">
Images: ["<text:a xlink:type="simple" xlink:href="https://static.ukrinform.com/photos/2023_05/thumb_files/630_360_1683299085-732.jpg" text:style-name="Internet_20_link" text:visited-style-name="Visited_20_Internet_20_Link">
630_360_16832...</text:a>
", "<text:a xlink:type="simple" xlink:href="https://static.ukrinform.com/photos/2023_05/1683299086-899.jpg" text:style-name="Internet_20_link" text:visited-style-name="Visited_20_Internet_20_Link">
1683299086-89...</text:a>
"]</text:p>
      <text:p text:style-name="P4">
Tags: ['Діти', 'Марка', 'Укрпошта']</text:p>
      <text:p text:style-name="P4">
Type: Article</text:p>
      <!--METADATA-->
      <text:p text:style-name="P4">
<draw:frame draw:style-name="fr1" draw:name="Image153" text:anchor-type="as-char" svg:width="6.9236in" svg:height="3.956343in" draw:z-index="0">
<draw:image xlink:href="../Images/yкринформ/2023-05-05T18-07-25-03-00/630_360_1683299085-732.jpg" xlink:type="simple" xlink:show="embed" xlink:actuate="onLoad" draw:mime-type="image/jpeg"/>
</draw:frame>
 Задопомогою народного голосування було обрано ескіз для нової поштової марки,яку Укрпошта планує презентувати до Міжнародного дня захисту дітей.</text:p>
      <text:p text:style-name="P4">
Як передає Укрінформ, про це повідомляє пресслужба  <text:a xlink:type="simple" xlink:href="https://www.ukrposhta.ua/ua/news/57905-ukrposhta-ogoloshu-rezultati-konkursu-diti-peremogi-maljujut-ukrainu-majbutnogo" text:style-name="Internet_20_link" text:visited-style-name="Visited_20_Internet_20_Link">
</text:a>
 .</text:p>
      <text:p text:style-name="P4">
«Беззаперечним лідером голосування на всіх платформах став ескіз №3 –«Найзаповітніша мрія». 218 969 тисяч голосів українці віддали за малюнок, дена фоні блакитного чистого неба та безкраїх ланів стиглої пшениці, зображенімати з дитиною, які після Перемоги України зустрічають батька з фронту», –йдеться у повідомленні.</text:p>
      <text:p text:style-name="P4">
В Укрпошті додали, що загалом до голосування долучилися 468 809 тисячгромадян.</text:p>
      <text:p text:style-name="P4">
<text:span text:style-name="T4">
Читайте також:</text:span>
 <text:a xlink:type="simple" xlink:href="https://www.ukrinform.ua/rubric-regions/3694032-u-kalusi-vveli-v-obig-marku-ukrposti-kalush-orchestra.html" text:style-name="Internet_20_link" text:visited-style-name="Visited_20_Internet_20_Link">
 <text:span text:style-name="T4">
Укрпошти</text:span>
 </text:a>
</text:p>
      <text:p text:style-name="P4">
Зазначається, що за час проведення конкурсу «Діти Перемоги малюють Українумайбутнього» до Укрпошти надійшло 350 дитячих робіт. 7 ескізів, які найточнішевідповідали заявленій темі, містили оригінальний творчий задум та вирізнялисявисоким рівнем художнього виконання були представлені у фінальномуголосуванні.</text:p>
      <text:p text:style-name="P4">
<draw:frame draw:style-name="fr1" draw:name="Image154" text:anchor-type="as-char" svg:width="6.9236in" svg:height="3.622069in" draw:z-index="0">
<draw:image xlink:href="../Images/yкринформ/2023-05-05T18-07-25-03-00/1683299086-899.jpg" xlink:type="simple" xlink:show="embed" xlink:actuate="onLoad" draw:mime-type="image/jpeg"/>
</draw:frame>
</text:p>
      <text:p text:style-name="P4">
«На прохання учасників голосування, окрім роботи-переможця в поштовому випуску«Діти Перемоги малюють Україну майбутнього», будуть відтворені роботи іншихучасників у якості ескізів до поштових марок, конвертів та карток», – додали вУкрпошті.</text:p>
      <text:p text:style-name="P4">
Як повідомлялося, з 2 по 4 травня українці обирали ескіз до нової поштовоїмарки, яку Укрпошта планує презентувати 1 червня – до Міжнародного дня захистудітей. Народне голосування проходило в застосунку Дія та соціальних мережахУкрпошти.</text:p>
      <text:p text:style-name="P4">
_ Фото: Укрпошта  _</text:p>
      <text:p text:style-name="P4">
Source: <text:a xlink:type="simple" xlink:href="https://www.ukrinform.ua/rubric-society/3705320-ukrposta-prezentue-do-miznarodnogo-dna-zahistu-ditej-marku-najzapovitnisa-mria.html" text:style-name="Internet_20_link" text:visited-style-name="Visited_20_Internet_20_Link">
https://www.ukrinform.ua/rubric-society/3705320-ukrposta-prezentue-do-miznarodnogo-dna-zahistu-ditej-marku-najzapovitnisa-mria.html</text:a>
</text:p>
      <!--NEWS-->
      <text:h text:style-name="P10" text:outline-level="1">
<text:span text:style-name="T4">
Водопілля на Запоріжжі: поліцейські допомагають жителям затопленого острова Мурав'їний</text:span>
</text:h>
      <text:p text:style-name="P4">
Authors: Ukrinform (Person)</text:p>
      <text:p text:style-name="P4">
Publisher: Укринформ (Organization)</text:p>
      <text:p text:style-name="P4">
Published Time: 2023-05-05T18:14:00+03:00</text:p>
      <text:p text:style-name="P4">
Modified Time: 2023-05-05T18:14:00+03:00</text:p>
      <text:p text:style-name="P4">
Description: На Запоріжжі затопило острів Мурав'їний поблизу Кушугума - поліцейські допомагають його жителям, будинки яких постраждали від водопілля. — Укрінформ.</text:p>
      <text:p text:style-name="P4">
Images: ["<text:a xlink:type="simple" xlink:href="https://static.ukrinform.com/photos/2023_05/thumb_files/630_360_1683299289-9288.jpeg" text:style-name="Internet_20_link" text:visited-style-name="Visited_20_Internet_20_Link">
630_360_16832...</text:a>
", "<text:a xlink:type="simple" xlink:href="https://static.ukrinform.com/photos/2023_05/thumb_files/630_360_1683299288-7625.jpeg" text:style-name="Internet_20_link" text:visited-style-name="Visited_20_Internet_20_Link">
630_360_16832...</text:a>
", "<text:a xlink:type="simple" xlink:href="https://static.ukrinform.com/photos/2023_05/thumb_files/630_360_1683299288-5125.jpeg" text:style-name="Internet_20_link" text:visited-style-name="Visited_20_Internet_20_Link">
630_360_16832...</text:a>
", "<text:a xlink:type="simple" xlink:href="https://static.ukrinform.com/photos/2023_05/thumb_files/630_360_1683299288-8930.jpeg" text:style-name="Internet_20_link" text:visited-style-name="Visited_20_Internet_20_Link">
630_360_16832...</text:a>
", "<text:a xlink:type="simple" xlink:href="https://static.ukrinform.com/photos/2023_05/thumb_files/630_360_1683299288-3442.jpeg" text:style-name="Internet_20_link" text:visited-style-name="Visited_20_Internet_20_Link">
630_360_16832...</text:a>
", "<text:a xlink:type="simple" xlink:href="https://static.ukrinform.com/photos/2023_05/thumb_files/630_360_1683299288-1623.jpeg" text:style-name="Internet_20_link" text:visited-style-name="Visited_20_Internet_20_Link">
630_360_16832...</text:a>
", "<text:a xlink:type="simple" xlink:href="https://static.ukrinform.com/photos/2023_05/thumb_files/630_360_1683299288-8972.jpeg" text:style-name="Internet_20_link" text:visited-style-name="Visited_20_Internet_20_Link">
630_360_16832...</text:a>
", "<text:a xlink:type="simple" xlink:href="https://static.ukrinform.com/photos/2023_05/thumb_files/630_360_1683299289-2293.jpeg" text:style-name="Internet_20_link" text:visited-style-name="Visited_20_Internet_20_Link">
630_360_16832...</text:a>
"]</text:p>
      <text:p text:style-name="P4">
Tags: ['Поліція', 'Запоріжжя', 'Водопілля']</text:p>
      <text:p text:style-name="P4">
Type: Article</text:p>
      <!--METADATA-->
      <text:p text:style-name="P4">
<draw:frame draw:style-name="fr1" draw:name="Image155" text:anchor-type="as-char" svg:width="6.9236in" svg:height="3.956343in" draw:z-index="0">
<draw:image xlink:href="../Images/yкринформ/2023-05-05T18-14-00-03-00/630_360_1683299289-9288.jpeg" xlink:type="simple" xlink:show="embed" xlink:actuate="onLoad" draw:mime-type="image/jpeg"/>
</draw:frame>
 НаЗапоріжжі затопило острів Мурав'їний поблизу Кушугума - поліцейськідопомагають його жителям, будинки яких постраждали від водопілля.</text:p>
      <text:p text:style-name="P4">
Про це повідомляє <text:a xlink:type="simple" xlink:href="https://zp.npu.gov.ua/news/politseiski-zaporizhzhia-dopomahaiut-hromadianam-shcho-poterpaiut-vid-vesnianoho-vodopillia" text:style-name="Internet_20_link" text:visited-style-name="Visited_20_Internet_20_Link">
 </text:a>
 , передаєУкрінформ.</text:p>
      <text:p text:style-name="P4">
"Внаслідок підвищення рівня води в Дніпрі затопило острів Мурав’їний, щопоблизу Кушугума. У зв'язку з цим працівники сектору поліцейської діяльностіна воді надають посилену допомогу місцевим мешканцям, будинки якихпостраждали", - йдеться у повідомленні.</text:p>
      <text:p text:style-name="P4">
Як поінформували правоохоронці, керівництво сектору водної поліції налагодилоспівпрацю з працівниками Державного агентства рибного господарства таДержавної екологічної інспекції Запоріжжя. Вирішено питання щодо наданнядопомоги постраждалим – поліцейські організували для них систематичнезабезпечення питною водою та продуктами харчування. Крім того, у разінеобхідності правоохоронці готові допомогти місцевим жителям евакуюватися. Цестосується не тільки людей, а й їхніх тварин.</text:p>
      <text:p text:style-name="P4">
<text:span text:style-name="T4">
Читайте також:</text:span>
 <text:a xlink:type="simple" xlink:href="https://www.ukrinform.ua/rubric-regions/3705182-druga-hvila-vodopilla-v-ukraini-jde-na-spad.html" text:style-name="Internet_20_link" text:visited-style-name="Visited_20_Internet_20_Link">
 <text:span text:style-name="T4">
водопілля</text:span>
 </text:a>
</text:p>
      <text:p text:style-name="P4">
Місцеві мешканці розповідають, що така катастрофічна ситуація склалась наострові вперше. Будинки, в яких мешкають люди, опинились наполовину у воді.Постраждало майже все їхнє майно. Люди ходять в гумових чоботах, а на більшідистанції пересуваються виключно на човнах.</text:p>
      <text:p text:style-name="P4">
<draw:frame draw:style-name="fr1" draw:name="Image156" text:anchor-type="as-char" svg:width="6.9236in" svg:height="3.956343in" draw:z-index="0">
<draw:image xlink:href="../Images/yкринформ/2023-05-05T18-14-00-03-00/630_360_1683299288-7625.jpeg" xlink:type="simple" xlink:show="embed" xlink:actuate="onLoad" draw:mime-type="image/jpeg"/>
</draw:frame>
Водопілля на Запоріжжі: поліцейські допомагають жителям затопленого островаМурав'їний : Головне управління Національної поліції в Запорізькій області  <text:a xlink:type="simple" xlink:href="https://static.ukrinform.com/photos/2023_05/1683299288-7625.jpeg" text:style-name="Internet_20_link" text:visited-style-name="Visited_20_Internet_20_Link">
<draw:frame draw:style-name="fr1" draw:name="Image157" text:anchor-type="as-char" svg:width="6.9236in" svg:height="3.956343in" draw:z-index="0">
<draw:image xlink:href="../Images/yкринформ/2023-05-05T18-14-00-03-00/630_360_1683299288-7625.jpeg" xlink:type="simple" xlink:show="embed" xlink:actuate="onLoad" draw:mime-type="image/jpeg"/>
</draw:frame>
</text:a>
 <text:a xlink:type="simple" xlink:href="https://static.ukrinform.com/photos/2023_05/1683299288-5125.jpeg" text:style-name="Internet_20_link" text:visited-style-name="Visited_20_Internet_20_Link">
<draw:frame draw:style-name="fr1" draw:name="Image158" text:anchor-type="as-char" svg:width="6.9236in" svg:height="3.956343in" draw:z-index="0">
<draw:image xlink:href="../Images/yкринформ/2023-05-05T18-14-00-03-00/630_360_1683299288-5125.jpeg" xlink:type="simple" xlink:show="embed" xlink:actuate="onLoad" draw:mime-type="image/jpeg"/>
</draw:frame>
</text:a>
 <text:a xlink:type="simple" xlink:href="https://static.ukrinform.com/photos/2023_05/1683299288-8930.jpeg" text:style-name="Internet_20_link" text:visited-style-name="Visited_20_Internet_20_Link">
<draw:frame draw:style-name="fr1" draw:name="Image159" text:anchor-type="as-char" svg:width="6.9236in" svg:height="3.956343in" draw:z-index="0">
<draw:image xlink:href="../Images/yкринформ/2023-05-05T18-14-00-03-00/630_360_1683299288-8930.jpeg" xlink:type="simple" xlink:show="embed" xlink:actuate="onLoad" draw:mime-type="image/jpeg"/>
</draw:frame>
</text:a>
 <text:a xlink:type="simple" xlink:href="https://static.ukrinform.com/photos/2023_05/1683299288-3442.jpeg" text:style-name="Internet_20_link" text:visited-style-name="Visited_20_Internet_20_Link">
<draw:frame draw:style-name="fr1" draw:name="Image160" text:anchor-type="as-char" svg:width="6.9236in" svg:height="3.956343in" draw:z-index="0">
<draw:image xlink:href="../Images/yкринформ/2023-05-05T18-14-00-03-00/630_360_1683299288-3442.jpeg" xlink:type="simple" xlink:show="embed" xlink:actuate="onLoad" draw:mime-type="image/jpeg"/>
</draw:frame>
</text:a>
 <text:a xlink:type="simple" xlink:href="https://static.ukrinform.com/photos/2023_05/1683299288-1623.jpeg" text:style-name="Internet_20_link" text:visited-style-name="Visited_20_Internet_20_Link">
<draw:frame draw:style-name="fr1" draw:name="Image161" text:anchor-type="as-char" svg:width="6.9236in" svg:height="3.956343in" draw:z-index="0">
<draw:image xlink:href="../Images/yкринформ/2023-05-05T18-14-00-03-00/630_360_1683299288-1623.jpeg" xlink:type="simple" xlink:show="embed" xlink:actuate="onLoad" draw:mime-type="image/jpeg"/>
</draw:frame>
</text:a>
 <text:a xlink:type="simple" xlink:href="https://static.ukrinform.com/photos/2023_05/1683299288-8972.jpeg" text:style-name="Internet_20_link" text:visited-style-name="Visited_20_Internet_20_Link">
<draw:frame draw:style-name="fr1" draw:name="Image162" text:anchor-type="as-char" svg:width="6.9236in" svg:height="3.956343in" draw:z-index="0">
<draw:image xlink:href="../Images/yкринформ/2023-05-05T18-14-00-03-00/630_360_1683299288-8972.jpeg" xlink:type="simple" xlink:show="embed" xlink:actuate="onLoad" draw:mime-type="image/jpeg"/>
</draw:frame>
</text:a>
 <text:a xlink:type="simple" xlink:href="https://static.ukrinform.com/photos/2023_05/1683299289-2293.jpeg" text:style-name="Internet_20_link" text:visited-style-name="Visited_20_Internet_20_Link">
<draw:frame draw:style-name="fr1" draw:name="Image163" text:anchor-type="as-char" svg:width="6.9236in" svg:height="3.956343in" draw:z-index="0">
<draw:image xlink:href="../Images/yкринформ/2023-05-05T18-14-00-03-00/630_360_1683299289-2293.jpeg" xlink:type="simple" xlink:show="embed" xlink:actuate="onLoad" draw:mime-type="image/jpeg"/>
</draw:frame>
</text:a>
 <text:a xlink:type="simple" xlink:href="https://static.ukrinform.com/photos/2023_05/1683299289-9288.jpeg" text:style-name="Internet_20_link" text:visited-style-name="Visited_20_Internet_20_Link">
<draw:frame draw:style-name="fr1" draw:name="Image164" text:anchor-type="as-char" svg:width="6.9236in" svg:height="3.956343in" draw:z-index="0">
<draw:image xlink:href="../Images/yкринформ/2023-05-05T18-14-00-03-00/630_360_1683299289-9288.jpeg" xlink:type="simple" xlink:show="embed" xlink:actuate="onLoad" draw:mime-type="image/jpeg"/>
</draw:frame>
</text:a>
</text:p>
      <text:p text:style-name="P4">
Сьогодні сформовані наряди поліції патрулюють узбережжя річки Дніпро,Каховського та Дніпровського водосховищ на службовому транспорті.</text:p>
      <text:p text:style-name="P4">
Source: <text:a xlink:type="simple" xlink:href="https://www.ukrinform.ua/rubric-regions/3705323-vodopilla-na-zaporizzi-policejski-dopomagaut-zitelam-zatoplenogo-ostrova-muravinij.html" text:style-name="Internet_20_link" text:visited-style-name="Visited_20_Internet_20_Link">
https://www.ukrinform.ua/rubric-regions/3705323-vodopilla-na-zaporizzi-policejski-dopomagaut-zitelam-zatoplenogo-ostrova-muravinij.html</text:a>
</text:p>
      <!--NEWS-->
      <text:h text:style-name="P10" text:outline-level="1">
<text:span text:style-name="T4">
Польща передала ноту протесту росії через погрози послу у москві</text:span>
</text:h>
      <text:p text:style-name="P4">
Authors: Ukrinform (Person)</text:p>
      <text:p text:style-name="P4">
Publisher: Укринформ (Organization)</text:p>
      <text:p text:style-name="P4">
Published Time: 2023-05-05T18:18:00+03:00</text:p>
      <text:p text:style-name="P4">
Modified Time: 2023-05-05T18:18:00+03:00</text:p>
      <text:p text:style-name="P4">
Description: До МЗС Польщі у п’ятницю викликали посла рф Сергія Андрєєва, якому вручили ноту протесту через погрози послу РП у москві Кшиштофу Краєвському. — Укрінформ.</text:p>
      <text:p text:style-name="P4">
Images: ["<text:a xlink:type="simple" xlink:href="https://static.ukrinform.com/photos/2017_03/thumb_files/630_360_1490772764-5241.jpg" text:style-name="Internet_20_link" text:visited-style-name="Visited_20_Internet_20_Link">
630_360_14907...</text:a>
"]</text:p>
      <text:p text:style-name="P4">
Tags: ['Москва', 'Польща', 'Протест', 'Війна з росією']</text:p>
      <text:p text:style-name="P4">
Type: Article</text:p>
      <!--METADATA-->
      <text:p text:style-name="P4">
<draw:frame draw:style-name="fr1" draw:name="Image165" text:anchor-type="as-char" svg:width="6.9236in" svg:height="3.956343in" draw:z-index="0">
<draw:image xlink:href="../Images/yкринформ/2023-05-05T18-18-00-03-00/630_360_1490772764-5241.jpg" xlink:type="simple" xlink:show="embed" xlink:actuate="onLoad" draw:mime-type="image/jpeg"/>
</draw:frame>
 До МЗСПольщі у п’ятницю викликали посла рф Сергія Андрєєва, якому вручили нотупротесту через погрози послу РП у москві Кшиштофу Краєвському.</text:p>
      <text:p text:style-name="P4">
Про це <text:a xlink:type="simple" xlink:href="https://www.gov.pl/web/dyplomacja/oswiadczenie-msz-w-sprawie-wezwania-do-msz-ambasadora-federacji-rosyjskiej-siergieja-andrejewa" text:style-name="Internet_20_link" text:visited-style-name="Visited_20_Internet_20_Link">
 </text:a>
 <text:a xlink:type="simple" xlink:href="https://www.gov.pl/web/dyplomacja/oswiadczenie-msz-w-sprawie-wezwania-do-msz-ambasadora-federacji-rosyjskiej-siergieja-andrejewa" text:style-name="Internet_20_link" text:visited-style-name="Visited_20_Internet_20_Link">
</text:a>
 МЗС Польщі, передаєУкрінформ.</text:p>
      <text:p text:style-name="P4">
“5 травня посла Сергія Андрєєва викликано до Міністерства закордонних справ.Представнику рф вручено ноту протесту з приводу заяви колишнього омбудсмена рфу справах дітей Павла Астахова із закликами до вбивства посла Польщі в <text:a xlink:type="simple" xlink:href="https://www.ukrinform.ua/tag-moskva" text:style-name="Internet_20_link" text:visited-style-name="Visited_20_Internet_20_Link">
</text:a>
 . Польська сторона висловила рішучийпротест щодо ситуації, яка склалася, й очікує на негайне порушеннякримінальної справи та покарання", - йдеться в заяві.</text:p>
      <text:p text:style-name="P4">
Як <text:a xlink:type="simple" xlink:href="https://www.ukrinform.ua/rubric-world/3703109-u-varsavi-vidreaguvali-na-slova-kolisnogo-ditacogo-ombudsmena-rf-pro-vbivstvo-polskogo-posla.html" text:style-name="Internet_20_link" text:visited-style-name="Visited_20_Internet_20_Link">
 </text:a>
раніше МЗС Польщі закликало гарантувати безпеку дипломатів відповідно доВіденської конвенції після заяв колишнього дитячого омбудсмена рф ПавлаАстахова, який на одному з ток-шоу висловив погрози на адресу посла Польщі вросії.</text:p>
      <text:p text:style-name="P4">
<text:span text:style-name="T4">
Читайте також:</text:span>
 <text:a xlink:type="simple" xlink:href="https://www.ukrinform.ua/rubric-world/3705189-u-polsi-demontuvali-se-odin-pamatnik-vdacnosti-cervonij-armii.html" text:style-name="Internet_20_link" text:visited-style-name="Visited_20_Internet_20_Link">
 <text:span text:style-name="T4">
Польщ</text:span>
 </text:a>
</text:p>
      <text:p text:style-name="P4">
Зокрема, Астахов заявив, вбивство послів "може бути в межах міжнародногоправа". Він згадав, що торік у травні у Варшаві облили червоною рідиною посларф Сергія Андрєєва, і висловив здивування, чому посла РП у рф досі "не знайшлиу Москві-річці".</text:p>
      <text:p text:style-name="P4">
Водночас Варшава поки не має наміру відкликати посла з москви. Речник МЗСПольщі <text:a xlink:type="simple" xlink:href="https://www.ukrinform.ua/rubric-world/3705136-u-mzs-polsi-poasnili-zberezenna-dipvidnosin-iz-rosieu.html" text:style-name="Internet_20_link" text:visited-style-name="Visited_20_Internet_20_Link">
 </text:a>
 заявив, що <text:a xlink:type="simple" xlink:href="https://www.ukrinform.ua/rubric-world/3705136-u-mzs-polsi-poasnili-zberezenna-dipvidnosin-iz-rosieu.html" text:style-name="Internet_20_link" text:visited-style-name="Visited_20_Internet_20_Link">
</text:a>
 з росією задля захисту інтересівгромадян РП й підтримання певного рівня комунікації між Варшавою і москвою.</text:p>
      <text:p text:style-name="P4">
Source: <text:a xlink:type="simple" xlink:href="https://www.ukrinform.ua/rubric-world/3705325-polsa-peredala-notu-protestu-rosii-cerez-pogrozi-poslu-u-moskvi.html" text:style-name="Internet_20_link" text:visited-style-name="Visited_20_Internet_20_Link">
https://www.ukrinform.ua/rubric-world/3705325-polsa-peredala-notu-protestu-rosii-cerez-pogrozi-poslu-u-moskvi.html</text:a>
</text:p>
      <!--NEWS-->
      <text:h text:style-name="P10" text:outline-level="1">
<text:span text:style-name="T4">
Журналістка показала жахливі умови реабілітації бійців на Черкащині – заклад почав прибирання</text:span>
</text:h>
      <text:p text:style-name="P4">
Authors: Ukrinform (Person)</text:p>
      <text:p text:style-name="P4">
Publisher: Укринформ (Organization)</text:p>
      <text:p text:style-name="P4">
Published Time: 2023-05-05T18:20:00+03:00</text:p>
      <text:p text:style-name="P4">
Modified Time: 2023-05-05T18:20:00+03:00</text:p>
      <text:p text:style-name="P4">
Description: Після відеосюжету журналістки Яніни Соколової про жахливі умови перебування військових на реабілітації в Черкаській області, в напівзруйнованій будівлі почали терміново прибирати гори побутового сміття.  — Укрінформ.</text:p>
      <text:p text:style-name="P4">
Images: ["<text:a xlink:type="simple" xlink:href="https://static.ukrinform.com/photos/2023_05/thumb_files/630_360_1683299971-289.png" text:style-name="Internet_20_link" text:visited-style-name="Visited_20_Internet_20_Link">
630_360_16832...</text:a>
", "<text:a xlink:type="simple" xlink:href="https://static.ukrinform.com/photos/2023_05/1683299969-455.png" text:style-name="Internet_20_link" text:visited-style-name="Visited_20_Internet_20_Link">
1683299969-45...</text:a>
"]</text:p>
      <text:p text:style-name="P4">
Tags: ['Черкащина', 'Реабілітація', 'Яніна Соколова']</text:p>
      <text:p text:style-name="P4">
Type: Article</text:p>
      <!--METADATA-->
      <text:p text:style-name="P4">
<draw:frame draw:style-name="fr1" draw:name="Image166" text:anchor-type="as-char" svg:width="6.9236in" svg:height="3.956343in" draw:z-index="0">
<draw:image xlink:href="../Images/yкринформ/2023-05-05T18-20-00-03-00/630_360_1683299971-289.png" xlink:type="simple" xlink:show="embed" xlink:actuate="onLoad" draw:mime-type="image/png"/>
</draw:frame>
 Післявідеосюжету журналістки Яніни Соколової про жахливі умови перебуваннявійськових на реабілітації в Черкаській області, в напівзруйнованій будівліпочали терміново прибирати гори побутового сміття.</text:p>
      <text:p text:style-name="P4">
Про це в коментарі Укрінформу розповіла начальниця районної державноїадміністрації Черкаської області Ірина Тернова.</text:p>
      <text:p text:style-name="P4">
«Зараз в закладі триває генеральне прибирання”, - сказала вона.</text:p>
      <text:p text:style-name="P4">
За словами Тернової, влада перебуває на зв'язку із закладом і постійнодопомагає військовим.</text:p>
      <text:p text:style-name="P4">
<text:span text:style-name="T4">
Читайте також:</text:span>
 <text:a xlink:type="simple" xlink:href="https://www.ukrinform.ua/rubric-kyiv/3705210-mer-brussela-vidvidav-medzaklad-u-kievi-de-stvoruut-reabilitacijnij-centr-dla-zahisnikiv.html" text:style-name="Internet_20_link" text:visited-style-name="Visited_20_Internet_20_Link">
 <text:span text:style-name="T4">
реабіліта</text:span>
 </text:a>
</text:p>
      <text:p text:style-name="P4">
Вона також називає сюжет однобоким, хайпом, який покликаний спровокуватиемоції глядачів.</text:p>
      <text:p text:style-name="P4">
"Власник сам запропонував цю локацію. Там не було світла - ми зробили.Прибирання зробили. Опалення нема, але його й не передбачено від самогопочатку. Робимо і допомагаємо у всьому, що просять військові. Вважаю, щопублікація - просто хайп, адже знімали лише ту частину, яка була нежилою зрадянських часів. Повністю однобоке висвітлення", - сказала Ірина Тернова.</text:p>
      <text:p text:style-name="P4">
<draw:frame draw:style-name="fr1" draw:name="Image167" text:anchor-type="as-char" svg:width="6.9236in" svg:height="5.179879in" draw:z-index="0">
<draw:image xlink:href="../Images/yкринформ/2023-05-05T18-20-00-03-00/1683299969-455.png" xlink:type="simple" xlink:show="embed" xlink:actuate="onLoad" draw:mime-type="image/png"/>
</draw:frame>
</text:p>
      <text:p text:style-name="P4">
Вона також наголосила, що в цей приватний заклад постійно заїжджаютьвійськові, але така ситуація сталася вперше. Досі ніхто не скаржився.</text:p>
      <text:p text:style-name="P4">
Напередодні журналістка Яніна Соколова випустила відеосюжет, де показалажахливі умови проживання військових на території Черкаської області: воякисплять на підлозі, в суцільному бруді й смітті без елементарних умовпроживання.</text:p>
      <text:p text:style-name="P4">
Відео їй надіслали військові третього Луганського прикордонного загону. Вонирозповіли, що після тримісячного перебування в Бахмуті їх направили натримісячну реабілітацію на Черкащину. Деякі з них мають поранення. На відео -будівля в напівзруйнованому стані, обдерті стіни і купи сміття в приміщенні.</text:p>
      <text:p text:style-name="P4">
За словами військових, які наводить журналістка, нібито після її звернень взаклад терміново привезли розкладачки і почали робити прибирання.</text:p>
      <text:p text:style-name="P4">
<text:span text:style-name="T4">
Читайте також:</text:span>
 <text:a xlink:type="simple" xlink:href="https://www.ukrinform.ua/rubric-polytics/3704870-prezident-vruciv-godinniki-vijskovim-aki-perebuvaut-na-reabilitacii-v-niderlandah.html" text:style-name="Internet_20_link" text:visited-style-name="Visited_20_Internet_20_Link">
 <text:span text:style-name="T4">
реабіліта</text:span>
 </text:a>
</text:p>
      <text:p text:style-name="P4">
Луганський прикордонний загін входить до структури МВС. Соколова звернулася іззапитом до міністерства та до коменданта загону. На питання «чому військові наротації перебувають в нелюдських умовах», він порадив їй зробити запит впресслужбу, а потім взагалі кинув слухавку.</text:p>
      <text:p text:style-name="P4">
В пресслужбі Черкаської ОДА також не стали коментувати скандальний відеосюжет.</text:p>
      <text:p text:style-name="P4">
Source: <text:a xlink:type="simple" xlink:href="https://www.ukrinform.ua/rubric-regions/3705326-zurnalistka-pokazala-zahlivi-umovi-reabilitacii-bijciv-na-cerkasini-zaklad-pocav-pribiranna.html" text:style-name="Internet_20_link" text:visited-style-name="Visited_20_Internet_20_Link">
https://www.ukrinform.ua/rubric-regions/3705326-zurnalistka-pokazala-zahlivi-umovi-reabilitacii-bijciv-na-cerkasini-zaklad-pocav-pribiranna.html</text:a>
</text:p>
      <!--NEWS-->
      <text:h text:style-name="P10" text:outline-level="1">
<text:span text:style-name="T4">
Сергій Богачук проведе свій наступний бій у липні</text:span>
</text:h>
      <text:p text:style-name="P4">
Authors: Ukrinform (Person)</text:p>
      <text:p text:style-name="P4">
Publisher: Укринформ (Organization)</text:p>
      <text:p text:style-name="P4">
Published Time: 2023-05-05T18:23:37+03:00</text:p>
      <text:p text:style-name="P4">
Modified Time: 2023-05-05T18:23:37+03:00</text:p>
      <text:p text:style-name="P4">
Description: Українець захищатиме титул WBC Continental Americas. — Укрінформ.</text:p>
      <text:p text:style-name="P4">
Images: ["<text:a xlink:type="simple" xlink:href="https://static.ukrinform.com/photos/2023_05/thumb_files/630_360_1683300140-497.jpg" text:style-name="Internet_20_link" text:visited-style-name="Visited_20_Internet_20_Link">
630_360_16833...</text:a>
"]</text:p>
      <text:p text:style-name="P4">
Tags: ['Бокс']</text:p>
      <text:p text:style-name="P4">
Type: Article</text:p>
      <!--METADATA-->
      <text:p text:style-name="P4">
<draw:frame draw:style-name="fr1" draw:name="Image168" text:anchor-type="as-char" svg:width="6.9236in" svg:height="3.956343in" draw:z-index="0">
<draw:image xlink:href="../Images/yкринформ/2023-05-05T18-23-37-03-00/630_360_1683300140-497.jpg" xlink:type="simple" xlink:show="embed" xlink:actuate="onLoad" draw:mime-type="image/jpeg"/>
</draw:frame>
 Українецьзахищатиме титул WBC Continental Americas.</text:p>
      <text:p text:style-name="P4">
Український боксер першої середньої ваги Сергій Богачук (22-1, 22 КО)повернеться на ринг у липні, <text:a xlink:type="simple" xlink:href="https://www.instagram.com/p/Cr081v_rgrJ/" text:style-name="Internet_20_link" text:visited-style-name="Visited_20_Internet_20_Link">
</text:a>
промоутер українця Том Леффлер, передає Укрінформ.</text:p>
      <text:p text:style-name="P4">
«Завжди приємно бачити, що Сергій Богачук є третім у світі. Сергій готовийзнову захистити свій титул WBC Continental Americas у липні. Деталі будутьоголошені скоро», – написав Леффлер в інстаграмі.</text:p>
      <text:p text:style-name="P4">
28 січня Богачук здобув дострокову перемогу у 10-раундовому бою протиНатаніеля Галлімора, захистивши титул WBC Continental Americas. Для Богачукаце був перший захист титулу. Він завоював його у листопаді минулого року,перемігши Аарона Коулі.</text:p>
      <text:p text:style-name="P4">
<text:span text:style-name="T4">
Читайте також:</text:span>
 <text:a xlink:type="simple" xlink:href="https://www.ukrinform.ua/rubric-sports/3704790-cempion-svitu-z-boksu-saul-alvares-z-bratami-uvijsov-do-knigi-rekordiv-ginnesa.html" text:style-name="Internet_20_link" text:visited-style-name="Visited_20_Internet_20_Link">
 <text:span text:style-name="T4">
бокс</text:span>
 </text:a>
</text:p>
      <text:p text:style-name="P4">
Як повідомляв Укрінформ, Чемпіон світу з боксу Сауль «Канело» Альварес увійшовдо Книги рекордів Гіннеса за вечір боксу, що відбувся в Мексиці у 2008 році.</text:p>
      <text:p text:style-name="P4">
Фото: Getty Images</text:p>
      <text:p text:style-name="P4">
Source: <text:a xlink:type="simple" xlink:href="https://www.ukrinform.ua/rubric-sports/3705328-sergij-bogacuk-provede-svij-nastupnij-bij-u-lipni.html" text:style-name="Internet_20_link" text:visited-style-name="Visited_20_Internet_20_Link">
https://www.ukrinform.ua/rubric-sports/3705328-sergij-bogacuk-provede-svij-nastupnij-bij-u-lipni.html</text:a>
</text:p>
      <!--NEWS-->
      <text:h text:style-name="P10" text:outline-level="1">
<text:span text:style-name="T4">
Збитки на 176 мільйонів: двом посадовця Центренерго повідомили про підозри</text:span>
</text:h>
      <text:p text:style-name="P4">
Authors: Ukrinform (Person)</text:p>
      <text:p text:style-name="P4">
Publisher: Укринформ (Organization)</text:p>
      <text:p text:style-name="P4">
Published Time: 2023-05-05T18:27:36+03:00</text:p>
      <text:p text:style-name="P4">
Modified Time: 2023-05-05T18:27:36+03:00</text:p>
      <text:p text:style-name="P4">
Description: Колишні член дирекції й очільник одного з департаментів публічного акціонерного товариства "Центренерго" підозрюються в заподіянні підприємству збитків на понад 176 млн гривень. — Укрінформ.</text:p>
      <text:p text:style-name="P4">
Images: ["<text:a xlink:type="simple" xlink:href="https://static.ukrinform.com/photos/2020_08/thumb_files/630_360_1596380467-663.jpg" text:style-name="Internet_20_link" text:visited-style-name="Visited_20_Internet_20_Link">
630_360_15963...</text:a>
"]</text:p>
      <text:p text:style-name="P4">
Tags: ['Центренерго', 'Підозра', 'САП', 'Збитки']</text:p>
      <text:p text:style-name="P4">
Type: Article</text:p>
      <!--METADATA-->
      <text:p text:style-name="P4">
<draw:frame draw:style-name="fr1" draw:name="Image169" text:anchor-type="as-char" svg:width="6.9236in" svg:height="3.956343in" draw:z-index="0">
<draw:image xlink:href="../Images/yкринформ/2023-05-05T18-27-36-03-00/630_360_1596380467-663.jpg" xlink:type="simple" xlink:show="embed" xlink:actuate="onLoad" draw:mime-type="image/jpeg"/>
</draw:frame>
 Колишнічлен дирекції й очільник одного з департаментів публічного акціонерноготовариства "Центренерго" підозрюються в заподіянні підприємству збитків напонад 176 млн гривень.</text:p>
      <text:p text:style-name="P4">
Як передає Укрінформ, про це Спеціалізована антикорупційна прокуратураповідомила в <text:a xlink:type="simple" xlink:href="https://t.me/sap_gov_ua/1355" text:style-name="Internet_20_link" text:visited-style-name="Visited_20_Internet_20_Link">
 </text:a>
 .</text:p>
      <text:p text:style-name="P4">
"За процесуального керівництва прокурора САП детективи Національногоантикорупційного бюро повідомили про підозру колишньому члену дирекції ПАТ"Центренерго" та його пособникам – колишньому начальнику департаменту ПАТ"Центренерго" та керівнику приватної компанії, зловживання яких завдали одномуз найбільших підприємств електроенергетичної галузі країни понад 176 млн грнзбитків", – ідеться в повідомленні.</text:p>
      <text:p text:style-name="P4">
Згідно з даними слідства, у 2020 році між Центренерго та приватною компанією –переможцем аукціону була укладена угода на закупівлю електроенергії. Тодіприватна компанія здійснила частковий відбір електроенергії, а тому булазобов'язана сплатити штраф.</text:p>
      <text:p text:style-name="P4">
Натомість між товариством та компанією були укладені додаткові угоди, яківиключили з основних угод положення про дозволені межі відхилення від обсягіввідібрання електроенергії обсягом 5% від договірного обсягу. Ці змінидозволяли приватній компанії відбирати будь-який обсяг <text:a xlink:type="simple" xlink:href="https://www.ukrinform.ua/tag-elektroenergia" text:style-name="Internet_20_link" text:visited-style-name="Visited_20_Internet_20_Link">
</text:a>
 , попри те, що умовоюпроведених аукціонів було гарантоване відібрання договірного обсягу.</text:p>
      <text:p text:style-name="P4">
У межах розслідування встановлено, що вказані додаткові угоди були підписанізаднім числом та мали на меті уникнення сплати штрафу приватною компанією заневідбір законтрактованої електроенергії.</text:p>
      <text:p text:style-name="P4">
Унаслідок згаданих дій Центренерго недоотримало дохід на суму понад 176,8тисяч гривень – саме стільки коштів приватна компанія мала сплатити заневиконання зазначеного обов’язку.</text:p>
      <text:p text:style-name="P4">
<text:span text:style-name="T4">
Читайте також:</text:span>
 <text:a xlink:type="simple" xlink:href="https://www.ukrinform.ua/rubric-economy/3618845-sud-arestuvav-kolisnogo-clena-direkcii-centrenergo-pidozruvanogo-u-pidrobci-dokumentiv.html" text:style-name="Internet_20_link" text:visited-style-name="Visited_20_Internet_20_Link">
 <text:span text:style-name="T4">
Центренерго</text:span>
 </text:a>
</text:p>
      <text:p text:style-name="P4">
Дії колишнього члена дирекції кваліфіковані за ознаками злочинів, передбаченихч. 2 ст. 28 (правопорушення, вчинене за попередньою змовою групою осіб), ч. 2ст. 364 (зловживання владою або службовим становищем) та ч. 1 ст. 366(службове підроблення) Кримінального кодексу України.</text:p>
      <text:p text:style-name="P4">
Його пособникам, крім вказаних статей, інкриміноване пособництво (ч. 5 ст. 27Кримінального кодексу України).</text:p>
      <text:p text:style-name="P4">
Місцеперебування колишніх посадовців "Центренерго" не встановлене. Підозра їмоголошена в порядку статтей 135 та 278 Кримінального процесуального кодексуУкраїни.</text:p>
      <text:p text:style-name="P4">
Як повідомляв Укрінформ, раніше НАБУ оголосило підозру у зловживанні службовимстановищем колишнім посадовцям держпідприємства "Обслуговування повітряногоруху України", що входить до сфери управління Міністерства інфраструктуриУкраїни. Вищий антикорупційний <text:a xlink:type="simple" xlink:href="https://www.ukrinform.ua/rubric-economy/3704781-vaks-viznaciv-zastavi-dvom-ekszastupnikam-direktora-ukraeroruhu.html" text:style-name="Internet_20_link" text:visited-style-name="Visited_20_Internet_20_Link">
 </text:a>
 .</text:p>
      <text:p text:style-name="P4">
Source: <text:a xlink:type="simple" xlink:href="https://www.ukrinform.ua/rubric-economy/3705330-zbitki-na-176-miljoniv-dvom-posadovca-centrenergo-povidomili-pro-pidozri.html" text:style-name="Internet_20_link" text:visited-style-name="Visited_20_Internet_20_Link">
https://www.ukrinform.ua/rubric-economy/3705330-zbitki-na-176-miljoniv-dvom-posadovca-centrenergo-povidomili-pro-pidozri.html</text:a>
</text:p>
      <!--NEWS-->
      <text:h text:style-name="P10" text:outline-level="1">
<text:span text:style-name="T4">
Лубінець обговорив із ЮНІСЕФ захист прав дітей, які постраждали через війну</text:span>
</text:h>
      <text:p text:style-name="P4">
Authors: Ukrinform (Person)</text:p>
      <text:p text:style-name="P4">
Publisher: Укринформ (Organization)</text:p>
      <text:p text:style-name="P4">
Published Time: 2023-05-05T18:27:55+03:00</text:p>
      <text:p text:style-name="P4">
Modified Time: 2023-05-05T18:27:55+03:00</text:p>
      <text:p text:style-name="P4">
Description: Уповноважений Верховної Ради з прав людини Дмитро Лубінець під час зустрічі з Представництвом Дитячого фонду ООН (ЮНІСЕФ) в Україні обговорив забезпечення захисту прав дітей, які постраждали через збройну агресію рф проти України. — Укрінформ.</text:p>
      <text:p text:style-name="P4">
Images: ["<text:a xlink:type="simple" xlink:href="https://static.ukrinform.com/photos/2023_05/thumb_files/630_360_1683300397-673.jpg" text:style-name="Internet_20_link" text:visited-style-name="Visited_20_Internet_20_Link">
630_360_16833...</text:a>
"]</text:p>
      <text:p text:style-name="P4">
Tags: ['Діти', 'Права людини', 'ЮНІСЕФ', 'Війна з росією', 'Дмитро Лубінець']</text:p>
      <text:p text:style-name="P4">
Type: Article</text:p>
      <!--METADATA-->
      <text:p text:style-name="P4">
<draw:frame draw:style-name="fr1" draw:name="Image170" text:anchor-type="as-char" svg:width="6.9236in" svg:height="3.956343in" draw:z-index="0">
<draw:image xlink:href="../Images/yкринформ/2023-05-05T18-27-55-03-00/630_360_1683300397-673.jpg" xlink:type="simple" xlink:show="embed" xlink:actuate="onLoad" draw:mime-type="image/jpeg"/>
</draw:frame>
Уповноважений Верховної Ради з прав людини Дмитро Лубінець під час зустрічі зПредставництвом Дитячого фонду ООН (ЮНІСЕФ) в Україні обговорив забезпеченнязахисту прав дітей, які постраждали через збройну агресію рф проти України.</text:p>
      <text:p text:style-name="P4">
Про це омбудсман поінформував у <text:a xlink:type="simple" xlink:href="https://t.me/dmytro_lubinetzs/2350" text:style-name="Internet_20_link" text:visited-style-name="Visited_20_Internet_20_Link">
 </text:a>
 <text:a xlink:type="simple" xlink:href="https://t.me/dmytro_lubinetzs/2350" text:style-name="Internet_20_link" text:visited-style-name="Visited_20_Internet_20_Link">
</text:a>
 передає Укрінформ.</text:p>
      <text:p text:style-name="P4">
“Ключова тема – забезпечення захисту прав дітей, які постраждали черезросійську збройну агресію проти України. Розповів представникам фонду продіяльність Офісу Омбудсмана в цьому напрямку та презентував інформаційніматеріали з цієї теми”, - зауважив він.</text:p>
      <text:p text:style-name="P4">
У свою чергу, голова Представництва <text:a xlink:type="simple" xlink:href="https://www.ukrinform.ua/tag-unisef" text:style-name="Internet_20_link" text:visited-style-name="Visited_20_Internet_20_Link">
 </text:a>
 вУкраїні Мурат Шахін заявив, що фонд готовий допомагати Офісу Уповноваженого тазміцнювати співпрацю для захисту прав дітей.</text:p>
      <text:p text:style-name="P4">
<text:span text:style-name="T4">
Читайте також:</text:span>
 <text:a xlink:type="simple" xlink:href="https://www.ukrinform.ua/rubric-polytics/3705282-mzs-pro-deportaciu-ditej-zvit-obse-moze-buti-vikoristanij-dla-pritagnenna-rosii-do-vidpovidalnosti.html" text:style-name="Internet_20_link" text:visited-style-name="Visited_20_Internet_20_Link">
 <text:span text:style-name="T4">
депорт</text:span>
 </text:a>
</text:p>
      <text:p text:style-name="P4">
“Також ми обговорили майбутні спільні заходи та взаємодію. Дякую партнерам задружню та продуктивну зустріч! Переконаний, що наша співпраця будерезультативною”, - зазначив омбудсман.</text:p>
      <text:p text:style-name="P4">
Як повідомлялося, Лубінець висловив думку, що місія ООН могла би розшукуватиукраїнських дітей, депортованих до росії.</text:p>
      <text:p text:style-name="P4">
<text:span text:style-name="T5">
Фото: Офіс омбудсмена</text:span>
</text:p>
      <text:p text:style-name="P4">
Source: <text:a xlink:type="simple" xlink:href="https://www.ukrinform.ua/rubric-society/3705331-lubinec-obgovoriv-iz-unisef-zahist-prav-ditej-aki-postrazdali-cerez-vijnu.html" text:style-name="Internet_20_link" text:visited-style-name="Visited_20_Internet_20_Link">
https://www.ukrinform.ua/rubric-society/3705331-lubinec-obgovoriv-iz-unisef-zahist-prav-ditej-aki-postrazdali-cerez-vijnu.html</text:a>
</text:p>
      <!--NEWS-->
      <text:h text:style-name="P10" text:outline-level="1">
<text:span text:style-name="T4">
В OTР Bank Україна відкидають звинувачення в активності роботи групи на ринку рф</text:span>
</text:h>
      <text:p text:style-name="P4">
Authors: Ukrinform (Person)</text:p>
      <text:p text:style-name="P4">
Publisher: Укринформ (Organization)</text:p>
      <text:p text:style-name="P4">
Published Time: 2023-05-05T18:29:09+03:00</text:p>
      <text:p text:style-name="P4">
Modified Time: 2023-05-05T18:29:09+03:00</text:p>
      <text:p text:style-name="P4">
Description: OTP Bank Україна оприлюднив заяву, в якій назвав інформацію про роботу OTP Group на ринку рф неправдивою. — Укрінформ.</text:p>
      <text:p text:style-name="P4">
Images: ["<text:a xlink:type="simple" xlink:href="https://static.ukrinform.com/photos/2023_05/thumb_files/630_360_1683300446-971.jpg" text:style-name="Internet_20_link" text:visited-style-name="Visited_20_Internet_20_Link">
630_360_16833...</text:a>
"]</text:p>
      <text:p text:style-name="P4">
Tags: ['Банк', 'Україна', 'росія']</text:p>
      <text:p text:style-name="P4">
Type: Article</text:p>
      <!--METADATA-->
      <text:p text:style-name="P4">
<draw:frame draw:style-name="fr1" draw:name="Image171" text:anchor-type="as-char" svg:width="6.9236in" svg:height="3.956343in" draw:z-index="0">
<draw:image xlink:href="../Images/yкринформ/2023-05-05T18-29-09-03-00/630_360_1683300446-971.jpg" xlink:type="simple" xlink:show="embed" xlink:actuate="onLoad" draw:mime-type="image/jpeg"/>
</draw:frame>
 OTP BankУкраїна оприлюднив заяву, в якій назвав інформацію про роботу OTP Group наринку рф неправдивою.</text:p>
      <text:p text:style-name="P4">
Як передає Укрінформ, відповідне звернення оприлюднено <text:a xlink:type="simple" xlink:href="https://www.otpbank.com.ua/about/news/436647/" text:style-name="Internet_20_link" text:visited-style-name="Visited_20_Internet_20_Link">
</text:a>
 .</text:p>
      <text:p text:style-name="P4">
«Зараз у ЗМІ розповсюджується неправдива інформація щодо роботи OTP Group наринку ру. Тому інформуємо вас, що OTP Group кардинально зменшила своюприсутність на ринку ру за 2022 рік: частка ринку знизилася до 0,17%;кредитування юридичних осіб було зупинено; корпоративний кредитний портфельзменшено на 75%», - ідеться в повідомленні.</text:p>
      <text:p text:style-name="P4">
<text:span text:style-name="T4">
Читайте також:</text:span>
 <text:a xlink:type="simple" xlink:href="https://www.ukrinform.ua/rubric-economy/3705244-u-nbu-rozpovili-pro-pributok-bankiv-za-i-kvartal.html" text:style-name="Internet_20_link" text:visited-style-name="Visited_20_Internet_20_Link">
 <text:span text:style-name="T4">
банк</text:span>
 </text:a>
</text:p>
      <text:p text:style-name="P4">
У банку наголошують, що наразі процедура виходу групи з російського ринкуюридично заблокована.</text:p>
      <text:p text:style-name="P4">
Такою, що не відповідає дійсності, в банку називають й інформацію про визнаннякерівництвом групи незаконних утворень «лнр/днр» і про надання пільговихкредитів російським військовослужбовцям.</text:p>
      <text:p text:style-name="P4">
Як наголошують в банку, менеджмент OTP Group постійно публічно висловлюєпідтримку Україні і разом з менеджментом ОТР Ваnk Україна "кардинальнозасуджує війну".</text:p>
      <text:p text:style-name="P4">
<text:span text:style-name="T4">
Читайте також:</text:span>
 <text:a xlink:type="simple" xlink:href="https://www.ukrinform.ua/rubric-economy/3705181-u-nezaleznij-asociacii-bankiv-prognozuut-znizenna-oblikovoi-stavki-do-kinca-roku.html" text:style-name="Internet_20_link" text:visited-style-name="Visited_20_Internet_20_Link">
 <text:span text:style-name="T4">
банк</text:span>
 </text:a>
</text:p>
      <text:p text:style-name="P4">
Також зазначається, що ОТР Bank Україна у своїй діяльності керується нормамиукраїнського та міжнародного права, веде відповідальний бізнес, спрямований надовгострокові відносини з клієнтами та розвиток української економіки.</text:p>
      <text:p text:style-name="P4">
«Підтвердженням цього є рішення Національного Банку України про визнання OTPBank Україна системно важливим банком. І сьогодні OTP Bank Україна продовжуєвиконувати всі зобов’язання, проводити платежі та видавати нові кредити», -йдеться в заяві.</text:p>
      <text:p text:style-name="P4">
Як повідомлялося, Національне агентство з питань запобігання корупції внеслоугорський OTP Bank до переліку міжнародних спонсорів війни. Таке рішенняухвалене через позицію керівництва банку продовжувати діяльність в росії тафактичне визнання так званих донецької та луганської «народних республік».</text:p>
      <text:p text:style-name="P4">
Фото: OTР Bank Україна</text:p>
      <text:p text:style-name="P4">
Source: <text:a xlink:type="simple" xlink:href="https://www.ukrinform.ua/rubric-economy/3705333-v-otr-bank-ukraina-vidkidaut-zvinuvacenna-v-aktivnosti-roboti-grupi-na-rinku-rf.html" text:style-name="Internet_20_link" text:visited-style-name="Visited_20_Internet_20_Link">
https://www.ukrinform.ua/rubric-economy/3705333-v-otr-bank-ukraina-vidkidaut-zvinuvacenna-v-aktivnosti-roboti-grupi-na-rinku-rf.html</text:a>
</text:p>
      <!--NEWS-->
      <text:h text:style-name="P10" text:outline-level="1">
<text:span text:style-name="T4">
Жителям зруйнованого села на Херсонщині презентували варіанти відновлення будинків</text:span>
</text:h>
      <text:p text:style-name="P4">
Authors: Ukrinform (Person)</text:p>
      <text:p text:style-name="P4">
Publisher: Укринформ (Organization)</text:p>
      <text:p text:style-name="P4">
Published Time: 2023-05-05T18:34:00+03:00</text:p>
      <text:p text:style-name="P4">
Modified Time: 2023-05-05T18:34:00+03:00</text:p>
      <text:p text:style-name="P4">
Description: У зруйнованому внаслідок російської агресії селі Посад-Покровське на Херсонщині презентували варіанти відновлення житлових будинків. — Укрінформ.</text:p>
      <text:p text:style-name="P4">
Images: ["<text:a xlink:type="simple" xlink:href="https://static.ukrinform.com/photos/2023_05/thumb_files/630_360_1683300814-688.jpg" text:style-name="Internet_20_link" text:visited-style-name="Visited_20_Internet_20_Link">
630_360_16833...</text:a>
"]</text:p>
      <text:p text:style-name="P4">
Tags: ['Херсонщина', 'Війна з росією', 'Відновлення України']</text:p>
      <text:p text:style-name="P4">
Type: Article</text:p>
      <!--METADATA-->
      <text:p text:style-name="P4">
<draw:frame draw:style-name="fr1" draw:name="Image172" text:anchor-type="as-char" svg:width="6.9236in" svg:height="3.956343in" draw:z-index="0">
<draw:image xlink:href="../Images/yкринформ/2023-05-05T18-34-00-03-00/630_360_1683300814-688.jpg" xlink:type="simple" xlink:show="embed" xlink:actuate="onLoad" draw:mime-type="image/jpeg"/>
</draw:frame>
 Узруйнованому внаслідок російської агресії селі Посад-Покровське на Херсонщиніпрезентували варіанти відновлення житлових будинків.</text:p>
      <text:p text:style-name="P4">
Про це повідомляє <text:a xlink:type="simple" xlink:href="https://t.me/khersonskaODA/5598" text:style-name="Internet_20_link" text:visited-style-name="Visited_20_Internet_20_Link">
 </text:a>
 , передає Укрінформ.</text:p>
      <text:p text:style-name="P4">
Як зазначається, у населеному пункті пошкоджено або знищено майже всі домівки,школу, дитсадок, будинок культури, магазини, аптеки та іншу соціальнуінфраструктуру.</text:p>
      <text:p text:style-name="P4">
<text:span text:style-name="T4">
Читайте також:</text:span>
 <text:a xlink:type="simple" xlink:href="https://www.ukrinform.ua/rubric-vidbudova/3705315-mer-mariupola-predstaviv-plan-vidrodzenna-mista.html" text:style-name="Internet_20_link" text:visited-style-name="Visited_20_Internet_20_Link">
 </text:a>
</text:p>
      <text:p text:style-name="P4">
"Відновлювати Посад-Покровське будуть комплексно – це нове сучасне плануваннята повна трансформація населеного пункту", - зауважили в ОВА.</text:p>
      <text:p text:style-name="P4">
Представники проєктної організації ТОВ «Архіматика» та Державного агентствавідновлення та розвитку інфраструктури презентували місцевим жителям триваріанти відновлення приватних будинків. Вони запевняють, що під часпроєктування та виконання робіт у першу чергу враховуватимуться побажання тапропозиції власників будинків.</text:p>
      <text:p text:style-name="P4">
Нині у селі тривають аварійно-ремонтні роботи пошкоджених мереж.</text:p>
      <text:p text:style-name="P4">
<text:span text:style-name="T4">
Читайте також:</text:span>
 <text:a xlink:type="simple" xlink:href="https://www.ukrinform.ua/rubric-vidbudova/3705303-u-prifrontovih-rajonah-za-pidtrimki-francii-planuut-pobuduvati-10-modulnih-likaren.html" text:style-name="Internet_20_link" text:visited-style-name="Visited_20_Internet_20_Link">
 </text:a>
</text:p>
      <text:p text:style-name="P4">
Як повідомляв Укрінформ, на Херсонщині енергетики повернули напругу у Посад-Покровське, електропостачання у своїх оселях мають вже близько 40% абонентів.</text:p>
      <text:p text:style-name="P4">
Уряд визначив шість населених пунктів, де в межах експериментального проєктувідбудова проходитиме комплексно й за новими принципами. Це Бородянка та Мощуну Київській області, Тростянець у Сумській області, Посад-Покровське вХерсонській області, Циркуни в Харківській області та Ягідне в Чернігівськійобласті.</text:p>
      <text:p text:style-name="P4">
Source: <text:a xlink:type="simple" xlink:href="https://www.ukrinform.ua/rubric-vidbudova/3705337-zitelam-zrujnovanogo-sela-na-hersonsini-prezentuvali-varianti-vidnovlenna-budinkiv.html" text:style-name="Internet_20_link" text:visited-style-name="Visited_20_Internet_20_Link">
https://www.ukrinform.ua/rubric-vidbudova/3705337-zitelam-zrujnovanogo-sela-na-hersonsini-prezentuvali-varianti-vidnovlenna-budinkiv.html</text:a>
</text:p>
      <!--NEWS-->
      <text:h text:style-name="P10" text:outline-level="1">
<text:span text:style-name="T4">
Посольство України у ФРН запроваджує новий формат Дня пам’яті та примирення</text:span>
</text:h>
      <text:p text:style-name="P4">
Authors: Ukrinform (Person)</text:p>
      <text:p text:style-name="P4">
Publisher: Укринформ (Organization)</text:p>
      <text:p text:style-name="P4">
Published Time: 2023-05-05T18:35:00+03:00</text:p>
      <text:p text:style-name="P4">
Modified Time: 2023-05-05T18:35:00+03:00</text:p>
      <text:p text:style-name="P4">
Description: Посольство України у ФРН започатковує новий формат вшанування Дня пам’яті та примирення 8 травня. — Укрінформ.</text:p>
      <text:p text:style-name="P4">
Images: ["<text:a xlink:type="simple" xlink:href="https://static.ukrinform.com/photos/2019_05/thumb_files/630_360_1557301415-784.jpg" text:style-name="Internet_20_link" text:visited-style-name="Visited_20_Internet_20_Link">
630_360_15573...</text:a>
"]</text:p>
      <text:p text:style-name="P4">
Tags: ['Німеччина', 'Посольство', 'Україна']</text:p>
      <text:p text:style-name="P4">
Type: Article</text:p>
      <!--METADATA-->
      <text:p text:style-name="P4">
<draw:frame draw:style-name="fr1" draw:name="Image173" text:anchor-type="as-char" svg:width="6.9236in" svg:height="3.956343in" draw:z-index="0">
<draw:image xlink:href="../Images/yкринформ/2023-05-05T18-35-00-03-00/630_360_1557301415-784.jpg" xlink:type="simple" xlink:show="embed" xlink:actuate="onLoad" draw:mime-type="image/jpeg"/>
</draw:frame>
 ПосольствоУкраїни у ФРН започатковує новий формат вшанування Дня пам’яті та примирення 8травня.</text:p>
      <text:p text:style-name="P4">
Про це посол Олексій Макеєв повідомив кореспондентові Укрінформу.</text:p>
      <text:p text:style-name="P4">
За його словами, українські дипломати свідомо відмовляються від покладаннявінків та квітів до радянських меморіалів або місць із радянською символікою унімецькій столиці. Натомість українці в Німеччині спільно вшанують пам’ятькожного, хто боровся з нацизмом, та всіх жертв Другої світової війни.</text:p>
      <text:p text:style-name="P4">
Посол нагадав, що українці зробили значний внесок у перемогу над нацизмом,ціна якого - надзвичайні втрати впродовж 1939–1945 років, коли на територіїУкраїн загинуло понад вісім мільйонів осіб.</text:p>
      <text:p text:style-name="P4">
«Українці воювали проти нацизму з перших годин війни та до перемоги. Пліч-о-пліч з іншими народами – представниками країн трансатлантичноїантигітлерівської коаліції, у лавах Червоної армії воювало близько шестимільйонів українців. Сьогодні наша країна захищає Європу та перемагає новийнацизм, так званий рашизм. І в цій війні ФРН є нашим союзником», - заявивдипломат.</text:p>
      <text:p text:style-name="P4">
<text:span text:style-name="T4">
Читайте також:</text:span>
 <text:a xlink:type="simple" xlink:href="https://www.ukrinform.ua/rubric-world/3705242-na-memorialah-u-berlini-zaboronili-ukrainski-ta-rosijski-prapori-na-travnevi-svata.html" text:style-name="Internet_20_link" text:visited-style-name="Visited_20_Internet_20_Link">
 <text:span text:style-name="T4">
Берлін</text:span>
 </text:a>
</text:p>
      <text:p text:style-name="P4">
Тож зранку 8 травня Макеєв покладе квіти до центрального німецького меморіалужертвам війн і тиранії Neue Wache разом із державним міністром МЗС ФРНТобіасом Лінднером та обербургомістром Берліна Каєм Вегнером.</text:p>
      <text:p text:style-name="P4">
Посол також відвідає будівлю Рейхстагу, де буде організоване спільний підхід здепутатами німецького Бундестагу до історичних написів, зроблених бійцямиЧервоної армії у травні 1945 року, - «Київ», «Харків», «Львів», «Сімферополь»,«Ялта», «Житомир».</text:p>
      <text:p text:style-name="P4">
«Поряд із вшануванням подвигу тих, хто боровся з нацизмом і переміг його, митакож пам’ятаємо про інші жертви <text:a xlink:type="simple" xlink:href="https://www.ukrinform.ua/tag-vijna" text:style-name="Internet_20_link" text:visited-style-name="Visited_20_Internet_20_Link">
 </text:a>
 . Цеостарбайтери, діти війни, цивільні особи, які постраждали від бойових дій таокупації їхніх міст і сіл», - зазначив посол.</text:p>
      <text:p text:style-name="P4">
У цей день працівники дипмісії долучаться до пам’ятного ходу до тих місць уБерліні, де утримувалися українські примусові працівники. Захід організованоукраїнськими об’єднаннями Берліна. «Ми пройдемо цим тихим маршем разом збагатьма іншими українцями, які у дитинстві чули сімейні історії, як їхніпращури були свідками тієї жахливої війни, щоб вшанувати пам’ять про них», -сказав Макеєв.</text:p>
      <text:p text:style-name="P4">
<text:span text:style-name="T4">
Читайте також:</text:span>
 <text:a xlink:type="simple" xlink:href="https://www.ukrinform.ua/rubric-ato/3669888-radi-proponuut-skasuvati-svatkovi-dni-8-berezna-ta-1-travna.html" text:style-name="Internet_20_link" text:visited-style-name="Visited_20_Internet_20_Link">
 </text:a>
</text:p>
      <text:p text:style-name="P4">
Він додав: «Ми добре пам’ятаємо ціну війни Другої світової. І, на жаль,переживаємо нову страшну війну зараз. Це війна у самому центрі Європи, війна зцинічною пропагандою, імперіалізмом, шовінізмом та історичним реваншизмом...Ми не покладатимемо квіти до місць, які ретранслюють сталінську і російськупропаганду. Україна чітко визначила своє місце в Європі та у світовій історії,й це схвально сприйняли наші друзі та партнери. Час виправлення історичнихпомилок настав. Україна повертає собі своє, свою історію та пам’ять про неї»,- заявив дипломат.</text:p>
      <text:p text:style-name="P4">
Він також зауважив, що російська федерація намагається привласнити перемогунад нацизмом та маніпулювати цим у сучасному світі. «Ми наголошуємо, що жоднакраїна не має монополії на перемогу над нацизмом. Перемога – це результаттитанічних зусиль десятків держав і сотень народів», - підкреслив Макеєв.</text:p>
      <text:p text:style-name="P4">
Як повідомлялося, у Відні в День пам’яті та примирення 8 травня пройдеукраїнський культурний захід, у межах якого на площі відбудеться публічнийпоказ фільму "Будинок зі скалок".</text:p>
      <text:p text:style-name="P4">
Source: <text:a xlink:type="simple" xlink:href="https://www.ukrinform.ua/rubric-polytics/3705339-posolstvo-ukraini-u-frn-zaprovadzue-novij-format-dna-pamati-ta-primirenna.html" text:style-name="Internet_20_link" text:visited-style-name="Visited_20_Internet_20_Link">
https://www.ukrinform.ua/rubric-polytics/3705339-posolstvo-ukraini-u-frn-zaprovadzue-novij-format-dna-pamati-ta-primirenna.html</text:a>
</text:p>
      <!--NEWS-->
      <text:h text:style-name="P10" text:outline-level="1">
<text:span text:style-name="T4">
«Мілвокі» звільнив головного тренера Буденхольцера</text:span>
</text:h>
      <text:p text:style-name="P4">
Authors: Ukrinform (Person)</text:p>
      <text:p text:style-name="P4">
Publisher: Укринформ (Organization)</text:p>
      <text:p text:style-name="P4">
Published Time: 2023-05-05T18:38:26+03:00</text:p>
      <text:p text:style-name="P4">
Modified Time: 2023-05-05T18:38:26+03:00</text:p>
      <text:p text:style-name="P4">
Description: У поточному сезоні «Бакс» виграли регулярний чемпіонат, але провалилися у плей-оф. — Укрінформ.</text:p>
      <text:p text:style-name="P4">
Images: ["<text:a xlink:type="simple" xlink:href="https://static.ukrinform.com/photos/2023_05/thumb_files/630_360_1683300960-352.jpg" text:style-name="Internet_20_link" text:visited-style-name="Visited_20_Internet_20_Link">
630_360_16833...</text:a>
"]</text:p>
      <text:p text:style-name="P4">
Tags: ['Баскетбол', 'НБА']</text:p>
      <text:p text:style-name="P4">
Type: Article</text:p>
      <!--METADATA-->
      <text:p text:style-name="P4">
<draw:frame draw:style-name="fr1" draw:name="Image174" text:anchor-type="as-char" svg:width="6.9236in" svg:height="3.956343in" draw:z-index="0">
<draw:image xlink:href="../Images/yкринформ/2023-05-05T18-38-26-03-00/630_360_1683300960-352.jpg" xlink:type="simple" xlink:show="embed" xlink:actuate="onLoad" draw:mime-type="image/jpeg"/>
</draw:frame>
 Употочному сезоні «Бакс» виграли регулярний чемпіонат, але провалилися у плей-оф.</text:p>
      <text:p text:style-name="P4">
Клуб НБА «Мілвокі Бакс» відправив у відставку головного тренера МайкаБуденхольцера, <text:a xlink:type="simple" xlink:href="https://twitter.com/Bucks/status/1654246659365171201" text:style-name="Internet_20_link" text:visited-style-name="Visited_20_Internet_20_Link">
</text:a>
 пресслужба клубу, передає Укрінформ.</text:p>
      <text:p text:style-name="P4">
«Це було дуже важке рішення. Бад вів команду за собою протягом п'ятинеймовірних сезонів, допоміг Бакс узяти наш перший титул за 50 років, розпочаверу стабільного успіху. Ми дуже вдячні йому за ту культуру, яку він створив у«Мілвокі», - сказав генеральний менеджер команди Джон Хорст.</text:p>
      <text:p text:style-name="P4">
53-річний Буденхольцер пропрацював у «Мілвокі» 5 сезонів і зробив клубчемпіоном у сезоні-2020/21. Він мав контракт до 2025 року.</text:p>
      <text:p text:style-name="P4">
До «Мілвокі» Буденхольцер тренував у НБА «Сан-Антоніо» (асистент) та«Атланту». У 2015 та 2019 роках він визнавався найкращим тренером року НБА.</text:p>
      <text:p text:style-name="P4">
У поточному сезоні «Бакс» стали переможцями регулярного чемпіонату, алевилетіли у першому раунді плей-оф, програвши серію «Маямі» (1:4).</text:p>
      <text:p text:style-name="P4">
<text:span text:style-name="T4">
Читайте також:</text:span>
 <text:a xlink:type="simple" xlink:href="https://www.ukrinform.ua/rubric-sports/3705148-zbirna-ukraini-z-basketbolu-3h3-provede-tri-zbori-pered-vidborom-evro.html" text:style-name="Internet_20_link" text:visited-style-name="Visited_20_Internet_20_Link">
 <text:span text:style-name="T4">
баскетбол</text:span>
 </text:a>
</text:p>
      <text:p text:style-name="P4">
Як повідомляв Укрінформ, чоловіча збірна України з баскетболу 3х3 підкерівництвом Володимира Холопова розпочинає підготовку до кваліфікаціїчемпіонату Європи.</text:p>
      <text:p text:style-name="P4">
Фото: Getty Image</text:p>
      <text:p text:style-name="P4">
Source: <text:a xlink:type="simple" xlink:href="https://www.ukrinform.ua/rubric-sports/3705338-milvoki-zvilniv-golovnogo-trenera-budenholcera.html" text:style-name="Internet_20_link" text:visited-style-name="Visited_20_Internet_20_Link">
https://www.ukrinform.ua/rubric-sports/3705338-milvoki-zvilniv-golovnogo-trenera-budenholcera.html</text:a>
</text:p>
      <!--NEWS-->
      <text:h text:style-name="P10" text:outline-level="1">
<text:span text:style-name="T4">
В Україні запускають екосистему управління відбудовою інфраструктури DREAM</text:span>
</text:h>
      <text:p text:style-name="P4">
Authors: Ukrinform (Person)</text:p>
      <text:p text:style-name="P4">
Publisher: Укринформ (Organization)</text:p>
      <text:p text:style-name="P4">
Published Time: 2023-05-05T18:45:12+03:00</text:p>
      <text:p text:style-name="P4">
Modified Time: 2023-05-05T18:45:12+03:00</text:p>
      <text:p text:style-name="P4">
Description: В Україні запускають державну електронну екосистему DREAM (Digital Restoration Ecosystem for Accountable Management), яка забезпечить єдиний цифровий маршрут для всіх проєктів відбудови: від фіксації збитків – до здачі готових об’єктів в експлуатацію. — Укрінформ.</text:p>
      <text:p text:style-name="P4">
Images: ["<text:a xlink:type="simple" xlink:href="https://static.ukrinform.com/photos/2023_01/thumb_files/630_360_1674516377-765.jpg" text:style-name="Internet_20_link" text:visited-style-name="Visited_20_Internet_20_Link">
630_360_16745...</text:a>
"]</text:p>
      <text:p text:style-name="P4">
Tags: ['Інфраструктура', 'Україна', 'Відбудова', 'Екосистема DREAM']</text:p>
      <text:p text:style-name="P4">
Type: Article</text:p>
      <!--METADATA-->
      <text:p text:style-name="P4">
<draw:frame draw:style-name="fr1" draw:name="Image175" text:anchor-type="as-char" svg:width="6.9236in" svg:height="3.956343in" draw:z-index="0">
<draw:image xlink:href="../Images/yкринформ/2023-05-05T18-45-12-03-00/630_360_1674516377-765.jpg" xlink:type="simple" xlink:show="embed" xlink:actuate="onLoad" draw:mime-type="image/jpeg"/>
</draw:frame>
 В Українізапускають державну електронну екосистему DREAM (Digital Restoration Ecosystemfor Accountable Management), яка забезпечить єдиний цифровий маршрут для всіхпроєктів відбудови: від фіксації збитків – до здачі готових об’єктів вексплуатацію.</text:p>
      <text:p text:style-name="P4">
Про це повідомляє кореспондент Укрінформу.</text:p>
      <text:p text:style-name="P4">
«Ця система надає можливості громадськості та міжнародним інституціям бачитивсе, що відбувається з напрямком відбудови України. Можна слідкувати за всімаетами реалізації того чи іншого проєкту, який стосується відновлення нашоїінфраструктури. Ми у ній уже працюємо. У нас є команда, яка спостерігає затим, які дані завантажуються. Платформа допоможе зробити процес відбудовимаксимально прозорим та ефективним», - наголосив очільник Державного агентствавідновлення та розвитку інфраструктури Мустафа Найєм.</text:p>
      <text:p text:style-name="P4">
За його словами, екосистема DREAM дозволить українцям контролювати кожен етапжиттєвого циклу проєкту відновлення - від реєстрації пошкоджень і руйнувань дозалучення фінансування, проведення закупівель та будівельних робіт. Цедозволить оцінити прогрес реалізації відповідних проєктів, а також ухвалюватиефективні рішення про залучення інвестицій, розвиток окремих галузей, громадта територій.</text:p>
      <text:p text:style-name="P4">
<text:span text:style-name="T4">
Читайте також:</text:span>
 <text:a xlink:type="simple" xlink:href="https://www.ukrinform.ua/rubric-vidbudova/3698325-vidnovitisa-pisla-atak-rf-ukrainskim-mistam-i-selam-dopomagaut-majze-60-krain-smigal.html" text:style-name="Internet_20_link" text:visited-style-name="Visited_20_Internet_20_Link">
 </text:a>
</text:p>
      <text:p text:style-name="P4">
Платформа передбачає 8 етапів роботи з проєктами:</text:p>
      <ul>
        <li>
фіксація збитків та визначення потреб;   * розробка розумних планів відновлення;   * ініціювання і підготовка проєкту;   * наповнення банку проєктів;   * визначення механізмів фінансування;   * підготовка та проведення закупівель;   * виконання проєкту;   * аудит та його реалізація.</li>
      </ul>
      <text:p text:style-name="P4">
У межах DREAM громади зможуть створювати свої проєкти, презентувати їхпартнерам для залучення фінансування та управляти процесом будівництва. Прицьому всі дії, які будуть вносити до системи, фіксуватимуться для уникненнякорупційних ризиків.</text:p>
      <text:p text:style-name="P4">
Наразі громади вже внесли понад 4 тис. проєктів щодо відновленняінфраструктурних об’єктів.</text:p>
      <text:p text:style-name="P4">
<text:span text:style-name="T4">
Читайте також:</text:span>
 <text:a xlink:type="simple" xlink:href="https://www.ukrinform.ua/rubric-economy/3686021-vidnovlenna-ekonomiki-ukraini-kostuvatime-411-milardiv-svitovij-bank.html" text:style-name="Internet_20_link" text:visited-style-name="Visited_20_Internet_20_Link">
 </text:a>
</text:p>
      <text:p text:style-name="P4">
«Основою DREAM є державні цифрові реєстри, системи та сервіси, якізабезпечують роботу з проєктами відновлення на різних етапах циклу. Завдякивикористанню єдиного стандарту обміну даними, екосистема впроваджує відкритувзаємодію між усіма складовими. Публікація відкритих даних буде стимулюватипояву нових рішень та сервісів, які, своєю чергою, допоможуть з відбудувати«краще, ніж було», - резюмував Найєм.</text:p>
      <text:p text:style-name="P4">
DREAM розробляється Міністерством розвитку громад, територій та інфраструктуриУкраїни у партнерстві з Коаліцією RISE Ukraine. Технічним розробником системиє команда Open Contracting Partnership. Методологічна підтримка надаєтьсяTransparency International Україна та Офісом ефективного регулювання (BRDO).Розробку фінансує уряд Великої Британії. <text:a xlink:type="simple" xlink:href="https://www.ukrinform.ua/tag-mvf" text:style-name="Internet_20_link" text:visited-style-name="Visited_20_Internet_20_Link">
 </text:a>
, Світовий банк, інші країни G7 та міжнародні партнери підтримуютьвикористання системи для управління повоєнним відновленням України.</text:p>
      <text:p text:style-name="P4">
Source: <text:a xlink:type="simple" xlink:href="https://www.ukrinform.ua/rubric-vidbudova/3705340-v-ukraini-zapuskaut-ekosistemu-upravlinna-vidbudovou-infrastrukturi-dream.html" text:style-name="Internet_20_link" text:visited-style-name="Visited_20_Internet_20_Link">
https://www.ukrinform.ua/rubric-vidbudova/3705340-v-ukraini-zapuskaut-ekosistemu-upravlinna-vidbudovou-infrastrukturi-dream.html</text:a>
</text:p>
      <!--NEWS-->
      <text:h text:style-name="P10" text:outline-level="1">
<text:span text:style-name="T4">
Уряд погодив призначення голови Павлоградської РДА Дніпропетровщини та заступника голови КОДА</text:span>
</text:h>
      <text:p text:style-name="P4">
Authors: Ukrinform (Person)</text:p>
      <text:p text:style-name="P4">
Publisher: Укринформ (Organization)</text:p>
      <text:p text:style-name="P4">
Published Time: 2023-05-05T18:47:03+03:00</text:p>
      <text:p text:style-name="P4">
Modified Time: 2023-05-05T18:47:03+03:00</text:p>
      <text:p text:style-name="P4">
Description: Кабінет Міністрів України погодив призначення голови Павлоградської районної державної адміністрації Дніпропетровської області та заступника голови Київської обласної державної адміністрації. — Укрінформ.</text:p>
      <text:p text:style-name="P4">
Images: ["<text:a xlink:type="simple" xlink:href="https://static.ukrinform.com/photos/2021_03/thumb_files/630_360_1617189558-212.jpg" text:style-name="Internet_20_link" text:visited-style-name="Visited_20_Internet_20_Link">
630_360_16171...</text:a>
"]</text:p>
      <text:p text:style-name="P4">
Tags: ['Дніпропетровщина', 'Призначення', 'Уряд']</text:p>
      <text:p text:style-name="P4">
Type: Article</text:p>
      <!--METADATA-->
      <text:p text:style-name="P4">
<draw:frame draw:style-name="fr1" draw:name="Image176" text:anchor-type="as-char" svg:width="6.9236in" svg:height="3.949462in" draw:z-index="0">
<draw:image xlink:href="../Images/yкринформ/2023-05-05T18-47-03-03-00/630_360_1617189558-212.jpg" xlink:type="simple" xlink:show="embed" xlink:actuate="onLoad" draw:mime-type="image/jpeg"/>
</draw:frame>
 КабінетМіністрів України погодив призначення голови Павлоградської районної державноїадміністрації Дніпропетровської області та заступника голови Київськоїобласної державної адміністрації.</text:p>
      <text:p text:style-name="P4">
Як передає Укрінформ, про це у <text:a xlink:type="simple" xlink:href="https://t.me/tmelnychuk/2252" text:style-name="Internet_20_link" text:visited-style-name="Visited_20_Internet_20_Link">
 </text:a>
 повідомивпостійний представник Кабміну у Верховній Раді Тарас Мельничук.</text:p>
      <text:p text:style-name="P4">
”Погоджено призначення: Лендьєла Олексія Володимировича головою Павлоградськоїрайонної державної адміністрації Дніпропетровської області”, - зазначивМельничук.</text:p>
      <text:p text:style-name="P4">
<text:span text:style-name="T4">
Читайте також:</text:span>
 <text:a xlink:type="simple" xlink:href="https://www.ukrinform.ua/rubric-economy/3703761-urad-priznaciv-timcasovogo-kerivnika-derzlisagentstva.html" text:style-name="Internet_20_link" text:visited-style-name="Visited_20_Internet_20_Link">
 <text:span text:style-name="T4">
признач</text:span>
 </text:a>
</text:p>
      <text:p text:style-name="P4">
Також, за його словами, уряд погодив призначення Михайла Ємця заступникомголови Київської обласної державної адміністрації.</text:p>
      <text:p text:style-name="P4">
Як повідомляв Укрінформ, <text:a xlink:type="simple" xlink:href="https://www.ukrinform.ua/rubric-vidbudova/3705274-kabmin-zaprosiv-bahrejn-dolucitisa-do-povoennoi-vidbudovi-ukraini.html" text:style-name="Internet_20_link" text:visited-style-name="Visited_20_Internet_20_Link">
 </text:a>
 .</text:p>
      <text:p text:style-name="P4">
Source: <text:a xlink:type="simple" xlink:href="https://www.ukrinform.ua/rubric-regions/3705341-urad-pogodiv-priznacenna-golovi-pavlogradskoi-rda-dnipropetrovsini-ta-zastupnika-golovi-koda.html" text:style-name="Internet_20_link" text:visited-style-name="Visited_20_Internet_20_Link">
https://www.ukrinform.ua/rubric-regions/3705341-urad-pogodiv-priznacenna-golovi-pavlogradskoi-rda-dnipropetrovsini-ta-zastupnika-golovi-koda.html</text:a>
</text:p>
      <!--NEWS-->
      <text:h text:style-name="P10" text:outline-level="1">
<text:span text:style-name="T4">
ЄС остаточно схвалив виділення €1 мільярда на боєприпаси для України</text:span>
</text:h>
      <text:p text:style-name="P4">
Authors: Ukrinform (Person)</text:p>
      <text:p text:style-name="P4">
Publisher: Укринформ (Organization)</text:p>
      <text:p text:style-name="P4">
Published Time: 2023-05-05T18:48:00+03:00</text:p>
      <text:p text:style-name="P4">
Modified Time: 2023-05-05T18:48:00+03:00</text:p>
      <text:p text:style-name="P4">
Description: Рада ЄС остаточно схвалила другий транш у розмірі 1 млрд євро в межах Європейського фонду миру на закупівлю боєприпасів і ракет для України. — Укрінформ.</text:p>
      <text:p text:style-name="P4">
Images: ["<text:a xlink:type="simple" xlink:href="https://static.ukrinform.com/photos/2022_11/thumb_files/630_360_1669031293-500.jpg" text:style-name="Internet_20_link" text:visited-style-name="Visited_20_Internet_20_Link">
630_360_16690...</text:a>
"]</text:p>
      <text:p text:style-name="P4">
Tags: ['Боєприпаси', 'Війна з росією', 'Рада ЄС']</text:p>
      <text:p text:style-name="P4">
Type: Article</text:p>
      <!--METADATA-->
      <text:p text:style-name="P4">
<draw:frame draw:style-name="fr1" draw:name="Image177" text:anchor-type="as-char" svg:width="6.9236in" svg:height="3.948443in" draw:z-index="0">
<draw:image xlink:href="../Images/yкринформ/2023-05-05T18-48-00-03-00/630_360_1669031293-500.jpg" xlink:type="simple" xlink:show="embed" xlink:actuate="onLoad" draw:mime-type="image/jpeg"/>
</draw:frame>
 Рада ЄСостаточно схвалила другий транш у розмірі 1 млрд євро в межах Європейськогофонду миру на закупівлю боєприпасів і ракет для України.</text:p>
      <text:p text:style-name="P4">
Про це повідомляється на <text:a xlink:type="simple" xlink:href="https://www.consilium.europa.eu/en/press/press-releases/2023/05/05/eu-joint-procurement-of-ammunition-and-missiles-for-ukraine-council-agrees-1-billion-support-under-the-european-peace-facility/" text:style-name="Internet_20_link" text:visited-style-name="Visited_20_Internet_20_Link">
 </text:a>
 ,передає Укрінформ.</text:p>
      <text:p text:style-name="P4">
Як зазначається, фінансування буде спрямоване на забезпечення Збройних силУкраїни артилерійськими снарядами калібру 155 мм та, за потреби, ракетами. Їхспільно замовлятимуть країни-члени ЄС у підприємств оборонної промисловості.</text:p>
      <text:p text:style-name="P4">
«Сьогоднішнє рішення є ще одним рішучим кроком у напрямку поставок більшоїкількості боєприпасів в Україну. Збройні сили України потребують великоїкількості боєприпасів для захисту народу і території України. Вони потрібні їмскоро. Одночасно з рішенням швидко поставити боєприпаси з наявних запасів мивиділили на це 2 мільярди євро, що збільшило загальну військову допомогу ЄСдля України до 5,6 мільйона євро», - зазначив високий представник ЄС ЖозепБоррель.</text:p>
      <text:p text:style-name="P4">
<text:span text:style-name="T4">
Читайте також:</text:span>
 <text:a xlink:type="simple" xlink:href="https://www.ukrinform.ua/rubric-ato/3704284-es-nadast-ukraini-boepripasiv-na-2-milardi-smigal.html" text:style-name="Internet_20_link" text:visited-style-name="Visited_20_Internet_20_Link">
 </text:a>
</text:p>
      <text:p text:style-name="P4">
За інформацією Євроради, спільне замовлення буде розміщене на обороннихпідприємствах ЄС та Норвегії. При цьому ланцюги постачання для забезпеченнявиробництва можуть виходити за їхні межі, як і поставки складових длявиробництва снарядів і ракет, які будуть проходити стадію складання на цихоборонних підприємствах.</text:p>
      <text:p text:style-name="P4">
За регуляторними правилами фінансування в межах ЄФМ, контракти на замовленняабо акти на закупівлю мають бути укладені до 30 вересня 2023 року в контекстіпроєкту в межах Європейського оборонного агентства або з використаннямдодаткових проєктів спільного замовлення.</text:p>
      <text:p text:style-name="P4">
Сьогоднішнє рішення імплементує так званий другий трек політичноїдомовленості, ухваленої Єврорадою 20 березня 2023 року, та передбачаєтриєдиний підхід до прискорення постачання та спільного замовлення артснарядівз метою надання Україні 1 мільйона боєприпасів протягом наступних 12 місяців.</text:p>
      <text:p text:style-name="P4">
<text:span text:style-name="T4">
Читайте також:</text:span>
 <text:a xlink:type="simple" xlink:href="https://www.ukrinform.ua/rubric-ato/3704395-reznikov-podakuvav-evrokomisii-za-risenna-zbilsiti-postacanna-boepripasiv.html" text:style-name="Internet_20_link" text:visited-style-name="Visited_20_Internet_20_Link">
 </text:a>
</text:p>
      <text:p text:style-name="P4">
Перший трек, на який ЄС також виділив 1 мільярд євро, передбачав фінансовукомпенсацію країнам-членам за негайну поставку Україні боєприпасів і ракет знаявних запасів. Його реалізація розрахована на період до 31 травня 2023 року.</text:p>
      <text:p text:style-name="P4">
Третій трек - це <text:a xlink:type="simple" xlink:href="https://www.ukrinform.ua/rubric-ato/3704148-evrokomisia-uhvalila-akt-z-pidtrimki-virobnictva-boepripasiv-dla-ukraini.html" text:style-name="Internet_20_link" text:visited-style-name="Visited_20_Internet_20_Link">
 </text:a>
 , ухваленийЄвропейською комісією 3 травня, він передбачає збільшення виробничихспроможностей європейської оборонної промисловості. З цією метою ЄС виділить500 мільйонів євро, а загальна сума, з урахуванням внесків країн-членів, сягнемільярда євро для розміщення оборонних заказів.</text:p>
      <text:p text:style-name="P4">
ЄС також продовжує підготовку українських військовослужбовців у межах місії,на діяльність якої виділено 61 мільйон євро.</text:p>
      <text:p text:style-name="P4">
Міністр закордонних справ Дмитро Кулеба у <text:a xlink:type="simple" xlink:href="https://twitter.com/DmytroKuleba/status/1654505308314648583" text:style-name="Internet_20_link" text:visited-style-name="Visited_20_Internet_20_Link">
</text:a>
 відреагував нарішення Ради ЄЄ.</text:p>
      <text:p text:style-name="P4">
«Я вітаю довгоочікуване схвалення Радою ЄС другого траншу в 1 мільярд євро дляспільної закупівлі боєприпасів для України. Цей крок зміцнює довгостроковуобороноспроможність та стійкість України, для того щоб завдати поразкиросійській агресії», - написав він.</text:p>
      <text:p text:style-name="P4">
Як повідомлялося, 2 березня 2023 року високий представник <text:a xlink:type="simple" xlink:href="https://www.ukrinform.ua/tag-evrosouz" text:style-name="Internet_20_link" text:visited-style-name="Visited_20_Internet_20_Link">
</text:a>
 Жозеп Боррель отримав від Українизапит по допомогу у постачанні артснарядів калібру 155 мм.</text:p>
      <text:p text:style-name="P4">
Source: <text:a xlink:type="simple" xlink:href="https://www.ukrinform.ua/rubric-ato/3705346-es-ostatocno-shvaliv-vidilenna-milarda-evro-na-zakupivlu-boepripasiv-dla-ukraini.html" text:style-name="Internet_20_link" text:visited-style-name="Visited_20_Internet_20_Link">
https://www.ukrinform.ua/rubric-ato/3705346-es-ostatocno-shvaliv-vidilenna-milarda-evro-na-zakupivlu-boepripasiv-dla-ukraini.html</text:a>
</text:p>
      <!--NEWS-->
      <text:h text:style-name="P10" text:outline-level="1">
<text:span text:style-name="T4">
Уряд виділяє регіонам та громадам додаткові 3,1 мільярда - Шмигаль</text:span>
</text:h>
      <text:p text:style-name="P4">
Authors: Ukrinform (Person)</text:p>
      <text:p text:style-name="P4">
Publisher: Укринформ (Organization)</text:p>
      <text:p text:style-name="P4">
Published Time: 2023-05-05T18:51:25+03:00</text:p>
      <text:p text:style-name="P4">
Modified Time: 2023-05-05T18:51:25+03:00</text:p>
      <text:p text:style-name="P4">
Description: Кабінет Міністрів виділяє регіонам та громадам додаткові 3,1 млрд грн. — Укрінформ.</text:p>
      <text:p text:style-name="P4">
Images: ["<text:a xlink:type="simple" xlink:href="https://static.ukrinform.com/photos/2023_03/thumb_files/630_360_1679674428-586.jpg" text:style-name="Internet_20_link" text:visited-style-name="Visited_20_Internet_20_Link">
630_360_16796...</text:a>
"]</text:p>
      <text:p text:style-name="P4">
Tags: ['Бюджет', 'Кабмін', 'Тергромада', 'Гроші', 'Шмигаль']</text:p>
      <text:p text:style-name="P4">
Type: Article</text:p>
      <!--METADATA-->
      <text:p text:style-name="P4">
<draw:frame draw:style-name="fr1" draw:name="Image178" text:anchor-type="as-char" svg:width="6.9236in" svg:height="3.956343in" draw:z-index="0">
<draw:image xlink:href="../Images/yкринформ/2023-05-05T18-51-25-03-00/630_360_1679674428-586.jpg" xlink:type="simple" xlink:show="embed" xlink:actuate="onLoad" draw:mime-type="image/jpeg"/>
</draw:frame>
 КабінетМіністрів виділяє регіонам та громадам додаткові 3,1 млрд грн.</text:p>
      <text:p text:style-name="P4">
Як передає Укрінформ, про це повідомив Прем’єр-міністр України Денис Шмигаль у<text:a xlink:type="simple" xlink:href="https://t.me/Denys_Smyhal/5161" text:style-name="Internet_20_link" text:visited-style-name="Visited_20_Internet_20_Link">
 </text:a>
</text:p>
      <text:p text:style-name="P4">
“Уряд виділяє регіонам та громадам додаткові 3,1 млрд грн. Це дотація місцевимбюджетам, яка посилить їх спроможності. Кошти отримають 516 територіальнихгромад і 4 області: Донеччина, Луганщина, Херсонщина та Запорізька область”, -повідомив <text:a xlink:type="simple" xlink:href="https://www.ukrinform.ua/tag-smigal" text:style-name="Internet_20_link" text:visited-style-name="Visited_20_Internet_20_Link">
 </text:a>
 .</text:p>
      <text:p text:style-name="P4">
Він зауважив, що це вже друга додаткова дотація регіонам, які найбільшепостраждали від війни.</text:p>
      <text:p text:style-name="P4">
<text:span text:style-name="T4">
Читайте також:</text:span>
 <text:a xlink:type="simple" xlink:href="https://www.ukrinform.ua/rubric-economy/3694400-urad-u-berezni-pererahuvav-miscevim-budzetam-175-milarda.html" text:style-name="Internet_20_link" text:visited-style-name="Visited_20_Internet_20_Link">
 </text:a>
</text:p>
      <text:p text:style-name="P4">
“Два місяці тому Уряд виділив 10,2 млрд грн для 17 областей і 853 громад”, -нагадав Прем’єр.</text:p>
      <text:p text:style-name="P4">
Як повідомлялося, у березні Шмигаль повідомив, що <text:a xlink:type="simple" xlink:href="https://www.ukrinform.ua/rubric-regions/3680670-urad-vidilit-ponad-102-milarda-dotacij-dla-postrazdalih-vid-vijni-oblastej.html" text:style-name="Internet_20_link" text:visited-style-name="Visited_20_Internet_20_Link">
</text:a>
 наздійснення своїх повноважень, фінансування зарплат і оплату комунальнихпослуг.</text:p>
      <text:p text:style-name="P4">
<text:span text:style-name="T5">
Фото: КМУ</text:span>
</text:p>
      <text:p text:style-name="P4">
Source: <text:a xlink:type="simple" xlink:href="https://www.ukrinform.ua/rubric-economy/3705345-urad-vidilae-regionam-ta-gromadam-dodatkovi-31-milarda-smigal.html" text:style-name="Internet_20_link" text:visited-style-name="Visited_20_Internet_20_Link">
https://www.ukrinform.ua/rubric-economy/3705345-urad-vidilae-regionam-ta-gromadam-dodatkovi-31-milarda-smigal.html</text:a>
</text:p>
      <!--NEWS-->
      <text:h text:style-name="P10" text:outline-level="1">
<text:span text:style-name="T4">
Кабмін дозволив передавати військове майно Нацполіції та Адміністрації ДПСУ</text:span>
</text:h>
      <text:p text:style-name="P4">
Authors: Ukrinform (Person)</text:p>
      <text:p text:style-name="P4">
Publisher: Укринформ (Organization)</text:p>
      <text:p text:style-name="P4">
Published Time: 2023-05-05T18:57:13+03:00</text:p>
      <text:p text:style-name="P4">
Modified Time: 2023-05-05T18:57:13+03:00</text:p>
      <text:p text:style-name="P4">
Description: Кабінет міністрів зміни до Порядку вилучення і передачі військового майна Збройних Сил, якими дозволив передавати будь-яке майно Збройних сил до Національної поліції України та Адміністрації Державної прикордонної служби України. — Укрінформ.</text:p>
      <text:p text:style-name="P4">
Images: ["<text:a xlink:type="simple" xlink:href="https://static.ukrinform.com/photos/2023_03/thumb_files/630_360_1678738628-217.jpg" text:style-name="Internet_20_link" text:visited-style-name="Visited_20_Internet_20_Link">
630_360_16787...</text:a>
"]</text:p>
      <text:p text:style-name="P4">
Tags: ['Кабмін', 'Поліція', 'Прикордонники', 'Уряд']</text:p>
      <text:p text:style-name="P4">
Type: Article</text:p>
      <!--METADATA-->
      <text:p text:style-name="P4">
<draw:frame draw:style-name="fr1" draw:name="Image179" text:anchor-type="as-char" svg:width="6.9236in" svg:height="3.956343in" draw:z-index="0">
<draw:image xlink:href="../Images/yкринформ/2023-05-05T18-57-13-03-00/630_360_1678738628-217.jpg" xlink:type="simple" xlink:show="embed" xlink:actuate="onLoad" draw:mime-type="image/jpeg"/>
</draw:frame>
 Кабінетміністрів зміни до Порядку вилучення і передачі військового майна ЗбройнихСил, якими дозволив передавати будь-яке майно Збройних сил до Національноїполіції України та Адміністрації Державної прикордонної служби України.</text:p>
      <text:p text:style-name="P4">
Про це за підсумками засідання уряду 5 травня в <text:a xlink:type="simple" xlink:href="https://t.me/tmelnychuk/2251" text:style-name="Internet_20_link" text:visited-style-name="Visited_20_Internet_20_Link">
</text:a>
 повідомив постійний представник Кабінетуміністрів у Верховній Раді Тарас Мельничук, передає Укрінформ.</text:p>
      <text:p text:style-name="P4">
Як написав Мельничук, внесено зміни до Порядку вилучення і передачівійськового майна Збройних Сил з метою приведення його у відповідність дозакону «Про внесення змін до Кодексу України про адміністративніправопорушення, Кримінального кодексу України та інших законів України щодоврегулювання окремих питань діяльності Національної поліції України під часдії воєнного стану» від 21.03.2023 N 3000-IX.</text:p>
      <text:p text:style-name="P4">
<text:span text:style-name="T4">
Читайте також:</text:span>
 <text:a xlink:type="simple" xlink:href="https://www.ukrinform.ua/rubric-economy/3705345-urad-vidilae-regionam-ta-gromadam-dodatkovi-31-milarda-smigal.html" text:style-name="Internet_20_link" text:visited-style-name="Visited_20_Internet_20_Link">
 <text:span text:style-name="T4">
Уряд</text:span>
 </text:a>
</text:p>
      <text:p text:style-name="P4">
«Доповнено перелік органів, яким може передаватися будь-яке військове майно,Національною поліцією України та Адміністрацією Державної прикордонної службиУкраїни», - йдеться у повідомленні.</text:p>
      <text:p text:style-name="P4">
Як повідомляв Укрінформ, Кабінет міністрів вніс зміни до постанови КМУ від03.12.2009 N 1317 «Питання медико-соціальної експертизи», що надає можливістьМСЕК встановлювати причинний звʼязок інвалідності із проведенням заходів,необхідних для забезпечення оборони України, захисту безпеки населення таінтересів держави у звʼязку з військовою агресією РФ проти України.</text:p>
      <text:p text:style-name="P4">
Source: <text:a xlink:type="simple" xlink:href="https://www.ukrinform.ua/rubric-society/3705348-kabmin-dozvoliv-peredavati-vijskove-majno-nacpolicii-ta-administracii-dpsu.html" text:style-name="Internet_20_link" text:visited-style-name="Visited_20_Internet_20_Link">
https://www.ukrinform.ua/rubric-society/3705348-kabmin-dozvoliv-peredavati-vijskove-majno-nacpolicii-ta-administracii-dpsu.html</text:a>
</text:p>
      <!--NEWS-->
      <text:h text:style-name="P10" text:outline-level="1">
<text:span text:style-name="T4">
Україна планує презентувати блок «культура» на саміті міст у Брюсселі</text:span>
</text:h>
      <text:p text:style-name="P4">
Authors: Ukrinform (Person)</text:p>
      <text:p text:style-name="P4">
Publisher: Укринформ (Organization)</text:p>
      <text:p text:style-name="P4">
Published Time: 2023-05-05T19:00:17+03:00</text:p>
      <text:p text:style-name="P4">
Modified Time: 2023-05-05T19:00:17+03:00</text:p>
      <text:p text:style-name="P4">
Description: Міністр культури та інформаційної політики Олександр Ткаченко обговорив з мером Брюсселя Філіпом Клозом співпрацю в галузі культури, зокрема, участь у World Urban Summit у Брюсселі та реставрацію культурних об’єктів у Києві. — Укрінформ.</text:p>
      <text:p text:style-name="P4">
Images: ["<text:a xlink:type="simple" xlink:href="https://static.ukrinform.com/photos/2023_05/thumb_files/630_360_1683302346-888.jpg" text:style-name="Internet_20_link" text:visited-style-name="Visited_20_Internet_20_Link">
630_360_16833...</text:a>
", "<text:a xlink:type="simple" xlink:href="https://static.ukrinform.com/photos/2023_05/1683301886-442.jpeg" text:style-name="Internet_20_link" text:visited-style-name="Visited_20_Internet_20_Link">
1683301886-44...</text:a>
", "<text:a xlink:type="simple" xlink:href="https://static.ukrinform.com/photos/2023_05/1683301885-795.jpeg" text:style-name="Internet_20_link" text:visited-style-name="Visited_20_Internet_20_Link">
1683301885-79...</text:a>
"]</text:p>
      <text:p text:style-name="P4">
Tags: ['Брюссель', 'Культура', 'Саміт', 'Ткаченко', 'МКІП ']</text:p>
      <text:p text:style-name="P4">
Type: Article</text:p>
      <!--METADATA-->
      <text:p text:style-name="P4">
<draw:frame draw:style-name="fr1" draw:name="Image180" text:anchor-type="as-char" svg:width="6.9236in" svg:height="3.956343in" draw:z-index="0">
<draw:image xlink:href="../Images/yкринформ/2023-05-05T19-00-17-03-00/630_360_1683302346-888.jpg" xlink:type="simple" xlink:show="embed" xlink:actuate="onLoad" draw:mime-type="image/jpeg"/>
</draw:frame>
 Міністркультури та інформаційної політики Олександр Ткаченко обговорив з меромБрюсселя Філіпом Клозом співпрацю в галузі культури, зокрема, участь у WorldUrban Summit у Брюсселі та реставрацію культурних об’єктів у Києві.</text:p>
      <text:p text:style-name="P4">
Про це очільник МКІП повідомив у  <text:a xlink:type="simple" xlink:href="https://t.me/otkachenkokyiv/3517" text:style-name="Internet_20_link" text:visited-style-name="Visited_20_Internet_20_Link">
 </text:a>
 ,передає Укрінформ.</text:p>
      <text:p text:style-name="P4">
"Обговорили з Філіпом та його командою напрями співпраці в культурній сфері.Це і представлення блоку “культура” на World Urban Summit у Брюсселі цьоголіта, де планують зібратись 3500 міст Бельгії, Європи та світу. І реставраціяпошкоджених культурних об'єктів <text:a xlink:type="simple" xlink:href="https://www.ukrinform.ua/tag-kiiv" text:style-name="Internet_20_link" text:visited-style-name="Visited_20_Internet_20_Link">
 </text:a>
 ", -написав міністр.</text:p>
      <text:p text:style-name="P4">
<draw:frame draw:style-name="fr1" draw:name="Image181" text:anchor-type="as-char" svg:width="6.9236in" svg:height="5.1927in" draw:z-index="0">
<draw:image xlink:href="../Images/yкринформ/2023-05-05T19-00-17-03-00/1683301886-442.jpeg" xlink:type="simple" xlink:show="embed" xlink:actuate="onLoad" draw:mime-type="image/jpeg"/>
</draw:frame>
</text:p>
      <text:p text:style-name="P4">
Ткаченко додав, що також обговорювалися спільні культурні проєкти, вистави тавиставки українського мистецтва в Бельгії.</text:p>
      <text:p text:style-name="P4">
"Наприклад: виставка "In the Eye of the Storm. Modernism in Ukraine,1900—1930", яка зараз з успіхом проходить в Мадриді, поїде в Брюссель восени.Вона буде розширена до періоду Ар-нуво. Та плануємо доповнити її подіями врамках "сезону української культури", - зазначив він.</text:p>
      <text:p text:style-name="P4">
<text:span text:style-name="T4">
Читайте також:</text:span>
 <text:a xlink:type="simple" xlink:href="https://www.ukrinform.ua/rubric-diaspora/3705052-ukrainu-predstavlat-na-svato-hliba-u-brusseli.html" text:style-name="Internet_20_link" text:visited-style-name="Visited_20_Internet_20_Link">
 <text:span text:style-name="T4">
Брюссел</text:span>
 </text:a>
</text:p>
      <text:p text:style-name="P4">
Міністр підкреслив, що його перша зустріч із мером Брюсселя була близько рокутому в Києві. Тоді Клоз привіз першу велику допомогу - медобладнання, тренінгидля медпрацівників та психологів, а також підтримав обмін досвідом, лікувальніі освітні заклади, культуру України через промоцію в Бельгії. Ткаченкопідкреслив, що мер Брюсселя дотримується цієї лінії і сьогодні.</text:p>
      <text:p text:style-name="P4">
<draw:frame draw:style-name="fr1" draw:name="Image182" text:anchor-type="as-char" svg:width="6.9236in" svg:height="9.231467in" draw:z-index="0">
<draw:image xlink:href="../Images/yкринформ/2023-05-05T19-00-17-03-00/1683301885-795.jpeg" xlink:type="simple" xlink:show="embed" xlink:actuate="onLoad" draw:mime-type="image/jpeg"/>
</draw:frame>
</text:p>
      <text:p text:style-name="P4">
"Філіп спонукає інші міста не тільки Бельгії, а й світу допомагати Україні нарівні "від міста до міста". І така допомога іноді є більш дієвою та швидкою,ніж на рівні загальнодержавному", - зауважив очільник МКІП.</text:p>
      <text:p text:style-name="P4">
Як повідомляв Укрінформ, мери Києва та Брюсселя Віталій Кличко та Філіп Клоззапочаткували "Алею друзів Києва" на Володимирській гірці та висадили першідерева.</text:p>
      <text:p text:style-name="P4">
<text:span text:style-name="T5">
Перше фото: Alamy</text:span>
</text:p>
      <text:p text:style-name="P4">
_ Фото в тексті: Tkachenko.UA  _</text:p>
      <text:p text:style-name="P4">
Source: <text:a xlink:type="simple" xlink:href="https://www.ukrinform.ua/rubric-culture/3705350-ukraina-planue-prezentuvati-blok-kultura-na-samiti-mist-u-brusseli.html" text:style-name="Internet_20_link" text:visited-style-name="Visited_20_Internet_20_Link">
https://www.ukrinform.ua/rubric-culture/3705350-ukraina-planue-prezentuvati-blok-kultura-na-samiti-mist-u-brusseli.html</text:a>
</text:p>
      <!--NEWS-->
      <text:h text:style-name="P10" text:outline-level="1">
<text:span text:style-name="T4">
Енергоатом, МАГАТЕ і уряд Франції підписали угоду про співпрацю</text:span>
</text:h>
      <text:p text:style-name="P4">
Authors: Ukrinform (Person)</text:p>
      <text:p text:style-name="P4">
Publisher: Укринформ (Organization)</text:p>
      <text:p text:style-name="P4">
Published Time: 2023-05-05T19:08:34+03:00</text:p>
      <text:p text:style-name="P4">
Modified Time: 2023-05-05T19:08:34+03:00</text:p>
      <text:p text:style-name="P4">
Description: Енергоатом, Міжнародне агентство з атомної енергії міністерство Європи та закордонних справ Франції уклали тристоронню угоду про співпрацю. — Укрінформ.</text:p>
      <text:p text:style-name="P4">
Images: ["<text:a xlink:type="simple" xlink:href="https://static.ukrinform.com/photos/2023_05/thumb_files/630_360_1683302838-918.jpg" text:style-name="Internet_20_link" text:visited-style-name="Visited_20_Internet_20_Link">
630_360_16833...</text:a>
"]</text:p>
      <text:p text:style-name="P4">
Tags: ['Енергоатом', 'Франція', 'МАГАТЕ']</text:p>
      <text:p text:style-name="P4">
Type: Article</text:p>
      <!--METADATA-->
      <text:p text:style-name="P4">
<draw:frame draw:style-name="fr1" draw:name="Image183" text:anchor-type="as-char" svg:width="6.9236in" svg:height="3.956343in" draw:z-index="0">
<draw:image xlink:href="../Images/yкринформ/2023-05-05T19-08-34-03-00/630_360_1683302838-918.jpg" xlink:type="simple" xlink:show="embed" xlink:actuate="onLoad" draw:mime-type="image/jpeg"/>
</draw:frame>
Енергоатом, Міжнародне агентство з атомної енергії міністерство Європи тазакордонних справ Франції уклали тристоронню угоду про співпрацю.</text:p>
      <text:p text:style-name="P4">
Як передає Укрінформ, про це повідомляє Енергоатом у <text:a xlink:type="simple" xlink:href="https://t.me/energoatom_ua/12984" text:style-name="Internet_20_link" text:visited-style-name="Visited_20_Internet_20_Link">
</text:a>
 .</text:p>
      <text:p text:style-name="P4">
«Для Енергоатома співпраця з урядом Франції є важливою і знаковою, оскількидопоможе компанії укомплектувати обладнання, вкрай важливе для безпеки АЕС», –зауважив віцепрезидент Енергоатома Хартмут Якоб.</text:p>
      <text:p text:style-name="P4">
Зазначається, що документ передбачає надання Францією допомоги Енергоатому взакупівлі через МАГАТЕ запасних частин для дизель-генераторів.</text:p>
      <text:p text:style-name="P4">
<text:span text:style-name="T4">
Читайте також:</text:span>
 <text:a xlink:type="simple" xlink:href="https://www.ukrinform.ua/rubric-economy/3700654-derzatom-gotuetsa-do-bezpekovih-zahodiv-na-zaes-pisla-deokupacii.html" text:style-name="Internet_20_link" text:visited-style-name="Visited_20_Internet_20_Link">
 </text:a>
</text:p>
      <text:p text:style-name="P4">
Як повідомлялося, у квітні ДП «НАЕК «Енергоатом» підписало з канадськоюкомпанією САМЕСО угоду, яка була останнім необхідним етапом для реалізаціїпрограми використання українського урану при виробництві ядерного палива для <text:a xlink:type="simple" xlink:href="https://www.ukrinform.ua/tag-aes" text:style-name="Internet_20_link" text:visited-style-name="Visited_20_Internet_20_Link">
</text:a>
 України.</text:p>
      <text:p text:style-name="P4">
Source: <text:a xlink:type="simple" xlink:href="https://www.ukrinform.ua/rubric-economy/3705354-energoatom-magate-i-urad-francii-pidpisali-ugodu-pro-spivpracu.html" text:style-name="Internet_20_link" text:visited-style-name="Visited_20_Internet_20_Link">
https://www.ukrinform.ua/rubric-economy/3705354-energoatom-magate-i-urad-francii-pidpisali-ugodu-pro-spivpracu.html</text:a>
</text:p>
      <!--NEWS-->
      <text:h text:style-name="P10" text:outline-level="1">
<text:span text:style-name="T4">
Сили оборони відбили понад 30 російських атак на трьох напрямках</text:span>
</text:h>
      <text:p text:style-name="P4">
Authors: Ukrinform (Person)</text:p>
      <text:p text:style-name="P4">
Publisher: Укринформ (Organization)</text:p>
      <text:p text:style-name="P4">
Published Time: 2023-05-05T19:10:00+03:00</text:p>
      <text:p text:style-name="P4">
Modified Time: 2023-05-05T19:10:00+03:00</text:p>
      <text:p text:style-name="P4">
Description: російські війська зосереджують основні зусилля на веденні наступальних дій на Бахмутському, Авдіївському та Мар’їнському напрямках, українськими захисниками протягом доби там відбиті понад 30 ворожих атак. — Укрінформ.</text:p>
      <text:p text:style-name="P4">
Images: ["<text:a xlink:type="simple" xlink:href="https://static.ukrinform.com/photos/2023_04/thumb_files/630_360_1682620469-597.jpg" text:style-name="Internet_20_link" text:visited-style-name="Visited_20_Internet_20_Link">
630_360_16826...</text:a>
"]</text:p>
      <text:p text:style-name="P4">
Tags: ['Генштаб', 'ЗСУ', 'Війна з росією']</text:p>
      <text:p text:style-name="P4">
Type: Article</text:p>
      <!--METADATA-->
      <text:p text:style-name="P4">
<draw:frame draw:style-name="fr1" draw:name="Image184" text:anchor-type="as-char" svg:width="6.9236in" svg:height="3.956343in" draw:z-index="0">
<draw:image xlink:href="../Images/yкринформ/2023-05-05T19-10-00-03-00/630_360_1682620469-597.jpg" xlink:type="simple" xlink:show="embed" xlink:actuate="onLoad" draw:mime-type="image/jpeg"/>
</draw:frame>
 російськівійська зосереджують основні зусилля на веденні наступальних дій наБахмутському, Авдіївському та Мар’їнському напрямках, українськими захисникамипротягом доби там відбиті понад 30 ворожих атак.</text:p>
      <text:p text:style-name="P4">
Про це Генеральний штаб Збройних сил України повідомив у <text:a xlink:type="simple" xlink:href="https://www.facebook.com/GeneralStaff.ua/posts/pfbid02fQp6UGYR7agqX25eRk9s4Fc68MQNUsUowqJGLeevcgiHBM2zaEhyc6XRiTpam9izl" text:style-name="Internet_20_link" text:visited-style-name="Visited_20_Internet_20_Link">
</text:a>
, оприлюднивши оперативну інформацію станом на 18:00 п'ятниці, 5 травня,передає Укрінформ.</text:p>
      <text:p text:style-name="P4">
"Найзапекліші бої тривають за Бахмут та Мар’їнку, наші воїни стійко тримаютьоборону", — зазначили в Генштабі.</text:p>
      <text:p text:style-name="P4">
Як повідомляється, українська авіація за добу здійснила загалом шість ударівпо районах зосередження особового складу та військової техніки росіян.</text:p>
      <text:p text:style-name="P4">
<text:span text:style-name="T4">
Читайте також:</text:span>
 <text:a xlink:type="simple" xlink:href="https://www.ukrinform.ua/rubric-ato/3705187-zagarbniki-namagautsa-vzati-bahmut-pid-kontrol-do-9-travna-malar.html" text:style-name="Internet_20_link" text:visited-style-name="Visited_20_Internet_20_Link">
 </text:a>
</text:p>
      <text:p text:style-name="P4">
Підрозділи ракетних військ й артилерії ЗСУ зі свого боку уразили п'ять районівзосередження озброєння та військової техніки, три склади боєприпасів іпаливно-мастильних матеріалів, один засіб протиповітряної оборони та ще п'ятьважливих цілей ворога.</text:p>
      <text:p text:style-name="P4">
російська федерація продовжує застосовувати тактику терору. Протягом добизагарбники здійснили два ракетні й 26 авіаційних ударів, а також близько 20обстрілів з реактивних систем залпового вогню. Унаслідок ворожих атакпостраждали мирні жителі, зруйновані та пошкоджені приватні житлові будинки йінша цивільна інфраструктура.</text:p>
      <text:p text:style-name="P4">
У Генштабі застерігають: імовірність здійснення ворогом ракетних й авіаційнихударів по всій території України залишається високою.</text:p>
      <text:p text:style-name="P4">
<text:span text:style-name="T4">
Читайте також:</text:span>
 <text:a xlink:type="simple" xlink:href="https://www.ukrinform.ua/rubric-ato/3705138-masnik-mariupola-mizincev-perejsov-do-pvk-vagner-roszmi.html" text:style-name="Internet_20_link" text:visited-style-name="Visited_20_Internet_20_Link">
 </text:a>
</text:p>
      <text:p text:style-name="P4">
_<text:span text:style-name="T4">
На Волинському та Поліському напрямках</text:span>
 _ ознаки формування наступальнихугруповань російської федерації не виявлені. На території республіки білорусьзалишають визначені підрозділи збройних сил рф.</text:p>
      <text:p text:style-name="P4">
_<text:span text:style-name="T4">
На Сіверському та Слобожанському напрямках</text:span>
 _ росія зберігає військовуприсутність у прикордонних з Україною районах Брянської, Курської таБєлгородської областей.</text:p>
      <text:p text:style-name="P4">
Від ударів артилерії й мінометів ворога протягом доби потерпали БучкиЧернігівської області, Зноб-Трубчевська, Стара Гута, Баранівка, Товстодубове,Бачівськ і Волфине Сумської області, Червона Зоря, Уди, Ветеринарне, Гранів,Козача Лопань, Гоптівка, Глибоке, Лук'янці, Нескучне та Стариця Харківськоїобласті.</text:p>
      <text:p text:style-name="P4">
<text:span text:style-name="T4">
Читайте також:</text:span>
 <text:a xlink:type="simple" xlink:href="https://www.ukrinform.ua/rubric-ato/3705109-u-persi-dni-travna-rosia-sogodini-zavdavala-aviaudaru-po-ukraini-derzdep-ssa.html" text:style-name="Internet_20_link" text:visited-style-name="Visited_20_Internet_20_Link">
 </text:a>
</text:p>
      <text:p text:style-name="P4">
_<text:span text:style-name="T4">
На Куп’янському напрямку</text:span>
 _ артилерійських і мінометних ударів від росіянзазнали Бологівка, Красне Перше, Фиголівка, Новомлинськ, Дворічна, ЛиманПерший, Піщане і Стельмахівка Харківської області.</text:p>
      <text:p text:style-name="P4">
_<text:span text:style-name="T4">
На Лиманському напрямку</text:span>
 _ наступальних дій загарбники не проводили,натомість били з артилерії по Макіївці Луганської області, Невському,Ямполівці, Білогорівці, Верхньокам’янському та Спірному Донецької області.</text:p>
      <text:p text:style-name="P4">
_<text:span text:style-name="T4">
На Бахмутському напрямку</text:span>
 _ ворог продовжує вести наступ, тривають важкібої за місто Бахмут. Протягом доби війська рф вели безуспішні наступальні діїу напрямку Григорівки, Іванівського та Нью-Йорка.</text:p>
      <text:p text:style-name="P4">
<text:span text:style-name="T4">
Читайте також:</text:span>
 <text:a xlink:type="simple" xlink:href="https://www.ukrinform.ua/rubric-ato/3704978-rosiani-obstrilali-prikordonna-sumsini-e-vlucanna.html" text:style-name="Internet_20_link" text:visited-style-name="Visited_20_Internet_20_Link">
 </text:a>
</text:p>
      <text:p text:style-name="P4">
Від російських обстрілів постраждали Васюківка, Міньківка, Оріхово-Василівка,Маркове, Григорівка, Бахмут, Іванівське, Часів Яр, Костянтинівка, Олександро-Шультине, Південне, Торецьк, Північне і Нью-Йорк Донецької області.</text:p>
      <text:p text:style-name="P4">
_<text:span text:style-name="T4">
На Авдіївському напрямку</text:span>
 _ російська армія вела наступальні дії в районіАвдіївки, однак успіху не мала. Водночас загарбники обстрілювали Орлівку,Ласточкине, Авдіївку, Тоненьке, Карлівку, Нетайлове й Первомайське Донецькоїобласті.</text:p>
      <text:p text:style-name="P4">
_<text:span text:style-name="T4">
На Мар’їнському напрямку</text:span>
 _ протягом доби Сили оборони України відбиличисленні атаки росіян у районі Мар’їнки. Ворожих обстрілів зазнали Курахове,Георгіївка, Мар’їнка, Побєда, Єлизаветівка, Катеринівка й НовомихайлівкаДонецької області.</text:p>
      <text:p text:style-name="P4">
_<text:span text:style-name="T4">
На Шахтарському напрямку</text:span>
 _ протягом поточної доби наступальних дійвійська рф не проводили, натомість завдавали ударів по Шахтарському,Пречистівці і Вугледару Донецької області.</text:p>
      <text:p text:style-name="P4">
_<text:span text:style-name="T4">
На Запорізькому та Херсонському напрямках</text:span>
 _ загарбники продовжують вестиоборонні дії й обстрілювати населені пункти. Загалом протягом доби ворожихобстрілів зазнали понад 40 міст і сіл.</text:p>
      <text:p text:style-name="P4">
<text:span text:style-name="T4">
Читайте також:</text:span>
 <text:a xlink:type="simple" xlink:href="https://www.ukrinform.ua/rubric-ato/3704949-ppo-znisila-u-nebi-nad-dnipropetrovsinou-dva-vorozih-bezpilotniki.html" text:style-name="Internet_20_link" text:visited-style-name="Visited_20_Internet_20_Link">
 <text:span text:style-name="T4">
знищи</text:span>
 </text:a>
</text:p>
      <text:p text:style-name="P4">
Зокрема, війська рф били по Бурлацькому, Времівці, Новосілці, Зеленому Полю йНовополю Донецької області, по Ольгівському, Малинівці, Гуляйполю,Залізничному, Гуляйпільському, Білогір'ю, Малій Токмачці, Малих Щербаках,Кам’янському і Степногірську Запорізької області, по НікополюДніпропетровської області та Херсону, Золотій Балці, Дудчанах, Веселому,Дніпровському й Кізомису Херсонської області.</text:p>
      <text:p text:style-name="P4">
Встановлено, що російські загарбники продовжують вдаватися до примусовоїпаспортизації жителів тимчасово захопленої території Херсонської області,використовуючи для цього виїзні групи паспортного контролю.</text:p>
      <text:p text:style-name="P4">
Так, погрожуючи депортацією та конфіскацією майна, представники мобільних групздійснюють прийом документів і видачу російських паспортів за місцемпроживання громадян України.</text:p>
      <text:p text:style-name="P4">
Як повідомляв Укрінформ, у ніч на 5 травня війська російської федераціївипустили по Днiпропетровській області два безпiлотники типу Shahed-136/131.Обидва ворожі дрони знищила протиповітряна оборона України.</text:p>
      <text:p text:style-name="P4">
Фото: Генштаб ЗСУ</text:p>
      <text:p text:style-name="P4">
Source: <text:a xlink:type="simple" xlink:href="https://www.ukrinform.ua/rubric-ato/3705357-sili-oboroni-vidbili-ponad-30-rosijskih-atak-na-troh-napramkah.html" text:style-name="Internet_20_link" text:visited-style-name="Visited_20_Internet_20_Link">
https://www.ukrinform.ua/rubric-ato/3705357-sili-oboroni-vidbili-ponad-30-rosijskih-atak-na-troh-napramkah.html</text:a>
</text:p>
      <!--NEWS-->
      <text:h text:style-name="P10" text:outline-level="1">
<text:span text:style-name="T4">
Нафтогаз готується до опалювального сезону: Чернишов зустрівся з мерами міст</text:span>
</text:h>
      <text:p text:style-name="P4">
Authors: Ukrinform (Person)</text:p>
      <text:p text:style-name="P4">
Publisher: Укринформ (Organization)</text:p>
      <text:p text:style-name="P4">
Published Time: 2023-05-05T19:10:32+03:00</text:p>
      <text:p text:style-name="P4">
Modified Time: 2023-05-05T19:10:32+03:00</text:p>
      <text:p text:style-name="P4">
Description: Нафтогаз спільно з мерами міст уже розпочав підготовку до наступного опалювального сезону 2023/2024 років. — Укрінформ.</text:p>
      <text:p text:style-name="P4">
Images: ["<text:a xlink:type="simple" xlink:href="https://static.ukrinform.com/photos/2023_05/thumb_files/630_360_1683302544-576.jpg" text:style-name="Internet_20_link" text:visited-style-name="Visited_20_Internet_20_Link">
630_360_16833...</text:a>
"]</text:p>
      <text:p text:style-name="P4">
Tags: ['Нафтогаз', 'Опалювальний сезон', 'Чернишов']</text:p>
      <text:p text:style-name="P4">
Type: Article</text:p>
      <!--METADATA-->
      <text:p text:style-name="P4">
<draw:frame draw:style-name="fr1" draw:name="Image185" text:anchor-type="as-char" svg:width="6.9236in" svg:height="3.956343in" draw:z-index="0">
<draw:image xlink:href="../Images/yкринформ/2023-05-05T19-10-32-03-00/630_360_1683302544-576.jpg" xlink:type="simple" xlink:show="embed" xlink:actuate="onLoad" draw:mime-type="image/jpeg"/>
</draw:frame>
 Нафтогазспільно з мерами міст уже розпочав підготовку до наступного опалювальногосезону 2023/2024 років.</text:p>
      <text:p text:style-name="P4">
Як повідомляє Укрінформ із посиланням на <text:a xlink:type="simple" xlink:href="https://www.naftogaz.com/news/organy-mistsevogo-samovryaduvannya-prodovzhuyut-buty-nadiynymy-partneramy-dlya-naftogazu-oleksiy-chernyshov" text:style-name="Internet_20_link" text:visited-style-name="Visited_20_Internet_20_Link">
</text:a>
 ,зустріч голови правління НАК «Нафтогаз України» Олексія Чернишова зочільниками громад, які представляють Асоціацію міст України, відбуласясьогодні.</text:p>
      <text:p text:style-name="P4">
«Вдячний керівникам міст та областей за спільну роботу й готовність працюватина результат 24/7... З реформою децентралізації змінились підходи доспівпраці, що дає можливість спільно вирішувати складні проблеми. Завдякицьому ми успішно пройшли найважчу за часи незалежності країни зиму. Працюємозараз, щоб успішно пройти й наступну», — прокоментував Чернишов.</text:p>
      <text:p text:style-name="P4">
За інформацією пресслужби, серед питань, що обговорювалися на зустрічі, –формування достатніх запасів газу на наступну зиму та погашення заборгованостіпідприємств теплопостачання за спожитий ресурс.</text:p>
      <text:p text:style-name="P4">
<text:span text:style-name="T4">
Читайте також:</text:span>
 <text:a xlink:type="simple" xlink:href="https://www.ukrinform.ua/rubric-economy/3702629-naftogaz-zalisiv-cinu-na-gaz-dla-naselenna-nezminnou-se-na-rik.html" text:style-name="Internet_20_link" text:visited-style-name="Visited_20_Internet_20_Link">
 </text:a>
</text:p>
      <text:p text:style-name="P4">
Як повідомлялося, 14 квітня в Україні офіційно завершився <text:a xlink:type="simple" xlink:href="https://www.ukrinform.ua/tag-opaluvalnij-sezon" text:style-name="Internet_20_link" text:visited-style-name="Visited_20_Internet_20_Link">
</text:a>
 2022/2023 років.</text:p>
      <text:p text:style-name="P4">
<text:span text:style-name="T5">
Фото: Нафтогаз</text:span>
</text:p>
      <text:p text:style-name="P4">
Source: <text:a xlink:type="simple" xlink:href="https://www.ukrinform.ua/rubric-economy/3705356-naftogaz-gotuetsa-do-opaluvalnogo-sezonu-cernisov-zustrivsa-z-merami-mist.html" text:style-name="Internet_20_link" text:visited-style-name="Visited_20_Internet_20_Link">
https://www.ukrinform.ua/rubric-economy/3705356-naftogaz-gotuetsa-do-opaluvalnogo-sezonu-cernisov-zustrivsa-z-merami-mist.html</text:a>
</text:p>
      <!--NEWS-->
      <text:h text:style-name="P10" text:outline-level="1">
<text:span text:style-name="T4">
Львівщина першою в Україні запровадила е-квитка на приміських та міжміських маршрутах</text:span>
</text:h>
      <text:p text:style-name="P4">
Authors: Ukrinform (Person)</text:p>
      <text:p text:style-name="P4">
Publisher: Укринформ (Organization)</text:p>
      <text:p text:style-name="P4">
Published Time: 2023-05-05T19:16:55+03:00</text:p>
      <text:p text:style-name="P4">
Modified Time: 2023-05-05T19:16:55+03:00</text:p>
      <text:p text:style-name="P4">
Description: Львівщина стала першою в Україні із запровадження е-квитка на приміських та міжміських маршрутах. До кінця червня валідатори мають встановити у всіх 1050 автобусах області, наразі працюють 26 у тестовому режимі. — Укрінформ.</text:p>
      <text:p text:style-name="P4">
Images: ["<text:a xlink:type="simple" xlink:href="https://static.ukrinform.com/photos/2023_05/thumb_files/630_360_1683301113-9273.jpeg" text:style-name="Internet_20_link" text:visited-style-name="Visited_20_Internet_20_Link">
630_360_16833...</text:a>
", "<text:a xlink:type="simple" xlink:href="https://static.ukrinform.com/photos/2023_05/thumb_files/630_360_1683301113-6349.jpeg" text:style-name="Internet_20_link" text:visited-style-name="Visited_20_Internet_20_Link">
630_360_16833...</text:a>
", "<text:a xlink:type="simple" xlink:href="https://static.ukrinform.com/photos/2023_05/thumb_files/630_360_1683301112-5247.jpeg" text:style-name="Internet_20_link" text:visited-style-name="Visited_20_Internet_20_Link">
630_360_16833...</text:a>
", "<text:a xlink:type="simple" xlink:href="https://static.ukrinform.com/photos/2023_05/thumb_files/630_360_1683301113-4648.jpeg" text:style-name="Internet_20_link" text:visited-style-name="Visited_20_Internet_20_Link">
630_360_16833...</text:a>
", "<text:a xlink:type="simple" xlink:href="https://static.ukrinform.com/photos/2023_05/thumb_files/630_360_1683301113-6710.jpeg" text:style-name="Internet_20_link" text:visited-style-name="Visited_20_Internet_20_Link">
630_360_16833...</text:a>
", "<text:a xlink:type="simple" xlink:href="https://static.ukrinform.com/photos/2023_05/thumb_files/630_360_1683301113-1894.jpeg" text:style-name="Internet_20_link" text:visited-style-name="Visited_20_Internet_20_Link">
630_360_16833...</text:a>
", "<text:a xlink:type="simple" xlink:href="https://static.ukrinform.com/photos/2023_05/thumb_files/630_360_1683301114-8236.jpeg" text:style-name="Internet_20_link" text:visited-style-name="Visited_20_Internet_20_Link">
630_360_16833...</text:a>
", "<text:a xlink:type="simple" xlink:href="https://static.ukrinform.com/photos/2023_05/thumb_files/630_360_1683301115-8482.jpeg" text:style-name="Internet_20_link" text:visited-style-name="Visited_20_Internet_20_Link">
630_360_16833...</text:a>
", "<text:a xlink:type="simple" xlink:href="https://static.ukrinform.com/photos/2023_05/thumb_files/630_360_1683301115-5828.jpeg" text:style-name="Internet_20_link" text:visited-style-name="Visited_20_Internet_20_Link">
630_360_16833...</text:a>
", "<text:a xlink:type="simple" xlink:href="https://static.ukrinform.com/photos/2023_05/thumb_files/630_360_1683301116-5549.jpeg" text:style-name="Internet_20_link" text:visited-style-name="Visited_20_Internet_20_Link">
630_360_16833...</text:a>
"]</text:p>
      <text:p text:style-name="P4">
Tags: ['Львівщина', 'Автобус', 'Е-картка']</text:p>
      <text:p text:style-name="P4">
Type: Article</text:p>
      <!--METADATA-->
      <text:p text:style-name="P4">
<draw:frame draw:style-name="fr1" draw:name="Image186" text:anchor-type="as-char" svg:width="6.9236in" svg:height="3.956343in" draw:z-index="0">
<draw:image xlink:href="../Images/yкринформ/2023-05-05T19-16-55-03-00/630_360_1683301113-9273.jpeg" xlink:type="simple" xlink:show="embed" xlink:actuate="onLoad" draw:mime-type="image/jpeg"/>
</draw:frame>
Львівщина стала першою в Україні із запровадження е-квитка на приміських таміжміських маршрутах. До кінця червня валідатори мають встановити у всіх 1050автобусах області, наразі працюють 26 у тестовому режимі.</text:p>
      <text:p text:style-name="P4">
Про це повідомляє  <text:a xlink:type="simple" xlink:href="https://loda.gov.ua/news/64301" text:style-name="Internet_20_link" text:visited-style-name="Visited_20_Internet_20_Link">
 </text:a>
 , передає Укрінформ.</text:p>
      <text:p text:style-name="P4">
«Разом із підприємствами ми визначили графік встановлення обладнання вавтобусах Львівщини. Першим в списку було ПП «Автосвіт», яке перевозитьпасажирів зі Львова до населених пунктів Рава-Руської територіальної громади.Валідатори встановили у 26 транспортних засобах компанії. Все обладнанняпрацює у тестовому режимі. Водій поки залучений у процес валідації – визначаєвідстань на пристрої, яку планує проїхати пасажир. У перспективі процес оплативідбуватиметься по-іншому, відстань визначатиме сам пасажир», – розповівначальник управління транспорту і зв’язку Львівської ОВА Степан Рудницький.</text:p>
      <text:p text:style-name="P4">
До кінця червня валідатори мають встановити у всіх приміських та міжміських <text:a xlink:type="simple" xlink:href="https://www.ukrinform.ua/tag-avtobus" text:style-name="Internet_20_link" text:visited-style-name="Visited_20_Internet_20_Link">
</text:a>
 Львівщини. Загалом в області їх є1050, з них 700 – основні, приблизно 300 – підмінні або резервні транспортнізасоби.</text:p>
      <text:p text:style-name="P4">
<draw:frame draw:style-name="fr1" draw:name="Image187" text:anchor-type="as-char" svg:width="6.9236in" svg:height="3.956343in" draw:z-index="0">
<draw:image xlink:href="../Images/yкринформ/2023-05-05T19-16-55-03-00/630_360_1683301113-6349.jpeg" xlink:type="simple" xlink:show="embed" xlink:actuate="onLoad" draw:mime-type="image/jpeg"/>
</draw:frame>
Львівщина стала першою в Україні із запровадження е-квитка на приміських таміжміських маршрутах / Фото: Пресслужба Львівської ОВА  <text:a xlink:type="simple" xlink:href="https://static.ukrinform.com/photos/2023_05/1683301113-6349.jpeg" text:style-name="Internet_20_link" text:visited-style-name="Visited_20_Internet_20_Link">
<draw:frame draw:style-name="fr1" draw:name="Image188" text:anchor-type="as-char" svg:width="6.9236in" svg:height="3.956343in" draw:z-index="0">
<draw:image xlink:href="../Images/yкринформ/2023-05-05T19-16-55-03-00/630_360_1683301113-6349.jpeg" xlink:type="simple" xlink:show="embed" xlink:actuate="onLoad" draw:mime-type="image/jpeg"/>
</draw:frame>
</text:a>
 <text:a xlink:type="simple" xlink:href="https://static.ukrinform.com/photos/2023_05/1683301113-9273.jpeg" text:style-name="Internet_20_link" text:visited-style-name="Visited_20_Internet_20_Link">
<draw:frame draw:style-name="fr1" draw:name="Image189" text:anchor-type="as-char" svg:width="6.9236in" svg:height="3.956343in" draw:z-index="0">
<draw:image xlink:href="../Images/yкринформ/2023-05-05T19-16-55-03-00/630_360_1683301113-9273.jpeg" xlink:type="simple" xlink:show="embed" xlink:actuate="onLoad" draw:mime-type="image/jpeg"/>
</draw:frame>
</text:a>
 <text:a xlink:type="simple" xlink:href="https://static.ukrinform.com/photos/2023_05/1683301112-5247.jpeg" text:style-name="Internet_20_link" text:visited-style-name="Visited_20_Internet_20_Link">
<draw:frame draw:style-name="fr1" draw:name="Image190" text:anchor-type="as-char" svg:width="6.9236in" svg:height="3.956343in" draw:z-index="0">
<draw:image xlink:href="../Images/yкринформ/2023-05-05T19-16-55-03-00/630_360_1683301112-5247.jpeg" xlink:type="simple" xlink:show="embed" xlink:actuate="onLoad" draw:mime-type="image/jpeg"/>
</draw:frame>
</text:a>
 <text:a xlink:type="simple" xlink:href="https://static.ukrinform.com/photos/2023_05/1683301113-4648.jpeg" text:style-name="Internet_20_link" text:visited-style-name="Visited_20_Internet_20_Link">
<draw:frame draw:style-name="fr1" draw:name="Image191" text:anchor-type="as-char" svg:width="6.9236in" svg:height="3.956343in" draw:z-index="0">
<draw:image xlink:href="../Images/yкринформ/2023-05-05T19-16-55-03-00/630_360_1683301113-4648.jpeg" xlink:type="simple" xlink:show="embed" xlink:actuate="onLoad" draw:mime-type="image/jpeg"/>
</draw:frame>
</text:a>
 <text:a xlink:type="simple" xlink:href="https://static.ukrinform.com/photos/2023_05/1683301113-6710.jpeg" text:style-name="Internet_20_link" text:visited-style-name="Visited_20_Internet_20_Link">
<draw:frame draw:style-name="fr1" draw:name="Image192" text:anchor-type="as-char" svg:width="6.9236in" svg:height="3.956343in" draw:z-index="0">
<draw:image xlink:href="../Images/yкринформ/2023-05-05T19-16-55-03-00/630_360_1683301113-6710.jpeg" xlink:type="simple" xlink:show="embed" xlink:actuate="onLoad" draw:mime-type="image/jpeg"/>
</draw:frame>
</text:a>
 <text:a xlink:type="simple" xlink:href="https://static.ukrinform.com/photos/2023_05/1683301113-1894.jpeg" text:style-name="Internet_20_link" text:visited-style-name="Visited_20_Internet_20_Link">
<draw:frame draw:style-name="fr1" draw:name="Image193" text:anchor-type="as-char" svg:width="6.9236in" svg:height="3.956343in" draw:z-index="0">
<draw:image xlink:href="../Images/yкринформ/2023-05-05T19-16-55-03-00/630_360_1683301113-1894.jpeg" xlink:type="simple" xlink:show="embed" xlink:actuate="onLoad" draw:mime-type="image/jpeg"/>
</draw:frame>
</text:a>
 <text:a xlink:type="simple" xlink:href="https://static.ukrinform.com/photos/2023_05/1683301114-8236.jpeg" text:style-name="Internet_20_link" text:visited-style-name="Visited_20_Internet_20_Link">
<draw:frame draw:style-name="fr1" draw:name="Image194" text:anchor-type="as-char" svg:width="6.9236in" svg:height="3.956343in" draw:z-index="0">
<draw:image xlink:href="../Images/yкринформ/2023-05-05T19-16-55-03-00/630_360_1683301114-8236.jpeg" xlink:type="simple" xlink:show="embed" xlink:actuate="onLoad" draw:mime-type="image/jpeg"/>
</draw:frame>
</text:a>
 <text:a xlink:type="simple" xlink:href="https://static.ukrinform.com/photos/2023_05/1683301115-8482.jpeg" text:style-name="Internet_20_link" text:visited-style-name="Visited_20_Internet_20_Link">
<draw:frame draw:style-name="fr1" draw:name="Image195" text:anchor-type="as-char" svg:width="6.9236in" svg:height="3.956343in" draw:z-index="0">
<draw:image xlink:href="../Images/yкринформ/2023-05-05T19-16-55-03-00/630_360_1683301115-8482.jpeg" xlink:type="simple" xlink:show="embed" xlink:actuate="onLoad" draw:mime-type="image/jpeg"/>
</draw:frame>
</text:a>
 <text:a xlink:type="simple" xlink:href="https://static.ukrinform.com/photos/2023_05/1683301115-5828.jpeg" text:style-name="Internet_20_link" text:visited-style-name="Visited_20_Internet_20_Link">
<draw:frame draw:style-name="fr1" draw:name="Image196" text:anchor-type="as-char" svg:width="6.9236in" svg:height="3.956343in" draw:z-index="0">
<draw:image xlink:href="../Images/yкринформ/2023-05-05T19-16-55-03-00/630_360_1683301115-5828.jpeg" xlink:type="simple" xlink:show="embed" xlink:actuate="onLoad" draw:mime-type="image/jpeg"/>
</draw:frame>
</text:a>
 <text:a xlink:type="simple" xlink:href="https://static.ukrinform.com/photos/2023_05/1683301116-5549.jpeg" text:style-name="Internet_20_link" text:visited-style-name="Visited_20_Internet_20_Link">
<draw:frame draw:style-name="fr1" draw:name="Image197" text:anchor-type="as-char" svg:width="6.9236in" svg:height="3.956343in" draw:z-index="0">
<draw:image xlink:href="../Images/yкринформ/2023-05-05T19-16-55-03-00/630_360_1683301116-5549.jpeg" xlink:type="simple" xlink:show="embed" xlink:actuate="onLoad" draw:mime-type="image/jpeg"/>
</draw:frame>
</text:a>
</text:p>
      <text:p text:style-name="P4">
Технічним забезпеченням займається інвестор – ТОВ «Smart Ticket Technology».Під час пілотного етапу проєкту компанія перевіряє систему, обладнання тавзаємодію всіх складових. У разі виникнення технічних проблем – вирішує їх.</text:p>
      <text:p text:style-name="P4">
<text:span text:style-name="T4">
Читайте також:</text:span>
 <text:a xlink:type="simple" xlink:href="https://www.ukrinform.ua/rubric-kyiv/3601526-u-kievi-oplata-proizdu-bankivskou-kartkou-vze-dostupna-u-vsih-vidah-komunalnogo-transportu.html" text:style-name="Internet_20_link" text:visited-style-name="Visited_20_Internet_20_Link">
 </text:a>
</text:p>
      <text:p text:style-name="P4">
«Під час вибору обладнання ми, перш за все, спирались на захищеність його базиданих, способи передачі та зчитування інформації, швидкість системи іможливості візуального відображення даних на екрані валідатора. Окрім цього,ми створили мобільний додаток, який функціонує на базі двох операційних систем– Android та IOC. У ньому користувач вже на пілотному етапі впровадження можепереглянути інформацію про заплановану поїздку – маршрут, час та місце оплатитощо. Наші спеціалісти постійно вдосконалюють застосунок, в подальшому тамз’являться і додаткові функції», – підкреслив менеджер з технічної підтримки«Smart Ticket Technology» Антон Вішталюк.</text:p>
      <text:p text:style-name="P4">
Зі слів Рудницького, найближчим часом планують обладнати валідаторамиавтотранспортні підприємства в Перемишлянському та Самбірському районах, азгодом і в інших.</text:p>
      <text:p text:style-name="P4">
«Пільговики наразі будуть проїжджати на підставі тих посвідчень, які діютьзараз. Але з липня будемо працювати з кожною громадою, вона буде замовляти вінвестора певну кількість пільгових карток, щоб люди ними користувались», –додав Степан Рудницький.</text:p>
      <text:p text:style-name="P4">
Як повідомлялося, Львівщина першою в Україні запроваджує електронний квиток уприміських та міжміських автобусних маршрутах, які курсують в межах області.Кожен валідатор матиме прив’язку до маршруту та відповідну тарифну сітку,оскільки в області діють різні тарифи на проїзд.</text:p>
      <text:p text:style-name="P4">
Source: <text:a xlink:type="simple" xlink:href="https://www.ukrinform.ua/rubric-regions/3705358-lvivsina-persou-v-ukraini-zaprovadila-ekvitka-na-primiskih-ta-mizmiskih-marsrutah.html" text:style-name="Internet_20_link" text:visited-style-name="Visited_20_Internet_20_Link">
https://www.ukrinform.ua/rubric-regions/3705358-lvivsina-persou-v-ukraini-zaprovadila-ekvitka-na-primiskih-ta-mizmiskih-marsrutah.html</text:a>
</text:p>
      <!--NEWS-->
      <text:h text:style-name="P10" text:outline-level="1">
<text:span text:style-name="T4">
За Труханова внесли понад 13 мільйонів застави - ЗМІ</text:span>
</text:h>
      <text:p text:style-name="P4">
Authors: Ukrinform (Person)</text:p>
      <text:p text:style-name="P4">
Publisher: Укринформ (Organization)</text:p>
      <text:p text:style-name="P4">
Published Time: 2023-05-05T19:20:00+03:00</text:p>
      <text:p text:style-name="P4">
Modified Time: 2023-05-05T19:20:00+03:00</text:p>
      <text:p text:style-name="P4">
Description: Одеський депутат Дмитро Танцюра заявив, що вніс заставу в розмірі 13,42 мільйона гривень за міського голову Одеси Геннадія Труханова. — Укрінформ.</text:p>
      <text:p text:style-name="P4">
Images: ["<text:a xlink:type="simple" xlink:href="https://static.ukrinform.com/photos/2019_03/thumb_files/630_360_1552301828-509.jpg" text:style-name="Internet_20_link" text:visited-style-name="Visited_20_Internet_20_Link">
630_360_15523...</text:a>
"]</text:p>
      <text:p text:style-name="P4">
Tags: ['Одеса', 'Застава', 'Труханов']</text:p>
      <text:p text:style-name="P4">
Type: Article</text:p>
      <!--METADATA-->
      <text:p text:style-name="P4">
<draw:frame draw:style-name="fr1" draw:name="Image198" text:anchor-type="as-char" svg:width="6.9236in" svg:height="3.956343in" draw:z-index="0">
<draw:image xlink:href="../Images/yкринформ/2023-05-05T19-20-00-03-00/630_360_1552301828-509.jpg" xlink:type="simple" xlink:show="embed" xlink:actuate="onLoad" draw:mime-type="image/jpeg"/>
</draw:frame>
 Одеськийдепутат Дмитро Танцюра заявив, що вніс заставу в розмірі 13,42 мільйонагривень за міського голову Одеси Геннадія Труханова.</text:p>
      <text:p text:style-name="P4">
Про це він повідомив <text:a xlink:type="simple" xlink:href="https://t.me/suspilneodesa/22978" text:style-name="Internet_20_link" text:visited-style-name="Visited_20_Internet_20_Link">
 </text:a>
 , передаєУкрінформ.</text:p>
      <text:p text:style-name="P4">
"Це мої особисті, задекларовані кошти, з яких сплачені податки. Гроші вжезайшли, я отримав листа з ВАКСу", — сказав депутат.</text:p>
      <text:p text:style-name="P4">
Як повідомлялося, 4 травня Вищий антикорупційний суд 4 травня ухвалив <text:a xlink:type="simple" xlink:href="https://www.ukrinform.ua/rubric-regions/3704714-mera-odesi-truhanova-vzali-pid-vartu.html" text:style-name="Internet_20_link" text:visited-style-name="Visited_20_Internet_20_Link">
</text:a>
 з можливістю внесення застави у понад 13 мільйонів гривень.</text:p>
      <text:p text:style-name="P4">
За даними НАБУ, у 2016 році Одеський міський голова Труханов спільно з іншимипосадовцями Одеської міськради та представниками приватної компанії заволоділикоштами міського бюджету в сумі 92 млн грн.</text:p>
      <text:p text:style-name="P4">
<text:span text:style-name="T4">
Читайте також:</text:span>
 <text:a xlink:type="simple" xlink:href="https://www.ukrinform.ua/rubric-regions/3705160-klicko-hotiv-uzati-truhanova-na-poruki.html" text:style-name="Internet_20_link" text:visited-style-name="Visited_20_Internet_20_Link">
 <text:span text:style-name="T4">
Труханова</text:span>
 </text:a>
</text:p>
      <text:p text:style-name="P4">
Детективи НАБУ та прокурори САП у грудні 2016 року ініціювали накладанняарешту на ці кошти, які були перераховані на рахунок ТОВ компанії «ДевелопментЕліт». 24 січня 2020 року <text:a xlink:type="simple" xlink:href="https://www.ukrinform.ua/tag-truhanov" text:style-name="Internet_20_link" text:visited-style-name="Visited_20_Internet_20_Link">
 </text:a>
 зіспільниками повідомили про підозру.</text:p>
      <text:p text:style-name="P4">
Загалом у справі заводу «Краян» НАБУ та САП притягнули до відповідальності 12осіб, стосовно 8 із яких справа слухається у ВАКС. Стосовно однієї з учасницьсхеми справу було закрито у зв’язку зі її смертю.</text:p>
      <text:p text:style-name="P4">
У жовтні 2018 року до Малиновського районного суду міста Одеси було скерованообвинувальний акт стосовно восьми осіб — виконавців схеми, з-поміж них іГеннадій Труханов. Зрештою суд виправдав всіх фігурантів цієї справи.</text:p>
      <text:p text:style-name="P4">
<text:span text:style-name="T4">
Читайте також:</text:span>
 <text:a xlink:type="simple" xlink:href="https://www.ukrinform.ua/rubric-society/3705222-zahist-truhanova-oskarzue-arest-apelaciu-rozglanut-nastupnogo-tizna.html" text:style-name="Internet_20_link" text:visited-style-name="Visited_20_Internet_20_Link">
 <text:span text:style-name="T4">
Труханова</text:span>
 </text:a>
</text:p>
      <text:p text:style-name="P4">
У лютому 2021 року Апеляційна палата ВАКС скасувала виправдальний вирокМалиновського суду Одеси, але у ВАКС не змогли почати розгляд справи.</text:p>
      <text:p text:style-name="P4">
25 квітня 2023 р. Вищий антикорупційний суд провів засідання та змінивзапобіжний захід Одеському міському голові Геннадію Труханову з особистогозобов'язання на <text:a xlink:type="simple" xlink:href="https://www.ukrinform.ua/rubric-society/3700677-vaks-priznaciv-truhanovu-zastavu-u-ponad-30-miljoniv-centr-protidii-korupcii.html" text:style-name="Internet_20_link" text:visited-style-name="Visited_20_Internet_20_Link">
 </text:a>
у справі "Краяна".</text:p>
      <text:p text:style-name="P4">
Source: <text:a xlink:type="simple" xlink:href="https://www.ukrinform.ua/rubric-regions/3705360-za-truhanova-vnesli-ponad-13-miljoniv-zastavi-zmi.html" text:style-name="Internet_20_link" text:visited-style-name="Visited_20_Internet_20_Link">
https://www.ukrinform.ua/rubric-regions/3705360-za-truhanova-vnesli-ponad-13-miljoniv-zastavi-zmi.html</text:a>
</text:p>
      <!--NEWS-->
      <text:h text:style-name="P10" text:outline-level="1">
<text:span text:style-name="T4">
Шмигаль і Воллес відвідали бійців ЗСУ, які проходять навчання у Британії</text:span>
</text:h>
      <text:p text:style-name="P4">
Authors: Ukrinform (Person)</text:p>
      <text:p text:style-name="P4">
Publisher: Укринформ (Organization)</text:p>
      <text:p text:style-name="P4">
Published Time: 2023-05-05T19:23:00+03:00</text:p>
      <text:p text:style-name="P4">
Modified Time: 2023-05-05T19:23:00+03:00</text:p>
      <text:p text:style-name="P4">
Description: У Великій Британії Прем’єр-міністр Денис Шмигаль ознайомився із процесом навчання чергової групи військових Збройних сил України. — Укрінформ.</text:p>
      <text:p text:style-name="P4">
Images: ["<text:a xlink:type="simple" xlink:href="https://static.ukrinform.com/photos/2023_05/thumb_files/630_360_1683304104-360.jpeg" text:style-name="Internet_20_link" text:visited-style-name="Visited_20_Internet_20_Link">
630_360_16833...</text:a>
", "<text:a xlink:type="simple" xlink:href="https://static.ukrinform.com/photos/2023_05/thumb_files/630_360_1683302447-8831.jpeg" text:style-name="Internet_20_link" text:visited-style-name="Visited_20_Internet_20_Link">
630_360_16833...</text:a>
", "<text:a xlink:type="simple" xlink:href="https://static.ukrinform.com/photos/2023_05/thumb_files/630_360_1683302447-1611.jpeg" text:style-name="Internet_20_link" text:visited-style-name="Visited_20_Internet_20_Link">
630_360_16833...</text:a>
", "<text:a xlink:type="simple" xlink:href="https://static.ukrinform.com/photos/2023_05/thumb_files/630_360_1683302447-1975.jpeg" text:style-name="Internet_20_link" text:visited-style-name="Visited_20_Internet_20_Link">
630_360_16833...</text:a>
", "<text:a xlink:type="simple" xlink:href="https://static.ukrinform.com/photos/2023_05/thumb_files/630_360_1683302447-9504.jpeg" text:style-name="Internet_20_link" text:visited-style-name="Visited_20_Internet_20_Link">
630_360_16833...</text:a>
", "<text:a xlink:type="simple" xlink:href="https://static.ukrinform.com/photos/2023_05/thumb_files/630_360_1683302447-1202.jpeg" text:style-name="Internet_20_link" text:visited-style-name="Visited_20_Internet_20_Link">
630_360_16833...</text:a>
", "<text:a xlink:type="simple" xlink:href="https://static.ukrinform.com/photos/2023_05/thumb_files/630_360_1683302447-9457.jpeg" text:style-name="Internet_20_link" text:visited-style-name="Visited_20_Internet_20_Link">
630_360_16833...</text:a>
", "<text:a xlink:type="simple" xlink:href="https://static.ukrinform.com/photos/2023_05/thumb_files/630_360_1683302448-5781.jpeg" text:style-name="Internet_20_link" text:visited-style-name="Visited_20_Internet_20_Link">
630_360_16833...</text:a>
", "<text:a xlink:type="simple" xlink:href="https://static.ukrinform.com/photos/2023_05/thumb_files/630_360_1683302448-2764.jpeg" text:style-name="Internet_20_link" text:visited-style-name="Visited_20_Internet_20_Link">
630_360_16833...</text:a>
"]</text:p>
      <text:p text:style-name="P4">
Tags: ['Британія', 'ЗСУ', 'Військові навчання', 'Шмигаль']</text:p>
      <text:p text:style-name="P4">
Type: Article</text:p>
      <!--METADATA-->
      <text:p text:style-name="P4">
<draw:frame draw:style-name="fr1" draw:name="Image199" text:anchor-type="as-char" svg:width="6.9236in" svg:height="3.956343in" draw:z-index="0">
<draw:image xlink:href="../Images/yкринформ/2023-05-05T19-23-00-03-00/630_360_1683304104-360.jpeg" xlink:type="simple" xlink:show="embed" xlink:actuate="onLoad" draw:mime-type="image/jpeg"/>
</draw:frame>
 У ВеликійБританії Прем’єр-міністр Денис Шмигаль ознайомився із процесом навчаннячергової групи військових Збройних сил України.</text:p>
      <text:p text:style-name="P4">
Як передає Укрінформ, про це Шмигаль написав у  <text:a xlink:type="simple" xlink:href="https://t.me/Denys_Smyhal/5163" text:style-name="Internet_20_link" text:visited-style-name="Visited_20_Internet_20_Link">
</text:a>
 .</text:p>
      <text:p text:style-name="P4">
«У Великій Британії вже пройшли підготовку майже 15 тисяч українськихвійськових. Сьогодні разом із міністром оборони Сполученого Королівства БеномВоллесом та першою леді України Оленою Зеленською ознайомились із процесомнавчання чергової групи військових ЗСУ», - заявив Шмигаль.</text:p>
      <text:p text:style-name="P4">
<draw:frame draw:style-name="fr1" draw:name="Image200" text:anchor-type="as-char" svg:width="6.9236in" svg:height="3.956343in" draw:z-index="0">
<draw:image xlink:href="../Images/yкринформ/2023-05-05T19-23-00-03-00/630_360_1683302447-8831.jpeg" xlink:type="simple" xlink:show="embed" xlink:actuate="onLoad" draw:mime-type="image/jpeg"/>
</draw:frame>
 ДенисШмигаль і Бен Воллес ознайомились з процесом навчання військових ЗСУ вБританії / Фото: Денис Шмигаль  <text:a xlink:type="simple" xlink:href="https://static.ukrinform.com/photos/2023_05/1683302447-8831.jpeg" text:style-name="Internet_20_link" text:visited-style-name="Visited_20_Internet_20_Link">
<draw:frame draw:style-name="fr1" draw:name="Image201" text:anchor-type="as-char" svg:width="6.9236in" svg:height="3.956343in" draw:z-index="0">
<draw:image xlink:href="../Images/yкринформ/2023-05-05T19-23-00-03-00/630_360_1683302447-8831.jpeg" xlink:type="simple" xlink:show="embed" xlink:actuate="onLoad" draw:mime-type="image/jpeg"/>
</draw:frame>
</text:a>
 <text:a xlink:type="simple" xlink:href="https://static.ukrinform.com/photos/2023_05/1683302447-1611.jpeg" text:style-name="Internet_20_link" text:visited-style-name="Visited_20_Internet_20_Link">
<draw:frame draw:style-name="fr1" draw:name="Image202" text:anchor-type="as-char" svg:width="6.9236in" svg:height="3.956343in" draw:z-index="0">
<draw:image xlink:href="../Images/yкринформ/2023-05-05T19-23-00-03-00/630_360_1683302447-1611.jpeg" xlink:type="simple" xlink:show="embed" xlink:actuate="onLoad" draw:mime-type="image/jpeg"/>
</draw:frame>
</text:a>
 <text:a xlink:type="simple" xlink:href="https://static.ukrinform.com/photos/2023_05/1683302447-1975.jpeg" text:style-name="Internet_20_link" text:visited-style-name="Visited_20_Internet_20_Link">
<draw:frame draw:style-name="fr1" draw:name="Image203" text:anchor-type="as-char" svg:width="6.9236in" svg:height="3.956343in" draw:z-index="0">
<draw:image xlink:href="../Images/yкринформ/2023-05-05T19-23-00-03-00/630_360_1683302447-1975.jpeg" xlink:type="simple" xlink:show="embed" xlink:actuate="onLoad" draw:mime-type="image/jpeg"/>
</draw:frame>
</text:a>
 <text:a xlink:type="simple" xlink:href="https://static.ukrinform.com/photos/2023_05/1683302447-9504.jpeg" text:style-name="Internet_20_link" text:visited-style-name="Visited_20_Internet_20_Link">
<draw:frame draw:style-name="fr1" draw:name="Image204" text:anchor-type="as-char" svg:width="6.9236in" svg:height="3.956343in" draw:z-index="0">
<draw:image xlink:href="../Images/yкринформ/2023-05-05T19-23-00-03-00/630_360_1683302447-9504.jpeg" xlink:type="simple" xlink:show="embed" xlink:actuate="onLoad" draw:mime-type="image/jpeg"/>
</draw:frame>
</text:a>
 <text:a xlink:type="simple" xlink:href="https://static.ukrinform.com/photos/2023_05/1683302447-1202.jpeg" text:style-name="Internet_20_link" text:visited-style-name="Visited_20_Internet_20_Link">
<draw:frame draw:style-name="fr1" draw:name="Image205" text:anchor-type="as-char" svg:width="6.9236in" svg:height="3.956343in" draw:z-index="0">
<draw:image xlink:href="../Images/yкринформ/2023-05-05T19-23-00-03-00/630_360_1683302447-1202.jpeg" xlink:type="simple" xlink:show="embed" xlink:actuate="onLoad" draw:mime-type="image/jpeg"/>
</draw:frame>
</text:a>
 <text:a xlink:type="simple" xlink:href="https://static.ukrinform.com/photos/2023_05/1683302447-9457.jpeg" text:style-name="Internet_20_link" text:visited-style-name="Visited_20_Internet_20_Link">
<draw:frame draw:style-name="fr1" draw:name="Image206" text:anchor-type="as-char" svg:width="6.9236in" svg:height="3.956343in" draw:z-index="0">
<draw:image xlink:href="../Images/yкринформ/2023-05-05T19-23-00-03-00/630_360_1683302447-9457.jpeg" xlink:type="simple" xlink:show="embed" xlink:actuate="onLoad" draw:mime-type="image/jpeg"/>
</draw:frame>
</text:a>
 <text:a xlink:type="simple" xlink:href="https://static.ukrinform.com/photos/2023_05/1683302448-5781.jpeg" text:style-name="Internet_20_link" text:visited-style-name="Visited_20_Internet_20_Link">
<draw:frame draw:style-name="fr1" draw:name="Image207" text:anchor-type="as-char" svg:width="6.9236in" svg:height="3.956343in" draw:z-index="0">
<draw:image xlink:href="../Images/yкринформ/2023-05-05T19-23-00-03-00/630_360_1683302448-5781.jpeg" xlink:type="simple" xlink:show="embed" xlink:actuate="onLoad" draw:mime-type="image/jpeg"/>
</draw:frame>
</text:a>
 <text:a xlink:type="simple" xlink:href="https://static.ukrinform.com/photos/2023_05/1683302448-2764.jpeg" text:style-name="Internet_20_link" text:visited-style-name="Visited_20_Internet_20_Link">
<draw:frame draw:style-name="fr1" draw:name="Image208" text:anchor-type="as-char" svg:width="6.9236in" svg:height="3.956343in" draw:z-index="0">
<draw:image xlink:href="../Images/yкринформ/2023-05-05T19-23-00-03-00/630_360_1683302448-2764.jpeg" xlink:type="simple" xlink:show="embed" xlink:actuate="onLoad" draw:mime-type="image/jpeg"/>
</draw:frame>
</text:a>
</text:p>
      <text:p text:style-name="P4">
Він також скоординував із Воллесом кроки, необхідні для контрнаступу та дляподальшого зміцнення обороноздатності України.</text:p>
      <text:p text:style-name="P4">
<text:span text:style-name="T4">
Читайте також:</text:span>
 <text:a xlink:type="simple" xlink:href="https://www.ukrinform.ua/rubric-polytics/3705036-zmicnenna-vidnosin-ukraini-ta-britanii-smigal-u-londoni-provede-nizku-vazlivih-zustricej.html" text:style-name="Internet_20_link" text:visited-style-name="Visited_20_Internet_20_Link">
 <text:span text:style-name="T4">
Британ</text:span>
 </text:a>
</text:p>
      <text:p text:style-name="P4">
«Систематично рухаємося в цьому напрямку. Українська армія опановує стандартиНАТО на практиці. На полі тренувань від досвідчених наставників та на полі боюпід час боротьби з ворогом», - заявив Шмигаль.</text:p>
      <text:p text:style-name="P4">
Прем’єр-міністр також подякував Великій Британії за започаткування операціїІНТЕРФЛЕКС з навчання українських військових за участі дев’яти країн-партнерів.</text:p>
      <text:p text:style-name="P4">
Як повідомляв Укрінформ, Шмигаль, який разом з дружиною Президента ОленоюЗеленською перебуває у Сполученому Королівстві Великої Британії і ПівнічноїІрландії, планує  <text:a xlink:type="simple" xlink:href="https://www.ukrinform.ua/rubric-polytics/3705036-zmicnenna-vidnosin-ukraini-ta-britanii-smigal-u-londoni-provede-nizku-vazlivih-zustricej.html" text:style-name="Internet_20_link" text:visited-style-name="Visited_20_Internet_20_Link">
 </text:a>
 низку важливих зустрічей.</text:p>
      <text:p text:style-name="P4">
Source: <text:a xlink:type="simple" xlink:href="https://www.ukrinform.ua/rubric-ato/3705361-smigal-i-volles-vidvidali-bijciv-zsu-aki-prohodat-navcanna-u-britanii.html" text:style-name="Internet_20_link" text:visited-style-name="Visited_20_Internet_20_Link">
https://www.ukrinform.ua/rubric-ato/3705361-smigal-i-volles-vidvidali-bijciv-zsu-aki-prohodat-navcanna-u-britanii.html</text:a>
</text:p>
      <!--NEWS-->
      <text:h text:style-name="P10" text:outline-level="1">
<text:span text:style-name="T4">
Україна планує підписати з Японією грантову угоду на закупівлю медобладнання</text:span>
</text:h>
      <text:p text:style-name="P4">
Authors: Ukrinform (Person)</text:p>
      <text:p text:style-name="P4">
Publisher: Укринформ (Organization)</text:p>
      <text:p text:style-name="P4">
Published Time: 2023-05-05T19:25:11+03:00</text:p>
      <text:p text:style-name="P4">
Modified Time: 2023-05-05T19:25:11+03:00</text:p>
      <text:p text:style-name="P4">
Description: Уряд схвалив проєкт Агентської угоди між Україною та Японією про надання гранту у розмірі майже 80 млн грн на закупівлю медичного обладнання. — Укрінформ.</text:p>
      <text:p text:style-name="P4">
Images: ["<text:a xlink:type="simple" xlink:href="https://static.ukrinform.com/photos/2022_11/thumb_files/630_360_1667308231-551.jpg" text:style-name="Internet_20_link" text:visited-style-name="Visited_20_Internet_20_Link">
630_360_16673...</text:a>
"]</text:p>
      <text:p text:style-name="P4">
Tags: ['Японія', 'Україна', 'Мельничук']</text:p>
      <text:p text:style-name="P4">
Type: Article</text:p>
      <!--METADATA-->
      <text:p text:style-name="P4">
<draw:frame draw:style-name="fr1" draw:name="Image209" text:anchor-type="as-char" svg:width="6.9236in" svg:height="3.956343in" draw:z-index="0">
<draw:image xlink:href="../Images/yкринформ/2023-05-05T19-25-11-03-00/630_360_1667308231-551.jpg" xlink:type="simple" xlink:show="embed" xlink:actuate="onLoad" draw:mime-type="image/jpeg"/>
</draw:frame>
 Урядсхвалив проєкт Агентської угоди між Україною та Японією про надання гранту урозмірі майже 80 млн грн на закупівлю медичного обладнання.</text:p>
      <text:p text:style-name="P4">
Про це у <text:a xlink:type="simple" xlink:href="https://t.me/tmelnychuk/2251" text:style-name="Internet_20_link" text:visited-style-name="Visited_20_Internet_20_Link">
 </text:a>
 повідомив постійний представникКабінету Міністрів у Верховній Раді Тарас Мельничук, передає Укрінформ.</text:p>
      <text:p text:style-name="P4">
«Схвалено проєкт Агентської угоди між урядом України і компанією Crown AgentsJapan Limited про реалізацію японської грантової допомоги з програмиекономічного і соціального розвитку», - йдеться в повідомленні.</text:p>
      <text:p text:style-name="P4">
<text:span text:style-name="T4">
Читайте також:</text:span>
 <text:a xlink:type="simple" xlink:href="https://www.ukrinform.ua/rubric-polytics/3705259-ermak-obgovoriv-iz-poslom-aponii-prodovzenna-spivpraci.html" text:style-name="Internet_20_link" text:visited-style-name="Visited_20_Internet_20_Link">
 <text:span text:style-name="T4">
Япон</text:span>
 </text:a>
</text:p>
      <text:p text:style-name="P4">
За словами Мельничука, угода здійснюється на виконання учиненої міжурядовоїУгоди (у формі обміну нотами) про надання гранту непроєктного типу назакупівлю спеціального обладнання для закладів охорони здоровʼя України.</text:p>
      <text:p text:style-name="P4">
Наголошується, що допомога від уряду Японії становитиме 300 млн єн, або 79,959млн грн.</text:p>
      <text:p text:style-name="P4">
<text:span text:style-name="T4">
Читайте також:</text:span>
 <text:a xlink:type="simple" xlink:href="https://www.ukrinform.ua/rubric-society/3705231-na-united24-zavilisa-dva-novih-napramki-priednalisa-se-pat-ambasadoriv-zelenskij.html" text:style-name="Internet_20_link" text:visited-style-name="Visited_20_Internet_20_Link">
 </text:a>
</text:p>
      <text:p text:style-name="P4">
Як повідомлялося, 14 квітня Міністерство відновлення України та Японськеагентство міжнародного співробітництва (JICA) підписали грантову угоду провиділення 400 мільйонів доларів. Кошти будуть спрямовані на відновленнякритичної інфраструктури України, пошкодженої внаслідок війни.</text:p>
      <text:p text:style-name="P4">
Source: <text:a xlink:type="simple" xlink:href="https://www.ukrinform.ua/rubric-society/3705362-ukraina-planue-pidpisati-z-aponieu-grantovu-ugodu-na-zakupivlu-medobladnanna.html" text:style-name="Internet_20_link" text:visited-style-name="Visited_20_Internet_20_Link">
https://www.ukrinform.ua/rubric-society/3705362-ukraina-planue-pidpisati-z-aponieu-grantovu-ugodu-na-zakupivlu-medobladnanna.html</text:a>
</text:p>
      <!--NEWS-->
      <text:h text:style-name="P10" text:outline-level="1">
<text:span text:style-name="T4">
Україна розірвала дві угоди з білоруссю</text:span>
</text:h>
      <text:p text:style-name="P4">
Authors: Ukrinform (Person)</text:p>
      <text:p text:style-name="P4">
Publisher: Укринформ (Organization)</text:p>
      <text:p text:style-name="P4">
Published Time: 2023-05-05T19:28:46+03:00</text:p>
      <text:p text:style-name="P4">
Modified Time: 2023-05-05T19:28:46+03:00</text:p>
      <text:p text:style-name="P4">
Description: </text:p>
      <text:p text:style-name="P4">
Кабінет Міністрів припинив дію двох угод із республікою білорусь - щодо співробітництва у галузі ветеринарної медицини та в галузі карантину та захисту рослин. — Укрінформ.</text:p>
      <text:p text:style-name="P4">
Images: ["<text:a xlink:type="simple" xlink:href="https://static.ukrinform.com/photos/2022_08/thumb_files/630_360_1659708198-453.jpg" text:style-name="Internet_20_link" text:visited-style-name="Visited_20_Internet_20_Link">
630_360_16597...</text:a>
"]</text:p>
      <text:p text:style-name="P4">
Tags: ['білорусь', 'Кабмін', 'Україна', 'Угода']</text:p>
      <text:p text:style-name="P4">
Type: Article</text:p>
      <!--METADATA-->
      <text:p text:style-name="P4">
<draw:frame draw:style-name="fr1" draw:name="Image210" text:anchor-type="as-char" svg:width="6.9236in" svg:height="3.956343in" draw:z-index="0">
<draw:image xlink:href="../Images/yкринформ/2023-05-05T19-28-46-03-00/630_360_1659708198-453.jpg" xlink:type="simple" xlink:show="embed" xlink:actuate="onLoad" draw:mime-type="image/jpeg"/>
</draw:frame>
 КабінетМіністрів припинив дію двох угод із республікою білорусь - щодоспівробітництва у галузі ветеринарної медицини та в галузі карантину тазахисту рослин.</text:p>
      <text:p text:style-name="P4">
Про це за підсумками засідання уряду 5 травня повідомив у <text:a xlink:type="simple" xlink:href="https://t.me/tmelnychuk/2250" text:style-name="Internet_20_link" text:visited-style-name="Visited_20_Internet_20_Link">
</text:a>
 постійний представник Кабінету Міністрів уВерховній Раді Тарас Мельничук, передає Укрінформ.</text:p>
      <text:p text:style-name="P4">
Так, припинено дію Угоди між Урядом України та урядом республіки <text:a xlink:type="simple" xlink:href="https://www.ukrinform.ua/tag-bilorus" text:style-name="Internet_20_link" text:visited-style-name="Visited_20_Internet_20_Link">
</text:a>
 про співробітництво в галузіветеринарної медицини, вчиненої 01.08.2002 у м. Мозирі.</text:p>
      <text:p text:style-name="P4">
Також уряд України припинив дію Угоди між Кабінетом Міністрів України таурядом республіки білорусь про співробітництво в галузі карантину та захистурослин, вчиненої 07.10.2013 у м. мінську.</text:p>
      <text:p text:style-name="P4">
<text:span text:style-name="T4">
Читайте також:</text:span>
 <text:a xlink:type="simple" xlink:href="https://www.ukrinform.ua/rubric-society/3699054-ukraina-rozirvala-se-odnu-ugodu-z-krainami-snd-pro-socviplati.html" text:style-name="Internet_20_link" text:visited-style-name="Visited_20_Internet_20_Link">
 <text:span text:style-name="T4">
СНД</text:span>
 </text:a>
</text:p>
      <text:p text:style-name="P4">
Як повідомляв Укрінформ, між білоруссю та росією запроваджений тимчасовийприкордонний контроль, для чого встановлені КПП.</text:p>
      <text:p text:style-name="P4">
Source: <text:a xlink:type="simple" xlink:href="https://www.ukrinform.ua/rubric-polytics/3705363-ukraina-rozirvala-dvi-ugodi-z-bilorussu.html" text:style-name="Internet_20_link" text:visited-style-name="Visited_20_Internet_20_Link">
https://www.ukrinform.ua/rubric-polytics/3705363-ukraina-rozirvala-dvi-ugodi-z-bilorussu.html</text:a>
</text:p>
      <!--NEWS-->
      <text:h text:style-name="P10" text:outline-level="1">
<text:span text:style-name="T4">
Українці розпочали виступ на канадському етапі Кубка світу зі стрибків у воду</text:span>
</text:h>
      <text:p text:style-name="P4">
Authors: Ukrinform (Person)</text:p>
      <text:p text:style-name="P4">
Publisher: Укринформ (Organization)</text:p>
      <text:p text:style-name="P4">
Published Time: 2023-05-05T19:29:00+03:00</text:p>
      <text:p text:style-name="P4">
Modified Time: 2023-05-05T19:29:00+03:00</text:p>
      <text:p text:style-name="P4">
Description: У Монреалі (Канада) стартував етап Кубка світу зі стрибків у воду. — Укрінформ.</text:p>
      <text:p text:style-name="P4">
Images: ["<text:a xlink:type="simple" xlink:href="https://static.ukrinform.com/photos/2023_05/thumb_files/630_360_1683304191-138.jpg" text:style-name="Internet_20_link" text:visited-style-name="Visited_20_Internet_20_Link">
630_360_16833...</text:a>
"]</text:p>
      <text:p text:style-name="P4">
Tags: ['Кубок світу', 'Стрибки у воду']</text:p>
      <text:p text:style-name="P4">
Type: Article</text:p>
      <!--METADATA-->
      <text:p text:style-name="P4">
<draw:frame draw:style-name="fr1" draw:name="Image211" text:anchor-type="as-char" svg:width="6.9236in" svg:height="3.956343in" draw:z-index="0">
<draw:image xlink:href="../Images/yкринформ/2023-05-05T19-29-00-03-00/630_360_1683304191-138.jpg" xlink:type="simple" xlink:show="embed" xlink:actuate="onLoad" draw:mime-type="image/jpeg"/>
</draw:frame>
 У Монреалі(Канада) стартував етап Кубка світу зі стрибків у воду.</text:p>
      <text:p text:style-name="P4">
Першими стартували чоловіки в індивідуальних стрибках із 3-метровоготрампліна, передає Укрінформ.</text:p>
      <text:p text:style-name="P4">
Кваліфікацію виграв китаєць Цзунюань Ван із результатом 493,45 бала післяшести стрибків.</text:p>
      <text:p text:style-name="P4">
Українець Данило Коновалов (364,80) не потрапив у фінал, посівши 16-е місцесеред 22-х учасників.</text:p>
      <text:p text:style-name="P4">
У Монреалі вітчизняні спортсмени також виступлять у стрибках із 10-метровоїплатформи: в індивідуальних стрибках - Олексій Середа, у синхронних - СофіяЕсман і Ксенія Байло, Олексій Середа та Кирило Болюх.</text:p>
      <text:p text:style-name="P4">
<text:span text:style-name="T4">
Читайте також:</text:span>
 <text:a xlink:type="simple" xlink:href="https://www.ukrinform.ua/rubric-sports/3702972-uni-ukrainski-stribuni-u-vodi-vigrali-cotiri-medali-na-turniri-u-drezdeni.html" text:style-name="Internet_20_link" text:visited-style-name="Visited_20_Internet_20_Link">
 </text:a>
</text:p>
      <text:p text:style-name="P4">
Канадський етап Кубка світу завершиться 7 травня.</text:p>
      <text:p text:style-name="P4">
Фото: uadiving.org.</text:p>
      <text:p text:style-name="P4">
Source: <text:a xlink:type="simple" xlink:href="https://www.ukrinform.ua/rubric-sports/3705364-ukrainci-rozpocali-vistup-na-kanadskomu-etapi-kubka-svitu-zi-stribkiv-u-vodu.html" text:style-name="Internet_20_link" text:visited-style-name="Visited_20_Internet_20_Link">
https://www.ukrinform.ua/rubric-sports/3705364-ukrainci-rozpocali-vistup-na-kanadskomu-etapi-kubka-svitu-zi-stribkiv-u-vodu.html</text:a>
</text:p>
      <!--NEWS-->
      <text:h text:style-name="P10" text:outline-level="1">
<text:span text:style-name="T4">
Уряд пропонує зменшити граничний вік для призовників з 27 до 25 років</text:span>
</text:h>
      <text:p text:style-name="P4">
Authors: Ukrinform (Person)</text:p>
      <text:p text:style-name="P4">
Publisher: Укринформ (Organization)</text:p>
      <text:p text:style-name="P4">
Published Time: 2023-05-05T19:30:03+03:00</text:p>
      <text:p text:style-name="P4">
Modified Time: 2023-05-05T19:30:03+03:00</text:p>
      <text:p text:style-name="P4">
Description: Кабінет Міністрів схвалив проєкт Закону «Про внесення змін до Закону України «Про військовий обовʼязок і військову службу», яким пропонується зменшити граничний вік перебування громадян на військовому обліку призовників з 27 до 25 років. — Укрінформ.</text:p>
      <text:p text:style-name="P4">
Images: ["<text:a xlink:type="simple" xlink:href="https://static.ukrinform.com/photos/2019_03/thumb_files/630_360_1553693868-452.jpg" text:style-name="Internet_20_link" text:visited-style-name="Visited_20_Internet_20_Link">
630_360_15536...</text:a>
"]</text:p>
      <text:p text:style-name="P4">
Tags: ['Призов', 'Уряд', 'Мельничук']</text:p>
      <text:p text:style-name="P4">
Type: Article</text:p>
      <!--METADATA-->
      <text:p text:style-name="P4">
<draw:frame draw:style-name="fr1" draw:name="Image212" text:anchor-type="as-char" svg:width="6.9236in" svg:height="3.956343in" draw:z-index="0">
<draw:image xlink:href="../Images/yкринформ/2023-05-05T19-30-03-03-00/630_360_1553693868-452.jpg" xlink:type="simple" xlink:show="embed" xlink:actuate="onLoad" draw:mime-type="image/jpeg"/>
</draw:frame>
 КабінетМіністрів схвалив проєкт Закону «Про внесення змін до Закону України «Провійськовий обовʼязок і військову службу», яким пропонується зменшити граничнийвік перебування громадян на військовому обліку призовників з 27 до 25 років.</text:p>
      <text:p text:style-name="P4">
Про це за підсумками засідання уряду 5 травня повідомив у <text:a xlink:type="simple" xlink:href="https://t.me/tmelnychuk/2250" text:style-name="Internet_20_link" text:visited-style-name="Visited_20_Internet_20_Link">
</text:a>
 постійний представник Кабінету Міністрів уВерховній Раді Тарас Мельничук, передає Укрінформ.</text:p>
      <text:p text:style-name="P4">
"Законопроєктом передбачено внесення змін до статей 15, 18, 18-1, 37 ЗУ «Провійськовий обовʼязок і військову службу», спрямованих на зменшення граничноговіку перебування громадян на військовому обліку призовників з 27 до 25-річноговіку", - йдеться у повідомленні.</text:p>
      <text:p text:style-name="P4">
<text:span text:style-name="T4">
Читайте також:</text:span>
 <text:a xlink:type="simple" xlink:href="https://www.ukrinform.ua/rubric-society/3704759-minoboroni-proponue-zniziti-granicnij-vik-dla-prizovnikiv-do-25-rokiv.html" text:style-name="Internet_20_link" text:visited-style-name="Visited_20_Internet_20_Link">
 <text:span text:style-name="T4">
Міноборони</text:span>
 <text:span text:style-name="T4">
пропонує</text:span>
 <text:span text:style-name="T4">
знизити</text:span>
 <text:span text:style-name="T4">
граничний</text:span>
<text:span text:style-name="T4">
вік</text:span>
 <text:span text:style-name="T4">
для</text:span>
 <text:span text:style-name="T4">
призовників</text:span>
 <text:span text:style-name="T4">
років</text:span>
 </text:a>
</text:p>
      <text:p text:style-name="P4">
Як повідомляв Укрінформ, Кабінет Міністрів схвалив проєкт Закону «Про внесеннязмін до деяких законодавчих актів України щодо регулювання діяльності у сферіохорони життя та пошуку і рятування людей на морі».</text:p>
      <text:p text:style-name="P4">
Source: <text:a xlink:type="simple" xlink:href="https://www.ukrinform.ua/rubric-society/3705365-urad-proponue-zmensiti-granicnij-vik-dla-prizovnikiv-z-27-do-25-rokiv.html" text:style-name="Internet_20_link" text:visited-style-name="Visited_20_Internet_20_Link">
https://www.ukrinform.ua/rubric-society/3705365-urad-proponue-zmensiti-granicnij-vik-dla-prizovnikiv-z-27-do-25-rokiv.html</text:a>
</text:p>
      <!--NEWS-->
      <text:h text:style-name="P10" text:outline-level="1">
<text:span text:style-name="T4">
Зеленський зустрівся з амбасадорами United24</text:span>
</text:h>
      <text:p text:style-name="P4">
Authors: Ukrinform (Person)</text:p>
      <text:p text:style-name="P4">
Publisher: Укринформ (Organization)</text:p>
      <text:p text:style-name="P4">
Published Time: 2023-05-05T19:32:00+03:00</text:p>
      <text:p text:style-name="P4">
Modified Time: 2023-05-05T19:32:00+03:00</text:p>
      <text:p text:style-name="P4">
Description: Президент Володимир Зеленський зустрівся з амбасадорами фандрейзингової платформи United24 та подякував їм за об’єднання світу для допомоги Україні. — Укрінформ.</text:p>
      <text:p text:style-name="P4">
Images: ["<text:a xlink:type="simple" xlink:href="https://static.ukrinform.com/photos/2023_05/thumb_files/630_360_1683304726-478.jpeg" text:style-name="Internet_20_link" text:visited-style-name="Visited_20_Internet_20_Link">
630_360_16833...</text:a>
", "<text:a xlink:type="simple" xlink:href="https://static.ukrinform.com/photos/2023_05/1683304726-780.jpeg" text:style-name="Internet_20_link" text:visited-style-name="Visited_20_Internet_20_Link">
1683304726-78...</text:a>
", "<text:a xlink:type="simple" xlink:href="https://static.ukrinform.com/photos/2023_05/1683304726-885.jpeg" text:style-name="Internet_20_link" text:visited-style-name="Visited_20_Internet_20_Link">
1683304726-88...</text:a>
"]</text:p>
      <text:p text:style-name="P4">
Tags: ['Зеленський', 'United24', 'Амбасадор']</text:p>
      <text:p text:style-name="P4">
Type: Article</text:p>
      <!--METADATA-->
      <text:p text:style-name="P4">
<draw:frame draw:style-name="fr1" draw:name="Image213" text:anchor-type="as-char" svg:width="6.9236in" svg:height="3.956343in" draw:z-index="0">
<draw:image xlink:href="../Images/yкринформ/2023-05-05T19-32-00-03-00/630_360_1683304726-478.jpeg" xlink:type="simple" xlink:show="embed" xlink:actuate="onLoad" draw:mime-type="image/jpeg"/>
</draw:frame>
 ПрезидентВолодимир Зеленський зустрівся з амбасадорами фандрейзингової платформиUnited24 та подякував їм за об’єднання світу для допомоги Україні.</text:p>
      <text:p text:style-name="P4">
Як передає Укрінформ, про це глава держави повідомив у  <text:a xlink:type="simple" xlink:href="https://t.me/V_Zelenskiy_official/6129" text:style-name="Internet_20_link" text:visited-style-name="Visited_20_Internet_20_Link">
</text:a>
 .</text:p>
      <text:p text:style-name="P4">
"Зустрівся з амбасадорами United24, які сьогодні разом із нами в Києвіпідбивають підсумки першого року фандрейзингової платформи. Вдячний кожному зате, що об’єднуєте світ навколо допомоги Україні", — зазначив він.</text:p>
      <text:p text:style-name="P4">
<draw:frame draw:style-name="fr1" draw:name="Image214" text:anchor-type="as-char" svg:width="6.9236in" svg:height="4.613521in" draw:z-index="0">
<draw:image xlink:href="../Images/yкринформ/2023-05-05T19-32-00-03-00/1683304726-780.jpeg" xlink:type="simple" xlink:show="embed" xlink:actuate="onLoad" draw:mime-type="image/jpeg"/>
</draw:frame>
</text:p>
      <text:p text:style-name="P4">
Зокрема, Президент подякував амбасадорам напряму "Медична допомога" АндріюШевченку й Лієву Шрайберу, амбасадорам напряму "Відбудова України" ОлександруУсику, Кетрін Вінник і Мішелю Азанавічусу та представникам гурту ImagineDragons Маку Рейнольдсу й Таю Арнольду.</text:p>
      <text:p text:style-name="P4">
Відео: <text:a xlink:type="simple" xlink:href="https://t.me/V_Zelenskiy_official/6129" text:style-name="Internet_20_link" text:visited-style-name="Visited_20_Internet_20_Link">
 </text:a>
</text:p>
      <text:p text:style-name="P4">
<text:span text:style-name="T4">
Читайте також:</text:span>
 <text:a xlink:type="simple" xlink:href="https://www.ukrinform.ua/rubric-society/3705231-na-united24-zavilisa-dva-novih-napramki-priednalisa-se-pat-ambasadoriv-zelenskij.html" text:style-name="Internet_20_link" text:visited-style-name="Visited_20_Internet_20_Link">
 <text:span text:style-name="T4">
United24</text:span>
 </text:a>
</text:p>
      <text:p text:style-name="P4">
Також Зеленський привітав у команді перших амбасадорів нового напряму "Освітата наука" Пола Нерса й Іванну Сахно.</text:p>
      <text:p text:style-name="P4">
<draw:frame draw:style-name="fr1" draw:name="Image215" text:anchor-type="as-char" svg:width="6.9236in" svg:height="4.613521in" draw:z-index="0">
<draw:image xlink:href="../Images/yкринформ/2023-05-05T19-32-00-03-00/1683304726-885.jpeg" xlink:type="simple" xlink:show="embed" xlink:actuate="onLoad" draw:mime-type="image/jpeg"/>
</draw:frame>
</text:p>
      <text:p text:style-name="P4">
Відео: <text:a xlink:type="simple" xlink:href="https://t.me/OP_UA/9418" text:style-name="Internet_20_link" text:visited-style-name="Visited_20_Internet_20_Link">
 </text:a>
</text:p>
      <text:p text:style-name="P4">
Як повідомляв Укрінформ, на United24  <text:a xlink:type="simple" xlink:href="https://www.ukrinform.ua/rubric-society/3705231-na-united24-zavilisa-dva-novih-napramki-priednalisa-se-pat-ambasadoriv-zelenskij.html" text:style-name="Internet_20_link" text:visited-style-name="Visited_20_Internet_20_Link">
 </text:a>
 освіти й гуманітарного розмінування. Також доплатформи приєдналися ще п’ять амбасадорів, зокрема науковці й лауреатиНобелівської премії Пол Нерс, Едвард Мозар, Мей-Бріт Мозер та українка ІваннаСахно.</text:p>
      <text:p text:style-name="P4">
<text:span text:style-name="T5">
Фото: Офіс Президента</text:span>
</text:p>
      <text:p text:style-name="P4">
Source: <text:a xlink:type="simple" xlink:href="https://www.ukrinform.ua/rubric-society/3705369-zelenskij-zustrivsa-z-ambasadorami-united24.html" text:style-name="Internet_20_link" text:visited-style-name="Visited_20_Internet_20_Link">
https://www.ukrinform.ua/rubric-society/3705369-zelenskij-zustrivsa-z-ambasadorami-united24.html</text:a>
</text:p>
      <!--NEWS-->
      <text:h text:style-name="P10" text:outline-level="1">
<text:span text:style-name="T4">
Україна та Литва запровадили спрощений обмін посвідчень водія</text:span>
</text:h>
      <text:p text:style-name="P4">
Authors: Ukrinform (Person)</text:p>
      <text:p text:style-name="P4">
Publisher: Укринформ (Organization)</text:p>
      <text:p text:style-name="P4">
Published Time: 2023-05-05T19:37:11+03:00</text:p>
      <text:p text:style-name="P4">
Modified Time: 2023-05-05T19:37:11+03:00</text:p>
      <text:p text:style-name="P4">
Description: Кабмін схвалив міжурядову угоду з Литвою про взаємне визнання та обмін національних посвідчень водія. — Укрінформ.</text:p>
      <text:p text:style-name="P4">
Images: ["<text:a xlink:type="simple" xlink:href="https://static.ukrinform.com/photos/2023_05/thumb_files/630_360_1683304526-994.jpg" text:style-name="Internet_20_link" text:visited-style-name="Visited_20_Internet_20_Link">
630_360_16833...</text:a>
"]</text:p>
      <text:p text:style-name="P4">
Tags: ['Кабмін', 'Литва', 'Водійські права', 'Шмигаль']</text:p>
      <text:p text:style-name="P4">
Type: Article</text:p>
      <!--METADATA-->
      <text:p text:style-name="P4">
<draw:frame draw:style-name="fr1" draw:name="Image216" text:anchor-type="as-char" svg:width="6.9236in" svg:height="3.956343in" draw:z-index="0">
<draw:image xlink:href="../Images/yкринформ/2023-05-05T19-37-11-03-00/630_360_1683304526-994.jpg" xlink:type="simple" xlink:show="embed" xlink:actuate="onLoad" draw:mime-type="image/jpeg"/>
</draw:frame>
 Кабмінсхвалив міжурядову угоду з Литвою про взаємне визнання та обмін національнихпосвідчень водія.</text:p>
      <text:p text:style-name="P4">
Як передає Укрінформ, про це повідомив Прем’єр-міністр України Денис Шмигаль у<text:a xlink:type="simple" xlink:href="https://t.me/Denys_Smyhal/5162" text:style-name="Internet_20_link" text:visited-style-name="Visited_20_Internet_20_Link">
 </text:a>
</text:p>
      <text:p text:style-name="P4">
“Україна та Литва впроваджують спрощений обмін водійських посвідчень, бездодаткових іспитів. Відповідну угоду сьогодні схвалив уряд. Цінуємо всебічнупідтримку Литви та дякуємо за гостинність щодо українців. Тепер створюємо длянаших громадян у Литві нові можливості”, - зазначив Шмигаль.</text:p>
      <text:p text:style-name="P4">
<text:span text:style-name="T4">
Читайте також:</text:span>
 <text:a xlink:type="simple" xlink:href="https://www.ukrinform.ua/rubric-society/3661941-ukrainske-posvidcenna-vodia-mozna-bude-obminati-v-tureccini.html" text:style-name="Internet_20_link" text:visited-style-name="Visited_20_Internet_20_Link">
 </text:a>
</text:p>
      <text:p text:style-name="P4">
Він пояснив, що обмін водійських посвідчень буде відбуватися без складаннятеоретичних і практичних іспитів, що заощадить час і зусилля тисяч людей.</text:p>
      <text:p text:style-name="P4">
Зазначається, що для обміну слід лише подати документ про постійне проживанняв країні, оригінал посвідчення та дійсну медичну довідку, зауважив <text:a xlink:type="simple" xlink:href="https://www.ukrinform.ua/tag-smigal" text:style-name="Internet_20_link" text:visited-style-name="Visited_20_Internet_20_Link">
</text:a>
 .</text:p>
      <text:p text:style-name="P4">
Source: <text:a xlink:type="simple" xlink:href="https://www.ukrinform.ua/rubric-society/3705367-ukraina-ta-litva-zaprovadili-sprosenij-obmin-posvidcen-vodia.html" text:style-name="Internet_20_link" text:visited-style-name="Visited_20_Internet_20_Link">
https://www.ukrinform.ua/rubric-society/3705367-ukraina-ta-litva-zaprovadili-sprosenij-obmin-posvidcen-vodia.html</text:a>
</text:p>
      <!--NEWS-->
      <text:h text:style-name="P10" text:outline-level="1">
<text:span text:style-name="T4">
Нацбанк анулював ліцензію ще одному страховику</text:span>
</text:h>
      <text:p text:style-name="P4">
Authors: Ukrinform (Person)</text:p>
      <text:p text:style-name="P4">
Publisher: Укринформ (Organization)</text:p>
      <text:p text:style-name="P4">
Published Time: 2023-05-05T19:42:40+03:00</text:p>
      <text:p text:style-name="P4">
Modified Time: 2023-05-05T19:42:40+03:00</text:p>
      <text:p text:style-name="P4">
Description: За повторні порушення вимог ліцензійних умов Нацбанк відкликав ліцензію СК «Універсальний поліс». — Укрінформ.</text:p>
      <text:p text:style-name="P4">
Images: ["<text:a xlink:type="simple" xlink:href="https://static.ukrinform.com/photos/2023_05/thumb_files/630_360_1683304861-292.jpg" text:style-name="Internet_20_link" text:visited-style-name="Visited_20_Internet_20_Link">
630_360_16833...</text:a>
"]</text:p>
      <text:p text:style-name="P4">
Tags: ['Ліцензія', 'Нацбанк', 'Страхування']</text:p>
      <text:p text:style-name="P4">
Type: Article</text:p>
      <!--METADATA-->
      <text:p text:style-name="P4">
<draw:frame draw:style-name="fr1" draw:name="Image217" text:anchor-type="as-char" svg:width="6.9236in" svg:height="3.956343in" draw:z-index="0">
<draw:image xlink:href="../Images/yкринформ/2023-05-05T19-42-40-03-00/630_360_1683304861-292.jpg" xlink:type="simple" xlink:show="embed" xlink:actuate="onLoad" draw:mime-type="image/jpeg"/>
</draw:frame>
 Заповторні порушення вимог ліцензійних умов Нацбанк відкликав ліцензію СК«Універсальний поліс».</text:p>
      <text:p text:style-name="P4">
Про це повідомляє пресслужба <text:a xlink:type="simple" xlink:href="https://bank.gov.ua/ua/news/all/strahoviku-anulovano-litsenziyi-16474" text:style-name="Internet_20_link" text:visited-style-name="Visited_20_Internet_20_Link">
 </text:a>
 , передає Укрінформ.</text:p>
      <text:p text:style-name="P4">
«Національний банк України застосував до ПрАТ "Страхова компанія"Універсальний поліс" &lt;...&gt;
 захід впливу у вигляді анулювання (відкликання) <text:a xlink:type="simple" xlink:href="https://www.ukrinform.ua/tag-licenzia" text:style-name="Internet_20_link" text:visited-style-name="Visited_20_Internet_20_Link">
</text:a>
 на провадження діяльності з наданняфінансових послуг. Страховик протягом року повторно порушив вимоги ліцензійнихумов», - ідеться в повідомленні.</text:p>
      <text:p text:style-name="P4">
Зокрема, страховик не дотримувався обов’язкових фінансових нормативів(нормативу платоспроможності та достатності капіталу та нормативу ризиковостіоперацій).</text:p>
      <text:p text:style-name="P4">
<text:span text:style-name="T4">
Читайте також:</text:span>
 <text:a xlink:type="simple" xlink:href="https://www.ukrinform.ua/rubric-economy/3703835-nacbank-anuluvav-licenzii-dvom-strahovikam.html" text:style-name="Internet_20_link" text:visited-style-name="Visited_20_Internet_20_Link">
 </text:a>
</text:p>
      <text:p text:style-name="P4">
ПрАТ «СК «Універсальний поліс» здійснює діяльність у сегменті non-life.</text:p>
      <text:p text:style-name="P4">
Рішення правління Національного банку набирає чинності з 5 травня 2023 року.</text:p>
      <text:p text:style-name="P4">
Як повідомлялося, із реєстрів учасників небанківського фінансового ринку вберезні виключено 37 установ. Загальна кількість учасників небанківськогофінансового ринку за місяць зменшилася з 1 384 (станом на 28 лютого) до 1 347(станом на 31 березня).</text:p>
      <text:p text:style-name="P4">
<text:span text:style-name="T5">
Фото: НБУ</text:span>
</text:p>
      <text:p text:style-name="P4">
Source: <text:a xlink:type="simple" xlink:href="https://www.ukrinform.ua/rubric-economy/3705370-nacbank-anuluvav-licenziu-se-odnomu-strahoviku.html" text:style-name="Internet_20_link" text:visited-style-name="Visited_20_Internet_20_Link">
https://www.ukrinform.ua/rubric-economy/3705370-nacbank-anuluvav-licenziu-se-odnomu-strahoviku.html</text:a>
</text:p>
      <!--NEWS-->
      <text:h text:style-name="P10" text:outline-level="1">
<text:span text:style-name="T4">
У Бериславському районі на ворожій міні підірвався тракторист</text:span>
</text:h>
      <text:p text:style-name="P4">
Authors: Ukrinform (Person)</text:p>
      <text:p text:style-name="P4">
Publisher: Укринформ (Organization)</text:p>
      <text:p text:style-name="P4">
Published Time: 2023-05-05T19:53:18+03:00</text:p>
      <text:p text:style-name="P4">
Modified Time: 2023-05-05T19:53:18+03:00</text:p>
      <text:p text:style-name="P4">
Description: У Бериславському районі Херсонської області на російській міні підірвався тракторист, через детонацію боєприпасу чоловік дістав поранення. — Укрінформ.</text:p>
      <text:p text:style-name="P4">
Images: ["<text:a xlink:type="simple" xlink:href="https://static.ukrinform.com/photos/2020_04/thumb_files/630_360_1586340478-109.jpg" text:style-name="Internet_20_link" text:visited-style-name="Visited_20_Internet_20_Link">
630_360_15863...</text:a>
"]</text:p>
      <text:p text:style-name="P4">
Tags: ['Херсонщина', 'Міна', 'Вибух', 'Трактор']</text:p>
      <text:p text:style-name="P4">
Type: Article</text:p>
      <!--METADATA-->
      <text:p text:style-name="P4">
<draw:frame draw:style-name="fr1" draw:name="Image218" text:anchor-type="as-char" svg:width="6.9236in" svg:height="3.956343in" draw:z-index="0">
<draw:image xlink:href="../Images/yкринформ/2023-05-05T19-53-18-03-00/630_360_1586340478-109.jpg" xlink:type="simple" xlink:show="embed" xlink:actuate="onLoad" draw:mime-type="image/jpeg"/>
</draw:frame>
 УБериславському районі Херсонської області на російській міні підірвавсятракторист, через детонацію боєприпасу чоловік дістав поранення.</text:p>
      <text:p text:style-name="P4">
Як передає Укрінформ, про це Херсонська обласна військова адміністраціяповідомила в  <text:a xlink:type="simple" xlink:href="https://t.me/khersonskaODA/5609" text:style-name="Internet_20_link" text:visited-style-name="Visited_20_Internet_20_Link">
 </text:a>
 .</text:p>
      <text:p text:style-name="P4">
Подія трапилася в селі Максима Горького Новорайської громади. Трактористнатрапив на вибухівку під час виконання робіт.</text:p>
      <text:p text:style-name="P4">
<text:span text:style-name="T4">
Читайте також:</text:span>
 <text:a xlink:type="simple" xlink:href="https://www.ukrinform.ua/rubric-regions/3704299-na-harkivsini-traktorist-pidirvavsa-na-protitankovij-mini.html" text:style-name="Internet_20_link" text:visited-style-name="Visited_20_Internet_20_Link">
 <text:span text:style-name="T4">
підірвав</text:span>
 </text:a>
</text:p>
      <text:p text:style-name="P4">
"Через підрив на міні 30-річний чоловік дістав поранення. До медзакладу йогодоставили військові, нині <text:a xlink:type="simple" xlink:href="https://www.ukrinform.ua/tag-likari" text:style-name="Internet_20_link" text:visited-style-name="Visited_20_Internet_20_Link">
 </text:a>
 надаютьйому необхідну допомогу", — зазначили в ОВА.</text:p>
      <text:p text:style-name="P4">
Як повідомляв Укрінформ, 4 травня  <text:a xlink:type="simple" xlink:href="https://www.ukrinform.ua/rubric-regions/3704665-na-okolici-cernigova-traktorist-naihav-na-minu.html" text:style-name="Internet_20_link" text:visited-style-name="Visited_20_Internet_20_Link">
 </text:a>
 стався наоколиці Чернігова. Під час вспахування землі тракторист наїхав на боєприпас,який здетонував.</text:p>
      <text:p text:style-name="P4">
<text:span text:style-name="T5">
Фото ілюстративне</text:span>
</text:p>
      <text:p text:style-name="P4">
Source: <text:a xlink:type="simple" xlink:href="https://www.ukrinform.ua/rubric-regions/3705374-u-berislavskomu-rajoni-na-vorozij-mini-pidirvavsa-traktorist.html" text:style-name="Internet_20_link" text:visited-style-name="Visited_20_Internet_20_Link">
https://www.ukrinform.ua/rubric-regions/3705374-u-berislavskomu-rajoni-na-vorozij-mini-pidirvavsa-traktorist.html</text:a>
</text:p>
      <!--NEWS-->
      <text:h text:style-name="P10" text:outline-level="1">
<text:span text:style-name="T4">
Україна отримає від союзників потужні військові пакети, необхідні для контрнаступу – ОП</text:span>
</text:h>
      <text:p text:style-name="P4">
Authors: Ukrinform (Person)</text:p>
      <text:p text:style-name="P4">
Publisher: Укринформ (Organization)</text:p>
      <text:p text:style-name="P4">
Published Time: 2023-05-05T19:56:00+03:00</text:p>
      <text:p text:style-name="P4">
Modified Time: 2023-05-05T19:56:00+03:00</text:p>
      <text:p text:style-name="P4">
Description: Україна отримала підтвердження щодо надання вже або найближчим часом потужних військових пакетів, які нам необхідні для успішного контрнаступу. — Укрінформ.</text:p>
      <text:p text:style-name="P4">
Images: ["<text:a xlink:type="simple" xlink:href="https://static.ukrinform.com/photos/2023_03/thumb_files/630_360_1678262274-371.jpeg" text:style-name="Internet_20_link" text:visited-style-name="Visited_20_Internet_20_Link">
630_360_16782...</text:a>
"]</text:p>
      <text:p text:style-name="P4">
Tags: ['Єрмак', 'Війна з росією', 'Єдині новини']</text:p>
      <text:p text:style-name="P4">
Type: Article</text:p>
      <!--METADATA-->
      <text:p text:style-name="P4">
<draw:frame draw:style-name="fr1" draw:name="Image219" text:anchor-type="as-char" svg:width="6.9236in" svg:height="3.956343in" draw:z-index="0">
<draw:image xlink:href="../Images/yкринформ/2023-05-05T19-56-00-03-00/630_360_1678262274-371.jpeg" xlink:type="simple" xlink:show="embed" xlink:actuate="onLoad" draw:mime-type="image/jpeg"/>
</draw:frame>
 Українаотримала підтвердження щодо надання вже або найближчим часом потужнихвійськових пакетів, які нам необхідні для успішного контрнаступу.</text:p>
      <text:p text:style-name="P4">
Про це в ефірі телемарафону “Єдині новини” сказав керівник Офісу ПрезидентаАндрій Єрмак, повідомляє кореспондент Укрінформу.</text:p>
      <text:p text:style-name="P4">
“Ми тільки що повернулися, команда Президента повернулася з дуже потужного ідуже успішного візиту до Гельсінкі й до Гааги. В першому місті, я можусказати, що ми були свідками і безпосередніми учасниками створення новогоформату країн, так званих скандинавських країн плюс Україна. І я думаю, що цепочаток роботи на довгий час цього формату. Він з першої зустрічі показав своюефективність. І я можу сказати, що сьогодні ми розуміємо, що залишилосянебагато зовсім часу до Вільнюського саміту. І тому і Президент, я, всякоманда ми працюємо для того, щоб коло країн, які нас підтримують і активновиступають щодо нашого майбутнього членства в Альянсі , а на цьому шляху -надання нам конкретних гарантій безпеки, воно було таким, що дало б намможливість дійсно отримати це рішення”, - сказав Єрмак, відповідаючи назапитання, як багато країн готові підтримати Україну в питанні членства вНАТО.</text:p>
      <text:p text:style-name="P4">
<text:span text:style-name="T4">
Читайте також:</text:span>
 <text:a xlink:type="simple" xlink:href="https://www.ukrinform.ua/rubric-polytics/3705301-mirnij-plan-zelenskogo-ta-proekt-rezolucii-kongresu-ssa-okresluut-peremogu-ukraini-ekspert.html" text:style-name="Internet_20_link" text:visited-style-name="Visited_20_Internet_20_Link">
 </text:a>
</text:p>
      <text:p text:style-name="P4">
Він наголосив, що “Північна Європа з повною впевненістю у своїх словахсьогодні дуже проукраїнська”.</text:p>
      <text:p text:style-name="P4">
“Була дуже така плідна і ефективна зустріч з президентом Фінляндії спочатку, зкраїною, яка ось тільки стала, доєдналася до Альянсу. І це було теж знаково, ізнаходиться вона і теж має таке "щастя" - мати такого сусіда, як і ми, нажаль. Тому це був такий дуже потужний сигнал світу, що ми одними із першихприїхали до Фінляндії”, - сказав керівник ОП.</text:p>
      <text:p text:style-name="P4">
Друга частина зустрічі, за його словами, проводилася у форматі “скандинавськікраїни плюс Україна”.</text:p>
      <text:p text:style-name="P4">
<text:span text:style-name="T4">
Читайте також:</text:span>
 <text:a xlink:type="simple" xlink:href="https://www.ukrinform.ua/rubric-ato/3704885-stati-pridilaut-veliku-uvagu-peredaci-ukraini-zasobiv-ppo-bilij-dim.html" text:style-name="Internet_20_link" text:visited-style-name="Visited_20_Internet_20_Link">
 </text:a>
</text:p>
      <text:p text:style-name="P4">
“Була прийнята дуже потужна декларація з абсолютно конкретними меседжами щодопідтримки майбутнього членства в Альянсі, надання Україні гарантій безпеки. Визнаєте, що в основі документа, який ми сьогодні розглядаємо з партнерами, єнапрацювання нашої групи з паном Расмуссеном, і документ Kyiv SecurityCompact, який, я думаю, ті, хто цікавляться, вони знають про нього, і вінсьогодні лежить на столі у всіх світових лідерів. І також ми отрималипідтвердження щодо надання вже або найближчим часом потужних військовихпакетів, які нам необхідні для успішного контрнаступу, який готує Україна”, -розповів Єрмак.</text:p>
      <text:p text:style-name="P4">
За його словами, саме тому сьогодні обрано саме такий шлях, і він показав своюефективність під час роботи по регіональних групах. "І ця робота будепродовжена для того, щоб ми дуже швидко оцю коаліцію підтримки України щодорезультатів Вільнюського саміту сформували саме напередодні цієї важливоїподії”, - резюмував Єрмак.</text:p>
      <text:p text:style-name="P4">
<text:span text:style-name="T4">
Читайте також:</text:span>
 <text:a xlink:type="simple" xlink:href="https://www.ukrinform.ua/rubric-polytics/3705259-ermak-obgovoriv-iz-poslom-aponii-prodovzenna-spivpraci.html" text:style-name="Internet_20_link" text:visited-style-name="Visited_20_Internet_20_Link">
 <text:span text:style-name="T4">
Єрмак</text:span>
 </text:a>
</text:p>
      <text:p text:style-name="P4">
Як повідомлялося, саміт країн НАТО пройде у Вільнюсі 11-12 липня. Генеральнийсекретар НАТО Єнс Столтенберг запросив Президента України ВолодимираЗеленського на цей саміт.</text:p>
      <text:p text:style-name="P4">
Фото: ОП</text:p>
      <text:p text:style-name="P4">
Source: <text:a xlink:type="simple" xlink:href="https://www.ukrinform.ua/rubric-ato/3705376-ukraina-otrimae-vid-souznikiv-potuzni-vijskovi-paketi-aki-neobhidni-dla-kontrnastupu-op.html" text:style-name="Internet_20_link" text:visited-style-name="Visited_20_Internet_20_Link">
https://www.ukrinform.ua/rubric-ato/3705376-ukraina-otrimae-vid-souznikiv-potuzni-vijskovi-paketi-aki-neobhidni-dla-kontrnastupu-op.html</text:a>
</text:p>
      <!--NEWS-->
      <text:h text:style-name="P10" text:outline-level="1">
<text:span text:style-name="T4">
5 травня спостерігається місячне затемнення</text:span>
</text:h>
      <text:p text:style-name="P4">
Authors: Ukrinform (Person)</text:p>
      <text:p text:style-name="P4">
Publisher: Укринформ (Organization)</text:p>
      <text:p text:style-name="P4">
Published Time: 2023-05-05T20:02:00+03:00</text:p>
      <text:p text:style-name="P4">
Modified Time: 2023-05-05T20:02:00+03:00</text:p>
      <text:p text:style-name="P4">
Description: У п’ятницю ввечері розпочалося місячне затемнення, під час якого супутник Землі увійде в зовнішній край земної тіні. — Укрінформ.</text:p>
      <text:p text:style-name="P4">
Images: ["<text:a xlink:type="simple" xlink:href="https://static.ukrinform.com/photos/2023_05/thumb_files/630_360_1683306701-583.jpg" text:style-name="Internet_20_link" text:visited-style-name="Visited_20_Internet_20_Link">
630_360_16833...</text:a>
"]</text:p>
      <text:p text:style-name="P4">
Tags: ['Космос', 'Місяць', 'Затемнення']</text:p>
      <text:p text:style-name="P4">
Type: Article</text:p>
      <!--METADATA-->
      <text:p text:style-name="P4">
<draw:frame draw:style-name="fr1" draw:name="Image220" text:anchor-type="as-char" svg:width="6.9236in" svg:height="3.956343in" draw:z-index="0">
<draw:image xlink:href="../Images/yкринформ/2023-05-05T20-02-00-03-00/630_360_1683306701-583.jpg" xlink:type="simple" xlink:show="embed" xlink:actuate="onLoad" draw:mime-type="image/jpeg"/>
</draw:frame>
 У п’ятницюввечері розпочалося місячне затемнення, під час якого супутник Землі увійде взовнішній край земної тіні.</text:p>
      <text:p text:style-name="P4">
Про це повідомляє  <text:a xlink:type="simple" xlink:href="https://www.space.com/lunar-eclipse-flower-moon-may-2023-livestream" text:style-name="Internet_20_link" text:visited-style-name="Visited_20_Internet_20_Link">
 </text:a>
 , передає Укрінформ.</text:p>
      <text:p text:style-name="P4">
Як зазначається, цей тип місячного затемнення відомий як напівтінь –спостерігачі зможуть побачити, як Місяць тьмяніє, але не зникає цілком.</text:p>
      <text:p text:style-name="P4">
Місячне затемнення відбувається, коли Сонце, <text:a xlink:type="simple" xlink:href="https://www.ukrinform.ua/tag-zemla" text:style-name="Internet_20_link" text:visited-style-name="Visited_20_Internet_20_Link">
 </text:a>
 та Місяць опиняються на одній лінії, і Земля відкидає тінь на поверхнюМісяця.</text:p>
      <text:p text:style-name="P4">
Тож спостерігачі побачать супутник Землі не повністю затемненим, а темно-сіруабо коричневу тінь на його поверхні. У пік затемнення ця тінь покриє до 94,6%поверхні Місяця.</text:p>
      <text:p text:style-name="P4">
<text:span text:style-name="T4">
Читайте також:</text:span>
 <text:a xlink:type="simple" xlink:href="https://www.ukrinform.ua/rubric-technology/3700533-aponskij-startap-gotue-persij-u-sviti-komercijnij-polit-na-misac.html" text:style-name="Internet_20_link" text:visited-style-name="Visited_20_Internet_20_Link">
 <text:span text:style-name="T4">
Японський</text:span>
 <text:span text:style-name="T4">
стартап</text:span>
 <text:span text:style-name="T4">
готує</text:span>
 <text:span text:style-name="T4">
перший</text:span>
 <text:span text:style-name="T4">
світі</text:span>
<text:span text:style-name="T4">
комерційний</text:span>
 <text:span text:style-name="T4">
політ</text:span>
 <text:span text:style-name="T4">
Місяць</text:span>
 </text:a>
</text:p>
      <text:p text:style-name="P4">
Пік затемнення припаде на 20:24 за київським часом, приблизно через дві годинипісля початку. Триватиме затемнення до 22:32.</text:p>
      <text:p text:style-name="P4">
В реальному часі це явище можна спостерігати лише з Австралії, Антарктиди,Східної Африки, Океанії та Азії.</text:p>
      <text:p text:style-name="P4">
_ Фото: Yaorusheng/Getty Images  _</text:p>
      <text:p text:style-name="P4">
Source: <text:a xlink:type="simple" xlink:href="https://www.ukrinform.ua/rubric-technology/3705384-5-travna-sposterigaetsa-misacne-zatemnenna.html" text:style-name="Internet_20_link" text:visited-style-name="Visited_20_Internet_20_Link">
https://www.ukrinform.ua/rubric-technology/3705384-5-travna-sposterigaetsa-misacne-zatemnenna.html</text:a>
</text:p>
      <!--NEWS-->
      <text:h text:style-name="P10" text:outline-level="1">
<text:span text:style-name="T4">
В Українці на Київщині завтра розпочнуть відновлення пошкодженого будинку</text:span>
</text:h>
      <text:p text:style-name="P4">
Authors: Ukrinform (Person)</text:p>
      <text:p text:style-name="P4">
Publisher: Укринформ (Organization)</text:p>
      <text:p text:style-name="P4">
Published Time: 2023-05-05T20:03:46+03:00</text:p>
      <text:p text:style-name="P4">
Modified Time: 2023-05-05T20:03:46+03:00</text:p>
      <text:p text:style-name="P4">
Description: У місті Українка Обухівського району Київської області у суботу, 6 травня, розпочнуть відновлювальні роботи пошкодженого будинку. — Укрінформ.</text:p>
      <text:p text:style-name="P4">
Images: ["<text:a xlink:type="simple" xlink:href="https://static.ukrinform.com/photos/2023_05/thumb_files/630_360_1683305921-570.jpg" text:style-name="Internet_20_link" text:visited-style-name="Visited_20_Internet_20_Link">
630_360_16833...</text:a>
"]</text:p>
      <text:p text:style-name="P4">
Tags: ['Будинок', 'Київщина', 'Ремонт', 'Ракетний удар']</text:p>
      <text:p text:style-name="P4">
Type: Article</text:p>
      <!--METADATA-->
      <text:p text:style-name="P4">
<draw:frame draw:style-name="fr1" draw:name="Image221" text:anchor-type="as-char" svg:width="6.9236in" svg:height="3.956343in" draw:z-index="0">
<draw:image xlink:href="../Images/yкринформ/2023-05-05T20-03-46-03-00/630_360_1683305921-570.jpg" xlink:type="simple" xlink:show="embed" xlink:actuate="onLoad" draw:mime-type="image/jpeg"/>
</draw:frame>
 У містіУкраїнка Обухівського району Київської області у суботу, 6 травня, розпочнутьвідновлювальні роботи пошкодженого будинку.</text:p>
      <text:p text:style-name="P4">
Як передає Укрінформ, про це голова Київської обласної військовоїадміністрації Руслан Кравченко повідомив у <text:a xlink:type="simple" xlink:href="https://www.facebook.com/RuslanKravchenkoKyiv/posts/pfbid0B5XdSiJfXdc3b3KMr3fcxnXbc1EZCtLv4RCQv8L32NcGHtv6setVSifNt9WFUAgAl" text:style-name="Internet_20_link" text:visited-style-name="Visited_20_Internet_20_Link">
</text:a>
.</text:p>
      <text:p text:style-name="P4">
«Київська обласна військова адміністрація вживає заходів для оперативноговідновлення багатоповерхового будинку в Українці, який минулого тижня бувпошкоджений внаслідок повітряної атаки ворога. Через падіння уламків булизруйновані дві квартири», - заявив Кравченко.</text:p>
      <text:p text:style-name="P4">
Він зазначив, що сертифіковані спеціалісти впродовж тижня обстежили пошкодженубудівлю та розробили пакет проєктно-кошторисної документації (звіт, креслення,дефектний акт, кошторис). Документ переданий органам місцевого самоврядуваннядля проведення подальших робіт. Відновлювальні роботи планується розпочати вже6 травня.</text:p>
      <text:p text:style-name="P4">
«Буде проведений демонтаж і відновлення зруйнованих конструкцій стіни таперемички, демонтаж та монтаж вікон, відновлення фасадів і ремонт підлоги», -заявив Кравченко.</text:p>
      <text:p text:style-name="P4">
<text:span text:style-name="T4">
Читайте також:</text:span>
 <text:a xlink:type="simple" xlink:href="https://www.ukrinform.ua/rubric-vidbudova/3694441-u-reestri-poskodzenogo-ta-znisenogo-majna-vze-ponad-36-tisac-obektiv.html" text:style-name="Internet_20_link" text:visited-style-name="Visited_20_Internet_20_Link">
 <text:span text:style-name="T4">
Реєстрі</text:span>
 <text:span text:style-name="T4">
пошкодженого</text:span>
 <text:span text:style-name="T4">
знищеного</text:span>
 <text:span text:style-name="T4">
майна</text:span>
<text:span text:style-name="T4">
вже</text:span>
 <text:span text:style-name="T4">
понад</text:span>
 <text:span text:style-name="T4">
тисяч</text:span>
 <text:span text:style-name="T4">
єктів</text:span>
 </text:a>
</text:p>
      <text:p text:style-name="P4">
За його словами, попередньо об’єкт перевірили піротехніки, майданчик передбудинком очистили від уламків, демонтували фасад, місця пошкоджень у квартирахзашили стружковими блоками.</text:p>
      <text:p text:style-name="P4">
«У низці квартир пошкодженого будинку та багатоповерхівки поруч замінилисклопакети та віконні рами. Робимо все, щоб люди в максимально короткі терміниповернулися до своїх відновлених осель та нормального життя», - заявив головаКОВА.</text:p>
      <text:p text:style-name="P4">
Як повідомляв Укрінформ, зранку 28 квітня росія вкотре здійснила по Україні <text:a xlink:type="simple" xlink:href="https://www.ukrinform.ua/rubric-other_news/3701836-rosia-atakuvala-ukrainu-raketami-e-zagibli-i-poraneni.html" text:style-name="Internet_20_link" text:visited-style-name="Visited_20_Internet_20_Link">
</text:a>
 , влучивши по житлових будинках у Дніпрі,Умані Черкаської області й Українці Київської області.</text:p>
      <text:p text:style-name="P4">
В Українці внаслідок ракетної атаки росіян двоє людей травмовані. Черезпадіння уламків ворожої <text:a xlink:type="simple" xlink:href="https://www.ukrinform.ua/tag-raketa" text:style-name="Internet_20_link" text:visited-style-name="Visited_20_Internet_20_Link">
 </text:a>
 пошкодженіквартири на 5 та 6 поверхах багатоповерхового житлового будинку.</text:p>
      <text:p text:style-name="P4">
Однією з постраждалих в Українці є <text:a xlink:type="simple" xlink:href="https://www.ukrinform.ua/rubric-regions/3701934-udar-po-kiivsini-v-ova-rozpovili-pro-stan-postrazdaloi-v-ukrainci-13ricnoi-divcinki.html" text:style-name="Internet_20_link" text:visited-style-name="Visited_20_Internet_20_Link">
 </text:a>
 . Дитину доправили в лікарню, стан їїстабільний.</text:p>
      <text:p text:style-name="P4">
<text:span text:style-name="T5">
Фото: МВС</text:span>
</text:p>
      <text:p text:style-name="P4">
Source: <text:a xlink:type="simple" xlink:href="https://www.ukrinform.ua/rubric-vidbudova/3705380-v-ukrainci-na-kiivsini-zavtra-rozpocnut-vidnovlenna-poskodzenogo-budinku.html" text:style-name="Internet_20_link" text:visited-style-name="Visited_20_Internet_20_Link">
https://www.ukrinform.ua/rubric-vidbudova/3705380-v-ukrainci-na-kiivsini-zavtra-rozpocnut-vidnovlenna-poskodzenogo-budinku.html</text:a>
</text:p>
      <!--NEWS-->
      <text:h text:style-name="P10" text:outline-level="1">
<text:span text:style-name="T4">
Зеленська закликала працедавців забезпечити комфортні умови для поранених на фронті бійців</text:span>
</text:h>
      <text:p text:style-name="P4">
Authors: Ukrinform (Person)</text:p>
      <text:p text:style-name="P4">
Publisher: Укринформ (Organization)</text:p>
      <text:p text:style-name="P4">
Published Time: 2023-05-05T20:09:12+03:00</text:p>
      <text:p text:style-name="P4">
Modified Time: 2023-05-05T20:09:12+03:00</text:p>
      <text:p text:style-name="P4">
Description: Дружина Президента Олена Зеленська закликала працедавців формувати умови для максимально комфортних, інклюзивних і безбар’єрних умов роботи для працівників, які пішли захищати країну і повертатимуться на роботу після поранень. — Укрінформ.</text:p>
      <text:p text:style-name="P4">
Images: ["<text:a xlink:type="simple" xlink:href="https://static.ukrinform.com/photos/2022_12/thumb_files/630_360_1672220473-651.jpeg" text:style-name="Internet_20_link" text:visited-style-name="Visited_20_Internet_20_Link">
630_360_16722...</text:a>
"]</text:p>
      <text:p text:style-name="P4">
Tags: ['Військові', 'Робота', 'Олена Зеленська']</text:p>
      <text:p text:style-name="P4">
Type: Article</text:p>
      <!--METADATA-->
      <text:p text:style-name="P4">
<draw:frame draw:style-name="fr1" draw:name="Image222" text:anchor-type="as-char" svg:width="6.9236in" svg:height="3.956343in" draw:z-index="0">
<draw:image xlink:href="../Images/yкринформ/2023-05-05T20-09-12-03-00/630_360_1672220473-651.jpeg" xlink:type="simple" xlink:show="embed" xlink:actuate="onLoad" draw:mime-type="image/jpeg"/>
</draw:frame>
 ДружинаПрезидента Олена Зеленська закликала працедавців формувати умови длямаксимально комфортних, інклюзивних і безбар’єрних умов роботи дляпрацівників, які пішли захищати країну і повертатимуться на роботу післяпоранень.</text:p>
      <text:p text:style-name="P4">
Про це вона зазначила у  <text:a xlink:type="simple" xlink:href="https://t.me/FirstLadyOfUkraine/3042" text:style-name="Internet_20_link" text:visited-style-name="Visited_20_Internet_20_Link">
 </text:a>
 , передаєУкрінформ.</text:p>
      <text:p text:style-name="P4">
«У Міжнародний день боротьби за права осіб з інвалідністю, який відзначаєтьсясьогодні, хочу закликати кожного працедавця також думати про повернення своїхпрацівників після поранень уже зараз – про повернення максимально комфортне,інклюзивне і безбар’єрне», - зауважила перша леді.</text:p>
      <text:p text:style-name="P4">
Вона підкреслила, що робота – це не лише питання заробітку, це -самореалізація і відчуття потрібності суспільству, яких прагне кожен.</text:p>
      <text:p text:style-name="P4">
«Ба більше, це право кожного, незалежно від фізичних і ментальнихвідмінностей. Право на працю та життя без перешкод – фізичних, моральних,соціальних. Ось про що сьогоднішня дата. І ось якими мають бути всі інші нашідні», - наголосила Зеленська.</text:p>
      <text:p text:style-name="P4">
<text:span text:style-name="T4">
Читайте також:</text:span>
 <text:a xlink:type="simple" xlink:href="https://www.ukrinform.ua/rubric-society/3703135-zelenska-pro-programu-mentalnogo-zdorova-viavilosa-so-silni-ne-hodat-do-psihologiv.html" text:style-name="Internet_20_link" text:visited-style-name="Visited_20_Internet_20_Link">
 <text:span text:style-name="T4">
Зеленська</text:span>
 </text:a>
</text:p>
      <text:p text:style-name="P4">
Вона розповіла історії кількох залізничників, які після поранень на фронті неможуть повернутися до попередньої роботи, та проінформувала, що Укрзалізницявже шукає для них нові можливості у межах проєкту «Інклюзивна залізниця».</text:p>
      <text:p text:style-name="P4">
Як повідомляв Укрінформ, в уряді мають намір збільшити розмір компенсаціїроботодавцям за  <text:a xlink:type="simple" xlink:href="https://www.ukrinform.ua/rubric-society/3703186-pracevlastuvanna-osib-z-invalidnistu-v-uradi-gotuut-novi-programi-kompensacii-robotodavcam.html" text:style-name="Internet_20_link" text:visited-style-name="Visited_20_Internet_20_Link">
 </text:a>
 та запровадити компенсацію заоблаштування для них робочого місця.</text:p>
      <text:p text:style-name="P4">
Source: <text:a xlink:type="simple" xlink:href="https://www.ukrinform.ua/rubric-society/3705382-zelenska-zaklikala-pracedavciv-zabezpeciti-komfortni-umovi-dla-poranenih-na-fronti-bijciv.html" text:style-name="Internet_20_link" text:visited-style-name="Visited_20_Internet_20_Link">
https://www.ukrinform.ua/rubric-society/3705382-zelenska-zaklikala-pracedavciv-zabezpeciti-komfortni-umovi-dla-poranenih-na-fronti-bijciv.html</text:a>
</text:p>
      <!--NEWS-->
      <text:h text:style-name="P10" text:outline-level="1">
<text:span text:style-name="T4">
росіяни поцілили ракетами С-300 у два заводи на Донеччині</text:span>
</text:h>
      <text:p text:style-name="P4">
Authors: Ukrinform (Person)</text:p>
      <text:p text:style-name="P4">
Publisher: Укринформ (Organization)</text:p>
      <text:p text:style-name="P4">
Published Time: 2023-05-05T20:09:14+03:00</text:p>
      <text:p text:style-name="P4">
Modified Time: 2023-05-05T20:09:14+03:00</text:p>
      <text:p text:style-name="P4">
Description: російська армія вдарила ракетами С-300 по промислових підприємствах Слов’янська і Краматорська Донецької області, унаслідок влучань є пошкодження. — Укрінформ.</text:p>
      <text:p text:style-name="P4">
Images: ["<text:a xlink:type="simple" xlink:href="https://static.ukrinform.com/photos/2023_05/thumb_files/630_360_1683306454-7356.jpeg" text:style-name="Internet_20_link" text:visited-style-name="Visited_20_Internet_20_Link">
630_360_16833...</text:a>
", "<text:a xlink:type="simple" xlink:href="https://static.ukrinform.com/photos/2023_05/thumb_files/630_360_1683306454-3656.jpeg" text:style-name="Internet_20_link" text:visited-style-name="Visited_20_Internet_20_Link">
630_360_16833...</text:a>
", "<text:a xlink:type="simple" xlink:href="https://static.ukrinform.com/photos/2023_05/thumb_files/630_360_1683306454-2261.jpeg" text:style-name="Internet_20_link" text:visited-style-name="Visited_20_Internet_20_Link">
630_360_16833...</text:a>
", "<text:a xlink:type="simple" xlink:href="https://static.ukrinform.com/photos/2023_05/thumb_files/630_360_1683306454-6516.jpeg" text:style-name="Internet_20_link" text:visited-style-name="Visited_20_Internet_20_Link">
630_360_16833...</text:a>
", "<text:a xlink:type="simple" xlink:href="https://static.ukrinform.com/photos/2023_05/thumb_files/630_360_1683306454-6100.jpeg" text:style-name="Internet_20_link" text:visited-style-name="Visited_20_Internet_20_Link">
630_360_16833...</text:a>
", "<text:a xlink:type="simple" xlink:href="https://static.ukrinform.com/photos/2023_05/thumb_files/630_360_1683306454-3576.jpeg" text:style-name="Internet_20_link" text:visited-style-name="Visited_20_Internet_20_Link">
630_360_16833...</text:a>
", "<text:a xlink:type="simple" xlink:href="https://static.ukrinform.com/photos/2023_05/thumb_files/630_360_1683306455-3669.jpeg" text:style-name="Internet_20_link" text:visited-style-name="Visited_20_Internet_20_Link">
630_360_16833...</text:a>
"]</text:p>
      <text:p text:style-name="P4">
Tags: ['Донеччина', 'Кириленко', 'Війна з росією']</text:p>
      <text:p text:style-name="P4">
Type: Article</text:p>
      <!--METADATA-->
      <text:p text:style-name="P4">
<draw:frame draw:style-name="fr1" draw:name="Image223" text:anchor-type="as-char" svg:width="6.9236in" svg:height="3.956343in" draw:z-index="0">
<draw:image xlink:href="../Images/yкринформ/2023-05-05T20-09-14-03-00/630_360_1683306454-7356.jpeg" xlink:type="simple" xlink:show="embed" xlink:actuate="onLoad" draw:mime-type="image/jpeg"/>
</draw:frame>
російська армія вдарила ракетами С-300 по промислових підприємствахСлов’янська і Краматорська Донецької області, унаслідок влучань є пошкодження.</text:p>
      <text:p text:style-name="P4">
Як передає Укрінформ, про це очільник Донецької обласної військовоїадміністрації Павло Кириленко повідомив у <text:a xlink:type="simple" xlink:href="https://t.me/pavlokyrylenko_donoda/7824" text:style-name="Internet_20_link" text:visited-style-name="Visited_20_Internet_20_Link">
</text:a>
 .</text:p>
      <text:p text:style-name="P4">
Так, у Слов’янську дві ворожі ракети влучили в будівлю заводу "Зевс Кераміка",у Краматорську ворожим ударом пошкоджена адміністративна будівляНовокраматорського машинобудівного заводу.</text:p>
      <text:p text:style-name="P4">
<draw:frame draw:style-name="fr1" draw:name="Image224" text:anchor-type="as-char" svg:width="6.9236in" svg:height="3.956343in" draw:z-index="0">
<draw:image xlink:href="../Images/yкринформ/2023-05-05T20-09-14-03-00/630_360_1683306454-3656.jpeg" xlink:type="simple" xlink:show="embed" xlink:actuate="onLoad" draw:mime-type="image/jpeg"/>
</draw:frame>
 росіянипоцілили ракетами С-300 у два заводи на Донеччині / Фото: Павло Кириленко /Донецька ОДА (ОВА)  <text:a xlink:type="simple" xlink:href="https://static.ukrinform.com/photos/2023_05/1683306454-3656.jpeg" text:style-name="Internet_20_link" text:visited-style-name="Visited_20_Internet_20_Link">
<draw:frame draw:style-name="fr1" draw:name="Image225" text:anchor-type="as-char" svg:width="6.9236in" svg:height="3.956343in" draw:z-index="0">
<draw:image xlink:href="../Images/yкринформ/2023-05-05T20-09-14-03-00/630_360_1683306454-3656.jpeg" xlink:type="simple" xlink:show="embed" xlink:actuate="onLoad" draw:mime-type="image/jpeg"/>
</draw:frame>
</text:a>
 <text:a xlink:type="simple" xlink:href="https://static.ukrinform.com/photos/2023_05/1683306454-2261.jpeg" text:style-name="Internet_20_link" text:visited-style-name="Visited_20_Internet_20_Link">
<draw:frame draw:style-name="fr1" draw:name="Image226" text:anchor-type="as-char" svg:width="6.9236in" svg:height="3.956343in" draw:z-index="0">
<draw:image xlink:href="../Images/yкринформ/2023-05-05T20-09-14-03-00/630_360_1683306454-2261.jpeg" xlink:type="simple" xlink:show="embed" xlink:actuate="onLoad" draw:mime-type="image/jpeg"/>
</draw:frame>
</text:a>
 <text:a xlink:type="simple" xlink:href="https://static.ukrinform.com/photos/2023_05/1683306454-6516.jpeg" text:style-name="Internet_20_link" text:visited-style-name="Visited_20_Internet_20_Link">
<draw:frame draw:style-name="fr1" draw:name="Image227" text:anchor-type="as-char" svg:width="6.9236in" svg:height="3.956343in" draw:z-index="0">
<draw:image xlink:href="../Images/yкринформ/2023-05-05T20-09-14-03-00/630_360_1683306454-6516.jpeg" xlink:type="simple" xlink:show="embed" xlink:actuate="onLoad" draw:mime-type="image/jpeg"/>
</draw:frame>
</text:a>
 <text:a xlink:type="simple" xlink:href="https://static.ukrinform.com/photos/2023_05/1683306454-6100.jpeg" text:style-name="Internet_20_link" text:visited-style-name="Visited_20_Internet_20_Link">
<draw:frame draw:style-name="fr1" draw:name="Image228" text:anchor-type="as-char" svg:width="6.9236in" svg:height="3.956343in" draw:z-index="0">
<draw:image xlink:href="../Images/yкринформ/2023-05-05T20-09-14-03-00/630_360_1683306454-6100.jpeg" xlink:type="simple" xlink:show="embed" xlink:actuate="onLoad" draw:mime-type="image/jpeg"/>
</draw:frame>
</text:a>
 <text:a xlink:type="simple" xlink:href="https://static.ukrinform.com/photos/2023_05/1683306454-3576.jpeg" text:style-name="Internet_20_link" text:visited-style-name="Visited_20_Internet_20_Link">
<draw:frame draw:style-name="fr1" draw:name="Image229" text:anchor-type="as-char" svg:width="6.9236in" svg:height="3.956343in" draw:z-index="0">
<draw:image xlink:href="../Images/yкринформ/2023-05-05T20-09-14-03-00/630_360_1683306454-3576.jpeg" xlink:type="simple" xlink:show="embed" xlink:actuate="onLoad" draw:mime-type="image/jpeg"/>
</draw:frame>
</text:a>
 <text:a xlink:type="simple" xlink:href="https://static.ukrinform.com/photos/2023_05/1683306454-7356.jpeg" text:style-name="Internet_20_link" text:visited-style-name="Visited_20_Internet_20_Link">
<draw:frame draw:style-name="fr1" draw:name="Image230" text:anchor-type="as-char" svg:width="6.9236in" svg:height="3.956343in" draw:z-index="0">
<draw:image xlink:href="../Images/yкринформ/2023-05-05T20-09-14-03-00/630_360_1683306454-7356.jpeg" xlink:type="simple" xlink:show="embed" xlink:actuate="onLoad" draw:mime-type="image/jpeg"/>
</draw:frame>
</text:a>
 <text:a xlink:type="simple" xlink:href="https://static.ukrinform.com/photos/2023_05/1683306455-3669.jpeg" text:style-name="Internet_20_link" text:visited-style-name="Visited_20_Internet_20_Link">
<draw:frame draw:style-name="fr1" draw:name="Image231" text:anchor-type="as-char" svg:width="6.9236in" svg:height="3.956343in" draw:z-index="0">
<draw:image xlink:href="../Images/yкринформ/2023-05-05T20-09-14-03-00/630_360_1683306455-3669.jpeg" xlink:type="simple" xlink:show="embed" xlink:actuate="onLoad" draw:mime-type="image/jpeg"/>
</draw:frame>
</text:a>
</text:p>
      <text:p text:style-name="P4">
За попередніми даними, минулося без постраждалих.</text:p>
      <text:p text:style-name="P4">
<text:span text:style-name="T4">
Читайте також:</text:span>
 <text:a xlink:type="simple" xlink:href="https://www.ukrinform.ua/rubric-ato/3705357-sili-oboroni-vidbili-ponad-30-rosijskih-atak-na-troh-napramkah.html" text:style-name="Internet_20_link" text:visited-style-name="Visited_20_Internet_20_Link">
 </text:a>
</text:p>
      <text:p text:style-name="P4">
"Є пошкодження приміщень, однак все цінне обладнання було своєчасноевакуйоване до більш безпечних регіонів України", — зазначив голова ОВА.</text:p>
      <text:p text:style-name="P4">
Як повідомляв Укрінформ, вранці 5 травня росіяни <text:a xlink:type="simple" xlink:href="https://www.ukrinform.ua/rubric-ato/3705112-vorog-dvici-atakuvav-prikordonna-sumsini-kerovanimi-aviaraketami.html" text:style-name="Internet_20_link" text:visited-style-name="Visited_20_Internet_20_Link">
</text:a>
 і.</text:p>
      <text:p text:style-name="P4">
Source: <text:a xlink:type="simple" xlink:href="https://www.ukrinform.ua/rubric-ato/3705383-rosiani-pocilili-raketami-s300-u-dva-zavodi-na-doneccini.html" text:style-name="Internet_20_link" text:visited-style-name="Visited_20_Internet_20_Link">
https://www.ukrinform.ua/rubric-ato/3705383-rosiani-pocilili-raketami-s300-u-dva-zavodi-na-doneccini.html</text:a>
</text:p>
      <!--NEWS-->
      <text:h text:style-name="P10" text:outline-level="1">
<text:span text:style-name="T4">
Світоліна пробилася до 1/2 фіналу турніру WTA у Франції</text:span>
</text:h>
      <text:p text:style-name="P4">
Authors: Ukrinform (Person)</text:p>
      <text:p text:style-name="P4">
Publisher: Укринформ (Organization)</text:p>
      <text:p text:style-name="P4">
Published Time: 2023-05-05T20:20:00+03:00</text:p>
      <text:p text:style-name="P4">
Modified Time: 2023-05-05T20:20:00+03:00</text:p>
      <text:p text:style-name="P4">
Description: Українка Еліна Світоліна виграла третій матч поспіль і вийшла до півфіналу турніру Жіночої тенісної асоціації (WTA) серії серії Challenger у Сен-Мало (Франція). — Укрінформ.</text:p>
      <text:p text:style-name="P4">
Images: ["<text:a xlink:type="simple" xlink:href="https://static.ukrinform.com/photos/2023_05/thumb_files/630_360_1683307157-800.jpg" text:style-name="Internet_20_link" text:visited-style-name="Visited_20_Internet_20_Link">
630_360_16833...</text:a>
"]</text:p>
      <text:p text:style-name="P4">
Tags: ['Світоліна', 'Теніс']</text:p>
      <text:p text:style-name="P4">
Type: Article</text:p>
      <!--METADATA-->
      <text:p text:style-name="P4">
<draw:frame draw:style-name="fr1" draw:name="Image232" text:anchor-type="as-char" svg:width="6.9236in" svg:height="3.956343in" draw:z-index="0">
<draw:image xlink:href="../Images/yкринформ/2023-05-05T20-20-00-03-00/630_360_1683307157-800.jpg" xlink:type="simple" xlink:show="embed" xlink:actuate="onLoad" draw:mime-type="image/jpeg"/>
</draw:frame>
 УкраїнкаЕліна Світоліна виграла третій матч поспіль і вийшла до півфіналу турніруЖіночої тенісної асоціації (WTA) серії серії Challenger у Сен-Мало (Франція).</text:p>
      <text:p text:style-name="P4">
В 1/4 фіналу змагань Світоліна упевнено перемогла француженку Леолею Жанжан -6:3, 6:1, передає Укрінформ.</text:p>
      <text:p text:style-name="P4">
Поєдинок тривав 1 годину 5 хвилин.</text:p>
      <text:p text:style-name="P4">
У матчі за вихід у фінал Світоліна зійдеться з лідером «посіву» американкоюСлоан Стівенс, яка у свою чергу обіграла француженку Джессіку Понше - 6:2,2:6, 6:1.</text:p>
      <text:p text:style-name="P4">
<text:span text:style-name="T4">
Читайте також:</text:span>
 <text:a xlink:type="simple" xlink:href="https://www.ukrinform.ua/rubric-sports/3705256-marta-kostuk-zaversila-vistupi-u-parnomu-rozradi-turniru-v-madridi.html" text:style-name="Internet_20_link" text:visited-style-name="Visited_20_Internet_20_Link">
 </text:a>
</text:p>
      <text:p text:style-name="P4">
Турнір у Сен-Мало триватиме до 7 травня.</text:p>
      <text:p text:style-name="P4">
Фото: L'Open 35 de Saint Malo.</text:p>
      <text:p text:style-name="P4">
Source: <text:a xlink:type="simple" xlink:href="https://www.ukrinform.ua/rubric-sports/3705387-svitolina-probilasa-do-12-finalu-turniru-wta-u-francii.html" text:style-name="Internet_20_link" text:visited-style-name="Visited_20_Internet_20_Link">
https://www.ukrinform.ua/rubric-sports/3705387-svitolina-probilasa-do-12-finalu-turniru-wta-u-francii.html</text:a>
</text:p>
      <!--NEWS-->
      <text:h text:style-name="P10" text:outline-level="1">
<text:span text:style-name="T4">
До групи зі створення спецтрибуналу для рф вже приєдналися 36 країн</text:span>
</text:h>
      <text:p text:style-name="P4">
Authors: Ukrinform (Person)</text:p>
      <text:p text:style-name="P4">
Publisher: Укринформ (Organization)</text:p>
      <text:p text:style-name="P4">
Published Time: 2023-05-05T20:20:21+03:00</text:p>
      <text:p text:style-name="P4">
Modified Time: 2023-05-05T20:20:21+03:00</text:p>
      <text:p text:style-name="P4">
Description: Уже 36 країн входять до групи, яка працює над створенням міжнародного спеціального трибуналу, щоб покарати росію. — Укрінформ.</text:p>
      <text:p text:style-name="P4">
Images: ["<text:a xlink:type="simple" xlink:href="https://static.ukrinform.com/photos/2023_03/thumb_files/630_360_1679416243-953.jpg" text:style-name="Internet_20_link" text:visited-style-name="Visited_20_Internet_20_Link">
630_360_16794...</text:a>
"]</text:p>
      <text:p text:style-name="P4">
Tags: ['Трибунал', 'Офіс Президента', 'Жовква', 'Війна з росією', 'Єдині новини']</text:p>
      <text:p text:style-name="P4">
Type: Article</text:p>
      <!--METADATA-->
      <text:p text:style-name="P4">
<draw:frame draw:style-name="fr1" draw:name="Image233" text:anchor-type="as-char" svg:width="6.9236in" svg:height="3.956343in" draw:z-index="0">
<draw:image xlink:href="../Images/yкринформ/2023-05-05T20-20-21-03-00/630_360_1679416243-953.jpg" xlink:type="simple" xlink:show="embed" xlink:actuate="onLoad" draw:mime-type="image/jpeg"/>
</draw:frame>
 Уже 36країн входять до групи, яка працює над створенням міжнародного спеціальноготрибуналу, щоб покарати росію.</text:p>
      <text:p text:style-name="P4">
Про це сказав заступник керівника ОП Ігор Жовква в ефірі телемарафону “Єдиніновини”, повідомляє кореспондент Укрінформу.</text:p>
      <text:p text:style-name="P4">
“До так званої керівної групи щодо створення трибуналу наразі входять 36країн. І ця кількість буквально щоденно, щотижнево зростає. До речі, тампредставники не лише європейського, євроатлантичного простору , нашітрадиційні партнери й друзі, хто нам допомагає… До цієї групи вже ввійшло,наприклад, дві латиноамериканські країни - це Гватемала і Коста-Рика. І будеморозширювати це на інші континенти”, - сказав Жовква.</text:p>
      <text:p text:style-name="P4">
Як він зауважив, “хотілося б, щоб всі члени групи мали одностайну думку щодоформату роботи такого трибуналу”.</text:p>
      <text:p text:style-name="P4">
“Зараз триває дискусія, непростий процес. І ви знаєте, що Україна ще очікуєтакож голосування відповідної резолюції Генасамблеї ООН. Отут, власне, мипідходимо до того, що ви кажете: для того, щоб трибунал виніс перші вироки, чисформував певні списки, його треба утворити. І ту модель, яку обирає Українадля себе, вона до цього, або як поштовх до цього передбачає голосуваннярезолюції Генеральної Асамблеї ООН. Тому паралельно і в цій групі, і з нашимипартнерами в усьому світі ми працюємо над текстом цієї резолюції”, - розповівзаступник керівника ОП.</text:p>
      <text:p text:style-name="P4">
<text:span text:style-name="T4">
Читайте також:</text:span>
 <text:a xlink:type="simple" xlink:href="https://www.ukrinform.ua/rubric-polytics/3704632-zelenskij-ukraina-pracuvatime-nad-stvorennam-okremogo-miznarodnogo-tribunalu-a-ne-gibridnogo.html" text:style-name="Internet_20_link" text:visited-style-name="Visited_20_Internet_20_Link">
 <text:span text:style-name="T4">
Зеленський</text:span>
 <text:span text:style-name="T4">
Україна</text:span>
 <text:span text:style-name="T4">
працюватиме</text:span>
 <text:span text:style-name="T4">
над</text:span>
<text:span text:style-name="T4">
створенням</text:span>
 <text:span text:style-name="T4">
окремого</text:span>
 <text:span text:style-name="T4">
міжнародного</text:span>
 <text:span text:style-name="T4">
трибуналу</text:span>
 <text:span text:style-name="T4">
гібридного</text:span>
</text:a>
</text:p>
      <text:p text:style-name="P4">
За словами Жовкви, “текст має бути максимально вивірений, максимально точний”.</text:p>
      <text:p text:style-name="P4">
“Знову ж таки навіть слів “гібридний” там не має бути. Це має бути міжнароднийтрибунал Ad hoc, який винесе відповідні вироки. Тому робота триває. Тутважливо: якість набагато важливіша, ніж швидкість. Тому в нормальному темпіговоримо з нашими колегами”, - підкреслив заступник керівника ОП.</text:p>
      <text:p text:style-name="P4">
Як повідомляв Укрінформ, у вересні 2022 року Президент Володимир Зеленськийутворив робочу групу на чолі з керівником ОП Андрієм Єрмаком, яка опрацьовуєпитання створення спеціального трибуналу для притягнення до кримінальноївідповідальності керівництва російської федерації за скоєння злочину агресіїпроти України. Створення такого трибуналу підтримали Парламентська асамблеяРади Європи, Європарламент, Парламентська асамблея НАТО, Парламентськаасамблея ОБСЄ та окремі держави.</text:p>
      <text:p text:style-name="P4">
<text:span text:style-name="T4">
Читайте також:</text:span>
 <text:a xlink:type="simple" xlink:href="https://www.ukrinform.ua/rubric-polytics/3704646-v-evrokomisii-pidtverdili-pidtrimku-stvorenna-spectribunalu-sodo-zlociniv-rf.html" text:style-name="Internet_20_link" text:visited-style-name="Visited_20_Internet_20_Link">
 <text:span text:style-name="T4">
спецтрибуналу</text:span>
 </text:a>
</text:p>
      <text:p text:style-name="P4">
Нещодавно у західних ЗМІ з'явилася інформація, що Захід, нібито, розглядає якнайбільш реалістичний варіант гібридного трибуналу для притягнення довідповідальності рф. Цей трибунал може поєднати юрисдикцію України та процесна основі міжнародного права.</text:p>
      <text:p text:style-name="P4">
Україна ж виступає за міжнародну, а не гібридну модель <text:a xlink:type="simple" xlink:href="https://www.ukrinform.ua/tag-tribunal" text:style-name="Internet_20_link" text:visited-style-name="Visited_20_Internet_20_Link">
</text:a>
 , який дасть змогу винести вироккерівництву росії за злочин агресії від імені всього цивілізованого світу.</text:p>
      <text:p text:style-name="P4">
Source: <text:a xlink:type="simple" xlink:href="https://www.ukrinform.ua/rubric-polytics/3705386-do-grupi-zi-stvorenna-spectribunalu-dla-rf-vze-priednalisa-36-krain.html" text:style-name="Internet_20_link" text:visited-style-name="Visited_20_Internet_20_Link">
https://www.ukrinform.ua/rubric-polytics/3705386-do-grupi-zi-stvorenna-spectribunalu-dla-rf-vze-priednalisa-36-krain.html</text:a>
</text:p>
      <!--NEWS-->
      <text:h text:style-name="P10" text:outline-level="1">
<text:span text:style-name="T4">
Делегація Конгресу США відвідала Бучу</text:span>
</text:h>
      <text:p text:style-name="P4">
Authors: Ukrinform (Person)</text:p>
      <text:p text:style-name="P4">
Publisher: Укринформ (Organization)</text:p>
      <text:p text:style-name="P4">
Published Time: 2023-05-05T20:22:00+03:00</text:p>
      <text:p text:style-name="P4">
Modified Time: 2023-05-05T20:22:00+03:00</text:p>
      <text:p text:style-name="P4">
Description: Делегація Конгресу Сполучених Штатів, до якої увійшли члени Гельсінської комісії, відвідала Бучу Київської області. — Укрінформ.</text:p>
      <text:p text:style-name="P4">
Images: ["<text:a xlink:type="simple" xlink:href="https://static.ukrinform.com/photos/2023_05/thumb_files/630_360_1683307127-5618.jpeg" text:style-name="Internet_20_link" text:visited-style-name="Visited_20_Internet_20_Link">
630_360_16833...</text:a>
", "<text:a xlink:type="simple" xlink:href="https://static.ukrinform.com/photos/2023_05/thumb_files/630_360_1683307127-5786.jpeg" text:style-name="Internet_20_link" text:visited-style-name="Visited_20_Internet_20_Link">
630_360_16833...</text:a>
", "<text:a xlink:type="simple" xlink:href="https://static.ukrinform.com/photos/2023_05/thumb_files/630_360_1683307127-4833.jpeg" text:style-name="Internet_20_link" text:visited-style-name="Visited_20_Internet_20_Link">
630_360_16833...</text:a>
", "<text:a xlink:type="simple" xlink:href="https://static.ukrinform.com/photos/2023_05/thumb_files/630_360_1683307127-6075.jpeg" text:style-name="Internet_20_link" text:visited-style-name="Visited_20_Internet_20_Link">
630_360_16833...</text:a>
", "<text:a xlink:type="simple" xlink:href="https://static.ukrinform.com/photos/2023_05/thumb_files/630_360_1683307127-1440.jpeg" text:style-name="Internet_20_link" text:visited-style-name="Visited_20_Internet_20_Link">
630_360_16833...</text:a>
", "<text:a xlink:type="simple" xlink:href="https://static.ukrinform.com/photos/2023_05/thumb_files/630_360_1683307127-6910.jpeg" text:style-name="Internet_20_link" text:visited-style-name="Visited_20_Internet_20_Link">
630_360_16833...</text:a>
", "<text:a xlink:type="simple" xlink:href="https://static.ukrinform.com/photos/2023_05/thumb_files/630_360_1683307128-6943.jpeg" text:style-name="Internet_20_link" text:visited-style-name="Visited_20_Internet_20_Link">
630_360_16833...</text:a>
", "<text:a xlink:type="simple" xlink:href="https://static.ukrinform.com/photos/2023_05/thumb_files/630_360_1683307128-6222.jpeg" text:style-name="Internet_20_link" text:visited-style-name="Visited_20_Internet_20_Link">
630_360_16833...</text:a>
", "<text:a xlink:type="simple" xlink:href="https://static.ukrinform.com/photos/2023_05/thumb_files/630_360_1683307128-8495.jpeg" text:style-name="Internet_20_link" text:visited-style-name="Visited_20_Internet_20_Link">
630_360_16833...</text:a>
", "<text:a xlink:type="simple" xlink:href="https://static.ukrinform.com/photos/2023_05/thumb_files/630_360_1683307128-8009.jpeg" text:style-name="Internet_20_link" text:visited-style-name="Visited_20_Internet_20_Link">
630_360_16833...</text:a>
", "<text:a xlink:type="simple" xlink:href="https://static.ukrinform.com/photos/2023_05/thumb_files/630_360_1683307128-9815.jpeg" text:style-name="Internet_20_link" text:visited-style-name="Visited_20_Internet_20_Link">
630_360_16833...</text:a>
", "<text:a xlink:type="simple" xlink:href="https://static.ukrinform.com/photos/2023_05/thumb_files/630_360_1683307128-2278.jpeg" text:style-name="Internet_20_link" text:visited-style-name="Visited_20_Internet_20_Link">
630_360_16833...</text:a>
", "<text:a xlink:type="simple" xlink:href="https://static.ukrinform.com/photos/2023_05/thumb_files/630_360_1683307129-1161.jpeg" text:style-name="Internet_20_link" text:visited-style-name="Visited_20_Internet_20_Link">
630_360_16833...</text:a>
", "<text:a xlink:type="simple" xlink:href="https://static.ukrinform.com/photos/2023_05/thumb_files/630_360_1683307129-1106.jpeg" text:style-name="Internet_20_link" text:visited-style-name="Visited_20_Internet_20_Link">
630_360_16833...</text:a>
", "<text:a xlink:type="simple" xlink:href="https://static.ukrinform.com/photos/2023_05/thumb_files/630_360_1683307129-4654.jpeg" text:style-name="Internet_20_link" text:visited-style-name="Visited_20_Internet_20_Link">
630_360_16833...</text:a>
"]</text:p>
      <text:p text:style-name="P4">
Tags: ['Буча', 'США', 'Карпентер', 'Війна з росією']</text:p>
      <text:p text:style-name="P4">
Type: Article</text:p>
      <!--METADATA-->
      <text:p text:style-name="P4">
<draw:frame draw:style-name="fr1" draw:name="Image234" text:anchor-type="as-char" svg:width="6.9236in" svg:height="3.956343in" draw:z-index="0">
<draw:image xlink:href="../Images/yкринформ/2023-05-05T20-22-00-03-00/630_360_1683307127-5618.jpeg" xlink:type="simple" xlink:show="embed" xlink:actuate="onLoad" draw:mime-type="image/jpeg"/>
</draw:frame>
Делегація Конгресу Сполучених Штатів, до якої увійшли члени Гельсінськоїкомісії, відвідала Бучу Київської області.</text:p>
      <text:p text:style-name="P4">
Як повідомляє кореспондент Укрінформу, голова делегації, голова Гельсінськоїкомісії Джо Вілсон, її член Стівен Коен та посол США в ОБСЄ Майкл Карпентервшанували пам'ять загиблих у Бучі покладанням квітів і хвилиною мовчання.</text:p>
      <text:p text:style-name="P4">
Вони також оглянули фотографії, зроблені у місті відразу після йоговизволення, та поспілкувалися з родинами, які стали жертвами злочинів росіян.</text:p>
      <text:p text:style-name="P4">
<text:span text:style-name="T4">
Читайте також:</text:span>
 <text:a xlink:type="simple" xlink:href="https://www.ukrinform.ua/rubric-regions/3705226-glava-mzs-bahrejnu-vidvidav-bucu-i-gostomel.html" text:style-name="Internet_20_link" text:visited-style-name="Visited_20_Internet_20_Link">
 <text:span text:style-name="T4">
Бучу</text:span>
 </text:a>
</text:p>
      <text:p text:style-name="P4">
«Американцям важливо знати про жахіття, які тут відбулися, та отримати наснагувід народу України у протистоянні, у двопартійній роботі республіканців ідемократів у Конгресі, які підтримують перемогу народу України, тобтовідновлення територіальної цілісності», - заявив Джо Вілсон.</text:p>
      <text:p text:style-name="P4">
<draw:frame draw:style-name="fr1" draw:name="Image235" text:anchor-type="as-char" svg:width="6.9236in" svg:height="3.956343in" draw:z-index="0">
<draw:image xlink:href="../Images/yкринформ/2023-05-05T20-22-00-03-00/630_360_1683307127-5786.jpeg" xlink:type="simple" xlink:show="embed" xlink:actuate="onLoad" draw:mime-type="image/jpeg"/>
</draw:frame>
Делегація Конгресу США відвідала Бучу / Фото: Тарасов Володимир, Укрінформ  <text:a xlink:type="simple" xlink:href="https://static.ukrinform.com/photos/2023_05/1683307127-5786.jpeg" text:style-name="Internet_20_link" text:visited-style-name="Visited_20_Internet_20_Link">
<draw:frame draw:style-name="fr1" draw:name="Image236" text:anchor-type="as-char" svg:width="6.9236in" svg:height="3.956343in" draw:z-index="0">
<draw:image xlink:href="../Images/yкринформ/2023-05-05T20-22-00-03-00/630_360_1683307127-5786.jpeg" xlink:type="simple" xlink:show="embed" xlink:actuate="onLoad" draw:mime-type="image/jpeg"/>
</draw:frame>
</text:a>
 <text:a xlink:type="simple" xlink:href="https://static.ukrinform.com/photos/2023_05/1683307127-4833.jpeg" text:style-name="Internet_20_link" text:visited-style-name="Visited_20_Internet_20_Link">
<draw:frame draw:style-name="fr1" draw:name="Image237" text:anchor-type="as-char" svg:width="6.9236in" svg:height="3.956343in" draw:z-index="0">
<draw:image xlink:href="../Images/yкринформ/2023-05-05T20-22-00-03-00/630_360_1683307127-4833.jpeg" xlink:type="simple" xlink:show="embed" xlink:actuate="onLoad" draw:mime-type="image/jpeg"/>
</draw:frame>
</text:a>
 <text:a xlink:type="simple" xlink:href="https://static.ukrinform.com/photos/2023_05/1683307127-6075.jpeg" text:style-name="Internet_20_link" text:visited-style-name="Visited_20_Internet_20_Link">
<draw:frame draw:style-name="fr1" draw:name="Image238" text:anchor-type="as-char" svg:width="6.9236in" svg:height="3.956343in" draw:z-index="0">
<draw:image xlink:href="../Images/yкринформ/2023-05-05T20-22-00-03-00/630_360_1683307127-6075.jpeg" xlink:type="simple" xlink:show="embed" xlink:actuate="onLoad" draw:mime-type="image/jpeg"/>
</draw:frame>
</text:a>
 <text:a xlink:type="simple" xlink:href="https://static.ukrinform.com/photos/2023_05/1683307127-5618.jpeg" text:style-name="Internet_20_link" text:visited-style-name="Visited_20_Internet_20_Link">
<draw:frame draw:style-name="fr1" draw:name="Image239" text:anchor-type="as-char" svg:width="6.9236in" svg:height="3.956343in" draw:z-index="0">
<draw:image xlink:href="../Images/yкринформ/2023-05-05T20-22-00-03-00/630_360_1683307127-5618.jpeg" xlink:type="simple" xlink:show="embed" xlink:actuate="onLoad" draw:mime-type="image/jpeg"/>
</draw:frame>
</text:a>
 <text:a xlink:type="simple" xlink:href="https://static.ukrinform.com/photos/2023_05/1683307127-1440.jpeg" text:style-name="Internet_20_link" text:visited-style-name="Visited_20_Internet_20_Link">
<draw:frame draw:style-name="fr1" draw:name="Image240" text:anchor-type="as-char" svg:width="6.9236in" svg:height="3.956343in" draw:z-index="0">
<draw:image xlink:href="../Images/yкринформ/2023-05-05T20-22-00-03-00/630_360_1683307127-1440.jpeg" xlink:type="simple" xlink:show="embed" xlink:actuate="onLoad" draw:mime-type="image/jpeg"/>
</draw:frame>
</text:a>
 <text:a xlink:type="simple" xlink:href="https://static.ukrinform.com/photos/2023_05/1683307127-6910.jpeg" text:style-name="Internet_20_link" text:visited-style-name="Visited_20_Internet_20_Link">
<draw:frame draw:style-name="fr1" draw:name="Image241" text:anchor-type="as-char" svg:width="6.9236in" svg:height="3.956343in" draw:z-index="0">
<draw:image xlink:href="../Images/yкринформ/2023-05-05T20-22-00-03-00/630_360_1683307127-6910.jpeg" xlink:type="simple" xlink:show="embed" xlink:actuate="onLoad" draw:mime-type="image/jpeg"/>
</draw:frame>
</text:a>
 <text:a xlink:type="simple" xlink:href="https://static.ukrinform.com/photos/2023_05/1683307128-6943.jpeg" text:style-name="Internet_20_link" text:visited-style-name="Visited_20_Internet_20_Link">
<draw:frame draw:style-name="fr1" draw:name="Image242" text:anchor-type="as-char" svg:width="6.9236in" svg:height="3.956343in" draw:z-index="0">
<draw:image xlink:href="../Images/yкринформ/2023-05-05T20-22-00-03-00/630_360_1683307128-6943.jpeg" xlink:type="simple" xlink:show="embed" xlink:actuate="onLoad" draw:mime-type="image/jpeg"/>
</draw:frame>
</text:a>
 <text:a xlink:type="simple" xlink:href="https://static.ukrinform.com/photos/2023_05/1683307128-6222.jpeg" text:style-name="Internet_20_link" text:visited-style-name="Visited_20_Internet_20_Link">
<draw:frame draw:style-name="fr1" draw:name="Image243" text:anchor-type="as-char" svg:width="6.9236in" svg:height="3.956343in" draw:z-index="0">
<draw:image xlink:href="../Images/yкринформ/2023-05-05T20-22-00-03-00/630_360_1683307128-6222.jpeg" xlink:type="simple" xlink:show="embed" xlink:actuate="onLoad" draw:mime-type="image/jpeg"/>
</draw:frame>
</text:a>
 <text:a xlink:type="simple" xlink:href="https://static.ukrinform.com/photos/2023_05/1683307128-8495.jpeg" text:style-name="Internet_20_link" text:visited-style-name="Visited_20_Internet_20_Link">
<draw:frame draw:style-name="fr1" draw:name="Image244" text:anchor-type="as-char" svg:width="6.9236in" svg:height="3.956343in" draw:z-index="0">
<draw:image xlink:href="../Images/yкринформ/2023-05-05T20-22-00-03-00/630_360_1683307128-8495.jpeg" xlink:type="simple" xlink:show="embed" xlink:actuate="onLoad" draw:mime-type="image/jpeg"/>
</draw:frame>
</text:a>
 <text:a xlink:type="simple" xlink:href="https://static.ukrinform.com/photos/2023_05/1683307128-8009.jpeg" text:style-name="Internet_20_link" text:visited-style-name="Visited_20_Internet_20_Link">
<draw:frame draw:style-name="fr1" draw:name="Image245" text:anchor-type="as-char" svg:width="6.9236in" svg:height="3.956343in" draw:z-index="0">
<draw:image xlink:href="../Images/yкринформ/2023-05-05T20-22-00-03-00/630_360_1683307128-8009.jpeg" xlink:type="simple" xlink:show="embed" xlink:actuate="onLoad" draw:mime-type="image/jpeg"/>
</draw:frame>
</text:a>
 <text:a xlink:type="simple" xlink:href="https://static.ukrinform.com/photos/2023_05/1683307128-9815.jpeg" text:style-name="Internet_20_link" text:visited-style-name="Visited_20_Internet_20_Link">
<draw:frame draw:style-name="fr1" draw:name="Image246" text:anchor-type="as-char" svg:width="6.9236in" svg:height="3.956343in" draw:z-index="0">
<draw:image xlink:href="../Images/yкринформ/2023-05-05T20-22-00-03-00/630_360_1683307128-9815.jpeg" xlink:type="simple" xlink:show="embed" xlink:actuate="onLoad" draw:mime-type="image/jpeg"/>
</draw:frame>
</text:a>
 <text:a xlink:type="simple" xlink:href="https://static.ukrinform.com/photos/2023_05/1683307128-2278.jpeg" text:style-name="Internet_20_link" text:visited-style-name="Visited_20_Internet_20_Link">
<draw:frame draw:style-name="fr1" draw:name="Image247" text:anchor-type="as-char" svg:width="6.9236in" svg:height="3.956343in" draw:z-index="0">
<draw:image xlink:href="../Images/yкринформ/2023-05-05T20-22-00-03-00/630_360_1683307128-2278.jpeg" xlink:type="simple" xlink:show="embed" xlink:actuate="onLoad" draw:mime-type="image/jpeg"/>
</draw:frame>
</text:a>
 <text:a xlink:type="simple" xlink:href="https://static.ukrinform.com/photos/2023_05/1683307129-1161.jpeg" text:style-name="Internet_20_link" text:visited-style-name="Visited_20_Internet_20_Link">
<draw:frame draw:style-name="fr1" draw:name="Image248" text:anchor-type="as-char" svg:width="6.9236in" svg:height="3.956343in" draw:z-index="0">
<draw:image xlink:href="../Images/yкринформ/2023-05-05T20-22-00-03-00/630_360_1683307129-1161.jpeg" xlink:type="simple" xlink:show="embed" xlink:actuate="onLoad" draw:mime-type="image/jpeg"/>
</draw:frame>
</text:a>
 <text:a xlink:type="simple" xlink:href="https://static.ukrinform.com/photos/2023_05/1683307129-1106.jpeg" text:style-name="Internet_20_link" text:visited-style-name="Visited_20_Internet_20_Link">
<draw:frame draw:style-name="fr1" draw:name="Image249" text:anchor-type="as-char" svg:width="6.9236in" svg:height="3.956343in" draw:z-index="0">
<draw:image xlink:href="../Images/yкринформ/2023-05-05T20-22-00-03-00/630_360_1683307129-1106.jpeg" xlink:type="simple" xlink:show="embed" xlink:actuate="onLoad" draw:mime-type="image/jpeg"/>
</draw:frame>
</text:a>
 <text:a xlink:type="simple" xlink:href="https://static.ukrinform.com/photos/2023_05/1683307129-4654.jpeg" text:style-name="Internet_20_link" text:visited-style-name="Visited_20_Internet_20_Link">
<draw:frame draw:style-name="fr1" draw:name="Image250" text:anchor-type="as-char" svg:width="6.9236in" svg:height="3.956343in" draw:z-index="0">
<draw:image xlink:href="../Images/yкринформ/2023-05-05T20-22-00-03-00/630_360_1683307129-4654.jpeg" xlink:type="simple" xlink:show="embed" xlink:actuate="onLoad" draw:mime-type="image/jpeg"/>
</draw:frame>
</text:a>
</text:p>
      <text:p text:style-name="P4">
Своєю чергою Майкл Карпентер наголосив, що необхідно говорити про людськийвимір трагедії: "Щоб наші колеги з усього світу розуміли, що стоїть на кону.Це про свободу – не просто про принципи. Це про гідність, про те, що єправильним у цьому світі. Те, що ми побачили сьогодні, дуже емоційно".</text:p>
      <text:p text:style-name="P4">
Також він заявив, що Сполучені Штати допомагатимуть Україні забезпечитивідповідальність за кожну депортовану росіянами дитину і працюватимуть ізКиєвом задля возз’єднання сімей і допомоги постраждалим.</text:p>
      <text:p text:style-name="P4">
<text:span text:style-name="T4">
Читайте також:</text:span>
 <text:a xlink:type="simple" xlink:href="https://www.ukrinform.ua/rubric-regions/3700412-premerka-estonii-vidvidala-bucu-ta-borodanku.html" text:style-name="Internet_20_link" text:visited-style-name="Visited_20_Internet_20_Link">
 <text:span text:style-name="T4">
Бучу</text:span>
 </text:a>
</text:p>
      <text:p text:style-name="P4">
Він зауважив, що звіт, опублікований в рамках «московського механізму» ОБСЄ,остаточно свідчить, що ситуація з українськими дітьми, яких насильнодепортують на територію, підконтрольну росії, чи територію рф, є серйознимпорушенням Женевської конвенції, воєнним злочином і, вірогідно, злочином протилюдяності.</text:p>
      <text:p text:style-name="P4">
«Нам треба забезпечити відповідальність за кожен із цих злочинів. Мипрацюватимемо з урядом України, ми наслідуватимемо їхній приклад ідопомагатимемо їм так, як вони вважатимуть за найкраще, щоб допомогтивозз’єднатися сім’ям і надати психологічну допомогу постраждалим дітям ісім’ям», - сказав Карпентер.</text:p>
      <text:p text:style-name="P4">
Американський посол підкреслив, що залучені в ці практики росіяни мають знати,що буде відповідальність за кожну дитину, яку забрали з власної домівки ісім’ї, і США будуть працювати над забезпеченням цього.</text:p>
      <text:p text:style-name="P4">
<text:span text:style-name="T4">
Читайте також:</text:span>
 <text:a xlink:type="simple" xlink:href="https://www.ukrinform.ua/rubric-ato/3686636-ssa-v-obse-zaklikali-znovu-stvoriti-ekspertnu-misiu-dla-dokumentacii-zlociniv-rf-v-ukraini.html" text:style-name="Internet_20_link" text:visited-style-name="Visited_20_Internet_20_Link">
 </text:a>
</text:p>
      <text:p text:style-name="P4">
Як повідомлялося, у пʼятницю Президент Володимир Зеленський зустрівся здвопартійною делегацією Палати представників Конгресу США у складі головиГельсінської комісії США Джо Вілсона, конгресменів Стівена Коена та ВікторіїСпартц.</text:p>
      <text:p text:style-name="P4">
Source: <text:a xlink:type="simple" xlink:href="https://www.ukrinform.ua/rubric-polytics/3705389-delegacia-kongresu-ssa-vidvidala-bucu.html" text:style-name="Internet_20_link" text:visited-style-name="Visited_20_Internet_20_Link">
https://www.ukrinform.ua/rubric-polytics/3705389-delegacia-kongresu-ssa-vidvidala-bucu.html</text:a>
</text:p>
      <!--NEWS-->
      <text:h text:style-name="P10" text:outline-level="1">
<text:span text:style-name="T4">
Зеленський: Робимо все, щоб світ чув Україну, розумів і допомагав</text:span>
</text:h>
      <text:p text:style-name="P4">
Authors: Ukrinform (Person)</text:p>
      <text:p text:style-name="P4">
Publisher: Укринформ (Organization)</text:p>
      <text:p text:style-name="P4">
Published Time: 2023-05-05T20:30:00+03:00</text:p>
      <text:p text:style-name="P4">
Modified Time: 2023-05-05T20:30:00+03:00</text:p>
      <text:p text:style-name="P4">
Description: Україна має потужне посилення для воїнів зброєю – на землі, в повітрі й на морі. — Укрінформ.</text:p>
      <text:p text:style-name="P4">
Images: ["<text:a xlink:type="simple" xlink:href="https://static.ukrinform.com/photos/2023_05/thumb_files/630_360_1683308144-811.png" text:style-name="Internet_20_link" text:visited-style-name="Visited_20_Internet_20_Link">
630_360_16833...</text:a>
"]</text:p>
      <text:p text:style-name="P4">
Tags: ['Звернення', 'Зеленський', 'Війна з росією']</text:p>
      <text:p text:style-name="P4">
Type: Article</text:p>
      <!--METADATA-->
      <text:p text:style-name="P4">
<draw:frame draw:style-name="fr1" draw:name="Image251" text:anchor-type="as-char" svg:width="6.9236in" svg:height="3.956343in" draw:z-index="0">
<draw:image xlink:href="../Images/yкринформ/2023-05-05T20-30-00-03-00/630_360_1683308144-811.png" xlink:type="simple" xlink:show="embed" xlink:actuate="onLoad" draw:mime-type="image/png"/>
</draw:frame>
 Українамає потужне посилення для воїнів зброєю – на землі, в повітрі й на морі.</text:p>
      <text:p text:style-name="P4">
Про це у відеозверненні заявив Президент Володимир Зеленський, передаєУкрінформ з посиланням на <text:a xlink:type="simple" xlink:href="https://www.president.gov.ua/news/robimo-vse-shob-svit-chuv-ukrayinu-rozumiv-i-dopomagav-nashi-82713" text:style-name="Internet_20_link" text:visited-style-name="Visited_20_Internet_20_Link">
 </text:a>
 .</text:p>
      <text:p text:style-name="P4">
<text:span text:style-name="T4">
Бажаю здоров’я, шановні українці!</text:span>
</text:p>
      <text:p text:style-name="P4">
Сьогодні ми зберегли темп і силу міжнародної роботи – увесь тиждень даєУкраїні потрібні результати.</text:p>
      <text:p text:style-name="P4">
Вранці, після повернення з Нідерландів, провів зустріч із міністромзакордонних справ Бахрейну. Це, до речі, перший візит головизовнішньополітичного відомства цієї країни за весь час наших дипломатичнихвідносин – із 1992 року. Тобто це ще один аргумент, що світ не лише вірить вУкраїну, а й бачить, як зміцнюється наша держава.</text:p>
      <text:p text:style-name="P4">
Ми говорили з паном міністром про те, як ми можемо разом наблизити мир дляУкраїни й повернути спокій і стабільність міжнародним відносинам. Я подякувавза незмінну підтримку України й цивілізованих правил, зокрема підтримку намайданчику ООН. Ми говорили про українську формулу миру, і я вірю, що Бахрейнможе долучитися до її реалізації.</text:p>
      <text:p text:style-name="P4">
Вдень відбувся саміт до річниці нашої державної благодійної платформиUnited24. Коли минулого травня починалася робота цієї платформи, у нас булоголовне завдання – об’єднати звичайних людей по всьому світу, об’єднати зарадиУкраїни й захисту свободи. І це вдалося!</text:p>
      <text:p text:style-name="P4">
United24 зібрала донати від різних людей, від різних компаній зі 110 країнсвіту. У нас 15 зіркових амбасадорів. Я особисто пишаюся підтримкою з бокуUnited24 нашої роботи заради флоту морських дронів, а також усіма проектами,які пов’язані з безпілотниками для фронту. Це тисячі безпілотників, якіроблять Україну потужнішою.</text:p>
      <text:p text:style-name="P4">
Багато зроблено і в межах медичного напряму United24, є результати й занапрямом відбудови. Зараз ми додаємо ще освітній напрям – це відновлення шкіл,а також – розмінування. Велике завдання, яке стоїть перед Україною і яке можнареалізувати не за десятиліття, а за роки, якщо буде достатня глобальнапідтримка. Жодної російської міни в нашій землі не має залишитися!</text:p>
      <text:p text:style-name="P4">
Увечері провів зустріч із делегацією Конгресу Сполучених Штатів Америки. Миговорили про подальшу взаємодію між нашими державами заради глобальноїсвободи.</text:p>
      <text:p text:style-name="P4">
Зараз, коли ми пліч-о-пліч з Америкою боремося проти тиранії, ми досяглитакого рівня взаємодії, якого ще ніколи не було між Україною та США. Але це щене межа. Будемо й надалі розвивати нашу співпрацю – наше справжнє союзництво.І я дякую всім, хто допомагає! Дякую Президенту Байдену за лідерство. Дякуюобом партіям і палатам Конгресу за незмінну підтримку. Дякую всім американцям,чиє прагнення до свободи разом з українськими прагненнями, разом з усіманашими союзниками й партнерами захищає глобальну демократію.</text:p>
      <text:p text:style-name="P4">
Також сьогодні була зустріч із представниками Венеціанської комісії, ізпредставниками інвестиційного фонду BlackRock.</text:p>
      <text:p text:style-name="P4">
Отже, за тиждень: Сполучені Штати і Бахрейн, Нідерланди й Бельгія, Фінляндіята Швеція, Норвегія й Данія, Ісландія. Канада. Нова Зеландія. АфриканськийСоюз та Коморські Острови. Та вся багатонаціональна спільнота донорів іпартнерів United24. Робимо все, щоб світ чув Україну, розумів Україну йдопомагав Україні. Бо допомагаючи нам, світ захищає себе.</text:p>
      <text:p text:style-name="P4">
Радий сказати, що в підсумку зустрічей у Гельсінкі та в Гаазі маємо потужнепосилення для наших воїнів зброєю – на землі, в повітрі й на морі. Я дякуюпартнерам! Це суттєве посилення. Маємо більше прогресу щодо НАТО і Євросоюзу.Маємо більше прогресу щодо відповідальності Росії за агресію проти нашоїдержави.</text:p>
      <text:p text:style-name="P4">
Слава кожному й кожній, хто зараз у бою заради України, на бойових завданняхта на бойових постах! Особливо вдячний за цей тиждень усім бійцям нашихПовітряних сил та всім підрозділам інших родів військ, які захищають небо!</text:p>
      <text:p text:style-name="P4">
Вистояти, перемогти й покарати ворога – це наше спільне завдання. У єдності,щодня роблячи Україну сильнішою, щодня додаючи нашій державі нові можливості,дійдемо до перемоги!</text:p>
      <text:p text:style-name="P4">
Вічна пам'ять усім нашим героям різних часів, які захищали й захистилиУкраїну!</text:p>
      <text:p text:style-name="P4">
<text:span text:style-name="T4">
Слава нашому народу!</text:span>
</text:p>
      <text:p text:style-name="P4">
<text:span text:style-name="T4">
Слава Україні!</text:span>
</text:p>
      <text:p text:style-name="P4">
<text:span text:style-name="T5">
Фото, відео: ОП</text:span>
</text:p>
      <text:p text:style-name="P4">
Source: <text:a xlink:type="simple" xlink:href="https://www.ukrinform.ua/rubric-ato/3705394-zelenskij-robimo-vse-sob-svit-cuv-ukrainu-rozumiv-i-dopomagav.html" text:style-name="Internet_20_link" text:visited-style-name="Visited_20_Internet_20_Link">
https://www.ukrinform.ua/rubric-ato/3705394-zelenskij-robimo-vse-sob-svit-cuv-ukrainu-rozumiv-i-dopomagav.html</text:a>
</text:p>
      <!--NEWS-->
      <text:h text:style-name="P10" text:outline-level="1">
<text:span text:style-name="T4">
Посол й активісти закликають Берлін не забороняти українські прапори 8 травня</text:span>
</text:h>
      <text:p text:style-name="P4">
Authors: Ukrinform (Person)</text:p>
      <text:p text:style-name="P4">
Publisher: Укринформ (Organization)</text:p>
      <text:p text:style-name="P4">
Published Time: 2023-05-05T20:32:40+03:00</text:p>
      <text:p text:style-name="P4">
Modified Time: 2023-05-05T20:32:40+03:00</text:p>
      <text:p text:style-name="P4">
Description: Посол України у ФРН Олексій Макеєв закликав берлінську поліцію переглянути рішення щодо заборони української символіки на День пам’яті та примирення 8 травня. — Укрінформ.</text:p>
      <text:p text:style-name="P4">
Images: ["<text:a xlink:type="simple" xlink:href="https://static.ukrinform.com/photos/2020_08/thumb_files/630_360_1598118997-410.jpg" text:style-name="Internet_20_link" text:visited-style-name="Visited_20_Internet_20_Link">
630_360_15981...</text:a>
", "<text:a xlink:type="simple" xlink:href="https://static.ukrinform.com/photos/2023_05/1683307949-886.jpeg" text:style-name="Internet_20_link" text:visited-style-name="Visited_20_Internet_20_Link">
1683307949-88...</text:a>
"]</text:p>
      <text:p text:style-name="P4">
Tags: ['Берлін', 'Поліція', 'Посол', 'Прапор', 'Україна', 'Активіст']</text:p>
      <text:p text:style-name="P4">
Type: Article</text:p>
      <!--METADATA-->
      <text:p text:style-name="P4">
<draw:frame draw:style-name="fr1" draw:name="Image252" text:anchor-type="as-char" svg:width="6.9236in" svg:height="3.956343in" draw:z-index="0">
<draw:image xlink:href="../Images/yкринформ/2023-05-05T20-32-40-03-00/630_360_1598118997-410.jpg" xlink:type="simple" xlink:show="embed" xlink:actuate="onLoad" draw:mime-type="image/jpeg"/>
</draw:frame>
 ПосолУкраїни у ФРН Олексій Макеєв закликав берлінську поліцію переглянути рішеннящодо заборони української символіки на День пам’яті та примирення 8 травня.</text:p>
      <text:p text:style-name="P4">
Про це дипломат написав у  <text:a xlink:type="simple" xlink:href="https://twitter.com/Makeiev/status/1654484961020313601" text:style-name="Internet_20_link" text:visited-style-name="Visited_20_Internet_20_Link">
</text:a>
 , передає Укрінформ.</text:p>
      <text:p text:style-name="P4">
«Заборона українських прапорів дуже недалекоглядна та необґрунтована. Німці немають проблем із українським прапором, який означає мир і свободу. Тому язакликаю поліцію Берліна переглянути рішення та приєднатися до апеляційноїскарги», - написав Макеєв.</text:p>
      <text:p text:style-name="P4">
Він також опублікував копію звернення Альянсу українських організацій іоб'єднання «Віче Берлін».</text:p>
      <text:p text:style-name="P4">
«Ми приголомшені, що берлінська поліція, як і торік, видала розпорядження,яким забороняється використання 8 і 9 травня українських <text:a xlink:type="simple" xlink:href="https://www.ukrinform.ua/tag-prapor" text:style-name="Internet_20_link" text:visited-style-name="Visited_20_Internet_20_Link">
</text:a>
 і символів у пам’ятних місцях. Цеприрівнює їх до російських прапорів, георгіївських стрічок і символів війни Zі V», - написали активісти, наголосивши при цьому, що "українські прапористали міжнародним символом солідарності та боротьби за свободу та демократію".</text:p>
      <text:p text:style-name="P4">
<text:span text:style-name="T4">
Читайте також:</text:span>
 <text:a xlink:type="simple" xlink:href="https://www.ukrinform.ua/rubric-polytics/3705339-posolstvo-ukraini-u-frn-zaprovadzue-novij-format-dna-pamati-ta-primirenna.html" text:style-name="Internet_20_link" text:visited-style-name="Visited_20_Internet_20_Link">
 <text:span text:style-name="T4">
України</text:span>
 <text:span text:style-name="T4">
ФРН</text:span>
 <text:span text:style-name="T4">
запроваджує</text:span>
 <text:span text:style-name="T4">
новий</text:span>
 <text:span text:style-name="T4">
формат</text:span>
<text:span text:style-name="T4">
Дня</text:span>
 <text:span text:style-name="T4">
пам</text:span>
 <text:span text:style-name="T4">
яті</text:span>
 <text:span text:style-name="T4">
примирення</text:span>
 </text:a>
</text:p>
      <text:p text:style-name="P4">
Вони звернулися до керівництва поліції з вимогою переглянути рішення, аледістали відмову.</text:p>
      <text:p text:style-name="P4">
<draw:frame draw:style-name="fr1" draw:name="Image253" text:anchor-type="as-char" svg:width="6.9236in" svg:height="8.924681in" draw:z-index="0">
<draw:image xlink:href="../Images/yкринформ/2023-05-05T20-32-40-03-00/1683307949-886.jpeg" xlink:type="simple" xlink:show="embed" xlink:actuate="onLoad" draw:mime-type="image/jpeg"/>
</draw:frame>
</text:p>
      <text:p text:style-name="P4">
У цьому зв'язку Макеєв зауважив журналістам, що «берлінська поліція йогорозчарувала вдруге за останні кілька днів». За словами дипломата, німецькенаселення не має проблем з українським прапором, натомість воно «має проблемиз російською загарбницькою війною та російським прапором, який символізуєкриваві злочини в Україні».</text:p>
      <text:p text:style-name="P4">
Як повідомлялося, поліція Берліна 5 травня оголосила про <text:a xlink:type="simple" xlink:href="https://www.ukrinform.ua/rubric-world/3705242-na-memorialah-u-berlini-zaboronili-ukrainski-ta-rosijski-prapori-na-travnevi-svata.html" text:style-name="Internet_20_link" text:visited-style-name="Visited_20_Internet_20_Link">
</text:a>
 поблизунайбільших меморіалів загиблим радянським воїнам, мотивуючи це бажаннямзабезпечити порядок.</text:p>
      <text:p text:style-name="P4">
Source: <text:a xlink:type="simple" xlink:href="https://www.ukrinform.ua/rubric-world/3705391-posol-j-aktivisti-zaklikaut-berlin-ne-zaboronati-ukrainski-prapori-8-travna.html" text:style-name="Internet_20_link" text:visited-style-name="Visited_20_Internet_20_Link">
https://www.ukrinform.ua/rubric-world/3705391-posol-j-aktivisti-zaklikaut-berlin-ne-zaboronati-ukrainski-prapori-8-travna.html</text:a>
</text:p>
      <!--NEWS-->
      <text:h text:style-name="P10" text:outline-level="1">
<text:span text:style-name="T4">
Понад 114 тисяч українців знайшли тимчасовий прихисток у Словаччині</text:span>
</text:h>
      <text:p text:style-name="P4">
Authors: Ukrinform (Person)</text:p>
      <text:p text:style-name="P4">
Publisher: Укринформ (Organization)</text:p>
      <text:p text:style-name="P4">
Published Time: 2023-05-05T20:34:00+03:00</text:p>
      <text:p text:style-name="P4">
Modified Time: 2023-05-05T20:34:00+03:00</text:p>
      <text:p text:style-name="P4">
Description: Понад 114 тисяч громадян України знайшли тимчасовий прихисток у Словаччині. — Укрінформ.</text:p>
      <text:p text:style-name="P4">
Images: ["<text:a xlink:type="simple" xlink:href="https://static.ukrinform.com/photos/2021_05/thumb_files/630_360_1622194486-658.jpeg" text:style-name="Internet_20_link" text:visited-style-name="Visited_20_Internet_20_Link">
630_360_16221...</text:a>
", "<text:a xlink:type="simple" xlink:href="https://static.ukrinform.com/photos/2023_05/1683307935-472.jpg" text:style-name="Internet_20_link" text:visited-style-name="Visited_20_Internet_20_Link">
1683307935-47...</text:a>
", "<text:a xlink:type="simple" xlink:href="https://static.ukrinform.com/photos/2023_05/1683307935-390.jpg" text:style-name="Internet_20_link" text:visited-style-name="Visited_20_Internet_20_Link">
1683307935-39...</text:a>
"]</text:p>
      <text:p text:style-name="P4">
Tags: ['Клименко', 'МВС', 'Словаччина']</text:p>
      <text:p text:style-name="P4">
Type: Article</text:p>
      <!--METADATA-->
      <text:p text:style-name="P4">
<draw:frame draw:style-name="fr1" draw:name="Image254" text:anchor-type="as-char" svg:width="6.9236in" svg:height="3.956343in" draw:z-index="0">
<draw:image xlink:href="../Images/yкринформ/2023-05-05T20-34-00-03-00/630_360_1622194486-658.jpeg" xlink:type="simple" xlink:show="embed" xlink:actuate="onLoad" draw:mime-type="image/jpeg"/>
</draw:frame>
 Понад 114тисяч громадян України знайшли тимчасовий прихисток у Словаччині.</text:p>
      <text:p text:style-name="P4">
Як передає Укрінформ, про це повідомляє <text:a xlink:type="simple" xlink:href="https://mvs.gov.ua/uk/news/igor-klimenko-slovaccina-bezumovnii-drug-ukrayini-i-mi-visoko-cinujemo-ciu-pidtrimku" text:style-name="Internet_20_link" text:visited-style-name="Visited_20_Internet_20_Link">
 </text:a>
 .</text:p>
      <text:p text:style-name="P4">
У п’ятницю, 5 травня, відбулася зустріч міністра внутрішніх справ УкраїниІгоря Клименка з делегацією Міністерства внутрішніх справ Словаччини на чолі зглавою відомства Романом Мікулецьом.</text:p>
      <text:p text:style-name="P4">
На початку зустрічі Клименко подякував партнерам зі Словаччини за допомогуУкраїні на фоні вторгнення росії, зокрема в розміщенні українських біженців.</text:p>
      <text:p text:style-name="P4">
<draw:frame draw:style-name="fr1" draw:name="Image255" text:anchor-type="as-char" svg:width="6.9236in" svg:height="4.615733in" draw:z-index="0">
<draw:image xlink:href="../Images/yкринформ/2023-05-05T20-34-00-03-00/1683307935-472.jpg" xlink:type="simple" xlink:show="embed" xlink:actuate="onLoad" draw:mime-type="image/jpeg"/>
</draw:frame>
</text:p>
      <text:p text:style-name="P4">
"Перший бій прийняли прикордонники зі сторони республіки білорусь, окупантипрямували у напрямку Києва через Чорнобиль. Потім був етап евакуації людей зтериторії Київської та інших областей України. Три мільйони людей цілодобововиїжджали за межі нашої держави. І кожна країна Європейського Союзу, зокрема іСловаччина, відкрила свої кордони для українців. Понад 114 тисяч нашихгромадян знайшли тимчасовий прихисток у Словаччині. Ми високо цінуємо цюпідтримку", - заявив він.</text:p>
      <text:p text:style-name="P4">
<text:span text:style-name="T4">
Читайте також:</text:span>
 <text:a xlink:type="simple" xlink:href="https://www.ukrinform.ua/rubric-economy/3704707-ukraina-sodna-nedootrimue-20-miljoniv-z-vini-ukrenergo-nkrekp.html" text:style-name="Internet_20_link" text:visited-style-name="Visited_20_Internet_20_Link">
 <text:span text:style-name="T4">
Словаччин</text:span>
 </text:a>
</text:p>
      <text:p text:style-name="P4">
Клименко зазначив, що у Братиславі для українських громадян працюєпредставництво ДП "Документ". Щоб прискорити та посилити безпекутранспортування виготовлених документів до закордонних фронт-офісів, очільникиміністерств досягли домовленостей у питанні пришвидшеного пропуску спецвантажучерез українсько-словацький кордон.</text:p>
      <text:p text:style-name="P4">
Також Клименко розповів делегації МВС Словаччини, що попри бойові дії Українапродовжує документувати воєнні злочини скоєні армією рф.</text:p>
      <text:p text:style-name="P4">
За його словами, лише Національною поліцією зафіксовано понад 75 тисяч такихзлочинів, однак є проблема, з якою Україна не може впоратися без міжнароднихпартнерів - це мінна небезпека.</text:p>
      <text:p text:style-name="P4">
<text:span text:style-name="T4">
Читайте також:</text:span>
 <text:a xlink:type="simple" xlink:href="https://www.ukrinform.ua/rubric-polytics/3704425-klimenko-zustrivsa-z-poslom-britanii-govorili-pro-rozminuvanna-ukraini.html" text:style-name="Internet_20_link" text:visited-style-name="Visited_20_Internet_20_Link">
 <text:span text:style-name="T4">
Клименко</text:span>
 </text:a>
</text:p>
      <text:p text:style-name="P4">
"На сьогодні є велика проблема у розмінуванні України. Якщо враховуватиокуповані території, то наразі в Україні заміновано 174 тисячі квадратнихкілометрів. А це роботи приблизно на 10 років. Прискорити цей процес могли бмашини механізованого розмінування. Зараз ми використовуємо таку спецтехнікухорватського виробництва. Але розраховуємо отримати і ефективні машинирозмінування, які вироблять у Словаччині", - заявив Клименко.</text:p>
      <text:p text:style-name="P4">
Міністр внутрішніх справ зауважив, що "на цю мить близько 20% територіїУкраїни перебуває під російською окупацією. До того ж Україна має 2295кілометрів протяжності кордону з рф, що створює додаткові ризики".</text:p>
      <text:p text:style-name="P4">
Своєю чергою, глава МВС Словаччини наголосив, що ставиться з величезноюповагою до народу України, який продовжує боротися з агресором.</text:p>
      <text:p text:style-name="P4">
<draw:frame draw:style-name="fr1" draw:name="Image256" text:anchor-type="as-char" svg:width="6.9236in" svg:height="4.615733in" draw:z-index="0">
<draw:image xlink:href="../Images/yкринформ/2023-05-05T20-34-00-03-00/1683307935-390.jpg" xlink:type="simple" xlink:show="embed" xlink:actuate="onLoad" draw:mime-type="image/jpeg"/>
</draw:frame>
</text:p>
      <text:p text:style-name="P4">
"Я навіть ніколи не уявляв, що таке може трапитися у XXI столітті, що буде вУкраїні війна. Я щиро вдячний нашим громадянам за те, що допомагають вашійкраїні на фоні вторгнення рф. Я з великою повагою ставлюсь до вашого народу.Ми від початку повномасштабної війни допомагали Україні не лише військовоютехнікою, але підтримкою українських біженців, які були вимушені виїхати зкраїни через атаки рф", - заявив Мікулець.</text:p>
      <text:p text:style-name="P4">
Як повідомляв Укрінформ, <text:a xlink:type="simple" xlink:href="https://www.ukrinform.ua/rubric-vidbudova/3704293-slovaccina-peredast-ukraini-energoobladnanna-na-miljon-evro.html" text:style-name="Internet_20_link" text:visited-style-name="Visited_20_Internet_20_Link">
 </text:a>
 .</text:p>
      <text:p text:style-name="P4">
Фото: МВС</text:p>
      <text:p text:style-name="P4">
Source: <text:a xlink:type="simple" xlink:href="https://www.ukrinform.ua/rubric-society/3705396-ponad-114-tisac-ukrainciv-znajsli-timcasovij-prihistok-u-slovaccini.html" text:style-name="Internet_20_link" text:visited-style-name="Visited_20_Internet_20_Link">
https://www.ukrinform.ua/rubric-society/3705396-ponad-114-tisac-ukrainciv-znajsli-timcasovij-prihistok-u-slovaccini.html</text:a>
</text:p>
      <!--NEWS-->
      <text:h text:style-name="P10" text:outline-level="1">
<text:span text:style-name="T4">
Канада може вислати кількох китайських дипломатів - глава МЗС</text:span>
</text:h>
      <text:p text:style-name="P4">
Authors: Ukrinform (Person)</text:p>
      <text:p text:style-name="P4">
Publisher: Укринформ (Organization)</text:p>
      <text:p text:style-name="P4">
Published Time: 2023-05-05T20:36:00+03:00</text:p>
      <text:p text:style-name="P4">
Modified Time: 2023-05-05T20:36:00+03:00</text:p>
      <text:p text:style-name="P4">
Description: Канада може незабаром оголосити персонами нон-грата кілька дипломатів китайського посольства у Оттаві через підозри щодо їх втручання у внутрішні справи країни. — Укрінформ.</text:p>
      <text:p text:style-name="P4">
Images: ["<text:a xlink:type="simple" xlink:href="https://static.ukrinform.com/photos/2022_06/thumb_files/630_360_1656126704-585.jpg" text:style-name="Internet_20_link" text:visited-style-name="Visited_20_Internet_20_Link">
630_360_16561...</text:a>
"]</text:p>
      <text:p text:style-name="P4">
Tags: ['Канада', 'Китай', 'Персона нон грата', 'Дипломати']</text:p>
      <text:p text:style-name="P4">
Type: Article</text:p>
      <!--METADATA-->
      <text:p text:style-name="P4">
<draw:frame draw:style-name="fr1" draw:name="Image257" text:anchor-type="as-char" svg:width="6.9236in" svg:height="3.949626in" draw:z-index="0">
<draw:image xlink:href="../Images/yкринформ/2023-05-05T20-36-00-03-00/630_360_1656126704-585.jpg" xlink:type="simple" xlink:show="embed" xlink:actuate="onLoad" draw:mime-type="image/jpeg"/>
</draw:frame>
 Канадаможе незабаром оголосити персонами нон-грата кілька дипломатів китайськогопосольства у Оттаві через підозри щодо їх втручання у внутрішні справи країни.</text:p>
      <text:p text:style-name="P4">
Як повідомляє кореспондент Укрінформу, про це під час участі у засіданніКомітету із закордонних справ Палати громад Канади заявила міністр закордоннихсправ Канади Мелані Жолі.</text:p>
      <text:p text:style-name="P4">
“Ми розглядаємо різні варіанти, в тому числі висилку дипломатів, оскільки намдуже важливо відреагувати”, - сказала Жолі.</text:p>
      <text:p text:style-name="P4">
Вона додала, що посла <text:a xlink:type="simple" xlink:href="https://www.ukrinform.ua/tag-kitaj" text:style-name="Internet_20_link" text:visited-style-name="Visited_20_Internet_20_Link">
 </text:a>
 вже викликали доМЗС Канади для висловлення засудження спроб втручання у внутрішні справи.“Зараз ми оцінюємо наслідки, перед якими постанемо у разі висилки дипломатів,оскільки наслідки будуть”, - наголосила міністр.</text:p>
      <text:p text:style-name="P4">
<text:span text:style-name="T4">
Читайте також:</text:span>
 <text:a xlink:type="simple" xlink:href="https://www.ukrinform.ua/rubric-polytics/3699715-borrel-nazvav-neprijnatnou-zaavu-posla-knr-sodo-suverenitetu-kolisnih-radanskih-respublik.html" text:style-name="Internet_20_link" text:visited-style-name="Visited_20_Internet_20_Link">
 </text:a>
</text:p>
      <text:p text:style-name="P4">
За її словами, рішення буде ухвалено “дуже швидко”.</text:p>
      <text:p text:style-name="P4">
За даними Канадської служби безпеки й розвідки, китайське розвідувальнеагентство ще в 2021 році намагалося знайти родичів канадського депутата, яківірогідно проживали у Китаї, “для вжиття майбутніх потенційних дій”. Виконанняцього завдання було покладено на співробітника посольства Китаю у Канаді.</text:p>
      <text:p text:style-name="P4">
Source: <text:a xlink:type="simple" xlink:href="https://www.ukrinform.ua/rubric-world/3705397-kanada-moze-vislati-kilkoh-kitajskih-diplomativ-glava-mzs.html" text:style-name="Internet_20_link" text:visited-style-name="Visited_20_Internet_20_Link">
https://www.ukrinform.ua/rubric-world/3705397-kanada-moze-vislati-kilkoh-kitajskih-diplomativ-glava-mzs.html</text:a>
</text:p>
      <!--NEWS-->
      <text:h text:style-name="P10" text:outline-level="1">
<text:span text:style-name="T4">
Зеленський обговорив з конгресменами США ситуацію на Запорізькій АЕС та зерновий коридор</text:span>
</text:h>
      <text:p text:style-name="P4">
Authors: Ukrinform (Person)</text:p>
      <text:p text:style-name="P4">
Publisher: Укринформ (Organization)</text:p>
      <text:p text:style-name="P4">
Published Time: 2023-05-05T20:41:00+03:00</text:p>
      <text:p text:style-name="P4">
Modified Time: 2023-05-05T20:41:00+03:00</text:p>
      <text:p text:style-name="P4">
Description: Президент України Володимир Зеленський прийняв двопартійну делегацію Палати представників Конгресу США - говорили про ситуацію на Запорізькій АЕС та зерновий коридор. — Укрінформ.</text:p>
      <text:p text:style-name="P4">
Images: ["<text:a xlink:type="simple" xlink:href="https://static.ukrinform.com/photos/2023_05/thumb_files/630_360_1683312792-628.png" text:style-name="Internet_20_link" text:visited-style-name="Visited_20_Internet_20_Link">
630_360_16833...</text:a>
", "<text:a xlink:type="simple" xlink:href="https://static.ukrinform.com/photos/2023_05/1683312842-332.png" text:style-name="Internet_20_link" text:visited-style-name="Visited_20_Internet_20_Link">
1683312842-33...</text:a>
", "<text:a xlink:type="simple" xlink:href="https://static.ukrinform.com/photos/2023_05/1683312794-746.jpeg" text:style-name="Internet_20_link" text:visited-style-name="Visited_20_Internet_20_Link">
1683312794-74...</text:a>
"]</text:p>
      <text:p text:style-name="P4">
Tags: ['США', 'Конгрес США', 'Зеленський']</text:p>
      <text:p text:style-name="P4">
Type: Article</text:p>
      <!--METADATA-->
      <text:p text:style-name="P4">
<draw:frame draw:style-name="fr1" draw:name="Image258" text:anchor-type="as-char" svg:width="6.9236in" svg:height="3.956343in" draw:z-index="0">
<draw:image xlink:href="../Images/yкринформ/2023-05-05T20-41-00-03-00/630_360_1683312792-628.png" xlink:type="simple" xlink:show="embed" xlink:actuate="onLoad" draw:mime-type="image/png"/>
</draw:frame>
 ПрезидентУкраїни Володимир Зеленський прийняв двопартійну делегацію Палатипредставників Конгресу США - говорили про ситуацію на Запорізькій АЕС тазерновий коридор.</text:p>
      <text:p text:style-name="P4">
Про це повідомляє <text:a xlink:type="simple" xlink:href="https://www.president.gov.ua/news/prezident-ukrayini-zustrivsya-z-delegaciyeyu-amerikanskih-ko-82709" text:style-name="Internet_20_link" text:visited-style-name="Visited_20_Internet_20_Link">
 </text:a>
, передає Укрінформ.</text:p>
      <text:p text:style-name="P4">
Глава держави наголосив, що такі візити в Україну є потужним сигналомпідтримки з боку США нашої країни, всього українського народу, що особливоважливо в час, коли держава-агресор відновила масований ракетний терор протиукраїнських міст.</text:p>
      <text:p text:style-name="P4">
<text:span text:style-name="T4">
Читайте також:</text:span>
 <text:a xlink:type="simple" xlink:href="https://www.ukrinform.ua/rubric-ato/3705394-zelenskij-robimo-vse-sob-svit-cuv-ukrainu-rozumiv-i-dopomagav.html" text:style-name="Internet_20_link" text:visited-style-name="Visited_20_Internet_20_Link">
 <text:span text:style-name="T4">
Зеленський</text:span>
 </text:a>
</text:p>
      <text:p text:style-name="P4">
«Ви бачите, що війна точиться не лише на полі бою, а й тут, у столиці. Тождуже дякуємо за цю зустріч і за цей діалог, за підтримку України», – сказавВолодимир Зеленський.</text:p>
      <text:p text:style-name="P4">
Президент окремо подякував представникам Конгресу США за потужну двопалатну йдвопартійну підтримку нашої держави й комплексну допомогу, яку надаютьСполучені Штати Україні в нашій боротьбі за власне майбутнє та майбутнє нашихспільних цінностей – свободи й демократії.</text:p>
      <text:p text:style-name="P4">
<draw:frame draw:style-name="fr1" draw:name="Image259" text:anchor-type="as-char" svg:width="6.9236in" svg:height="4.604691in" draw:z-index="0">
<draw:image xlink:href="../Images/yкринформ/2023-05-05T20-41-00-03-00/1683312842-332.png" xlink:type="simple" xlink:show="embed" xlink:actuate="onLoad" draw:mime-type="image/png"/>
</draw:frame>
</text:p>
      <text:p text:style-name="P4">
«Ми вдячні за вашу допомогу, лідерство не лише на полі бою, а й за фінансовупідтримку», – констатував він.</text:p>
      <text:p text:style-name="P4">
<text:span text:style-name="T4">
Читайте також:</text:span>
 <text:a xlink:type="simple" xlink:href="https://www.ukrinform.ua/rubric-society/3705369-zelenskij-zustrivsa-z-ambasadorami-united24.html" text:style-name="Internet_20_link" text:visited-style-name="Visited_20_Internet_20_Link">
 <text:span text:style-name="T4">
Зеленський</text:span>
 </text:a>
</text:p>
      <text:p text:style-name="P4">
Глава держави зазначив, що продовження такої допомоги є запорукою успіхуУкраїни в боротьбі з російською агресією.</text:p>
      <text:p text:style-name="P4">
Володимир Зеленський поінформував американську делегацію про ситуацію напередовій. У цьому контексті під час зустрічі було детально обговорено ключовінапрями подальшої американської допомоги у сфері безпеки й оборони. Президентокремо розповів про першочергові потреби сил оборони України.</text:p>
      <text:p text:style-name="P4">
<draw:frame draw:style-name="fr1" draw:name="Image260" text:anchor-type="as-char" svg:width="6.9236in" svg:height="4.604691in" draw:z-index="0">
<draw:image xlink:href="../Images/yкринформ/2023-05-05T20-41-00-03-00/1683312794-746.jpeg" xlink:type="simple" xlink:show="embed" xlink:actuate="onLoad" draw:mime-type="image/jpeg"/>
</draw:frame>
</text:p>
      <text:p text:style-name="P4">
На зустрічі також було порушено питання подовження дії зернового коридору,ситуації на Запорізькій АЕС, інші важливі теми двостороннього порядку денного.</text:p>
      <text:p text:style-name="P4">
Як повідомляв Укрінформ, 5 травня <text:a xlink:type="simple" xlink:href="https://www.ukrinform.ua/rubric-polytics/3705171-v-ukrainu-vperse-z-vizitom-pribuv-glava-mzs-bahrejnu.html" text:style-name="Internet_20_link" text:visited-style-name="Visited_20_Internet_20_Link">
 </text:a>
 .</text:p>
      <text:p text:style-name="P4">
Фото: ОП</text:p>
      <text:p text:style-name="P4">
Source: <text:a xlink:type="simple" xlink:href="https://www.ukrinform.ua/rubric-polytics/3705400-zelenskij-zustrivsa-z-delegacieu-amerikanskih-kongresmeniv.html" text:style-name="Internet_20_link" text:visited-style-name="Visited_20_Internet_20_Link">
https://www.ukrinform.ua/rubric-polytics/3705400-zelenskij-zustrivsa-z-delegacieu-amerikanskih-kongresmeniv.html</text:a>
</text:p>
      <!--NEWS-->
      <text:h text:style-name="P10" text:outline-level="1">
<text:span text:style-name="T4">
У Києві провели благодійний спортивний захід на підтримку захисників «Азовсталі»</text:span>
</text:h>
      <text:p text:style-name="P4">
Authors: Ukrinform (Person)</text:p>
      <text:p text:style-name="P4">
Publisher: Укринформ (Organization)</text:p>
      <text:p text:style-name="P4">
Published Time: 2023-05-05T20:44:00+03:00</text:p>
      <text:p text:style-name="P4">
Modified Time: 2023-05-05T20:44:00+03:00</text:p>
      <text:p text:style-name="P4">
Description: У Києві відбувся благодійний спортивно-масовий захід «Ідея Нації» на підтримку захисників «Азовсталі», які наразі перебувають у полоні. — Укрінформ.</text:p>
      <text:p text:style-name="P4">
Images: ["<text:a xlink:type="simple" xlink:href="https://static.ukrinform.com/photos/2023_05/thumb_files/630_360_1683306930-7532.jpeg" text:style-name="Internet_20_link" text:visited-style-name="Visited_20_Internet_20_Link">
630_360_16833...</text:a>
", "<text:a xlink:type="simple" xlink:href="https://static.ukrinform.com/photos/2023_05/1683306930-9231.jpeg" text:style-name="Internet_20_link" text:visited-style-name="Visited_20_Internet_20_Link">
1683306930-92...</text:a>
", "<text:a xlink:type="simple" xlink:href="https://static.ukrinform.com/photos/2023_05/thumb_files/630_360_1683306928-7816.jpeg" text:style-name="Internet_20_link" text:visited-style-name="Visited_20_Internet_20_Link">
630_360_16833...</text:a>
", "<text:a xlink:type="simple" xlink:href="https://static.ukrinform.com/photos/2023_05/thumb_files/630_360_1683306928-1542.jpeg" text:style-name="Internet_20_link" text:visited-style-name="Visited_20_Internet_20_Link">
630_360_16833...</text:a>
", "<text:a xlink:type="simple" xlink:href="https://static.ukrinform.com/photos/2023_05/thumb_files/630_360_1683306928-9703.jpeg" text:style-name="Internet_20_link" text:visited-style-name="Visited_20_Internet_20_Link">
630_360_16833...</text:a>
", "<text:a xlink:type="simple" xlink:href="https://static.ukrinform.com/photos/2023_05/thumb_files/630_360_1683306928-9675.jpeg" text:style-name="Internet_20_link" text:visited-style-name="Visited_20_Internet_20_Link">
630_360_16833...</text:a>
", "<text:a xlink:type="simple" xlink:href="https://static.ukrinform.com/photos/2023_05/thumb_files/630_360_1683306928-2445.jpeg" text:style-name="Internet_20_link" text:visited-style-name="Visited_20_Internet_20_Link">
630_360_16833...</text:a>
", "<text:a xlink:type="simple" xlink:href="https://static.ukrinform.com/photos/2023_05/thumb_files/630_360_1683306928-6723.jpeg" text:style-name="Internet_20_link" text:visited-style-name="Visited_20_Internet_20_Link">
630_360_16833...</text:a>
", "<text:a xlink:type="simple" xlink:href="https://static.ukrinform.com/photos/2023_05/thumb_files/630_360_1683306929-4627.jpeg" text:style-name="Internet_20_link" text:visited-style-name="Visited_20_Internet_20_Link">
630_360_16833...</text:a>
", "<text:a xlink:type="simple" xlink:href="https://static.ukrinform.com/photos/2023_05/thumb_files/630_360_1683306929-8588.jpeg" text:style-name="Internet_20_link" text:visited-style-name="Visited_20_Internet_20_Link">
630_360_16833...</text:a>
", "<text:a xlink:type="simple" xlink:href="https://static.ukrinform.com/photos/2023_05/thumb_files/630_360_1683306929-8757.jpeg" text:style-name="Internet_20_link" text:visited-style-name="Visited_20_Internet_20_Link">
630_360_16833...</text:a>
", "<text:a xlink:type="simple" xlink:href="https://static.ukrinform.com/photos/2023_05/thumb_files/630_360_1683306930-9231.jpeg" text:style-name="Internet_20_link" text:visited-style-name="Visited_20_Internet_20_Link">
630_360_16833...</text:a>
", "<text:a xlink:type="simple" xlink:href="https://static.ukrinform.com/photos/2023_05/thumb_files/630_360_1683306930-5571.jpeg" text:style-name="Internet_20_link" text:visited-style-name="Visited_20_Internet_20_Link">
630_360_16833...</text:a>
", "<text:a xlink:type="simple" xlink:href="https://static.ukrinform.com/photos/2023_05/thumb_files/630_360_1683306930-2744.jpeg" text:style-name="Internet_20_link" text:visited-style-name="Visited_20_Internet_20_Link">
630_360_16833...</text:a>
", "<text:a xlink:type="simple" xlink:href="https://static.ukrinform.com/photos/2023_05/thumb_files/630_360_1683306930-2661.jpeg" text:style-name="Internet_20_link" text:visited-style-name="Visited_20_Internet_20_Link">
630_360_16833...</text:a>
"]</text:p>
      <text:p text:style-name="P4">
Tags: ['Азовсталь', 'Спорт', 'Благодійність', 'Київ', 'Акція']</text:p>
      <text:p text:style-name="P4">
Type: Article</text:p>
      <!--METADATA-->
      <text:p text:style-name="P4">
<draw:frame draw:style-name="fr1" draw:name="Image261" text:anchor-type="as-char" svg:width="6.9236in" svg:height="3.956343in" draw:z-index="0">
<draw:image xlink:href="../Images/yкринформ/2023-05-05T20-44-00-03-00/630_360_1683306930-7532.jpeg" xlink:type="simple" xlink:show="embed" xlink:actuate="onLoad" draw:mime-type="image/jpeg"/>
</draw:frame>
 У Києвівідбувся благодійний спортивно-масовий захід «Ідея Нації» на підтримкузахисників «Азовсталі», які наразі перебувають у полоні.</text:p>
      <text:p text:style-name="P4">
Про це повідомляє кореспондент Укрінформ.</text:p>
      <text:p text:style-name="P4">
5 травня бригада «Азов» відзначає 9-ту річницю від дня створення підрозділу.Відзначення цього дня є традицією з 2014 року. На честь цієї знакової датиАсоціація родин захисників «Азовсталі» організувала в Києві спортивно-масовийзахід «Ідея Нації» для родин та військовослужбовців підрозділу, а також киян ігостей міста. Акція пройшла на території «Urban Park» (ВДНГ).</text:p>
      <text:p text:style-name="P4">
Цьогорічна програма організована на знак пам'яті про полеглих з 2014 рокубійців «Азову», а також захисників «Азовсталі», які майже рік перебувають уполоні ворога. Захід націлений на підтримку сімей загиблих та полонених бійцівзавдяки створенню дружньої атмосфери єдиного азовського сімейства.</text:p>
      <text:p text:style-name="P4">
“Мета акції – нагадати всім, що наші хлопці досі перебувають у полоні. Такожми хочемо підтримати військових донатами. Війна не закінчилась. Допомогапотрібна завжди. Передусім, цей захід організований для родин військових,зокрема родин “азовців”. Це можливість для них трохи відволіктися. Для дітей –це психологічна реабілітація”, – зазначила директорка департаменту молоді іспорту Юлію Хан.</text:p>
      <text:p text:style-name="P4">
<draw:frame draw:style-name="fr1" draw:name="Image262" text:anchor-type="as-char" svg:width="6.9236in" svg:height="4.168584in" draw:z-index="0">
<draw:image xlink:href="../Images/yкринформ/2023-05-05T20-44-00-03-00/1683306930-9231.jpeg" xlink:type="simple" xlink:show="embed" xlink:actuate="onLoad" draw:mime-type="image/jpeg"/>
</draw:frame>
</text:p>
      <text:p text:style-name="P4">
Вона зауважила, що минулого року така акція проходила у Києві вперше. Ранішесвяткували річниці від дня створення підрозділу “Азов” в Маріуполі.</text:p>
      <text:p text:style-name="P4">
У межах акції відбувся благодійний забіг «Біжу за «Азов»: 1 км – для дорослихта дітей, 5 км – для підготовлених бігунів.</text:p>
      <text:p text:style-name="P4">
Пробігти дистанцію з можливістю отримати памʼятну медаль можна і онлайн. Дляцього потрібно зафіксувати забіг у будь-якій програмі (Nike Run, Strava тощо)до 10.05.23, внести донат від 300 (без медалі) або 600 (з медаллю), надіслатискріншот виконаного забігу та оплати в Телеграм @helga_supportfamily, а такожопублікувати фото з забігу в stories з відміткою акаунту @azovstalfamilies.</text:p>
      <text:p text:style-name="P4">
<text:span text:style-name="T4">
Читайте також:</text:span>
 <text:a xlink:type="simple" xlink:href="https://www.ukrinform.ua/rubric-ato/3705388-nezlamni-neskoreni-nespinni-legendarni-azovu-9-rokiv.html" text:style-name="Internet_20_link" text:visited-style-name="Visited_20_Internet_20_Link">
 <text:span text:style-name="T4">
Незламні</text:span>
 <text:span text:style-name="T4">
нескорені</text:span>
 <text:span text:style-name="T4">
неспинні</text:span>
 <text:span text:style-name="T4">
легендарні</text:span>
<text:span text:style-name="T4">
Азову</text:span>
 <text:span text:style-name="T4">
років</text:span>
 </text:a>
</text:p>
      <text:p text:style-name="P4">
Також всі охочі могли взяти участь у змаганнях з настільного тенісу,подивитись показові виступи Федерації стронгмену України, пограти в шашки звіце-чемпіонкою України Тетяною Портянко, пограти в аматорські ігри зістрітболу та футболу тощо.</text:p>
      <text:p text:style-name="P4">
Крім того, на заході було проведено майстер-класи з брейкдансу, виготовленняляльок-мотанок, плетіння маскувальних сіток.</text:p>
      <text:p text:style-name="P4">
<draw:frame draw:style-name="fr1" draw:name="Image263" text:anchor-type="as-char" svg:width="6.9236in" svg:height="3.956343in" draw:z-index="0">
<draw:image xlink:href="../Images/yкринформ/2023-05-05T20-44-00-03-00/630_360_1683306928-7816.jpeg" xlink:type="simple" xlink:show="embed" xlink:actuate="onLoad" draw:mime-type="image/jpeg"/>
</draw:frame>
 У Києвівідбувся спортивно-масовий захід «Ідея нації» на підтримку захисників«Азовсталі» / Фото: Руслан Канюка, Укрінформ  <text:a xlink:type="simple" xlink:href="https://static.ukrinform.com/photos/2023_05/1683306928-7816.jpeg" text:style-name="Internet_20_link" text:visited-style-name="Visited_20_Internet_20_Link">
<draw:frame draw:style-name="fr1" draw:name="Image264" text:anchor-type="as-char" svg:width="6.9236in" svg:height="3.956343in" draw:z-index="0">
<draw:image xlink:href="../Images/yкринформ/2023-05-05T20-44-00-03-00/630_360_1683306928-7816.jpeg" xlink:type="simple" xlink:show="embed" xlink:actuate="onLoad" draw:mime-type="image/jpeg"/>
</draw:frame>
</text:a>
 <text:a xlink:type="simple" xlink:href="https://static.ukrinform.com/photos/2023_05/1683306928-1542.jpeg" text:style-name="Internet_20_link" text:visited-style-name="Visited_20_Internet_20_Link">
<draw:frame draw:style-name="fr1" draw:name="Image265" text:anchor-type="as-char" svg:width="6.9236in" svg:height="3.956343in" draw:z-index="0">
<draw:image xlink:href="../Images/yкринформ/2023-05-05T20-44-00-03-00/630_360_1683306928-1542.jpeg" xlink:type="simple" xlink:show="embed" xlink:actuate="onLoad" draw:mime-type="image/jpeg"/>
</draw:frame>
</text:a>
 <text:a xlink:type="simple" xlink:href="https://static.ukrinform.com/photos/2023_05/1683306928-9703.jpeg" text:style-name="Internet_20_link" text:visited-style-name="Visited_20_Internet_20_Link">
<draw:frame draw:style-name="fr1" draw:name="Image266" text:anchor-type="as-char" svg:width="6.9236in" svg:height="3.956343in" draw:z-index="0">
<draw:image xlink:href="../Images/yкринформ/2023-05-05T20-44-00-03-00/630_360_1683306928-9703.jpeg" xlink:type="simple" xlink:show="embed" xlink:actuate="onLoad" draw:mime-type="image/jpeg"/>
</draw:frame>
</text:a>
 <text:a xlink:type="simple" xlink:href="https://static.ukrinform.com/photos/2023_05/1683306928-9675.jpeg" text:style-name="Internet_20_link" text:visited-style-name="Visited_20_Internet_20_Link">
<draw:frame draw:style-name="fr1" draw:name="Image267" text:anchor-type="as-char" svg:width="6.9236in" svg:height="3.956343in" draw:z-index="0">
<draw:image xlink:href="../Images/yкринформ/2023-05-05T20-44-00-03-00/630_360_1683306928-9675.jpeg" xlink:type="simple" xlink:show="embed" xlink:actuate="onLoad" draw:mime-type="image/jpeg"/>
</draw:frame>
</text:a>
 <text:a xlink:type="simple" xlink:href="https://static.ukrinform.com/photos/2023_05/1683306928-2445.jpeg" text:style-name="Internet_20_link" text:visited-style-name="Visited_20_Internet_20_Link">
<draw:frame draw:style-name="fr1" draw:name="Image268" text:anchor-type="as-char" svg:width="6.9236in" svg:height="3.956343in" draw:z-index="0">
<draw:image xlink:href="../Images/yкринформ/2023-05-05T20-44-00-03-00/630_360_1683306928-2445.jpeg" xlink:type="simple" xlink:show="embed" xlink:actuate="onLoad" draw:mime-type="image/jpeg"/>
</draw:frame>
</text:a>
 <text:a xlink:type="simple" xlink:href="https://static.ukrinform.com/photos/2023_05/1683306928-6723.jpeg" text:style-name="Internet_20_link" text:visited-style-name="Visited_20_Internet_20_Link">
<draw:frame draw:style-name="fr1" draw:name="Image269" text:anchor-type="as-char" svg:width="6.9236in" svg:height="3.956343in" draw:z-index="0">
<draw:image xlink:href="../Images/yкринформ/2023-05-05T20-44-00-03-00/630_360_1683306928-6723.jpeg" xlink:type="simple" xlink:show="embed" xlink:actuate="onLoad" draw:mime-type="image/jpeg"/>
</draw:frame>
</text:a>
 <text:a xlink:type="simple" xlink:href="https://static.ukrinform.com/photos/2023_05/1683306929-4627.jpeg" text:style-name="Internet_20_link" text:visited-style-name="Visited_20_Internet_20_Link">
<draw:frame draw:style-name="fr1" draw:name="Image270" text:anchor-type="as-char" svg:width="6.9236in" svg:height="3.956343in" draw:z-index="0">
<draw:image xlink:href="../Images/yкринформ/2023-05-05T20-44-00-03-00/630_360_1683306929-4627.jpeg" xlink:type="simple" xlink:show="embed" xlink:actuate="onLoad" draw:mime-type="image/jpeg"/>
</draw:frame>
</text:a>
 <text:a xlink:type="simple" xlink:href="https://static.ukrinform.com/photos/2023_05/1683306929-8588.jpeg" text:style-name="Internet_20_link" text:visited-style-name="Visited_20_Internet_20_Link">
<draw:frame draw:style-name="fr1" draw:name="Image271" text:anchor-type="as-char" svg:width="6.9236in" svg:height="3.956343in" draw:z-index="0">
<draw:image xlink:href="../Images/yкринформ/2023-05-05T20-44-00-03-00/630_360_1683306929-8588.jpeg" xlink:type="simple" xlink:show="embed" xlink:actuate="onLoad" draw:mime-type="image/jpeg"/>
</draw:frame>
</text:a>
 <text:a xlink:type="simple" xlink:href="https://static.ukrinform.com/photos/2023_05/1683306929-8757.jpeg" text:style-name="Internet_20_link" text:visited-style-name="Visited_20_Internet_20_Link">
<draw:frame draw:style-name="fr1" draw:name="Image272" text:anchor-type="as-char" svg:width="6.9236in" svg:height="3.956343in" draw:z-index="0">
<draw:image xlink:href="../Images/yкринформ/2023-05-05T20-44-00-03-00/630_360_1683306929-8757.jpeg" xlink:type="simple" xlink:show="embed" xlink:actuate="onLoad" draw:mime-type="image/jpeg"/>
</draw:frame>
</text:a>
 <text:a xlink:type="simple" xlink:href="https://static.ukrinform.com/photos/2023_05/1683306930-9231.jpeg" text:style-name="Internet_20_link" text:visited-style-name="Visited_20_Internet_20_Link">
<draw:frame draw:style-name="fr1" draw:name="Image273" text:anchor-type="as-char" svg:width="6.9236in" svg:height="3.956343in" draw:z-index="0">
<draw:image xlink:href="../Images/yкринформ/2023-05-05T20-44-00-03-00/630_360_1683306930-9231.jpeg" xlink:type="simple" xlink:show="embed" xlink:actuate="onLoad" draw:mime-type="image/jpeg"/>
</draw:frame>
</text:a>
 <text:a xlink:type="simple" xlink:href="https://static.ukrinform.com/photos/2023_05/1683306930-5571.jpeg" text:style-name="Internet_20_link" text:visited-style-name="Visited_20_Internet_20_Link">
<draw:frame draw:style-name="fr1" draw:name="Image274" text:anchor-type="as-char" svg:width="6.9236in" svg:height="3.956343in" draw:z-index="0">
<draw:image xlink:href="../Images/yкринформ/2023-05-05T20-44-00-03-00/630_360_1683306930-5571.jpeg" xlink:type="simple" xlink:show="embed" xlink:actuate="onLoad" draw:mime-type="image/jpeg"/>
</draw:frame>
</text:a>
 <text:a xlink:type="simple" xlink:href="https://static.ukrinform.com/photos/2023_05/1683306930-2744.jpeg" text:style-name="Internet_20_link" text:visited-style-name="Visited_20_Internet_20_Link">
<draw:frame draw:style-name="fr1" draw:name="Image275" text:anchor-type="as-char" svg:width="6.9236in" svg:height="3.956343in" draw:z-index="0">
<draw:image xlink:href="../Images/yкринформ/2023-05-05T20-44-00-03-00/630_360_1683306930-2744.jpeg" xlink:type="simple" xlink:show="embed" xlink:actuate="onLoad" draw:mime-type="image/jpeg"/>
</draw:frame>
</text:a>
 <text:a xlink:type="simple" xlink:href="https://static.ukrinform.com/photos/2023_05/1683306930-7532.jpeg" text:style-name="Internet_20_link" text:visited-style-name="Visited_20_Internet_20_Link">
<draw:frame draw:style-name="fr1" draw:name="Image276" text:anchor-type="as-char" svg:width="6.9236in" svg:height="3.956343in" draw:z-index="0">
<draw:image xlink:href="../Images/yкринформ/2023-05-05T20-44-00-03-00/630_360_1683306930-7532.jpeg" xlink:type="simple" xlink:show="embed" xlink:actuate="onLoad" draw:mime-type="image/jpeg"/>
</draw:frame>
</text:a>
 <text:a xlink:type="simple" xlink:href="https://static.ukrinform.com/photos/2023_05/1683306930-2661.jpeg" text:style-name="Internet_20_link" text:visited-style-name="Visited_20_Internet_20_Link">
<draw:frame draw:style-name="fr1" draw:name="Image277" text:anchor-type="as-char" svg:width="6.9236in" svg:height="3.956343in" draw:z-index="0">
<draw:image xlink:href="../Images/yкринформ/2023-05-05T20-44-00-03-00/630_360_1683306930-2661.jpeg" xlink:type="simple" xlink:show="embed" xlink:actuate="onLoad" draw:mime-type="image/jpeg"/>
</draw:frame>
</text:a>
</text:p>
      <text:p text:style-name="P4">
Окрім того, військовий з “Азовсталі” провів лекцію з домедичної допомоги.Наприкінці акції військові з полку “Азов” розгорнули польову кухню і пригощаливідвідувачів смачним пловом.</text:p>
      <text:p text:style-name="P4">
Учасники заходу могли придбати речі пов'язані з “Азовсталлю” – картини,стікери, футболки, книги про бої за “Азовсталь”, тим самим підтримати родичівзагиблих і полонених бійців, які боронили Україну в Маріуполі.</text:p>
      <text:p text:style-name="P4">
Організатори: Асоціація родин захисників «Азовсталі» за підтримки Департаментумолоді та спорту КМДА. Інформаційним партнером акції, зокрема, є Українськенаціональне інформаційне агентство “Укрінформ”.</text:p>
      <text:p text:style-name="P4">
Як повідомлялося, <text:a xlink:type="simple" xlink:href="https://www.ukrinform.ua/rubric-ato/3657814-druzina-komandira-polku-azov-zaklikala-vizvoliti-ukrainskih-bijciv-z-polonu-rf.html" text:style-name="Internet_20_link" text:visited-style-name="Visited_20_Internet_20_Link">
 </text:a>
 .</text:p>
      <text:p text:style-name="P4">
Source: <text:a xlink:type="simple" xlink:href="https://www.ukrinform.ua/rubric-kyiv/3705401-u-kievi-proveli-blagodijnij-sportivnij-zahid-na-pidtrimku-zahisnikiv-azovstali.html" text:style-name="Internet_20_link" text:visited-style-name="Visited_20_Internet_20_Link">
https://www.ukrinform.ua/rubric-kyiv/3705401-u-kievi-proveli-blagodijnij-sportivnij-zahid-na-pidtrimku-zahisnikiv-azovstali.html</text:a>
</text:p>
      <!--NEWS-->
      <text:h text:style-name="P10" text:outline-level="1">
<text:span text:style-name="T4">
Президент зустрівся із представниками Венеціанської комісії</text:span>
</text:h>
      <text:p text:style-name="P4">
Authors: Ukrinform (Person)</text:p>
      <text:p text:style-name="P4">
Publisher: Укринформ (Organization)</text:p>
      <text:p text:style-name="P4">
Published Time: 2023-05-05T20:46:00+03:00</text:p>
      <text:p text:style-name="P4">
Modified Time: 2023-05-05T20:46:00+03:00</text:p>
      <text:p text:style-name="P4">
Description: Президент Володимир Зеленський провів зустріч із представниками Венеціанської комісії. — Укрінформ.</text:p>
      <text:p text:style-name="P4">
Images: ["<text:a xlink:type="simple" xlink:href="https://static.ukrinform.com/photos/2023_05/thumb_files/630_360_1683311375-630.jpeg" text:style-name="Internet_20_link" text:visited-style-name="Visited_20_Internet_20_Link">
630_360_16833...</text:a>
", "<text:a xlink:type="simple" xlink:href="https://static.ukrinform.com/photos/2023_05/1683311374-748.jpeg" text:style-name="Internet_20_link" text:visited-style-name="Visited_20_Internet_20_Link">
1683311374-74...</text:a>
"]</text:p>
      <text:p text:style-name="P4">
Tags: ['США', 'Венеційська комісія', 'Зеленський']</text:p>
      <text:p text:style-name="P4">
Type: Article</text:p>
      <!--METADATA-->
      <text:p text:style-name="P4">
<draw:frame draw:style-name="fr1" draw:name="Image278" text:anchor-type="as-char" svg:width="6.9236in" svg:height="3.956343in" draw:z-index="0">
<draw:image xlink:href="../Images/yкринформ/2023-05-05T20-46-00-03-00/630_360_1683311375-630.jpeg" xlink:type="simple" xlink:show="embed" xlink:actuate="onLoad" draw:mime-type="image/jpeg"/>
</draw:frame>
 ПрезидентВолодимир Зеленський провів зустріч із представниками Венеціанської комісії.</text:p>
      <text:p text:style-name="P4">
Як передає Укрінформ, про це він сказав у <text:a xlink:type="simple" xlink:href="https://www.president.gov.ua/news/robimo-vse-shob-svit-chuv-ukrayinu-rozumiv-i-dopomagav-nashi-82713" text:style-name="Internet_20_link" text:visited-style-name="Visited_20_Internet_20_Link">
</text:a>
 .</text:p>
      <text:p text:style-name="P4">
“Також сьогодні була зустріч із представниками Венеціанської комісії, ізпредставниками інвестиційного фонду BlackRock”, - розповів Зеленський.</text:p>
      <text:p text:style-name="P4">
<draw:frame draw:style-name="fr1" draw:name="Image279" text:anchor-type="as-char" svg:width="6.9236in" svg:height="4.604691in" draw:z-index="0">
<draw:image xlink:href="../Images/yкринформ/2023-05-05T20-46-00-03-00/1683311374-748.jpeg" xlink:type="simple" xlink:show="embed" xlink:actuate="onLoad" draw:mime-type="image/jpeg"/>
</draw:frame>
</text:p>
      <text:p text:style-name="P4">
<text:span text:style-name="T4">
Читайте також:</text:span>
 <text:a xlink:type="simple" xlink:href="https://www.ukrinform.ua/rubric-ato/3705394-zelenskij-robimo-vse-sob-svit-cuv-ukrainu-rozumiv-i-dopomagav.html" text:style-name="Internet_20_link" text:visited-style-name="Visited_20_Internet_20_Link">
 <text:span text:style-name="T4">
Зеленський</text:span>
 </text:a>
</text:p>
      <text:p text:style-name="P4">
Окрім того, він зазначив, що увечері 5 травня провів зустріч із делегацієюКонгресу Сполучених Штатів Америки.</text:p>
      <text:p text:style-name="P4">
“Ми говорили про подальшу взаємодію між нашими державами заради глобальноїсвободи. Зараз, коли ми пліч-о-пліч з Америкою боремося проти тиранії, мидосягли такого рівня взаємодії, якого ще ніколи не було між Україною та США.Але це ще не межа. Будемо й надалі розвивати нашу співпрацю – наше справжнєсоюзництво. І я дякую всім, хто допомагає! “, - сказав Президент.</text:p>
      <text:p text:style-name="P4">
Він висловив подяку Президенту США Джозефу Байдену за лідерство, обом партіямі палатам Конгресу за незмінну підтримку.</text:p>
      <text:p text:style-name="P4">
<text:span text:style-name="T4">
Читайте також:</text:span>
 <text:a xlink:type="simple" xlink:href="https://www.ukrinform.ua/rubric-society/3705369-zelenskij-zustrivsa-z-ambasadorami-united24.html" text:style-name="Internet_20_link" text:visited-style-name="Visited_20_Internet_20_Link">
 <text:span text:style-name="T4">
Зеленський</text:span>
 </text:a>
</text:p>
      <text:p text:style-name="P4">
“Дякую всім американцям, чиє прагнення до свободи разом з українськимипрагненнями, разом з усіма нашими союзниками й партнерами захищає глобальнудемократію”, - підкреслив Зеленський.</text:p>
      <text:p text:style-name="P4">
Як уточнили в <text:a xlink:type="simple" xlink:href="https://www.president.gov.ua/news/glava-derzhavi-zustrivsya-z-delegaciyeyu-venecianskoyi-komis-82717" text:style-name="Internet_20_link" text:visited-style-name="Visited_20_Internet_20_Link">
 </text:a>
 , Президент провів зустріч ізделегацією Європейської комісії «За демократію через право» (Венеційськакомісія) на чолі з головою комісії Клер Базі Малорі, яка перебуває з візитом унашій країні.</text:p>
      <text:p text:style-name="P4">
Зазначається, що Зеленський подякував делегації за візит у непростий час та заплідну співпрацю між Україною й Венеційською комісією у різних напрямахудосконалення українського законодавства.</text:p>
      <text:p text:style-name="P4">
<text:span text:style-name="T4">
Читайте також:</text:span>
 <text:a xlink:type="simple" xlink:href="https://www.ukrinform.ua/rubric-ato/3705410-prezident-podakuvav-bijcam-povitranih-sil-ta-vsim-pidrozdilam-so-zahisaut-nebo.html" text:style-name="Internet_20_link" text:visited-style-name="Visited_20_Internet_20_Link">
 </text:a>
</text:p>
      <text:p text:style-name="P4">
Також Президент окремо висловив подяку за важливу допомогу Венеційськоїкомісії у впровадженні євроінтеграційних реформ у межах виконання нашоюдержавою рекомендацій Європейської комісії, пов’язаних із наданням Україністатусу країни – кандидата в члени ЄС.</text:p>
      <text:p text:style-name="P4">
У пресслужбі інформують, що під час зустрічі обговорено питання підготовки таімплементації законодавства, що стосується процедур відбору кандидатур напосаду судді Конституційного Суду України.</text:p>
      <text:p text:style-name="P4">
«Україна вперше запроваджує конкурсну процедуру відбору суддів КонституційногоСуду. Це історична реформа, про яку навіть не йшлося за жодного іншогоПрезидента. Ми цілком свідомі великої відповідальності, що лежить на нас, запроведення чесного й прозорого конкурсу. Цього очікує й вимагає українськийнарод», – заявив Зеленський.</text:p>
      <text:p text:style-name="P4">
Він висловив сподівання на підтримку з боку Венеційської комісії на цьомушляху та впевненість в успішному реформуванні діяльності Конституційного Суду.</text:p>
      <text:p text:style-name="P4">
<text:span text:style-name="T4">
Читайте також:</text:span>
 <text:a xlink:type="simple" xlink:href="https://www.ukrinform.ua/rubric-ato/3705404-za-pidsumkami-zustricej-u-gelsinki-ta-gaazi-maemo-potuzne-posilenna-zbroeu-zelenskij.html" text:style-name="Internet_20_link" text:visited-style-name="Visited_20_Internet_20_Link">
 <text:span text:style-name="T4">
Зелен</text:span>
 </text:a>
</text:p>
      <text:p text:style-name="P4">
Зазначається, що на зустрічі також обговорили закони про деолігархізацію тапро національні меншини.</text:p>
      <text:p text:style-name="P4">
Глава держави підтвердив готовність України продовжувати тісну взаємодію зВенеційською комісією для забезпечення результативних реформ відповідно доєвропейських стандартів.</text:p>
      <text:p text:style-name="P4">
Як повідомлялося, Президент України Володимир Зеленський <text:a xlink:type="simple" xlink:href="https://www.ukrinform.ua/rubric-polytics/3705400-zelenskij-zustrivsa-z-delegacieu-amerikanskih-kongresmeniv.html" text:style-name="Internet_20_link" text:visited-style-name="Visited_20_Internet_20_Link">
</text:a>
 у складі голови Гельсінськоїкомісії США Джо Вілсона, конгресменів Стівена Коена та Вікторії Спартц.</text:p>
      <text:p text:style-name="P4">
До складу делегації також увійшов постійний представник Сполучених Штатів приОБСЄ Майкл Карпентер.</text:p>
      <text:p text:style-name="P4">
Source: <text:a xlink:type="simple" xlink:href="https://www.ukrinform.ua/rubric-polytics/3705406-prezident-zustrivsa-iz-predstavnikami-venecianskoi-komisii.html" text:style-name="Internet_20_link" text:visited-style-name="Visited_20_Internet_20_Link">
https://www.ukrinform.ua/rubric-polytics/3705406-prezident-zustrivsa-iz-predstavnikami-venecianskoi-komisii.html</text:a>
</text:p>
      <!--NEWS-->
      <text:h text:style-name="P10" text:outline-level="1">
<text:span text:style-name="T4">
Здавав росіянам позиції ППО: одеситу дали 15 років в’язниці</text:span>
</text:h>
      <text:p text:style-name="P4">
Authors: Ukrinform (Person)</text:p>
      <text:p text:style-name="P4">
Publisher: Укринформ (Organization)</text:p>
      <text:p text:style-name="P4">
Published Time: 2023-05-05T20:48:00+03:00</text:p>
      <text:p text:style-name="P4">
Modified Time: 2023-05-05T20:48:00+03:00</text:p>
      <text:p text:style-name="P4">
Description: До 15 років позбавлення волі засудили жителя Одеси, який здавав російським загарбникам місця дислокації систем протиповітряної оборони. — Укрінформ.</text:p>
      <text:p text:style-name="P4">
Images: ["<text:a xlink:type="simple" xlink:href="https://static.ukrinform.com/photos/2023_05/thumb_files/630_360_1683286928-971.jpg" text:style-name="Internet_20_link" text:visited-style-name="Visited_20_Internet_20_Link">
630_360_16832...</text:a>
", "<text:a xlink:type="simple" xlink:href="https://static.ukrinform.com/photos/2023_05/1683286928-587.jpg" text:style-name="Internet_20_link" text:visited-style-name="Visited_20_Internet_20_Link">
1683286928-58...</text:a>
", "<text:a xlink:type="simple" xlink:href="https://static.ukrinform.com/photos/2023_05/1683286927-507.jpg" text:style-name="Internet_20_link" text:visited-style-name="Visited_20_Internet_20_Link">
1683286927-50...</text:a>
"]</text:p>
      <text:p text:style-name="P4">
Tags: ['Одеса', 'Суд', 'Офіс генпрокурора', 'Війна з росією']</text:p>
      <text:p text:style-name="P4">
Type: Article</text:p>
      <!--METADATA-->
      <text:p text:style-name="P4">
<draw:frame draw:style-name="fr1" draw:name="Image280" text:anchor-type="as-char" svg:width="6.9236in" svg:height="3.956343in" draw:z-index="0">
<draw:image xlink:href="../Images/yкринформ/2023-05-05T20-48-00-03-00/630_360_1683286928-971.jpg" xlink:type="simple" xlink:show="embed" xlink:actuate="onLoad" draw:mime-type="image/jpeg"/>
</draw:frame>
 До 15років позбавлення волі засудили жителя Одеси, який здавав російськимзагарбникам місця дислокації систем протиповітряної оборони.</text:p>
      <text:p text:style-name="P4">
Як передає Укрінформ, про це Офіс генерального прокурора повідомив у <text:a xlink:type="simple" xlink:href="https://t.me/pgo_gov_ua/11867" text:style-name="Internet_20_link" text:visited-style-name="Visited_20_Internet_20_Link">
</text:a>
 .</text:p>
      <text:p text:style-name="P4">
За підтримання обвинувачення прокурорами Одеської обласної прокуратури жителяОдеси засудили за фактом державної зради (ч. 2 ст. 111 Кримінального кодексуУкраїни). Йому призначили покарання у вигляді 15 років позбавлення волі зконфіскацією майна.</text:p>
      <text:p text:style-name="P4">
<draw:frame draw:style-name="fr1" draw:name="Image281" text:anchor-type="as-char" svg:width="6.9236in" svg:height="9.231467in" draw:z-index="0">
<draw:image xlink:href="../Images/yкринформ/2023-05-05T20-48-00-03-00/1683286928-587.jpg" xlink:type="simple" xlink:show="embed" xlink:actuate="onLoad" draw:mime-type="image/jpeg"/>
</draw:frame>
</text:p>
      <text:p text:style-name="P4">
Прокурори довели, що чоловік за винагороду збирав для спецслужб рф інформаціюпро розташування об’єктів енергетичної інфраструктури, місця дислокаціїособового складу і військової техніки підрозділів Збройних сил України,блокпостів, адміністративних будівель правоохоронних органів та військовихоб’єктів в Одесі та області.</text:p>
      <text:p text:style-name="P4">
<text:span text:style-name="T4">
Читайте також:</text:span>
 <text:a xlink:type="simple" xlink:href="https://www.ukrinform.ua/rubric-society/3705121-zitelci-doneccini-dali-12-rokiv-vaznici-peredavala-u-rosijskij-genstab-dani-pro-zsu.html" text:style-name="Internet_20_link" text:visited-style-name="Visited_20_Internet_20_Link">
 <text:span text:style-name="T4">
язниц</text:span>
 </text:a>
</text:p>
      <text:p text:style-name="P4">
«Засуджений встановив та зафіксував на відео базування засобів протиповітряноїоборони в Одесі. При цьому свою «допомогу» зрадник оцінив у 70 тис. грн», -ідеться в повідомленні.</text:p>
      <text:p text:style-name="P4">
Для збору розвідувальної інформації він виїжджав до різних районів Одеси тапередмістя, де здійснював фото- та відеофіксацію об’єктів.</text:p>
      <text:p text:style-name="P4">
Ворожого інформатора затримали під час передачі відеоматеріалу з дислокацієюсистем ППО представникам спецслужб росії за допомогою одного з месенджерів.</text:p>
      <text:p text:style-name="P4">
<draw:frame draw:style-name="fr1" draw:name="Image282" text:anchor-type="as-char" svg:width="6.9236in" svg:height="9.231467in" draw:z-index="0">
<draw:image xlink:href="../Images/yкринформ/2023-05-05T20-48-00-03-00/1683286927-507.jpg" xlink:type="simple" xlink:show="embed" xlink:actuate="onLoad" draw:mime-type="image/jpeg"/>
</draw:frame>
</text:p>
      <text:p text:style-name="P4">
Наразі він перебуває під вартою.</text:p>
      <text:p text:style-name="P4">
<text:span text:style-name="T4">
Читайте також:</text:span>
 <text:a xlink:type="simple" xlink:href="https://www.ukrinform.ua/rubric-regions/3705111-zatrimali-se-dvoh-agentiv-fsb-sukali-pozicii-himars-na-doneccini.html" text:style-name="Internet_20_link" text:visited-style-name="Visited_20_Internet_20_Link">
 <text:span text:style-name="T4">
HIMARS</text:span>
 </text:a>
</text:p>
      <text:p text:style-name="P4">
Як повідомляв Укрінформ, СБУ затримала ще двох учасників розгалуженоїагентурної мережі фсб росії, які намагались виявити бойові позиції реактивнихартилерійських систем HIMARS у прифронтових районах Донецької області.</text:p>
      <text:p text:style-name="P4">
Source: <text:a xlink:type="simple" xlink:href="https://www.ukrinform.ua/rubric-society/3705195-zdavav-rosianam-pozicii-ppo-odesitu-dali-15-rokiv-vaznici.html" text:style-name="Internet_20_link" text:visited-style-name="Visited_20_Internet_20_Link">
https://www.ukrinform.ua/rubric-society/3705195-zdavav-rosianam-pozicii-ppo-odesitu-dali-15-rokiv-vaznici.html</text:a>
</text:p>
      <!--NEWS-->
      <text:h text:style-name="P10" text:outline-level="1">
<text:span text:style-name="T4">
Джамала презентувала альбом «Qirim» зі старовинними кримськотатарськими піснями</text:span>
</text:h>
      <text:p text:style-name="P4">
Authors: Ukrinform (Person)</text:p>
      <text:p text:style-name="P4">
Publisher: Укринформ (Organization)</text:p>
      <text:p text:style-name="P4">
Published Time: 2023-05-05T20:54:00+03:00</text:p>
      <text:p text:style-name="P4">
Modified Time: 2023-05-05T20:54:00+03:00</text:p>
      <text:p text:style-name="P4">
Description: Українська співачка Джамала представила новий альбом "Qirim", в який увійшли старовинні пісні кримськотатарського народу.  — Укрінформ.</text:p>
      <text:p text:style-name="P4">
Images: ["<text:a xlink:type="simple" xlink:href="https://static.ukrinform.com/photos/2019_10/thumb_files/630_360_1570790279-293.jpg" text:style-name="Internet_20_link" text:visited-style-name="Visited_20_Internet_20_Link">
630_360_15707...</text:a>
", "<text:a xlink:type="simple" xlink:href="https://static.ukrinform.com/photos/2023_05/1683308984-726.jpeg" text:style-name="Internet_20_link" text:visited-style-name="Visited_20_Internet_20_Link">
1683308984-72...</text:a>
"]</text:p>
      <text:p text:style-name="P4">
Tags: ['Джамала', 'Кримські татари', 'Музика', 'Пісня']</text:p>
      <text:p text:style-name="P4">
Type: Article</text:p>
      <!--METADATA-->
      <text:p text:style-name="P4">
<draw:frame draw:style-name="fr1" draw:name="Image283" text:anchor-type="as-char" svg:width="6.9236in" svg:height="3.956343in" draw:z-index="0">
<draw:image xlink:href="../Images/yкринформ/2023-05-05T20-54-00-03-00/630_360_1570790279-293.jpg" xlink:type="simple" xlink:show="embed" xlink:actuate="onLoad" draw:mime-type="image/jpeg"/>
</draw:frame>
 Українськаспівачка Джамала представила новий альбом "Qirim", в який увійшли старовинніпісні кримськотатарського народу.</text:p>
      <text:p text:style-name="P4">
Про це в  <text:a xlink:type="simple" xlink:href="https://t.me/mkipu/5900" text:style-name="Internet_20_link" text:visited-style-name="Visited_20_Internet_20_Link">
 </text:a>
 повідомило Міністерство культури таінформаційної політики, передає Укрінформ.</text:p>
      <text:p text:style-name="P4">
<draw:frame draw:style-name="fr1" draw:name="Image284" text:anchor-type="as-char" svg:width="6.9236in" svg:height="6.9236in" draw:z-index="0">
<draw:image xlink:href="../Images/yкринформ/2023-05-05T20-54-00-03-00/1683308984-726.jpeg" xlink:type="simple" xlink:show="embed" xlink:actuate="onLoad" draw:mime-type="image/jpeg"/>
</draw:frame>
</text:p>
      <text:p text:style-name="P4">
"5 травня, коли кримські татари святкують головне свято весни — Хидирлез,українська кримськотатарська співачка Джамала випустила альбом Qirim — збіркустаровинних пісень кримськотатарського народу", - йдеться у повідомленні.</text:p>
      <text:p text:style-name="P4">
<text:span text:style-name="T4">
Читайте також:</text:span>
 <text:a xlink:type="simple" xlink:href="https://www.ukrinform.ua/rubric-culture/3677425-dzamala-stala-persim-ukrainskim-ambasadorom-equal-vid-spotify.html" text:style-name="Internet_20_link" text:visited-style-name="Visited_20_Internet_20_Link">
 <text:span text:style-name="T4">
Джамала</text:span>
 </text:a>
</text:p>
      <text:p text:style-name="P4">
Зазначається, що до збірки ввійшло 14 композицій — раніше невідомих,переписаних чи забутих. Джамала віднайшла їх у містах та селищах Кримськогопівострова. У МКІП повідомили, що альбом Qırım Джамала презентує разом ізНаціональним симфонічним оркестром України на сцені Національної опери, апісля цього альбом вперше зазвучить наживо у Великій Британії, в Ліверпулі,спільно з BBC Philharmonic Orchestra.</text:p>
      <text:p text:style-name="P4">
Як повідомлялося, на пісенному конкурсі «Євробачення-2023», який пройде уЛіверпулі, з 3 по 14 травня діятиме український бульвар під назвою "DiscoverUkraine".</text:p>
      <text:p text:style-name="P4">
Source: <text:a xlink:type="simple" xlink:href="https://www.ukrinform.ua/rubric-culture/3705402-dzamala-prezentuvala-albom-qirim-zi-starovinnimi-krimskotatarskimi-pisnami.html" text:style-name="Internet_20_link" text:visited-style-name="Visited_20_Internet_20_Link">
https://www.ukrinform.ua/rubric-culture/3705402-dzamala-prezentuvala-albom-qirim-zi-starovinnimi-krimskotatarskimi-pisnami.html</text:a>
</text:p>
      <!--NEWS-->
      <text:h text:style-name="P10" text:outline-level="1">
<text:span text:style-name="T4">
За підсумками зустрічей у Гельсінкі та Гаазі маємо потужне посилення зброєю - Зеленський</text:span>
</text:h>
      <text:p text:style-name="P4">
Authors: Ukrinform (Person)</text:p>
      <text:p text:style-name="P4">
Publisher: Укринформ (Organization)</text:p>
      <text:p text:style-name="P4">
Published Time: 2023-05-05T20:58:46+03:00</text:p>
      <text:p text:style-name="P4">
Modified Time: 2023-05-05T20:58:46+03:00</text:p>
      <text:p text:style-name="P4">
Description: </text:p>
      <text:p text:style-name="P4">
Президент Володимир Зеленський заявив, що за підсумками зустрічей у Гельсінкі та в Гаазі Україна має потужне посилення для своїх воїнів зброєю – на землі, в повітрі й на морі. — Укрінформ.</text:p>
      <text:p text:style-name="P4">
Images: ["<text:a xlink:type="simple" xlink:href="https://static.ukrinform.com/photos/2023_04/thumb_files/630_360_1682063024-559.jpeg" text:style-name="Internet_20_link" text:visited-style-name="Visited_20_Internet_20_Link">
630_360_16820...</text:a>
"]</text:p>
      <text:p text:style-name="P4">
Tags: ['Зброя', 'Зеленський', 'Війна з росією']</text:p>
      <text:p text:style-name="P4">
Type: Article</text:p>
      <!--METADATA-->
      <text:p text:style-name="P4">
<draw:frame draw:style-name="fr1" draw:name="Image285" text:anchor-type="as-char" svg:width="6.9236in" svg:height="3.956343in" draw:z-index="0">
<draw:image xlink:href="../Images/yкринформ/2023-05-05T20-58-46-03-00/630_360_1682063024-559.jpeg" xlink:type="simple" xlink:show="embed" xlink:actuate="onLoad" draw:mime-type="image/jpeg"/>
</draw:frame>
 ПрезидентВолодимир Зеленський заявив, що за підсумками зустрічей у Гельсінкі та в ГаазіУкраїна має потужне посилення для своїх воїнів зброєю – на землі, в повітрі йна морі.</text:p>
      <text:p text:style-name="P4">
Як передає Укрінформ, про це він сказав у вечірньому <text:a xlink:type="simple" xlink:href="https://www.president.gov.ua/news/robimo-vse-shob-svit-chuv-ukrayinu-rozumiv-i-dopomagav-nashi-82713" text:style-name="Internet_20_link" text:visited-style-name="Visited_20_Internet_20_Link">
</text:a>
</text:p>
      <text:p text:style-name="P4">
“Радий сказати, що в підсумку зустрічей у Гельсінкі та в Гаазі маємо потужнепосилення для наших воїнів зброєю – на землі, в повітрі й на морі. Я дякуюпартнерам! Це суттєве посилення”, - сказав Зеленський.</text:p>
      <text:p text:style-name="P4">
Окрім того, зауважив він, “маємо більше прогресу щодо НАТО і Євросоюзу”.</text:p>
      <text:p text:style-name="P4">
“Маємо більше прогресу щодо відповідальності росії за агресію проти нашоїдержави”, - розповів глава Української держави.</text:p>
      <text:p text:style-name="P4">
<text:span text:style-name="T4">
Читайте також:</text:span>
 <text:a xlink:type="simple" xlink:href="https://www.ukrinform.ua/rubric-ato/3704637-zelenskij-pro-f16-dla-ukraini-vpevnenij-u-pozitivnomu-rezultati.html" text:style-name="Internet_20_link" text:visited-style-name="Visited_20_Internet_20_Link">
 <text:span text:style-name="T4">
Зеленський</text:span>
 </text:a>
</text:p>
      <text:p text:style-name="P4">
Як повідомлялося, 3 травня Президент України здійснив візит до Фінляндії, а 4травня - в особливий день для Нідерландів, де щороку 4 травня о 20:00двохвилинним мовчанням вшановують громадян і солдатів, які загинули під часвійни та мирних місій після Другої світової війни, Президент відвідав <text:a xlink:type="simple" xlink:href="https://www.ukrinform.ua/tag-niderlandi" text:style-name="Internet_20_link" text:visited-style-name="Visited_20_Internet_20_Link">
</text:a>
 .</text:p>
      <text:p text:style-name="P4">
<text:span text:style-name="T5">
Фото, відео: ОП</text:span>
</text:p>
      <text:p text:style-name="P4">
Source: <text:a xlink:type="simple" xlink:href="https://www.ukrinform.ua/rubric-ato/3705404-za-pidsumkami-zustricej-u-gelsinki-ta-gaazi-maemo-potuzne-posilenna-zbroeu-zelenskij.html" text:style-name="Internet_20_link" text:visited-style-name="Visited_20_Internet_20_Link">
https://www.ukrinform.ua/rubric-ato/3705404-za-pidsumkami-zustricej-u-gelsinki-ta-gaazi-maemo-potuzne-posilenna-zbroeu-zelenskij.html</text:a>
</text:p>
      <!--NEWS-->
      <text:h text:style-name="P10" text:outline-level="1">
<text:span text:style-name="T4">
росіяни знову обстріляли прикордоння Чернігівщини</text:span>
</text:h>
      <text:p text:style-name="P4">
Authors: Ukrinform (Person)</text:p>
      <text:p text:style-name="P4">
Publisher: Укринформ (Organization)</text:p>
      <text:p text:style-name="P4">
Published Time: 2023-05-05T21:04:01+03:00</text:p>
      <text:p text:style-name="P4">
Modified Time: 2023-05-05T21:04:01+03:00</text:p>
      <text:p text:style-name="P4">
Description: російські війська станом на 20:00 5 травня ще 6 разів обстріляли прикордоння Чернігівської області. — Укрінформ.</text:p>
      <text:p text:style-name="P4">
Images: ["<text:a xlink:type="simple" xlink:href="https://static.ukrinform.com/photos/2016_11/thumb_files/630_360_1479558145-5682.jpg" text:style-name="Internet_20_link" text:visited-style-name="Visited_20_Internet_20_Link">
630_360_14795...</text:a>
"]</text:p>
      <text:p text:style-name="P4">
Tags: ['Обстріл', 'Чернігівщина', 'Війна з росією']</text:p>
      <text:p text:style-name="P4">
Type: Article</text:p>
      <!--METADATA-->
      <text:p text:style-name="P4">
<draw:frame draw:style-name="fr1" draw:name="Image286" text:anchor-type="as-char" svg:width="6.9236in" svg:height="3.956343in" draw:z-index="0">
<draw:image xlink:href="../Images/yкринформ/2023-05-05T21-04-01-03-00/630_360_1479558145-5682.jpg" xlink:type="simple" xlink:show="embed" xlink:actuate="onLoad" draw:mime-type="image/jpeg"/>
</draw:frame>
 російськівійська станом на 20:00 5 травня ще 6 разів обстріляли прикордонняЧернігівської області.</text:p>
      <text:p text:style-name="P4">
Як передає Укрінформ, про це оперативне командування «Північ» повідомляє у <text:a xlink:type="simple" xlink:href="https://t.me/ok_pivnich1/2361" text:style-name="Internet_20_link" text:visited-style-name="Visited_20_Internet_20_Link">
</text:a>
 .</text:p>
      <text:p text:style-name="P4">
З 13:05 до 13:40 зафіксовано 22 удари, ймовірно з 120-міліметрового міномета,в районі населеного пункту Блешня.</text:p>
      <text:p text:style-name="P4">
З 15:11 до 15:32 зафіксовано 6 ударів, ймовірно зі ствольної артилерії, врайоні населеного пункту Леонівка.</text:p>
      <text:p text:style-name="P4">
<text:span text:style-name="T4">
Читайте також:</text:span>
 <text:a xlink:type="simple" xlink:href="https://www.ukrinform.ua/rubric-ato/3705357-sili-oboroni-vidbili-ponad-30-rosijskih-atak-na-troh-napramkah.html" text:style-name="Internet_20_link" text:visited-style-name="Visited_20_Internet_20_Link">
 </text:a>
</text:p>
      <text:p text:style-name="P4">
Крім того, з 16:15 до 17:00 зафіксовано 9 ударів, ймовірно з 120-міліметровогоміномета, в районі населеного пункту Леонівка.</text:p>
      <text:p text:style-name="P4">
Також близько 17:11 зафіксовано 4 удари, ймовірно некерованою авіаційноюракетою (НАР) з гвинтокрила, в районі населеного пункту Леонівка.</text:p>
      <text:p text:style-name="P4">
З 17:54 до 17:56 зафіксовано 2 удари, ймовірно з 120-міліметрового міномета, врайоні населеного пункту Залізний Міст.</text:p>
      <text:p text:style-name="P4">
<text:span text:style-name="T4">
Читайте також:</text:span>
 <text:a xlink:type="simple" xlink:href="https://www.ukrinform.ua/rubric-economy/3705100-cerez-obstrili-bez-svitla-zalisaetsa-castina-spozivaciv-u-vosmi-oblastah.html" text:style-name="Internet_20_link" text:visited-style-name="Visited_20_Internet_20_Link">
 <text:span text:style-name="T4">
обстріл</text:span>
 </text:a>
</text:p>
      <text:p text:style-name="P4">
З 19:13 до 19:15 зафіксовано 5 ударів, ймовірно з 120-міліметрового міномета,в районі населеного пункту Леонівка.</text:p>
      <text:p text:style-name="P4">
«Про втрати серед місцевого населення чи пошкодження цивільної інфраструктуриінформація не надходила», - сказано в повідомленні.</text:p>
      <text:p text:style-name="P4">
Як повідомляв Укрінформ, російські війська вранці 5 травня двічі атакувалиприкордоння Сумської області, імовірно, некерованими авіаційними ракетами,випущеними з гелікоптерів.</text:p>
      <text:p text:style-name="P4">
Source: <text:a xlink:type="simple" xlink:href="https://www.ukrinform.ua/rubric-ato/3705405-rosiani-znovu-obstrilali-prikordonna-cernigivsini.html" text:style-name="Internet_20_link" text:visited-style-name="Visited_20_Internet_20_Link">
https://www.ukrinform.ua/rubric-ato/3705405-rosiani-znovu-obstrilali-prikordonna-cernigivsini.html</text:a>
</text:p>
      <!--NEWS-->
      <text:h text:style-name="P10" text:outline-level="1">
<text:span text:style-name="T4">
Глава МЗС відзначив дівчинку, яка відмовилася виступати на конкурсі Sanremo через участь росіянина</text:span>
</text:h>
      <text:p text:style-name="P4">
Authors: Ukrinform (Person)</text:p>
      <text:p text:style-name="P4">
Publisher: Укринформ (Organization)</text:p>
      <text:p text:style-name="P4">
Published Time: 2023-05-05T21:10:00+03:00</text:p>
      <text:p text:style-name="P4">
Modified Time: 2023-05-05T21:10:00+03:00</text:p>
      <text:p text:style-name="P4">
Description: Міністр закордонних справ України Дмитро Кулеба відзначив 13-річну Софію Самойлюк, яка відмовилася від участі в пісенному конкурсі Sanremo Junior-2023 в Італії через участь російського представника. — Укрінформ.</text:p>
      <text:p text:style-name="P4">
Images: ["<text:a xlink:type="simple" xlink:href="https://static.ukrinform.com/photos/2023_05/thumb_files/630_360_1683309948-158.png" text:style-name="Internet_20_link" text:visited-style-name="Visited_20_Internet_20_Link">
630_360_16833...</text:a>
"]</text:p>
      <text:p text:style-name="P4">
Tags: ['Діти', 'Конкурс', 'Дмитро Кулеба', 'Музика']</text:p>
      <text:p text:style-name="P4">
Type: Article</text:p>
      <!--METADATA-->
      <text:p text:style-name="P4">
<draw:frame draw:style-name="fr1" draw:name="Image287" text:anchor-type="as-char" svg:width="6.9236in" svg:height="3.956343in" draw:z-index="0">
<draw:image xlink:href="../Images/yкринформ/2023-05-05T21-10-00-03-00/630_360_1683309948-158.png" xlink:type="simple" xlink:show="embed" xlink:actuate="onLoad" draw:mime-type="image/png"/>
</draw:frame>
 Міністрзакордонних справ України Дмитро Кулеба відзначив 13-річну Софію Самойлюк, якавідмовилася від участі в пісенному конкурсі Sanremo Junior-2023 в Італії черезучасть російського представника.</text:p>
      <text:p text:style-name="P4">
Про це він повідомив у  <text:a xlink:type="simple" xlink:href="https://www.facebook.com/dmytro.kuleba/posts/pfbid0BZhseEfctTEnBQCr9mxcWEVuhDXb8kNMxswEzzcTKEPBfq9M5y9kne9Xkp9FVNFvl" text:style-name="Internet_20_link" text:visited-style-name="Visited_20_Internet_20_Link">
</text:a>
, повідомляє Укрінформ.</text:p>
      <text:p text:style-name="P4">
Глава МЗС зауважив, що іноді, щоб перемогти в конкурсі або змаганні, потрібнозайняти позицію і продемонструвати, що ти є представником народу, який цінуєсвою гідність.</text:p>
      <text:p text:style-name="P4">
«Саме це ти і зробила, і тому ти - перемогла. Я тебе вітаю з цією перемогою. Утебе не буде диплому Сан-Ремо цього року, але ти здобула щось набагато більше– ти здобула перемогу для своєї країни. Ти здобула справжню <text:a xlink:type="simple" xlink:href="https://www.ukrinform.ua/tag-kultura" text:style-name="Internet_20_link" text:visited-style-name="Visited_20_Internet_20_Link">
</text:a>
 перемогу, не заспівавши жодного слова,але сказавши надзвичайно сильні слова», - сказав Кулеба, звертаючись до юноїспівачки.</text:p>
      <text:p text:style-name="P4">
<text:span text:style-name="T4">
Читайте також:</text:span>
 <text:a xlink:type="simple" xlink:href="https://www.ukrinform.ua/rubric-culture/3698589-mkip-nazvalo-neprijnatnou-ucast-rosianina-u-konkursi-gorovica.html" text:style-name="Internet_20_link" text:visited-style-name="Visited_20_Internet_20_Link">
 <text:span text:style-name="T4">
конкурс</text:span>
 </text:a>
</text:p>
      <text:p text:style-name="P4">
Міністр закордонних справ України зазначив, що оголошує Софії Самойлюк подяку«за перемогу духу в культурній дипломатії».</text:p>
      <text:p text:style-name="P4">
Як повідомлялося, 13-річна українка Софія Самолюк відмовилася від участі впісенному конкурсі Sanremo Junior-2023, який проходить в Італії, через участьу ньому виконавця з росії. Про участь росіян організатори оголосили за кількагодин до конкурсу 3 травня.</text:p>
      <text:p text:style-name="P4">
Source: <text:a xlink:type="simple" xlink:href="https://www.ukrinform.ua/rubric-society/3705408-kuleba-vidznaciv-divcinku-aka-vidmovilasa-vistupati-na-konkursi-sanremo-cerez-ucast-rosianina.html" text:style-name="Internet_20_link" text:visited-style-name="Visited_20_Internet_20_Link">
https://www.ukrinform.ua/rubric-society/3705408-kuleba-vidznaciv-divcinku-aka-vidmovilasa-vistupati-na-konkursi-sanremo-cerez-ucast-rosianina.html</text:a>
</text:p>
      <!--NEWS-->
      <text:h text:style-name="P10" text:outline-level="1">
<text:span text:style-name="T4">
Президент подякував бійцям Повітряних сил та всім підрозділам, що захищають небо</text:span>
</text:h>
      <text:p text:style-name="P4">
Authors: Ukrinform (Person)</text:p>
      <text:p text:style-name="P4">
Publisher: Укринформ (Organization)</text:p>
      <text:p text:style-name="P4">
Published Time: 2023-05-05T21:17:00+03:00</text:p>
      <text:p text:style-name="P4">
Modified Time: 2023-05-05T21:17:00+03:00</text:p>
      <text:p text:style-name="P4">
Description: Президент Володимир Зеленський подякував усім, хто зараз у бою заради України, та особливо за тиждень, що минає, - бійцям Повітряних сил та всім підрозділам, які захищають небо. — Укрінформ.</text:p>
      <text:p text:style-name="P4">
Images: ["<text:a xlink:type="simple" xlink:href="https://static.ukrinform.com/photos/2023_03/thumb_files/630_360_1677855839-566.jpg" text:style-name="Internet_20_link" text:visited-style-name="Visited_20_Internet_20_Link">
630_360_16778...</text:a>
"]</text:p>
      <text:p text:style-name="P4">
Tags: ['ЗСУ', 'Зеленський', 'Війна з росією', 'ППО']</text:p>
      <text:p text:style-name="P4">
Type: Article</text:p>
      <!--METADATA-->
      <text:p text:style-name="P4">
<draw:frame draw:style-name="fr1" draw:name="Image288" text:anchor-type="as-char" svg:width="6.9236in" svg:height="3.956343in" draw:z-index="0">
<draw:image xlink:href="../Images/yкринформ/2023-05-05T21-17-00-03-00/630_360_1677855839-566.jpg" xlink:type="simple" xlink:show="embed" xlink:actuate="onLoad" draw:mime-type="image/jpeg"/>
</draw:frame>
 ПрезидентВолодимир Зеленський подякував усім, хто зараз у бою заради України, таособливо за тиждень, що минає, - бійцям Повітряних сил та всім підрозділам,які захищають небо.</text:p>
      <text:p text:style-name="P4">
Як передає Укрінформ, про це він сказав у своєму вечірньому <text:a xlink:type="simple" xlink:href="https://www.president.gov.ua/news/robimo-vse-shob-svit-chuv-ukrayinu-rozumiv-i-dopomagav-nashi-82713" text:style-name="Internet_20_link" text:visited-style-name="Visited_20_Internet_20_Link">
</text:a>
 .</text:p>
      <text:p text:style-name="P4">
_Відео:<text:a xlink:type="simple" xlink:href="https://www.youtube.com/watch" text:style-name="Internet_20_link" text:visited-style-name="Visited_20_Internet_20_Link">
 </text:a>
 _</text:p>
      <text:p text:style-name="P4">
“Слава кожному й кожній, хто зараз у бою заради України, на бойових завданняхта на бойових постах! Особливо вдячний за цей тиждень усім бійцям нашихПовітряних сил та всім підрозділам інших родів військ, які захищають небо!”, -зазначив Зеленський.</text:p>
      <text:p text:style-name="P4">
<text:span text:style-name="T4">
Читайте також:</text:span>
 <text:span text:style-name="T4">
<text:a xlink:type="simple" xlink:href="https://www.ukrinform.ua/rubric-ato/3704949-ppo-znisila-u-nebi-nad-dnipropetrovsinou-dva-vorozih-bezpilotniki.html" text:style-name="Internet_20_link" text:visited-style-name="Visited_20_Internet_20_Link">
 </text:a>
 </text:span>
</text:p>
      <text:p text:style-name="P4">
Він наголосив, що “вистояти, перемогти й покарати ворога – це наше спільнезавдання”.</text:p>
      <text:p text:style-name="P4">
“У єдності, щодня роблячи Україну сильнішою, щодня додаючи нашій державі новіможливості, дійдемо до перемоги! Вічна пам'ять усім нашим героям різних часів,які захищали й захистили Україну! Слава нашому народу! Слава Україні!”, -підкреслив глава Української держави.</text:p>
      <text:p text:style-name="P4">
<text:span text:style-name="T4">
Читайте також:</text:span>
 <text:span text:style-name="T4">
<text:a xlink:type="simple" xlink:href="https://www.ukrinform.ua/rubric-kyiv/3705227-nacalnik-vijskovoi-administracii-kieva-peredav-zasobi-ppo-dla-mobilnih-vognevih-grup.html" text:style-name="Internet_20_link" text:visited-style-name="Visited_20_Internet_20_Link">
 </text:a>
 </text:span>
</text:p>
      <text:p text:style-name="P4">
Як повідомлялося, вночі 4 травня 2023 року ворог атакував "шахедами" зпівнічного напрямку (Брянська область) та з півдня – східне узбережжяАзовського моря. росіяни застосували до 24 ударних дронів «Shahed-136/131».Силами та засобами Повітряних Сил, у взаємодії протиповітряною обороною іншихскладових Сил оборони України, знищено 18 ударних БпЛА.</text:p>
      <text:p text:style-name="P4">
Source: <text:a xlink:type="simple" xlink:href="https://www.ukrinform.ua/rubric-ato/3705410-prezident-podakuvav-bijcam-povitranih-sil-ta-vsim-pidrozdilam-so-zahisaut-nebo.html" text:style-name="Internet_20_link" text:visited-style-name="Visited_20_Internet_20_Link">
https://www.ukrinform.ua/rubric-ato/3705410-prezident-podakuvav-bijcam-povitranih-sil-ta-vsim-pidrozdilam-so-zahisaut-nebo.html</text:a>
</text:p>
      <!--NEWS-->
      <text:h text:style-name="P10" text:outline-level="1">
<text:span text:style-name="T4">
В ОП розраховують, що на саміті у Вільнюсі може початися формування процедури вступу України в НАТО</text:span>
</text:h>
      <text:p text:style-name="P4">
Authors: Ukrinform (Person)</text:p>
      <text:p text:style-name="P4">
Publisher: Укринформ (Organization)</text:p>
      <text:p text:style-name="P4">
Published Time: 2023-05-05T21:22:00+03:00</text:p>
      <text:p text:style-name="P4">
Modified Time: 2023-05-05T21:22:00+03:00</text:p>
      <text:p text:style-name="P4">
Description: Київ розраховує, що на Саміті країн НАТО у Вільнюсі може початися формування процедури вступу України в НАТО. — Укрінформ.</text:p>
      <text:p text:style-name="P4">
Images: ["<text:a xlink:type="simple" xlink:href="https://static.ukrinform.com/photos/2022_08/thumb_files/630_360_1660112619-171.jpeg" text:style-name="Internet_20_link" text:visited-style-name="Visited_20_Internet_20_Link">
630_360_16601...</text:a>
"]</text:p>
      <text:p text:style-name="P4">
Tags: ['Офіс Президента', 'Жовква', 'Єдині новини']</text:p>
      <text:p text:style-name="P4">
Type: Article</text:p>
      <!--METADATA-->
      <text:p text:style-name="P4">
<draw:frame draw:style-name="fr1" draw:name="Image289" text:anchor-type="as-char" svg:width="6.9236in" svg:height="3.956343in" draw:z-index="0">
<draw:image xlink:href="../Images/yкринформ/2023-05-05T21-22-00-03-00/630_360_1660112619-171.jpeg" xlink:type="simple" xlink:show="embed" xlink:actuate="onLoad" draw:mime-type="image/jpeg"/>
</draw:frame>
 Київрозраховує, що на Саміті країн НАТО у Вільнюсі може початися формуванняпроцедури вступу України в НАТО.</text:p>
      <text:p text:style-name="P4">
Про це в ефірі телемарафону “Єдині новини” сказав заступник керівника ОфісуПрезидента Ігор Жовква, повідомляє кореспондент Укрінформу.</text:p>
      <text:p text:style-name="P4">
“Дійсно, НАТО, рішення щодо членства в НАТО України на тому чи іншому етапі,зрозуміло, це не буде до перемоги, буде прийматися консенсусом. Тому уВільнюсі ми хочемо, щоб почала формуватися процедура модальності як Українаввійде в НАТО, як Україна може бути запрошена до НАТО, а це початок процедури,як Україна отримає гарантії безпеки до моменту вступу. Так само, як до речі,це отримала та ж сама Фінляндія після того, як Фінляндія подала заявку, апотім розпочалася процедура вступу. І до моменту, як вони вступили, колиостанній протокол був ратифікований Туреччиною, вони мали надійні гарантіїбезпеки. Не від усіх членів НАТО, від тих, які до цього зголосилися”, - сказавЖовква.</text:p>
      <text:p text:style-name="P4">
<text:span text:style-name="T4">
Читайте також:</text:span>
 <text:a xlink:type="simple" xlink:href="https://www.ukrinform.ua/rubric-polytics/3703883-ermak-zustrivsa-z-ukrainskimi-j-inozemnimi-zurnalistami.html" text:style-name="Internet_20_link" text:visited-style-name="Visited_20_Internet_20_Link">
 </text:a>
</text:p>
      <text:p text:style-name="P4">
На уточнення журналістів, які саме гарантії безпеки очікує Україна: які бпочали діяти після Вільнюського саміту чи після перемоги, заступник керівникаОП відповів: “Ідея в тому, щоб вже під час Вільнюського саміту НАТО булиукладені документи чи документ про гарантію безпеки, які б почали діятинегайно”.</text:p>
      <text:p text:style-name="P4">
Також на прохання назвати кількість країн та гарантії, які вони можуть надатиУкраїні, Жовква сказав: “Давайте не будемо зараз іти в деталі, не допомагатикраїні-агресору, скажемо так, - розкрити всі нюанси і деталі. Скажу лише одне:те, що зараз Україна отримує на полі бою - і цю західну техніку від систем ППОдо артилерії, від танків до бронетехніки, озброєння, відповідні боєприпаси -це також частина гарантій безпеки”.</text:p>
      <text:p text:style-name="P4">
<text:span text:style-name="T4">
Читайте також:</text:span>
 <text:a xlink:type="simple" xlink:href="https://www.ukrinform.ua/rubric-polytics/3704678-ukrainska-armia-moze-stati-osnovou-sil-oboroni-nato-u-majbutnomu-kondratuk.html" text:style-name="Internet_20_link" text:visited-style-name="Visited_20_Internet_20_Link">
 </text:a>
</text:p>
      <text:p text:style-name="P4">
Як повідомлялося, Саміт країн НАТО пройде у Вільнюсі 11-12 липня. Генеральнийсекретар НАТО Єнс Столтенберг запросив Президента України ВолодимираЗеленського на цей саміт.</text:p>
      <text:p text:style-name="P4">
Фото: ОП</text:p>
      <text:p text:style-name="P4">
Source: <text:a xlink:type="simple" xlink:href="https://www.ukrinform.ua/rubric-polytics/3705412-v-op-rozrahovuut-so-na-samiti-u-vilnusi-moze-pocatisa-formuvanna-proceduri-vstupu-ukraini-v-nato.html" text:style-name="Internet_20_link" text:visited-style-name="Visited_20_Internet_20_Link">
https://www.ukrinform.ua/rubric-polytics/3705412-v-op-rozrahovuut-so-na-samiti-u-vilnusi-moze-pocatisa-formuvanna-proceduri-vstupu-ukraini-v-nato.html</text:a>
</text:p>
      <!--NEWS-->
      <text:h text:style-name="P10" text:outline-level="1">
<text:span text:style-name="T4">
Німеччина не проводитиме етап Кубка світу з фехтування за участю росіян та білорусів</text:span>
</text:h>
      <text:p text:style-name="P4">
Authors: Ukrinform (Person)</text:p>
      <text:p text:style-name="P4">
Publisher: Укринформ (Organization)</text:p>
      <text:p text:style-name="P4">
Published Time: 2023-05-05T21:29:51+03:00</text:p>
      <text:p text:style-name="P4">
Modified Time: 2023-05-05T21:29:51+03:00</text:p>
      <text:p text:style-name="P4">
Description: У Німеччині скасували проведення етапу Кубка світу з фехтування на рапірах серед чоловіків. — Укрінформ.</text:p>
      <text:p text:style-name="P4">
Images: ["<text:a xlink:type="simple" xlink:href="https://static.ukrinform.com/photos/2023_05/thumb_files/630_360_1683311266-985.jpg" text:style-name="Internet_20_link" text:visited-style-name="Visited_20_Internet_20_Link">
630_360_16833...</text:a>
"]</text:p>
      <text:p text:style-name="P4">
Tags: ['Фехтування', 'Бойкот']</text:p>
      <text:p text:style-name="P4">
Type: Article</text:p>
      <!--METADATA-->
      <text:p text:style-name="P4">
<draw:frame draw:style-name="fr1" draw:name="Image290" text:anchor-type="as-char" svg:width="6.9236in" svg:height="3.956343in" draw:z-index="0">
<draw:image xlink:href="../Images/yкринформ/2023-05-05T21-29-51-03-00/630_360_1683311266-985.jpg" xlink:type="simple" xlink:show="embed" xlink:actuate="onLoad" draw:mime-type="image/jpeg"/>
</draw:frame>
 УНімеччині скасували проведення етапу Кубка світу з фехтування на рапірах середчоловіків.</text:p>
      <text:p text:style-name="P4">
Як повідомляє <text:a xlink:type="simple" xlink:href="https://www.sueddeutsche.de/sport/fechten-bonn-fecht-weltcup-loewe-von-bonn-abgesagt-dpa.urn-newsml-dpa-com-20090101-230505-99-569484" text:style-name="Internet_20_link" text:visited-style-name="Visited_20_Internet_20_Link">
 </text:a>
 , скасування етапу Кубка світу з фехтування унімецькому Бонні стало реакцією на рішення Міжнародної федерації фехтування(FIE), яка проголосувала за повернення російських та білоруських спортсменів,передає Укрінформ.</text:p>
      <text:p text:style-name="P4">
Попри допуск FIE росіяни не змогли заявитися на Гран-прі корейського Сеула вшаблі, а також пропустять турніри у Колумбії та Мексиці. Це дало змогузмагатися на них українським фехтувальникам, інформує <text:a xlink:type="simple" xlink:href="https://suspilne.media/466940-vedetsa-neludska-vijna-u-nimeccini-skasuvali-drugij-etap-kubka-svitu-z-fehtuvanna-cerez-dopusk-rosian-ta-bilorusiv/" text:style-name="Internet_20_link" text:visited-style-name="Visited_20_Internet_20_Link">
</text:a>
 .</text:p>
      <text:p text:style-name="P4">
<text:span text:style-name="T4">
Читайте також:</text:span>
 <text:a xlink:type="simple" xlink:href="https://www.ukrinform.ua/rubric-sports/3704699-ukrainci-vizmut-ucast-u-dvoh-turnirah-z-fehtuvanna-cerez-nedopusk-atletiv-z-rf-i-bilorusi.html" text:style-name="Internet_20_link" text:visited-style-name="Visited_20_Internet_20_Link">
 <text:span text:style-name="T4">
фехтування</text:span>
 </text:a>
</text:p>
      <text:p text:style-name="P4">
Це другий етап Кубка світу з фехтування, який у Німеччині вирішили скасувати.Раніше у цій країні уже відмовились від проведення Кубка світу з жіночоїрапіри, а пізніше на такий крок пішли Данія та Франція.</text:p>
      <text:p text:style-name="P4">
Source: <text:a xlink:type="simple" xlink:href="https://www.ukrinform.ua/rubric-sports/3705415-nimeccina-ne-provoditime-etap-kubka-svitu-z-fehtuvanna-za-ucastu-rosian-ta-bilorusiv.html" text:style-name="Internet_20_link" text:visited-style-name="Visited_20_Internet_20_Link">
https://www.ukrinform.ua/rubric-sports/3705415-nimeccina-ne-provoditime-etap-kubka-svitu-z-fehtuvanna-za-ucastu-rosian-ta-bilorusiv.html</text:a>
</text:p>
      <!--NEWS-->
      <text:h text:style-name="P10" text:outline-level="1">
<text:span text:style-name="T4">
США вводять в експлуатацію новий підводний човен класу «Вірджинія»</text:span>
</text:h>
      <text:p text:style-name="P4">
Authors: Ukrinform (Person)</text:p>
      <text:p text:style-name="P4">
Publisher: Укринформ (Organization)</text:p>
      <text:p text:style-name="P4">
Published Time: 2023-05-05T21:33:00+03:00</text:p>
      <text:p text:style-name="P4">
Modified Time: 2023-05-05T21:33:00+03:00</text:p>
      <text:p text:style-name="P4">
Description: Військово-морські сили США готуються провести церемонію «охрещення» найновішого швидкохідного підводного човна класу «Вірджинія», який отримає ім’я USS Massachusetts (SSN 798) та буде прийнятий на озброєння. — Укрінформ.</text:p>
      <text:p text:style-name="P4">
Images: ["<text:a xlink:type="simple" xlink:href="https://static.ukrinform.com/photos/2023_05/thumb_files/630_360_1683311063-152.jpg" text:style-name="Internet_20_link" text:visited-style-name="Visited_20_Internet_20_Link">
630_360_16833...</text:a>
"]</text:p>
      <text:p text:style-name="P4">
Tags: ['США', 'Підводний човен']</text:p>
      <text:p text:style-name="P4">
Type: Article</text:p>
      <!--METADATA-->
      <text:p text:style-name="P4">
<draw:frame draw:style-name="fr1" draw:name="Image291" text:anchor-type="as-char" svg:width="6.9236in" svg:height="3.956343in" draw:z-index="0">
<draw:image xlink:href="../Images/yкринформ/2023-05-05T21-33-00-03-00/630_360_1683311063-152.jpg" xlink:type="simple" xlink:show="embed" xlink:actuate="onLoad" draw:mime-type="image/jpeg"/>
</draw:frame>
 Військово-морські сили США готуються провести церемонію «охрещення» найновішогошвидкохідного підводного човна класу «Вірджинія», який отримає ім’я USSMassachusetts (SSN 798) та буде прийнятий на озброєння.</text:p>
      <text:p text:style-name="P4">
Церемонія відбудеться в суботу не верфі Ньюпорт Ньюз у штаті Вірджинія,передає Укрінформ із <text:a xlink:type="simple" xlink:href="https://www.defense.gov/News/Releases/Release/Article/3386179/navy-to-christen-submarine-massachusetts/" text:style-name="Internet_20_link" text:visited-style-name="Visited_20_Internet_20_Link">
</text:a>
 на пресслужбу Пентагону.</text:p>
      <text:p text:style-name="P4">
«За давньою традицією ВМС, «хрещена» підводного човна Шеріл Сендберг посвятитьчовен, розбивши пляшку ігристого вина об його носову частину»,- зазначається вповідомленні.</text:p>
      <text:p text:style-name="P4">
<text:span text:style-name="T4">
Читайте також:</text:span>
 <text:span text:style-name="T4">
<text:a xlink:type="simple" xlink:href="https://www.ukrinform.ua/rubric-world/3698579-iran-stverdzue-nacebto-amerikanskij-pidvodnij-coven-porusiv-kordoni-kraini-zmi.html" text:style-name="Internet_20_link" text:visited-style-name="Visited_20_Internet_20_Link">
 </text:a>
 </text:span>
</text:p>
      <text:p text:style-name="P4">
Сендберг є засновницею і головою Фонду сім’ї Сендберга Голдберга Бернталя, щопрацює над розбудовою рівноправного та стійкого світу. На церемонії такожвиступатимуть заступник міністра ВМС США, представники військовогокомандування, а також президент компанії General Dynamics Electric Boat,залученої до будівництва корабля.</text:p>
      <text:p text:style-name="P4">
Таким чином, USS Massachusetts (SSN 798) стане дев'ятим судном ВМС США,названим на честь цього штату. Перший USS Massachusetts був пароплавом,побудованим у 1845 році, останній корабель з таким ім’ям був введений вексплуатацію в 1942 році як швидкісний лінкор класу South Dakota.</text:p>
      <text:p text:style-name="P4">
<text:span text:style-name="T4">
Читайте також:</text:span>
 <text:span text:style-name="T4">
<text:a xlink:type="simple" xlink:href="https://www.ukrinform.ua/rubric-world/3701230-rosia-posilila-prisutnist-pidvodnih-covniv-v-atlantici-amerikanskij-general.html" text:style-name="Internet_20_link" text:visited-style-name="Visited_20_Internet_20_Link">
 </text:a>
 </text:span>
</text:p>
      <text:p text:style-name="P4">
Як повідомлялося, американські підводні човни класу «Вірджинія» створені дляроботи в прибережних та глибоких водах, а також для ведення протичовновоївійни, боротьби з надводними кораблями, ударної війни, забезпечення силспеціальних операцій.</text:p>
      <text:p text:style-name="P4">
Ці судна також можуть забезпечувати спостереження й розвідку, брати участь унерегулярних війнах та виконувати протимінні місії. Вони здатні забезпечуватип’ять із шести основних можливостей морської стратегії, в тому числі контрольнад морем, проєкцію потужності, передову присутність, безпеку на морі тастримування.</text:p>
      <text:p text:style-name="P4">
Source: <text:a xlink:type="simple" xlink:href="https://www.ukrinform.ua/rubric-world/3705416-ssa-vvodat-v-ekspluataciu-novij-pidvodnij-coven-klasu-virdzinia.html" text:style-name="Internet_20_link" text:visited-style-name="Visited_20_Internet_20_Link">
https://www.ukrinform.ua/rubric-world/3705416-ssa-vvodat-v-ekspluataciu-novij-pidvodnij-coven-klasu-virdzinia.html</text:a>
</text:p>
      <!--NEWS-->
      <text:h text:style-name="P10" text:outline-level="1">
<text:span text:style-name="T4">
Зеленський відзначив державними нагородами 153 військовослужбовців, 130 із них - посмертно</text:span>
</text:h>
      <text:p text:style-name="P4">
Authors: Ukrinform (Person)</text:p>
      <text:p text:style-name="P4">
Publisher: Укринформ (Organization)</text:p>
      <text:p text:style-name="P4">
Published Time: 2023-05-05T21:42:00+03:00</text:p>
      <text:p text:style-name="P4">
Modified Time: 2023-05-05T21:42:00+03:00</text:p>
      <text:p text:style-name="P4">
Description: Президент Володимир Зеленський відзначив державними нагородами 153 військовослужбовців, серед яких 130 - посмертно. — Укрінформ.</text:p>
      <text:p text:style-name="P4">
Images: ["<text:a xlink:type="simple" xlink:href="https://static.ukrinform.com/photos/2022_09/thumb_files/630_360_1664353648-814.jpeg" text:style-name="Internet_20_link" text:visited-style-name="Visited_20_Internet_20_Link">
630_360_16643...</text:a>
"]</text:p>
      <text:p text:style-name="P4">
Tags: ['Нагорода', 'Зеленський', 'Війна з росією']</text:p>
      <text:p text:style-name="P4">
Type: Article</text:p>
      <!--METADATA-->
      <text:p text:style-name="P4">
<draw:frame draw:style-name="fr1" draw:name="Image292" text:anchor-type="as-char" svg:width="6.9236in" svg:height="3.956343in" draw:z-index="0">
<draw:image xlink:href="../Images/yкринформ/2023-05-05T21-42-00-03-00/630_360_1664353648-814.jpeg" xlink:type="simple" xlink:show="embed" xlink:actuate="onLoad" draw:mime-type="image/jpeg"/>
</draw:frame>
 ПрезидентВолодимир Зеленський відзначив державними нагородами 153 військовослужбовців,серед яких 130 - посмертно.</text:p>
      <text:p text:style-name="P4">
Як передає Укрінформ, відповідний <text:a xlink:type="simple" xlink:href="https://www.president.gov.ua/documents/2622023-46681" text:style-name="Internet_20_link" text:visited-style-name="Visited_20_Internet_20_Link">
</text:a>
 оприлюднений на сайтіглави держави.</text:p>
      <text:p text:style-name="P4">
Згідно з документом, Президент постановив нагородити за особисту мужність,виявлену у захисті державного суверенітету та територіальної цілісностіУкраїни, самовіддане виконання військового обов’язку орденом БогданаХмельницького ІІІ ступеня 4 військовослужбовців посмертно.</text:p>
      <text:p text:style-name="P4">
<text:span text:style-name="T4">
Читайте також:</text:span>
 <text:a xlink:type="simple" xlink:href="https://www.ukrinform.ua/rubric-ato/3704345-usi-vidi-vijsk-matimut-svoi-okremi-nagorodni-medali-reznikov.html" text:style-name="Internet_20_link" text:visited-style-name="Visited_20_Internet_20_Link">
 <text:span text:style-name="T4">
нагород</text:span>
 </text:a>
</text:p>
      <text:p text:style-name="P4">
Також вказаним указом посмертно Президент нагородив орденом “За мужність” ІІступеня старшого солдата Олександра Мачульського.</text:p>
      <text:p text:style-name="P4">
Орденом “За мужність” ІІІ ступеня глава Української держави відзначив 130захисників, із яких 125 - посмертно.</text:p>
      <text:p text:style-name="P4">
Окрім того, 15 військовослужбовців відзначені медаллю “За військову службуУкраїні” та троє - медаллю “За врятоване життя”.</text:p>
      <text:p text:style-name="P4">
Як повідомляв Укрінформ, <text:a xlink:type="simple" xlink:href="https://www.ukrinform.ua/rubric-polytics/3705400-zelenskij-zustrivsa-z-delegacieu-amerikanskih-kongresmeniv.html" text:style-name="Internet_20_link" text:visited-style-name="Visited_20_Internet_20_Link">
 </text:a>
 - говорили про ситуацію на Запорізькій АЕС та зерновийкоридор.</text:p>
      <text:p text:style-name="P4">
Source: <text:a xlink:type="simple" xlink:href="https://www.ukrinform.ua/rubric-ato/3705413-zelenskij-vidznaciv-derzavnimi-nagorodami-153-vijskovosluzbovciv-130-iz-nih-posmertno.html" text:style-name="Internet_20_link" text:visited-style-name="Visited_20_Internet_20_Link">
https://www.ukrinform.ua/rubric-ato/3705413-zelenskij-vidznaciv-derzavnimi-nagorodami-153-vijskovosluzbovciv-130-iz-nih-posmertno.html</text:a>
</text:p>
      <!--NEWS-->
      <text:h text:style-name="P10" text:outline-level="1">
<text:span text:style-name="T4">
Представниця ООН веде переговори в москві для продовження зернової угоди</text:span>
</text:h>
      <text:p text:style-name="P4">
Authors: Ukrinform (Person)</text:p>
      <text:p text:style-name="P4">
Publisher: Укринформ (Organization)</text:p>
      <text:p text:style-name="P4">
Published Time: 2023-05-05T21:49:00+03:00</text:p>
      <text:p text:style-name="P4">
Modified Time: 2023-05-05T21:49:00+03:00</text:p>
      <text:p text:style-name="P4">
Description: Генеральний секретар Конференції ООН з торгівлі та розвитку Ребека Грінспен веде переговори з високопосадовцями в москві щодо продовження зернової угоди. — Укрінформ.</text:p>
      <text:p text:style-name="P4">
Images: ["<text:a xlink:type="simple" xlink:href="https://static.ukrinform.com/photos/2022_11/thumb_files/630_360_1669632623-529.jpg" text:style-name="Internet_20_link" text:visited-style-name="Visited_20_Internet_20_Link">
630_360_16696...</text:a>
"]</text:p>
      <text:p text:style-name="P4">
Tags: ['ООН', 'Зерно', 'росія', 'зерновий коридор']</text:p>
      <text:p text:style-name="P4">
Type: Article</text:p>
      <!--METADATA-->
      <text:p text:style-name="P4">
<draw:frame draw:style-name="fr1" draw:name="Image293" text:anchor-type="as-char" svg:width="6.9236in" svg:height="3.954724in" draw:z-index="0">
<draw:image xlink:href="../Images/yкринформ/2023-05-05T21-49-00-03-00/630_360_1669632623-529.jpg" xlink:type="simple" xlink:show="embed" xlink:actuate="onLoad" draw:mime-type="image/jpeg"/>
</draw:frame>
Генеральний секретар Конференції ООН з торгівлі та розвитку Ребека Грінспенведе переговори з високопосадовцями в москві щодо продовження зернової угоди.</text:p>
      <text:p text:style-name="P4">
Як передає власний кореспондент Укрінформу у Нью-Йорку, про це на пресбрифінгуу п’ятницю повідомив заступник речника Генсека ООН Фархан Гак.</text:p>
      <text:p text:style-name="P4">
Він зазначив, що Грінспен зустрічалася для з цього у п’ятницю із заступникомміністра закордонних справ рф сергієм вершиніним. За словами Гака, сторониобговорюють умови «повного виконання угоди».</text:p>
      <text:p text:style-name="P4">
<text:span text:style-name="T4">
Читайте також:</text:span>
 <text:span text:style-name="T4">
<text:a xlink:type="simple" xlink:href="https://www.ukrinform.ua/rubric-economy/3705318-nablizenna-kinca-terminu-zernovoi-ugodi-spovilnue-eksport-ukrainskogo-zbizza-reuters.html" text:style-name="Internet_20_link" text:visited-style-name="Visited_20_Internet_20_Link">
 </text:a>
 </text:span>
</text:p>
      <text:p text:style-name="P4">
Водночас заступник речника зазначив, що на сьогодні у Стамбулі Спільнийкоординаційний центр, до якого входять представники України, Туреччини, ООН таросії (СКЦ) не досяг згоди щодо надання дозволу новим суднам на участь уЧорноморській ініціативі. СКЦ продовжує щоденну роботу з інспектування ранішедопущених суден, сказав він.</text:p>
      <text:p text:style-name="P4">
За словами Гака, Генеральний секретар доніс усім сторонам свою пропозицію щодоподальших дій, спрямованих на вдосконалення, продовження та розширенняініціативи з урахуванням позицій, висловлених сторонами.</text:p>
      <text:p text:style-name="P4">
«ООН закликає всі сторони продовжувати обговорення, долати оперативні викликий працювати над повною реалізацією та продовженням ініціативи», — додав він.</text:p>
      <text:p text:style-name="P4">
<text:span text:style-name="T4">
Читайте також:</text:span>
 <text:span text:style-name="T4">
<text:a xlink:type="simple" xlink:href="https://www.ukrinform.ua/rubric-economy/3704779-moskva-zrobit-pomilku-akso-ne-prodovzit-zernovu-ugodu-mzs-italii.html" text:style-name="Internet_20_link" text:visited-style-name="Visited_20_Internet_20_Link">
 </text:a>
 </text:span>
</text:p>
      <text:p text:style-name="P4">
Як повідомлялося, термін дії угоди щодо розблокування експорту українськогозерна завершується 18 травня.</text:p>
      <text:p text:style-name="P4">
Представники України, Туреччини, <text:span text:style-name="T4">
<text:a xlink:type="simple" xlink:href="https://www.ukrinform.ua/tag-oon" text:style-name="Internet_20_link" text:visited-style-name="Visited_20_Internet_20_Link">
 </text:a>
 </text:span>
 таросії зустрілися у п‘ятницю в Стамбулі для переговорів.</text:p>
      <text:p text:style-name="P4">
<text:span text:style-name="T4">
Читайте також:</text:span>
 <text:span text:style-name="T4">
<text:a xlink:type="simple" xlink:href="https://www.ukrinform.ua/rubric-economy/3704211-v-oon-proponuut-tureckomu-banku-buti-poserednikom-zernovoi-ugodi.html" text:style-name="Internet_20_link" text:visited-style-name="Visited_20_Internet_20_Link">
 </text:a>
 </text:span>
</text:p>
      <text:p text:style-name="P4">
росія домагається послаблення санкцій, які перешкоджають їй експортуватидобрива, шантажуючи припиненням дії зернової угоди.</text:p>
      <text:p text:style-name="P4">
Source: <text:a xlink:type="simple" xlink:href="https://www.ukrinform.ua/rubric-economy/3705421-predstavnica-oon-vede-peregovori-v-moskvi-dla-prodovzenna-zernovoi-ugodi.html" text:style-name="Internet_20_link" text:visited-style-name="Visited_20_Internet_20_Link">
https://www.ukrinform.ua/rubric-economy/3705421-predstavnica-oon-vede-peregovori-v-moskvi-dla-prodovzenna-zernovoi-ugodi.html</text:a>
</text:p>
      <!--NEWS-->
      <text:h text:style-name="P10" text:outline-level="1">
<text:span text:style-name="T4">
Шмигаль обговорив із главою МЗС Британії пріоритети відновлення України</text:span>
</text:h>
      <text:p text:style-name="P4">
Authors: Ukrinform (Person)</text:p>
      <text:p text:style-name="P4">
Publisher: Укринформ (Organization)</text:p>
      <text:p text:style-name="P4">
Published Time: 2023-05-05T21:55:00+03:00</text:p>
      <text:p text:style-name="P4">
Modified Time: 2023-05-05T21:55:00+03:00</text:p>
      <text:p text:style-name="P4">
Description: У Лондоні Прем’єр-міністр Денис Шмигаль обговорив із міністром закордонних справ Великої Британії Джеймсом Клеверлі конкретні пріоритети відновлення України. — Укрінформ.</text:p>
      <text:p text:style-name="P4">
Images: ["<text:a xlink:type="simple" xlink:href="https://static.ukrinform.com/photos/2023_03/thumb_files/630_360_1677849280-201.jpg" text:style-name="Internet_20_link" text:visited-style-name="Visited_20_Internet_20_Link">
630_360_16778...</text:a>
"]</text:p>
      <text:p text:style-name="P4">
Tags: ['Британія', 'МЗС', 'Шмигаль']</text:p>
      <text:p text:style-name="P4">
Type: Article</text:p>
      <!--METADATA-->
      <text:p text:style-name="P4">
<draw:frame draw:style-name="fr1" draw:name="Image294" text:anchor-type="as-char" svg:width="6.9236in" svg:height="3.956343in" draw:z-index="0">
<draw:image xlink:href="../Images/yкринформ/2023-05-05T21-55-00-03-00/630_360_1677849280-201.jpg" xlink:type="simple" xlink:show="embed" xlink:actuate="onLoad" draw:mime-type="image/jpeg"/>
</draw:frame>
 У ЛондоніПрем’єр-міністр Денис Шмигаль обговорив із міністром закордонних справ ВеликоїБританії Джеймсом Клеверлі конкретні пріоритети відновлення України.</text:p>
      <text:p text:style-name="P4">
Як передає Укрінформ, про це Шмигаль повідомив у <text:a xlink:type="simple" xlink:href="https://t.me/Denys_Smyhal/5173" text:style-name="Internet_20_link" text:visited-style-name="Visited_20_Internet_20_Link">
</text:a>
 .</text:p>
      <text:p text:style-name="P4">
«Цьогоріч у Лондоні відбудеться наступна велика Конференція з питаньвідновлення України. Обговорили з Джеймсом Клеверлі конкретні пріоритети», -заявив Шмигаль.</text:p>
      <text:p text:style-name="P4">
<text:span text:style-name="T4">
Читайте також:</text:span>
 <text:a xlink:type="simple" xlink:href="https://www.ukrinform.ua/rubric-ato/3705361-smigal-i-volles-vidvidali-bijciv-zsu-aki-prohodat-navcanna-u-britanii.html" text:style-name="Internet_20_link" text:visited-style-name="Visited_20_Internet_20_Link">
 <text:span text:style-name="T4">
Шмигаль</text:span>
 </text:a>
</text:p>
      <text:p text:style-name="P4">
Прем’єр зазначив, що Україна має намір зосередитися на трьох напрямках: швидкевідновлення, залучення приватного бізнесу до відновлення та розбудови України,реалізація реформ. «Розраховуємо на високу зацікавленість британських компанійта конкретні домовленості», - додав він.</text:p>
      <text:p text:style-name="P4">
«Також очікуємо на підтримку Великої Британії на Вільнюському саміті НАТО.Українська армія на практиці освоює стандарти Альянсу й після перемоги готоваділитися успішним бойовим досвідом із союзниками», - заявив Шмигаль.</text:p>
      <text:p text:style-name="P4">
<text:span text:style-name="T4">
Читайте також:</text:span>
 <text:a xlink:type="simple" xlink:href="https://www.ukrinform.ua/rubric-polytics/3705036-zmicnenna-vidnosin-ukraini-ta-britanii-smigal-u-londoni-provede-nizku-vazlivih-zustricej.html" text:style-name="Internet_20_link" text:visited-style-name="Visited_20_Internet_20_Link">
 <text:span text:style-name="T4">
Шмигаль</text:span>
 </text:a>
</text:p>
      <text:p text:style-name="P4">
Як повідомляв Укрінформ, у Великій Британії Шмигаль ознайомився із процесомнавчання чергової групи військових Збройних сил України.</text:p>
      <text:p text:style-name="P4">
Source: <text:a xlink:type="simple" xlink:href="https://www.ukrinform.ua/rubric-vidbudova/3705423-smigal-obgovoriv-iz-glavou-mzs-britanii-prioriteti-vidnovlenna-ukraini.html" text:style-name="Internet_20_link" text:visited-style-name="Visited_20_Internet_20_Link">
https://www.ukrinform.ua/rubric-vidbudova/3705423-smigal-obgovoriv-iz-glavou-mzs-britanii-prioriteti-vidnovlenna-ukraini.html</text:a>
</text:p>
      <!--NEWS-->
      <text:h text:style-name="P10" text:outline-level="1">
<text:span text:style-name="T4">
Упродовж дня росіяни дев’ять разів обстріляли прикордоння Сумщини</text:span>
</text:h>
      <text:p text:style-name="P4">
Authors: Ukrinform (Person)</text:p>
      <text:p text:style-name="P4">
Publisher: Укринформ (Organization)</text:p>
      <text:p text:style-name="P4">
Published Time: 2023-05-05T22:05:00+03:00</text:p>
      <text:p text:style-name="P4">
Modified Time: 2023-05-05T22:05:00+03:00</text:p>
      <text:p text:style-name="P4">
Description: російські війська у п’ятницю, 5 травня, здійснили 9 обстрілів прикордонних громад Сумської області. — Укрінформ.</text:p>
      <text:p text:style-name="P4">
Images: ["<text:a xlink:type="simple" xlink:href="https://static.ukrinform.com/photos/2023_02/thumb_files/630_360_1675418382-232.jpg" text:style-name="Internet_20_link" text:visited-style-name="Visited_20_Internet_20_Link">
630_360_16754...</text:a>
"]</text:p>
      <text:p text:style-name="P4">
Tags: ['Обстріл', 'Сумщина', 'Війна з росією']</text:p>
      <text:p text:style-name="P4">
Type: Article</text:p>
      <!--METADATA-->
      <text:p text:style-name="P4">
<draw:frame draw:style-name="fr1" draw:name="Image295" text:anchor-type="as-char" svg:width="6.9236in" svg:height="3.956343in" draw:z-index="0">
<draw:image xlink:href="../Images/yкринформ/2023-05-05T22-05-00-03-00/630_360_1675418382-232.jpg" xlink:type="simple" xlink:show="embed" xlink:actuate="onLoad" draw:mime-type="image/jpeg"/>
</draw:frame>
 російськівійська у п’ятницю, 5 травня, здійснили 9 обстрілів прикордонних громадСумської області.</text:p>
      <text:p text:style-name="P4">
Як передає Укрінформ, про це Сумська обласна військова адміністраціяповідомляє у <text:a xlink:type="simple" xlink:href="https://t.me/Sumy_news_ODA/15952" text:style-name="Internet_20_link" text:visited-style-name="Visited_20_Internet_20_Link">
 </text:a>
 .</text:p>
      <text:p text:style-name="P4">
«Протягом дня росіяни здійснили 9 обстрілів прикордонних громад. Зафіксовано33 вибухи. Обстрілів зазнали населені пункти Зноб-Новгородської, Есманської,Шалигинської, Новослобідської, Юнаківської, Великописарівської громад», -ідеться в повідомленні.</text:p>
      <text:p text:style-name="P4">
<text:span text:style-name="T4">
Читайте також:</text:span>
 <text:a xlink:type="simple" xlink:href="https://www.ukrinform.ua/rubric-ato/3705405-rosiani-znovu-obstrilali-prikordonna-cernigivsini.html" text:style-name="Internet_20_link" text:visited-style-name="Visited_20_Internet_20_Link">
 <text:span text:style-name="T4">
обстріл</text:span>
 </text:a>
</text:p>
      <text:p text:style-name="P4">
По Зноб-Новгородській громаді з території рф ворог здійснив пуски ракет згелікоптера. Внаслідок авіаудару пошкоджено приватні житлові будинки.</text:p>
      <ul>
        <li>
По Юнаківській громаді росіяни здійснили мінометний обстріл, зафіксовано 13 вибухів.   * Крім того, загарбники скинули три міни на територію Новослобідської громади.   * По Есманській громаді росіяни били з міномета - 5 вибухів.   * По Великописарівській громаді здійснили мінометний обстріл - 4 вибухи.   * Шалигинську громаду ворог обстріляв із міномета - 3 вибухи.</li>
      </ul>
      <text:p text:style-name="P4">
Як повідомляв Укрінформ, російські війська вранці 5 травня двічі атакувалиприкордоння Сумської області, імовірно, некерованими авіаційними ракетами,випущеними з гелікоптерів.</text:p>
      <text:p text:style-name="P4">
Source: <text:a xlink:type="simple" xlink:href="https://www.ukrinform.ua/rubric-ato/3705419-protagom-dna-rosiani-devat-raziv-obstrilali-prikordonna-sumsini.html" text:style-name="Internet_20_link" text:visited-style-name="Visited_20_Internet_20_Link">
https://www.ukrinform.ua/rubric-ato/3705419-protagom-dna-rosiani-devat-raziv-obstrilali-prikordonna-sumsini.html</text:a>
</text:p>
      <!--NEWS-->
      <text:h text:style-name="P10" text:outline-level="1">
<text:span text:style-name="T4">
Китайська розвідка залякувала діаспорян у Канаді</text:span>
</text:h>
      <text:p text:style-name="P4">
Authors: Ukrinform (Person)</text:p>
      <text:p text:style-name="P4">
Publisher: Укринформ (Organization)</text:p>
      <text:p text:style-name="P4">
Published Time: 2023-05-05T22:13:00+03:00</text:p>
      <text:p text:style-name="P4">
Modified Time: 2023-05-05T22:13:00+03:00</text:p>
      <text:p text:style-name="P4">
Description: Представники китайських силових відомств під час не анонсованих візитів намагалися примусити членів китайської громади Канади повернутися до КНР. — Укрінформ.</text:p>
      <text:p text:style-name="P4">
Images: ["<text:a xlink:type="simple" xlink:href="https://static.ukrinform.com/photos/2023_03/thumb_files/630_360_1679666166-671.png" text:style-name="Internet_20_link" text:visited-style-name="Visited_20_Internet_20_Link">
630_360_16796...</text:a>
"]</text:p>
      <text:p text:style-name="P4">
Tags: ['Діаспора', 'Канада', 'Китай', 'Розвідка']</text:p>
      <text:p text:style-name="P4">
Type: Article</text:p>
      <!--METADATA-->
      <text:p text:style-name="P4">
<draw:frame draw:style-name="fr1" draw:name="Image296" text:anchor-type="as-char" svg:width="6.9236in" svg:height="3.956343in" draw:z-index="0">
<draw:image xlink:href="../Images/yкринформ/2023-05-05T22-13-00-03-00/630_360_1679666166-671.png" xlink:type="simple" xlink:show="embed" xlink:actuate="onLoad" draw:mime-type="image/png"/>
</draw:frame>
Представники китайських силових відомств під час не анонсованих візитівнамагалися примусити членів китайської громади Канади повернутися до КНР.</text:p>
      <text:p text:style-name="P4">
Як повідомляє кореспондент Укрінформу, про це йдеться у <text:a xlink:type="simple" xlink:href="https://www.canada.ca/en/security-intelligence-service/corporate/publications/csis-public-report-2022.html" text:style-name="Internet_20_link" text:visited-style-name="Visited_20_Internet_20_Link">
</text:a>
 Канадської службибезпеки та розвідки.</text:p>
      <text:p text:style-name="P4">
“Канадській службі безпеки й розвідки відомо про випадки, коли представникирізних слідчих органів Китайської Народної Республіки приїздили до Канади -часто не попереджаючи про це місцеві правоохоронні служби - й намагалисяпогрозами та залякуваннями змусити китайських канадців та постійних мешканцівКанади повернутися до КНР”, - стверджується у документі.</text:p>
      <text:p text:style-name="P4">
<text:span text:style-name="T4">
Читайте також:</text:span>
 <text:span text:style-name="T4">
<text:a xlink:type="simple" xlink:href="https://www.ukrinform.ua/rubric-world/3705397-kanada-moze-vislati-kilkoh-kitajskih-diplomativ-glava-mzs.html" text:style-name="Internet_20_link" text:visited-style-name="Visited_20_Internet_20_Link">
 </text:a>
 </text:span>
</text:p>
      <text:p text:style-name="P4">
Канадські розвідники також вперше офіційно підтвердили, що володілиінформацією про відділки міністерства громадської безпеки Китаю, які діяли уКанаді без дозволу на це офіційної Оттави.</text:p>
      <text:p text:style-name="P4">
Як повідомлялося, минулого місяця у США було арештовано двох громадян, якісприяли створенню й роботі у Нью-Йорку <text:span text:style-name="T4">
_<text:a xlink:type="simple" xlink:href="https://www.ukrinform.ua/rubric-world/3697256-u-statah-arestuvali-dvoh-amerikanciv-za-ucast-u-vidkritti-kitajskih-viddilkiv-policii.html" text:style-name="Internet_20_link" text:visited-style-name="Visited_20_Internet_20_Link">
 </text:a>
 _ </text:span>
</text:p>
      <text:p text:style-name="P4">
Source: <text:a xlink:type="simple" xlink:href="https://www.ukrinform.ua/rubric-world/3705425-kitajska-rozvidka-zalakuvala-diasporan-u-kanadi.html" text:style-name="Internet_20_link" text:visited-style-name="Visited_20_Internet_20_Link">
https://www.ukrinform.ua/rubric-world/3705425-kitajska-rozvidka-zalakuvala-diasporan-u-kanadi.html</text:a>
</text:p>
      <!--NEWS-->
      <text:h text:style-name="P10" text:outline-level="1">
<text:span text:style-name="T4">
Журналісти поіменно встановили вже 22 тисячі російських загарбників, ліквідованих в Україні</text:span>
</text:h>
      <text:p text:style-name="P4">
Authors: Ukrinform (Person)</text:p>
      <text:p text:style-name="P4">
Publisher: Укринформ (Organization)</text:p>
      <text:p text:style-name="P4">
Published Time: 2023-05-05T22:19:00+03:00</text:p>
      <text:p text:style-name="P4">
Modified Time: 2023-05-05T22:19:00+03:00</text:p>
      <text:p text:style-name="P4">
Description: Група журналістів видання «Медіазона» та ВВС за допомогою волонтерів вже встановили за даними відкритих джерел імена 22 055 російських військовослужбовців, які були вбиті в Україні. — Укрінформ.</text:p>
      <text:p text:style-name="P4">
Images: ["<text:a xlink:type="simple" xlink:href="https://static.ukrinform.com/photos/2022_05/thumb_files/630_360_1653285689-540.jpg" text:style-name="Internet_20_link" text:visited-style-name="Visited_20_Internet_20_Link">
630_360_16532...</text:a>
"]</text:p>
      <text:p text:style-name="P4">
Tags: ['Агресія РФ', 'Війна з росією']</text:p>
      <text:p text:style-name="P4">
Type: Article</text:p>
      <!--METADATA-->
      <text:p text:style-name="P4">
<draw:frame draw:style-name="fr1" draw:name="Image297" text:anchor-type="as-char" svg:width="6.9236in" svg:height="3.956343in" draw:z-index="0">
<draw:image xlink:href="../Images/yкринформ/2023-05-05T22-19-00-03-00/630_360_1653285689-540.jpg" xlink:type="simple" xlink:show="embed" xlink:actuate="onLoad" draw:mime-type="image/jpeg"/>
</draw:frame>
 Групажурналістів видання «Медіазона» та ВВС за допомогою волонтерів вже встановилиза даними відкритих джерел імена 22 055 російських військовослужбовців, якібули вбиті в Україні.</text:p>
      <text:p text:style-name="P4">
Про це йдеться в публікації « <text:a xlink:type="simple" xlink:href="https://zona.media/casualties" text:style-name="Internet_20_link" text:visited-style-name="Visited_20_Internet_20_Link">
 </text:a>
 », повідомляєУкрінформ.</text:p>
      <text:p text:style-name="P4">
«Отримане в такий спосіб число не відбиває реальний рівень втрат: бачимо лишепублічні повідомлення про загибель. До них належать пости родичів, новини врегіональних ЗМІ та повідомлення місцевої влади. Реальна кількість загиблих(росіян, - ред.) може бути вищою в кілька разів. Крім того, невідома кількістьзниклих безвісти та полонених», - зазначає «Медіазона».</text:p>
      <text:p text:style-name="P4">
<text:span text:style-name="T4">
Читайте також:</text:span>
 <text:span text:style-name="T4">
<text:a xlink:type="simple" xlink:href="https://www.ukrinform.ua/rubric-ato/3450353-voenni-zlocini-u-buci-irpeni-ta-gostomeli-ukraina-mae-poimennij-spisok-rasistiv.html" text:style-name="Internet_20_link" text:visited-style-name="Visited_20_Internet_20_Link">
 </text:a>
</text:span>
</text:p>
      <text:p text:style-name="P4">
Після минулого зведення (7 квітня) було встановлено ще 2367 імен ліквідованих.Більшість з них – найманці ПВК «Вагнер», які загинули під <text:span text:style-name="T4">
<text:a xlink:type="simple" xlink:href="https://www.ukrinform.ua/tag-bahmut" text:style-name="Internet_20_link" text:visited-style-name="Visited_20_Internet_20_Link">
</text:a>
 </text:span>
 . Серед них є як звичайні найманці,так і колишні ув'язнені – їх часто ховають таємно. Також за цей часпідтверджено загибель дев'яти офіцерів зі званням підполковника та вище.</text:p>
      <text:p text:style-name="P4">
Якщо говорити про дані за весь період після повномасштабного вторгнення, тонайбільше ліквідованих окупантів зареєстровано в Свердловській та Челябінськійобластях, Башкортостані, Бурятії та Волгоградській області. Велика кількістьповідомлень про загибель із Краснодарського краю, серед іншого, пояснюєтьсятим, що тут волонтери обходять цвинтарі та фотографують поховання військових.Через це про більшу кількість втрат стає відомо публічно.</text:p>
      <text:p text:style-name="P4">
<text:span text:style-name="T4">
Читайте також:</text:span>
 <text:span text:style-name="T4">
<text:a xlink:type="simple" xlink:href="https://www.ukrinform.ua/rubric-ato/3704954-zsu-znisili-vze-193-210-rosijskih-zagarbnikiv.html" text:style-name="Internet_20_link" text:visited-style-name="Visited_20_Internet_20_Link">
 </text:a>
 </text:span>
</text:p>
      <text:p text:style-name="P4">
Точно встановлено 139 випадків загибелі військових пілотів (найбільшкваліфікована військова спеціальність). Також до 5 травня підтвердиласязагибель понад 2 тис. офіцерів російської армії та інших силових структур. 230із них — у званні від підполковника та вище.</text:p>
      <text:p text:style-name="P4">
Як повідомлялося, за даними Генштабу ЗСУ станом на 5 травня ліквідовано <text:span text:style-name="T4">
_<text:a xlink:type="simple" xlink:href="https://www.ukrinform.ua/rubric-ato/3704954-zsu-znisili-vze-193-210-rosijskih-zagarbnikiv.html" text:style-name="Internet_20_link" text:visited-style-name="Visited_20_Internet_20_Link">
</text:a>
 _ </text:span>
</text:p>
      <text:p text:style-name="P4">
Source: <text:a xlink:type="simple" xlink:href="https://www.ukrinform.ua/rubric-ato/3705427-zurnalisti-poimenno-vstanovili-vze-22-tisaci-rosijskih-okupantiv-likvidovanih-v-ukraini.html" text:style-name="Internet_20_link" text:visited-style-name="Visited_20_Internet_20_Link">
https://www.ukrinform.ua/rubric-ato/3705427-zurnalisti-poimenno-vstanovili-vze-22-tisaci-rosijskih-okupantiv-likvidovanih-v-ukraini.html</text:a>
</text:p>
      <!--NEWS-->
      <text:h text:style-name="P10" text:outline-level="1">
<text:span text:style-name="T4">
У Британії проходять навчання понад дві тисячі українських військових</text:span>
</text:h>
      <text:p text:style-name="P4">
Authors: Ukrinform (Person)</text:p>
      <text:p text:style-name="P4">
Publisher: Укринформ (Organization)</text:p>
      <text:p text:style-name="P4">
Published Time: 2023-05-05T22:27:00+03:00</text:p>
      <text:p text:style-name="P4">
Modified Time: 2023-05-05T22:27:00+03:00</text:p>
      <text:p text:style-name="P4">
Description: Уже понад 14 тисяч українських військових (у тому числі 21 жінка) пройшли навчання у Великій Британії, а понад 2 тисячі – вчаться саме зараз. — Укрінформ.</text:p>
      <text:p text:style-name="P4">
Images: ["<text:a xlink:type="simple" xlink:href="https://static.ukrinform.com/photos/2023_05/thumb_files/630_360_1683313694-558.jpg" text:style-name="Internet_20_link" text:visited-style-name="Visited_20_Internet_20_Link">
630_360_16833...</text:a>
"]</text:p>
      <text:p text:style-name="P4">
Tags: ['Британія', 'Військові навчання', 'Олена Зеленська']</text:p>
      <text:p text:style-name="P4">
Type: Article</text:p>
      <!--METADATA-->
      <text:p text:style-name="P4">
<draw:frame draw:style-name="fr1" draw:name="Image298" text:anchor-type="as-char" svg:width="6.9236in" svg:height="3.956343in" draw:z-index="0">
<draw:image xlink:href="../Images/yкринформ/2023-05-05T22-27-00-03-00/630_360_1683313694-558.jpg" xlink:type="simple" xlink:show="embed" xlink:actuate="onLoad" draw:mime-type="image/jpeg"/>
</draw:frame>
 Уже понад14 тисяч українських військових (у тому числі 21 жінка) пройшли навчання уВеликій Британії, а понад 2 тисячі – вчаться саме зараз.</text:p>
      <text:p text:style-name="P4">
Як передає Укрінформ, про це повідомила дружина Президента Олена Зеленська в <text:a xlink:type="simple" xlink:href="https://t.me/FirstLadyOfUkraine/3043" text:style-name="Internet_20_link" text:visited-style-name="Visited_20_Internet_20_Link">
</text:a>
 .</text:p>
      <text:p text:style-name="P4">
“Ви, певне, вже бачили зворушливе відео, на якому іноземні військовішикуються, проводжаючи українських бійців додому з навчань у Великій Британії.Уже понад 14 тисяч українських військових (у тому числі 21 жінка) пройшлинавчання у Сполученому Королівстві, а понад 2 тисячі – вчаться саме зараз”, -зазначила Зеленська.</text:p>
      <text:p text:style-name="P4">
<text:span text:style-name="T4">
Читайте також:</text:span>
 <text:a xlink:type="simple" xlink:href="https://www.ukrinform.ua/rubric-ato/3701640-u-britanii-projsli-pidgotovku-vze-14-tisac-ukrainskih-vijskovih.html" text:style-name="Internet_20_link" text:visited-style-name="Visited_20_Internet_20_Link">
 <text:span text:style-name="T4">
Британії</text:span>
 <text:span text:style-name="T4">
пройшли</text:span>
 <text:span text:style-name="T4">
підготовку</text:span>
 <text:span text:style-name="T4">
вже</text:span>
 <text:span text:style-name="T4">
тисяч</text:span>
<text:span text:style-name="T4">
українських</text:span>
 <text:span text:style-name="T4">
військових</text:span>
 </text:a>
</text:p>
      <text:p text:style-name="P4">
Вона повідомила, що програму INTERFLEX із навчання військовослужбовців ЗСУВелика Британія започаткувала у червні 2022 року, за участю інструкторів іщедев’яти країн-партнерів: Фінляндії, Данії, Швеції, Норвегії, Австралії, НовоїЗеландії, Литви, Канади, Нідерландів.</text:p>
      <text:p text:style-name="P4">
”Навчальний табір у Солсбері є одним із чотирьох, де наші бійці вчатьсянайнеобхіднішим навичкам – від тактичної медицини до ведення вогню. ІзПрем'єр-міністром України Денисом Шмигалем та міністром оборони ВеликоїБританії Беном Воллесом, який зустрів нас у таборі, ознайомилися з ходомнавчань”, - розповіла дружина Президента.</text:p>
      <text:p text:style-name="P4">
Вона наголосила, що “нашим захисникам потрібен весь можливий світовий досвід,бо кожне додаткове знання, кожна навичка – це їхнє збережене життя таздоров’я. А отже – наша перемога”.</text:p>
      <text:p text:style-name="P4">
<text:span text:style-name="T4">
Читайте також:</text:span>
 <text:a xlink:type="simple" xlink:href="https://www.ukrinform.ua/rubric-ato/3705361-smigal-i-volles-vidvidali-bijciv-zsu-aki-prohodat-navcanna-u-britanii.html" text:style-name="Internet_20_link" text:visited-style-name="Visited_20_Internet_20_Link">
 <text:span text:style-name="T4">
навчанн</text:span>
 </text:a>
</text:p>
      <text:p text:style-name="P4">
Як повідомлялося, напередодні дружина Президента Олена Зеленська прибула звізитом до Сполученого Королівства Великої Британії.</text:p>
      <text:p text:style-name="P4">
Source: <text:a xlink:type="simple" xlink:href="https://www.ukrinform.ua/rubric-ato/3705426-u-britanii-prohodat-navcanna-ponad-dvi-tisaci-ukrainskih-vijskovih.html" text:style-name="Internet_20_link" text:visited-style-name="Visited_20_Internet_20_Link">
https://www.ukrinform.ua/rubric-ato/3705426-u-britanii-prohodat-navcanna-ponad-dvi-tisaci-ukrainskih-vijskovih.html</text:a>
</text:p>
      <!--NEWS-->
      <text:h text:style-name="P10" text:outline-level="1">
<text:span text:style-name="T4">
Зеленський зустрівся з керівництвом BlackRock: говорили про інвестиції та відновлення України</text:span>
</text:h>
      <text:p text:style-name="P4">
Authors: Ukrinform (Person)</text:p>
      <text:p text:style-name="P4">
Publisher: Укринформ (Organization)</text:p>
      <text:p text:style-name="P4">
Published Time: 2023-05-05T22:34:00+03:00</text:p>
      <text:p text:style-name="P4">
Modified Time: 2023-05-05T22:34:00+03:00</text:p>
      <text:p text:style-name="P4">
Description: Президент Володимир Зеленський обговорив із керівництвом BlackRock деталі створення інвестиційного фонду для відновлення України. — Укрінформ.</text:p>
      <text:p text:style-name="P4">
Images: ["<text:a xlink:type="simple" xlink:href="https://static.ukrinform.com/photos/2023_05/thumb_files/630_360_1683315654-708.jpeg" text:style-name="Internet_20_link" text:visited-style-name="Visited_20_Internet_20_Link">
630_360_16833...</text:a>
", "<text:a xlink:type="simple" xlink:href="https://static.ukrinform.com/photos/2023_05/1683315971-355.jpeg" text:style-name="Internet_20_link" text:visited-style-name="Visited_20_Internet_20_Link">
1683315971-35...</text:a>
"]</text:p>
      <text:p text:style-name="P4">
Tags: ['Інвестиції', 'Зеленський', 'Війна з росією', 'Відновлення України']</text:p>
      <text:p text:style-name="P4">
Type: Article</text:p>
      <!--METADATA-->
      <text:p text:style-name="P4">
<draw:frame draw:style-name="fr1" draw:name="Image299" text:anchor-type="as-char" svg:width="6.9236in" svg:height="3.956343in" draw:z-index="0">
<draw:image xlink:href="../Images/yкринформ/2023-05-05T22-34-00-03-00/630_360_1683315654-708.jpeg" xlink:type="simple" xlink:show="embed" xlink:actuate="onLoad" draw:mime-type="image/jpeg"/>
</draw:frame>
 ПрезидентВолодимир Зеленський обговорив із керівництвом BlackRock деталі створенняінвестиційного фонду для відновлення України.</text:p>
      <text:p text:style-name="P4">
Як передає Укрінформ, про це повідомляється у <text:a xlink:type="simple" xlink:href="https://t.me/V_Zelenskiy_official/6134" text:style-name="Internet_20_link" text:visited-style-name="Visited_20_Internet_20_Link">
</text:a>
 Глави української держави.</text:p>
      <text:p text:style-name="P4">
“Деталі створення інвестиційного фонду для відновлення економіки Українипроговорили під час зустрічі з керівництвом найбільшої компанії з управлінняактивами у світі BlackRock. Основною метою створення фонду є залученняприватного та публічного капіталу для реалізації масштабних бізнес-проєктів вУкраїні”, - зазначив Зеленський.</text:p>
      <text:p text:style-name="P4">
<text:span text:style-name="T4">
Читайте також:</text:span>
 <text:span text:style-name="T4">
<text:a xlink:type="simple" xlink:href="https://www.ukrinform.ua/rubric-polytics/3705400-zelenskij-zustrivsa-z-delegacieu-amerikanskih-kongresmeniv.html" text:style-name="Internet_20_link" text:visited-style-name="Visited_20_Internet_20_Link">
 </text:a>
 </text:span>
</text:p>
      <text:p text:style-name="P4">
Він наголосив, що “це буде потужний сигнал посилення інвестиційного клімату”.</text:p>
      <text:p text:style-name="P4">
“Це важливо не тільки для наших людей, для нашого суспільства, але й длябізнесу, для підприємців за кордоном. Зараз настав історичний момент, адже ізсамих перших днів незалежності ми не мали таких величезних кейсів <text:span text:style-name="T4">
<text:a xlink:type="simple" xlink:href="https://www.ukrinform.ua/tag-investicii" text:style-name="Internet_20_link" text:visited-style-name="Visited_20_Internet_20_Link">
</text:a>
 </text:span>
 характеру в Україні. Мипишаємося тим, що можемо започаткувати такий процес”, - підкреслив Президент.</text:p>
      <text:p text:style-name="P4">
<draw:frame draw:style-name="fr1" draw:name="Image300" text:anchor-type="as-char" svg:width="6.9236in" svg:height="4.604691in" draw:z-index="0">
<draw:image xlink:href="../Images/yкринформ/2023-05-05T22-34-00-03-00/1683315971-355.jpeg" xlink:type="simple" xlink:show="embed" xlink:actuate="onLoad" draw:mime-type="image/jpeg"/>
</draw:frame>
</text:p>
      <text:p text:style-name="P4">
<text:span text:style-name="T4">
Читайте також:</text:span>
 <text:span text:style-name="T4">
<text:a xlink:type="simple" xlink:href="https://www.ukrinform.ua/rubric-society/3705369-zelenskij-zustrivsa-z-ambasadorami-united24.html" text:style-name="Internet_20_link" text:visited-style-name="Visited_20_Internet_20_Link">
 </text:a>
 </text:span>
</text:p>
      <text:p text:style-name="P4">
Як повідомлялося, 5 травня Президент України Володимир Зеленський провівзустріч із делегацією Європейської комісії «За демократію через право»(Венеційська комісія) на чолі з головою комісії Клер Базі Малорі, якаперебуває з візитом в Україні.</text:p>
      <text:p text:style-name="P4">
Source: <text:a xlink:type="simple" xlink:href="https://www.ukrinform.ua/rubric-vidbudova/3705428-zelenskij-zustrivsa-z-kerivnictvom-blackrock-govorili-pro-investicii-ta-vidnovlenna-ukraini.html" text:style-name="Internet_20_link" text:visited-style-name="Visited_20_Internet_20_Link">
https://www.ukrinform.ua/rubric-vidbudova/3705428-zelenskij-zustrivsa-z-kerivnictvom-blackrock-govorili-pro-investicii-ta-vidnovlenna-ukraini.html</text:a>
</text:p>
      <!--NEWS-->
      <text:h text:style-name="P10" text:outline-level="1">
<text:span text:style-name="T4">
Європейці звинуватили росію в екоциді під час вторгнення в Україну</text:span>
</text:h>
      <text:p text:style-name="P4">
Authors: Ukrinform (Person)</text:p>
      <text:p text:style-name="P4">
Publisher: Укринформ (Organization)</text:p>
      <text:p text:style-name="P4">
Published Time: 2023-05-05T22:44:00+03:00</text:p>
      <text:p text:style-name="P4">
Modified Time: 2023-05-05T22:44:00+03:00</text:p>
      <text:p text:style-name="P4">
Description: російська агресія несе в собі ознаки екоциду, який загрожує не лише Україні, але біологічному розмаїттю та здоровому довкіллю всієї Європи, за що агресор має нести міжнародну відповідальність. — Укрінформ.</text:p>
      <text:p text:style-name="P4">
Images: ["<text:a xlink:type="simple" xlink:href="https://static.ukrinform.com/photos/2023_05/thumb_files/630_360_1683314449-932.jpg" text:style-name="Internet_20_link" text:visited-style-name="Visited_20_Internet_20_Link">
630_360_16833...</text:a>
"]</text:p>
      <text:p text:style-name="P4">
Tags: ['Європа', 'Війна з росією', 'Екоцид']</text:p>
      <text:p text:style-name="P4">
Type: Article</text:p>
      <!--METADATA-->
      <text:p text:style-name="P4">
<draw:frame draw:style-name="fr1" draw:name="Image301" text:anchor-type="as-char" svg:width="6.9236in" svg:height="3.952222in" draw:z-index="0">
<draw:image xlink:href="../Images/yкринформ/2023-05-05T22-44-00-03-00/630_360_1683314449-932.jpg" xlink:type="simple" xlink:show="embed" xlink:actuate="onLoad" draw:mime-type="image/jpeg"/>
</draw:frame>
 російськаагресія несе в собі ознаки екоциду, який загрожує не лише Україні, алебіологічному розмаїттю та здоровому довкіллю всієї Європи, за що агресор маєнести міжнародну відповідальність.</text:p>
      <text:p text:style-name="P4">
Як повідомляє Укрінформ, такого висновку дійшли учасники пленарного засіданняЄвропейського економічного й соціального комітету (ЄЕСК). Інформація проприйняте рішення оприлюднена сьогодні <text:a xlink:type="simple" xlink:href="https://www.eesc.europa.eu/en/news-media/news/eesc-russias-actions-amount-ecocide-prompting-calls-criminalisation-under-eu-law" text:style-name="Internet_20_link" text:visited-style-name="Visited_20_Internet_20_Link">
 </text:a>
 .</text:p>
      <text:p text:style-name="P4">
В той час як війна в Україні продовжує палати, виникають занепокоєння щодотранскордонної шкоди для довкілля, яку вона спричиняє. Європейськийекономічний і соціальний комітет під час пленарного засідання у квітні ухваливвласне ініціативне судження щодо права на здорове довкілля в ЄвропейськомуСоюзі, особливо в контексті війни в Україні, та закликав до криміналізації дійросії відповідно до Європейського законодавства, а також захисту довкілля длязабезпечення фундаментальних прав», - йдеться в оприлюдненому пресрелізі.</text:p>
      <text:p text:style-name="P4">
<text:span text:style-name="T4">
Читайте також:</text:span>
 <text:a xlink:type="simple" xlink:href="https://www.ukrinform.ua/rubric-diaspora/3700377-u-finlandii-proveli-miting-proti-ekozlociniv-rosii-v-ukraini.html" text:style-name="Internet_20_link" text:visited-style-name="Visited_20_Internet_20_Link">
 </text:a>
</text:p>
      <text:p text:style-name="P4">
Як зазначається, злочинна війна, що була розв’язана росією проти України, маєдуже високу ціну для всієї екосистеми країни, оскільки знищуються великі ліснімасиви, важко забруднюються повітря й водні ресурси. Між тим, за данимиКонвенції секретаріату з біологічного розмаїття, на Україну припадає 35%європейського біологічного розмаїття, при тому, що її територія складає лише6% від загальної площі Європи. Російська війна завдає шкоди цій багатійприродній спадщині, довкіллю та всій екосистемі країни, що підриває здоров’ялюдей та ставить під загрозу сільськогосподарське виробництво.</text:p>
      <text:p text:style-name="P4">
«Європейський економічний й соціальний комітет, разом з ЄвропейськимПарламентом, закликає до визнання екоциду кримінальним злочином зазаконодавством ЄС. ЄЕСК переконаний, що це може допомогти притягнути росію довідповідальності за її дії в Україні та запобігти подібних проявівприродоохоронного лиха у майбутньому», - йдеться у документі.</text:p>
      <text:p text:style-name="P4">
Члени комітету закликали ЄС документувати також злочини росіян, що спрямованіпроти довкілля, що стане основою не лише для притягнення злочинців довідповідальності, але й орієнтиром для зусиль з повоєнного відновленняУкраїни.</text:p>
      <text:p text:style-name="P4">
<text:span text:style-name="T4">
Читайте також:</text:span>
 <text:a xlink:type="simple" xlink:href="https://www.ukrinform.ua/rubric-polytics/3686689-lubinec-rozpoviv-pomicnici-genseka-oon-pro-ekologicni-zagrozi-cerez-dii-rf-v-ukraini.html" text:style-name="Internet_20_link" text:visited-style-name="Visited_20_Internet_20_Link">
 </text:a>
</text:p>
      <text:p text:style-name="P4">
«Право на здорове довкілля є важливим для соціального та економічногодобробуту народів Європи та усього світу…. ЄЕСК закликає всі країни-члени таінституції ЄС підвищити ефективність існуючих правових інструментів тапоглибити зусилля для забезпечення поваги до такого права на здорове довкілля.Триваючий конфлікт в Україні висвітлює вразливість нашої екосистеми. Зараз єважливим як ніколи раніше захистити наш природний скарб, зберегти здоров’я тадобробут наших громадян», - наголосили учасники пленуму Європейськогоекономічного й соціального комітету</text:p>
      <text:p text:style-name="P4">
Як вже повідомлялося, Європейський економічний й соціальний комітет є дорадчиморганом Європейського Союзу, до складу якого включені представники різнихсоціальних та професійних груп населення ЄС. Його головним завданням єузагальнення думок та ініціатив громадян країн ЄС, та відстоювання іхінтересів перед ключовими Євроінституціями, включаючи Раду ЄС, Єврокомісію таЄвропейський Парламент.</text:p>
      <text:p text:style-name="P4">
Фото: Getty Images</text:p>
      <text:p text:style-name="P4">
Source: <text:a xlink:type="simple" xlink:href="https://www.ukrinform.ua/rubric-polytics/3705431-evropejci-zvinuvatili-rosiu-v-ekocidi-pid-cas-vtorgnenna-v-ukrainu.html" text:style-name="Internet_20_link" text:visited-style-name="Visited_20_Internet_20_Link">
https://www.ukrinform.ua/rubric-polytics/3705431-evropejci-zvinuvatili-rosiu-v-ekocidi-pid-cas-vtorgnenna-v-ukrainu.html</text:a>
</text:p>
      <!--NEWS-->
      <text:h text:style-name="P10" text:outline-level="1">
<text:span text:style-name="T4">
Пішов з життя колишній мер Бердянська</text:span>
</text:h>
      <text:p text:style-name="P4">
Authors: Ukrinform (Person)</text:p>
      <text:p text:style-name="P4">
Publisher: Укринформ (Organization)</text:p>
      <text:p text:style-name="P4">
Published Time: 2023-05-05T22:51:00+03:00</text:p>
      <text:p text:style-name="P4">
Modified Time: 2023-05-05T22:51:00+03:00</text:p>
      <text:p text:style-name="P4">
Description: Сьогодні стало відомо про те, що помер колишній очільник курортного Бердянська, що у Запорізькій області, Валерій Баранов. — Укрінформ.</text:p>
      <text:p text:style-name="P4">
Images: ["<text:a xlink:type="simple" xlink:href="https://static.ukrinform.com/photos/2023_05/thumb_files/630_360_1683315923-908.jpg" text:style-name="Internet_20_link" text:visited-style-name="Visited_20_Internet_20_Link">
630_360_16833...</text:a>
"]</text:p>
      <text:p text:style-name="P4">
Tags: ['Бердянськ', 'Депутат', 'Мер']</text:p>
      <text:p text:style-name="P4">
Type: Article</text:p>
      <!--METADATA-->
      <text:p text:style-name="P4">
<draw:frame draw:style-name="fr1" draw:name="Image302" text:anchor-type="as-char" svg:width="6.9236in" svg:height="3.956343in" draw:z-index="0">
<draw:image xlink:href="../Images/yкринформ/2023-05-05T22-51-00-03-00/630_360_1683315923-908.jpg" xlink:type="simple" xlink:show="embed" xlink:actuate="onLoad" draw:mime-type="image/jpeg"/>
</draw:frame>
 Сьогодністало відомо про те, що помер колишній очільник курортного Бердянська, що уЗапорізькій області, Валерій Баранов.</text:p>
      <text:p text:style-name="P4">
Про це в <text:a xlink:type="simple" xlink:href="https://www.facebook.com/photo" text:style-name="Internet_20_link" text:visited-style-name="Visited_20_Internet_20_Link">
</text:a>
повідомила очільниця Бердянської міської військової адміністрації ВікторіяГаліціна.</text:p>
      <text:p text:style-name="P4">
"Людина свого міста. Мер, якого важко забути. Джазмен. Він так хотів щепобачити Бердянськ. Вільний Бердянськ.. Співчуваю втраті рідних і близькихВалерія Олексійовича", - написала вона.</text:p>
      <text:p text:style-name="P4">
У квітні йому виповнилось 66 років. Валерій Баранов був мером Бердянська з1998 по 2007 роки. Потім його було обрано народним депутатом України. У 2014році його було призначено головою Запорізької ОДА.</text:p>
      <text:p text:style-name="P4">
Він переміг у другому турі виборів міського голови у листопаді 2020 року. Закрісло мера боролися кандидат від "Опозиційної партії за життя" ОлександрСвідло та Валерій Баранов, який ішов від партії "За майбутнє". В листопаді2021 року Валерій Баранов подав у відставку.</text:p>
      <text:p text:style-name="P4">
<text:span text:style-name="T5">
Фото: ФБ Валерій Баранов</text:span>
</text:p>
      <text:p text:style-name="P4">
Source: <text:a xlink:type="simple" xlink:href="https://www.ukrinform.ua/rubric-regions/3705436-pisov-z-zitta-kolisnij-mer-berdanska.html" text:style-name="Internet_20_link" text:visited-style-name="Visited_20_Internet_20_Link">
https://www.ukrinform.ua/rubric-regions/3705436-pisov-z-zitta-kolisnij-mer-berdanska.html</text:a>
</text:p>
      <!--NEWS-->
      <text:h text:style-name="P10" text:outline-level="1">
<text:span text:style-name="T4">
Загарбники обстріляли Бахмут фосфором</text:span>
</text:h>
      <text:p text:style-name="P4">
Authors: Ukrinform (Person)</text:p>
      <text:p text:style-name="P4">
Publisher: Укринформ (Organization)</text:p>
      <text:p text:style-name="P4">
Published Time: 2023-05-05T23:02:00+03:00</text:p>
      <text:p text:style-name="P4">
Modified Time: 2023-05-05T23:02:00+03:00</text:p>
      <text:p text:style-name="P4">
Description: російські війська обстріляли Бахмут фосфором. — Укрінформ.</text:p>
      <text:p text:style-name="P4">
Images: ["<text:a xlink:type="simple" xlink:href="https://static.ukrinform.com/photos/2023_05/thumb_files/630_360_1683317291-125.jpg" text:style-name="Internet_20_link" text:visited-style-name="Visited_20_Internet_20_Link">
630_360_16833...</text:a>
"]</text:p>
      <text:p text:style-name="P4">
Tags: ['Бахмут', 'ССО', 'Війна з росією']</text:p>
      <text:p text:style-name="P4">
Type: Article</text:p>
      <!--METADATA-->
      <text:p text:style-name="P4">
<draw:frame draw:style-name="fr1" draw:name="Image303" text:anchor-type="as-char" svg:width="6.9236in" svg:height="3.956343in" draw:z-index="0">
<draw:image xlink:href="../Images/yкринформ/2023-05-05T23-02-00-03-00/630_360_1683317291-125.jpg" xlink:type="simple" xlink:show="embed" xlink:actuate="onLoad" draw:mime-type="image/jpeg"/>
</draw:frame>
 російськівійська обстріляли Бахмут фосфором.</text:p>
      <text:p text:style-name="P4">
Як передає Укрінформ, про це у своєму <text:a xlink:type="simple" xlink:href="https://t.me/andriyshTime/9406" text:style-name="Internet_20_link" text:visited-style-name="Visited_20_Internet_20_Link">
 </text:a>
написав радник мера Маріуполя Петро Андрющенко.</text:p>
      <text:p text:style-name="P4">
"Бахмут. Фосфор. Сволота нікчемна. В Маріуполі було те саме. Коли не можутьнічого зробити - починається фосфор", - написав він, оприлюднивши відповідневідео.</text:p>
      <text:p text:style-name="P4">
Водночас у пресслужбі Сил спеціальних операцій ЗСУ <text:a xlink:type="simple" xlink:href="https://t.me/ukr_sof/528" text:style-name="Internet_20_link" text:visited-style-name="Visited_20_Internet_20_Link">
</text:a>
 , що їхні підрозділи продовжують боронити місто.</text:p>
      <text:p text:style-name="P4">
"Стоїмо! Воїни ССО разом з побратимами продовжують боронити Бахмут!", -наголосили вони.</text:p>
      <text:p text:style-name="P4">
Як повідомляв Укрінформ, 5 травня <text:a xlink:type="simple" xlink:href="https://www.ukrinform.ua/rubric-ato/3705357-sili-oboroni-vidbili-ponad-30-rosijskih-atak-na-troh-napramkah.html" text:style-name="Internet_20_link" text:visited-style-name="Visited_20_Internet_20_Link">
 </text:a>
 .</text:p>
      <text:p text:style-name="P4">
Source: <text:a xlink:type="simple" xlink:href="https://www.ukrinform.ua/rubric-ato/3705437-rosiani-obstriluut-bahmut-fosforom.html" text:style-name="Internet_20_link" text:visited-style-name="Visited_20_Internet_20_Link">
https://www.ukrinform.ua/rubric-ato/3705437-rosiani-obstriluut-bahmut-fosforom.html</text:a>
</text:p>
      <!--NEWS-->
      <text:h text:style-name="P10" text:outline-level="1">
<text:span text:style-name="T4">
Футболісти «Звягеля» претендують на підвищення у класі</text:span>
</text:h>
      <text:p text:style-name="P4">
Authors: Ukrinform (Person)</text:p>
      <text:p text:style-name="P4">
Publisher: Укринформ (Organization)</text:p>
      <text:p text:style-name="P4">
Published Time: 2023-05-05T23:14:00+03:00</text:p>
      <text:p text:style-name="P4">
Modified Time: 2023-05-05T23:14:00+03:00</text:p>
      <text:p text:style-name="P4">
Description: Одним із претендентів на участь у новому сезоні Прешої ліги є футбольний клуб «Звягель» із одноіменного міста Житомирської області (колишній Новоград-Волинський). — Укрінформ.</text:p>
      <text:p text:style-name="P4">
Images: ["<text:a xlink:type="simple" xlink:href="https://static.ukrinform.com/photos/2023_05/thumb_files/630_360_1683315564-754.jpg" text:style-name="Internet_20_link" text:visited-style-name="Visited_20_Internet_20_Link">
630_360_16833...</text:a>
"]</text:p>
      <text:p text:style-name="P4">
Tags: ['Футбол', 'Новоград-Волинський']</text:p>
      <text:p text:style-name="P4">
Type: Article</text:p>
      <!--METADATA-->
      <text:p text:style-name="P4">
<draw:frame draw:style-name="fr1" draw:name="Image304" text:anchor-type="as-char" svg:width="6.9236in" svg:height="3.956343in" draw:z-index="0">
<draw:image xlink:href="../Images/yкринформ/2023-05-05T23-14-00-03-00/630_360_1683315564-754.jpg" xlink:type="simple" xlink:show="embed" xlink:actuate="onLoad" draw:mime-type="image/jpeg"/>
</draw:frame>
 Одним ізпретендентів на участь у новому сезоні Прешої ліги є футбольний клуб «Звягель»із одноіменного міста Житомирської області (колишній Новоград-Волинський).</text:p>
      <text:p text:style-name="P4">
У 15-му турі Другої ліги «Звягель» сьогодні на виїзді розгромив запорізький«Металург-2» - 5:1, передає Укрінформ.</text:p>
      <text:p text:style-name="P4">
Наступний матч «Звягель» проведе 21 травня також в гостях - протизакарпатського «Хуста».</text:p>
      <text:p text:style-name="P4">
Турнірне становище лідерів: «Нива» (Бузова) - 35 очок (після 14-ти ігор),«Звягель» - 27 (15), «Нива» (Вінниця) - 25 (14), «Хуст» - 22 (13), «Чайка»(Київщина) - 22 (13).</text:p>
      <text:p text:style-name="P4">
Зазначимо, що підвищення у класі оформлять дві перші команди розіграшу.</text:p>
      <text:p text:style-name="P4">
<text:span text:style-name="T4">
Читайте також:</text:span>
 <text:a xlink:type="simple" xlink:href="https://www.ukrinform.ua/rubric-society/3615895-novogradvolinskij-perejmenuvali-na-zvagel.html" text:style-name="Internet_20_link" text:visited-style-name="Visited_20_Internet_20_Link">
 <text:span text:style-name="T4">
Новоград</text:span>
 <text:span text:style-name="T4">
Волинський</text:span>
</text:a>
</text:p>
      <text:p text:style-name="P4">
Як повідомляв Укрінформ, «Звягель» минулого сезону був учасником аматорськогочемпіонату України, здобувши професійного статусу та участі у змаганнях підегідою Професіональної футбольної ліги (ПФЛ).</text:p>
      <text:p text:style-name="P4">
Фото: zhoff.org.ua.</text:p>
      <text:p text:style-name="P4">
Source: <text:a xlink:type="simple" xlink:href="https://www.ukrinform.ua/rubric-sports/3705432-futbolisti-zvagela-vijsli-na-druge-misce-u-drugij-lizi-pfl.html" text:style-name="Internet_20_link" text:visited-style-name="Visited_20_Internet_20_Link">
https://www.ukrinform.ua/rubric-sports/3705432-futbolisti-zvagela-vijsli-na-druge-misce-u-drugij-lizi-pfl.html</text:a>
</text:p>
      <!--NEWS-->
      <text:h text:style-name="P10" text:outline-level="1">
<text:span text:style-name="T4">
росіяни обстріляли поліцейських, які евакуювали цивільних із Бахмута: є загибла</text:span>
</text:h>
      <text:p text:style-name="P4">
Authors: Ukrinform (Person)</text:p>
      <text:p text:style-name="P4">
Publisher: Укринформ (Organization)</text:p>
      <text:p text:style-name="P4">
Published Time: 2023-05-05T23:25:00+03:00</text:p>
      <text:p text:style-name="P4">
Modified Time: 2023-05-05T23:25:00+03:00</text:p>
      <text:p text:style-name="P4">
Description: російські окупанти у п’ятницю, 5 травня, обстріляли поліцейських, які евакуювали з Бахмута Донецької області мирних жителів, загинула літня жінка. — Укрінформ.</text:p>
      <text:p text:style-name="P4">
Images: ["<text:a xlink:type="simple" xlink:href="https://static.ukrinform.com/photos/2022_12/thumb_files/630_360_1671467664-524.jpg" text:style-name="Internet_20_link" text:visited-style-name="Visited_20_Internet_20_Link">
630_360_16714...</text:a>
"]</text:p>
      <text:p text:style-name="P4">
Tags: ['Бахмут', 'Евакуація', 'Смерть', 'Агресія РФ', 'Війна з росією']</text:p>
      <text:p text:style-name="P4">
Type: Article</text:p>
      <!--METADATA-->
      <text:p text:style-name="P4">
<draw:frame draw:style-name="fr1" draw:name="Image305" text:anchor-type="as-char" svg:width="6.9236in" svg:height="3.956343in" draw:z-index="0">
<draw:image xlink:href="../Images/yкринформ/2023-05-05T23-25-00-03-00/630_360_1671467664-524.jpg" xlink:type="simple" xlink:show="embed" xlink:actuate="onLoad" draw:mime-type="image/jpeg"/>
</draw:frame>
 російськіокупанти у п’ятницю, 5 травня, обстріляли поліцейських, які евакуювали зБахмута Донецької області мирних жителів, загинула літня жінка.</text:p>
      <text:p text:style-name="P4">
Про це <text:a xlink:type="simple" xlink:href="https://dn.npu.gov.ua/news/ruslan-osypenko-pid-chas-ekstrenoi-evakuatsii-z-peredovoi-bakhmuta-vdalosia-vriatuvaty-4-liudei" text:style-name="Internet_20_link" text:visited-style-name="Visited_20_Internet_20_Link">
 </text:a>
 Головне управління Нацполіції в області, передає Укрінформ.</text:p>
      <text:p text:style-name="P4">
Група з приблизно 20 цивільних ховалася від постійних російських обстрілів упідвалі будинку поруч із лінією фронту, у них закінчувалася їжа. Дорятувальної операції долучилося керівництво поліції, ДСНС, ЗСУ та обласнавійськова адміністрація. Було створено евакуаційні групи з поліцейськихпідрозділу Білий Янгол, парамедиків і спецпризначенців, які забезпечувалиприкриття. Групи супроводжували патрульні.</text:p>
      <text:p text:style-name="P4">
«Дорога вкрай небезпечна, у цьому районі по нас працює все — арта, РСЗВ,міномети, ПТУРи. Тому обрали нічний час, щоб евакуювати людей із найменшимризиком, а маршрут пропрацювали разом із ЗСУ», — розповів начальник обласноїполіції Руслан Осипенко, який керував роботою правоохоронців на місці.</text:p>
      <text:p text:style-name="P4">
<text:span text:style-name="T4">
Читайте також:</text:span>
 <text:span text:style-name="T4">
<text:a xlink:type="simple" xlink:href="https://www.ukrinform.ua/rubric-ato/3705437-rosiani-obstriluut-bahmut-fosforom.html" text:style-name="Internet_20_link" text:visited-style-name="Visited_20_Internet_20_Link">
 </text:a>
 </text:span>
</text:p>
      <text:p text:style-name="P4">
Військові евакуювали мешканців Бахмута на спецтранспорті та передалиполіцейським, їх вивозили із зони бойових дій окремими групами. Вони змоглиевакуювати лише п'ятьох людей, які в цей час перебували в укритті,місцезнаходження решти невідоме. Російські окупанти обстріляли екіпажі, вбившижінку похилого віку на очах у сина, повідомили в поліції.</text:p>
      <text:p text:style-name="P4">
«У безпечне місце доставили чотирьох людей, які мешкали в цьому укриттіщонайменше місяць. Їхні родини евакуювали перед цим. Практично в усіхзруйноване житло. Люди харчувалися із запасів, схудли. Наразі військоваадміністрація забезпечує їм всю необхідну допомогу. Щодо загиблої жінки — будевизначено локацію, де син зможе її поховати», — сказав Осипенко.</text:p>
      <text:p text:style-name="P4">
Він також закликав мешканців Костянтинівки, Часового Яру, а також усіхнаселених пунктів поряд із гарячими точками евакуюватися.</text:p>
      <text:p text:style-name="P4">
Як раніше повідомлялося, армія рф щосили <text:span text:style-name="T4">
_<text:a xlink:type="simple" xlink:href="https://www.ukrinform.ua/rubric-ato/3705187-zagarbniki-namagautsa-vzati-bahmut-pid-kontrol-do-9-travna-malar.html" text:style-name="Internet_20_link" text:visited-style-name="Visited_20_Internet_20_Link">
</text:a>
 _ </text:span>
</text:p>
      <text:p text:style-name="P4">
Source: <text:a xlink:type="simple" xlink:href="https://www.ukrinform.ua/rubric-ato/3705444-rosiani-obstrilali-policejskih-aki-evakuuvali-civilnih-iz-bahmuta-e-zagibla.html" text:style-name="Internet_20_link" text:visited-style-name="Visited_20_Internet_20_Link">
https://www.ukrinform.ua/rubric-ato/3705444-rosiani-obstrilali-policejskih-aki-evakuuvali-civilnih-iz-bahmuta-e-zagibla.html</text:a>
</text:p>
      <!--NEWS-->
      <text:h text:style-name="P10" text:outline-level="1">
<text:span text:style-name="T4">
Санду: Ми в безпеці лише завдяки Україні, росія прагне відродити срср</text:span>
</text:h>
      <text:p text:style-name="P4">
Authors: Ukrinform (Person)</text:p>
      <text:p text:style-name="P4">
Publisher: Укринформ (Organization)</text:p>
      <text:p text:style-name="P4">
Published Time: 2023-05-05T23:42:00+03:00</text:p>
      <text:p text:style-name="P4">
Modified Time: 2023-05-05T23:42:00+03:00</text:p>
      <text:p text:style-name="P4">
Description: Молдовська президентка Мая Санду вважає, що росія в разі успішного захоплення України продовжила б експансію – зокрема ввівши війська на територію Молдови. — Укрінформ.</text:p>
      <text:p text:style-name="P4">
Images: ["<text:a xlink:type="simple" xlink:href="https://static.ukrinform.com/photos/2022_04/thumb_files/630_360_1649072093-943.jpg" text:style-name="Internet_20_link" text:visited-style-name="Visited_20_Internet_20_Link">
630_360_16490...</text:a>
"]</text:p>
      <text:p text:style-name="P4">
Tags: ['Молдова', 'Україна', 'Агресія РФ', 'Санду', 'Війна з росією']</text:p>
      <text:p text:style-name="P4">
Type: Article</text:p>
      <!--METADATA-->
      <text:p text:style-name="P4">
<draw:frame draw:style-name="fr1" draw:name="Image306" text:anchor-type="as-char" svg:width="6.9236in" svg:height="3.956343in" draw:z-index="0">
<draw:image xlink:href="../Images/yкринформ/2023-05-05T23-42-00-03-00/630_360_1649072093-943.jpg" xlink:type="simple" xlink:show="embed" xlink:actuate="onLoad" draw:mime-type="image/jpeg"/>
</draw:frame>
 Молдовськапрезидентка Мая Санду вважає, що росія в разі успішного захоплення Українипродовжила б експансію – зокрема ввівши війська на територію Молдови.</text:p>
      <text:p text:style-name="P4">
Про це передає Укрінформ із посиланням на " <text:a xlink:type="simple" xlink:href="https://www.eurointegration.com.ua/news/2023/05/5/7161128/" text:style-name="Internet_20_link" text:visited-style-name="Visited_20_Internet_20_Link">
</text:a>
 ".</text:p>
      <text:p text:style-name="P4">
"Я не вірю, що вони (росіяни – ред.) зупинилися б на кордоні. Сьогодні ми вбезпеці лише завдяки Україні", – підкреслила президентка Молдови, додавши, щов перші тижні повномасштабного вторгнення, коли така загроза ще існувала,країна зосередилась на прийняті біженців.</text:p>
      <text:p text:style-name="P4">
<text:span text:style-name="T4">
Читайте також:</text:span>
 <text:span text:style-name="T4">
<text:a xlink:type="simple" xlink:href="https://www.ukrinform.ua/rubric-world/3701486-sandu-zvinuvatila-rf-u-sprobah-destabilizuvati-situaciu-v-moldovi.html" text:style-name="Internet_20_link" text:visited-style-name="Visited_20_Internet_20_Link">
 </text:a>
 </text:span>
</text:p>
      <text:p text:style-name="P4">
В інтерв’ю Financial Times на питання, чи планувала Санду виїхати з Молдови вразі нападу рф, вона відповіла, що ні.</text:p>
      <text:p text:style-name="P4">
"Я б залишилася (в Молдові – ред.), але ми розраховували на те, що намдоведеться допомогти якомога більшій кількості наших людей перейти в безпечнемісце, яким є Румунія", – додала президентка.</text:p>
      <text:p text:style-name="P4">
<text:span text:style-name="T4">
Читайте також:</text:span>
 <text:span text:style-name="T4">
<text:a xlink:type="simple" xlink:href="https://www.ukrinform.ua/rubric-world/3703021-u-moldovi-zatrimali-vicegolovu-prorosijskoi-partii-sor-tauber.html" text:style-name="Internet_20_link" text:visited-style-name="Visited_20_Internet_20_Link">
 </text:a>
 </text:span>
</text:p>
      <text:p text:style-name="P4">
На думку Санду, росіяни агресією проти України намагаються "переробитирадянський союз".</text:p>
      <text:p text:style-name="P4">
"Вони хочуть повернути старі часи. А ми цього не хочемо. Молдова була частиноюбуферної зони протягом 30 років, і для нас це означало бідність, корупцію,погане управління, еміграцію. Ми хочемо бути частиною демократичного світу", –наголосила вона.</text:p>
      <text:p text:style-name="P4">
<text:span text:style-name="T4">
Читайте також:</text:span>
 <text:span text:style-name="T4">
<text:a xlink:type="simple" xlink:href="https://www.ukrinform.ua/rubric-polytics/3690097-moldova-pidtrimue-ideu-spectribunalu-proti-rf-i-gotova-dopomogti-u-zbori-informacii-sandu.html" text:style-name="Internet_20_link" text:visited-style-name="Visited_20_Internet_20_Link">
 </text:a>
 </text:span>
</text:p>
      <text:p text:style-name="P4">
Як зазначає журналіст Financial Times, під час їхньої розмови "Санду рідкопила, але охоче підіймала тост за перемогу України".</text:p>
      <text:p text:style-name="P4">
Раніше президент Молдови Мая Санду <text:span text:style-name="T4">
_<text:a xlink:type="simple" xlink:href="https://www.ukrinform.ua/rubric-world/3701486-sandu-zvinuvatila-rf-u-sprobah-destabilizuvati-situaciu-v-moldovi.html" text:style-name="Internet_20_link" text:visited-style-name="Visited_20_Internet_20_Link">
 </text:a>
 _ </text:span>
 на тлі майбутніх виборів глави автономного територіальногоутворення Гагаузія, де, за її словами, багато кандидатів були російськимиагентами.</text:p>
      <text:p text:style-name="P4">
Source: <text:a xlink:type="simple" xlink:href="https://www.ukrinform.ua/rubric-ato/3705445-sandu-mi-v-bezpeci-lise-zavdaki-ukraini-rosia-pragne-vidroditi-srsr.html" text:style-name="Internet_20_link" text:visited-style-name="Visited_20_Internet_20_Link">
https://www.ukrinform.ua/rubric-ato/3705445-sandu-mi-v-bezpeci-lise-zavdaki-ukraini-rosia-pragne-vidroditi-srsr.html</text:a>
</text:p>
      <!--NEWS-->
      <text:h text:style-name="P10" text:outline-level="1">
<text:span text:style-name="T4">
Данія та Німеччина цього місяця передадуть Україні 80 танків Leopard I</text:span>
</text:h>
      <text:p text:style-name="P4">
Authors: Ukrinform (Person)</text:p>
      <text:p text:style-name="P4">
Publisher: Укринформ (Organization)</text:p>
      <text:p text:style-name="P4">
Published Time: 2023-05-05T23:55:00+03:00</text:p>
      <text:p text:style-name="P4">
Modified Time: 2023-05-05T23:55:00+03:00</text:p>
      <text:p text:style-name="P4">
Description: Німеччина та Данія мають намір уже цього місяця передати Україні 80 бойових танків минулого покоління Leopard I. — Укрінформ.</text:p>
      <text:p text:style-name="P4">
Images: ["<text:a xlink:type="simple" xlink:href="https://static.ukrinform.com/photos/2023_05/thumb_files/630_360_1683286487-915.jpg" text:style-name="Internet_20_link" text:visited-style-name="Visited_20_Internet_20_Link">
630_360_16832...</text:a>
"]</text:p>
      <text:p text:style-name="P4">
Tags: ['Данія', 'Німеччина', ' танк Leopard']</text:p>
      <text:p text:style-name="P4">
Type: Article</text:p>
      <!--METADATA-->
      <text:p text:style-name="P4">
<draw:frame draw:style-name="fr1" draw:name="Image307" text:anchor-type="as-char" svg:width="6.9236in" svg:height="3.956343in" draw:z-index="0">
<draw:image xlink:href="../Images/yкринформ/2023-05-05T23-55-00-03-00/630_360_1683286487-915.jpg" xlink:type="simple" xlink:show="embed" xlink:actuate="onLoad" draw:mime-type="image/jpeg"/>
</draw:frame>
 Німеччината Данія мають намір уже цього місяця передати Україні 80 бойових танківминулого покоління Leopard I.</text:p>
      <text:p text:style-name="P4">
Як повідомляє кореспондент Укрінформу, про це із посиланням на слова в.о.міністра оборони Данії Троельса Лунда Поулсена пише <text:a xlink:type="simple" xlink:href="https://polskieradio24.pl/5/1223/artykul/3162741,leopardy-dla-ukrainy-dania-i-niemcy-przekaza-80-czolgow" text:style-name="Internet_20_link" text:visited-style-name="Visited_20_Internet_20_Link">
</text:a>
 .</text:p>
      <text:p text:style-name="P4">
“Поставка, перша партія якої буде зараз зроблена, є дуже великою”, - сказавПоулсен.</text:p>
      <text:p text:style-name="P4">
<text:span text:style-name="T4">
Читайте також:</text:span>
 <text:span text:style-name="T4">
<text:a xlink:type="simple" xlink:href="https://www.ukrinform.ua/rubric-world/3703669-nimecki-virobniki-vladnali-superecku-sodo-intelektualnih-prav-na-tanki-leopard-2.html" text:style-name="Internet_20_link" text:visited-style-name="Visited_20_Internet_20_Link">
 </text:a>
 </text:span>
</text:p>
      <text:p text:style-name="P4">
Зазначається, що усі передані танки будуть готові до використання українськимизахисниками вже до 1 червня.</text:p>
      <text:p text:style-name="P4">
“Танки Leopard I мають дуже хороші вогневі та транспортні характеристики”, -зазначив в.о. міністра оборони Данії.</text:p>
      <text:p text:style-name="P4">
<text:span text:style-name="T4">
Читайте також:</text:span>
 <text:span text:style-name="T4">
<text:a xlink:type="simple" xlink:href="https://www.ukrinform.ua/rubric-ato/3702155-do-polsi-pribuli-persi-sist-tankiv-leopard-2-vid-ispanii-dla-ukraini.html" text:style-name="Internet_20_link" text:visited-style-name="Visited_20_Internet_20_Link">
 </text:a>
 </text:span>
</text:p>
      <text:p text:style-name="P4">
Polskie Radio пояснює, що у Данії танки Leopard I були зняті з озброєння у2005-му році, коли їх замінили сучасніші Leopard II. З того часу вонизберігаються в ангарах.</text:p>
      <text:p text:style-name="P4">
“На додачу до <text:span text:style-name="T4">
<text:a xlink:type="simple" xlink:href="https://www.ukrinform.ua/tag-tank" text:style-name="Internet_20_link" text:visited-style-name="Visited_20_Internet_20_Link">
 </text:a>
 </text:span>
 , будуть переданітакож запасні частини та боєприпаси”, - йдеться у матеріалі.</text:p>
      <text:p text:style-name="P4">
<text:span text:style-name="T4">
Читайте також:</text:span>
 <text:span text:style-name="T4">
<text:a xlink:type="simple" xlink:href="https://www.ukrinform.ua/rubric-ato/3700884-hab-dla-remontu-ukrainskih-leopard-2-zapracue-u-polsi-v-travni-blasak.html" text:style-name="Internet_20_link" text:visited-style-name="Visited_20_Internet_20_Link">
 </text:a>
 </text:span>
</text:p>
      <text:p text:style-name="P4">
Зауважимо, що українські танкісти вже проходять за кордоном навчання на цихмашинах, тож матимуть змогу їх використовувати негайно.</text:p>
      <text:p text:style-name="P4">
Source: <text:a xlink:type="simple" xlink:href="https://www.ukrinform.ua/rubric-ato/3705447-dania-ta-nimeccina-cogo-misaca-peredadut-ukraini-80-tankiv-leopard-i.html" text:style-name="Internet_20_link" text:visited-style-name="Visited_20_Internet_20_Link">
https://www.ukrinform.ua/rubric-ato/3705447-dania-ta-nimeccina-cogo-misaca-peredadut-ukraini-80-tankiv-leopard-i.html</text:a>
</text:p>
      <!--NEWS-->
      <text:h text:style-name="P10" text:outline-level="1">
<text:span text:style-name="T4">
У Мінреінтеграції розповіли як оформити допомогу при народженні дитини під час перебування за кордоном</text:span>
</text:h>
      <text:p text:style-name="P4">
Author: ['АРМІЯINFORM']</text:p>
      <text:p text:style-name="P4">
Time: 2023-05-05T31:00:00-04:00</text:p>
      <text:p text:style-name="P4">
Description: Міністерство з питань реінтеграції тимчасово окупованих територій України на свої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minreintegracziyi-1.jpg" text:style-name="Internet_20_link" text:visited-style-name="Visited_20_Internet_20_Link">
minreintegracziyi-1.jpg</text:a>
', '<text:a xlink:type="simple" xlink:href="https://armyinform.com.ua/wp-content/uploads/2023/05/345189364_541725791369358_1306227055557944909_n-1.jpg" text:style-name="Internet_20_link" text:visited-style-name="Visited_20_Internet_20_Link">
345189364_541725791369358_1306227055557944909_n-1.jpg</text:a>
']</text:p>
      <text:p text:style-name="P4">
Tags: ['STOPRUSSIA', 'АГРЕСІЯ РФ', 'ВІЙНА', 'ВТОРГНЕННЯ РФ', 'МІНРЕІНТЕГРАЦІЇ', 'СОЦІАЛЬНА ДОПОМОГА', 'УКРАЇНСЬКІ МІГРАНТИ']</text:p>
      <text:p text:style-name="P4">
Category: News</text:p>
      <!--METADATA-->
      <text:p text:style-name="P4">
<draw:frame draw:style-name="fr1" draw:name="Image308" text:anchor-type="as-char" svg:width="6.9236in" svg:height="4.384534in" draw:z-index="0">
<draw:image xlink:href="../Images/AРМІЯINFORM/2023-05-05T31-00-00-04-00/minreintegracziyi-1.jpg" xlink:type="simple" xlink:show="embed" xlink:actuate="onLoad" draw:mime-type="image/jpeg"/>
</draw:frame>
</text:p>
      <text:p text:style-name="P4">
Міністерство з питань реінтеграції тимчасово окупованих територій України насвоїй офіційній сторінці у Facebook<text:a xlink:type="simple" xlink:href="https://www.facebook.com/MReintegration/posts/pfbid02ZG2HQvBcHtuGgCyMdWpdYgYzLLrA73WgvUCto6xGmJnH4sa9UH1mxHUtcYyAt1YYl" text:style-name="Internet_20_link" text:visited-style-name="Visited_20_Internet_20_Link">
розмістили</text:a>
інфографіку із порадами як українцям оформити допомогу при народженні дитинипід час перебування за кордоном.</text:p>
      <text:p text:style-name="P4">
Українці, у яких під час тимчасового перебування за кордоном з’явилася дитина,зможуть дистанційно подати документи на призначення допомоги при їїнародженні.</text:p>
      <ul>
        <li>
Для отримання коштів один ізбатьків має надіслати заяву на призначення допомоги та відповідні документи до органу соціального захисту в Україні за своїм зареєстрованим місцем проживання.  * Докладно проте, як дистанційно подати документи й отримати допомогу при народженні дитини, описано в наведеній інфографіці.</li>
      </ul>
      <text:p text:style-name="P4">
<draw:frame draw:style-name="fr1" draw:name="Image309" text:anchor-type="as-char" svg:width="6.9236in" svg:height="5.1927in" draw:z-index="0">
<draw:image xlink:href="../Images/AРМІЯINFORM/2023-05-05T31-00-00-04-00/345189364_541725791369358_1306227055557944909_n-1.jpg" xlink:type="simple" xlink:show="embed" xlink:actuate="onLoad" draw:mime-type="image/jpeg"/>
</draw:frame>
</text:p>
      <text:p text:style-name="P4">
Source: <text:a xlink:type="simple" xlink:href="https://armyinform.com.ua/2023/05/05/u-minreintegracziyi-rozpovily-yak-oformyty-dopomogu-pry-narodzhenni-dytyny-pid-chas-perebuvannya-za-kordonom/" text:style-name="Internet_20_link" text:visited-style-name="Visited_20_Internet_20_Link">
https://armyinform.com.ua/2023/05/05/u-minreintegracziyi-rozpovily-yak-oformyty-dopomogu-pry-narodzhenni-dytyny-pid-chas-perebuvannya-za-kordonom/</text:a>
</text:p>
      <!--NEWS-->
      <text:h text:style-name="P10" text:outline-level="1">
<text:span text:style-name="T4">
Троє мешканців Дніпропетровщини отримали підозру в колабораціонізмі</text:span>
</text:h>
      <text:p text:style-name="P4">
Author: ['АРМІЯINFORM']</text:p>
      <text:p text:style-name="P4">
Time: 2023-05-05T32:00:00-04:00</text:p>
      <text:p text:style-name="P4">
Description: Трьом мешканцям м. Павлограда повідомлено про підозру у колабораційній діяльност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2023-05-04_16-06-00.jpg" text:style-name="Internet_20_link" text:visited-style-name="Visited_20_Internet_20_Link">
photo_2023-05-04_16-06-00.jpg</text:a>
']</text:p>
      <text:p text:style-name="P4">
Tags: ['STOPRUSSIA', 'АГРЕСІЯ РФ', 'ВТОРГНЕННЯ РФ', 'ОФІС ГЕНЕРАЛЬНОГО ПРОКУРОРА УКРАЇНИ']</text:p>
      <text:p text:style-name="P4">
Category: News</text:p>
      <!--METADATA-->
      <text:p text:style-name="P4">
<draw:frame draw:style-name="fr1" draw:name="Image310" text:anchor-type="as-char" svg:width="6.9236in" svg:height="3.894525in" draw:z-index="0">
<draw:image xlink:href="../Images/AРМІЯINFORM/2023-05-05T32-00-00-04-00/photo_2023-05-04_16-06-00.jpg" xlink:type="simple" xlink:show="embed" xlink:actuate="onLoad" draw:mime-type="image/jpeg"/>
</draw:frame>
</text:p>
      <text:p text:style-name="P4">
Трьом мешканцям м. Павлограда повідомлено про підозру у колабораційнійдіяльності. Усі троє поширювали антиукраїнський контент у соцмережах.</text:p>
      <text:p text:style-name="P4">
Так, після початку широкомасштабного вторгнення рф в Україну двоє зпроросійськи налаштованих мешканок м. Тернівка Павлоградського районурозміщували антиукраїнські дописи із підтримкою військовими рф. В нихзаперечували тимчасову окупацію російськими військами частини територіїУкраїни.</text:p>
      <text:p text:style-name="P4">
Також викрито жителя м. Павлограда, який через власний акаунт у забороненійсоцмережі опубліковував дописи, в яких схвалював проведення так званої«спецоперації» на території України та підтримував дії держави-агресора.</text:p>
      <text:p text:style-name="P4">
Під час обшуків за місцями мешкання підозрюваних вилучено мобільні телефони такомп’ютерну техніку із доказами їх причетності до протиправної діяльності.</text:p>
      <text:p text:style-name="P4">
<text:span text:style-name="T4">
Джерело:</text:span>
 <text:a xlink:type="simple" xlink:href="https://t.me/pgo_gov_ua/11821" text:style-name="Internet_20_link" text:visited-style-name="Visited_20_Internet_20_Link">
<text:span text:style-name="T5">
Офіс Генерального прокурораУкраїни</text:span>
</text:a>
</text:p>
      <text:p text:style-name="P4">
Source: <text:a xlink:type="simple" xlink:href="https://armyinform.com.ua/2023/05/05/troye-meshkancziv-dnipropetrovshhyny-otrymaly-pidozru-u-kolaboraczionizmi/" text:style-name="Internet_20_link" text:visited-style-name="Visited_20_Internet_20_Link">
https://armyinform.com.ua/2023/05/05/troye-meshkancziv-dnipropetrovshhyny-otrymaly-pidozru-u-kolaboraczionizmi/</text:a>
</text:p>
      <!--NEWS-->
      <text:h text:style-name="P10" text:outline-level="1">
<text:span text:style-name="T4">
Державний мультиплекс МХ-7 готовий до роботи — телемовленням буде покрито понад 90% території України</text:span>
</text:h>
      <text:p text:style-name="P4">
Author: ['АРМІЯINFORM']</text:p>
      <text:p text:style-name="P4">
Time: 2023-05-05T33:00:00-04:00</text:p>
      <text:p text:style-name="P4">
Description: Концерн радіомовлення, радіозв’язку та телебачення, який належить до сфери управлі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mh-7.png" text:style-name="Internet_20_link" text:visited-style-name="Visited_20_Internet_20_Link">
mh-7.png</text:a>
']</text:p>
      <text:p text:style-name="P4">
Tags: ['ДЕРЖСПЕЦЗВ’ЯЗКУ', 'КОНЦЕРН РРТ', 'ПРОПАГАНДА', 'ТЕЛЕВІЗІЙНЕ МОВЛЕННЯ']</text:p>
      <text:p text:style-name="P4">
Category: News</text:p>
      <!--METADATA-->
      <text:p text:style-name="P4">
<draw:frame draw:style-name="fr1" draw:name="Image311" text:anchor-type="as-char" svg:width="6.9236in" svg:height="5.204239in" draw:z-index="0">
<draw:image xlink:href="../Images/AРМІЯINFORM/2023-05-05T33-00-00-04-00/mh-7.png" xlink:type="simple" xlink:show="embed" xlink:actuate="onLoad" draw:mime-type="image/png"/>
</draw:frame>
</text:p>
      <text:p text:style-name="P4">
Концерн радіомовлення, радіозв’язку та телебачення, який належить до сфериуправління Держспецзв’язку, готовий до запуску загальнонаціональної цифровоїбагатоканальної телемережі MX-7.</text:p>
      <text:p text:style-name="P4">
Про це <text:a xlink:type="simple" xlink:href="https://cip.gov.ua/ua/news/derzhavnii-multipleks-mkh-7-gotovii-rozpochati-robotu-televiziinim-movlennyam-bude-pokrito-ponad-90-teritoriyi-ukrayini" text:style-name="Internet_20_link" text:visited-style-name="Visited_20_Internet_20_Link">
повідомляє</text:a>
 Державна служба спеціального зв’язку та захистуінформації України на своєму офіційному сайті.</text:p>
      <text:p text:style-name="P4">
Мережа працюватиме у метровому діапазоні, захищеному від перепланування, іпокриватиме мовленням понад 90% території України. У тому числі —частинурайонів тимчасово окупованих територій, а також населені пункти, розташованіна кордонах із рф та білоруссю: у Харківській, Сумській, Чернігівській,Рівненській, Житомирській, Волинській областях, де зараз можуть транслюватисяросійські телеканали з потужних передавальних ворожих станцій.</text:p>
      <text:p text:style-name="P4">
Сигнал надаватимуть у некодованому вигляді. Пакет телеканалів будебезкоштовним для глядачів. Концерн РРТ уже повідомив Національну раду Україниз питань телебачення і радіомовлення про готовність до запуску. Нацрада маєоголосити та провести конкурс на мовлення в мережі МХ-7.</text:p>
      <text:p text:style-name="P4">
«Запуск загальнонаціональної цифрової багатоканальної телемережі MX-7 —важливий крок у протистоянні російській пропаганді. Незважаючи на складнуобстановку в країні, ми виконали поставлені перед нами завдання та зробили всеможливе, щоб забезпечити сигналом наших громадян, позбавлених змоги дивитисяукраїнське телебачення», — зазначає голова Держспецзв’язку Юрій Щиголь.</text:p>
      <text:p text:style-name="P4">
Нагадаємо, що для забезпечення інформаційної безпеки, захисту інтересівсуспільства, протидії зовнішньому негативному інформаційному впливу тарозвитку інформаційної інфраструктури в умовах гібридної війни Уряд ще усерпні 2021 року затвердив Програму підвищення обороноздатності та безпекидержави в частині матеріально-технічного забезпечення побудови операторомКонцерном радіомовлення, радіозв’язку та телебачення загальнонаціональноїцифрової багатоканальної телемережі MX-7.</text:p>
      <text:p text:style-name="P4">
Пропаганда — один із видів зброї російської влади, яку вона почалавикористовувати в Україні значно активніше від початку повномасштабної війни.Надзвичайно важливо, щоб українці могли успішно протистояти російськомуінформаційному впливу, мали безперебійний доступ до правдивої інформації,зокрема — могли дивитися українське телебачення у будь-якому куточку країни.</text:p>
      <text:p text:style-name="P4">
Держспецзв’язку наголошує, що для будівництва мережі Концерн РРТ залучивкредит під гарантії Уряду. Монтаж першого передавача розпочався 20 січня 2022року. Повномасштабне воєнне вторгнення росії в Україну дещо скорегувало строкизапуску MX-7. Проте, навіть у важких умовах війни, робота закінчена.</text:p>
      <text:p text:style-name="P4">
Source: <text:a xlink:type="simple" xlink:href="https://armyinform.com.ua/2023/05/05/derzhavnyj-multypleks-mh-7-gotovyj-rozpochaty-robotu-televizijnym-movlennyam-bude-pokryto-ponad-90-terytoriyi-ukrayiny/" text:style-name="Internet_20_link" text:visited-style-name="Visited_20_Internet_20_Link">
https://armyinform.com.ua/2023/05/05/derzhavnyj-multypleks-mh-7-gotovyj-rozpochaty-robotu-televizijnym-movlennyam-bude-pokryto-ponad-90-terytoriyi-ukrayiny/</text:a>
</text:p>
      <!--NEWS-->
      <text:h text:style-name="P10" text:outline-level="1">
<text:span text:style-name="T4">
Жителя Бахмута засуджено до 7 років за ґратами за поширення інформації про розташування ЗСУ</text:span>
</text:h>
      <text:p text:style-name="P4">
Author: ['АРМІЯINFORM']</text:p>
      <text:p text:style-name="P4">
Time: 2023-05-05T34:00:00-04:00</text:p>
      <text:p text:style-name="P4">
Description: За публічного обвинувачення прокурорів Донецької обласної прокуратури суд ухвалив виро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ofis-genprok.jpg" text:style-name="Internet_20_link" text:visited-style-name="Visited_20_Internet_20_Link">
ofis-genprok.jpg</text:a>
']</text:p>
      <text:p text:style-name="P4">
Tags: ['STOPRUSSIA', 'КОЛОБОРАНТ', 'ОФІС ГЕНЕРАЛЬНОГО ПРОКУРОРА УКРАЇНИ']</text:p>
      <text:p text:style-name="P4">
Category: News</text:p>
      <!--METADATA-->
      <text:p text:style-name="P4">
<draw:frame draw:style-name="fr1" draw:name="Image312" text:anchor-type="as-char" svg:width="6.9236in" svg:height="3.883237in" draw:z-index="0">
<draw:image xlink:href="../Images/AРМІЯINFORM/2023-05-05T34-00-00-04-00/ofis-genprok.jpg" xlink:type="simple" xlink:show="embed" xlink:actuate="onLoad" draw:mime-type="image/jpeg"/>
</draw:frame>
</text:p>
      <text:p text:style-name="P4">
За публічного обвинувачення прокурорів Донецької обласної прокуратури судухвалив вирок громадянину за поширення інформації про розташування ЗбройнихСил України та зберігання вогнепальної зброї (ч. 2 ст. 114-2, ч. 1 ст. 263 ККУкраїни). Його засуджено до 7 років позбавлення волі,<text:a xlink:type="simple" xlink:href="https://www.gp.gov.ua/ua/posts/rozmishhuvav-u-prorosiiskomu-cat-boti-koordinati-zsu-zitelya-m-baxmut-zasudzeno-do-7-rokiv-za-gratami" text:style-name="Internet_20_link" text:visited-style-name="Visited_20_Internet_20_Link">
повідомляє</text:a>
 ОфісГенерального прокурора.</text:p>
      <text:p text:style-name="P4">
Прокурори у суді довели, що у червні-липні 2022 року чоловік з власноготелефону розміщував у проросійському чат-боті месенджера «Telegram» інформаціювійськового характеру. Він поширював координати місць розташуваннявійськовослужбовців і техніки ЗСУ у м. Бахмуті.</text:p>
      <text:p text:style-name="P4">
Також він знайшов на території міста автомат АК-74 та зберігав його безпередбаченого законом дозволу в одній з покинутих будівель.</text:p>
      <text:p text:style-name="P4">
Досудове розслідування здійснювалось ГУ СБУ в Донецькій та Луганськійобластях.</text:p>
      <text:p text:style-name="P4">
На вирок Дружківського міського суду чоловік чекав у слідчому ізоляторі.</text:p>
      <text:p text:style-name="P4">
Source: <text:a xlink:type="simple" xlink:href="https://armyinform.com.ua/2023/05/05/zhytelya-bahmuta-zasudzheno-do-7-rokiv-za-gratamy-za-poshyrennya-informacziyi-pro-roztashuvannya-zsu/" text:style-name="Internet_20_link" text:visited-style-name="Visited_20_Internet_20_Link">
https://armyinform.com.ua/2023/05/05/zhytelya-bahmuta-zasudzheno-do-7-rokiv-za-gratamy-za-poshyrennya-informacziyi-pro-roztashuvannya-zsu/</text:a>
</text:p>
      <!--NEWS-->
      <text:h text:style-name="P10" text:outline-level="1">
<text:span text:style-name="T4">
Дружина рашиста скаржиться, що з росармії не комісують навіть з відсутніми кінцівками — перехоплення ГУР</text:span>
</text:h>
      <text:p text:style-name="P4">
Author: ['АРМІЯINFORM']</text:p>
      <text:p text:style-name="P4">
Time: 2023-05-05T35:00:00-04:00</text:p>
      <text:p text:style-name="P4">
Description: Дружина військовослужбовця розповідає про різні випадки з пораненнями на вій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gurperehoplennya.jpg" text:style-name="Internet_20_link" text:visited-style-name="Visited_20_Internet_20_Link">
gurperehoplennya.jpg</text:a>
']</text:p>
      <text:p text:style-name="P4">
Tags: ['STOPRUSSIA', 'АГРЕСІЯ РФ', 'ВТОРГНЕННЯ РФ', 'ГУР МО УКРАЇНИ', 'ГУР ПЕРЕХОПЛЕННЯ']</text:p>
      <text:p text:style-name="P4">
Category: News</text:p>
      <!--METADATA-->
      <text:p text:style-name="P4">
<draw:frame draw:style-name="fr1" draw:name="Image313" text:anchor-type="as-char" svg:width="6.9236in" svg:height="3.894525in" draw:z-index="0">
<draw:image xlink:href="../Images/AРМІЯINFORM/2023-05-05T35-00-00-04-00/gurperehoplennya.jpg" xlink:type="simple" xlink:show="embed" xlink:actuate="onLoad" draw:mime-type="image/jpeg"/>
</draw:frame>
</text:p>
      <text:p text:style-name="P4">
Дружина військовослужбовця розповідає про різні випадки з пораненнями на війніта ситуації, за яких солдатів з відсутніми кінцівками відмовляються комісуватий з лікарні повертають назад на службу до частин.</text:p>
      <text:p text:style-name="P4">
Source: <text:a xlink:type="simple" xlink:href="https://armyinform.com.ua/2023/05/05/druzhyna-rashysta-skarzhytsya-shho-z-rosarmiyi-ne-komisuyut-navit-z-vidsutnimy-kinczivkamy-perehoplennya-gur/" text:style-name="Internet_20_link" text:visited-style-name="Visited_20_Internet_20_Link">
https://armyinform.com.ua/2023/05/05/druzhyna-rashysta-skarzhytsya-shho-z-rosarmiyi-ne-komisuyut-navit-z-vidsutnimy-kinczivkamy-perehoplennya-gur/</text:a>
</text:p>
      <!--NEWS-->
      <text:h text:style-name="P10" text:outline-level="1">
<text:span text:style-name="T4">
Рашисти утилізують в Україні застарілі боєприпаси — Володимир Коцюруба</text:span>
</text:h>
      <text:p text:style-name="P4">
Author: ['Олександр Козубенко']</text:p>
      <text:p text:style-name="P4">
Time: 2023-05-05T36:00:00-04:00</text:p>
      <text:p text:style-name="P4">
Description: Про це на брифінгу в Military Media Center розповів представник Централь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volodymyr-koczyuruba-2-1.jpg" text:style-name="Internet_20_link" text:visited-style-name="Visited_20_Internet_20_Link">
volodymyr-koczyuruba-2-1.jpg</text:a>
']</text:p>
      <text:p text:style-name="P4">
Tags: ['STOPRUSSIA', 'АГРЕСІЯ РФ', 'ВИКОРИСТАННЯ ОЗБРОЄННЯ', 'ВІЙНА', 'ВТОРГНЕННЯ РФ', 'ГЕНШТАБ ЗС УКРАЇНИ', 'ДРОНИ', 'ІННОВАЦІЇ', 'МІННА НЕБЕЗПЕКА', 'ОВТ']</text:p>
      <text:p text:style-name="P4">
Category: News</text:p>
      <!--METADATA-->
      <text:p text:style-name="P4">
<draw:frame draw:style-name="fr1" draw:name="Image314" text:anchor-type="as-char" svg:width="6.9236in" svg:height="4.615733in" draw:z-index="0">
<draw:image xlink:href="../Images/AРМІЯINFORM/2023-05-05T36-00-00-04-00/volodymyr-koczyuruba-2-1.jpg" xlink:type="simple" xlink:show="embed" xlink:actuate="onLoad" draw:mime-type="image/jpeg"/>
</draw:frame>
 Полковник Володимир Коцюруба. Фото: Дмитро Юрченко /АрміяInform</text:p>
      <text:p text:style-name="P4">
Про це <text:a xlink:type="simple" xlink:href="https://armyinform.com.ua/2023/05/04/bryfing-shhodo-vprovadzhennya-vynahodiv-ta-innovaczij-yaki-zastosovuyutsya-v-sektori-bezpeky-ta-oborony-2/" text:style-name="Internet_20_link" text:visited-style-name="Visited_20_Internet_20_Link">
на брифінгу</text:a>
 в Military Media Center розповів представник Центральноговоєнно-наукового управління Генерального штабу Збройних Сил України полковникВолодимир Коцюруба.</text:p>
      <text:p text:style-name="P4">
— На сьогодні ворог використовує проти нас, крім артилерійського, ракетногоозброєння та інших боєприпасів, дуже великий, розширений, комплект мінноїзброї, серед якої є пострадянські, — зазначив Володимир Коцюруба. — Цепротитанкові міни застарілого зразка, у тому числі протитанкові ТМ-57, ТМ-62 врізних корпусах, протипіхотні міни.</text:p>
      <text:p text:style-name="P4">
За словами полковника Коцюруби, таким чином відбувається утилізація російськихзастарілих боєприпасів на території України.</text:p>
      <text:p text:style-name="P4">
читайте також:</text:p>
      <text:p text:style-name="P4">
<text:a xlink:type="simple" xlink:href="https://armyinform.com.ua/2023/05/04/rezultatom-innovaczijnoyi-programy-stane-zadovolennya-potreb-zsu-v-perspektyvnyh-zrazkah-ozbroyennya-i-vijskovoyi-tehniky/" text:style-name="Internet_20_link" text:visited-style-name="Visited_20_Internet_20_Link">
Результатом інноваційної програми стане задоволення потреб ЗСУ вперспективних зразках озброєння і військовоїтехніки</text:a>
</text:p>
      <text:p text:style-name="P4">
Відповідаючи на запитання кореспондента АрміяInform, він сказав, що «ми трошкивідстаємо від них щодо мінних припасів, але ми маємо їх перегнати в засобахпротидії».</text:p>
      <text:p text:style-name="P4">
— Чому так сталося? — сказав полковник Коцюруба. — У принципі, тому що Українапідписала конвенцію про заборону багатьох видів мінної зброї, в тому числіпротипіхотної, росія — не стала підписантом цієї конвенції. Тому вонизастосовують повний комплект цих мін.</text:p>
      <text:h text:style-name="P12" text:outline-level="3">
<text:span text:style-name="T4">
Інноваційні військові розробки росії</text:span>
</text:h>
      <text:p text:style-name="P4">
Крім того, на запитання кореспондента АрміяInform щодо російських військовихінноваційних проєктів, Володимир Коцюруба зазначив, що це відстежується, алебільшість інформації має конфіденційний характер.</text:p>
      <text:p text:style-name="P4">
— Але скажу, що недооцінювати нашого ворога не можна, — зауважив представникЦентрального воєнно-наукового управління ГШ ЗСУ. — Сьогоднішні війна — цевійна технологій, відбувається стрімкий розвиток воєнного мистецтва, і томуросія, так само як і ми, йде шляхом інновацій.</text:p>
      <text:p text:style-name="P4">
читайте також:</text:p>
      <text:p text:style-name="P4">
<text:a xlink:type="simple" xlink:href="https://armyinform.com.ua/2023/05/04/blyzko-560-ekspertiv-fahivcziv-praczyuyut-nad-innovaczijnymy-proyektamy-dlya-zsu-volodymyr-koczyuruba/" text:style-name="Internet_20_link" text:visited-style-name="Visited_20_Internet_20_Link">
Близько 560 експертів-фахівців працюють над інноваційними проєктами для ЗСУ —Володимир Коцюруба</text:a>
</text:p>
      <text:p text:style-name="P4">
Володимир Коцюруба ще раз нагадав про ситуацію з протидією мінній небезпеці таназвав кілька інших напрямків досить потужних розробок ворога.</text:p>
      <text:p text:style-name="P4">
— Вони вкладаються в розробку БПЛА, дронів-камікадзе, баражуючих боєприпасів —у них розвиток дуже потужний, дистанційно керованих платформ, у тому числі йдистанційно керованих мін, — сказав полковник Коцюруба. — Крім того, ми бачимоостаннім часом такі просунуті нові розробки, як морські дрони і морськідистанційно керовані засоби ураження, розвідки, радіоелектронної боротьби, атакож засоби, які використовуються в протиповітряній обороні, та інші.</text:p>
      <text:p text:style-name="P4">
Source: <text:a xlink:type="simple" xlink:href="https://armyinform.com.ua/2023/05/05/rashysty-utylizuyut-v-ukrayini-zastarili-boyeprypasy-volodymyr-koczyuruba/" text:style-name="Internet_20_link" text:visited-style-name="Visited_20_Internet_20_Link">
https://armyinform.com.ua/2023/05/05/rashysty-utylizuyut-v-ukrayini-zastarili-boyeprypasy-volodymyr-koczyuruba/</text:a>
</text:p>
      <!--NEWS-->
      <text:h text:style-name="P10" text:outline-level="1">
<text:span text:style-name="T4">
Як оформити паспортні документи за кордоном</text:span>
</text:h>
      <text:p text:style-name="P4">
Author: ['АРМІЯINFORM']</text:p>
      <text:p text:style-name="P4">
Time: 2023-05-05T37:00:00-04:00</text:p>
      <text:p text:style-name="P4">
Description: Державна міграційна служба України на своїй офіційній сторінці у Facebook розмістил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id-card.jpg" text:style-name="Internet_20_link" text:visited-style-name="Visited_20_Internet_20_Link">
id-card.jpg</text:a>
']</text:p>
      <text:p text:style-name="P4">
Tags: ['ID-КАРТКА', 'STOPRUSSIA', 'АГРЕСІЯ РФ', 'ВИМУШЕНІ ПЕРЕСЕЛЕНЦІ', 'ВІЙНА', 'ВТОРГНЕННЯ РФ', 'ДМС УКРАЇНИ', 'МІГРАЦІЙНА СЛУЖБА', 'УКРАЇНСЬКІ МІГРАНТИ']</text:p>
      <text:p text:style-name="P4">
Category: News</text:p>
      <!--METADATA-->
      <text:p text:style-name="P4">
<draw:frame draw:style-name="fr1" draw:name="Image315" text:anchor-type="as-char" svg:width="6.9236in" svg:height="4.615733in" draw:z-index="0">
<draw:image xlink:href="../Images/AРМІЯINFORM/2023-05-05T37-00-00-04-00/id-card.jpg" xlink:type="simple" xlink:show="embed" xlink:actuate="onLoad" draw:mime-type="image/jpeg"/>
</draw:frame>
</text:p>
      <text:p text:style-name="P4">
Державна міграційна служба України на своїй офіційній сторінці у Facebookрозмістила<text:a xlink:type="simple" xlink:href="https://www.facebook.com/dmsu.gov.ua/videos/1401683850609266/" text:style-name="Internet_20_link" text:visited-style-name="Visited_20_Internet_20_Link">
відеоролик</text:a>
, уякому відповіла на одне із найпоширеніших питань українців, котрі рятуючисьвід війни опинилися за межами нашої країни.</text:p>
      <text:p text:style-name="P4">
Чи можна оформити ID-картку за кордоном? Деталі —на відео…</text:p>
      <text:p text:style-name="P4">
Source: <text:a xlink:type="simple" xlink:href="https://armyinform.com.ua/2023/05/05/dms-ukrayiny-rozpovila-yak-za-kordonom-oformyty-pasportni-dokumenty/" text:style-name="Internet_20_link" text:visited-style-name="Visited_20_Internet_20_Link">
https://armyinform.com.ua/2023/05/05/dms-ukrayiny-rozpovila-yak-za-kordonom-oformyty-pasportni-dokumenty/</text:a>
</text:p>
      <!--NEWS-->
      <text:h text:style-name="P10" text:outline-level="1">
<text:span text:style-name="T4">
Джозеф Байден: «Я був здивований тим, наскільки мужні й хоробрі не лише військові, а й український народ»</text:span>
</text:h>
      <text:p text:style-name="P4">
Author: ['АРМІЯINFORM']</text:p>
      <text:p text:style-name="P4">
Time: 2023-05-05T38:00:00-04:00</text:p>
      <text:p text:style-name="P4">
Description: Генеральний штаб ЗСУ на своїй офіційній сторінці у Facebook процитував Президента СШ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bajden.jpg" text:style-name="Internet_20_link" text:visited-style-name="Visited_20_Internet_20_Link">
bajden.jpg</text:a>
']</text:p>
      <text:p text:style-name="P4">
Tags: ['STOPRUSSIA', 'АРМІЯ США', 'ДЖОЗЕФ БАЙДЕН', 'УКРАЇНСЬКИЙ НАРОД НЕПЕРЕМОЖНИЙ']</text:p>
      <text:p text:style-name="P4">
Category: News</text:p>
      <!--METADATA-->
      <text:p text:style-name="P4">
<draw:frame draw:style-name="fr1" draw:name="Image316" text:anchor-type="as-char" svg:width="6.9236in" svg:height="3.611811in" draw:z-index="0">
<draw:image xlink:href="../Images/AРМІЯINFORM/2023-05-05T38-00-00-04-00/bajden.jpg" xlink:type="simple" xlink:show="embed" xlink:actuate="onLoad" draw:mime-type="image/jpeg"/>
</draw:frame>
</text:p>
      <text:p text:style-name="P4">
Генеральний штаб ЗСУ на своїй офіційній сторінці у Facebook<text:a xlink:type="simple" xlink:href="https://www.facebook.com/GeneralStaff.ua/posts/pfbid021KpV3fsw9JggeE9k7xQXcpC6Z4aMb8eYvaLQLcKqgPdwsrkjirYBFKoia61GQgsrl" text:style-name="Internet_20_link" text:visited-style-name="Visited_20_Internet_20_Link">
процитував</text:a>
Президента США Джозефа Байдена, який висловив захоплення героїчним українськимнародом та його Збройними Силами.</text:p>
      <text:p text:style-name="P4">
— Ви озброїли, оснастили та навчили горду і хоробру українську армію тадопомогли їй зберегти свободу та демократію. Але я повинен зізнатися, що я бувтрохи здивований тим, наскільки мужні, наскільки напрочуд хоробрі не лишевійськові, а й український народ. Вони роблять просто неймовірну роботу. І цезавдяки вам, — сказав Джозеф Байден на вечері у Білому домі для очільників таочільниць командувань Збройних Сил США.</text:p>
      <text:p text:style-name="P4">
Source: <text:a xlink:type="simple" xlink:href="https://armyinform.com.ua/2023/05/05/dzhozef-bajden-ya-buv-zdyvovanyj-tym-naskilky-muzhni-j-horobri-ne-lyshe-vijskovi-a-j-ukrayinskyj-narod/" text:style-name="Internet_20_link" text:visited-style-name="Visited_20_Internet_20_Link">
https://armyinform.com.ua/2023/05/05/dzhozef-bajden-ya-buv-zdyvovanyj-tym-naskilky-muzhni-j-horobri-ne-lyshe-vijskovi-a-j-ukrayinskyj-narod/</text:a>
</text:p>
      <!--NEWS-->
      <text:h text:style-name="P10" text:outline-level="1">
<text:span text:style-name="T4">
СБУ затримала віцемера Вознесенська, який підозрюється у розкраданні бюджетних грошей на закупівлі оборонної продукції</text:span>
</text:h>
      <text:p text:style-name="P4">
Author: ['АРМІЯINFORM']</text:p>
      <text:p text:style-name="P4">
Time: 2023-05-05T39:00:00-04:00</text:p>
      <text:p text:style-name="P4">
Description: Служба безпеки викрила схему привласнення бюджетних грошей, виділених на закупівл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2-23.jpg" text:style-name="Internet_20_link" text:visited-style-name="Visited_20_Internet_20_Link">
2-23.jpg</text:a>
', '<text:a xlink:type="simple" xlink:href="https://armyinform.com.ua/wp-content/uploads/2023/05/golovna-sbu-1-150x150.jpg" text:style-name="Internet_20_link" text:visited-style-name="Visited_20_Internet_20_Link">
golovna-sbu-1-150x150.jpg</text:a>
', '<text:a xlink:type="simple" xlink:href="https://armyinform.com.ua/wp-content/uploads/2023/05/1-20-150x150.jpg" text:style-name="Internet_20_link" text:visited-style-name="Visited_20_Internet_20_Link">
1-20-150x150.jpg</text:a>
', '<text:a xlink:type="simple" xlink:href="https://armyinform.com.ua/wp-content/uploads/2023/05/3-23-150x150.jpg" text:style-name="Internet_20_link" text:visited-style-name="Visited_20_Internet_20_Link">
3-23-150x150.jpg</text:a>
']</text:p>
      <text:p text:style-name="P4">
Tags: ['ЗЛОЧИНИ', 'СБУ']</text:p>
      <text:p text:style-name="P4">
Category: News</text:p>
      <!--METADATA-->
      <text:p text:style-name="P4">
<draw:frame draw:style-name="fr1" draw:name="Image317" text:anchor-type="as-char" svg:width="6.666667in" svg:height="10.0in" draw:z-index="0">
<draw:image xlink:href="../Images/AРМІЯINFORM/2023-05-05T39-00-00-04-00/2-23.jpg" xlink:type="simple" xlink:show="embed" xlink:actuate="onLoad" draw:mime-type="image/jpeg"/>
</draw:frame>
</text:p>
      <text:p text:style-name="P4">
Служба безпеки викрила схему привласнення бюджетних грошей, виділених назакупівлю продукції для Сил оборони у прифронтових районах Миколаївськоїобласті.</text:p>
      <text:p text:style-name="P4">
Про це <text:a xlink:type="simple" xlink:href="https://ssu.gov.ua/novyny/sbu-zatrymala-vitsemera-voznesenska-yakyi-pidozriuietsia-u-rozkradanni-biudzhetnykh-hroshei-na-zakupivli-oboronnoi-produktsii" text:style-name="Internet_20_link" text:visited-style-name="Visited_20_Internet_20_Link">
йдеться</text:a>
 на офіційному сайті СБУ.</text:p>
      <text:p text:style-name="P4">
За даними слідства, до організації оборудки причетний перший заступник головиВознесенської міської територіальної громади.</text:p>
      <text:p text:style-name="P4">
Він залучив до незаконної діяльності двох своїх підлеглих — посадовцівбухгалтерії міськради, а також голову місцевого благодійного фонду.</text:p>
      <text:p text:style-name="P4">
Як свідчать матеріали розслідування, фігуранти налагодили злочинний механізмвиведення у тінь бюджетних коштів під час публічних закупівель оборонноїпродукції.</text:p>
      <text:p text:style-name="P4">
За попередніми даними, учасники оборудки завдали державі збитки на майже млнгрн.</text:p>
      <text:p text:style-name="P4">
Під час обшуків за місцями роботи, проживання та в автомобілях фігурантіввиявлено комп’ютерну техніку, документи та чорнові записи із доказаминезаконних дій і понад млн у гривневому еквіваленті.</text:p>
      <text:p text:style-name="P4">
На підставі зібраних доказів першому заступнику мера і трьом його спільникамповідомлено про підозру за ч. 5 ст. 191 Кримінального кодексу (привласнення,розтрата майна або заволодіння ним шляхом зловживання службовим становищем,вчинене в особливо великих розмірах).</text:p>
      <text:p text:style-name="P4">
Наразі вирішується питання щодо обрання їм запобіжного заходу.</text:p>
      <text:p text:style-name="P4">
Триває розслідування для встановлення всіх обставин злочину і притягненнявинних до відповідальності.</text:p>
      <text:p text:style-name="P4">
Зловмисникам загрожує до 12 років тюрми.</text:p>
      <text:p text:style-name="P4">
Заходи з викриття правопорушення проводили співробітники СБУ в Миколаївськійобласті спільно з Національною поліцією за процесуального керівництва органівпрокуратури.</text:p>
      <text:p text:style-name="P4">
<text:a xlink:type="simple" xlink:href="https://armyinform.com.ua/wp-content/uploads/2023/05/golovna-sbu-1.jpg" text:style-name="Internet_20_link" text:visited-style-name="Visited_20_Internet_20_Link">
<draw:frame draw:style-name="fr1" draw:name="Image318" text:anchor-type="as-char" svg:width="6.9236in" svg:height="6.9236in" draw:z-index="0">
<draw:image xlink:href="../Images/AРМІЯINFORM/2023-05-05T39-00-00-04-00/golovna-sbu-1-150x150.jpg" xlink:type="simple" xlink:show="embed" xlink:actuate="onLoad" draw:mime-type="image/jpeg"/>
</draw:frame>
</text:a>
</text:p>
      <text:p text:style-name="P4">
<text:a xlink:type="simple" xlink:href="https://armyinform.com.ua/wp-content/uploads/2023/05/1-20.jpg" text:style-name="Internet_20_link" text:visited-style-name="Visited_20_Internet_20_Link">
<draw:frame draw:style-name="fr1" draw:name="Image319" text:anchor-type="as-char" svg:width="6.9236in" svg:height="6.9236in" draw:z-index="0">
<draw:image xlink:href="../Images/AРМІЯINFORM/2023-05-05T39-00-00-04-00/1-20-150x150.jpg" xlink:type="simple" xlink:show="embed" xlink:actuate="onLoad" draw:mime-type="image/jpeg"/>
</draw:frame>
</text:a>
</text:p>
      <text:p text:style-name="P4">
<text:a xlink:type="simple" xlink:href="https://armyinform.com.ua/wp-content/uploads/2023/05/3-23.jpg" text:style-name="Internet_20_link" text:visited-style-name="Visited_20_Internet_20_Link">
<draw:frame draw:style-name="fr1" draw:name="Image320" text:anchor-type="as-char" svg:width="6.9236in" svg:height="6.9236in" draw:z-index="0">
<draw:image xlink:href="../Images/AРМІЯINFORM/2023-05-05T39-00-00-04-00/3-23-150x150.jpg" xlink:type="simple" xlink:show="embed" xlink:actuate="onLoad" draw:mime-type="image/jpeg"/>
</draw:frame>
</text:a>
</text:p>
      <text:p text:style-name="P4">
<text:span text:style-name="T4">
Примітка:</text:span>
 відповідно до ч.1 ст.62 Конституції України особа вважаєтьсяневинуватою у вчиненні злочину і не може бути піддана кримінальному покаранню,доки її вину не буде доведено в законному порядку.</text:p>
      <text:p text:style-name="P4">
Source: <text:a xlink:type="simple" xlink:href="https://armyinform.com.ua/2023/05/05/sbu-zatrymala-viczemera-voznesenska-yakyj-pidozryuyetsya-u-rozkradanni-byudzhetnyh-groshej-na-zakupivli-oboronnoyi-produkcziyi/" text:style-name="Internet_20_link" text:visited-style-name="Visited_20_Internet_20_Link">
https://armyinform.com.ua/2023/05/05/sbu-zatrymala-viczemera-voznesenska-yakyj-pidozryuyetsya-u-rozkradanni-byudzhetnyh-groshej-na-zakupivli-oboronnoyi-produkcziyi/</text:a>
</text:p>
      <!--NEWS-->
      <text:h text:style-name="P10" text:outline-level="1">
<text:span text:style-name="T4">
Авіація Сил оборони завдала 6 ударів по районах зосередження противника</text:span>
</text:h>
      <text:p text:style-name="P4">
Author: ['АРМІЯINFORM']</text:p>
      <text:p text:style-name="P4">
Time: 2023-05-05T40:00:00-04:00</text:p>
      <text:p text:style-name="P4">
Description: За добу авіація Сил оборони завдала 6 ударів по районах зосередження особового склад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avicziya_udar.jpg" text:style-name="Internet_20_link" text:visited-style-name="Visited_20_Internet_20_Link">
avicziya_udar.jpg</text:a>
']</text:p>
      <text:p text:style-name="P4">
Tags: ['STOPRUSSIA', 'ВІЙНА', 'ВТОРГНЕННЯ РФ', 'ГШ ЗСУ', 'ХРОНІКА ОБОРОНИ']</text:p>
      <text:p text:style-name="P4">
Category: News</text:p>
      <!--METADATA-->
      <text:p text:style-name="P4">
<draw:frame draw:style-name="fr1" draw:name="Image321" text:anchor-type="as-char" svg:width="6.9236in" svg:height="4.834981in" draw:z-index="0">
<draw:image xlink:href="../Images/AРМІЯINFORM/2023-05-05T40-00-00-04-00/avicziya_udar.jpg" xlink:type="simple" xlink:show="embed" xlink:actuate="onLoad" draw:mime-type="image/jpeg"/>
</draw:frame>
<text:span text:style-name="T4">
🔥 Ситуація щодо російського вторгнення</text:span>
</text:p>
      <text:p text:style-name="P4">
За добу авіація Сил оборони завдала 6 ударів по районах зосередження особовогоскладу противника.</text:p>
      <text:p text:style-name="P4">
Крім того, знищено 4 баражуючих боєприпаси «Ланцет»,<text:a xlink:type="simple" xlink:href="https://www.facebook.com/GeneralStaff.ua/posts/pfbid0qkvWT9i9wK2Shv6hDqnHY8ECjJYTDzZtSoBfEYMYP9okSAWmwfoExbac7V6jZ3BUl" text:style-name="Internet_20_link" text:visited-style-name="Visited_20_Internet_20_Link">
повідомляє</text:a>
 Генеральний штаб ЗС України.</text:p>
      <text:p text:style-name="P4">
Підрозділи ракетних військ і артилерії протягом доби уразили 1 пунктуправління, 8 районів зосередження живої сили, 2 склади боєприпасів та 1станцію радіоелектронної боротьби.</text:p>
      <text:p text:style-name="P4">
Source: <text:a xlink:type="simple" xlink:href="https://armyinform.com.ua/2023/05/05/aviacziya-syl-oborony-zavdala-6-udariv-po-rajonah-zoseredzhennya-protyvnyka/" text:style-name="Internet_20_link" text:visited-style-name="Visited_20_Internet_20_Link">
https://armyinform.com.ua/2023/05/05/aviacziya-syl-oborony-zavdala-6-udariv-po-rajonah-zoseredzhennya-protyvnyka/</text:a>
</text:p>
      <!--NEWS-->
      <text:h text:style-name="P10" text:outline-level="1">
<text:span text:style-name="T4">
Наші воїни відбили близько 60 атак ворога</text:span>
</text:h>
      <text:p text:style-name="P4">
Author: ['АРМІЯINFORM']</text:p>
      <text:p text:style-name="P4">
Time: 2023-05-05T41:00:00-04:00</text:p>
      <text:p text:style-name="P4">
Description: Противник зосереджує основні зусилля на веденні наступальних дій на Лиманськ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bojovi-diyi.jpg" text:style-name="Internet_20_link" text:visited-style-name="Visited_20_Internet_20_Link">
bojovi-diyi.jpg</text:a>
']</text:p>
      <text:p text:style-name="P4">
Tags: ['STOPRUSSIA', 'ВІЙНА', 'ВТОРГНЕННЯ РФ', 'ГШ ЗСУ', 'ХРОНІКА ОБОРОНИ']</text:p>
      <text:p text:style-name="P4">
Category: News</text:p>
      <!--METADATA-->
      <text:p text:style-name="P4">
<draw:frame draw:style-name="fr1" draw:name="Image322" text:anchor-type="as-char" svg:width="6.9236in" svg:height="3.894525in" draw:z-index="0">
<draw:image xlink:href="../Images/AРМІЯINFORM/2023-05-05T41-00-00-04-00/bojovi-diyi.jpg" xlink:type="simple" xlink:show="embed" xlink:actuate="onLoad" draw:mime-type="image/jpeg"/>
</draw:frame>
 <text:span text:style-name="T4">
🔥Ситуація щодо російського вторгнення</text:span>
</text:p>
      <text:p text:style-name="P4">
Противник зосереджує основні зусилля на веденні наступальних дій наЛиманському, Бахмутському та Мар’їнському напрямках, де, протягом доби,підрозділи сил оборони відбили близько 60 атак. Найзапекліші бої ведуться заБахмут та Мар’їнку,<text:a xlink:type="simple" xlink:href="https://www.facebook.com/GeneralStaff.ua/posts/pfbid0qkvWT9i9wK2Shv6hDqnHY8ECjJYTDzZtSoBfEYMYP9okSAWmwfoExbac7V6jZ3BUl" text:style-name="Internet_20_link" text:visited-style-name="Visited_20_Internet_20_Link">
повідомляє</text:a>
 Генеральний штаб ЗС України.</text:p>
      <text:p text:style-name="P4">
<text:span text:style-name="T4">
На Лиманському напрямку</text:span>
 противник вів безуспішні наступальні дії в районахБілогорівки та південо-західної околиці Спірного. Артилерійських обстрілівзазнали Стельмахівка, Андріївка, Греківка, Макіївка, Невське, Піщане, Діброва,Білогорівка Луганської області та Торське, Сіверськ, Верхньокам’янське, Спірнеі Роздолівка на Донеччині.</text:p>
      <text:p text:style-name="P4">
<text:span text:style-name="T4">
На Бахмутському напрямку</text:span>
 тривають бої у місті Бахмут. Також, безуспішнінаступальні дії ворог вів у напрямку населених пунктів Богданівка та Маркове.Від ворожих обстрілів постраждали Никифорівка, Васюківка, Новомаркове,Маркове, Григорівка, Богданівка, Бахмут, Іванівське, Часів Яр, Олександро-Шультине, Диліївка, Залізне та Нью-Йорк Донецької області.</text:p>
      <text:p text:style-name="P4">
<text:span text:style-name="T4">
На Авдіївському напрямку</text:span>
 противник наступальних дій не проводив. ОбстрілявАвдіївку, Первомайське, Нетайлове та Карлівку Донецької області.</text:p>
      <text:p text:style-name="P4">
<text:span text:style-name="T4">
На Мар’їнському напрямку</text:span>
 противник намагається покращити тактичнеположення. Протягом доби відбито численні атаки противника в Мар’їнки. В тойже час, ворожих обстрілів зазнали населені пункти Красногорівка, Побєда таНовомихайлівка Донецької області.</text:p>
      <text:p text:style-name="P4">
<text:span text:style-name="T4">
На Шахтарському напрямку</text:span>
 ворог обстріляв Вугледар, Новоукраїнку,Пречистівку та Шахтарське Донецької області.</text:p>
      <text:p text:style-name="P4">
Source: <text:a xlink:type="simple" xlink:href="https://armyinform.com.ua/2023/05/05/nashi-voyiny-vidbyly-blyzko-60-atak-voroga/" text:style-name="Internet_20_link" text:visited-style-name="Visited_20_Internet_20_Link">
https://armyinform.com.ua/2023/05/05/nashi-voyiny-vidbyly-blyzko-60-atak-voroga/</text:a>
</text:p>
      <!--NEWS-->
      <text:h text:style-name="P10" text:outline-level="1">
<text:span text:style-name="T4">
На Північному напрямку ознак формування наступальних угруповань рашистів не виявлено</text:span>
</text:h>
      <text:p text:style-name="P4">
Author: ['АРМІЯINFORM']</text:p>
      <text:p text:style-name="P4">
Time: 2023-05-05T42:00:00-04:00</text:p>
      <text:p text:style-name="P4">
Description: На Волинському та Поліському напрямках ознак формування наступальних угрупован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stezhymo.jpg" text:style-name="Internet_20_link" text:visited-style-name="Visited_20_Internet_20_Link">
stezhymo.jpg</text:a>
']</text:p>
      <text:p text:style-name="P4">
Tags: ['STOPRUSSIA', 'ВІЙНА', 'ВТОРГНЕННЯ РФ', 'ПІВНІЧНИЙ НАПРЯМОК']</text:p>
      <text:p text:style-name="P4">
Category: News</text:p>
      <!--METADATA-->
      <text:p text:style-name="P4">
<draw:frame draw:style-name="fr1" draw:name="Image323" text:anchor-type="as-char" svg:width="6.9236in" svg:height="4.32725in" draw:z-index="0">
<draw:image xlink:href="../Images/AРМІЯINFORM/2023-05-05T42-00-00-04-00/stezhymo.jpg" xlink:type="simple" xlink:show="embed" xlink:actuate="onLoad" draw:mime-type="image/jpeg"/>
</draw:frame>
</text:p>
      <text:p text:style-name="P4">
На Волинському та Поліському напрямках ознак формування наступальнихугруповань не виявлено. Без особливих змін.</text:p>
      <text:p text:style-name="P4">
Як<text:a xlink:type="simple" xlink:href="https://www.facebook.com/GeneralStaff.ua/posts/pfbid0qkvWT9i9wK2Shv6hDqnHY8ECjJYTDzZtSoBfEYMYP9okSAWmwfoExbac7V6jZ3BUl" text:style-name="Internet_20_link" text:visited-style-name="Visited_20_Internet_20_Link">
повідомляє</text:a>
 Генеральний штаб ЗС України, на Сіверському та Слобожанському напрямкахпротивник продовжує обстріли населених пунктів України з території російськоїфедерації, вдосконалює інженерне обладнання місцевості. Протягом минулої добибстріляв населені пункти Єліне, Миколаївка, Іванівка, Бучки і ГремячЧернігівської області; Уралове, Порохонь, Студенок, Шалигине, Рівне, Бояро-Лежачі, Стукалівка, Білопілля, Тимофіївка, Кіндратівка, Олексіївка, Юнаківката Славгород Сумської області, а також Червона Зоря, Глибоке, Липці, Веселе,Огірцеве, Вовчанські Хутори, Караїчне, Бочкове, Бударки, Комісарове, Колодязнета Красне Перше на Харківщині. Знищено та пошкоджено приватні будинки. Єпоранені серед цивільного населення.</text:p>
      <text:p text:style-name="P4">
Source: <text:a xlink:type="simple" xlink:href="https://armyinform.com.ua/2023/05/05/na-pivnichnomu-napryamku-oznak-formuvannya-nastupalnyh-ugrupovan-rashystiv-ne-vyyavleno/" text:style-name="Internet_20_link" text:visited-style-name="Visited_20_Internet_20_Link">
https://armyinform.com.ua/2023/05/05/na-pivnichnomu-napryamku-oznak-formuvannya-nastupalnyh-ugrupovan-rashystiv-ne-vyyavleno/</text:a>
</text:p>
      <!--NEWS-->
      <text:h text:style-name="P10" text:outline-level="1">
<text:span text:style-name="T4">
Окупанти проводять примусову паспортизацію на тимчасово захоплених територіях</text:span>
</text:h>
      <text:p text:style-name="P4">
Author: ['АРМІЯINFORM']</text:p>
      <text:p text:style-name="P4">
Time: 2023-05-05T43:00:00-04:00</text:p>
      <text:p text:style-name="P4">
Description: Триває примусова паспортизація громадян України у Станично-Луганському районі Луганськ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asport_rasha.jpg" text:style-name="Internet_20_link" text:visited-style-name="Visited_20_Internet_20_Link">
pasport_rasha.jpg</text:a>
']</text:p>
      <text:p text:style-name="P4">
Tags: ['STOPRUSSIA', 'ВІЙСЬКОВІ ЗЛОЧИНИ РФ', 'ГШ ЗСУ']</text:p>
      <text:p text:style-name="P4">
Category: News</text:p>
      <!--METADATA-->
      <text:p text:style-name="P4">
<draw:frame draw:style-name="fr1" draw:name="Image324" text:anchor-type="as-char" svg:width="6.9236in" svg:height="4.61903in" draw:z-index="0">
<draw:image xlink:href="../Images/AРМІЯINFORM/2023-05-05T43-00-00-04-00/pasport_rasha.jpg" xlink:type="simple" xlink:show="embed" xlink:actuate="onLoad" draw:mime-type="image/jpeg"/>
</draw:frame>
</text:p>
      <text:p text:style-name="P4">
Триває примусова паспортизація громадян України у Станично-Луганському районіЛуганської області. Так, згідно з розпорядженням російської окупаційної такзваної «адміністрації», керівникам місцевих організацій та підприємств дановказівки щодо надання інформації про проведені заходи з паспортизаціїмісцевого населення,<text:a xlink:type="simple" xlink:href="https://www.facebook.com/GeneralStaff.ua/posts/pfbid0qkvWT9i9wK2Shv6hDqnHY8ECjJYTDzZtSoBfEYMYP9okSAWmwfoExbac7V6jZ3BUl" text:style-name="Internet_20_link" text:visited-style-name="Visited_20_Internet_20_Link">
повідомляє</text:a>
 Генеральний штаб ЗС України.</text:p>
      <text:p text:style-name="P4">
Source: <text:a xlink:type="simple" xlink:href="https://armyinform.com.ua/2023/05/05/na-tymchasovo-zahoplenyh-terytoriyah-okupanty-provodyat-prymusovu-pasportyzacziyu/" text:style-name="Internet_20_link" text:visited-style-name="Visited_20_Internet_20_Link">
https://armyinform.com.ua/2023/05/05/na-tymchasovo-zahoplenyh-terytoriyah-okupanty-provodyat-prymusovu-pasportyzacziyu/</text:a>
</text:p>
      <!--NEWS-->
      <text:h text:style-name="P10" text:outline-level="1">
<text:span text:style-name="T4">
Сили оборони ліквідували понад 600 окупантів, знищили 16 артсистем і 8 ББМ</text:span>
</text:h>
      <text:p text:style-name="P4">
Author: ['АРМІЯINFORM']</text:p>
      <text:p text:style-name="P4">
Time: 2023-05-05T44:00:00-04:00</text:p>
      <text:p text:style-name="P4">
Description: Загальні бойові втрати противника з 24.02.22 по 05.05.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8f883b3-73a0-4862-8f4d-bb36dcf8c35b-scaled.jpg" text:style-name="Internet_20_link" text:visited-style-name="Visited_20_Internet_20_Link">
38f883b3-73a0-4862-8f4d-bb36dcf8c35b-scaled.jpg</text:a>
']</text:p>
      <text:p text:style-name="P4">
Tags: ['STOPRUSSIA', 'АГРЕСІЯ РФ', 'ВТОРГНЕННЯ РФ', 'ВТРАТИ ВОРОГА', 'ГШ ЗСУ']</text:p>
      <text:p text:style-name="P4">
Category: News</text:p>
      <!--METADATA-->
      <text:p text:style-name="P4">
<draw:frame draw:style-name="fr1" draw:name="Image325" text:anchor-type="as-char" svg:width="6.9236in" svg:height="6.981297in" draw:z-index="0">
<draw:image xlink:href="../Images/AРМІЯINFORM/2023-05-05T44-00-00-04-00/38f883b3-73a0-4862-8f4d-bb36dcf8c35b-scaled.jpg" xlink:type="simple" xlink:show="embed" xlink:actuate="onLoad" draw:mime-type="image/jpeg"/>
</draw:frame>
</text:p>
      <text:p text:style-name="P4">
Загальні бойові втрати противника з 24.02.22 по 05.05.23 орієнтовностановлять:</text:p>
      <ul>
        <li>
<text:span text:style-name="T4">
особового складу ‒</text:span>
 193210 (+620) осіб ліквідовано  * <text:span text:style-name="T4">
танків ‒</text:span>
 3710 (+3)  * <text:span text:style-name="T4">
бойових броньованих машин ‒</text:span>
 7224 (+8)  * <text:span text:style-name="T4">
артилерійських систем ‒</text:span>
 2978 (+16)  * <text:span text:style-name="T4">
РСЗВ ‒</text:span>
 550 (+3)  * <text:span text:style-name="T4">
засоби ППО ‒</text:span>
 304 (0)  * <text:span text:style-name="T4">
літаків ‒</text:span>
 308 (0)  * <text:span text:style-name="T4">
гелікоптерів ‒</text:span>
 294 (0)  * <text:span text:style-name="T4">
БПЛА оперативно-тактичного рівня ‒</text:span>
 2540 (+17)  * <text:span text:style-name="T4">
крилаті ракети ‒</text:span>
 947 (0)  * <text:span text:style-name="T4">
кораблі / катери ‒</text:span>
 18 (0)  * <text:span text:style-name="T4">
автомобільної техніки та автоцистерн ‒</text:span>
 5916 (+30)  * <text:span text:style-name="T4">
спеціальна техніка ‒</text:span>
 373 (+3)</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05.05.23.</text:p>
      <text:p text:style-name="P4">
Source: <text:a xlink:type="simple" xlink:href="https://armyinform.com.ua/2023/05/05/syly-oborony-likviduvaly-ponad-600-okupantiv-znyshhyly-16-artsystem-i-8-bbm/" text:style-name="Internet_20_link" text:visited-style-name="Visited_20_Internet_20_Link">
https://armyinform.com.ua/2023/05/05/syly-oborony-likviduvaly-ponad-600-okupantiv-znyshhyly-16-artsystem-i-8-bbm/</text:a>
</text:p>
      <!--NEWS-->
      <text:h text:style-name="P10" text:outline-level="1">
<text:span text:style-name="T4">
Сьогодні — Міжнародний день боротьби за права інвалідів</text:span>
</text:h>
      <text:p text:style-name="P4">
Author: ['Володимир Поліщук']</text:p>
      <text:p text:style-name="P4">
Time: 2023-05-05T45:00:00-04:00</text:p>
      <text:p text:style-name="P4">
Description: Щороку 5 травня в світі відзначають Міжнародний день боротьби за права інвалідів. Він...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invalidy-1.jpg" text:style-name="Internet_20_link" text:visited-style-name="Visited_20_Internet_20_Link">
invalidy-1.jpg</text:a>
']</text:p>
      <text:p text:style-name="P4">
Tags: ['STOPRUSSIA', 'АГРЕСІЯ РФ', 'ВІЙНА', 'ВТОРГНЕННЯ РФ', 'ІНВАЛІДИ ВІЙНИ', 'СОЦЗАХИСТ ПІД ЧАС ВІЙНИ']</text:p>
      <text:p text:style-name="P4">
Category: News</text:p>
      <!--METADATA-->
      <text:p text:style-name="P4">
<draw:frame draw:style-name="fr1" draw:name="Image326" text:anchor-type="as-char" svg:width="6.9236in" svg:height="3.899187in" draw:z-index="0">
<draw:image xlink:href="../Images/AРМІЯINFORM/2023-05-05T45-00-00-04-00/invalidy-1.jpg" xlink:type="simple" xlink:show="embed" xlink:actuate="onLoad" draw:mime-type="image/jpeg"/>
</draw:frame>
Ілюстративне фото</text:p>
      <text:p text:style-name="P4">
Щороку 5 травня в світі відзначають Міжнародний день боротьби за праваінвалідів. Він покликаний звернути увагу людей на проблеми, пов’язані іззахистом прав людей з обмеженими можливостями. Свій початок історія«міжнародного дня боротьби за права інвалідів» бере 5 травня 1992 року. У цейдень люди з обмеженими можливостями з сімнадцяти країн, одночасно провелиперший загальноєвропейський день боротьби за рівні права і проти дискримінаціїінвалідів. З того часу подібні заходи проводяться кожне п’яте травня.</text:p>
      <text:p text:style-name="P4">
Метою Дня боротьби за права інвалідів є сприяння глибшому розумінню проблем,пов’язаних з інвалідністю, і мобілізація підтримки прав, гідності іблагополуччя інвалідів. Люди з обмеженими можливостями мають такі ж права напрацевлаштування, доступну освіту і інфраструктуру, як і інші категоріїгромадян.</text:p>
      <text:p text:style-name="P4">
Російська агресія принесла горе та страждання українському народові. Чималовійськовослужбовців стали інвалідами, захищаючи нашу країну від жорстокоговорога. Найбільш поширені травми серед військових — це кульові та осколковіпоранення. Особами з інвалідністю стають і цивільні жителі, на голови якихщодня падають російські ракети та безпілотники.</text:p>
      <text:p text:style-name="P4">
Згідно зі статтею 7 Законом України «<text:a xlink:type="simple" xlink:href="https://zakon.rada.gov.ua/laws/show/3551-12#Text" text:style-name="Internet_20_link" text:visited-style-name="Visited_20_Internet_20_Link">
Про статус ветеранів війни, гарантії їхсоціального захисту</text:a>
» «доосіб з інвалідністю внаслідок війни належать особи з числа військовослужбовцівдіючої армії та флоту, партизанів, підпільників, працівників, які сталиособами з інвалідністю внаслідок поранення, контузії, каліцтва, захворювання,одержаних під час захисту Батьківщини, виконання обов’язків військової служби(службових обов’язків) чи пов’язаних з перебуванням на фронті, у партизанськихзагонах і з’єднаннях, підпільних організаціях і групах та інших формуваннях,визнаних такими законодавством України, в районі воєнних дій, на прифронтовихдільницях залізниць, на спорудженні оборонних рубежів, військово-морських базта аеродромів у період громадянської та Другої світової воєн або з участю вбойових діях у мирний час».</text:p>
      <text:p text:style-name="P4">
Питанням лікування, протезування та реабілітації військовослужбовців в Україніприділяється велика увага. Це усталена і складна система медичних,психологічних і професійних заходів, спрямованих на запобігання розвиткупатологічних процесів, які призводять до втрати працездатності; ефективне іраннє повернення військовослужбовців до професійної діяльності.</text:p>
      <text:p text:style-name="P4">
Слід зазначити, що чималу допомогу у реабілітації військовослужбовців ЗСУнадають наші західні партнери.</text:p>
      <text:p text:style-name="P4">
Нещодавно Уряд спростив механізм направлення на лікування за кордон захисниківУкраїни.</text:p>
      <text:p text:style-name="P4">
Кабінет Міністрів Уряд ухвалив <text:a xlink:type="simple" xlink:href="https://www.kmu.gov.ua/npas/pro-vnesennia-zmin-do-poriadku-napravlennia-osib-a361" text:style-name="Internet_20_link" text:visited-style-name="Visited_20_Internet_20_Link">
постанову</text:a>
 «Про внесення змін доПорядку направлення осіб зі складових сил оборони та сил безпеки, постраждалиху звʼязку з військовою агресією російської Федерації проти України, налікування за кордон».</text:p>
      <text:p text:style-name="P4">
Це дозволило в максимально стислі терміни отримати необхідне лікування чиреабілітацію за кордоном, без зайвих бюрократичних процедур.</text:p>
      <text:p text:style-name="P4">
Source: <text:a xlink:type="simple" xlink:href="https://armyinform.com.ua/2023/05/05/sogodni-mizhnarodnyj-den-borotby-za-prava-invalidiv/" text:style-name="Internet_20_link" text:visited-style-name="Visited_20_Internet_20_Link">
https://armyinform.com.ua/2023/05/05/sogodni-mizhnarodnyj-den-borotby-za-prava-invalidiv/</text:a>
</text:p>
      <!--NEWS-->
      <text:h text:style-name="P10" text:outline-level="1">
<text:span text:style-name="T4">
На сході Сили ППО знищили два ворожі Shahed-136/131</text:span>
</text:h>
      <text:p text:style-name="P4">
Author: ['АРМІЯINFORM']</text:p>
      <text:p text:style-name="P4">
Time: 2023-05-05T46:00:00-04:00</text:p>
      <text:p text:style-name="P4">
Description: Вночі 5 травня російські окупаційні війська застосували два ударні БПЛА Shahed-136/131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geran-shahed.jpg" text:style-name="Internet_20_link" text:visited-style-name="Visited_20_Internet_20_Link">
geran-shahed.jpg</text:a>
']</text:p>
      <text:p text:style-name="P4">
Tags: ['SHAHED-136/131', 'АГРЕСІЯ РФ', 'ВТОРГНЕННЯ РФ', 'КОМАНДУВАННЯ ПОВІТРЯНИХ СИЛ ЗСУ']</text:p>
      <text:p text:style-name="P4">
Category: News</text:p>
      <!--METADATA-->
      <text:p text:style-name="P4">
<draw:frame draw:style-name="fr1" draw:name="Image327" text:anchor-type="as-char" svg:width="6.9236in" svg:height="3.499428in" draw:z-index="0">
<draw:image xlink:href="../Images/AРМІЯINFORM/2023-05-05T46-00-00-04-00/geran-shahed.jpg" xlink:type="simple" xlink:show="embed" xlink:actuate="onLoad" draw:mime-type="image/jpeg"/>
</draw:frame>
Ілюстративне фото</text:p>
      <text:p text:style-name="P4">
Вночі 5 травня російські окупаційні війська застосували два ударні БПЛАShahed-136/131 з південно-східного напрямку.</text:p>
      <text:p text:style-name="P4">
Про це <text:a xlink:type="simple" xlink:href="https://t.me/kpszsu/2500" text:style-name="Internet_20_link" text:visited-style-name="Visited_20_Internet_20_Link">
повідомляє</text:a>
 Командування Повітряних СилЗбройних Сил України.</text:p>
      <text:p text:style-name="P4">
Обидва безпілотники знищено у зоні відповідальності Повітряне командування«Схід».</text:p>
      <text:p text:style-name="P4">
Source: <text:a xlink:type="simple" xlink:href="https://armyinform.com.ua/2023/05/05/na-shodi-syly-ppo-znyshhyly-dva-vorozhyh-shahed-136-131/" text:style-name="Internet_20_link" text:visited-style-name="Visited_20_Internet_20_Link">
https://armyinform.com.ua/2023/05/05/na-shodi-syly-ppo-znyshhyly-dva-vorozhyh-shahed-136-131/</text:a>
</text:p>
      <!--NEWS-->
      <text:h text:style-name="P10" text:outline-level="1">
<text:span text:style-name="T4">
Сьогодні відбудеться прем’єра треку «Кохання сталь» у виконанні Марії Бурмаки</text:span>
</text:h>
      <text:p text:style-name="P4">
Author: ['Володимир Поліщук']</text:p>
      <text:p text:style-name="P4">
Time: 2023-05-05T47:00:00-04:00</text:p>
      <text:p text:style-name="P4">
Description: А я тебе чекала все життя.  Мій воїне, дарований з небес.  Я залишилась тут, а ти дес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kohannya-stal-scaled.jpg" text:style-name="Internet_20_link" text:visited-style-name="Visited_20_Internet_20_Link">
kohannya-stal-scaled.jpg</text:a>
', '<text:a xlink:type="simple" xlink:href="https://armyinform.com.ua/wp-content/uploads/2023/05/mariya-burmaka-2.jpg" text:style-name="Internet_20_link" text:visited-style-name="Visited_20_Internet_20_Link">
mariya-burmaka-2.jpg</text:a>
', '<text:a xlink:type="simple" xlink:href="https://armyinform.com.ua/wp-content/uploads/2023/05/tkjtra.jpg" text:style-name="Internet_20_link" text:visited-style-name="Visited_20_Internet_20_Link">
tkjtra.jpg</text:a>
', '<text:a xlink:type="simple" xlink:href="https://armyinform.com.ua/wp-content/uploads/2023/05/subotin-i-kaprylenko.png" text:style-name="Internet_20_link" text:visited-style-name="Visited_20_Internet_20_Link">
subotin-i-kaprylenko.png</text:a>
']</text:p>
      <text:p text:style-name="P4">
Tags: ['МАРІЯ БУРМАКА', 'МУЗИКА']</text:p>
      <text:p text:style-name="P4">
Category: News</text:p>
      <!--METADATA-->
      <text:p text:style-name="P4">
<draw:frame draw:style-name="fr1" draw:name="Image328" text:anchor-type="as-char" svg:width="6.9236in" svg:height="5.648504in" draw:z-index="0">
<draw:image xlink:href="../Images/AРМІЯINFORM/2023-05-05T47-00-00-04-00/kohannya-stal-scaled.jpg" xlink:type="simple" xlink:show="embed" xlink:actuate="onLoad" draw:mime-type="image/jpeg"/>
</draw:frame>
</text:p>
      <text:p text:style-name="P4">
<text:span text:style-name="T5">
А я тебе чекала все життя.</text:span>
</text:p>
      <text:p text:style-name="P4">
<text:span text:style-name="T5">
Мій воїне, дарований з небес.</text:span>
</text:p>
      <text:p text:style-name="P4">
<text:span text:style-name="T5">
Я залишилась тут, а ти десь там,</text:span>
</text:p>
      <text:p text:style-name="P4">
<text:span text:style-name="T5">
Я в небі виглядатиму тебе.</text:span>
</text:p>
      <text:p text:style-name="P4">
<text:span text:style-name="T5">
В очах твоїх застигла ця війна,</text:span>
</text:p>
      <text:p text:style-name="P4">
<text:span text:style-name="T5">
Усміхнені вуста тепер мовчать.</text:span>
</text:p>
      <text:p text:style-name="P4">
<text:span text:style-name="T5">
Мені хоча б один-єдиний раз</text:span>
</text:p>
      <text:p text:style-name="P4">
<text:span text:style-name="T5">
Притиснутись до рідного плеча.</text:span>
</text:p>
      <text:p text:style-name="P4">
Це приспів пісні «Кохання сталь», прем’єра якої на популярних стрімінговихплатформах відбудеться 5 травня. Її виконуватиме відома співачка, волонтерка,бард Марія Бурмака.</text:p>
      <text:p text:style-name="P4">
Пісня й відеокліп присвячені драматичній історії кохання та одруженнязахисників «Азовсталі» Валерії Каприленко, поетки й речниці полку «Азов», тавоїна Андрія Суботіна, і, власне, 5 травня відзначається річниця з дня їхньогоодруження.</text:p>
      <text:p text:style-name="P4">
Українські військові Андрій і Валерія одружилися в підземеллях оточеної«Азовсталі». Андрій зробив обручки з фольги, вони пообіцяли бути разом і вгорі, і в радості. Закохані були чоловіком і дружиною лише три дні, 7 травня2022 року Андрій загинув, а Валерія на псевдо «Нава» потрапила до полону, зякого її було визволено лише 10 квітня цього року.</text:p>
      <text:p text:style-name="P4">
<draw:frame draw:style-name="fr1" draw:name="Image329" text:anchor-type="as-char" svg:width="6.9236in" svg:height="5.1927in" draw:z-index="0">
<draw:image xlink:href="../Images/AРМІЯINFORM/2023-05-05T47-00-00-04-00/mariya-burmaka-2.jpg" xlink:type="simple" xlink:show="embed" xlink:actuate="onLoad" draw:mime-type="image/jpeg"/>
</draw:frame>
Марія Бурмака під час зйомок кліпу. Фото Станіслава Сукненка</text:p>
      <text:p text:style-name="P4">
Народна артистка України Марія Бурмака в ексклюзивному коментаріІнформаційному агентству Міністерства оборони України повідомила, що словапісні написала поетка Леся Шиденко: «Рідні, батьки Андрія, захотіли, аби в нійзвучав мій голос і моя душа. Мені було непросто адаптувати під себе мелодію ітекст, я пропустила через себе цю історію. Це пісня-пам’ять про героя».</text:p>
      <text:p text:style-name="P4">
<draw:frame draw:style-name="fr1" draw:name="Image330" text:anchor-type="as-char" svg:width="6.9236in" svg:height="5.1927in" draw:z-index="0">
<draw:image xlink:href="../Images/AРМІЯINFORM/2023-05-05T47-00-00-04-00/tkjtra.jpg" xlink:type="simple" xlink:show="embed" xlink:actuate="onLoad" draw:mime-type="image/jpeg"/>
</draw:frame>
МаріяБурмака під час зйомок кліпу. Фото Марії Чеби</text:p>
      <text:p text:style-name="P4">
Пісня «Кохання сталь» стане саундтреком документального фільму «Азовсталь.Прихисток кохання», що його знімає режисер Станіслав Сукненко.</text:p>
      <text:p text:style-name="P4">
«Цю пісню я записала ще на початку березня. А у квітні Лера повернулася зполону. 10 квітня режисер Стас Сукненко вирішив зняти на цю пісню відео.Спішили, щоб до 5 травня вийшло! Я ж із поломаною рукою там, за спину їїховаю! Найважливіше в ньому — документальні кадри, коли молоді люди булищасливими, кадри „Нави“, яка лиш повернулась з полону. Є Любов, яка ніколи неперестає. І пам’ять про Андрія Суботіна, героя „Азовсталі“, який назавждизалишиться в наших серцях», — розповіла Марія Бурмака кореспондентуАрміяInform.</text:p>
      <text:p text:style-name="P4">
<draw:frame draw:style-name="fr1" draw:name="Image331" text:anchor-type="as-char" svg:width="6.9236in" svg:height="4.595902in" draw:z-index="0">
<draw:image xlink:href="../Images/AРМІЯINFORM/2023-05-05T47-00-00-04-00/subotin-i-kaprylenko.png" xlink:type="simple" xlink:show="embed" xlink:actuate="onLoad" draw:mime-type="image/png"/>
</draw:frame>
Фото із сайту VIKNA.TV</text:p>
      <text:p text:style-name="P4">
Слід також додати, що 13 травня на одному з концертних майданчиків столицівідбудеться зустріч із Валерією Суботіною. Поетка читатиме свої вірші. Утворчому заході візьмуть участь народна артистка України Марія Бурмака, акторта десантник ЗСУ Дмитро Лінартович, частий гість українськихвійськовослужбовців, кобзар, народний артист України Тарас Компаніченко,режисер Станіслав Сукненко.</text:p>
      <text:p text:style-name="P4">
<text:span text:style-name="T5">
Фото з архіву Марії Бурмаки та з відкритих джерел</text:span>
</text:p>
      <text:p text:style-name="P4">
Source: <text:a xlink:type="simple" xlink:href="https://armyinform.com.ua/2023/05/05/sogodni-vidbudetsya-premyera-treku-kohannya-stal-u-vykonanni-mariyi-burmaky/" text:style-name="Internet_20_link" text:visited-style-name="Visited_20_Internet_20_Link">
https://armyinform.com.ua/2023/05/05/sogodni-vidbudetsya-premyera-treku-kohannya-stal-u-vykonanni-mariyi-burmaky/</text:a>
</text:p>
      <!--NEWS-->
      <text:h text:style-name="P10" text:outline-level="1">
<text:span text:style-name="T4">
В Україні хвилина мовчання</text:span>
</text:h>
      <text:p text:style-name="P4">
Author: ['АРМІЯINFORM']</text:p>
      <text:p text:style-name="P4">
Time: 2023-05-05T48:00:00-04:00</text:p>
      <text:p text:style-name="P4">
Description: Згідно з указом Президента України Володимира Зеленського № 143/2022, хвилина мовч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candle.gif" text:style-name="Internet_20_link" text:visited-style-name="Visited_20_Internet_20_Link">
candle.gif</text:a>
']</text:p>
      <text:p text:style-name="P4">
Tags: ['STOPRUSSIA', "ВШАНУВАННЯ ПАМ'ЯТІ ГЕРОЇВ", 'ХВИЛИНА МОВЧАННЯ']</text:p>
      <text:p text:style-name="P4">
Category: News</text:p>
      <!--METADATA-->
      <text:p text:style-name="P4">
<draw:frame draw:style-name="fr1" draw:name="Image332" text:anchor-type="as-char" svg:width="6.9236in" svg:height="3.895992in" draw:z-index="0">
<draw:image xlink:href="../Images/AРМІЯINFORM/2023-05-05T48-00-00-04-00/candle.gif" xlink:type="simple" xlink:show="embed" xlink:actuate="onLoad" draw:mime-type="image/gif"/>
</draw:frame>
</text:p>
      <text:p text:style-name="P4">
Згідно <text:a xlink:type="simple" xlink:href="https://www.president.gov.ua/documents/1432022-41729" text:style-name="Internet_20_link" text:visited-style-name="Visited_20_Internet_20_Link">
з указом ПрезидентаУкраїни</text:a>
 ВолодимираЗеленського № 143/2022, хвилина мовчання проводиться щодня о 9:00, їїоголошують у всіх засобах масової інформації.</text:p>
      <text:p text:style-name="P4">
«З метою вшанування світлої пам’яті, громадянської відваги і самовідданості,сили духу, стійкості та героїчного подвигу воїнів, полеглих під час виконаннябойових завдань із захисту державного суверенітету та територіальноїцілісності України, мирних громадян, які загинули унаслідок збройної агресіїросійської федерації проти України, постановляю: започаткувати проведеннящоденно о 9 годині 00 хвилин загальнонаціональної хвилини мовчання заспіввітчизниками, загиблими внаслідок збройної агресії російської федераціїпроти України, яку оголошувати у всіх засобах масової інформації незалежно відформи власності», — йдеться в документі.</text:p>
      <text:p text:style-name="P4">
Source: <text:a xlink:type="simple" xlink:href="https://armyinform.com.ua/2023/05/05/v-ukrayini-hvylyna-movchannya-2/" text:style-name="Internet_20_link" text:visited-style-name="Visited_20_Internet_20_Link">
https://armyinform.com.ua/2023/05/05/v-ukrayini-hvylyna-movchannya-2/</text:a>
</text:p>
      <!--NEWS-->
      <text:h text:style-name="P10" text:outline-level="1">
<text:span text:style-name="T4">
Нічні обстріли прикордоння Сумщини: майже 40 вибухів пролунало в районі 5 населених пунктів</text:span>
</text:h>
      <text:p text:style-name="P4">
Author: ['АРМІЯINFORM']</text:p>
      <text:p text:style-name="P4">
Time: 2023-05-05T49:00:00-04:00</text:p>
      <text:p text:style-name="P4">
Description: У ніч з 4 на 5 травня російські окупаційні війська 5 разів обстріляли прикордо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2022-12-06-obstrily-prykordonnya-ukrayiny-e1670330009167.jpeg" text:style-name="Internet_20_link" text:visited-style-name="Visited_20_Internet_20_Link">
2022-12-06-obstrily-prykordonnya-ukrayiny-e1670330009167.jpeg</text:a>
']</text:p>
      <text:p text:style-name="P4">
Tags: ['АГРЕСІЯ РФ', 'ВТОРГНЕННЯ РФ', 'ОБСТРІЛИ ПРИКОРДОННЯ', 'ОК «ПІВНІЧ»', 'СУМЩИНА']</text:p>
      <text:p text:style-name="P4">
Category: News</text:p>
      <!--METADATA-->
      <text:p text:style-name="P4">
<draw:frame draw:style-name="fr1" draw:name="Image333" text:anchor-type="as-char" svg:width="6.9236in" svg:height="5.490198in" draw:z-index="0">
<draw:image xlink:href="../Images/AРМІЯINFORM/2023-05-05T49-00-00-04-00/2022-12-06-obstrily-prykordonnya-ukrayiny-e1670330009167.jpeg" xlink:type="simple" xlink:show="embed" xlink:actuate="onLoad" draw:mime-type="image/jpeg"/>
</draw:frame>
 Ілюстративне фото</text:p>
      <text:p text:style-name="P4">
У ніч з 4 на 5 травня російські окупаційні війська 5 разів обстрілялиприкордоння Сумської області.</text:p>
      <text:p text:style-name="P4">
Про це<text:a xlink:type="simple" xlink:href="https://www.facebook.com/kommander.nord/posts/pfbid0i6f3ChSyL2XdNMLuJ5An32CDa8yA1g8u7KhajDuMJNmmzfPrdQ4RZbdVzX9DVQW6l" text:style-name="Internet_20_link" text:visited-style-name="Visited_20_Internet_20_Link">
повідомляє</text:a>
Оперативне командування «Північ».</text:p>
      <text:p text:style-name="P4">
З 00:01 до 00:19 зафіксовано 6 приходів ймовірно з САУ, по населеному пунктуБачівськ.</text:p>
      <text:p text:style-name="P4">
З 23:57 до 00:05 зафіксовано 3 приходи ймовірно зі ствольної артилерії, врайоні населеного пункту Баранівка.</text:p>
      <text:p text:style-name="P4">
З 03:05 до 03:15 зафіксовано 4 приходи, ймовірно з міномета 120 мм, в районінаселеного пункту Стара Гута.</text:p>
      <text:p text:style-name="P4">
З 06:11 до 06:25 зафіксовано 4 приходи, ймовірно з міномета 120 мм, понаселеному пункту Товстодубове. У результаті обстрілу пошкоджено цивільнийбудинок та подвір'я.</text:p>
      <text:p text:style-name="P4">
З 05:55 до 06:10 20 приходів, ймовірно з міномета 82 мм, в районі населеногопункту Фотовиж.</text:p>
      <text:p text:style-name="P4">
Про втрати серед місцевого населення чи пошкодження цивільної інфраструктуриінформації не надходило.</text:p>
      <text:p text:style-name="P4">
Source: <text:a xlink:type="simple" xlink:href="https://armyinform.com.ua/2023/05/05/nichni-obstrily-prykordonnya-sumshhyny-majzhe-40-vybuhiv-prolunalo-v-rajoni-5-naselenyh-punktiv/" text:style-name="Internet_20_link" text:visited-style-name="Visited_20_Internet_20_Link">
https://armyinform.com.ua/2023/05/05/nichni-obstrily-prykordonnya-sumshhyny-majzhe-40-vybuhiv-prolunalo-v-rajoni-5-naselenyh-punktiv/</text:a>
</text:p>
      <!--NEWS-->
      <text:h text:style-name="P10" text:outline-level="1">
<text:span text:style-name="T4">
Україна — пріоритетна тема на саміті G7: Глава Єврокомісії у розмові з прем’єром Канади</text:span>
</text:h>
      <text:p text:style-name="P4">
Author: ['АРМІЯINFORM']</text:p>
      <text:p text:style-name="P4">
Time: 2023-05-05T50:00:00-04:00</text:p>
      <text:p text:style-name="P4">
Description: На саміті країн «великої сімки», який відбудеться 19-21 травня 2023 року в японськ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ursula_trudeau.jpg" text:style-name="Internet_20_link" text:visited-style-name="Visited_20_Internet_20_Link">
ursula_trudeau.jpg</text:a>
']</text:p>
      <text:p text:style-name="P4">
Tags: ['STOPRUSSIA', 'АГРЕСІЯ РФ', 'ВТОРГНЕННЯ РФ', 'ДЖАСТІН ТРЮДО', 'САМІТ G7', 'УРСУЛА ФОН ДЕР ЛЯЄН']</text:p>
      <text:p text:style-name="P4">
Category: News</text:p>
      <!--METADATA-->
      <text:p text:style-name="P4">
<draw:frame draw:style-name="fr1" draw:name="Image334" text:anchor-type="as-char" svg:width="6.9236in" svg:height="3.894525in" draw:z-index="0">
<draw:image xlink:href="../Images/AРМІЯINFORM/2023-05-05T50-00-00-04-00/ursula_trudeau.jpg" xlink:type="simple" xlink:show="embed" xlink:actuate="onLoad" draw:mime-type="image/jpeg"/>
</draw:frame>
</text:p>
      <text:p text:style-name="P4">
На саміті країн «великої сімки», який відбудеться 19-21 травня 2023 року вяпонській Хіросімі, одним із ключових питань буде всебічна підтримка України.</text:p>
      <text:p text:style-name="P4">
Про це під час телефонної розмови із прем’єр-міністром Канади Джастіном Трюдо<text:a xlink:type="simple" xlink:href="https://twitter.com/vonderleyen/status/1654136444963770371" text:style-name="Internet_20_link" text:visited-style-name="Visited_20_Internet_20_Link">
заявила</text:a>
президентка Європейської комісії Урсула фон дер Ляєн.</text:p>
      <text:p text:style-name="P4">
«Мала гарну телефонну розмову із Джастіном Трюдо, під час якої обговорилидеякі з ключових питань порядку денного саміту G7 у Хіросімі. Зокрема,забезпечення підтримки України — фінансової та військової», — повідомилаУрсула фон дер Ляєн.</text:p>
      <text:p text:style-name="P4">
Окрім питання підтримки України, на саміті G7 розглядатимуть економічнубезпеку країн «великої сімки», а також збільшення глобального фінансуванняклімату та розвитку.</text:p>
      <text:p text:style-name="P4">
Source: <text:a xlink:type="simple" xlink:href="https://armyinform.com.ua/2023/05/05/ukrayina-priorytetna-tema-na-samiti-g7-glava-yevrokomisiyi-u-rozmovi-z-premyerom-kanady/" text:style-name="Internet_20_link" text:visited-style-name="Visited_20_Internet_20_Link">
https://armyinform.com.ua/2023/05/05/ukrayina-priorytetna-tema-na-samiti-g7-glava-yevrokomisiyi-u-rozmovi-z-premyerom-kanady/</text:a>
</text:p>
      <!--NEWS-->
      <text:h text:style-name="P10" text:outline-level="1">
<text:span text:style-name="T4">
Олексій Резніков зустрівся з Генеральним інспектором Бундесверу</text:span>
</text:h>
      <text:p text:style-name="P4">
Author: ['АРМІЯINFORM']</text:p>
      <text:p text:style-name="P4">
Time: 2023-05-05T51:00:00-04:00</text:p>
      <text:p text:style-name="P4">
Description: Міністр оборони України Олексій Резніков 4 травня провів зустріч з Генеральни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19815a579a0a133f920b99a4c7bd1d151d9d041b.jpg" text:style-name="Internet_20_link" text:visited-style-name="Visited_20_Internet_20_Link">
19815a579a0a133f920b99a4c7bd1d151d9d041b.jpg</text:a>
', '<text:a xlink:type="simple" xlink:href="https://armyinform.com.ua/wp-content/uploads/2023/05/1bebfe3472ef63bb2539304232f9927c839965a1-150x150.jpg" text:style-name="Internet_20_link" text:visited-style-name="Visited_20_Internet_20_Link">
1bebfe3472ef63bb2539304232f9927c839965a1-150x150.jpg</text:a>
', '<text:a xlink:type="simple" xlink:href="https://armyinform.com.ua/wp-content/uploads/2023/05/2534d287e93695dcaee630b45f2f34b4b5b93caf-150x150.jpg" text:style-name="Internet_20_link" text:visited-style-name="Visited_20_Internet_20_Link">
2534d287e93695dcaee630b45f2f34b4b5b93caf-150x150.jpg</text:a>
', '<text:a xlink:type="simple" xlink:href="https://armyinform.com.ua/wp-content/uploads/2023/05/7243023f443de902cdf47828914ee6b861f380c0-150x150.jpg" text:style-name="Internet_20_link" text:visited-style-name="Visited_20_Internet_20_Link">
7243023f443de902cdf47828914ee6b861f380c0-150x150.jpg</text:a>
', '<text:a xlink:type="simple" xlink:href="https://armyinform.com.ua/wp-content/uploads/2023/05/510ad1dbdb0b373f0d1cd4206bde6c384747287e-150x150.jpg" text:style-name="Internet_20_link" text:visited-style-name="Visited_20_Internet_20_Link">
510ad1dbdb0b373f0d1cd4206bde6c384747287e-150x150.jpg</text:a>
']</text:p>
      <text:p text:style-name="P4">
Tags: ['STOPRUSSIA', 'МІНІСТР ОБОРОНИ УКРАЇНИ', 'НІМЕЧЧИНА', 'ОЛЕКСІЙ РЕЗНІКОВ', 'ОФІЦІЙНО', 'СВІТ ПІДТРИМУЄ УКРАЇНУ']</text:p>
      <text:p text:style-name="P4">
Category: News</text:p>
      <!--METADATA-->
      <text:p text:style-name="P4">
<draw:frame draw:style-name="fr1" draw:name="Image335" text:anchor-type="as-char" svg:width="6.9236in" svg:height="4.943883in" draw:z-index="0">
<draw:image xlink:href="../Images/AРМІЯINFORM/2023-05-05T51-00-00-04-00/19815a579a0a133f920b99a4c7bd1d151d9d041b.jpg" xlink:type="simple" xlink:show="embed" xlink:actuate="onLoad" draw:mime-type="image/jpeg"/>
</draw:frame>
</text:p>
      <text:p text:style-name="P4">
Міністр оборони України Олексій Резніков 4 травня провів зустріч з Генеральнимінспектором Бундесверу генералом Карстеном Броєром в рамках його візиту доУкраїни. Сторони детально обговорили поточний стан оборонного співробітництваміж Україною та Німеччиною й перспективи його розвитку.</text:p>
      <text:p text:style-name="P4">
Про це <text:a xlink:type="simple" xlink:href="https://www.mil.gov.ua/news/2023/05/05/nashe-spilne-zavdannya-%E2%80%93-pobuduvati-micznu-sistemu-mizhnarodnoi-bezpekovoi-arhitekturi-oleksij-reznikov-zustrivsya-z-generalnim-inspektorom-bundesveru/" text:style-name="Internet_20_link" text:visited-style-name="Visited_20_Internet_20_Link">
повідомляє</text:a>
Міністерство оборони України.</text:p>
      <text:p text:style-name="P4">
Глава Міноборони зазначив, що західне і, зокрема, німецьке озброєння є одниміз важливих складових, що допомагають захищати українців та давати відсічросійському ворогу.</text:p>
      <text:p text:style-name="P4">
— Озброєння й техніка, яку ми отримуємо від німецьких партнерів, допомагаєзберегти життя нашим воїнам на передовій, мирним українцям, вберегти відруйнувань інфраструктуру. Якість німецької техніки перевірена мною особисто. Ія дякую міністру оборони Німеччини Борису Пісторіусу і всьому німецькомународу за допомогу, яку ми отримуємо в цей важкий для України час, — сказавОлексій Резніков.</text:p>
      <text:p text:style-name="P4">
Міністр оборони України поінформував іноземну делегацію про досвід боротьби зворожими БПЛА та запросив німецьку сторону до співпраці за цим напрямом. Вінтакож закликав німецьких друзів долучитися до створення на підтримку України«морської коаліції», що стало б значною контрибуцією у розвиток спроможностейВМС ЗС України та сталою запорукою забезпечення безпеки судноплавства вЧорному та Азовському морях.</text:p>
      <text:p text:style-name="P4">
<text:a xlink:type="simple" xlink:href="https://armyinform.com.ua/wp-content/uploads/2023/05/1bebfe3472ef63bb2539304232f9927c839965a1.jpg" text:style-name="Internet_20_link" text:visited-style-name="Visited_20_Internet_20_Link">
<draw:frame draw:style-name="fr1" draw:name="Image336" text:anchor-type="as-char" svg:width="6.9236in" svg:height="6.9236in" draw:z-index="0">
<draw:image xlink:href="../Images/AРМІЯINFORM/2023-05-05T51-00-00-04-00/1bebfe3472ef63bb2539304232f9927c839965a1-150x150.jpg" xlink:type="simple" xlink:show="embed" xlink:actuate="onLoad" draw:mime-type="image/jpeg"/>
</draw:frame>
</text:a>
</text:p>
      <text:p text:style-name="P4">
<text:a xlink:type="simple" xlink:href="https://armyinform.com.ua/wp-content/uploads/2023/05/2534d287e93695dcaee630b45f2f34b4b5b93caf.jpg" text:style-name="Internet_20_link" text:visited-style-name="Visited_20_Internet_20_Link">
<draw:frame draw:style-name="fr1" draw:name="Image337" text:anchor-type="as-char" svg:width="6.9236in" svg:height="6.9236in" draw:z-index="0">
<draw:image xlink:href="../Images/AРМІЯINFORM/2023-05-05T51-00-00-04-00/2534d287e93695dcaee630b45f2f34b4b5b93caf-150x150.jpg" xlink:type="simple" xlink:show="embed" xlink:actuate="onLoad" draw:mime-type="image/jpeg"/>
</draw:frame>
</text:a>
</text:p>
      <text:p text:style-name="P4">
— Ми вже маємо «танкову коаліцію», Рамштайн — це також коаліція. Всі вонипрацюють заради єдиної мети — перемоги України. Наше спільне завдання —побудувати міцну систему міжнародної безпекової архітектури, і безпекасудноплавства в Чорному та Азовському морях є важливим елементом у ційсистемі. Вже деякі наші європейські партнери є в складі цієї коаліції. І я бдуже хотів, щоб Німеччина теж стала її частиною, — наголосив Олексій Резніков.</text:p>
      <text:p text:style-name="P4">
Сторони також розглянули низку практичних кроків із посилення обороннихспроможностей України за підтримки Німеччини. Зокрема, можливість розширеннятренінгових програм для українських військових у ФРН.</text:p>
      <text:p text:style-name="P4">
Генерал Карстен Броєр висловив слова підтримки Україні та наголосив, щоздобутий українськими захисниками досвід є важливим і для ЗС Німеччини.</text:p>
      <text:p text:style-name="P4">
— Я бачив українських воїнів під час підготовки в Німеччині, спостерігав занавчанням в Україні. Вражений їх високим рівнем професіоналізму та мотивації.Нам є чому вчитися один в одного. Вірю, що тісна взаємодія між нашими країнамисприятиме посиленню безпеки в Європі. Хочу запевнити, що Німеччинапідтримуватиме Україну стільки, скільки буде потрібно, — зазначив генералКарстен Броєр.</text:p>
      <text:p text:style-name="P4">
<text:a xlink:type="simple" xlink:href="https://armyinform.com.ua/wp-content/uploads/2023/05/7243023f443de902cdf47828914ee6b861f380c0.jpg" text:style-name="Internet_20_link" text:visited-style-name="Visited_20_Internet_20_Link">
<draw:frame draw:style-name="fr1" draw:name="Image338" text:anchor-type="as-char" svg:width="6.9236in" svg:height="6.9236in" draw:z-index="0">
<draw:image xlink:href="../Images/AРМІЯINFORM/2023-05-05T51-00-00-04-00/7243023f443de902cdf47828914ee6b861f380c0-150x150.jpg" xlink:type="simple" xlink:show="embed" xlink:actuate="onLoad" draw:mime-type="image/jpeg"/>
</draw:frame>
</text:a>
</text:p>
      <text:p text:style-name="P4">
<text:a xlink:type="simple" xlink:href="https://armyinform.com.ua/wp-content/uploads/2023/05/510ad1dbdb0b373f0d1cd4206bde6c384747287e.jpg" text:style-name="Internet_20_link" text:visited-style-name="Visited_20_Internet_20_Link">
<draw:frame draw:style-name="fr1" draw:name="Image339" text:anchor-type="as-char" svg:width="6.9236in" svg:height="6.9236in" draw:z-index="0">
<draw:image xlink:href="../Images/AРМІЯINFORM/2023-05-05T51-00-00-04-00/510ad1dbdb0b373f0d1cd4206bde6c384747287e-150x150.jpg" xlink:type="simple" xlink:show="embed" xlink:actuate="onLoad" draw:mime-type="image/jpeg"/>
</draw:frame>
</text:a>
</text:p>
      <text:p text:style-name="P4">
Учасники зустрічі також акцентували на необхідності подальшої інтенсифікаціїспівпраці для забезпечення нагальних потреб Сил оборони України.</text:p>
      <text:p text:style-name="P4">
Source: <text:a xlink:type="simple" xlink:href="https://armyinform.com.ua/2023/05/05/oleksij-reznikov-zustrivsya-z-generalnym-inspektorom-bundesveru/" text:style-name="Internet_20_link" text:visited-style-name="Visited_20_Internet_20_Link">
https://armyinform.com.ua/2023/05/05/oleksij-reznikov-zustrivsya-z-generalnym-inspektorom-bundesveru/</text:a>
</text:p>
      <!--NEWS-->
      <text:h text:style-name="P10" text:outline-level="1">
<text:span text:style-name="T4">
За добу рятувальники майже 200 разів виїжджали на ліквідацію наслідків ворожих обстрілів</text:span>
</text:h>
      <text:p text:style-name="P4">
Author: ['АРМІЯINFORM']</text:p>
      <text:p text:style-name="P4">
Time: 2023-05-05T52:00:00-04:00</text:p>
      <text:p text:style-name="P4">
Description: Протягом минулої доби, 4 травня, підрозділи Державної служби України з надзвичай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fire_37885.jpg" text:style-name="Internet_20_link" text:visited-style-name="Visited_20_Internet_20_Link">
fire_37885.jpg</text:a>
']</text:p>
      <text:p text:style-name="P4">
Tags: ['STOPRUSSIA', 'АГРЕСІЯ РФ', 'ВІЙНА', 'ВТОРГНЕННЯ РФ', 'ДСНС УКРАЇНИ', 'ЛІКВІДАЦІЯ НАСЛІДКІВ ВОРОЖИХ ОБСТРІЛІВ']</text:p>
      <text:p text:style-name="P4">
Category: News</text:p>
      <!--METADATA-->
      <text:p text:style-name="P4">
<draw:frame draw:style-name="fr1" draw:name="Image340" text:anchor-type="as-char" svg:width="6.9236in" svg:height="4.351977in" draw:z-index="0">
<draw:image xlink:href="../Images/AРМІЯINFORM/2023-05-05T52-00-00-04-00/fire_37885.jpg" xlink:type="simple" xlink:show="embed" xlink:actuate="onLoad" draw:mime-type="image/jpeg"/>
</draw:frame>
Ілюстративне фото</text:p>
      <text:p text:style-name="P4">
Протягом минулої доби, <text:span text:style-name="T4">
4 травня,</text:span>
 підрозділи Державної служби України знадзвичайних ситуацій <text:span text:style-name="T4">
здійснили 182 виїзди</text:span>
 на ліквідацію наслідківобстрілів окупантами населених пунктів та об’єктів інфраструктури. Ліквідовано8 пожеж. Надано психологічну допомогу 215 особам.</text:p>
      <text:p text:style-name="P4">
Про це йдеться у <text:a xlink:type="simple" xlink:href="https://dsns.gov.ua/uk/news/nadzvicaini-podiyi/operativna-informaciia-dsns-shhodo-naslidkiv-vedennia-boiovix-dii-rosiiskoiu-federacijeiu-147" text:style-name="Internet_20_link" text:visited-style-name="Visited_20_Internet_20_Link">
повідомленні</text:a>
 ДСНС України.</text:p>
      <text:p text:style-name="P4">
З початку широкомасштабної агресії росії підрозділами ДСНС України здійснено92 748 виїздів на ліквідацію наслідків обстрілів, ліквідовано 14 424 пожежі,врятовано 4033 особи, надано психологічну допомогу 212 682 особам.</text:p>
      <text:p text:style-name="P4">
Source: <text:a xlink:type="simple" xlink:href="https://armyinform.com.ua/2023/05/05/za-dobu-ryatuvalnyky-majzhe-200-raziv-vyyizhdzhaly-na-likvidacziyu-naslidkiv-vorozhyh-obstriliv/" text:style-name="Internet_20_link" text:visited-style-name="Visited_20_Internet_20_Link">
https://armyinform.com.ua/2023/05/05/za-dobu-ryatuvalnyky-majzhe-200-raziv-vyyizhdzhaly-na-likvidacziyu-naslidkiv-vorozhyh-obstriliv/</text:a>
</text:p>
      <!--NEWS-->
      <text:h text:style-name="P10" text:outline-level="1">
<text:span text:style-name="T4">
В Україні вперше відзначають День фахівців цивільно-військового співробітництва Збройних Сил України</text:span>
</text:h>
      <text:p text:style-name="P4">
Author: ['Олексій Мазепа']</text:p>
      <text:p text:style-name="P4">
Time: 2023-05-05T53:00:00-04:00</text:p>
      <text:p text:style-name="P4">
Description: 5 травня цього року, відповідно до наказу Головнокомандувача Збройних Сил України від...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1-21.jpg" text:style-name="Internet_20_link" text:visited-style-name="Visited_20_Internet_20_Link">
1-21.jpg</text:a>
', '<text:a xlink:type="simple" xlink:href="https://armyinform.com.ua/wp-content/uploads/2023/05/2-150x150.jpeg" text:style-name="Internet_20_link" text:visited-style-name="Visited_20_Internet_20_Link">
2-150x150.jpeg</text:a>
', '<text:a xlink:type="simple" xlink:href="https://armyinform.com.ua/wp-content/uploads/2023/05/3-150x150.jpeg" text:style-name="Internet_20_link" text:visited-style-name="Visited_20_Internet_20_Link">
3-150x150.jpeg</text:a>
', '<text:a xlink:type="simple" xlink:href="https://armyinform.com.ua/wp-content/uploads/2023/05/4-21-150x150.jpg" text:style-name="Internet_20_link" text:visited-style-name="Visited_20_Internet_20_Link">
4-21-150x150.jpg</text:a>
', '<text:a xlink:type="simple" xlink:href="https://armyinform.com.ua/wp-content/uploads/2023/05/5-150x150.jpeg" text:style-name="Internet_20_link" text:visited-style-name="Visited_20_Internet_20_Link">
5-150x150.jpeg</text:a>
', '<text:a xlink:type="simple" xlink:href="https://armyinform.com.ua/wp-content/uploads/2023/05/6-150x150.jpeg" text:style-name="Internet_20_link" text:visited-style-name="Visited_20_Internet_20_Link">
6-150x150.jpeg</text:a>
', '<text:a xlink:type="simple" xlink:href="https://armyinform.com.ua/wp-content/uploads/2023/05/7-150x150.jpeg" text:style-name="Internet_20_link" text:visited-style-name="Visited_20_Internet_20_Link">
7-150x150.jpeg</text:a>
', '<text:a xlink:type="simple" xlink:href="https://armyinform.com.ua/wp-content/uploads/2023/05/8-5-150x150.jpg" text:style-name="Internet_20_link" text:visited-style-name="Visited_20_Internet_20_Link">
8-5-150x150.jpg</text:a>
', '<text:a xlink:type="simple" xlink:href="https://armyinform.com.ua/wp-content/uploads/2023/05/9-5-150x150.jpg" text:style-name="Internet_20_link" text:visited-style-name="Visited_20_Internet_20_Link">
9-5-150x150.jpg</text:a>
']</text:p>
      <text:p text:style-name="P4">
Tags: ['ВТОРГНЕННЯ РФ', 'СІМІС']</text:p>
      <text:p text:style-name="P4">
Category: News</text:p>
      <!--METADATA-->
      <text:p text:style-name="P4">
<text:span text:style-name="T4">
<text:span text:style-name="T5">
5 травня цього року, відповідно до наказу Головнокомандувача Збройних СилУкраїни від 24.12.2022 № 333, в України вперше відзначатимуть День фахівцівцивільно-військового співробітництва Збройних Сил України. Про шлях до цієїспецифічної діяльності СІМІС кореспонденту Армія</text:span>
</text:span>
 <text:span text:style-name="T4">
 <text:span text:style-name="T5">
Inform</text:span>
</text:span>
 <text:span text:style-name="T4">
 <text:span text:style-name="T5">
розповівначальник Центрального управління ЦВС ЗСУ полковник Володимир Лямзін.</text:span>
</text:span>
</text:p>
      <text:p text:style-name="P4">
<draw:frame draw:style-name="fr1" draw:name="Image341" text:anchor-type="as-char" svg:width="6.9236in" svg:height="4.615733in" draw:z-index="0">
<draw:image xlink:href="../Images/AРМІЯINFORM/2023-05-05T53-00-00-04-00/1-21.jpg" xlink:type="simple" xlink:show="embed" xlink:actuate="onLoad" draw:mime-type="image/jpeg"/>
</draw:frame>
</text:p>
      <text:p text:style-name="P4">
У Збройних Силах України рішення на пілотний проєкт із ЦВС було ухвалене саме5 травня 2014 року. Його роботу було успішно розпочато в найкоротші терміни —приблизно через місяць.</text:p>
      <text:p text:style-name="P4">
В умовах розв’язаної російською федерацією гібридної війни проти Україницивільно-військове співробітництво стало адекватною відповіддю на новізагрози. Необхідність налагодження взаємодії з цивільним населенням таорганами державної влади, передусім з метою недопущення перешкоджання діямвійськ у районах їх переміщення, дислокації, а також ведення воєнних (бойових)дій, спонукала шукати й втілювати абсолютно новий у ЗСУ комплексний підхід допланування та проведення військових операцій, що ґрунтується на досвіді йосновних принципах збройних сил держав НАТО. ЦВС, власне, і стало першою у ЗСУструктурою, сформованою за стандартами Північноатлантичного альянсу, яка вжедев’ять років поспіль успішно виконує поставлені завдання.</text:p>
      <text:p text:style-name="P4">
<text:span text:style-name="T4">
<text:span text:style-name="T5">
— Якщо ми звернемося до досвіду країн-членів НАТО, то там виконання завданьвідбувається здебільшого на території інших держав у складі міжнароднихконтингентів, але ж у нас війна триває на власній території.</text:span>
</text:span>
</text:p>
      <text:p text:style-name="P4">
— Дійсно, головною особливістю напрямку цивільно-військового співробітництваЗбройних Сил України є те, що вони працюють на території своєї держави і звласними силами та населенням.</text:p>
      <text:p text:style-name="P4">
На початковому етапі для визначених основних завдань та функцій, які покладеніна підрозділи цивільно-військового співробітництва Збройних Сил України, мибрали за основу основні функції ЦВС в НАТО <text:span text:style-name="T4">
:</text:span>
 організація цивільно-військової взаємодії, підтримка дій військ (сил) та об’єктів цивільногосередовища, а також спиралися на досвід збройних сил Сполучених ШтатівАмерики. Це повністю відповідає тим викликам, що постали перед нами.</text:p>
      <text:p text:style-name="P4">
Додатковою функцією, так би мовити, національною особливістю є виконаннязаходів з пошукової роботи та репатріаційних заходів.</text:p>
      <text:p text:style-name="P4">
<text:a xlink:type="simple" xlink:href="https://armyinform.com.ua/wp-content/uploads/2023/05/2.jpeg" text:style-name="Internet_20_link" text:visited-style-name="Visited_20_Internet_20_Link">
<draw:frame draw:style-name="fr1" draw:name="Image342" text:anchor-type="as-char" svg:width="6.9236in" svg:height="6.9236in" draw:z-index="0">
<draw:image xlink:href="../Images/AРМІЯINFORM/2023-05-05T53-00-00-04-00/2-150x150.jpeg" xlink:type="simple" xlink:show="embed" xlink:actuate="onLoad" draw:mime-type="image/jpeg"/>
</draw:frame>
</text:a>
</text:p>
      <text:p text:style-name="P4">
Військовослужбовці ЦВС СВ ЗС України проводять евакуацію цивільного населення з мосту н. п. Романівка Київської області, який з’єднує Бучу та Ірпінь зі столицею, березень 2022</text:p>
      <text:p text:style-name="P4">
<text:a xlink:type="simple" xlink:href="https://armyinform.com.ua/wp-content/uploads/2023/05/3-scaled.jpeg" text:style-name="Internet_20_link" text:visited-style-name="Visited_20_Internet_20_Link">
<draw:frame draw:style-name="fr1" draw:name="Image343" text:anchor-type="as-char" svg:width="6.9236in" svg:height="6.9236in" draw:z-index="0">
<draw:image xlink:href="../Images/AРМІЯINFORM/2023-05-05T53-00-00-04-00/3-150x150.jpeg" xlink:type="simple" xlink:show="embed" xlink:actuate="onLoad" draw:mime-type="image/jpeg"/>
</draw:frame>
</text:a>
</text:p>
      <text:p text:style-name="P4">
Оцінка цивільного середовища, Чернігів, квітень 2022</text:p>
      <text:p text:style-name="P4">
<text:a xlink:type="simple" xlink:href="https://armyinform.com.ua/wp-content/uploads/2023/05/4-21.jpg" text:style-name="Internet_20_link" text:visited-style-name="Visited_20_Internet_20_Link">
<draw:frame draw:style-name="fr1" draw:name="Image344" text:anchor-type="as-char" svg:width="6.9236in" svg:height="6.9236in" draw:z-index="0">
<draw:image xlink:href="../Images/AРМІЯINFORM/2023-05-05T53-00-00-04-00/4-21-150x150.jpg" xlink:type="simple" xlink:show="embed" xlink:actuate="onLoad" draw:mime-type="image/jpeg"/>
</draw:frame>
</text:a>
</text:p>
      <text:p text:style-name="P4">
Військовослужбовці ЦВС під час виконання завдань у деокупованій Гаврилівці Бериславського району, жовтень 2022</text:p>
      <text:p text:style-name="P4">
<text:span text:style-name="T4">
<text:span text:style-name="T5">
— Ви щойно розповіли про функції ЦВС, зупинімося детальніше на них.</text:span>
</text:span>
</text:p>
      <text:p text:style-name="P4">
— Однією з основних функцій ЦВС у ЗСУ є цивільно-військова взаємодія, якапередбачає проведення відповідної роботи та комунікації з органами державноївлади, міжнародними неурядовими організаціями та громадськими об’єднаннями йінформування цивільного населення.</text:p>
      <text:p text:style-name="P4">
Підтримка дій військ (сил) є пріоритетною функцією для підрозділів ЦВС. Неварто забувати і про важливість оцінювання стану цивільного середовища таінформування командирів на місцях про стан. Це дає змогу якісно спрогнозуватиймовірні негативні чинники, які можуть суттєво вплинути на виконання завданьза призначенням підрозділами ЗСУ.</text:p>
      <text:p text:style-name="P4">
Своєю чергою підтримка суб’єктів цивільного середовища полягає у мінімізаціївпливу негативних наслідків бойових дій на цивільне населення. З початкомширокомасштабного вторгнення рф підрозділи ЦВС зіткнулися з необхідністюкоординації надання гуманітарної допомоги та евакуації цивільного населення врайонах ведення воєнних (бойових) дій та деокупованих територій.</text:p>
      <text:p text:style-name="P4">
<text:a xlink:type="simple" xlink:href="https://armyinform.com.ua/wp-content/uploads/2023/05/5.jpeg" text:style-name="Internet_20_link" text:visited-style-name="Visited_20_Internet_20_Link">
<draw:frame draw:style-name="fr1" draw:name="Image345" text:anchor-type="as-char" svg:width="6.9236in" svg:height="6.9236in" draw:z-index="0">
<draw:image xlink:href="../Images/AРМІЯINFORM/2023-05-05T53-00-00-04-00/5-150x150.jpeg" xlink:type="simple" xlink:show="embed" xlink:actuate="onLoad" draw:mime-type="image/jpeg"/>
</draw:frame>
</text:a>
</text:p>
      <text:p text:style-name="P4">
<text:a xlink:type="simple" xlink:href="https://armyinform.com.ua/wp-content/uploads/2023/05/6-scaled.jpeg" text:style-name="Internet_20_link" text:visited-style-name="Visited_20_Internet_20_Link">
<draw:frame draw:style-name="fr1" draw:name="Image346" text:anchor-type="as-char" svg:width="6.9236in" svg:height="6.9236in" draw:z-index="0">
<draw:image xlink:href="../Images/AРМІЯINFORM/2023-05-05T53-00-00-04-00/6-150x150.jpeg" xlink:type="simple" xlink:show="embed" xlink:actuate="onLoad" draw:mime-type="image/jpeg"/>
</draw:frame>
</text:a>
</text:p>
      <text:p text:style-name="P4">
Координація надання гумдопомоги, Іванівка Чернігівської області, квітень 2022, військовослужбовці ЦУ ЦВС ГШ ЗСУ та Центру забезпечення заходів ЦВС ЗСУ</text:p>
      <text:p text:style-name="P4">
<text:a xlink:type="simple" xlink:href="https://armyinform.com.ua/wp-content/uploads/2023/05/7.jpeg" text:style-name="Internet_20_link" text:visited-style-name="Visited_20_Internet_20_Link">
<draw:frame draw:style-name="fr1" draw:name="Image347" text:anchor-type="as-char" svg:width="6.9236in" svg:height="6.9236in" draw:z-index="0">
<draw:image xlink:href="../Images/AРМІЯINFORM/2023-05-05T53-00-00-04-00/7-150x150.jpeg" xlink:type="simple" xlink:show="embed" xlink:actuate="onLoad" draw:mime-type="image/jpeg"/>
</draw:frame>
</text:a>
</text:p>
      <text:p text:style-name="P4">
с. Пришиб Донецької області, гуманітарна допомога та інформування населення, липень 2022</text:p>
      <text:p text:style-name="P4">
<text:a xlink:type="simple" xlink:href="https://armyinform.com.ua/wp-content/uploads/2023/05/8-5.jpg" text:style-name="Internet_20_link" text:visited-style-name="Visited_20_Internet_20_Link">
<draw:frame draw:style-name="fr1" draw:name="Image348" text:anchor-type="as-char" svg:width="6.9236in" svg:height="6.9236in" draw:z-index="0">
<draw:image xlink:href="../Images/AРМІЯINFORM/2023-05-05T53-00-00-04-00/8-5-150x150.jpg" xlink:type="simple" xlink:show="embed" xlink:actuate="onLoad" draw:mime-type="image/jpeg"/>
</draw:frame>
</text:a>
</text:p>
      <text:p text:style-name="P4">
<text:a xlink:type="simple" xlink:href="https://armyinform.com.ua/wp-content/uploads/2023/05/9-5.jpg" text:style-name="Internet_20_link" text:visited-style-name="Visited_20_Internet_20_Link">
<draw:frame draw:style-name="fr1" draw:name="Image349" text:anchor-type="as-char" svg:width="6.9236in" svg:height="6.9236in" draw:z-index="0">
<draw:image xlink:href="../Images/AРМІЯINFORM/2023-05-05T53-00-00-04-00/9-5-150x150.jpg" xlink:type="simple" xlink:show="embed" xlink:actuate="onLoad" draw:mime-type="image/jpeg"/>
</draw:frame>
</text:a>
</text:p>
      <text:p text:style-name="P4">
Деокупований Лиман, жовтень 2022, гуманітарна допомога</text:p>
      <text:p text:style-name="P4">
<text:span text:style-name="T4">
<text:span text:style-name="T5">
— Як ви зазначили, національною особливістю роботи підрозділів цивільно-військового співробітництва у Збройних Силах України наразі є проведенняпошукової роботи та репатріаційних заходів. Що це за робота?</text:span>
</text:span>
</text:p>
      <text:p text:style-name="P4">
— Ще з 2014 року виникла нагальна потреба у пошуку та поверненні тіл полеглихоборонців України як із підконтрольної уряду України території, так і зтимчасово окупованих територій Донецької та Луганської областей, а зрозширенням збройної агресії рф і з інших областей, де велись бої. Це сталоокремим і вкрай важливим напрямком роботи. Тож було започатковано Гуманітарнийпроєкт ЗСУ «ЕВАКУАЦІЯ 200» і створено тимчасові групи з транспортування йпошуку полеглих воїнів, який надалі був перейменований у Гуманітарний проєктЗСУ «НА ЩИТІ».</text:p>
      <text:p text:style-name="P4">
Нині у складі Центрального управління ЦВС Генерального штабу ЗСУ створеноУправління пошукової роботи та репатріаційних заходів. Це пов’язано передусіміз розширенням діяльності з пошуку та репатріації зниклих безвісти та полеглихвоїнів. Зазначена діяльність здійснюється у взаємодії з експертними службами,правоохоронними органами та іншими підрозділами Сил безпеки та оборониУкраїни.</text:p>
      <text:p text:style-name="P4">
Окремо варто зауважити, що тільки в ЗСУ існує така специфіка роботи дляпідрозділів цивільно-військового співробітництва.</text:p>
      <text:p text:style-name="P4">
<text:span text:style-name="T4">
— Наслідки широкомасштабного вторгнення рф продемонстрували, що цивільно-військове співробітництво має розглядатись передусім як спільна функція всіхпідрозділів Збройних Сил України. Що змінилося за цей час?</text:span>
</text:p>
      <text:p text:style-name="P4">
— З широкомасштабним вторгненням рф пріоритети виконання завдань ЦВС у ЗСУрізко змінились. Досвід, який ЦВС здобули з 24 лютого минулого року, змушуєпереглянути деякі доктринальні документи та підходи до виконання завдань ЦВС уЗСУ. Це насамперед пов’язано з тим, що, орієнтуючись на стандарти НАТО, миадаптуємо їх до використання на території своєї держави, в умовах відбиттяширокомасштабної агресії рф проти України.</text:p>
      <text:p text:style-name="P4">
Враховуючи той факт, що підрозділи ЗСУ першими стикаються з проблематикоюцивільного середовища на звільнених територіях, в основу цивільно-військовогоспівробітництва буде покладено саме організацію та підтримання цивільно-військової взаємодії, а також вивчення всіх аспектів, які стосуються стануцивільного середовища, для забезпечення повної ситуаційної обізнаностікомандирів, начальників усіх рівнів. Передусім як ці процеси можуть вплинутина виконання завдань нашими Силами оборони. Все, що стосується напрямкупідтримки дій наших військ, напрямку підтримки об’єктів або суб’єктівцивільного середовища, буде розглядатися саме в контексті організаціїцивільно-військової взаємодії з урахуванням того, що досвід відбиттяширокомасштабної агресії показав, що всі державні механізми в Україні неперестали працювати ні на секунду, весь державний апарат повністю виконувавсвої функції навіть на тих територіях, які були тимчасово залишені нашимивійськами.</text:p>
      <text:p text:style-name="P4">
Наші партнери активно допомагають нам у підготовці особового складупідрозділів ЦВС ЗСУ, який постійно проходить відповідну підготовку як вУкраїні, так і за кордоном. Незважаючи на те, що війна триває, вчитися ми неперестаємо.</text:p>
      <text:p text:style-name="P4">
<text:span text:style-name="T4">
— Дякую вам за таку змістовну розмову й при цій нагоді вітаю з професійнимсвятом!</text:span>
</text:p>
      <text:p text:style-name="P4">
Source: <text:a xlink:type="simple" xlink:href="https://armyinform.com.ua/2023/05/05/v-ukrayini-vpershe-vidznachayut-den-fahivcziv-czyvilno-vijskovogo-spivrobitnycztva-zbrojnyh-syl-ukrayiny/" text:style-name="Internet_20_link" text:visited-style-name="Visited_20_Internet_20_Link">
https://armyinform.com.ua/2023/05/05/v-ukrayini-vpershe-vidznachayut-den-fahivcziv-czyvilno-vijskovogo-spivrobitnycztva-zbrojnyh-syl-ukrayiny/</text:a>
</text:p>
      <!--NEWS-->
      <text:h text:style-name="P10" text:outline-level="1">
<text:span text:style-name="T4">
МАГАТЕ провела ротацію місій на Чорнобильській та Рівненській АЕС</text:span>
</text:h>
      <text:p text:style-name="P4">
Author: ['АРМІЯINFORM']</text:p>
      <text:p text:style-name="P4">
Time: 2023-05-05T54:00:00-04:00</text:p>
      <text:p text:style-name="P4">
Description: На Чорнобильській та Рівненській атомних електростанціях відбулися ротації експерт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iaea.jpg" text:style-name="Internet_20_link" text:visited-style-name="Visited_20_Internet_20_Link">
iaea.jpg</text:a>
']</text:p>
      <text:p text:style-name="P4">
Tags: ['МАГАТЕ']</text:p>
      <text:p text:style-name="P4">
Category: News</text:p>
      <!--METADATA-->
      <text:p text:style-name="P4">
<draw:frame draw:style-name="fr1" draw:name="Image350" text:anchor-type="as-char" svg:width="6.9236in" svg:height="3.894525in" draw:z-index="0">
<draw:image xlink:href="../Images/AРМІЯINFORM/2023-05-05T54-00-00-04-00/iaea.jpg" xlink:type="simple" xlink:show="embed" xlink:actuate="onLoad" draw:mime-type="image/jpeg"/>
</draw:frame>
</text:p>
      <text:p text:style-name="P4">
На Чорнобильській та Рівненській атомних електростанціях відбулися ротаціїекспертів постійних моніторингових місій Міжнародного агентства з атомноїенергії (МАГАТЕ).</text:p>
      <text:p text:style-name="P4">
Про це <text:a xlink:type="simple" xlink:href="https://snriu.gov.ua/news/na-dsp-chornobylska-aes-ta-vp-rivnenska-aes-vidbulysia-rotatsii-personalu-postiinykh-monitorynhovykh-misii-mahate" text:style-name="Internet_20_link" text:visited-style-name="Visited_20_Internet_20_Link">
повідомила</text:a>
 пресслужба Державної інспекції ядерного регулювання України (ДІЯРУ).</text:p>
      <text:p text:style-name="P4">
Згідно з повідомленням, на РАЕС до своїх обов’язків приступила шоста групаекспертів МАГАТЕ, на ЧАЕС — сьома.</text:p>
      <text:p text:style-name="P4">
Нагадаємо, на Чорнобильській, Рівненській, а також на Південноукраїнській іХмельницькій атомних станціях постійні моніторингові місії МАГАТЕ<text:a xlink:type="simple" xlink:href="https://armyinform.com.ua/2023/01/16/magate-rozshyryuye-prysutnist-v-ukrayini/" text:style-name="Internet_20_link" text:visited-style-name="Visited_20_Internet_20_Link">
розпочали</text:a>
 свою діяльність у січні 2023 року.</text:p>
      <text:p text:style-name="P4">
На тимчасово окупованій Запорізькій АЕС постійна моніторингова група<text:a xlink:type="simple" xlink:href="https://armyinform.com.ua/2022/08/29/misiya-magate-napravlyayetsya-na-zaporizku-aes/" text:style-name="Internet_20_link" text:visited-style-name="Visited_20_Internet_20_Link">
працює</text:a>
 із вересня 2022 року. 27 квітня 2023 року<text:a xlink:type="simple" xlink:href="https://armyinform.com.ua/2023/05/01/zaes-provedena-rotacziya-personalu-monitoryngovoyi-misiyi-magate/" text:style-name="Internet_20_link" text:visited-style-name="Visited_20_Internet_20_Link">
відбулася</text:a>
 чергова ротація персоналу постійноїмоніторингової місії МАГАТЕ на Запорізькій АЕС.</text:p>
      <text:p text:style-name="P4">
Source: <text:a xlink:type="simple" xlink:href="https://armyinform.com.ua/2023/05/05/magate-provela-rotacziyu-misij-na-chornobylskij-ta-rivnenskij-aes/" text:style-name="Internet_20_link" text:visited-style-name="Visited_20_Internet_20_Link">
https://armyinform.com.ua/2023/05/05/magate-provela-rotacziyu-misij-na-chornobylskij-ta-rivnenskij-aes/</text:a>
</text:p>
      <!--NEWS-->
      <text:h text:style-name="P10" text:outline-level="1">
<text:span text:style-name="T4">
За добу від російських обстрілів загинули дві цивільні особи, дев’ять поранено</text:span>
</text:h>
      <text:p text:style-name="P4">
Author: ['АРМІЯINFORM']</text:p>
      <text:p text:style-name="P4">
Time: 2023-05-05T55:00:00-04:00</text:p>
      <text:p text:style-name="P4">
Description: За минулу добу російські війська обстріляли територію 8 областей України. Попередньо 2...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5379772432224733289_y.jpg" text:style-name="Internet_20_link" text:visited-style-name="Visited_20_Internet_20_Link">
photo_5379772432224733289_y.jpg</text:a>
']</text:p>
      <text:p text:style-name="P4">
Tags: ['ОБСТРІЛИ УКРАЇНИ', 'ХАРКІВСЬКИЙ ТРИБУНАЛ']</text:p>
      <text:p text:style-name="P4">
Category: News</text:p>
      <!--METADATA-->
      <text:p text:style-name="P4">
<draw:frame draw:style-name="fr1" draw:name="Image351" text:anchor-type="as-char" svg:width="6.9236in" svg:height="4.875483in" draw:z-index="0">
<draw:image xlink:href="../Images/AРМІЯINFORM/2023-05-05T55-00-00-04-00/photo_5379772432224733289_y.jpg" xlink:type="simple" xlink:show="embed" xlink:actuate="onLoad" draw:mime-type="image/jpeg"/>
</draw:frame>
</text:p>
      <text:p text:style-name="P4">
За минулу добу російські війська обстріляли територію 8 областей України.Попередньо 2 особи загинуло та 9 поранено.</text:p>
      <text:p text:style-name="P4">
Про це <text:a xlink:type="simple" xlink:href="https://t.me/militarymediacenter/1867" text:style-name="Internet_20_link" text:visited-style-name="Visited_20_Internet_20_Link">
повідомляє</text:a>
 Military MediaCenter.</text:p>
      <text:p text:style-name="P4">
«Загалом із різних видів озброєння (міномети, танки, артилерія, РСЗВ, ЗРК,БПЛА, тактична авіація) здійснено обстріли 147 населених пунктів, підтвердженоураження 92 об’єктів інфраструктури», — йдеться у повідомленні.</text:p>
      <text:p text:style-name="P4">
Source: <text:a xlink:type="simple" xlink:href="https://armyinform.com.ua/2023/05/05/za-dobu-vid-rosijskyh-obstriliv-zagynulo-dvi-czyvilni-osoby-devyat-poraneno/" text:style-name="Internet_20_link" text:visited-style-name="Visited_20_Internet_20_Link">
https://armyinform.com.ua/2023/05/05/za-dobu-vid-rosijskyh-obstriliv-zagynulo-dvi-czyvilni-osoby-devyat-poraneno/</text:a>
</text:p>
      <!--NEWS-->
      <text:h text:style-name="P10" text:outline-level="1">
<text:span text:style-name="T4">
Європол вже  ідентифікував 150 осіб, причетних до злочинів, вчинених під час російської агресії проти України</text:span>
</text:h>
      <text:p text:style-name="P4">
Author: ['АРМІЯINFORM']</text:p>
      <text:p text:style-name="P4">
Time: 2023-05-05T56:00:00-04:00</text:p>
      <text:p text:style-name="P4">
Description: Перебуваючи у Гаазі, Генеральний прокурор Андрій Костін провів зустріч з виконавчи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2023-05-05_09-32-18.jpg" text:style-name="Internet_20_link" text:visited-style-name="Visited_20_Internet_20_Link">
photo_2023-05-05_09-32-18.jpg</text:a>
']</text:p>
      <text:p text:style-name="P4">
Tags: ['STOPRUSSIA', 'АГРЕСІЯ РФ', 'ВТОРГНЕННЯ РФ', 'ОФІС ГЕНЕРАЛЬНОГО ПРОКУРОРА УКРАЇНИ']</text:p>
      <text:p text:style-name="P4">
Category: News</text:p>
      <!--METADATA-->
      <text:p text:style-name="P4">
<draw:frame draw:style-name="fr1" draw:name="Image352" text:anchor-type="as-char" svg:width="6.9236in" svg:height="4.690181in" draw:z-index="0">
<draw:image xlink:href="../Images/AРМІЯINFORM/2023-05-05T56-00-00-04-00/photo_2023-05-05_09-32-18.jpg" xlink:type="simple" xlink:show="embed" xlink:actuate="onLoad" draw:mime-type="image/jpeg"/>
</draw:frame>
 Ілюстративне фото</text:p>
      <text:p text:style-name="P4">
Перебуваючи у Гаазі, Генеральний прокурор Андрій Костін провів зустріч звиконавчим директором Європолу Катрін Де Боллє. Обговорили долучення цьогоправоохоронного органу до роботи Спільної слідчої групи (JIT).</text:p>
      <text:p text:style-name="P4">
Про це <text:a xlink:type="simple" xlink:href="https://t.me/pgo_gov_ua/11837" text:style-name="Internet_20_link" text:visited-style-name="Visited_20_Internet_20_Link">
повідомляє</text:a>
 Офіс Генерального прокурораУкраїни.</text:p>
      <text:p text:style-name="P4">
— Європол — лідер у сфері співробітництва правоохоронних органів ЄС. Йоговеличезний досвід стане неоціненною допомогою в розслідуванні міжнароднихзлочинів росії, — наголосив Андрій Костін.</text:p>
      <text:p text:style-name="P4">
Європол вже проаналізував понад 7000 фото- та відеофайлів, ідентифікував 150осіб, причетних до злочинів, вчинених під час російської агресії протиУкраїни.</text:p>
      <text:p text:style-name="P4">
— Високо цінуємо цей внесок і сподіваємося на продовження нашої успішноїспівпраці, — зазначив Генпрокурор.</text:p>
      <text:p text:style-name="P4">
Source: <text:a xlink:type="simple" xlink:href="https://armyinform.com.ua/2023/05/05/yevropol-vzhe-identyfikuvav-150-osib-prychetnyh-do-zlochyniv-vchynenyh-pid-chas-rosijskoyi-agresiyi-proty-ukrayiny/" text:style-name="Internet_20_link" text:visited-style-name="Visited_20_Internet_20_Link">
https://armyinform.com.ua/2023/05/05/yevropol-vzhe-identyfikuvav-150-osib-prychetnyh-do-zlochyniv-vchynenyh-pid-chas-rosijskoyi-agresiyi-proty-ukrayiny/</text:a>
</text:p>
      <!--NEWS-->
      <text:h text:style-name="P10" text:outline-level="1">
<text:span text:style-name="T4">
Посол США: Ґендерна рівність та інклюзивність роблять Україну сильнішою проти агресії рф</text:span>
</text:h>
      <text:p text:style-name="P4">
Author: ['АРМІЯINFORM']</text:p>
      <text:p text:style-name="P4">
Time: 2023-05-05T57:00:00-04:00</text:p>
      <text:p text:style-name="P4">
Description: В Україні простежується прогрес в досягненні того, аби кожен член суспільства міг зроби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brink-1-1.jpg" text:style-name="Internet_20_link" text:visited-style-name="Visited_20_Internet_20_Link">
brink-1-1.jpg</text:a>
']</text:p>
      <text:p text:style-name="P4">
Tags: ['БРИДЖІТ БРІНК', 'ГЕНДЕРНА РІВНІСТЬ', 'ПОСОЛ США В УКРАЇНІ', 'УКРАЇНСЬКИЙ ЖІНОЧИЙ КОНГРЕС']</text:p>
      <text:p text:style-name="P4">
Category: News</text:p>
      <!--METADATA-->
      <text:p text:style-name="P4">
<draw:frame draw:style-name="fr1" draw:name="Image353" text:anchor-type="as-char" svg:width="6.9236in" svg:height="3.894525in" draw:z-index="0">
<draw:image xlink:href="../Images/AРМІЯINFORM/2023-05-05T57-00-00-04-00/brink-1-1.jpg" xlink:type="simple" xlink:show="embed" xlink:actuate="onLoad" draw:mime-type="image/jpeg"/>
</draw:frame>
</text:p>
      <text:p text:style-name="P4">
В Україні простежується прогрес в досягненні того, аби кожен член суспільстваміг зробити внесок у питання миру та безпеки.</text:p>
      <text:p text:style-name="P4">
Про це під час дискусії про участь жінок у секторі безпеки та оборони, якавідбулася в рамках Українського Жіночого Конгресу, проведеного у Києві,<text:a xlink:type="simple" xlink:href="https://twitter.com/USAmbKyiv/status/1654371208576528386" text:style-name="Internet_20_link" text:visited-style-name="Visited_20_Internet_20_Link">
заявила</text:a>
 Посол СШАв Україні Бріджит Брінк.</text:p>
      <text:p text:style-name="P4">
«Ґендерна рівність та інклюзивна політика роблять Україну сильнішою протиагресії росії та допомагають наблизити Україну до стандартів НАТО», — сказалаБріджит Брінк.</text:p>
      <text:p text:style-name="P4">
Нагадаємо, під час засідання Українського Жіночого Конгресу заступницяМіністра оборони України Ганна Маляр<text:a xlink:type="simple" xlink:href="https://armyinform.com.ua/2023/05/04/sogodni-ukrayinky-mozhut-obijmaty-bud-yaki-posady-v-zbrojnyh-sylah-ukrayiny-ganna-malyar/" text:style-name="Internet_20_link" text:visited-style-name="Visited_20_Internet_20_Link">
повідомила</text:a>
, що вМіноборони постійно триває робота щодо впровадження ґендерного підходу уповсякденну життєдіяльність українського війська.</text:p>
      <text:p text:style-name="P4">
Source: <text:a xlink:type="simple" xlink:href="https://armyinform.com.ua/2023/05/05/posol-ssha-genderna-rivnist-ta-inklyuzyvnist-roblyat-ukrayinu-sylnishoyu-proty-agresiyi-rf/" text:style-name="Internet_20_link" text:visited-style-name="Visited_20_Internet_20_Link">
https://armyinform.com.ua/2023/05/05/posol-ssha-genderna-rivnist-ta-inklyuzyvnist-roblyat-ukrayinu-sylnishoyu-proty-agresiyi-rf/</text:a>
</text:p>
      <!--NEWS-->
      <text:h text:style-name="P10" text:outline-level="1">
<text:span text:style-name="T4">
На правоохоронця, який намагався продати бази даних українських військових, чекає суд</text:span>
</text:h>
      <text:p text:style-name="P4">
Author: ['АРМІЯINFORM']</text:p>
      <text:p text:style-name="P4">
Time: 2023-05-05T58:00:00-04:00</text:p>
      <text:p text:style-name="P4">
Description: Завершено досудове розслідування стосовно правоохоронця із Сумської області, як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dbr.jpg" text:style-name="Internet_20_link" text:visited-style-name="Visited_20_Internet_20_Link">
dbr.jpg</text:a>
']</text:p>
      <text:p text:style-name="P4">
Tags: ['STOPRUSSIA', 'АГРЕСІЯ РФ', 'ВТОРГНЕННЯ РФ', 'ДБР', 'КОЛАБОРАНТ']</text:p>
      <text:p text:style-name="P4">
Category: News</text:p>
      <!--METADATA-->
      <text:p text:style-name="P4">
<draw:frame draw:style-name="fr1" draw:name="Image354" text:anchor-type="as-char" svg:width="6.9236in" svg:height="3.894525in" draw:z-index="0">
<draw:image xlink:href="../Images/AРМІЯINFORM/2023-05-05T58-00-00-04-00/dbr.jpg" xlink:type="simple" xlink:show="embed" xlink:actuate="onLoad" draw:mime-type="image/jpeg"/>
</draw:frame>
</text:p>
      <text:p text:style-name="P4">
Завершено досудове розслідування стосовно правоохоронця із Сумської області,який збирався продати дані про розташування українських блокпостів тавійськових частин, а також паролі на блокпостах.</text:p>
      <text:p text:style-name="P4">
Про це <text:a xlink:type="simple" xlink:href="https://dbr.gov.ua/news/za-materialami-dbr-suditimut-pravoohoroncya-yakij-pid-chas-vijni-hotiv-prodati-bazi-danih-ukrainskih-vijskovih" text:style-name="Internet_20_link" text:visited-style-name="Visited_20_Internet_20_Link">
повідомляє</text:a>
 пресслужба ДБР.</text:p>
      <text:p text:style-name="P4">
Встановлено, що зловмисник мав доступ до зазначених секретних даних та загроші хотів «допомогти» контрабандистам безперешкодно перевозити у рф цигарки.У ході «співпраці» фігурант почав збирати дані про паролі, розташуванняукраїнських військових, зокрема — керівного складу, можливу наявність упідрозділів тепловізорів та іншу інформацію.</text:p>
      <text:p text:style-name="P4">
Свої послуги він оцінив у 40 тисяч гривень. За версією слідства, за оборудкоюмогли стояти ворожі спецслужби. Оскільки такі дані могли передаватись доспецслужб рф, які часто «кришують» контрабанду. Це могло зашкодитиобороноздатності нашої країни.</text:p>
      <text:p text:style-name="P4">
У лютому спецслужби змогли запобігли можливому витоку секретних даних. Під часспецоперації правоохоронця було затримано в момент одержання грошей.</text:p>
      <text:p text:style-name="P4">
Обвинувальний акт направлено до суду. Чоловік обвинувачується унесанкціонованому поширенні інформації про озброєння та розміщення ЗбройнихСил України, та одержанні неправомірної вигоди. Санкція статті передбачаєпокарання у вигляді позбавлення волі на строк до 10 років з конфіскацієюмайна.</text:p>
      <text:p text:style-name="P4">
Судом фігуранту вже обрано запобіжний захід у вигляді тримання під вартою безправа внесення застави.</text:p>
      <text:p text:style-name="P4">
Source: <text:a xlink:type="simple" xlink:href="https://armyinform.com.ua/2023/05/05/na-pravoohoronczya-yakyj-namagavsya-prodaty-bazy-danyh-ukrayinskyh-vijskovyh-chekaye-sud/" text:style-name="Internet_20_link" text:visited-style-name="Visited_20_Internet_20_Link">
https://armyinform.com.ua/2023/05/05/na-pravoohoronczya-yakyj-namagavsya-prodaty-bazy-danyh-ukrayinskyh-vijskovyh-chekaye-sud/</text:a>
</text:p>
      <!--NEWS-->
      <text:h text:style-name="P10" text:outline-level="1">
<text:span text:style-name="T4">
Родини полонених морпіхів зустрілися з представниками Координаційного штабу</text:span>
</text:h>
      <text:p text:style-name="P4">
Author: ['АРМІЯINFORM']</text:p>
      <text:p text:style-name="P4">
Time: 2023-05-05T59:00:00-04:00</text:p>
      <text:p text:style-name="P4">
Description: У Координаційному штабі відбулася зустріч з родинами військовослужбовців окремої бригад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bez-imeni-4.jpg" text:style-name="Internet_20_link" text:visited-style-name="Visited_20_Internet_20_Link">
bez-imeni-4.jpg</text:a>
']</text:p>
      <text:p text:style-name="P4">
Tags: ['ВІЙСЬКОВОПОЛОНЕНІ', 'КООРДИНАЦІЙНИЙ ШТАБ З ПИТАНЬ ПОВОДЖЕННЯ З ВІЙСЬКОВОПОЛОНЕНИМИ', 'МОРСЬКІ ПІХОТИНЦІ']</text:p>
      <text:p text:style-name="P4">
Category: News</text:p>
      <!--METADATA-->
      <text:p text:style-name="P4">
<draw:frame draw:style-name="fr1" draw:name="Image355" text:anchor-type="as-char" svg:width="6.9236in" svg:height="4.364711in" draw:z-index="0">
<draw:image xlink:href="../Images/AРМІЯINFORM/2023-05-05T59-00-00-04-00/bez-imeni-4.jpg" xlink:type="simple" xlink:show="embed" xlink:actuate="onLoad" draw:mime-type="image/jpeg"/>
</draw:frame>
</text:p>
      <text:p text:style-name="P4">
У Координаційному штабі відбулася зустріч з родинами військовослужбовцівокремої бригади морської піхоти імені контрадмірала Михайла Білинського. Назапитання родичів полонених і зниклих безвісти морських піхотинців відповідавпредставник Координаційного штабу.</text:p>
      <text:p text:style-name="P4">
Про це <text:a xlink:type="simple" xlink:href="https://t.me/Koord_shtab/957" text:style-name="Internet_20_link" text:visited-style-name="Visited_20_Internet_20_Link">
повідомляє</text:a>
 Координаційний штаб з питаньповодження з військовополоненими.</text:p>
      <text:p text:style-name="P4">
Родичі скаржилися на неналежну комунікацію з військовими частинами, якапередбачена через територіальні центри комплектування та соціальної підтримки.Є низка невирішених проблем, які пов’язані, зокрема, з отриманням сповіщеньвід частини.</text:p>
      <text:p text:style-name="P4">
Низка питань, що були порушені під час зустрічі, стосувалися інформації промісця та умови утримання, а також стан здоров’я полонених військовослужбовців.За словами представника Штабу, офіційну інформацію щодо цих питань країна-агресорка не надає. Представники Міжнародного комітету Червоного Хреста, якиймає відповідний мандат, не мають доступу до всіх місць несвободи, в яких росіяутримує наших захисників.</text:p>
      <text:p text:style-name="P4">
Проте важливою є інформація, отримана з інших джерел: це фото- йвідеоматеріали, запити незалежних адвокатів, свідчення повернених з полонувійськовослужбовців. Слід зазначити, що родичі та близькі захисників збираютьі передають значну кількість важливої інформації, яка опрацьовуютьсявідповідними фахівцями і долучається до роботи.</text:p>
      <text:p text:style-name="P4">
Source: <text:a xlink:type="simple" xlink:href="https://armyinform.com.ua/2023/05/05/rodyny-polonenyh-morpihiv-zustrilysya-z-predstavnykamy-koordynaczijnogo-shtabu-4/" text:style-name="Internet_20_link" text:visited-style-name="Visited_20_Internet_20_Link">
https://armyinform.com.ua/2023/05/05/rodyny-polonenyh-morpihiv-zustrilysya-z-predstavnykamy-koordynaczijnogo-shtabu-4/</text:a>
</text:p>
      <!--NEWS-->
      <text:h text:style-name="P10" text:outline-level="1">
<text:span text:style-name="T4">
Ув’язнена на 12 років: мешканка Донеччини передавала російським силовикам інформацію про ЗСУ</text:span>
</text:h>
      <text:p text:style-name="P4">
Author: ['АРМІЯINFORM']</text:p>
      <text:p text:style-name="P4">
Time: 2023-05-05T60:00:00-04:00</text:p>
      <text:p text:style-name="P4">
Description: У період дії воєнного стану мешканка Донецької області спілкувалася у месенджері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genprokuratura-1.jpg" text:style-name="Internet_20_link" text:visited-style-name="Visited_20_Internet_20_Link">
genprokuratura-1.jpg</text:a>
']</text:p>
      <text:p text:style-name="P4">
Tags: ['STOPRUSSIA', 'КОЛАБОРАНТКА', 'ОФІС ГЕНЕРАЛЬНОГО ПРОКУРОРА УКРАЇНИ']</text:p>
      <text:p text:style-name="P4">
Category: News</text:p>
      <!--METADATA-->
      <text:p text:style-name="P4">
<draw:frame draw:style-name="fr1" draw:name="Image356" text:anchor-type="as-char" svg:width="6.9236in" svg:height="3.894525in" draw:z-index="0">
<draw:image xlink:href="../Images/AРМІЯINFORM/2023-05-05T60-00-00-04-00/genprokuratura-1.jpg" xlink:type="simple" xlink:show="embed" xlink:actuate="onLoad" draw:mime-type="image/jpeg"/>
</draw:frame>
</text:p>
      <text:p text:style-name="P4">
У період дії воєнного стану мешканка Донецької області спілкувалася умесенджері з кадровим співробітником головного розвідувального управліннягенштабу рф. Вона передавала йому інформацію про наявність або відсутністьпідрозділів Збройних Сил України у конкретному місці.</text:p>
      <text:p text:style-name="P4">
Про це <text:a xlink:type="simple" xlink:href="https://www.gp.gov.ua/ua/posts/do-12-rokiv-uvyaznennya-zasudzeno-zinku-yaka-peredavala-spivrobitniku-genstabu-rf-dani-pro-zsu" text:style-name="Internet_20_link" text:visited-style-name="Visited_20_Internet_20_Link">
повідомила</text:a>
пресслужба Офісу Генерального прокурора України.</text:p>
      <text:p text:style-name="P4">
Жінка надсилала ворогу дані про оперативно-тактичні дії ЗСУ та заходиінженерного забезпечення.</text:p>
      <text:p text:style-name="P4">
Також колаборантка надавала відеозаписи руйнувань, спричинених обстріламивійськових рф, і місця влучання снарядів. Таким чином, вона здійснювалакоригування вогню військовими країни-агресора і надавала їм допомогу у веденнібойових дій проти Збройних Сил України.</text:p>
      <text:p text:style-name="P4">
Мешканку Донеччини визнано винною у колабораційній діяльності. Її засуджено до12 років позбавлення волі з конфіскацією майна.</text:p>
      <text:p text:style-name="P4">
До набрання вироком законної сили вона перебуватиме під вартою.</text:p>
      <text:p text:style-name="P4">
Source: <text:a xlink:type="simple" xlink:href="https://armyinform.com.ua/2023/05/05/uvyaznena-na-12-rokiv-meshkanka-donechchyny-peredavala-rosijskym-sylovykam-informacziyu-pro-zsu/" text:style-name="Internet_20_link" text:visited-style-name="Visited_20_Internet_20_Link">
https://armyinform.com.ua/2023/05/05/uvyaznena-na-12-rokiv-meshkanka-donechchyny-peredavala-rosijskym-sylovykam-informacziyu-pro-zsu/</text:a>
</text:p>
      <!--NEWS-->
      <text:h text:style-name="P10" text:outline-level="1">
<text:span text:style-name="T4">
Україна повернула тіла ще 80 загиблих оборонців</text:span>
</text:h>
      <text:p text:style-name="P4">
Author: ['АРМІЯINFORM']</text:p>
      <text:p text:style-name="P4">
Time: 2023-05-05T61:00:00-04:00</text:p>
      <text:p text:style-name="P4">
Description: Сьогодні, 5 травня, вдалося повернути додому тіла 80 полеглих захисників. Тіла наш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8/d11b886f28ab5513b9118baeabde0279495c5cda.jpg" text:style-name="Internet_20_link" text:visited-style-name="Visited_20_Internet_20_Link">
d11b886f28ab5513b9118baeabde0279495c5cda.jpg</text:a>
']</text:p>
      <text:p text:style-name="P4">
Tags: ['МІНРЕІНТЕГРАЦІЇ', 'ПОВЕРНЕННЯ ТІЛ ЗАХИСНИКІВ']</text:p>
      <text:p text:style-name="P4">
Category: News</text:p>
      <!--METADATA-->
      <text:p text:style-name="P4">
<draw:frame draw:style-name="fr1" draw:name="Image357" text:anchor-type="as-char" svg:width="6.9236in" svg:height="3.894525in" draw:z-index="0">
<draw:image xlink:href="../Images/AРМІЯINFORM/2023-05-05T61-00-00-04-00/d11b886f28ab5513b9118baeabde0279495c5cda.jpg" xlink:type="simple" xlink:show="embed" xlink:actuate="onLoad" draw:mime-type="image/jpeg"/>
</draw:frame>
</text:p>
      <text:p text:style-name="P4">
Сьогодні, 5 травня, вдалося повернути додому тіла 80 полеглих захисників. Тіланаших військових будуть передані їхнім родинам для гідного поховання.</text:p>
      <text:p text:style-name="P4">
Про це <text:a xlink:type="simple" xlink:href="https://minre.gov.ua/2023/05/05/ukrayina-povernula-tila-shhe-80-zagyblyh-oboroncziv/" text:style-name="Internet_20_link" text:visited-style-name="Visited_20_Internet_20_Link">
інформує</text:a>
 Мінреінтеграції.</text:p>
      <text:p text:style-name="P4">
Передача тіл із тимчасово окупованих територій України відбулась за сприянняОфісу Уповноваженого зі зниклих безвісти при Мінреінтеграції у співпраці зсиловими структурами.</text:p>
      <text:p text:style-name="P4">
Зазначається, що передача тіл загиблих військових здійснюється відповідно донорм Женевських конвенцій.</text:p>
      <text:p text:style-name="P4">
Нагадуємо, працює гаряча лінія Уповноваженого зі зниклих безвісти: 0 800 339247. Повідомити про зниклих також можна особисто Уповноваженому за телефоном:(099) 792-01-26. У вихідні можете надсилати повідомлення у Viber і Telegram наномер: (095) 896-04-21.</text:p>
      <text:p text:style-name="P4">
Source: <text:a xlink:type="simple" xlink:href="https://armyinform.com.ua/2023/05/05/ukrayina-povernula-tila-shhe-80-zagyblyh-oboroncziv/" text:style-name="Internet_20_link" text:visited-style-name="Visited_20_Internet_20_Link">
https://armyinform.com.ua/2023/05/05/ukrayina-povernula-tila-shhe-80-zagyblyh-oboroncziv/</text:a>
</text:p>
      <!--NEWS-->
      <text:h text:style-name="P10" text:outline-level="1">
<text:span text:style-name="T4">
Через платформу UNITED24 започаткований перший у світі флот морських дронів — Президент</text:span>
</text:h>
      <text:p text:style-name="P4">
Author: ['АРМІЯINFORM']</text:p>
      <text:p text:style-name="P4">
Time: 2023-05-05T62:00:00-04:00</text:p>
      <text:p text:style-name="P4">
Description: Через UNITED24 нашу країну підтримують мільйони людей у понад сотні країн.    Про ц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screenshot_3-5.jpg" text:style-name="Internet_20_link" text:visited-style-name="Visited_20_Internet_20_Link">
screenshot_3-5.jpg</text:a>
']</text:p>
      <text:p text:style-name="P4">
Tags: ['ВОЛОДИМИР ЗЕЛЕНСЬКИЙ', 'ПЛАТФОРМА UNITED24']</text:p>
      <text:p text:style-name="P4">
Category: News</text:p>
      <!--METADATA-->
      <text:p text:style-name="P4">
<draw:frame draw:style-name="fr1" draw:name="Image358" text:anchor-type="as-char" svg:width="6.9236in" svg:height="3.854137in" draw:z-index="0">
<draw:image xlink:href="../Images/AРМІЯINFORM/2023-05-05T62-00-00-04-00/screenshot_3-5.jpg" xlink:type="simple" xlink:show="embed" xlink:actuate="onLoad" draw:mime-type="image/jpeg"/>
</draw:frame>
</text:p>
      <text:p text:style-name="P4">
Через UNITED24 нашу країну підтримують мільйони людей у понад сотні країн.</text:p>
      <text:p text:style-name="P4">
Про це <text:a xlink:type="simple" xlink:href="https://t.me/V_Zelenskiy_official/6125" text:style-name="Internet_20_link" text:visited-style-name="Visited_20_Internet_20_Link">
повідомив</text:a>
 Президент УкраїниВолодимир Зеленський у Телеграм.</text:p>
      <text:p text:style-name="P4">
«За кошти, акумульовані через платформу, профільні міністерства придбали 176машин швидкої допомоги, а також сотні одиниць медичного обладнання та амуніціїдля українських захисників, першу в Україні машину для розмінування,законтрактували понад 3839 БПЛА/комплексів БПЛА, відбудували 11 мостів надеокупованих Миколаївщині й Херсонщині та започаткували перший у світі флотморських дронів», — написав глава держави.</text:p>
      <text:p text:style-name="P4">
Президент подякував усім донорам платформи, внески яких рятують, повертають тазахищають життя і наближають перемогу України.</text:p>
      <text:p text:style-name="P4">
Source: <text:a xlink:type="simple" xlink:href="https://armyinform.com.ua/2023/05/05/cherez-platformu-united24-zapochatkovanyj-pershyj-u-sviti-flot-morskyh-droniv-prezydent/" text:style-name="Internet_20_link" text:visited-style-name="Visited_20_Internet_20_Link">
https://armyinform.com.ua/2023/05/05/cherez-platformu-united24-zapochatkovanyj-pershyj-u-sviti-flot-morskyh-droniv-prezydent/</text:a>
</text:p>
      <!--NEWS-->
      <text:h text:style-name="P10" text:outline-level="1">
<text:span text:style-name="T4">
Офіс Генпрокурора України: задокументовано понад 17 тисяч злочинів проти нацбезпеки</text:span>
</text:h>
      <text:p text:style-name="P4">
Author: ['АРМІЯINFORM']</text:p>
      <text:p text:style-name="P4">
Time: 2023-05-05T63:00:00-04:00</text:p>
      <text:p text:style-name="P4">
Description: Офіс Генерального прокурора України повідомляє про задокументовані злочини, вчинені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warcrime-05052023ua.jpg" text:style-name="Internet_20_link" text:visited-style-name="Visited_20_Internet_20_Link">
warcrime-05052023ua.jpg</text:a>
', '<text:a xlink:type="simple" xlink:href="https://armyinform.com.ua/wp-content/uploads/2023/05/warcrime-05052023en.jpg" text:style-name="Internet_20_link" text:visited-style-name="Visited_20_Internet_20_Link">
warcrime-05052023en.jpg</text:a>
']</text:p>
      <text:p text:style-name="P4">
Tags: ['STOPRUSSIA', 'АГРЕСІЯ РФ', 'ВІЙНА', 'ВОЄННІ ЗЛОЧИНИ', 'ВТОРГНЕННЯ РФ', 'ОФІС ГЕНЕРАЛЬНОГО ПРОКУРОРА УКРАЇНИ']</text:p>
      <text:p text:style-name="P4">
Category: News</text:p>
      <!--METADATA-->
      <text:p text:style-name="P4">
<draw:frame draw:style-name="fr1" draw:name="Image359" text:anchor-type="as-char" svg:width="6.9236in" svg:height="4.448413in" draw:z-index="0">
<draw:image xlink:href="../Images/AРМІЯINFORM/2023-05-05T63-00-00-04-00/warcrime-05052023ua.jpg" xlink:type="simple" xlink:show="embed" xlink:actuate="onLoad" draw:mime-type="image/jpeg"/>
</draw:frame>
</text:p>
      <text:p text:style-name="P4">
Офіс Генерального прокурора України <text:a xlink:type="simple" xlink:href="https://www.gp.gov.ua/" text:style-name="Internet_20_link" text:visited-style-name="Visited_20_Internet_20_Link">
повідомляє</text:a>
 прозадокументовані злочини, вчинені в період широкомасштабної агресії російськоїфедерації проти України.</text:p>
      <text:p text:style-name="P4">
<text:span text:style-name="T4">
Станом на 5 травня</text:span>
 зареєстровано:</text:p>
      <ul>
        <li>
84 764 воєнних злочини,  * 17 071 злочин проти національної безпеки України.</li>
      </ul>
      <text:p text:style-name="P4">
Крім того, за офіційними даними ювенальних прокурорів, <text:span text:style-name="T4">
1441 дитинапостраждала</text:span>
 внаслідок агресії рф, з них:</text:p>
      <ul>
        <li>
478 — дітей загинули,  * 963 — дитини дістали поранення різного ступеня тяжкості.</li>
      </ul>
      <text:p text:style-name="P4">
У відомстві наголошують, що ці цифри не остаточні, оскільки триває робота з їхвстановлення в місцях ведення активних бойових дій, на тимчасово окупованих тазвільнених територіях.</text:p>
      <text:p text:style-name="P4">
<draw:frame draw:style-name="fr1" draw:name="Image360" text:anchor-type="as-char" svg:width="6.9236in" svg:height="4.448413in" draw:z-index="0">
<draw:image xlink:href="../Images/AРМІЯINFORM/2023-05-05T63-00-00-04-00/warcrime-05052023en.jpg" xlink:type="simple" xlink:show="embed" xlink:actuate="onLoad" draw:mime-type="image/jpeg"/>
</draw:frame>
</text:p>
      <text:p text:style-name="P4">
Source: <text:a xlink:type="simple" xlink:href="https://armyinform.com.ua/2023/05/05/ofis-genprokurora-ukrayiny-zadokumentovano-ponad-17-tysyach-zlochyniv-proty-naczbezpeky-3/" text:style-name="Internet_20_link" text:visited-style-name="Visited_20_Internet_20_Link">
https://armyinform.com.ua/2023/05/05/ofis-genprokurora-ukrayiny-zadokumentovano-ponad-17-tysyach-zlochyniv-proty-naczbezpeky-3/</text:a>
</text:p>
      <!--NEWS-->
      <text:h text:style-name="P10" text:outline-level="1">
<text:span text:style-name="T4">
Щотижня омбудсман надсилає запити рф щодо зниклих безвісти — Координаційний штаб</text:span>
</text:h>
      <text:p text:style-name="P4">
Author: ['АРМІЯINFORM']</text:p>
      <text:p text:style-name="P4">
Time: 2023-05-05T64:00:00-04:00</text:p>
      <text:p text:style-name="P4">
Description: У Координаційному штабі відбулася зустріч з родинами військовослужбовців окрем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bez-imeni-5.jpg" text:style-name="Internet_20_link" text:visited-style-name="Visited_20_Internet_20_Link">
bez-imeni-5.jpg</text:a>
']</text:p>
      <text:p text:style-name="P4">
Tags: ['ВІЙСЬКОВОПОЛОНЕНІ', 'КООРДИНАЦІЙНИЙ ШТАБ З ПИТАНЬ ПОВОДЖЕННЯ З ВІЙСЬКОВОПОЛОНЕНИМИ']</text:p>
      <text:p text:style-name="P4">
Category: News</text:p>
      <!--METADATA-->
      <text:p text:style-name="P4">
<draw:frame draw:style-name="fr1" draw:name="Image361" text:anchor-type="as-char" svg:width="6.9236in" svg:height="4.579101in" draw:z-index="0">
<draw:image xlink:href="../Images/AРМІЯINFORM/2023-05-05T64-00-00-04-00/bez-imeni-5.jpg" xlink:type="simple" xlink:show="embed" xlink:actuate="onLoad" draw:mime-type="image/jpeg"/>
</draw:frame>
</text:p>
      <text:p text:style-name="P4">
У Координаційному штабі відбулася зустріч з родинами військовослужбовцівокремої штурмової бригади, під час якої представник Офісу УповноваженогоВерховної Ради з прав людини підкреслив, що кожного тижня українськийомбудсман надсилає запити російському щодо зниклих безвісти, але відповідей неотримує.</text:p>
      <text:p text:style-name="P4">
Про це <text:a xlink:type="simple" xlink:href="https://t.me/Koord_shtab/958" text:style-name="Internet_20_link" text:visited-style-name="Visited_20_Internet_20_Link">
повідомляє</text:a>
 Координаційний штаб з питаньповодження з військовополоненими.</text:p>
      <text:p text:style-name="P4">
Крім того, обговорили збір інформації про полонених і зниклих: Штаб обліковуєвеликий обсяг відомостей у тому числі й з відкритих джерел. Багато данихнадходить від рідних.</text:p>
      <text:p text:style-name="P4">
Коли рідні отримують нові дані про своїх захисників і захисниць, їх сліднадіслати до таких установ:</text:p>
      <ul>
        <li>
Національне інформаційне бюро,  * Координаційний штаб,  * СБУ (Обєднаний центр),  * Національної поліції (слідчому, який веде справу).</li>
      </ul>
      <text:p text:style-name="P4">
Як зауважив представник військової частини, не завжди свідчення побратимів услужбовому розслідуванні можуть бути достовірними:</text:p>
      <text:p text:style-name="P4">
«Через стрес і контузії хлопці можуть сприймати події на полі бою по-різному.Буває, що тих, кого вважали загиблими, потім знаходять в полоні. Був випадок,коли побратими думали, що в хлопця поранення шиї і він загинув. А потімвиявилося, що в нього на шиї й подряпини не було. Просто побратим торкнувсяпораненою рукою. Хлопець виявився живим».</text:p>
      <text:p text:style-name="P4">
Source: <text:a xlink:type="simple" xlink:href="https://armyinform.com.ua/2023/05/05/shhotyzhnya-ombudsman-nadsylaye-zapyty-rf-shhodo-znyklyh-bezvisty-koordynaczijnyj-shtab/" text:style-name="Internet_20_link" text:visited-style-name="Visited_20_Internet_20_Link">
https://armyinform.com.ua/2023/05/05/shhotyzhnya-ombudsman-nadsylaye-zapyty-rf-shhodo-znyklyh-bezvisty-koordynaczijnyj-shtab/</text:a>
</text:p>
      <!--NEWS-->
      <text:h text:style-name="P10" text:outline-level="1">
<text:span text:style-name="T4">
Сьогодні вранці рашисти двічі атакували Сумщину керованими авіаракетами</text:span>
</text:h>
      <text:p text:style-name="P4">
Author: ['АРМІЯINFORM']</text:p>
      <text:p text:style-name="P4">
Time: 2023-05-05T65:00:00-04:00</text:p>
      <text:p text:style-name="P4">
Description: Про це повідомляє ОК «Північ» на своїй офіційній сторінці у соціальній мережі Facebook.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original.jpg" text:style-name="Internet_20_link" text:visited-style-name="Visited_20_Internet_20_Link">
original.jpg</text:a>
']</text:p>
      <text:p text:style-name="P4">
Tags: ['STOPRUSSIA', 'АГРЕСІЯ РФ', 'ВІЙНА', 'ВТОРГНЕННЯ РФ', 'ОК «ПІВНІЧ»']</text:p>
      <text:p text:style-name="P4">
Category: News</text:p>
      <!--METADATA-->
      <text:p text:style-name="P4">
<draw:frame draw:style-name="fr1" draw:name="Image362" text:anchor-type="as-char" svg:width="6.9236in" svg:height="4.446249in" draw:z-index="0">
<draw:image xlink:href="../Images/AРМІЯINFORM/2023-05-05T65-00-00-04-00/original.jpg" xlink:type="simple" xlink:show="embed" xlink:actuate="onLoad" draw:mime-type="image/jpeg"/>
</draw:frame>
Ілюстративне фото</text:p>
      <text:p text:style-name="P4">
Про це<text:a xlink:type="simple" xlink:href="https://www.facebook.com/kommander.nord/posts/pfbid02zthay52i2Psu129eJkvuFKuCXrPxskFUG1PT8xANxARUqKDZTBT5fcbgMVZ6hjaHl" text:style-name="Internet_20_link" text:visited-style-name="Visited_20_Internet_20_Link">
повідомляє</text:a>
ОК «Північ» на своїй офіційній сторінці у соціальній мережі Facebook.</text:p>
      <text:p text:style-name="P4">
<text:span text:style-name="T4">
Станом на 12:00 5 травня</text:span>
 російські війська 2 рази обстріляли прикордонняСумської області.</text:p>
      <text:p text:style-name="P4">
<text:span text:style-name="T4">
Близько 09:40 зафіксовано 5 приходів</text:span>
 , ймовірно некеровані авіаракети згвинтокрилу, по н.п. Зноб-Трубчевське. Про втрати серед місцевого населення чипошкодження цивільної інфраструктури інформація не надходила.</text:p>
      <text:p text:style-name="P4">
<text:span text:style-name="T4">
Близько 09:30 зафіксовано 4 приходи</text:span>
 , ймовірно некеровані авіаракети згвинтокрилу, в районі н.п Бучки. Про втрати серед місцевого населення чипошкодження цивільної інфраструктури інформація не надходила.</text:p>
      <text:p text:style-name="P4">
Source: <text:a xlink:type="simple" xlink:href="https://armyinform.com.ua/2023/05/05/sogodni-vranczi-rashysty-dvichi-atakuvaly-sumshhynu-kerovanymy-aviaraketamy/" text:style-name="Internet_20_link" text:visited-style-name="Visited_20_Internet_20_Link">
https://armyinform.com.ua/2023/05/05/sogodni-vranczi-rashysty-dvichi-atakuvaly-sumshhynu-kerovanymy-aviaraketamy/</text:a>
</text:p>
      <!--NEWS-->
      <text:h text:style-name="P10" text:outline-level="1">
<text:span text:style-name="T4">
Ворог з усіх сил намагається взяти Бахмут під контроль до 9 травня</text:span>
</text:h>
      <text:p text:style-name="P4">
Author: ['АРМІЯINFORM']</text:p>
      <text:p text:style-name="P4">
Time: 2023-05-05T66:00:00-04:00</text:p>
      <text:p text:style-name="P4">
Description: Про це пише у своєму Telegram-каналі заступник Міністра оборони України Ганна Маляр.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bahmut-2.jpg" text:style-name="Internet_20_link" text:visited-style-name="Visited_20_Internet_20_Link">
bahmut-2.jpg</text:a>
']</text:p>
      <text:p text:style-name="P4">
Tags: ['STOPRUSSIA', 'АГРЕСІЯ РФ', 'БАХМУТ', 'ВІЙНА', 'ВТОРГНЕННЯ РФ', 'ГАННА МАЛЯР']</text:p>
      <text:p text:style-name="P4">
Category: News</text:p>
      <!--METADATA-->
      <text:p text:style-name="P4">
<draw:frame draw:style-name="fr1" draw:name="Image363" text:anchor-type="as-char" svg:width="6.9236in" svg:height="4.609964in" draw:z-index="0">
<draw:image xlink:href="../Images/AРМІЯINFORM/2023-05-05T66-00-00-04-00/bahmut-2.jpg" xlink:type="simple" xlink:show="embed" xlink:actuate="onLoad" draw:mime-type="image/jpeg"/>
</draw:frame>
</text:p>
      <text:p text:style-name="P4">
Про це <text:a xlink:type="simple" xlink:href="https://t.me/annamaliar/703" text:style-name="Internet_20_link" text:visited-style-name="Visited_20_Internet_20_Link">
пише</text:a>
 у своєму Telegram-каналі заступникМіністра оборони України Ганна Маляр.</text:p>
      <text:p text:style-name="P4">
Задля виконання цієї задачі вони стягують вагнерівців з інших напрямків ізамінюють ними штурмові загони десантників, які зараз воюють на Бахмутськомунапрямку.</text:p>
      <text:p text:style-name="P4">
Наші бійці не дають ворогу прорвати оборону.</text:p>
      <text:p text:style-name="P4">
Крім того, вогнем української артилерії були знищені місця зберіганнябоєприпасів вагнерівців.</text:p>
      <text:p text:style-name="P4">
Source: <text:a xlink:type="simple" xlink:href="https://armyinform.com.ua/2023/05/05/vorog-z-usih-syl-namagayetsya-vzyaty-bahmut-pid-kontrol-do-9-travnya/" text:style-name="Internet_20_link" text:visited-style-name="Visited_20_Internet_20_Link">
https://armyinform.com.ua/2023/05/05/vorog-z-usih-syl-namagayetsya-vzyaty-bahmut-pid-kontrol-do-9-travnya/</text:a>
</text:p>
      <!--NEWS-->
      <text:h text:style-name="P10" text:outline-level="1">
<text:span text:style-name="T4">
Типовий російський полонений воювати пішов заради «стабільності» та «можливості просунутися»</text:span>
</text:h>
      <text:p text:style-name="P4">
Author: ['АРМІЯINFORM']</text:p>
      <text:p text:style-name="P4">
Time: 2023-05-05T67:00:00-04:00</text:p>
      <text:p text:style-name="P4">
Description: Про це повідомляє ГУР МОУ.    Представник Головного управління розвідки Міністерств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20230505-02.jpeg" text:style-name="Internet_20_link" text:visited-style-name="Visited_20_Internet_20_Link">
20230505-02.jpeg</text:a>
']</text:p>
      <text:p text:style-name="P4">
Tags: ['STOPRUSSIA', 'АГРЕСІЯ РФ', 'ВІЙНА', 'ВТОРГНЕННЯ РФ', 'ГУР МО УКРАЇНИ', 'ГУР МОУ']</text:p>
      <text:p text:style-name="P4">
Category: News</text:p>
      <!--METADATA-->
      <text:p text:style-name="P4">
<draw:frame draw:style-name="fr1" draw:name="Image364" text:anchor-type="as-char" svg:width="6.9236in" svg:height="4.330592in" draw:z-index="0">
<draw:image xlink:href="../Images/AРМІЯINFORM/2023-05-05T67-00-00-04-00/20230505-02.jpeg" xlink:type="simple" xlink:show="embed" xlink:actuate="onLoad" draw:mime-type="image/jpeg"/>
</draw:frame>
</text:p>
      <text:p text:style-name="P4">
Про це <text:a xlink:type="simple" xlink:href="https://gur.gov.ua/content/typovyi-rosiiskyi-polonenyi-voiuvaty-pishov-zarady-stabilnosti-ta-mozhlyvosti-prosunutysia.html" text:style-name="Internet_20_link" text:visited-style-name="Visited_20_Internet_20_Link">
повідомляє</text:a>
 ГУР МОУ.</text:p>
      <text:p text:style-name="P4">
Представник Головного управління розвідки Міністерства оборони України АндрійЮсов представив експериментальне перше соціологічне дослідження російськихвійськовополонених, проведене Координаційним штабом у рамках проєкту «Хочужити».</text:p>
      <text:p text:style-name="P4">
«Зрозуміти докладніше, хто такий середньостатистичний окупант, який йогосоціальний портрет, його мотиви. Як він бачить та сприймає світ і реальність.І, врешті-решт, що його насправді спонукає», — зазначив Андрій Юсов та додав,що дослідження було проведено у квітні 2023 року.</text:p>
      <text:p text:style-name="P4">
Згідно з дослідженням, у бойових діях проти України беруть участь представникипрактично всіх регіонів росії, а також незаконно мобілізовані на тимчасовоокупованих територіях ОРДЛО та Криму та контрактники так званої «народноїміліції лнр».</text:p>
      <text:p text:style-name="P4">
40% опитаних зазначили, що потрапили в полон добровільно, що свідчить пронизький моральний дух ворога.</text:p>
      <text:p text:style-name="P4">
80% російських військовополонених незадоволені наказами свого керівництва,понад 50% стверджують, що у разі відступу командири відступлять, а особовийсклад залишать.</text:p>
      <text:p text:style-name="P4">
Щодо мотивації окупантів, то найбільш сильним чинником, який стимулював їхпіти воювати проти України 54,8% полонених росіян назвали «бажання життєвоїстабільності», а 35,9% росіян мотивували «можливість просунутися в житті».</text:p>
      <text:p text:style-name="P4">
Наголошується, що абсолютно не знайшли підтримки у респондентів такітвердження — «бажання помститися за товаришів» та «бажання бути професійнимвійськовим».</text:p>
      <text:p text:style-name="P4">
60% опитаних оцінюючи особисті якості своїх командирів за п’ятибальною шкалою,ставлять їм найнижчу оцінку — 1. Оцінку 5 поставили лише 1,3% респондентів.</text:p>
      <text:p text:style-name="P4">
Тільки 17% російських військовополонених заявили, що були повністю забезпеченібоєкомплектом і лише 6% зазначили, що могли розраховувати на підтримку іншихпідрозділів.</text:p>
      <text:p text:style-name="P4">
Згідно з дослідженням, основним джерелом інформації в армії росії є розмови зтоваришами по службі та дзвінки додому. Ці джерела інформації користуютьсянайбільшою довірою, тоді як телебаченню довіряють лише 20% респондентів.</text:p>
      <text:p text:style-name="P4">
Source: <text:a xlink:type="simple" xlink:href="https://armyinform.com.ua/2023/05/05/typovyj-rosijskyj-polonenyj-voyuvaty-pishov-zarady-stabilnosti-ta-mozhlyvosti-prosunutysya/" text:style-name="Internet_20_link" text:visited-style-name="Visited_20_Internet_20_Link">
https://armyinform.com.ua/2023/05/05/typovyj-rosijskyj-polonenyj-voyuvaty-pishov-zarady-stabilnosti-ta-mozhlyvosti-prosunutysya/</text:a>
</text:p>
      <!--NEWS-->
      <text:h text:style-name="P10" text:outline-level="1">
<text:span text:style-name="T4">
На сході України затримали російських агентів, які «полювали» на HIMARS</text:span>
</text:h>
      <text:p text:style-name="P4">
Author: ['АРМІЯINFORM']</text:p>
      <text:p text:style-name="P4">
Time: 2023-05-05T68:00:00-04:00</text:p>
      <text:p text:style-name="P4">
Description: Затримано ще двох учасників розгалуженої агентурної мережі фсб, які проводи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129334245c79680a766fb7841d8e29e5.jpg" text:style-name="Internet_20_link" text:visited-style-name="Visited_20_Internet_20_Link">
129334245c79680a766fb7841d8e29e5.jpg</text:a>
']</text:p>
      <text:p text:style-name="P4">
Tags: ['STOPRUSSIA', 'АГРЕСІЯ РФ', 'ВТОРГНЕННЯ РФ', 'СБУ']</text:p>
      <text:p text:style-name="P4">
Category: News</text:p>
      <!--METADATA-->
      <text:p text:style-name="P4">
<draw:frame draw:style-name="fr1" draw:name="Image365" text:anchor-type="as-char" svg:width="6.9236in" svg:height="4.615733in" draw:z-index="0">
<draw:image xlink:href="../Images/AРМІЯINFORM/2023-05-05T68-00-00-04-00/129334245c79680a766fb7841d8e29e5.jpg" xlink:type="simple" xlink:show="embed" xlink:actuate="onLoad" draw:mime-type="image/jpeg"/>
</draw:frame>
</text:p>
      <text:p text:style-name="P4">
Затримано ще двох учасників розгалуженої агентурної мережі фсб, які проводилирозвідувально-підривну діяльність у прифронтових районах Донеччини.</text:p>
      <text:p text:style-name="P4">
П’ятьох їхніх спільників було затримано під час контрдиверсійних заходівукраїнської спецслужби у грудні 2022 та на початку весни поточного року.</text:p>
      <text:p text:style-name="P4">
Цього разу вдалося затримати агентів, які збирали розвіддані про місцябазування та переміщення підрозділів Сил оборони на території Краматорськогорайону.</text:p>
      <text:p text:style-name="P4">
Передусім вони намагались виявити бойові позиції реактивних артилерійськихсистем HIMARS та передати відповідні координати агресору.</text:p>
      <text:p text:style-name="P4">
Співробітники СБУ своєчасно викрили, задокументували злочинні дії і затрималиобох зловмисників під час виконання ними ворожого завдання.</text:p>
      <text:p text:style-name="P4">
За даними слідства, фігурантами є двоє мешканців Донецької та Харківськоїобластей, яких російська спецслужба дистанційно завербувала на початкуповномасштабного вторгнення.</text:p>
      <text:p text:style-name="P4">
Комунікацію з окупантами вони підтримували через свого родича, що проживає умоскві та перебуває «на зв’язку» з кадровими співробітниками фсб.</text:p>
      <text:p text:style-name="P4">
При обшуках за місцями проживання затриманих виявлено мобільні телефони таінші речові докази незаконної діяльності.</text:p>
      <text:p text:style-name="P4">
На підставі зібраних доказів слідчі Служби безпеки повідомили обом фігурантампро підозру у державній зраді, вчиненій в умовах воєнного стану.</text:p>
      <text:p text:style-name="P4">
Наразі вони перебувають під вартою.</text:p>
      <text:p text:style-name="P4">
<text:span text:style-name="T4">
Джерело:</text:span>
 <text:a xlink:type="simple" xlink:href="https://ssu.gov.ua/novyny/sbu-zatrymala-na-skhodi-ukrainy-rosiiskykh-ahentiv-yaki-poliuvaly-na-himars" text:style-name="Internet_20_link" text:visited-style-name="Visited_20_Internet_20_Link">
<text:span text:style-name="T5">
СБУ</text:span>
</text:a>
</text:p>
      <text:p text:style-name="P4">
Source: <text:a xlink:type="simple" xlink:href="https://armyinform.com.ua/2023/05/05/na-shodi-ukrayiny-zatrymaly-rosijskyh-agentiv-yaki-polyuvaly-na-himars/" text:style-name="Internet_20_link" text:visited-style-name="Visited_20_Internet_20_Link">
https://armyinform.com.ua/2023/05/05/na-shodi-ukrayiny-zatrymaly-rosijskyh-agentiv-yaki-polyuvaly-na-himars/</text:a>
</text:p>
      <!--NEWS-->
      <text:h text:style-name="P10" text:outline-level="1">
<text:span text:style-name="T4">
Заява про вихід «вагнера» з Бахмута може бути військовою хитрістю — Петро Черник</text:span>
</text:h>
      <text:p text:style-name="P4">
Author: ['АРМІЯINFORM']</text:p>
      <text:p text:style-name="P4">
Time: 2023-05-05T69:00:00-04:00</text:p>
      <text:p text:style-name="P4">
Description: Таке припущення у коментарі Military Media Center висловив військовий аналітик полковни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chernyk.jpg" text:style-name="Internet_20_link" text:visited-style-name="Visited_20_Internet_20_Link">
chernyk.jpg</text:a>
']</text:p>
      <text:p text:style-name="P4">
Tags: ['STOPRUSSIA', 'БАХМУТСЬКИЙ НАПРЯМОК', 'ВТОРГНЕННЯ РФ', 'ПЕТРО ЧЕРНИК']</text:p>
      <text:p text:style-name="P4">
Category: News</text:p>
      <!--METADATA-->
      <text:p text:style-name="P4">
<draw:frame draw:style-name="fr1" draw:name="Image366" text:anchor-type="as-char" svg:width="6.9236in" svg:height="3.894525in" draw:z-index="0">
<draw:image xlink:href="../Images/AРМІЯINFORM/2023-05-05T69-00-00-04-00/chernyk.jpg" xlink:type="simple" xlink:show="embed" xlink:actuate="onLoad" draw:mime-type="image/jpeg"/>
</draw:frame>
</text:p>
      <text:p text:style-name="P4">
Таке припущення у коментарі <text:a xlink:type="simple" xlink:href="https://t.me/militarymediacenter/1870" text:style-name="Internet_20_link" text:visited-style-name="Visited_20_Internet_20_Link">
Military MediaCenter</text:a>
 висловив військовий аналітикполковник Петро Черник.</text:p>
      <text:p text:style-name="P4">
Наближений до путіна бізнесмен прігожин у п’ятницю заявив, що його приватнавійськова компанія «вагнера» з 10 травня вийде з Бахмута через відмовуміноборони росії надати їм достатню кількість боєприпасів. Однак Петро Черниквважає, що ця заява з «великою ймовірністю» є імітацією слабкості противника —поширене явище у веденні бойових дій протягом століть.</text:p>
      <text:p text:style-name="P4">
За словами аналітика, часто одна із сторін протистояння намагається показатисебе слабшою, чим заманює противника, неготового до ведення бою.</text:p>
      <text:p text:style-name="P4">
«Тут може бути тонка сатанинська деталь, що вони нібито відходять, миспокушаємось на якісь контрнаступальні дії, а насправді ніхто нікуди неподівся, — сказав Петро Черник. — Я не вірю росіянам як таким, до них требадуже акуратно ставитись у всьому тому, що вони говорять. Чи йде загостренняборотьби між шойгу (міністром оборони росії) і прігожиним? Однозначно так. Алев частині російсько-української війни вони абсолютно всі однакові».</text:p>
      <text:p text:style-name="P4">
Бахмут разом з іншими містами Донецької області – Мар’їнкою та Авдіївкою –залишається епіцентром наступальних дій ворога.</text:p>
      <text:p text:style-name="P4">
У той же час, за наявною інформацією, проведення наступу з північногонапрямку, з території білорусі є малоймовірним. Однак при цьому зберігаєтьсязагроза масованих ракетних ударів по об’єктах цивільної та військовоїінфраструктури України.</text:p>
      <text:p text:style-name="P4">
Source: <text:a xlink:type="simple" xlink:href="https://armyinform.com.ua/2023/05/05/zayava-pro-vyhid-vagnera-z-bahmuta-mozhe-buty-vijskovoyu-hytristyu-petro-chernyk/" text:style-name="Internet_20_link" text:visited-style-name="Visited_20_Internet_20_Link">
https://armyinform.com.ua/2023/05/05/zayava-pro-vyhid-vagnera-z-bahmuta-mozhe-buty-vijskovoyu-hytristyu-petro-chernyk/</text:a>
</text:p>
      <!--NEWS-->
      <text:h text:style-name="P10" text:outline-level="1">
<text:span text:style-name="T4">
На лікування за кордон евакуювали українських військових та цивільних</text:span>
</text:h>
      <text:p text:style-name="P4">
Author: ['АРМІЯINFORM']</text:p>
      <text:p text:style-name="P4">
Time: 2023-05-05T70:00:00-04:00</text:p>
      <text:p text:style-name="P4">
Description: У співпраці Міністерства охорони здоров’я України та Європейської комісії, а також з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medychna-evakuacziya.jpg" text:style-name="Internet_20_link" text:visited-style-name="Visited_20_Internet_20_Link">
medychna-evakuacziya.jpg</text:a>
']</text:p>
      <text:p text:style-name="P4">
Tags: ['АГРЕСІЯ РФ', 'ЕВАКУАЦІЯ ПОРАНЕНИХ', 'МІНІСТЕРСТВО ОХОРОНИ ЗДОРОВ’Я УКРАЇНИ']</text:p>
      <text:p text:style-name="P4">
Category: News</text:p>
      <!--METADATA-->
      <text:p text:style-name="P4">
<draw:frame draw:style-name="fr1" draw:name="Image367" text:anchor-type="as-char" svg:width="6.9236in" svg:height="3.894525in" draw:z-index="0">
<draw:image xlink:href="../Images/AРМІЯINFORM/2023-05-05T70-00-00-04-00/medychna-evakuacziya.jpg" xlink:type="simple" xlink:show="embed" xlink:actuate="onLoad" draw:mime-type="image/jpeg"/>
</draw:frame>
</text:p>
      <text:p text:style-name="P4">
У співпраці Міністерства охорони здоров’я України та Європейської комісії, атакож за активного сприяння обласних військових адміністрацій і медзакладів,за підтримки Державної прикордонної служби України та Державної міграційноїслужби України відбулося медичне транспортування постраждалих українців закордон.</text:p>
      <text:p text:style-name="P4">
Про це <text:a xlink:type="simple" xlink:href="https://www.kmu.gov.ua/news/moz-razom-z-ievrokomisiieiu-orhanizuvaly-shche-odyn-evakuatsiinyi-reis-dlia-poriatunku-postrazhdalykh-ukraintsiv" text:style-name="Internet_20_link" text:visited-style-name="Visited_20_Internet_20_Link">
повідомляє</text:a>
 Урядовий портал.</text:p>
      <text:p text:style-name="P4">
Евакуйовано 28 військових та цивільних з Дніпропетровщини, Київщини, Одещини,Рівненщини, Івано-Франківщини, Львівщини, Вінниччини і територій активнихбойових дій.</text:p>
      <text:p text:style-name="P4">
Це — пацієнти з мінно-вибуховими пораненнями та онкопацієнти. Їх погодилисяприйняти на лікування у медзакладах Данії, Франції, Норвегії та Німеччини.</text:p>
      <text:p text:style-name="P4">
Евакуюють як дорослих, так і дітей, які потребують спеціалізованої таневідкладної медичної допомоги.</text:p>
      <text:p text:style-name="P4">
Такі евакуаційні рейси відбуваються вже понад рік та здійснюються практичнощодня. Адже постійні бойові дії, обстріли та пошкодження інфраструктурисуттєво ускладнюють надання медичної допомоги на сході та прифронтовихтериторіях.</text:p>
      <text:p text:style-name="P4">
За потреби пацієнтів супроводжують родичі або близькі — враховуючинеобхідність у сторонній допомозі та підтримці через важкий стан, а також уподальшому післяопераційному догляді.</text:p>
      <text:p text:style-name="P4">
Міжнародні партнери у взаємодії зі службою екстреної медичної допомоги МОЗУкраїни забезпечують транспортування пацієнтів від лікарні у прифронтовійтериторії через медичний хаб у Львові до аеродрому в Польщі. Далі повітрянимигоспіталями чи спеціальним авіатранспортом доставляють українців в країниЄвропи для спеціалізованого лікування.</text:p>
      <text:p text:style-name="P4">
Від початку війни Міністерство охорони здоров’я разом із міжнароднимипартнерами продовжують робити усе можливе, аби врятувати наших людей та надатиїм необхідну медичну допомогу. Загалом вже евакуйовано понад 3000 українців.</text:p>
      <text:p text:style-name="P4">
Source: <text:a xlink:type="simple" xlink:href="https://armyinform.com.ua/2023/05/05/na-likuvannya-za-kordon-evakuyuvaly-ukrayinskyh-vijskovyh-ta-czyvilnyh/" text:style-name="Internet_20_link" text:visited-style-name="Visited_20_Internet_20_Link">
https://armyinform.com.ua/2023/05/05/na-likuvannya-za-kordon-evakuyuvaly-ukrayinskyh-vijskovyh-ta-czyvilnyh/</text:a>
</text:p>
      <!--NEWS-->
      <text:h text:style-name="P10" text:outline-level="1">
<text:span text:style-name="T4">
Митрополит Епіфаній обговорив посилення співпраці з капеланом Командування Об’єднаних Сил ЗСУ</text:span>
</text:h>
      <text:p text:style-name="P4">
Author: ['АРМІЯINFORM']</text:p>
      <text:p text:style-name="P4">
Time: 2023-05-05T71:00:00-04:00</text:p>
      <text:p text:style-name="P4">
Description: Блаженнійший Митрополит Київський і всієї України Епіфаній у Митрополичому домі пров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5280387_1470306557120087_7961572618843076051_n.jpg" text:style-name="Internet_20_link" text:visited-style-name="Visited_20_Internet_20_Link">
345280387_1470306557120087_7961572618843076051_n.jpg</text:a>
']</text:p>
      <text:p text:style-name="P4">
Tags: ['КАПЕЛАНСТВО', 'КОМАНДУВАННЯ ОБʼЄДНАНИХ СИЛ ЗС УКРАЇНИ', 'МИТРОПОЛИТ ЕПІФАНІЙ']</text:p>
      <text:p text:style-name="P4">
Category: News</text:p>
      <!--METADATA-->
      <text:p text:style-name="P4">
<draw:frame draw:style-name="fr1" draw:name="Image368" text:anchor-type="as-char" svg:width="6.9236in" svg:height="4.601914in" draw:z-index="0">
<draw:image xlink:href="../Images/AРМІЯINFORM/2023-05-05T71-00-00-04-00/345280387_1470306557120087_7961572618843076051_n.jpg" xlink:type="simple" xlink:show="embed" xlink:actuate="onLoad" draw:mime-type="image/jpeg"/>
</draw:frame>
</text:p>
      <text:p text:style-name="P4">
Блаженнійший Митрополит Київський і всієї України Епіфаній у Митрополичомудомі провів зустріч з керівництвом компанії «Київський БКК», у якій взявучасть й капелан Командування Об’єднаних Сил Збройних Сил України підполковникБорис Кутовий.</text:p>
      <text:p text:style-name="P4">
Про це<text:a xlink:type="simple" xlink:href="https://www.facebook.com/JointForcesCommandAFU/posts/pfbid03XGZgeCBpgTjzrVyqGex57a6NJyDPMZmZT6FYHMxXRfxRqQ4mZ4Kq2ouCebYAiL2l" text:style-name="Internet_20_link" text:visited-style-name="Visited_20_Internet_20_Link">
інформує</text:a>
відділ звʼязків з громадськістю Командування Обʼєднаних Сил ЗС України.</text:p>
      <text:p text:style-name="P4">
Сторони обговорили посилення співпраці, спрямованої на підтримку захисниківнашої країни, а також створення різних благодійних проєктів для допомогивимушеним переселенцям та дітям українських військовослужбовців.</text:p>
      <text:p text:style-name="P4">
— Ми покликані виказувати любов і шану тим, хто щодня, захищаючи нас, ризикуєсвоїм найдорожчим — життям. Також наша увага має приділятися маленькимукраїнцям, які постраждали від російської агресії, адже вони особливопотребують підтримки у такий складний й непростий час, — наголосивБлаженнійший Митрополит Епіфаній.</text:p>
      <text:p text:style-name="P4">
Source: <text:a xlink:type="simple" xlink:href="https://armyinform.com.ua/2023/05/05/mytropolyt-epifanij-obgovoryv-posylennya-spivpraczi-z-kapelanom-komanduvannya-obyednanyh-syl-zsu/" text:style-name="Internet_20_link" text:visited-style-name="Visited_20_Internet_20_Link">
https://armyinform.com.ua/2023/05/05/mytropolyt-epifanij-obgovoryv-posylennya-spivpraczi-z-kapelanom-komanduvannya-obyednanyh-syl-zsu/</text:a>
</text:p>
      <!--NEWS-->
      <text:h text:style-name="P10" text:outline-level="1">
<text:span text:style-name="T4">
За добу піротехніки ДСНС знешкодили понад 1200 вибухонебезпечних предметів</text:span>
</text:h>
      <text:p text:style-name="P4">
Author: ['АРМІЯINFORM']</text:p>
      <text:p text:style-name="P4">
Time: 2023-05-05T72:00:00-04:00</text:p>
      <text:p text:style-name="P4">
Description: Протягом минулої доби, 4 травня, піротехнічні підрозділи Державної служби України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c0dcc28bebeeb3211a1b8c44265196e8.jpeg" text:style-name="Internet_20_link" text:visited-style-name="Visited_20_Internet_20_Link">
c0dcc28bebeeb3211a1b8c44265196e8.jpeg</text:a>
']</text:p>
      <text:p text:style-name="P4">
Tags: ['STOPRUSSIA', 'АГРЕСІЯ РФ', 'ВІЙНА', 'ВТОРГНЕННЯ РФ', 'ДСНС УКРАЇНИ', 'РОЗМІНУВАННЯ']</text:p>
      <text:p text:style-name="P4">
Category: News</text:p>
      <!--METADATA-->
      <text:p text:style-name="P4">
<draw:frame draw:style-name="fr1" draw:name="Image369" text:anchor-type="as-char" svg:width="6.9236in" svg:height="3.896076in" draw:z-index="0">
<draw:image xlink:href="../Images/AРМІЯINFORM/2023-05-05T72-00-00-04-00/c0dcc28bebeeb3211a1b8c44265196e8.jpeg" xlink:type="simple" xlink:show="embed" xlink:actuate="onLoad" draw:mime-type="image/jpeg"/>
</draw:frame>
 Ілюстративнефото</text:p>
      <text:p text:style-name="P4">
Протягом минулої доби, <text:span text:style-name="T4">
4 травня</text:span>
 , піротехнічні підрозділи Державної службиУкраїни з надзвичайних ситуацій <text:span text:style-name="T4">
170 разів</text:span>
 залучалися до виконання завданьз розмінування.</text:p>
      <text:p text:style-name="P4">
Про це <text:span text:style-name="T5">
<text:a xlink:type="simple" xlink:href="https://dsns.gov.ua/uk/news/nadzvicaini-podiyi/informaciia-shhodo-diialnosti-pirotexnicnix-pidrozdiliv-dsns-109" text:style-name="Internet_20_link" text:visited-style-name="Visited_20_Internet_20_Link">
повідомляє</text:a>
</text:span>
 ДСНСУкраїни.</text:p>
      <text:p text:style-name="P4">
Піротехнічними підрозділами виявлено, вилучено і знешкоджено <text:span text:style-name="T4">
1273</text:span>
<text:span text:style-name="T4">
вибухонебезпечних</text:span>
 <text:span text:style-name="T4">
предмети.</text:span>
 Обстежено (очищено) територію площею <text:span text:style-name="T4">
208гектарів</text:span>
.</text:p>
      <text:p text:style-name="P4">
Найчастіше піротехнічні підрозділи працювали: на Харківщині 17 611 раз,Київщині — 7611, Донеччині — 5076, Миколаївщині — 4765, Херсонщині — 4587,Чернігівщині — 4568, Сумщині — 1942, Черкащині — 1091.</text:p>
      <text:p text:style-name="P4">
Довідково: Всього з початку широкомасштабної агресії російської федерації натериторії України знешкоджено 356 030 одиниць вибухонебезпечних предметів та2891 кг вибухової речовини, у тому числі 2218 авіаційних бомб. Обстеженотериторію площею близько 84 345 гектарів.</text:p>
      <text:p text:style-name="P4">
Усього залишається 174 тис. кв. км потенційно небезпечних територій, щостановить 30% від загальної площі держави.</text:p>
      <text:p text:style-name="P4">
Нагадуємо, якщо ви виявили підозрілі предмети, схожі на уламки від ракет абодронів, у жодному разі не торкайтеся знахідок власноруч і не дозволяйте церобити іншим. А <text:a xlink:type="simple" xlink:href="https://armyinform.com.ua/2022/12/21/shho-robyty-yakshho-znajshly-ulamky-vorozhogo-dronu-chy-rakety-2/" text:style-name="Internet_20_link" text:visited-style-name="Visited_20_Internet_20_Link">
також</text:a>
:</text:p>
      <ul>
        <li>
не переміщуйте предмети, не намагайтеся розібрати їх, заносити у приміщення, закопувати у землю, кидати у водойми тощо,  * не фотографуйте та не публікуйте знімки у мережі Інтернет,  * позначте місце знахідки,  * відійдіть від підозрілого предмета якомога далі.</li>
      </ul>
      <text:p text:style-name="P4">
Негайно повідомте про знахідку підрозділи ДСНС — 101 або поліції — 102.Дочекайтеся приїзду фахівців та вкажіть місце розташування підозрілоїзнахідки.</text:p>
      <text:p text:style-name="P4">
Source: <text:a xlink:type="simple" xlink:href="https://armyinform.com.ua/2023/05/05/za-dobu-pirotehniky-dsns-zneshkodyly-ponad-1200-vybuhonebezpechnyh-predmetiv/" text:style-name="Internet_20_link" text:visited-style-name="Visited_20_Internet_20_Link">
https://armyinform.com.ua/2023/05/05/za-dobu-pirotehniky-dsns-zneshkodyly-ponad-1200-vybuhonebezpechnyh-predmetiv/</text:a>
</text:p>
      <!--NEWS-->
      <text:h text:style-name="P10" text:outline-level="1">
<text:span text:style-name="T4">
Запис до військово-лікарських комісій стане електронним до кінця травня</text:span>
</text:h>
      <text:p text:style-name="P4">
Author: ['АРМІЯINFORM']</text:p>
      <text:p text:style-name="P4">
Time: 2023-05-05T73:00:00-04:00</text:p>
      <text:p text:style-name="P4">
Description: Міністерство оборони робить перші кроки з ліквідації черг на ВЛК як явища.    Про ц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malyar-53.jpg" text:style-name="Internet_20_link" text:visited-style-name="Visited_20_Internet_20_Link">
malyar-53.jpg</text:a>
', '<text:a xlink:type="simple" xlink:href="https://armyinform.com.ua/wp-content/uploads/2023/05/b5744a9d-4304-4d54-9d82-40b28c2b08fd.jpg" text:style-name="Internet_20_link" text:visited-style-name="Visited_20_Internet_20_Link">
b5744a9d-4304-4d54-9d82-40b28c2b08fd.jpg</text:a>
']</text:p>
      <text:p text:style-name="P4">
Tags: ['ВЛК', 'ГАННА МАЛЯР']</text:p>
      <text:p text:style-name="P4">
Category: News</text:p>
      <!--METADATA-->
      <text:p text:style-name="P4">
<draw:frame draw:style-name="fr1" draw:name="Image370" text:anchor-type="as-char" svg:width="6.9236in" svg:height="4.615733in" draw:z-index="0">
<draw:image xlink:href="../Images/AРМІЯINFORM/2023-05-05T73-00-00-04-00/malyar-53.jpg" xlink:type="simple" xlink:show="embed" xlink:actuate="onLoad" draw:mime-type="image/jpeg"/>
</draw:frame>
 ФотоДмитра Юрченка</text:p>
      <text:p text:style-name="P4">
Міністерство оборони робить перші кроки з ліквідації черг на ВЛК як явища.</text:p>
      <text:p text:style-name="P4">
Про це <text:a xlink:type="simple" xlink:href="https://t.me/annamaliar/704" text:style-name="Internet_20_link" text:visited-style-name="Visited_20_Internet_20_Link">
написала</text:a>
 заступниця Міністра оборониУкраїни Ганна Маляр у Телеграм-каналі.</text:p>
      <text:p text:style-name="P4">
«На фото — скрін інтерфейсу системи електронного запису до лікарів. Післястарту проєкту начальник медичної частини зможе завчасно записувати бійців напроходження медичного огляду або до конкретного лікаря-спеціаліста — напотрібний день та час», — зазначила вона.</text:p>
      <text:p text:style-name="P4">
<draw:frame draw:style-name="fr1" draw:name="Image371" text:anchor-type="as-char" svg:width="5.033333in" svg:height="10.0in" draw:z-index="0">
<draw:image xlink:href="../Images/AРМІЯINFORM/2023-05-05T73-00-00-04-00/b5744a9d-4304-4d54-9d82-40b28c2b08fd.jpg" xlink:type="simple" xlink:show="embed" xlink:actuate="onLoad" draw:mime-type="image/jpeg"/>
</draw:frame>
</text:p>
      <text:p text:style-name="P4">
З її слів, потреби очікувати в чергах не буде. Військовослужбовці знатимутьточний час, на який необхідно прийти.</text:p>
      <text:p text:style-name="P4">
«Зараз ми запустили проєкт в тестовому режимі в таких містах: Харків, Львів,Київ, Вінниця та Одеса. Там наразі найбільше людей проходять ВЛК. У планах —перевести всі військово-лікарські комісії на роботу з електронним записом. Цевідбудеться протягом травня», — наголосила Ганна Маляр.</text:p>
      <text:p text:style-name="P4">
Source: <text:a xlink:type="simple" xlink:href="https://armyinform.com.ua/2023/05/05/zapys-do-vijskovo-likarskyh-komisij-stane-elektronnym-do-kinczya-travnya/" text:style-name="Internet_20_link" text:visited-style-name="Visited_20_Internet_20_Link">
https://armyinform.com.ua/2023/05/05/zapys-do-vijskovo-likarskyh-komisij-stane-elektronnym-do-kinczya-travnya/</text:a>
</text:p>
      <!--NEWS-->
      <text:h text:style-name="P10" text:outline-level="1">
<text:span text:style-name="T4">
Тактика росіян не змінюється — Ганна Маляр</text:span>
</text:h>
      <text:p text:style-name="P4">
Author: ['Олексій Мосейченок']</text:p>
      <text:p text:style-name="P4">
Time: 2023-05-05T74:00:00-04:00</text:p>
      <text:p text:style-name="P4">
Description: Про це під час телевізійного марафону «Єдині новини» розповіла заступник Міністра оборо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photo_2022-12-15_12-35-57.jpg" text:style-name="Internet_20_link" text:visited-style-name="Visited_20_Internet_20_Link">
photo_2022-12-15_12-35-57.jpg</text:a>
']</text:p>
      <text:p text:style-name="P4">
Tags: ['БАХМУТ', 'ВТОРГНЕННЯ РФ', 'ГАННА МАЛЯР', 'ЄДИНІ НОВИНИ', 'ПВК ВАГНЕРА']</text:p>
      <text:p text:style-name="P4">
Category: News</text:p>
      <!--METADATA-->
      <text:p text:style-name="P4">
<draw:frame draw:style-name="fr1" draw:name="Image372" text:anchor-type="as-char" svg:width="6.9236in" svg:height="4.615733in" draw:z-index="0">
<draw:image xlink:href="../Images/AРМІЯINFORM/2023-05-05T74-00-00-04-00/photo_2022-12-15_12-35-57.jpg" xlink:type="simple" xlink:show="embed" xlink:actuate="onLoad" draw:mime-type="image/jpeg"/>
</draw:frame>
 Заступник Міністраоборони Ганна Маляр. Фото Дмитра Юрченка.</text:p>
      <text:p text:style-name="P4">
Про це під час телевізійного марафону <text:a xlink:type="simple" xlink:href="https://www.youtube.com/live/WY8sDvZdWEA" text:style-name="Internet_20_link" text:visited-style-name="Visited_20_Internet_20_Link">
«Єдиніновини»</text:a>
 розповіла заступникМіністра оборони України Ганна Маляр.</text:p>
      <text:p text:style-name="P4">
— Кожна ракетна атака сприймається, як щось нове та ексклюзивне, тому що цезазвичай — втрати і руйнування. Але якщо загалом дивитися на динаміку дійросії і війни, то ніякої зміни тактики наразі не спостерігається. рф діє уміру своїх можливостей, налагоджує виробництво певних видів озброєння тапродовжує його випробовування. Це просто хід війни відповідно до їхніхпоточних можливостей. Ракетні обстріли та атаки дронами — це перевіркапотенціалу нашої протиповітряної оборони.</text:p>
      <text:p text:style-name="P4">
Ганна Маляр зазначила, що росіяни схильні до символізму. «9 травня» — їхнійключовий історичний міф.</text:p>
      <text:p text:style-name="P4">
— Наприклад, що вони роблять, щоб взяти Бахмут до 9 травня? Зараз миспостерігаємо, як вони стягують з усієї лінії фронту вагнерівців наБахмутський напрямок. Там, де були підрозділи російських десантників, на їхнємісце перекидають представників ПВК «вагнер». Треба сказати, що йроспропаганда теж не відстає. Активізувалися не тільки офіційні ЗМІ тателеграм-канали, але й очільники цих приватних угруповань. З іншого боку, Силиоборони України чинять потужний опір та не дають прорвати оборону. Такожвідбуваються й активні штурмові дії. Вже маємо новину, що наші бійці знищилимісця зберігання боєприпасів вагнерівців.</text:p>
      <text:p text:style-name="P4">
Source: <text:a xlink:type="simple" xlink:href="https://armyinform.com.ua/2023/05/05/taktyka-rosiyan-ne-zminyuyetsya-ganna-malyar/" text:style-name="Internet_20_link" text:visited-style-name="Visited_20_Internet_20_Link">
https://armyinform.com.ua/2023/05/05/taktyka-rosiyan-ne-zminyuyetsya-ganna-malyar/</text:a>
</text:p>
      <!--NEWS-->
      <text:h text:style-name="P10" text:outline-level="1">
<text:span text:style-name="T4">
Одесит, який здавав окупанту дислокації систем ППО, проведе 15 років за ґратами</text:span>
</text:h>
      <text:p text:style-name="P4">
Author: ['АРМІЯINFORM']</text:p>
      <text:p text:style-name="P4">
Time: 2023-05-05T75:00:00-04:00</text:p>
      <text:p text:style-name="P4">
Description: Прокурори довели, що мешканець Одеси, будучи прихильником росії та не цураючис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5377595558115526149-y-e1683288087315.jpg" text:style-name="Internet_20_link" text:visited-style-name="Visited_20_Internet_20_Link">
photo-5377595558115526149-y-e1683288087315.jpg</text:a>
']</text:p>
      <text:p text:style-name="P4">
Tags: ['STOPRUSSIA', 'АГРЕСІЯ РФ', 'ВТОРГНЕННЯ РФ', 'ОФІС ГЕНЕРАЛЬНОГО ПРОКУРОРА УКРАЇНИ']</text:p>
      <text:p text:style-name="P4">
Category: News</text:p>
      <!--METADATA-->
      <text:p text:style-name="P4">
<draw:frame draw:style-name="fr1" draw:name="Image373" text:anchor-type="as-char" svg:width="6.9236in" svg:height="5.969561in" draw:z-index="0">
<draw:image xlink:href="../Images/AРМІЯINFORM/2023-05-05T75-00-00-04-00/photo-5377595558115526149-y-e1683288087315.jpg" xlink:type="simple" xlink:show="embed" xlink:actuate="onLoad" draw:mime-type="image/jpeg"/>
</draw:frame>
</text:p>
      <text:p text:style-name="P4">
Прокурори довели, що мешканець Одеси, будучи прихильником росії та нецураючись «брудного» заробітку, за винагороду збирав для спецслужб рфінформацію про місця дислокації особового складу і військової технікипідрозділів ЗСУ, блокпостів, адміністративних будівель правоохоронних органівта військових об’єктів в Одесі та області.</text:p>
      <text:p text:style-name="P4">
Йому призначено покарання у вигляді 15 років позбавлення волі з конфіскацієюмайна.</text:p>
      <text:p text:style-name="P4">
Засуджений встановив та зафіксував на відео базування засобів протиповітряноїоборони в Одесі. При цьому свою «допомогу» зрадник оцінив у 70 000 грн.</text:p>
      <text:p text:style-name="P4">
Для збору розвідувальної інформації він виїжджав до різних районів Одеси тапередмістя обласного центру, де здійснював фото- та відеофіксацію об’єктів.</text:p>
      <text:p text:style-name="P4">
Інформатора ворога затримали під час передачі відеоматеріалу з дислокацієюсистем ППО представникам спецслужб рф за допомогою одного з месенджерів.</text:p>
      <text:p text:style-name="P4">
Наразі він перебуває під вартою.</text:p>
      <text:p text:style-name="P4">
<text:span text:style-name="T4">
Джерело:</text:span>
 <text:a xlink:type="simple" xlink:href="https://www.gp.gov.ua/ua/posts/za-derzzradu-do-15-rokiv-za-gratami-zasudzeno-meskancya-odesi-yakii-za-70-tis-grn-zdavav-vorogu-miscya-dislokaciyi-sistem-ppo" text:style-name="Internet_20_link" text:visited-style-name="Visited_20_Internet_20_Link">
<text:span text:style-name="T5">
Офіс Генерального прокурораУкраїни</text:span>
</text:a>
</text:p>
      <text:p text:style-name="P4">
Source: <text:a xlink:type="simple" xlink:href="https://armyinform.com.ua/2023/05/05/odesyt-yakyj-zdavav-okupantu-dyslokacziyi-system-ppo-provede-15-rokiv-za-gratamy/" text:style-name="Internet_20_link" text:visited-style-name="Visited_20_Internet_20_Link">
https://armyinform.com.ua/2023/05/05/odesyt-yakyj-zdavav-okupantu-dyslokacziyi-system-ppo-provede-15-rokiv-za-gratamy/</text:a>
</text:p>
      <!--NEWS-->
      <text:h text:style-name="P10" text:outline-level="1">
<text:span text:style-name="T4">
Легендарний актор із «Зоряних війн» зібрав понад $1,5 млн на дрони для українських військових</text:span>
</text:h>
      <text:p text:style-name="P4">
Author: ['АРМІЯINFORM']</text:p>
      <text:p text:style-name="P4">
Time: 2023-05-05T76:00:00-04:00</text:p>
      <text:p text:style-name="P4">
Description: Легендарний Марк Гемілл, який зіграв Люка Скайвокера у «Зоряних війнах» і який 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hamill.jpg" text:style-name="Internet_20_link" text:visited-style-name="Visited_20_Internet_20_Link">
hamill.jpg</text:a>
']</text:p>
      <text:p text:style-name="P4">
Tags: ['RQ-35 HEIDRUN', 'UNITED24', 'БПЛА']</text:p>
      <text:p text:style-name="P4">
Category: News</text:p>
      <!--METADATA-->
      <text:p text:style-name="P4">
<draw:frame draw:style-name="fr1" draw:name="Image374" text:anchor-type="as-char" svg:width="6.9236in" svg:height="3.894525in" draw:z-index="0">
<draw:image xlink:href="../Images/AРМІЯINFORM/2023-05-05T76-00-00-04-00/hamill.jpg" xlink:type="simple" xlink:show="embed" xlink:actuate="onLoad" draw:mime-type="image/jpeg"/>
</draw:frame>
</text:p>
      <text:p text:style-name="P4">
Легендарний Марк Гемілл, який зіграв Люка Скайвокера у «Зоряних війнах» і якийє амбасадором глобальної ініціативи з підтримки України UNITED24, зібрав 1 517205 доларів на дрони RQ-35 Heidrun для українських військових.</text:p>
      <text:p text:style-name="P4">
Про це <text:a xlink:type="simple" xlink:href="https://t.me/zedigital/3093" text:style-name="Internet_20_link" text:visited-style-name="Visited_20_Internet_20_Link">
повідомив</text:a>
 віцепрем’єр-міністр зінновацій, розвитку освіти, науки та технологій — міністр цифровоїтрансформації Михайло Федоров.</text:p>
      <text:p text:style-name="P4">
«Тепер наші захисники і захисниці отримають <text:span text:style-name="T4">
10</text:span>
 потужних розвідувальнихбезпілотників данського виробництва. RQ-35 Heidrun — ефективний та простий укеруванні БПЛА для якісних розвідувальних місій. Також він може протистоятизасобам радіоелектронної боротьби росіян», — сказав Михайло Федоров.</text:p>
      <text:p text:style-name="P4">
Нагадаємо, зірка «Зоряних війн» Марк Гемілл<text:a xlink:type="simple" xlink:href="https://armyinform.com.ua/2022/12/18/zirka-zoryanyh-vijn-mark-gemill-rozpochav-zbir-na-10-potuzhnyh-droniv-rozvidnykiv/" text:style-name="Internet_20_link" text:visited-style-name="Visited_20_Internet_20_Link">
розпочав</text:a>
 збір на 10 потужнихдронів для ЗСУ у грудні 2022 року.</text:p>
      <text:p text:style-name="P4">
Президент України Володимир Зеленський<text:a xlink:type="simple" xlink:href="https://armyinform.com.ua/2023/05/05/cherez-platformu-united24-zapochatkovanyj-pershyj-u-sviti-flot-morskyh-droniv-prezydent/" text:style-name="Internet_20_link" text:visited-style-name="Visited_20_Internet_20_Link">
повідомив</text:a>
, щочерез платформу UNITED24 започаткований перший у світі флот морських дронів.</text:p>
      <text:p text:style-name="P4">
Source: <text:a xlink:type="simple" xlink:href="https://armyinform.com.ua/2023/05/05/legendarnyj-aktor-iz-zoryanyh-vijn-zibrav-ponad-15-mln-na-drony-dlya-ukrayinskyh-vijskovyh/" text:style-name="Internet_20_link" text:visited-style-name="Visited_20_Internet_20_Link">
https://armyinform.com.ua/2023/05/05/legendarnyj-aktor-iz-zoryanyh-vijn-zibrav-ponad-15-mln-na-drony-dlya-ukrayinskyh-vijskovyh/</text:a>
</text:p>
      <!--NEWS-->
      <text:h text:style-name="P10" text:outline-level="1">
<text:span text:style-name="T4">
Бельгія спрямує відсотки від заморожених російських активів на відновлення України — Прем’єр країни</text:span>
</text:h>
      <text:p text:style-name="P4">
Author: ['АРМІЯINFORM']</text:p>
      <text:p text:style-name="P4">
Time: 2023-05-05T77:00:00-04:00</text:p>
      <text:p text:style-name="P4">
Description: Прем'єр-міністр Бельгії Александер Де Кроо має намір спрямувати відсотки, отримані від...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belgium-1.jpg" text:style-name="Internet_20_link" text:visited-style-name="Visited_20_Internet_20_Link">
belgium-1.jpg</text:a>
']</text:p>
      <text:p text:style-name="P4">
Tags: ['АГРЕСІЯ РФ', 'БЕЛЬГІЯ', 'ДОПОМОГА ПАРТНЕРІВ', 'СВІТ ПІДТРИМУЄ УКРАЇНУ']</text:p>
      <text:p text:style-name="P4">
Category: News</text:p>
      <!--METADATA-->
      <text:p text:style-name="P4">
<draw:frame draw:style-name="fr1" draw:name="Image375" text:anchor-type="as-char" svg:width="6.9236in" svg:height="3.894525in" draw:z-index="0">
<draw:image xlink:href="../Images/AРМІЯINFORM/2023-05-05T77-00-00-04-00/belgium-1.jpg" xlink:type="simple" xlink:show="embed" xlink:actuate="onLoad" draw:mime-type="image/jpeg"/>
</draw:frame>
</text:p>
      <text:p text:style-name="P4">
Прем'єр-міністр Бельгії Александер Де Кроо має намір спрямувати відсотки,отримані від заморожених Бельгією російських активів, на відновлення України.</text:p>
      <text:p text:style-name="P4">
Про це бельгійський прем’єр<text:a xlink:type="simple" xlink:href="https://www.premier.be/fr/soutien-%C3%A0-la-reconstruction-de-lukraine" text:style-name="Internet_20_link" text:visited-style-name="Visited_20_Internet_20_Link">
сказав</text:a>
 після <text:a xlink:type="simple" xlink:href="https://armyinform.com.ua/2023/05/04/my-zustrichayemos-u-gaazi-shhob-nablyzyty-myr-i-povernuty-spravedlyvist-prezydent-ukrayiny/" text:style-name="Internet_20_link" text:visited-style-name="Visited_20_Internet_20_Link">
зустрічі</text:a>
 з Президентом України Володимиром Зеленським і прем'єр-міністром Нідерландів Марком Рютте в Гаазі.</text:p>
      <text:p text:style-name="P4">
Як зазначено в повідомленні пресслужби бельгійського прем’єра, офіційнийБрюссель наразі заморозив російських активів на суму близько 180 мільярдівєвро.</text:p>
      <text:p text:style-name="P4">
Нагадаємо, раніше прем’єр-міністр Бельгії Александер Де Кроо та Генеральнийсекретар НАТО Єнс Столтенберг<text:a xlink:type="simple" xlink:href="https://armyinform.com.ua/2023/04/27/gensek-nato-obgovoryv-z-premyerom-belgiyi-pidtrymku-ukrayiny/" text:style-name="Internet_20_link" text:visited-style-name="Visited_20_Internet_20_Link">
обговорили</text:a>
 подальшу підтримку України.</text:p>
      <text:p text:style-name="P4">
Source: <text:a xlink:type="simple" xlink:href="https://armyinform.com.ua/2023/05/05/belgiya-spryamuye-vidsotky-vid-zamorozhenyh-rosijskyh-aktyviv-na-vidnovlennya-ukrayiny-premyer-krayiny/" text:style-name="Internet_20_link" text:visited-style-name="Visited_20_Internet_20_Link">
https://armyinform.com.ua/2023/05/05/belgiya-spryamuye-vidsotky-vid-zamorozhenyh-rosijskyh-aktyviv-na-vidnovlennya-ukrayiny-premyer-krayiny/</text:a>
</text:p>
      <!--NEWS-->
      <text:h text:style-name="P10" text:outline-level="1">
<text:span text:style-name="T4">
Спецпредставник Генсека НАТО в Києві: Українські жінки надихають світ</text:span>
</text:h>
      <text:p text:style-name="P4">
Author: ['АРМІЯINFORM']</text:p>
      <text:p text:style-name="P4">
Time: 2023-05-05T78:00:00-04:00</text:p>
      <text:p text:style-name="P4">
Description: Рішучість українських жінок захищати свободу та цінності є натхненням для всього світу.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iren-fellin.jpg" text:style-name="Internet_20_link" text:visited-style-name="Visited_20_Internet_20_Link">
iren-fellin.jpg</text:a>
']</text:p>
      <text:p text:style-name="P4">
Tags: ['STOPRUSSIA', 'ІРЕН ФЕЛЛІН', 'СВІТ ПІДТРИМУЄ УКРАЇНУ', 'СПЕЦПРЕДСТАВНИК ГЕНСЕКА НАТО']</text:p>
      <text:p text:style-name="P4">
Category: News</text:p>
      <!--METADATA-->
      <text:p text:style-name="P4">
<draw:frame draw:style-name="fr1" draw:name="Image376" text:anchor-type="as-char" svg:width="6.9236in" svg:height="3.894525in" draw:z-index="0">
<draw:image xlink:href="../Images/AРМІЯINFORM/2023-05-05T78-00-00-04-00/iren-fellin.jpg" xlink:type="simple" xlink:show="embed" xlink:actuate="onLoad" draw:mime-type="image/jpeg"/>
</draw:frame>
</text:p>
      <text:p text:style-name="P4">
Рішучість українських жінок захищати свободу та цінності є натхненням длявсього світу.</text:p>
      <text:p text:style-name="P4">
Про це під час виступу на Українському Жіночому Конгресі у Києві<text:a xlink:type="simple" xlink:href="https://www.nato.int/cps/en/natohq/news_214342.htm" text:style-name="Internet_20_link" text:visited-style-name="Visited_20_Internet_20_Link">
заявила</text:a>
 спеціальнапредставниця Генерального секретаря НАТО з питань жінок, миру та безпеки ІренФеллін.</text:p>
      <text:p text:style-name="P4">
«Ваша рішучість захищати свободу та цінності вашої країни є натхненням длямене та для всього світу», — сказала Ірен Феллін.</text:p>
      <text:p text:style-name="P4">
Вона додала, що одним із ключових уроків, отриманих із російської війни, є те,що «жінки повинні брати участь у житті своїх суспільств у будь-який час, чи топід час війни, чи під час миру. Ірен Феллін додала, що використаннясексуального насильства під час війни підкреслює важливість інтеграціїґендерної перспективи в управління конфліктами, їх вирішення, розбудову миру,реконструкцію та розвиток обороноздатності.</text:p>
      <text:p text:style-name="P4">
Спецпредставник Генсека НАТО в Києві зазначила, що нові пріоритети, включаючиборотьбу з тероризмом, зміну клімату, кібербезпеку та стійкість, значнорозширили порядок денний «Жінки, мир і безпека» після прийняття Радою БезпекиООН резолюції 1325 майже 23 роки тому. Вона виокремила, що головне завданнямна сьогодні є «захист та використання досягнень, над якими ми так наполегливопрацювали». Вона підкреслила важливість «рівноправної участі жінок у прийняттірішень під час війни та після перемоги України» та підтвердила, що працює надтим, аби ініціативи, які фінансуються в рамках Комплексного пакету допомогиНАТО, «були ґендерно реагуючими та щоб потреби жінок були задоволені».</text:p>
      <text:p text:style-name="P4">
Нагадаємо, в рамках Українського Жіночого Конгресу Посол США в Україні БріджитБрінк <text:a xlink:type="simple" xlink:href="https://armyinform.com.ua/2023/05/05/posol-ssha-genderna-rivnist-ta-inklyuzyvnist-roblyat-ukrayinu-sylnishoyu-proty-agresiyi-rf/" text:style-name="Internet_20_link" text:visited-style-name="Visited_20_Internet_20_Link">
заявила</text:a>
, щоґендерна рівність та інклюзивність роблять Україну сильнішою проти агресії рф.А заступниця Міністра оборони України Ганна Маляр<text:a xlink:type="simple" xlink:href="https://armyinform.com.ua/2023/05/04/sogodni-ukrayinky-mozhut-obijmaty-bud-yaki-posady-v-zbrojnyh-sylah-ukrayiny-ganna-malyar/" text:style-name="Internet_20_link" text:visited-style-name="Visited_20_Internet_20_Link">
повідомила</text:a>
, що вМіноборони постійно триває робота щодо впровадження ґендерного підходу уповсякденну життєдіяльність українського війська.</text:p>
      <text:p text:style-name="P4">
Source: <text:a xlink:type="simple" xlink:href="https://armyinform.com.ua/2023/05/05/speczpredstavnyk-genseka-nato-v-kyyevi-ukrayinski-zhinky-nadyhayut-svit/" text:style-name="Internet_20_link" text:visited-style-name="Visited_20_Internet_20_Link">
https://armyinform.com.ua/2023/05/05/speczpredstavnyk-genseka-nato-v-kyyevi-ukrayinski-zhinky-nadyhayut-svit/</text:a>
</text:p>
      <!--NEWS-->
      <text:h text:style-name="P10" text:outline-level="1">
<text:span text:style-name="T4">
Міністри оборони ФРН та Данії відвідали базу, де на Leopard тренуються українські танкісти</text:span>
</text:h>
      <text:p text:style-name="P4">
Author: ['АРМІЯINFORM']</text:p>
      <text:p text:style-name="P4">
Time: 2023-05-05T79:00:00-04:00</text:p>
      <text:p text:style-name="P4">
Description: Міністр оборони Німеччини Борис Пісторіус разом зі своїм данським колегою Троельс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bmvg02.jpg" text:style-name="Internet_20_link" text:visited-style-name="Visited_20_Internet_20_Link">
bmvg02.jpg</text:a>
', '<text:a xlink:type="simple" xlink:href="https://armyinform.com.ua/wp-content/uploads/2023/05/bmvg03-150x150.jpg" text:style-name="Internet_20_link" text:visited-style-name="Visited_20_Internet_20_Link">
bmvg03-150x150.jpg</text:a>
', '<text:a xlink:type="simple" xlink:href="https://armyinform.com.ua/wp-content/uploads/2023/05/bmvg01-150x150.jpg" text:style-name="Internet_20_link" text:visited-style-name="Visited_20_Internet_20_Link">
bmvg01-150x150.jpg</text:a>
']</text:p>
      <text:p text:style-name="P4">
Tags: ['ДОПОМОГА ПАРТНЕРІВ', 'ЛЕОПАРДИ', 'МІНІСТР ОБОРОНИ ФРН БОРИС ПІСТОРІУС', 'СВІТ ПІДТРИМУЄ УКРАЇНУ', 'ТАНКИ']</text:p>
      <text:p text:style-name="P4">
Category: News</text:p>
      <!--METADATA-->
      <text:p text:style-name="P4">
<draw:frame draw:style-name="fr1" draw:name="Image377" text:anchor-type="as-char" svg:width="6.9236in" svg:height="3.894525in" draw:z-index="0">
<draw:image xlink:href="../Images/AРМІЯINFORM/2023-05-05T79-00-00-04-00/bmvg02.jpg" xlink:type="simple" xlink:show="embed" xlink:actuate="onLoad" draw:mime-type="image/jpeg"/>
</draw:frame>
</text:p>
      <text:p text:style-name="P4">
Міністр оборони Німеччини Борис Пісторіус разом зі своїм данським колегоюТроельсом Лундом сьогодні, 5 травня 2023 року, відвідали базу HUB North, депроходять навчання українські танкісти. На цій базі інструктори навчаютьукраїнських військових управлінню танками Leopard 1A5, які для ЗСУ<text:a xlink:type="simple" xlink:href="https://armyinform.com.ua/2023/04/20/daniya-ta-niderlandy-peredadut-ukrayini-shhe-14-tankiv-leopard-2/" text:style-name="Internet_20_link" text:visited-style-name="Visited_20_Internet_20_Link">
передає</text:a>
 Данія.</text:p>
      <text:p text:style-name="P4">
Про це<text:a xlink:type="simple" xlink:href="https://twitter.com/BMVg_Bundeswehr/status/1654470626868965377" text:style-name="Internet_20_link" text:visited-style-name="Visited_20_Internet_20_Link">
йдеться</text:a>
 уповідомленні німецького оборонного відомства.</text:p>
      <text:p text:style-name="P4">
«Разом із Нідерландами та Данією Німеччина фінансує ремонт основних бойовихтанків <text:a xlink:type="simple" xlink:href="https://armyinform.com.ua/2023/02/09/leopard-1-staryj-ale-efektyvnyj-tank-z-mynulogo-stolittya/" text:style-name="Internet_20_link" text:visited-style-name="Visited_20_Internet_20_Link">
Leopard 1 A5</text:a>
 зі складів галузі», — йдеться уповідомленні.</text:p>
      <text:p text:style-name="P4">
<text:a xlink:type="simple" xlink:href="https://armyinform.com.ua/wp-content/uploads/2023/05/bmvg03.jpg" text:style-name="Internet_20_link" text:visited-style-name="Visited_20_Internet_20_Link">
<draw:frame draw:style-name="fr1" draw:name="Image378" text:anchor-type="as-char" svg:width="6.9236in" svg:height="6.9236in" draw:z-index="0">
<draw:image xlink:href="../Images/AРМІЯINFORM/2023-05-05T79-00-00-04-00/bmvg03-150x150.jpg" xlink:type="simple" xlink:show="embed" xlink:actuate="onLoad" draw:mime-type="image/jpeg"/>
</draw:frame>
</text:a>
</text:p>
      <text:p text:style-name="P4">
<text:a xlink:type="simple" xlink:href="https://armyinform.com.ua/wp-content/uploads/2023/05/bmvg01.jpg" text:style-name="Internet_20_link" text:visited-style-name="Visited_20_Internet_20_Link">
<draw:frame draw:style-name="fr1" draw:name="Image379" text:anchor-type="as-char" svg:width="6.9236in" svg:height="6.9236in" draw:z-index="0">
<draw:image xlink:href="../Images/AРМІЯINFORM/2023-05-05T79-00-00-04-00/bmvg01-150x150.jpg" xlink:type="simple" xlink:show="embed" xlink:actuate="onLoad" draw:mime-type="image/jpeg"/>
</draw:frame>
</text:a>
</text:p>
      <text:p text:style-name="P4">
Source: <text:a xlink:type="simple" xlink:href="https://armyinform.com.ua/2023/05/05/ministry-oborony-frn-ta-daniyi-vidvidaly-bazu-de-na-leopard-1-trenuyutsya-ukrayinski-tankisty/" text:style-name="Internet_20_link" text:visited-style-name="Visited_20_Internet_20_Link">
https://armyinform.com.ua/2023/05/05/ministry-oborony-frn-ta-daniyi-vidvidaly-bazu-de-na-leopard-1-trenuyutsya-ukrayinski-tankisty/</text:a>
</text:p>
      <!--NEWS-->
      <text:h text:style-name="P10" text:outline-level="1">
<text:span text:style-name="T4">
За минулий тиждень військовим з ВМС ЗСУ вдалось знищити 77 окупантів та  4 артилерійські системи</text:span>
</text:h>
      <text:p text:style-name="P4">
Author: ['АРМІЯINFORM']</text:p>
      <text:p text:style-name="P4">
Time: 2023-05-05T80:00:00-04:00</text:p>
      <text:p text:style-name="P4">
Description: Про це повідомляють ВМС ЗС України.    Тижневе зведення Військово-Морських Сил Зброй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3985509_551048173771415_7107345561752319416_n.jpg" text:style-name="Internet_20_link" text:visited-style-name="Visited_20_Internet_20_Link">
343985509_551048173771415_7107345561752319416_n.jpg</text:a>
']</text:p>
      <text:p text:style-name="P4">
Tags: ['STOPRUSSIA', 'АГРЕСІЯ РФ', 'ВІЙНА', 'ВМС ЗС УКРАЇНИ', 'ВТОРГНЕННЯ РФ', 'ВТРАТИ ВОРОГА']</text:p>
      <text:p text:style-name="P4">
Category: News</text:p>
      <!--METADATA-->
      <text:p text:style-name="P4">
<draw:frame draw:style-name="fr1" draw:name="Image380" text:anchor-type="as-char" svg:width="6.9236in" svg:height="3.894525in" draw:z-index="0">
<draw:image xlink:href="../Images/AРМІЯINFORM/2023-05-05T80-00-00-04-00/343985509_551048173771415_7107345561752319416_n.jpg" xlink:type="simple" xlink:show="embed" xlink:actuate="onLoad" draw:mime-type="image/jpeg"/>
</draw:frame>
</text:p>
      <text:p text:style-name="P4">
Про це<text:a xlink:type="simple" xlink:href="https://www.facebook.com/navy.mil.gov.ua/videos/1391000665083684/" text:style-name="Internet_20_link" text:visited-style-name="Visited_20_Internet_20_Link">
повідомляють</text:a>
ВМС ЗС України.</text:p>
      <text:p text:style-name="P4">
<text:span text:style-name="T4">
Тижневе зведення Військово-Морських Сил Збройних Сил України.</text:span>
</text:p>
      <text:p text:style-name="P4">
Підрозділи ВМС у складі створених угруповань продовжують виконувати завданнящодо відсічі широкомасштабної збройної агресії російської федерації.</text:p>
      <text:p text:style-name="P4">
Так, за минулий тиждень нашим військовим вдалось знищити: 77 окупантів, 1одиницю бойових броньованих машин, 4 артилерійські системи, 1 одиницюавтомобільної техніки, 1 пункт управління, 5 мінометних розрахунків, 2 одиниціспеціальної техніки та 1 засіб протиповітряної оборони.</text:p>
      <text:p text:style-name="P4">
Також Військово-Морські Сили Збройних Сил України разом з побратимами у складіугруповань докладають усіх зусиль із забезпечення безпеки судноплавства дляподолання продовольчої кризи.</text:p>
      <text:p text:style-name="P4">
Так, за минулий тиждень у рамках Чорноморської зернової ініціативи 11 суденпокинули українські порти, на борту яких було майже пів мільйона тонн зерна таінших продуктів харчування.</text:p>
      <text:p text:style-name="P4">
<text:span text:style-name="T4">
За тиждень в інтересах рф прохід Керч-Єнікальською протокою здійснили:</text:span>
</text:p>
      <ul>
        <li>
до Чорного моря — 167 судна, з них 46 продовжило рух у напрямку протоки Босфор;  * до Азовського моря — 120 суден, з них 27 рухались з протоки Босфор.</li>
      </ul>
      <text:p text:style-name="P4">
<text:span text:style-name="T4">
Зазначені судна здійснювали рух із порушенням Міжнародної конвенції зохорони людського життя на морі (SOLAS), вимикаючи системи автоматичноїідентифікації (AIS).</text:span>
</text:p>
      <text:p text:style-name="P4">
<text:span text:style-name="T4">
Станом на сьогодні на 10-ту ранку ситуація така:</text:span>
</text:p>
      <ul>
        <li>
у Чорному морі на бойовому чергуванні перебувають 5 ворожих кораблів, серед яких 1 носій крилатих ракет «калібр», загальний залп становить до 8 ракет;  * в Азовському морі перебуває 1 ворожий корабель;  * у Середземному морі — 5 ворожих кораблі, з них 1 носій крилатих ракет «калібр», загальний залп яких становить — 4 ракети.</li>
      </ul>
      <text:p text:style-name="P4">
<text:span text:style-name="T4">
Довіряйте офіційним джерелам і пам’ятайте — ми даємо гідну відсіч агресору ізнищуємо його в морі, на землі та у повітрі!</text:span>
</text:p>
      <text:p text:style-name="P4">
Вірте у Збройні Сили України!</text:p>
      <text:p text:style-name="P4">
Слава Україні!</text:p>
      <text:p text:style-name="P4">
Source: <text:a xlink:type="simple" xlink:href="https://armyinform.com.ua/2023/05/05/za-mynulyj-tyzhden-vijskovym-z-vms-zsu-vdalos-znyshhyty-77-okupantiv-ta-4-artylerijski-systemy/" text:style-name="Internet_20_link" text:visited-style-name="Visited_20_Internet_20_Link">
https://armyinform.com.ua/2023/05/05/za-mynulyj-tyzhden-vijskovym-z-vms-zsu-vdalos-znyshhyty-77-okupantiv-ta-4-artylerijski-systemy/</text:a>
</text:p>
      <!--NEWS-->
      <text:h text:style-name="P10" text:outline-level="1">
<text:span text:style-name="T4">
Маскування рашистської техніки, складів БК та ПММ фактично нівельовані можливостями «народного супутника»</text:span>
</text:h>
      <text:p text:style-name="P4">
Author: ['АРМІЯINFORM']</text:p>
      <text:p text:style-name="P4">
Time: 2023-05-05T81:00:00-04:00</text:p>
      <text:p text:style-name="P4">
Description: Про це повідомляє ГУР МОУ.    Спроможності Головного управління розвідки Міністерств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articleimage_30737.webp" text:style-name="Internet_20_link" text:visited-style-name="Visited_20_Internet_20_Link">
articleimage_30737.webp</text:a>
']</text:p>
      <text:p text:style-name="P4">
Tags: ['STOPRUSSIA', 'АГРЕСІЯ РФ', 'ВІЙНА', 'ВТОРГНЕННЯ РФ', 'ГУР МО УКРАЇНИ']</text:p>
      <text:p text:style-name="P4">
Category: News</text:p>
      <!--METADATA-->
      <text:p text:style-name="P4">
<draw:frame draw:style-name="fr1" draw:name="Image381" text:anchor-type="as-char" svg:width="6.9236in" svg:height="3.894525in" draw:z-index="0">
<draw:image xlink:href="../ConvertedIMGs/AРМІЯINFORM/2023-05-05T81-00-00-04-00/articleimage_30737.png" xlink:type="simple" xlink:show="embed" xlink:actuate="onLoad" draw:mime-type="image/png"/>
</draw:frame>
 Ілюстративне фото</text:p>
      <text:p text:style-name="P4">
Про це <text:a xlink:type="simple" xlink:href="https://gur.gov.ua/content/narodnyi-suputnyk-bachyt-vse.html" text:style-name="Internet_20_link" text:visited-style-name="Visited_20_Internet_20_Link">
повідомляє</text:a>
 ГУР МОУ.</text:p>
      <text:p text:style-name="P4">
Спроможності Головного управління розвідки Міністерства оборони Українивиявляти ворожі цілі для подальшого пріоритетного ураження, аби завдативідчутних втрат російським окупантам, з вересня 2022 року кратно зросли.</text:p>
      <text:p text:style-name="P4">
Відтоді у розпорядженні воєнних розвідників опинився космічний апарт ICEYE,придбаний за пожертви українців, які скинулись у благодійний фонд СергіяПритули.</text:p>
      <text:p text:style-name="P4">
Маскування московитської техніки, складів БК та ПММ фактично нівельованіможливостями «народного супутника» — для роботи з ним не важливі ані погода,ані час доби.</text:p>
      <text:p text:style-name="P4">
Результати вражають: за півроку використання отриманих завдяки космічномуапарату розвідданих Україна перетворила в металобрухт російської військовоїтехніки на мільярди доларів, не кажучи про скупчення ворожої (тимчасово) живоїсили, а також об’єкти воєнної логістики.</text:p>
      <text:p text:style-name="P4">
Співробітники ГУР відзначають особливу роль «народного супутника» дляпланування та реалізації важливих та вкрай очікуваних військових операційУкраїни та вкотре висловлюють вдячність усім українцям, хто допоміг з ICEYE.</text:p>
      <text:p text:style-name="P4">
Разом до перемоги!</text:p>
      <text:p text:style-name="P4">
Слава Україні!</text:p>
      <text:p text:style-name="P4">
Source: <text:a xlink:type="simple" xlink:href="https://armyinform.com.ua/2023/05/05/maskuvannya-rashystskoyi-tehniky-skladiv-bk-ta-pmm-faktychno-nivelovani-mozhlyvostyamy-narodnogo-suputnyka/" text:style-name="Internet_20_link" text:visited-style-name="Visited_20_Internet_20_Link">
https://armyinform.com.ua/2023/05/05/maskuvannya-rashystskoyi-tehniky-skladiv-bk-ta-pmm-faktychno-nivelovani-mozhlyvostyamy-narodnogo-suputnyka/</text:a>
</text:p>
      <!--NEWS-->
      <text:h text:style-name="P10" text:outline-level="1">
<text:span text:style-name="T4">
Воював проти ЗСУ у Покровському районі — судитимуть кулеметника «днр»</text:span>
</text:h>
      <text:p text:style-name="P4">
Author: ['АРМІЯINFORM']</text:p>
      <text:p text:style-name="P4">
Time: 2023-05-05T82:00:00-04:00</text:p>
      <text:p text:style-name="P4">
Description: Встановлено, що у жовтні 2014 року мешканець м. Єнакієва, підтримуючи тимчасову окупаці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360_240_1582135276-970.jpg" text:style-name="Internet_20_link" text:visited-style-name="Visited_20_Internet_20_Link">
360_240_1582135276-970.jpg</text:a>
']</text:p>
      <text:p text:style-name="P4">
Tags: ['STOPRUSSIA', 'АГРЕСІЯ РФ', 'ВІЙНА', 'ВТОРГНЕННЯ РФ', 'КОЛАБОРАНТ', 'ОФІС ГЕНЕРАЛЬНОГО ПРОКУРОРА']</text:p>
      <text:p text:style-name="P4">
Category: News</text:p>
      <!--METADATA-->
      <text:p text:style-name="P4">
<draw:frame draw:style-name="fr1" draw:name="Image382" text:anchor-type="as-char" svg:width="6.9236in" svg:height="4.617974in" draw:z-index="0">
<draw:image xlink:href="../Images/AРМІЯINFORM/2023-05-05T82-00-00-04-00/360_240_1582135276-970.jpg" xlink:type="simple" xlink:show="embed" xlink:actuate="onLoad" draw:mime-type="image/jpeg"/>
</draw:frame>
 Ілюстративне фото</text:p>
      <text:p text:style-name="P4">
Встановлено, що у жовтні 2014 року мешканець м. Єнакієва, підтримуючитимчасову окупацію частини Донеччини незаконними збройними формуваннями рф,добровільно вступив до так званого народного ополчення Донбасу.</text:p>
      <text:p text:style-name="P4">
Про це <text:a xlink:type="simple" xlink:href="https://www.gp.gov.ua/ua/posts/voyuvav-proti-zsu-u-pokrovskomu-raioni-suditimut-kulemetnikv-dnr" text:style-name="Internet_20_link" text:visited-style-name="Visited_20_Internet_20_Link">
інформує</text:a>
 Офіс Генерального прокурораУкраїни.</text:p>
      <text:p text:style-name="P4">
Після проходження «курсу навчання» на території м. Донецька він обійняв посадустрілка у комендантській роті «козачого союзу області війська донського днр».Отримавши позивний «Джек», новобранець, озброєний автоматом Калашникова,виконував функції чергового, а також залучався до патрулювання населенихпунктів Амвросіївського району. За службу на окупантів він отримував«заробітну платню».</text:p>
      <text:p text:style-name="P4">
У квітні 2022 року після широкомасштабного вторгнення країни-агресора вУкраїну «ополченець» воював на посаді помічника кулеметника 2-гомотострілкового батальйону 3-ї ОМСБр, який дислокувався у м. Єнакієвому.Виконував бойові завдання у складі окупаційних військ рф в районі с.Новобахмутівка Покровського району.</text:p>
      <text:p text:style-name="P4">
Поблизу вказаного населеного пункту його затримано військовослужбовцямиЗбройних Сил України.</text:p>
      <text:p text:style-name="P4">
Стосовно чоловіка висунуто обвинувальний акт за фактами державної зради таучасті у терористичній організації.</text:p>
      <text:p text:style-name="P4">
Source: <text:a xlink:type="simple" xlink:href="https://armyinform.com.ua/2023/05/05/voyuvav-proty-zsu-u-pokrovskomu-rajoni-sudytymut-kulemetnykv-dnr/" text:style-name="Internet_20_link" text:visited-style-name="Visited_20_Internet_20_Link">
https://armyinform.com.ua/2023/05/05/voyuvav-proty-zsu-u-pokrovskomu-rajoni-sudytymut-kulemetnykv-dnr/</text:a>
</text:p>
      <!--NEWS-->
      <text:h text:style-name="P10" text:outline-level="1">
<text:span text:style-name="T4">
За рік фандрейзингова платформа United24 зібрала понад 325 млн дол. внесків</text:span>
</text:h>
      <text:p text:style-name="P4">
Author: ['АРМІЯINFORM']</text:p>
      <text:p text:style-name="P4">
Time: 2023-05-05T83:00:00-04:00</text:p>
      <text:p text:style-name="P4">
Description: Про це повідомляє Офіс Президента України.    Президент України Володимир Зеленськ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0b1dc0ccd6646678d2634a6de9d24517_1683291285_extra_large.jpeg" text:style-name="Internet_20_link" text:visited-style-name="Visited_20_Internet_20_Link">
0b1dc0ccd6646678d2634a6de9d24517_1683291285_extra_large.jpeg</text:a>
', '<text:a xlink:type="simple" xlink:href="https://armyinform.com.ua/wp-content/uploads/2023/05/15942c36ff327a92db759c69a6b82d58_1683291287_extra_large.jpeg" text:style-name="Internet_20_link" text:visited-style-name="Visited_20_Internet_20_Link">
15942c36ff327a92db759c69a6b82d58_1683291287_extra_large.jpeg</text:a>
']</text:p>
      <text:p text:style-name="P4">
Tags: ['STOPRUSSIA', 'UNITED24', 'АГРЕСІЯ РФ', 'ВІЙНА', 'ВОЛОДИМИР ЗЕЛЕНСЬКИЙ', 'ВТОРГНЕННЯ РФ', 'ОФІС ПРЕЗИДЕНТА УКРАЇНИ']</text:p>
      <text:p text:style-name="P4">
Category: News</text:p>
      <!--METADATA-->
      <text:p text:style-name="P4">
<draw:frame draw:style-name="fr1" draw:name="Image383" text:anchor-type="as-char" svg:width="6.9236in" svg:height="4.617948in" draw:z-index="0">
<draw:image xlink:href="../Images/AРМІЯINFORM/2023-05-05T83-00-00-04-00/0b1dc0ccd6646678d2634a6de9d24517_1683291285_extra_large.jpeg" xlink:type="simple" xlink:show="embed" xlink:actuate="onLoad" draw:mime-type="image/jpeg"/>
</draw:frame>
</text:p>
      <text:p text:style-name="P4">
Про це <text:a xlink:type="simple" xlink:href="https://www.president.gov.ua/news/za-rik-fandrejzingova-platforma-united24-zibrala-ponad-325-m-82697" text:style-name="Internet_20_link" text:visited-style-name="Visited_20_Internet_20_Link">
повідомляє</text:a>
 Офіс Президента України.</text:p>
      <text:p text:style-name="P4">
Президент України Володимир Зеленський підбив підсумки року діяльностіфандрейзингової платформи United24, яка запрацювала 5 травня 2022 року. За цейчас на рахунки НБУ надійшло понад 325 млн дол. США внесків від міжнароднихкомпаній, українського бізнесу, благодійних організацій, світовихзнаменитостей та донорів зі 110 країн.</text:p>
      <text:p text:style-name="P4">
За кошти, акумульовані за допомогою United24, профільні міністерства придбали176 автомобілів швидкої допомоги, сотні одиниць медичного обладнання, амуніціюдля українських захисників, першу в Україні машину для розмінування,законтрактували понад 3839 БПЛА/комплексів БПЛА, відбудували 11 мостів надеокупованих територіях Миколаївщини та Херсонщини й започаткували перший усвіті флот морських дронів.</text:p>
      <text:p text:style-name="P4">
«Уже за перший рік українська фандрейзингова платформа стала глобальнимбрендом і глобальним доказом того, що немає неможливого, коли робиш ставку напріоритет держави Україна — на людяність. Через United24 нашу країнупідтримують мільйони людей у понад сотні країн. У цей день ми зновувисловлюємо подяку всім донорам платформи, чиї внески рятують життя,повертають життя, захищають життя й наближають перемогу України», — сказавВолодимир Зеленський.</text:p>
      <text:p text:style-name="P4">
<draw:frame draw:style-name="fr1" draw:name="Image384" text:anchor-type="as-char" svg:width="6.9236in" svg:height="4.617948in" draw:z-index="0">
<draw:image xlink:href="../Images/AРМІЯINFORM/2023-05-05T83-00-00-04-00/15942c36ff327a92db759c69a6b82d58_1683291287_extra_large.jpeg" xlink:type="simple" xlink:show="embed" xlink:actuate="onLoad" draw:mime-type="image/jpeg"/>
</draw:frame>
</text:p>
      <text:p text:style-name="P4">
Амбасадорами платформи стали 15 зірок: співачка й акторка Барбра Стрейзанд,актори Марк Гемілл і Лієв Шрайбер, акторка Кетрін Винник, гурт ImagineDragons, креативний директор Balenciaga Демна, режисер Мішель Азанавічус,астронавт Скотт Келлі, історик Тімоті Снайдер, підприємець Річард Бренсон,кантрі-співак Бред Пейслі, мандрівник Беар Гріллз, видатні українськіспортсмени Еліна Світоліна, Андрій Шевченко та Олександр Усик.</text:p>
      <text:p text:style-name="P4">
«За рік ми втілили з United24 понад 50 великих цільових зборів і реалізувалипонад сто стратегічних партнерств із найвідомішими компаніями світу. Алеголовне, що United24 стала зручним цифровим інструментом для пожертв від людейзвідусіль. Платформа також підштовхнула до створення „Армії дронів“ —стратегічного державного проекту, який впливає на перебіг подій на фронті», —зазначив віце-прем’єр-міністр з інновацій, розвитку освіти, науки татехнологій — міністр цифрової трансформації Михайло Федоров.</text:p>
      <text:p text:style-name="P4">
Серед найбільших цільових зборів United24 — перший флот морських дронів. Набезпілотники, які змінюють правила гри на морі, було акумульовано понад 500млн грн. Серед інших великих зборів — «Азовсталь. Символ незламності» та«Міць. Українська кам’яна». Загальний наклад браслетів з довоєнної партіїметалу «Азовсталі» становив 100 тис. штук і був проданий у 44 країни. Завдякицьому на посилення обороноздатності країни вдалося зібрати майже 300 млн грн.Завдяки лімітованій партії «Артемсолі» із шахт українського Соледара зібралипонад 58,5 млн грн на дрони-камікадзе для українських розвідників. Найбільшимзбором за напрямом «Медична допомога» став фандрейзинг на автівки швидкоїдопомоги типу С. Завдяки міжнародному бізнесу та донорам з усього світу булозібрано понад 460 млн грн. На напрям «Відбудова України» наразі зібрано 655,8млн грн.</text:p>
      <text:p text:style-name="P4">
З усіма результатами діяльності фандрейзингової платформи United24 можнаознайомитися на офіційному сайті u24.gov.ua. Аудитором платформи є DeloitteUkraine — частина всесвітньої мережі Deloitte, яка входить до «великоїчетвірки» аудиторських компаній.</text:p>
      <text:p text:style-name="P4">
Source: <text:a xlink:type="simple" xlink:href="https://armyinform.com.ua/2023/05/05/za-rik-fandrejzyngova-platforma-united24-zibrala-ponad-325-mln-dol-vneskiv/" text:style-name="Internet_20_link" text:visited-style-name="Visited_20_Internet_20_Link">
https://armyinform.com.ua/2023/05/05/za-rik-fandrejzyngova-platforma-united24-zibrala-ponad-325-mln-dol-vneskiv/</text:a>
</text:p>
      <!--NEWS-->
      <text:h text:style-name="P10" text:outline-level="1">
<text:span text:style-name="T4">
Наша авіація завдала 6 ударів по районах зосередження живої сили та військової техніки противника</text:span>
</text:h>
      <text:p text:style-name="P4">
Author: ['АРМІЯINFORM']</text:p>
      <text:p text:style-name="P4">
Time: 2023-05-05T84:00:00-04:00</text:p>
      <text:p text:style-name="P4">
Description: Про це повідомляє ГШ ЗС України у вечірньому зведенні.    «Авіація Сил оборо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avicziya_udar.jpg" text:style-name="Internet_20_link" text:visited-style-name="Visited_20_Internet_20_Link">
avicziya_udar.jpg</text:a>
']</text:p>
      <text:p text:style-name="P4">
Tags: ['SHAHED', 'STOPRUSSIA', 'АГРЕСІЯ РФ', 'ВІЙНА', 'ВТОРГНЕННЯ РФ', 'ГШ ЗС УКРАЇНИ']</text:p>
      <text:p text:style-name="P4">
Category: News</text:p>
      <!--METADATA-->
      <text:p text:style-name="P4">
<draw:frame draw:style-name="fr1" draw:name="Image385" text:anchor-type="as-char" svg:width="6.9236in" svg:height="4.834981in" draw:z-index="0">
<draw:image xlink:href="../Images/AРМІЯINFORM/2023-05-05T84-00-00-04-00/avicziya_udar.jpg" xlink:type="simple" xlink:show="embed" xlink:actuate="onLoad" draw:mime-type="image/jpeg"/>
</draw:frame>
<text:span text:style-name="T4">
🔥 Ситуація щодо російського вторгнення</text:span>
</text:p>
      <text:p text:style-name="P4">
Про це<text:a xlink:type="simple" xlink:href="https://www.facebook.com/GeneralStaff.ua/posts/pfbid02fQp6UGYR7agqX25eRk9s4Fc68MQNUsUowqJGLeevcgiHBM2zaEhyc6XRiTpam9izl" text:style-name="Internet_20_link" text:visited-style-name="Visited_20_Internet_20_Link">
повідомляє</text:a>
ГШ ЗС України у вечірньому зведенні.</text:p>
      <text:p text:style-name="P4">
«Авіація Сил оборони за добу завдала 6 ударів по районах зосередженняособового складу та військової техніки противника. Також сьогодні вночі булозбито два ворожих БПЛА типу Shahed-136/131», — йдеться в повідомленні.</text:p>
      <text:p text:style-name="P4">
Також зазначається, що підрозділи ракетних військ і артилерії протягом добиуразили 5 районів зосередження озброєння та військової техніки, 3 складибоєприпасів та пально-мастильних матеріалів, 1 засіб протиповітряної оборонита ще 5 важливих цілей противника.</text:p>
      <text:p text:style-name="P4">
Source: <text:a xlink:type="simple" xlink:href="https://armyinform.com.ua/2023/05/05/nasha-aviacziya-zavdala-6-udariv-po-rajonah-zoseredzhennya-zhyvoyi-syly-ta-vijskovoyi-tehniky-protyvnyka/" text:style-name="Internet_20_link" text:visited-style-name="Visited_20_Internet_20_Link">
https://armyinform.com.ua/2023/05/05/nasha-aviacziya-zavdala-6-udariv-po-rajonah-zoseredzhennya-zhyvoyi-syly-ta-vijskovoyi-tehniky-protyvnyka/</text:a>
</text:p>
      <!--NEWS-->
      <text:h text:style-name="P10" text:outline-level="1">
<text:span text:style-name="T4">
Найзапекліші бої тривають за Бахмут та Мар’їнку — ГШ ЗСУ</text:span>
</text:h>
      <text:p text:style-name="P4">
Author: ['АРМІЯINFORM']</text:p>
      <text:p text:style-name="P4">
Time: 2023-05-05T85:00:00-04:00</text:p>
      <text:p text:style-name="P4">
Description: Про це повідомляє ГШ ЗС України у вечірньому зведенні.    «Ворог продовжу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bahmut-5.jpg" text:style-name="Internet_20_link" text:visited-style-name="Visited_20_Internet_20_Link">
bahmut-5.jpg</text:a>
']</text:p>
      <text:p text:style-name="P4">
Tags: ['STOPRUSSIA', 'АГРЕСІЯ РФ', 'БАХМУТ', 'ВІЙНА', 'ВТОРГНЕННЯ РФ', 'ГШ ЗС УКРАЇНИ', 'МАР’ЇНКА', 'НЬЮ ЙОРК']</text:p>
      <text:p text:style-name="P4">
Category: News</text:p>
      <!--METADATA-->
      <text:p text:style-name="P4">
<draw:frame draw:style-name="fr1" draw:name="Image386" text:anchor-type="as-char" svg:width="6.9236in" svg:height="4.32725in" draw:z-index="0">
<draw:image xlink:href="../Images/AРМІЯINFORM/2023-05-05T85-00-00-04-00/bahmut-5.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2fQp6UGYR7agqX25eRk9s4Fc68MQNUsUowqJGLeevcgiHBM2zaEhyc6XRiTpam9izl" text:style-name="Internet_20_link" text:visited-style-name="Visited_20_Internet_20_Link">
повідомляє</text:a>
ГШ ЗС України у вечірньому зведенні.</text:p>
      <text:p text:style-name="P4">
«Ворог продовжує зосереджувати основні зусилля на веденні наступальних дій наБахмутському, Авдіївському та Мар’їнському напрямках. Підрозділами Сил оборониУкраїни протягом доби було відбито більш як 30 атак противника на зазначенихділянках фронту. Найзапекліші бої тривають за Бахмут та Мар’їнку, наші воїнистійко тримають оборону», — йдеться в повідомленні.</text:p>
      <text:p text:style-name="P4">
Також зазначається, що важкі бої за місто Бахмут тривають й надалі. До того жпротягом доби противник вів безуспішні наступальні дії у напрямку населенихпунктів Григорівка, Іванівське та Нью-Йорк. Від ворожих обстрілів постраждалиВасюківка, Міньківка, Оріхово-Василівка, Маркове, Григорівка, Бахмут,Іванівське, Часів Яр, Костянтинівка, Олександро-Шультине, Південне, Торецьк,Північне та Нью-Йорк Донецької області.</text:p>
      <text:p text:style-name="P4">
Source: <text:a xlink:type="simple" xlink:href="https://armyinform.com.ua/2023/05/05/najzapeklishi-boyi-tryvayut-za-bahmut-ta-maryinku-gsh-zsu/" text:style-name="Internet_20_link" text:visited-style-name="Visited_20_Internet_20_Link">
https://armyinform.com.ua/2023/05/05/najzapeklishi-boyi-tryvayut-za-bahmut-ta-maryinku-gsh-zsu/</text:a>
</text:p>
      <!--NEWS-->
      <text:h text:style-name="P10" text:outline-level="1">
<text:span text:style-name="T4">
Сьогодні противник завдав 2 ракетних та 26 авіаційних ударів</text:span>
</text:h>
      <text:p text:style-name="P4">
Author: ['АРМІЯINFORM']</text:p>
      <text:p text:style-name="P4">
Time: 2023-05-05T86:00:00-04:00</text:p>
      <text:p text:style-name="P4">
Description: Про це повідомляє ГШ ЗС України у вечірньому зведенні.    «російська федерація 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raketni-udary-voroga.jpg" text:style-name="Internet_20_link" text:visited-style-name="Visited_20_Internet_20_Link">
raketni-udary-voroga.jpg</text:a>
']</text:p>
      <text:p text:style-name="P4">
Tags: ['STOPRUSSIA', 'АГРЕСІЯ РФ', 'ВІЙНА', 'ВОЄННІ ЗЛОЧИНИ ЗС РФ', 'ВТОРГНЕННЯ РФ', 'ГШ ЗС УКРАЇНИ']</text:p>
      <text:p text:style-name="P4">
Category: News</text:p>
      <!--METADATA-->
      <text:p text:style-name="P4">
<draw:frame draw:style-name="fr1" draw:name="Image387" text:anchor-type="as-char" svg:width="6.9236in" svg:height="3.894525in" draw:z-index="0">
<draw:image xlink:href="../Images/AРМІЯINFORM/2023-05-05T86-00-00-04-00/raketni-udary-voroga.jpg" xlink:type="simple" xlink:show="embed" xlink:actuate="onLoad" draw:mime-type="image/jpeg"/>
</draw:frame>
 <text:span text:style-name="T4">
🔥 Ситуація щодо російського вторгнення</text:span>
</text:p>
      <text:p text:style-name="P4">
Про це<text:a xlink:type="simple" xlink:href="https://www.facebook.com/GeneralStaff.ua/posts/pfbid02fQp6UGYR7agqX25eRk9s4Fc68MQNUsUowqJGLeevcgiHBM2zaEhyc6XRiTpam9izl" text:style-name="Internet_20_link" text:visited-style-name="Visited_20_Internet_20_Link">
повідомляє</text:a>
ГШ ЗС України у вечірньому зведенні.</text:p>
      <text:p text:style-name="P4">
«російська федерація і надалі застосовує тактику терору. Сьогодні противникзавдав 2 ракетних, 26 авіаційних ударів та здійснив близько 20 обстрілів ізреактивних систем залпового вогню. Постраждали мирні мешканці, зруйновано тапошкоджено приватні житлові будинки та інша цивільна інфраструктура», —йдеться в повідомленні.</text:p>
      <text:p text:style-name="P4">
У ГШ ЗС України також наголосили, що ймовірність завдавання ракетних таавіаційних ударів по всій території України залишається високою.</text:p>
      <text:p text:style-name="P4">
Source: <text:a xlink:type="simple" xlink:href="https://armyinform.com.ua/2023/05/05/sogodni-protyvnyk-zavdav-2-raketnyh-ta-26-aviaczijnyh-udariv/" text:style-name="Internet_20_link" text:visited-style-name="Visited_20_Internet_20_Link">
https://armyinform.com.ua/2023/05/05/sogodni-protyvnyk-zavdav-2-raketnyh-ta-26-aviaczijnyh-udariv/</text:a>
</text:p>
      <!--NEWS-->
      <text:h text:style-name="P10" text:outline-level="1">
<text:span text:style-name="T4">
Бельгійські партнери передали ще 4 медичні реанімобілі для ЗСУ</text:span>
</text:h>
      <text:p text:style-name="P4">
Author: ['Ольга Мосьондз']</text:p>
      <text:p text:style-name="P4">
Time: 2023-05-05T87:00:00-04:00</text:p>
      <text:p text:style-name="P4">
Description: Сьогодні з Бельгії до Києва, а потім на фронт, поїдуть ще чотири медичні спецавтомобіл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golovne-foto-.jpg" text:style-name="Internet_20_link" text:visited-style-name="Visited_20_Internet_20_Link">
golovne-foto-.jpg</text:a>
', '<text:a xlink:type="simple" xlink:href="https://armyinform.com.ua/wp-content/uploads/2023/05/foto-1-6.jpg" text:style-name="Internet_20_link" text:visited-style-name="Visited_20_Internet_20_Link">
foto-1-6.jpg</text:a>
', '<text:a xlink:type="simple" xlink:href="https://armyinform.com.ua/wp-content/uploads/2023/05/foto-2-7.jpg" text:style-name="Internet_20_link" text:visited-style-name="Visited_20_Internet_20_Link">
foto-2-7.jpg</text:a>
', '<text:a xlink:type="simple" xlink:href="https://armyinform.com.ua/wp-content/uploads/2023/05/foto-3-7.jpg" text:style-name="Internet_20_link" text:visited-style-name="Visited_20_Internet_20_Link">
foto-3-7.jpg</text:a>
', '<text:a xlink:type="simple" xlink:href="https://armyinform.com.ua/wp-content/uploads/2023/05/foto-4-6.jpg" text:style-name="Internet_20_link" text:visited-style-name="Visited_20_Internet_20_Link">
foto-4-6.jpg</text:a>
', '<text:a xlink:type="simple" xlink:href="https://armyinform.com.ua/wp-content/uploads/2023/05/foto-5-4.jpg" text:style-name="Internet_20_link" text:visited-style-name="Visited_20_Internet_20_Link">
foto-5-4.jpg</text:a>
', '<text:a xlink:type="simple" xlink:href="https://armyinform.com.ua/wp-content/uploads/2022/06/olga-mosondz.jpg" text:style-name="Internet_20_link" text:visited-style-name="Visited_20_Internet_20_Link">
olga-mosondz.jpg</text:a>
']</text:p>
      <text:p text:style-name="P4">
Tags: ['STOPRUSSIA', 'АГРЕСІЯ РФ', 'ВІЙНА', 'ВТОРГНЕННЯ РФ', 'КОРОЛІВСТВО БЕЛЬГІЯ']</text:p>
      <text:p text:style-name="P4">
Category: News</text:p>
      <!--METADATA-->
      <text:p text:style-name="P4">
<draw:frame draw:style-name="fr1" draw:name="Image388" text:anchor-type="as-char" svg:width="6.9236in" svg:height="3.946452in" draw:z-index="0">
<draw:image xlink:href="../Images/AРМІЯINFORM/2023-05-05T87-00-00-04-00/golovne-foto-.jpg" xlink:type="simple" xlink:show="embed" xlink:actuate="onLoad" draw:mime-type="image/jpeg"/>
</draw:frame>
</text:p>
      <text:p text:style-name="P4">
Сьогодні з Бельгії до Києва, а потім на фронт, поїдуть ще чотири медичніспецавтомобілі, призначені для транспортування поранених військовослужбовців зрайону ведення активних бойових дій. Спецавтомобілі придбано в межахсоціального проєкту з підтримки фронтової медицини Ukraine Mission of IhorVitenko.</text:p>
      <text:p text:style-name="P4">
Ця волонтерська ініціатива стала можливою завдяки засновнику соціальногопроєкту Ukraine Mission of Ihor Vitenko Ігорю Вітенку, який одночаснопредставляє Міжнародну громадську організацію «Рада з екологічної безпеки» вКоролівстві Бельгія, а також завдяки волонтерській спільноті Бельгії та заучастю Посольства Королівства Бельгія в Україні та Української Ради Миру.</text:p>
      <text:p text:style-name="P4">
Загалом завдяки соціальному проєкту Ukraine Mission of Ihor Vitenko на потребиЗСУ передано 64 машини швидкої допомоги. Також із Бельгії до України за участюІгоря Вітенка було направлено допомоги медичного призначення на загальна сумумайже 3,5 млн євро.</text:p>
      <text:p text:style-name="P4">
<draw:frame draw:style-name="fr1" draw:name="Image389" text:anchor-type="as-char" svg:width="6.9236in" svg:height="4.459952in" draw:z-index="0">
<draw:image xlink:href="../Images/AРМІЯINFORM/2023-05-05T87-00-00-04-00/foto-1-6.jpg" xlink:type="simple" xlink:show="embed" xlink:actuate="onLoad" draw:mime-type="image/jpeg"/>
</draw:frame>
</text:p>
      <text:p text:style-name="P4">
— Сьогодні ми передаємо ще чотири медичні спецавтомобілі на потреби ЗбройнихСил України. Маємо сказати особливі слова вдячності Ігорю Вітенку. Цеукраїнець, який понад 20 років живе в Бельгії. Лікар за професією, він є одниміз небагатьох офіційно визнаних у Бельгії фахівців із лікування ран. Коли 24лютого 2022 року почалося широкомасштабне вторгнення, пан Ігор одразу приїхавдо України, де прооперував у важких умовах кілька сотень поранених бійців,чимсуттєво зменшив кількість ампутації кінцівок. Варто зазначити, що інколидоводилось оперувати і без анестезії. Також він навчив понад 150 лікарів імедсестер з України новим методам лікування ран, — сказав голова УкраїнськоїРади Миру, ректор КПІ ім. Ігоря Сікорського Михайло Згуровський.</text:p>
      <text:p text:style-name="P4">
Засновник місії Ігор Вітенко зазначив, що лише завдяки співдружності йспівпраці людей з різних країн світу вдалося розпочати і реалізувати цейсоціальний проєкт з медичної допомоги Україні. Він подякував бельгійцям іпосольству Бельгії, які сприяли в його реалізації.</text:p>
      <text:p text:style-name="P4">
<draw:frame draw:style-name="fr1" draw:name="Image390" text:anchor-type="as-char" svg:width="6.9236in" svg:height="5.215779in" draw:z-index="0">
<draw:image xlink:href="../Images/AРМІЯINFORM/2023-05-05T87-00-00-04-00/foto-2-7.jpg" xlink:type="simple" xlink:show="embed" xlink:actuate="onLoad" draw:mime-type="image/jpeg"/>
</draw:frame>
</text:p>
      <text:p text:style-name="P4">
— Без підтримки бельгійців ми б не змогли реалізувати те, що наразіреалізували. Я сам не очікував, що проєкт набуде такого масштабу. У 2022 роція приїхав в Україну і думав, що буде так само, як у 2014 році, коли я такожмісяць оперував у військовому госпіталі українських поранених захисників. Алецього разу разом з українською діаспорою в Бельгії ми зібрали кошти тазакупили 4 реанімобілі, завантажили їх необхідною технікою та препаратами. Зцього все почалося. До моєї ініціативи доєдналися сотні людей, мої колеги нетільки в Бельгії, а й родичі з Америки та Канади.</text:p>
      <text:p text:style-name="P4">
Я надзвичайно вдячний усім людям, які мобілізувалися і зрозуміли, що церосійське зло треба перемогти. І перемагати його треба усім світом, — сказавІгор Вітенко.</text:p>
      <text:p text:style-name="P4">
У церемонії передачі реанімобілів узяв участь надзвичайний уповноважений ПосолБельгії в Україні Пітер Ван Де Вельде, який зазначив, що Європа допомагаєУкраїні, розуміючи, що росія сіє лише смерть і розруху.</text:p>
      <text:p text:style-name="P4">
<draw:frame draw:style-name="fr1" draw:name="Image391" text:anchor-type="as-char" svg:width="6.9236in" svg:height="5.181161in" draw:z-index="0">
<draw:image xlink:href="../Images/AРМІЯINFORM/2023-05-05T87-00-00-04-00/foto-3-7.jpg" xlink:type="simple" xlink:show="embed" xlink:actuate="onLoad" draw:mime-type="image/jpeg"/>
</draw:frame>
</text:p>
      <text:p text:style-name="P4">
— Минулого тижня росія атакувала Умань, загинуло 25 людей, з них 5 дітей.Кілька днів тому був атакований Херсон — 16 людей загинуло. І останні кільканочей росіяни атакували Київ. Це те, що робить росія в Україні. Смерть,руйнування. Але Україна не одна. Коаліція з 50 країн надає допомогу Україні.Європейський Союз, засновником якого є Королівство Бельгія, надає юридичну,фінансову, гуманітарну допомогу. Це не лише допомога, яку надає Уряд, сьогодніми стали свідками, що ця допомога надається бельгійцями. Це гроші та допомога,яку зібрали громадяни Бельгії. Ми також захоплюємося тою підтримкою, яку надаєпан Вітенко Україні. Я сподіваюся, що так триватиме і надалі до самої перемогиУкраїни, — сказав Посол Бельгії в Україні Пітер Ван Де Вельде.</text:p>
      <text:p text:style-name="P4">
<draw:frame draw:style-name="fr1" draw:name="Image392" text:anchor-type="as-char" svg:width="6.9236in" svg:height="4.806132in" draw:z-index="0">
<draw:image xlink:href="../Images/AРМІЯINFORM/2023-05-05T87-00-00-04-00/foto-4-6.jpg" xlink:type="simple" xlink:show="embed" xlink:actuate="onLoad" draw:mime-type="image/jpeg"/>
</draw:frame>
</text:p>
      <text:p text:style-name="P4">
Голова Української Ради Миру Михайло Згуровський подякував Бельгії в особіпана Посла за допомогу Україні.</text:p>
      <text:p text:style-name="P4">
— Я хотів би подякувати Королівству Бельгія за підтримку України. Ця країнавже передала 146 млн євро військової допомоги. Додатково 27 січня цього рокуУряд Бельгії схвалив рішення про надання Україні військової допомоги ще насуму 92 млн євро і гуманітарної допомоги на суму 69 млн євро. Бельгія надалаприхисток 60 тис. українцям і забезпечила лікування поранених українськихвоїнів, і допомога лише збільшується, — сказав голова Української Ради МируМихайло Згуровський.</text:p>
      <text:p text:style-name="P4">
<draw:frame draw:style-name="fr1" draw:name="Image393" text:anchor-type="as-char" svg:width="6.9236in" svg:height="4.367638in" draw:z-index="0">
<draw:image xlink:href="../Images/AРМІЯINFORM/2023-05-05T87-00-00-04-00/foto-5-4.jpg" xlink:type="simple" xlink:show="embed" xlink:actuate="onLoad" draw:mime-type="image/jpeg"/>
</draw:frame>
</text:p>
      <text:p text:style-name="P4">
Під час церемонії Ігор Вітенко передав ключі від медичних реанімобілівпредставникам Харківської ВЦА. Спецавтомобілі уже сьогодні вирушили наХарківщину рятувати українських захисників, які боронять там нашу землю відросійських загарбників.</text:p>
      <text:p text:style-name="P4">
— Сподіваюся, що ці реанімобілі будуть мати мало роботи, а наші захисникизалишатимуться живими та неушкодженими. Слава Героям! Слава Україні, — сказавІгор Вітенко.</text:p>
      <text:p text:style-name="P4">
<draw:frame draw:style-name="fr1" draw:name="Image394" text:anchor-type="as-char" svg:width="6.9236in" svg:height="6.9236in" draw:z-index="0">
<draw:image xlink:href="../Images/AРМІЯINFORM/2023-05-05T87-00-00-04-00/olga-mosondz.jpg" xlink:type="simple" xlink:show="embed" xlink:actuate="onLoad" draw:mime-type="image/jpeg"/>
</draw:frame>
</text:p>
      <text:p text:style-name="P4">
<text:a xlink:type="simple" xlink:href="https://armyinform.com.ua/army-authors/olga-mosondz/" text:style-name="Internet_20_link" text:visited-style-name="Visited_20_Internet_20_Link">
Ольга Мосьондз</text:a>
</text:p>
      <text:p text:style-name="P4">
Кореспондент АрміяInform</text:p>
      <text:p text:style-name="P4">
Source: <text:a xlink:type="simple" xlink:href="https://armyinform.com.ua/2023/05/05/belgijski-partnery-peredaly-shhe-4-medychni-reanimobili-dlya-zsu/" text:style-name="Internet_20_link" text:visited-style-name="Visited_20_Internet_20_Link">
https://armyinform.com.ua/2023/05/05/belgijski-partnery-peredaly-shhe-4-medychni-reanimobili-dlya-zsu/</text:a>
</text:p>
      <!--NEWS-->
      <text:h text:style-name="P10" text:outline-level="1">
<text:span text:style-name="T4">
Оновлено перелік громад у районах бойових дій або тимчасово окупованих</text:span>
</text:h>
      <text:p text:style-name="P4">
Author: ['АРМІЯINFORM']</text:p>
      <text:p text:style-name="P4">
Time: 2023-05-05T88:00:00-04:00</text:p>
      <text:p text:style-name="P4">
Description: Затверджено зміни до переліку територій, на яких ведуться (велися) бойові дії аб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erelik-teritoriy.jpg" text:style-name="Internet_20_link" text:visited-style-name="Visited_20_Internet_20_Link">
perelik-teritoriy.jpg</text:a>
']</text:p>
      <text:p text:style-name="P4">
Tags: ['STOPRUSSIA', 'ВТОРГНЕННЯ РФ', 'МІНРЕІНТЕГРАЦІЇ']</text:p>
      <text:p text:style-name="P4">
Category: News</text:p>
      <!--METADATA-->
      <text:p text:style-name="P4">
<draw:frame draw:style-name="fr1" draw:name="Image395" text:anchor-type="as-char" svg:width="6.9236in" svg:height="5.1927in" draw:z-index="0">
<draw:image xlink:href="../Images/AРМІЯINFORM/2023-05-05T88-00-00-04-00/perelik-teritoriy.jpg" xlink:type="simple" xlink:show="embed" xlink:actuate="onLoad" draw:mime-type="image/jpeg"/>
</draw:frame>
</text:p>
      <text:p text:style-name="P4">
Затверджено зміни до переліку територій, на яких ведуться (велися) бойові діїабо тимчасово окупованих,<text:a xlink:type="simple" xlink:href="https://minre.gov.ua/2023/05/05/zatverdzheno-zminy-do-pereliku-terytorij-na-yakyh-vedutsya-velysya-bojovi-diyi-abo-tymchasovo-okupovanyh-3/" text:style-name="Internet_20_link" text:visited-style-name="Visited_20_Internet_20_Link">
інформує</text:a>
Мінреінтеграції</text:p>
      <text:p text:style-name="P4">
<text:a xlink:type="simple" xlink:href="https://minre.gov.ua/wp-content/uploads/2023/05/nakaz-125-vid-25.04.2023.pdf" text:style-name="Internet_20_link" text:visited-style-name="Visited_20_Internet_20_Link">
Наказом</text:a>
 Мінреінтеграції від 25квітня 2023 року № 125 внесено зміни до <text:a xlink:type="simple" xlink:href="https://minre.gov.ua/wp-content/uploads/2023/05/perelik_zatverdzhenyj_nakazom_125_vid_25_04_23.pdf" text:style-name="Internet_20_link" text:visited-style-name="Visited_20_Internet_20_Link">
Переліку</text:a>
територій, на яких ведуться (велися) бойові дії або тимчасово окупованихросійською федерацією.</text:p>
      <text:p text:style-name="P4">
Вказаний перелік був затверджений у грудні 2022 року та періодичнооновлюється. Зміни до нього вносяться за погодженням із Міністерством оборонина підставі пропозицій відповідних обласних, Київської міської військовихадміністрацій.</text:p>
      <text:p text:style-name="P4">
Source: <text:a xlink:type="simple" xlink:href="https://armyinform.com.ua/2023/05/05/onovleno-perelik-gromad-u-rajonah-bojovyh-dij-abo-tymchasovo-okupovanyh/" text:style-name="Internet_20_link" text:visited-style-name="Visited_20_Internet_20_Link">
https://armyinform.com.ua/2023/05/05/onovleno-perelik-gromad-u-rajonah-bojovyh-dij-abo-tymchasovo-okupovanyh/</text:a>
</text:p>
      <!--NEWS-->
      <text:h text:style-name="P10" text:outline-level="1">
<text:span text:style-name="T4">
На Херсонщині окупанти використовують виїзні групи паспортного контролю</text:span>
</text:h>
      <text:p text:style-name="P4">
Author: ['АРМІЯINFORM']</text:p>
      <text:p text:style-name="P4">
Time: 2023-05-05T89:00:00-04:00</text:p>
      <text:p text:style-name="P4">
Description: Про це повідомляє ГШ ЗС України у вечірньому зведенні.    «Російські окупан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149ed2f-235395-herson-fb-960x380-0.png" text:style-name="Internet_20_link" text:visited-style-name="Visited_20_Internet_20_Link">
149ed2f-235395-herson-fb-960x380-0.png</text:a>
']</text:p>
      <text:p text:style-name="P4">
Tags: ['STOPRUSSIA', 'ВОЄННІ ЗЛОЧИНИ ЗС РФ', 'ВТОРГНЕННЯ РФ', 'ГШ ЗС УКРАЇНИ']</text:p>
      <text:p text:style-name="P4">
Category: News</text:p>
      <!--METADATA-->
      <text:p text:style-name="P4">
<draw:frame draw:style-name="fr1" draw:name="Image396" text:anchor-type="as-char" svg:width="6.9236in" svg:height="3.883237in" draw:z-index="0">
<draw:image xlink:href="../Images/AРМІЯINFORM/2023-05-05T89-00-00-04-00/149ed2f-235395-herson-fb-960x380-0.png" xlink:type="simple" xlink:show="embed" xlink:actuate="onLoad" draw:mime-type="image/png"/>
</draw:frame>
</text:p>
      <text:p text:style-name="P4">
<text:span text:style-name="T4">
🔥 Ситуація щодо російського вторгнення</text:span>
  Про це<text:a xlink:type="simple" xlink:href="https://www.facebook.com/GeneralStaff.ua/posts/pfbid02fQp6UGYR7agqX25eRk9s4Fc68MQNUsUowqJGLeevcgiHBM2zaEhyc6XRiTpam9izl" text:style-name="Internet_20_link" text:visited-style-name="Visited_20_Internet_20_Link">
повідомляє</text:a>
ГШ ЗС України у вечірньому зведенні.</text:p>
      <text:p text:style-name="P4">
«Російські окупанти продовжують примусову паспортизацію населення тимчасовозайнятої території Херсонської області. Для цього загарбники використовуютьвиїзні групи паспортного контролю. Погрожуючі депортацією та конфіскацієюмайна, представники мобільних груп здійснюють прийом документів та видачуросійських паспортів за місцем проживання громадян України», — йдеться уповідомленні.</text:p>
      <text:p text:style-name="P4">
Source: <text:a xlink:type="simple" xlink:href="https://armyinform.com.ua/2023/05/05/na-hersonshhyni-okupanty-vykorystovuyut-vyyizni-grupy-pasportnogo-kontrolyu/" text:style-name="Internet_20_link" text:visited-style-name="Visited_20_Internet_20_Link">
https://armyinform.com.ua/2023/05/05/na-hersonshhyni-okupanty-vykorystovuyut-vyyizni-grupy-pasportnogo-kontrolyu/</text:a>
</text:p>
      <!--NEWS-->
      <text:h text:style-name="P10" text:outline-level="1">
<text:span text:style-name="T4">
Олексій Резніков розповів про очікування України від саміту НАТО</text:span>
</text:h>
      <text:p text:style-name="P4">
Author: ['АРМІЯINFORM']</text:p>
      <text:p text:style-name="P4">
Time: 2023-05-05T90:00:00-04:00</text:p>
      <text:p text:style-name="P4">
Description: Немає альтернативи членству України в НАТО, про це заявив Міністр оборони України Олекс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reznikov-10-1.jpg" text:style-name="Internet_20_link" text:visited-style-name="Visited_20_Internet_20_Link">
reznikov-10-1.jpg</text:a>
']</text:p>
      <text:p text:style-name="P4">
Tags: ['ВІЛЬНЮС', 'МІНІСТР ОБОРОНИ УКРАЇНИ', 'НАТО', 'ОЛЕКСІЙ РЕЗНІКОВ', 'ОФІЦІЙНО']</text:p>
      <text:p text:style-name="P4">
Category: News</text:p>
      <!--METADATA-->
      <text:p text:style-name="P4">
<draw:frame draw:style-name="fr1" draw:name="Image397" text:anchor-type="as-char" svg:width="6.9236in" svg:height="4.615733in" draw:z-index="0">
<draw:image xlink:href="../Images/AРМІЯINFORM/2023-05-05T90-00-00-04-00/reznikov-10-1.jpg" xlink:type="simple" xlink:show="embed" xlink:actuate="onLoad" draw:mime-type="image/jpeg"/>
</draw:frame>
Фото Назара Волошина</text:p>
      <text:p text:style-name="P4">
Немає альтернативи членству України в НАТО, про це заявив Міністр оборониУкраїни Олексій Резніков у відеозверненні під час конференції увашингтонському аналітичному центрі «Атлантична рада» в п’ятницю, присвяченійпідготовці до саміту НАТО, що відбудеться у Вільнюсі в липні, передає <text:a xlink:type="simple" xlink:href="https://ukrainian.voanews.com/a/reznikov-ochikuvannja/7080413.html" text:style-name="Internet_20_link" text:visited-style-name="Visited_20_Internet_20_Link">
ГолосАмерики</text:a>
.</text:p>
      <text:p text:style-name="P4">
Олексій Резніков озвучив сподівання, що рішення Вільнюського самітуміститимуть наступні сім пунктів:</text:p>
      <text:p text:style-name="P4">
— Відданість членству України в НАТО. «Альянс має запропонувати Україні докінця 2023 року чіткий алгоритм членства», — додав міністр.</text:p>
      <text:p text:style-name="P4">
— Гарантії безпеки України від НАТО, що діятимуть до вступу України в Альянс.</text:p>
      <text:p text:style-name="P4">
— Готовність НАТО підтримати формулу миру, запропоновану президентом УкраїниВолодимир Зеленський. Як повідомлялось, Зеленський представив десятикроковуформулу миру на саміті G20 цього року. Вона, серед іншого, включає відновленнятериторіальної цілісності України, виведення російських військ, звільненнявсіх полонених, трибунал над винними в агресії та безпекові гарантії дляУкраїни.</text:p>
      <text:p text:style-name="P4">
— Продовження відданості НАТО забезпечувати нагальні оборонні потреби України,включаючи ППО, далекобійну артилерію, боєприпаси, танки та бойові літаки.</text:p>
      <text:p text:style-name="P4">
— Оборонна підтримка України до того, як буде повністю відновлено суверенітетУкраїни.</text:p>
      <text:p text:style-name="P4">
— Створення механізму кризових консультацій з Україною в рамках Статті 4Статуту НАТО.</text:p>
      <text:p text:style-name="P4">
— Перетворення Комісії НАТО — Україна на Раду НАТО — Україна, з переходуУкраїни на стандарти НАТО в оборонних системах, медичної допомоги тарозмінування.</text:p>
      <text:p text:style-name="P4">
Source: <text:a xlink:type="simple" xlink:href="https://armyinform.com.ua/2023/05/05/oleksij-reznikov-rozpoviv-pro-ochikuvannya-ukrayiny-vid-samitu-nato/" text:style-name="Internet_20_link" text:visited-style-name="Visited_20_Internet_20_Link">
https://armyinform.com.ua/2023/05/05/oleksij-reznikov-rozpoviv-pro-ochikuvannya-ukrayiny-vid-samitu-nato/</text:a>
</text:p>
      <!--NEWS-->
      <text:h text:style-name="P10" text:outline-level="1">
<text:span text:style-name="T4">
Робимо все, щоб світ чув Україну, розумів і допомагав нашій державі — Президент</text:span>
</text:h>
      <text:p text:style-name="P4">
Author: ['АРМІЯINFORM']</text:p>
      <text:p text:style-name="P4">
Time: 2023-05-05T91:00:00-04:00</text:p>
      <text:p text:style-name="P4">
Description: Бажаю здоров’я, шановні українці!    Сьогодні ми зберегли темп і силу міжнародн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08980029d790cd13a0a79eb9f42201a3_1683307391_extra_large.png" text:style-name="Internet_20_link" text:visited-style-name="Visited_20_Internet_20_Link">
08980029d790cd13a0a79eb9f42201a3_1683307391_extra_large.png</text:a>
']</text:p>
      <text:p text:style-name="P4">
Tags: ['STOPRUSSIA', 'АГРЕСІЯ РФ', 'ВІЙНА', 'ВОЛОДИМИР ЗЕЛЕНСЬКИЙ', 'ВТОРГНЕННЯ РФ', 'ОФІС ПРЕЗИДЕНТА УКРАЇНИ']</text:p>
      <text:p text:style-name="P4">
Category: News</text:p>
      <!--METADATA-->
      <text:p text:style-name="P4">
<draw:frame draw:style-name="fr1" draw:name="Image398" text:anchor-type="as-char" svg:width="6.9236in" svg:height="3.894525in" draw:z-index="0">
<draw:image xlink:href="../Images/AРМІЯINFORM/2023-05-05T91-00-00-04-00/08980029d790cd13a0a79eb9f42201a3_1683307391_extra_large.png" xlink:type="simple" xlink:show="embed" xlink:actuate="onLoad" draw:mime-type="image/png"/>
</draw:frame>
</text:p>
      <text:p text:style-name="P4">
Бажаю здоров’я, шановні українці!</text:p>
      <text:p text:style-name="P4">
Сьогодні ми зберегли темп і силу міжнародної роботи — увесь тиждень даєУкраїні потрібні результати.</text:p>
      <text:p text:style-name="P4">
Вранці, після повернення з Нідерландів, провів зустріч із міністромзакордонних справ Бахрейну. Це, до речі, перший візит головизовнішньополітичного відомства цієї країни за весь час наших дипломатичнихвідносин — із 1992 року. Тобто це ще один аргумент, що світ не лише вірить вУкраїну, а й бачить, як зміцнюється наша держава.</text:p>
      <text:p text:style-name="P4">
Ми говорили з паном міністром про те, як ми можемо разом наблизити мир дляУкраїни й повернути спокій і стабільність міжнародним відносинам. Я подякувавза незмінну підтримку України й цивілізованих правил, зокрема підтримку намайданчику ООН. Ми говорили про українську формулу миру, і я вірю, що Бахрейнможе долучитися до її реалізації.</text:p>
      <text:p text:style-name="P4">
Вдень відбувся саміт до річниці нашої державної благодійної платформиUnited24. Коли минулого травня починалася робота цієї платформи, у нас булоголовне завдання — об’єднати звичайних людей по всьому світу, об’єднати зарадиУкраїни й захисту свободи. І це вдалося!</text:p>
      <text:p text:style-name="P4">
United24 зібрала донати від різних людей, від різних компаній зі 110 країнсвіту. У нас 15 зіркових амбасадорів. Я особисто пишаюся підтримкою з бокуUnited24 нашої роботи заради флоту морських дронів, а також усіма проектами,які пов’язані з безпілотниками для фронту. Це тисячі безпілотників, якіроблять Україну потужнішою.</text:p>
      <text:p text:style-name="P4">
Багато зроблено і в межах медичного напряму United24, є результати й занапрямом відбудови. Зараз ми додаємо ще освітній напрям — це відновлення шкіл,а також — розмінування. Велике завдання, яке стоїть перед Україною і яке можнареалізувати не за десятиліття, а за роки, якщо буде достатня глобальнапідтримка. Жодної російської міни в нашій землі не має залишитися!</text:p>
      <text:p text:style-name="P4">
Увечері провів зустріч із делегацією Конгресу Сполучених Штатів Америки. Миговорили про подальшу взаємодію між нашими державами заради глобальноїсвободи.</text:p>
      <text:p text:style-name="P4">
Зараз, коли ми пліч-о-пліч з Америкою боремося проти тиранії, ми досяглитакого рівня взаємодії, якого ще ніколи не було між Україною та США. Але це щене межа. Будемо й надалі розвивати нашу співпрацю — наше справжнє союзництво.І я дякую всім, хто допомагає! Дякую Президенту Байдену за лідерство. Дякуюобом партіям і палатам Конгресу за незмінну підтримку. Дякую всім американцям,чиє прагнення до свободи разом з українськими прагненнями, разом з усіманашими союзниками й партнерами захищає глобальну демократію.</text:p>
      <text:p text:style-name="P4">
Також сьогодні була зустріч із представниками Венеціанської комісії, ізпредставниками інвестиційного фонду BlackRock.</text:p>
      <text:p text:style-name="P4">
Отже, за тиждень: Сполучені Штати і Бахрейн, Нідерланди й Бельгія, Фінляндіята Швеція, Норвегія й Данія, Ісландія. Канада. Нова Зеландія. АфриканськийСоюз та Коморські Острови. Та вся багатонаціональна спільнота донорів іпартнерів United24. Робимо все, щоб світ чув Україну, розумів Україну йдопомагав Україні. Бо допомагаючи нам, світ захищає себе.</text:p>
      <text:p text:style-name="P4">
Радий сказати, що в підсумку зустрічей у Гельсінкі та в Гаазі маємо потужнепосилення для наших воїнів зброєю — на землі, в повітрі й на морі. Я дякуюпартнерам! Це суттєве посилення. Маємо більше прогресу щодо НАТО і Євросоюзу.Маємо більше прогресу щодо відповідальності Росії за агресію проти нашоїдержави.</text:p>
      <text:p text:style-name="P4">
Слава кожному й кожній, хто зараз у бою заради України, на бойових завданняхта на бойових постах! Особливо вдячний за цей тиждень усім бійцям нашихПовітряних сил та всім підрозділам інших родів військ, які захищають небо!</text:p>
      <text:p text:style-name="P4">
Вистояти, перемогти й покарати ворога — це наше спільне завдання. У єдності,щодня роблячи Україну сильнішою, щодня додаючи нашій державі нові можливості,дійдемо до перемоги!</text:p>
      <text:p text:style-name="P4">
Вічна пам’ять усім нашим героям різних часів, які захищали й захистилиУкраїну!</text:p>
      <text:p text:style-name="P4">
Слава нашому народу!</text:p>
      <text:p text:style-name="P4">
Слава Україні!</text:p>
      <text:p text:style-name="P4">
<text:span text:style-name="T4">
Джерело:</text:span>
 <text:a xlink:type="simple" xlink:href="https://www.president.gov.ua/news/robimo-vse-shob-svit-chuv-ukrayinu-rozumiv-i-dopomagav-nashi-82713" text:style-name="Internet_20_link" text:visited-style-name="Visited_20_Internet_20_Link">
<text:span text:style-name="T5">
Офіс ПрезидентаУкраїни</text:span>
</text:a>
</text:p>
      <text:p text:style-name="P4">
Source: <text:a xlink:type="simple" xlink:href="https://armyinform.com.ua/2023/05/05/robymo-vse-shhob-svit-chuv-ukrayinu-rozumiv-i-dopomagav-nashij-derzhavi-prezydent/" text:style-name="Internet_20_link" text:visited-style-name="Visited_20_Internet_20_Link">
https://armyinform.com.ua/2023/05/05/robymo-vse-shhob-svit-chuv-ukrayinu-rozumiv-i-dopomagav-nashij-derzhavi-prezydent/</text:a>
</text:p>
      <!--NEWS-->
      <text:h text:style-name="P10" text:outline-level="1">
<text:span text:style-name="T4">
Глава держави зустрівся з делегацією Венеціанської комісії</text:span>
</text:h>
      <text:p text:style-name="P4">
Author: ['АРМІЯINFORM']</text:p>
      <text:p text:style-name="P4">
Time: 2023-05-05T92:00:00-04:00</text:p>
      <text:p text:style-name="P4">
Description: Президент України Володимир Зеленський провів зустріч із делегацією Європейської коміс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c69725ae1280c64a1b1171c0cb81bf06_1683291981_extra_large.jpeg" text:style-name="Internet_20_link" text:visited-style-name="Visited_20_Internet_20_Link">
c69725ae1280c64a1b1171c0cb81bf06_1683291981_extra_large.jpeg</text:a>
']</text:p>
      <text:p text:style-name="P4">
Tags: ['ВЕНЕЦІАНСЬКА КОМІСІЯ', 'ВОЛОДИМИР ЗЕЛЕНСЬКИЙ', 'ПРЕЗИДЕНТ УКРАЇНИ']</text:p>
      <text:p text:style-name="P4">
Category: News</text:p>
      <!--METADATA-->
      <text:p text:style-name="P4">
<draw:frame draw:style-name="fr1" draw:name="Image399" text:anchor-type="as-char" svg:width="6.9236in" svg:height="4.604691in" draw:z-index="0">
<draw:image xlink:href="../Images/AРМІЯINFORM/2023-05-05T92-00-00-04-00/c69725ae1280c64a1b1171c0cb81bf06_1683291981_extra_large.jpeg" xlink:type="simple" xlink:show="embed" xlink:actuate="onLoad" draw:mime-type="image/jpeg"/>
</draw:frame>
</text:p>
      <text:p text:style-name="P4">
Президент України Володимир Зеленський провів зустріч із делегацієюЄвропейської комісії «За демократію через право» (Венеціанська комісія) начолі з головою комісії Клер Базі Малорі, яка перебуває з візитом у нашійкраїні.</text:p>
      <text:p text:style-name="P4">
Глава держави подякував делегації за візит у цей непростий час та за пліднуспівпрацю між Україною й Венеціанською комісією у різних напрямахудосконалення українського законодавства.</text:p>
      <text:p text:style-name="P4">
Президент окремо висловив подяку за важливу допомогу Венеціанської комісії увпровадженні євроінтеграційних реформ у межах виконання нашою державоюрекомендацій Європейської комісії, пов’язаних із наданням Україні статусукраїни — кандидата в члени ЄС.</text:p>
      <text:p text:style-name="P4">
Під час зустрічі було обговорено питання підготовки та імплементаціїзаконодавства, яке стосується процедур відбору кандидатур на посаду суддіКонституційного Суду України.</text:p>
      <text:p text:style-name="P4">
«Україна вперше запроваджує конкурсну процедуру відбору суддів КонституційногоСуду. Це історична реформа, про яку навіть не йшлося за жодного іншогоПрезидента. Ми цілком свідомі великої відповідальності, що лежить на нас, запроведення чесного й прозорого конкурсу. Цього очікує й вимагає українськийнарод», — заявив Володимир Зеленський.</text:p>
      <text:p text:style-name="P4">
Він висловив сподівання на підтримку з боку Венеціанської комісії на цьомушляху та впевненість в успішному реформуванні діяльності Конституційного Суду.</text:p>
      <text:p text:style-name="P4">
На зустрічі також було обговорено закони про деолігархізацію та пронаціональні меншини.</text:p>
      <text:p text:style-name="P4">
Глава держави підтвердив готовність України продовжувати тісну взаємодію зВенеціанською комісією для забезпечення результативних реформ відповідно доєвропейських стандартів.</text:p>
      <text:p text:style-name="P4">
«Загалом у нас один напрям — реформи й перемога у будь-якому разі», — зазначивПрезидент.</text:p>
      <text:p text:style-name="P4">
<text:span text:style-name="T4">
<text:span text:style-name="T5">
Джерело:</text:span>
</text:span>
 <text:span text:style-name="T5">
<text:a xlink:type="simple" xlink:href="https://www.president.gov.ua/news/glava-derzhavi-zustrivsya-z-delegaciyeyu-venecianskoyi-komis-82717" text:style-name="Internet_20_link" text:visited-style-name="Visited_20_Internet_20_Link">
Офіційне інтернет-представництво ПрезидентаУкраїни.</text:a>
</text:span>
</text:p>
      <text:p text:style-name="P4">
Source: <text:a xlink:type="simple" xlink:href="https://armyinform.com.ua/2023/05/05/glava-derzhavy-zustrivsya-z-delegacziyeyu-veneczianskoyi-komisiyi/" text:style-name="Internet_20_link" text:visited-style-name="Visited_20_Internet_20_Link">
https://armyinform.com.ua/2023/05/05/glava-derzhavy-zustrivsya-z-delegacziyeyu-veneczianskoyi-komisiyi/</text:a>
</text:p>
      <!--NEWS-->
      <text:h text:style-name="P10" text:outline-level="1">
<text:span text:style-name="T4">
На Півдні рашисти обстріляли понад 40 населених пунктів</text:span>
</text:h>
      <text:p text:style-name="P4">
Author: ['АРМІЯINFORM']</text:p>
      <text:p text:style-name="P4">
Time: 2023-05-05T93:00:00-04:00</text:p>
      <text:p text:style-name="P4">
Description: Про це повідомляє ГШ ЗС України у вечірньому зведенні.    «На Запорізьк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obstrily-foto-1.jpg" text:style-name="Internet_20_link" text:visited-style-name="Visited_20_Internet_20_Link">
obstrily-foto-1.jpg</text:a>
']</text:p>
      <text:p text:style-name="P4">
Tags: ['STOPRUSSIA', 'ВОЄННІ ЗЛОЧИНИ ЗС РФ', 'ВТОРГНЕННЯ РФ', 'ГШ ЗС УКРАЇНИ']</text:p>
      <text:p text:style-name="P4">
Category: News</text:p>
      <!--METADATA-->
      <text:p text:style-name="P4">
<draw:frame draw:style-name="fr1" draw:name="Image400" text:anchor-type="as-char" svg:width="6.9236in" svg:height="4.558037in" draw:z-index="0">
<draw:image xlink:href="../Images/AРМІЯINFORM/2023-05-05T93-00-00-04-00/obstrily-foto-1.jpg" xlink:type="simple" xlink:show="embed" xlink:actuate="onLoad" draw:mime-type="image/jpeg"/>
</draw:frame>
Ілюстративне фото</text:p>
      <text:p text:style-name="P4">
<text:span text:style-name="T4">
🔥 Ситуація щодо російського вторгнення</text:span>
  Про це<text:a xlink:type="simple" xlink:href="https://www.facebook.com/GeneralStaff.ua/posts/pfbid02fQp6UGYR7agqX25eRk9s4Fc68MQNUsUowqJGLeevcgiHBM2zaEhyc6XRiTpam9izl" text:style-name="Internet_20_link" text:visited-style-name="Visited_20_Internet_20_Link">
повідомляє</text:a>
ГШ ЗС України у вечірньому зведенні.</text:p>
      <text:p text:style-name="P4">
«На Запорізькому та Херсонському напрямках противник продовжує вести обороннідії. В той же час, протягом доби, здійснив обстріли понад 40 населенихпунктів. Серед них — Бурлацьке, Времівка, Новосілка, Зелене Поле, НовопільДонецької області; Ольгівське, Малинівка, Гуляйполе, Залізничне,Гуляйпільське, Білогір’я, Мала Токмачка, Малі Щербаки, Кам’янське таСтепногірськ Запорізької області; Нікополь Дніпропетровської області; ЗолотаБалка, Дудчани, Веселе, Дніпровське, Кізомис Херсонської області та містоХерсон», — йдеться у повідомленні.</text:p>
      <text:p text:style-name="P4">
Source: <text:a xlink:type="simple" xlink:href="https://armyinform.com.ua/2023/05/05/na-pivdni-rashysty-obstrilyaly-ponad-40-naselenyh-punktiv/" text:style-name="Internet_20_link" text:visited-style-name="Visited_20_Internet_20_Link">
https://armyinform.com.ua/2023/05/05/na-pivdni-rashysty-obstrilyaly-ponad-40-naselenyh-punktiv/</text:a>
</text:p>
      <!--NEWS-->
      <text:h text:style-name="P10" text:outline-level="1">
<text:span text:style-name="T4">
Президент України зустрівся з делегацією американських конгресменів</text:span>
</text:h>
      <text:p text:style-name="P4">
Author: ['АРМІЯINFORM']</text:p>
      <text:p text:style-name="P4">
Time: 2023-05-05T94:00:00-04:00</text:p>
      <text:p text:style-name="P4">
Description: Президент України Володимир Зеленський прийняв двопартійну делегацію Палати представник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3c7fe119835d97448cd404a8aa9fa1c_1683309295_extra_large.png" text:style-name="Internet_20_link" text:visited-style-name="Visited_20_Internet_20_Link">
33c7fe119835d97448cd404a8aa9fa1c_1683309295_extra_large.png</text:a>
']</text:p>
      <text:p text:style-name="P4">
Tags: ['STOPRUSSIA', 'АГРЕСІЯ РФ', 'ВІЙНА', 'ВОЛОДИМИР ЗЕЛЕНСЬКИЙ', 'ВТОРГНЕННЯ РФ', 'ДЕЛЕГАЦІЯ КОНГРЕСУ США', 'ОФІС ПРЕЗИДЕНТА УКРАЇНИ', 'США']</text:p>
      <text:p text:style-name="P4">
Category: News</text:p>
      <!--METADATA-->
      <text:p text:style-name="P4">
<draw:frame draw:style-name="fr1" draw:name="Image401" text:anchor-type="as-char" svg:width="6.9236in" svg:height="4.604691in" draw:z-index="0">
<draw:image xlink:href="../Images/AРМІЯINFORM/2023-05-05T94-00-00-04-00/33c7fe119835d97448cd404a8aa9fa1c_1683309295_extra_large.png" xlink:type="simple" xlink:show="embed" xlink:actuate="onLoad" draw:mime-type="image/png"/>
</draw:frame>
</text:p>
      <text:p text:style-name="P4">
Президент України Володимир Зеленський прийняв двопартійну делегацію Палатипредставників Конгресу Сполучених Штатів Америки у складі голови Гельсінськоїкомісії США Джо Вілсона, конгресменів Стівена Коена та Вікторії Спартц. Доскладу делегації також увійшов постійний представник Сполучених Штатів приОБСЄ Майкл Карпентер.</text:p>
      <text:p text:style-name="P4">
Глава держави наголосив, що такі візити в Україну є потужним сигналомпідтримки з боку США нашої країни, всього українського народу, що особливоважливо в час, коли держава-агресор відновила масований ракетний терор протиукраїнських міст.</text:p>
      <text:p text:style-name="P4">
«Ви бачите, що війна точиться не лише на полі бою, а й тут, у столиці. Тождуже дякуємо за цю зустріч і за цей діалог, за підтримку України», — сказавВолодимир Зеленський.</text:p>
      <text:p text:style-name="P4">
Президент окремо подякував представникам Конгресу за потужну двопалатну йдвопартійну підтримку нашої держави й комплексну допомогу, яку надаютьСполучені Штати Україні в нашій боротьбі за власне майбутнє та майбутнє нашихспільних цінностей — свободи й демократії.</text:p>
      <text:p text:style-name="P4">
«Ми вдячні за вашу допомогу, лідерство не лише на полі бою, а й за фінансовупідтримку», — констатував він.</text:p>
      <text:p text:style-name="P4">
Глава держави зазначив, що продовження такої допомоги є запорукою успіхуУкраїни в боротьбі з російською агресією.</text:p>
      <text:p text:style-name="P4">
Володимир Зеленський поінформував американську делегацію про ситуацію напередовій. У цьому контексті під час зустрічі було детально обговорено ключовінапрями подальшої американської допомоги у сфері безпеки й оборони. Президентокремо розповів про першочергові потреби сил оборони України.</text:p>
      <text:p text:style-name="P4">
На зустрічі також було порушено питання подовження дії зернового коридору,ситуації на Запорізькій АЕС, інші важливі теми двостороннього порядку денного.</text:p>
      <text:p text:style-name="P4">
Source: <text:a xlink:type="simple" xlink:href="https://armyinform.com.ua/2023/05/05/prezydent-ukrayiny-zustrivsya-z-delegacziyeyu-amerykanskyh-kongresmeniv/" text:style-name="Internet_20_link" text:visited-style-name="Visited_20_Internet_20_Link">
https://armyinform.com.ua/2023/05/05/prezydent-ukrayiny-zustrivsya-z-delegacziyeyu-amerykanskyh-kongresmeniv/</text:a>
</text:p>
      <!--NEWS-->
      <text:h text:style-name="P10" text:outline-level="1">
<text:span text:style-name="T4">
У Великій Британії вже пройшли підготовку майже 15 тисяч українських військових</text:span>
</text:h>
      <text:p text:style-name="P4">
Author: ['АРМІЯINFORM']</text:p>
      <text:p text:style-name="P4">
Time: 2023-05-05T95:00:00-04:00</text:p>
      <text:p text:style-name="P4">
Description: Про це повідомляє Офіційний телеграм-канал Прем‘єр-міністра України Дениса Шмигаля.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dfb174e5-0616-45b7-801e-b24a44570629.jpg" text:style-name="Internet_20_link" text:visited-style-name="Visited_20_Internet_20_Link">
dfb174e5-0616-45b7-801e-b24a44570629.jpg</text:a>
', '<text:a xlink:type="simple" xlink:href="https://armyinform.com.ua/wp-content/uploads/2023/05/50cc3c2b-1205-42cb-adaa-69d46313f293-150x150.jpg" text:style-name="Internet_20_link" text:visited-style-name="Visited_20_Internet_20_Link">
50cc3c2b-1205-42cb-adaa-69d46313f293-150x150.jpg</text:a>
', '<text:a xlink:type="simple" xlink:href="https://armyinform.com.ua/wp-content/uploads/2023/05/20911bf4-325a-4aef-9cf8-0d9c47f84085-150x150.jpg" text:style-name="Internet_20_link" text:visited-style-name="Visited_20_Internet_20_Link">
20911bf4-325a-4aef-9cf8-0d9c47f84085-150x150.jpg</text:a>
', '<text:a xlink:type="simple" xlink:href="https://armyinform.com.ua/wp-content/uploads/2023/05/d4094f84-abfc-4bab-abde-bb974fbb6325-150x150.jpg" text:style-name="Internet_20_link" text:visited-style-name="Visited_20_Internet_20_Link">
d4094f84-abfc-4bab-abde-bb974fbb6325-150x150.jpg</text:a>
', '<text:a xlink:type="simple" xlink:href="https://armyinform.com.ua/wp-content/uploads/2023/05/35bcff0b-68cc-49ce-a113-819a698a616f-150x150.jpg" text:style-name="Internet_20_link" text:visited-style-name="Visited_20_Internet_20_Link">
35bcff0b-68cc-49ce-a113-819a698a616f-150x150.jpg</text:a>
', '<text:a xlink:type="simple" xlink:href="https://armyinform.com.ua/wp-content/uploads/2023/05/d25ca564-8b25-4647-a7d2-b74a95bc2609-150x150.jpg" text:style-name="Internet_20_link" text:visited-style-name="Visited_20_Internet_20_Link">
d25ca564-8b25-4647-a7d2-b74a95bc2609-150x150.jpg</text:a>
']</text:p>
      <text:p text:style-name="P4">
Tags: ['STOPRUSSIA', 'АГРЕСІЯ РФ', 'ВІЙНА', 'ВТОРГНЕННЯ РФ', 'ДЕНИС ШМИГАЛЬ', 'УКРАЇНА - ВЕЛИКА БРИТАНІЯ']</text:p>
      <text:p text:style-name="P4">
Category: News</text:p>
      <!--METADATA-->
      <text:p text:style-name="P4">
<draw:frame draw:style-name="fr1" draw:name="Image402" text:anchor-type="as-char" svg:width="6.9236in" svg:height="5.319633in" draw:z-index="0">
<draw:image xlink:href="../Images/AРМІЯINFORM/2023-05-05T95-00-00-04-00/dfb174e5-0616-45b7-801e-b24a44570629.jpg" xlink:type="simple" xlink:show="embed" xlink:actuate="onLoad" draw:mime-type="image/jpeg"/>
</draw:frame>
</text:p>
      <text:p text:style-name="P4">
Про це <text:a xlink:type="simple" xlink:href="https://t.me/Denys_Smyhal/5171" text:style-name="Internet_20_link" text:visited-style-name="Visited_20_Internet_20_Link">
повідомляє</text:a>
 Офіційний телеграм-каналПрем‘єр-міністра України Дениса Шмигаля.</text:p>
      <text:p text:style-name="P4">
Сьогодні разом із Міністром оборони Сполученого Королівства Беном Воллесом тапершою леді України Оленою Зеленською ознайомились із процесом навчаннячергової групи військових ЗСУ.</text:p>
      <text:p text:style-name="P4">
<text:a xlink:type="simple" xlink:href="https://armyinform.com.ua/wp-content/uploads/2023/05/50cc3c2b-1205-42cb-adaa-69d46313f293.jpg" text:style-name="Internet_20_link" text:visited-style-name="Visited_20_Internet_20_Link">
<draw:frame draw:style-name="fr1" draw:name="Image403" text:anchor-type="as-char" svg:width="6.9236in" svg:height="6.9236in" draw:z-index="0">
<draw:image xlink:href="../Images/AРМІЯINFORM/2023-05-05T95-00-00-04-00/50cc3c2b-1205-42cb-adaa-69d46313f293-150x150.jpg" xlink:type="simple" xlink:show="embed" xlink:actuate="onLoad" draw:mime-type="image/jpeg"/>
</draw:frame>
</text:a>
</text:p>
      <text:p text:style-name="P4">
<text:a xlink:type="simple" xlink:href="https://armyinform.com.ua/wp-content/uploads/2023/05/20911bf4-325a-4aef-9cf8-0d9c47f84085.jpg" text:style-name="Internet_20_link" text:visited-style-name="Visited_20_Internet_20_Link">
<draw:frame draw:style-name="fr1" draw:name="Image404" text:anchor-type="as-char" svg:width="6.9236in" svg:height="6.9236in" draw:z-index="0">
<draw:image xlink:href="../Images/AРМІЯINFORM/2023-05-05T95-00-00-04-00/20911bf4-325a-4aef-9cf8-0d9c47f84085-150x150.jpg" xlink:type="simple" xlink:show="embed" xlink:actuate="onLoad" draw:mime-type="image/jpeg"/>
</draw:frame>
</text:a>
</text:p>
      <text:p text:style-name="P4">
<text:a xlink:type="simple" xlink:href="https://armyinform.com.ua/wp-content/uploads/2023/05/d4094f84-abfc-4bab-abde-bb974fbb6325.jpg" text:style-name="Internet_20_link" text:visited-style-name="Visited_20_Internet_20_Link">
<draw:frame draw:style-name="fr1" draw:name="Image405" text:anchor-type="as-char" svg:width="6.9236in" svg:height="6.9236in" draw:z-index="0">
<draw:image xlink:href="../Images/AРМІЯINFORM/2023-05-05T95-00-00-04-00/d4094f84-abfc-4bab-abde-bb974fbb6325-150x150.jpg" xlink:type="simple" xlink:show="embed" xlink:actuate="onLoad" draw:mime-type="image/jpeg"/>
</draw:frame>
</text:a>
</text:p>
      <text:p text:style-name="P4">
<text:a xlink:type="simple" xlink:href="https://armyinform.com.ua/wp-content/uploads/2023/05/35bcff0b-68cc-49ce-a113-819a698a616f.jpg" text:style-name="Internet_20_link" text:visited-style-name="Visited_20_Internet_20_Link">
<draw:frame draw:style-name="fr1" draw:name="Image406" text:anchor-type="as-char" svg:width="6.9236in" svg:height="6.9236in" draw:z-index="0">
<draw:image xlink:href="../Images/AРМІЯINFORM/2023-05-05T95-00-00-04-00/35bcff0b-68cc-49ce-a113-819a698a616f-150x150.jpg" xlink:type="simple" xlink:show="embed" xlink:actuate="onLoad" draw:mime-type="image/jpeg"/>
</draw:frame>
</text:a>
</text:p>
      <text:p text:style-name="P4">
<text:a xlink:type="simple" xlink:href="https://armyinform.com.ua/wp-content/uploads/2023/05/d25ca564-8b25-4647-a7d2-b74a95bc2609.jpg" text:style-name="Internet_20_link" text:visited-style-name="Visited_20_Internet_20_Link">
<draw:frame draw:style-name="fr1" draw:name="Image407" text:anchor-type="as-char" svg:width="6.9236in" svg:height="6.9236in" draw:z-index="0">
<draw:image xlink:href="../Images/AРМІЯINFORM/2023-05-05T95-00-00-04-00/d25ca564-8b25-4647-a7d2-b74a95bc2609-150x150.jpg" xlink:type="simple" xlink:show="embed" xlink:actuate="onLoad" draw:mime-type="image/jpeg"/>
</draw:frame>
</text:a>
</text:p>
      <text:p text:style-name="P4">
Скоординували з Беном Воллесом кроки, необхідні для нашого контрнаступу та дляподальшого зміцнення обороноздатності України. Систематично рухаємося в цьомунапрямку. Українська армія опановує стандарти НАТО на практиці. На політренувань від досвідчених наставників та на полі бою під час боротьби зворогом.</text:p>
      <text:p text:style-name="P4">
Дякуємо Великій Британії за започаткування операції ІНТЕРФЛЕКС з навчанняукраїнських військових за участі дев’яти країн-партнерів. Дякуємо нашимзахисникам за службу державі. Побажав витримки, сили духу та волі до боротьбизадля перемоги України.</text:p>
      <text:p text:style-name="P4">
Source: <text:a xlink:type="simple" xlink:href="https://armyinform.com.ua/2023/05/05/u-velykij-brytaniyi-vzhe-projshly-pidgotovku-majzhe-15-tysyach-ukrayinskyh-vijskovyh/" text:style-name="Internet_20_link" text:visited-style-name="Visited_20_Internet_20_Link">
https://armyinform.com.ua/2023/05/05/u-velykij-brytaniyi-vzhe-projshly-pidgotovku-majzhe-15-tysyach-ukrayinskyh-vijskovyh/</text:a>
</text:p>
      <!--NEWS-->
      <text:h text:style-name="P10" text:outline-level="1">
<text:span text:style-name="T4">
Уряд прийняв важливі зміни до постанов щодо інвалідності від поранень та ушкоджень цивільних</text:span>
</text:h>
      <text:p text:style-name="P4">
Author: ['АРМІЯINFORM']</text:p>
      <text:p text:style-name="P4">
Time: 2023-05-05T96:00:00-04:00</text:p>
      <text:p text:style-name="P4">
Description: Про це повідомляє Мінветеранів.    За ініціативи Мінветеранів Урядом прийнято змі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06-scaled.jpg" text:style-name="Internet_20_link" text:visited-style-name="Visited_20_Internet_20_Link">
306-scaled.jpg</text:a>
']</text:p>
      <text:p text:style-name="P4">
Tags: ['STOPRUSSIA', 'АГРЕСІЯ РФ', 'ВЕТЕРАНИ АТО/ООС', 'ВІЙНА', 'ВТОРГНЕННЯ РФ', 'ІНВАЛІДИ ВІЙНИ', 'ІНФОГРАФІКА', 'МІНВЕТЕРАНІВ']</text:p>
      <text:p text:style-name="P4">
Category: News</text:p>
      <!--METADATA-->
      <text:p text:style-name="P4">
Про це <text:a xlink:type="simple" xlink:href="https://mva.gov.ua/ua/news/j" text:style-name="Internet_20_link" text:visited-style-name="Visited_20_Internet_20_Link">
повідомляє</text:a>
 Мінветеранів.</text:p>
      <text:p text:style-name="P4">
За ініціативи Мінветеранів Урядом прийнято зміни до постанов КабінетуМіністрів України від 03.12.2009 № 1317 та від 25.04.2018 № 306, якимиврегульовано процедуру встановлення МСЕКами цивільному населенню, яке з 24лютого 2022 року перебуває або перебувало на території проведення заходів,необхідних для забезпечення оборони України, у зв’язку з військовою агресієюРосійської Федерації проти України, причинного зв’язку інвалідності ізпроведенням зазначених заходів, та врегульовано процедуру прийняттяМінветеранів рішення про встановлення факту одержання вищевказаним особамиушкодження здоров’я від боєприпасів на території проведення зазначенихзаходів.</text:p>
      <text:p text:style-name="P4">
Рішення про встановлення факту одержання ушкодження здоров’я від боєприпасівна території проведення заходів, необхідних для забезпечення оборони України,захисту безпеки населення та інтересів держави у зв’язку з військовою агресієюРосійської Федерації проти України буде прийматися утвореною Мінветеранівміжвідомчою комісією, а МСЕК на підставі відповідного рішення міжвідомчоїкомісії при Мінветеранів буде встановлювати цивільним особам причинний зв’язокінвалідності із проведенням зазначених заходів.</text:p>
      <text:p text:style-name="P4">
<draw:frame draw:style-name="fr1" draw:name="Image408" text:anchor-type="as-char" svg:width="6.9236in" svg:height="8.850669in" draw:z-index="0">
<draw:image xlink:href="../Images/AРМІЯINFORM/2023-05-05T96-00-00-04-00/306-scaled.jpg" xlink:type="simple" xlink:show="embed" xlink:actuate="onLoad" draw:mime-type="image/jpeg"/>
</draw:frame>
</text:p>
      <text:p text:style-name="P4">
<text:span text:style-name="T4">
Для встановлення такого факту особам необхідно подати на розглядвищезазначеної міжвідомчою комісії:</text:span>
</text:p>
      <ul>
        <li>
копії первинної медичної облікової документації;  * висновок судово-медичної експертизи;  * копію довідки МСЕК про групу і причину інвалідності від загального захворювання (для повнолітніх) або копію висновку ЛКК (для дітей);  * довідку про відсутність (наявність) судимості;  * витяг з Єдиного реєстру досудових розслідувань.</li>
      </ul>
      <text:p text:style-name="P4">
Заява та необхідні документи подаються надсилаються поштою до Мінветеранів:провулок Музейний, 12, м. Київ, 01001</text:p>
      <text:p text:style-name="P4">
Source: <text:a xlink:type="simple" xlink:href="https://armyinform.com.ua/2023/05/05/uryad-pryjnyav-vazhlyvi-zminy-do-postanov-shhodo-invalidnosti-vid-poranen-ta-ushkodzhen/" text:style-name="Internet_20_link" text:visited-style-name="Visited_20_Internet_20_Link">
https://armyinform.com.ua/2023/05/05/uryad-pryjnyav-vazhlyvi-zminy-do-postanov-shhodo-invalidnosti-vid-poranen-ta-ushkodzhen/</text:a>
</text:p>
      <!--NEWS-->
      <text:h text:style-name="P10" text:outline-level="1">
<text:span text:style-name="T4">
Президент України відзначив державними нагородами 153 військовослужбовців</text:span>
</text:h>
      <text:p text:style-name="P4">
Author: ['АРМІЯINFORM']</text:p>
      <text:p text:style-name="P4">
Time: 2023-05-05T97:00:00-04:00</text:p>
      <text:p text:style-name="P4">
Description: Президент  України Володимир Зеленський відзначив державними нагородами 153...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4/orden-za-mushestvo-1-e1650879336455.jpg" text:style-name="Internet_20_link" text:visited-style-name="Visited_20_Internet_20_Link">
orden-za-mushestvo-1-e1650879336455.jpg</text:a>
']</text:p>
      <text:p text:style-name="P4">
Tags: []</text:p>
      <text:p text:style-name="P4">
Category: News</text:p>
      <!--METADATA-->
      <text:p text:style-name="P4">
<draw:frame draw:style-name="fr1" draw:name="Image409" text:anchor-type="as-char" svg:width="6.9236in" svg:height="4.598934in" draw:z-index="0">
<draw:image xlink:href="../Images/AРМІЯINFORM/2023-05-05T97-00-00-04-00/orden-za-mushestvo-1-e1650879336455.jpg" xlink:type="simple" xlink:show="embed" xlink:actuate="onLoad" draw:mime-type="image/jpeg"/>
</draw:frame>
 Ілюстративне фото</text:p>
      <text:p text:style-name="P4">
Президент України Володимир Зеленський відзначив державними нагородами 153військовослужбовців, серед яких 130 — посмертно.</text:p>
      <text:p text:style-name="P4">
Відповідний <text:a xlink:type="simple" xlink:href="https://www.president.gov.ua/documents/2622023-46681" text:style-name="Internet_20_link" text:visited-style-name="Visited_20_Internet_20_Link">
указ №262/2023</text:a>
 оприлюдненийна сайті глави держави.</text:p>
      <text:p text:style-name="P4">
УКАЗ ПРЕЗИДЕНТА УКРАЇНИ № 262/2023</text:p>
      <text:p text:style-name="P4">
Про відзначення державними нагородами України</text:p>
      <text:p text:style-name="P4">
За особисту мужність, виявлену у захисті державного суверенітету татериторіальної цілісності України, самовіддане виконання військового обов’язку<text:span text:style-name="T4">
постановляю</text:span>
 :</text:p>
      <text:p text:style-name="P4">
<text:span text:style-name="T4">
Нагородити орденом Богдана Хмельницького ІІІ ступеня</text:span>
</text:p>
      <text:p text:style-name="P4">
АСТАХОВА Єгора Михайловича (посмертно) — старшого лейтенанта</text:p>
      <text:p text:style-name="P4">
КУЛИКА Юрія Валерійовича (посмертно) — лейтенанта</text:p>
      <text:p text:style-name="P4">
СІМДЯНКІНА Євгена Валентиновича (посмертно) — старшого лейтенанта</text:p>
      <text:p text:style-name="P4">
СЛИШИКА Михайла Вікторовича (посмертно) — лейтенанта</text:p>
      <text:p text:style-name="P4">
<text:span text:style-name="T4">
Нагородити орденом «За мужність» ІІ ступеня</text:span>
</text:p>
      <text:p text:style-name="P4">
МАЧУЛЬСЬКОГО Олександра Костянтиновича (посмертно) — старшого солдата</text:p>
      <text:p text:style-name="P4">
<text:span text:style-name="T4">
Нагородити орденом «За мужність» ІІІ ступеня</text:span>
</text:p>
      <text:p text:style-name="P4">
АНДРУШКА Володимира Івановича (посмертно) — старшого сержанта</text:p>
      <text:p text:style-name="P4">
АПЕЦЬКА Євгенія Михайловича (посмертно) — солдата</text:p>
      <text:p text:style-name="P4">
БАБИЧА Олександра Івановича (посмертно) — молодшого сержанта</text:p>
      <text:p text:style-name="P4">
БАКОЦЬКОГО Дмитра Олександровича (посмертно) — солдата</text:p>
      <text:p text:style-name="P4">
БЕНЕДУ Володимира Володимировича (посмертно) — солдата</text:p>
      <text:p text:style-name="P4">
БИКОВА Віктора Анатолійовича (посмертно) — солдата</text:p>
      <text:p text:style-name="P4">
БОНДАРЕНКА Олександра Сергійовича (посмертно) — солдата</text:p>
      <text:p text:style-name="P4">
БРІЦЬКОГО Олега Дмитровича (посмертно) — солдата</text:p>
      <text:p text:style-name="P4">
БУГАЯ Антона Васильовича (посмертно) — солдата</text:p>
      <text:p text:style-name="P4">
БУЛАТА Дениса Олександровича (посмертно) — солдата</text:p>
      <text:p text:style-name="P4">
ВАРВАРУКА Мар’яна Андрійовича (посмертно) — молодшого сержанта</text:p>
      <text:p text:style-name="P4">
ВАСИЛЬЄВА Сергія Серафімовича (посмертно) — солдата</text:p>
      <text:p text:style-name="P4">
ВЕВЕРИЦЮ Владислава Васильовича (посмертно) — солдата</text:p>
      <text:p text:style-name="P4">
ВОВКА Максима Олександровича (посмертно) — старшого солдата</text:p>
      <text:p text:style-name="P4">
ВОРОБЙОВА Олександра Трохимовича (посмертно) — старшого солдата</text:p>
      <text:p text:style-name="P4">
ВОРОНОВСЬКОГО Степана Олеговича (посмертно) — солдата</text:p>
      <text:p text:style-name="P4">
ВОРОНУ Віталія Олеговича (посмертно) — солдата</text:p>
      <text:p text:style-name="P4">
ГАЛУШКА Валерія Юрійовича (посмертно) — солдата</text:p>
      <text:p text:style-name="P4">
ГЕНГАЛА Тараса Володимировича (посмертно) — солдата</text:p>
      <text:p text:style-name="P4">
ГЕРГЕНКОПА Віктора Миколайовича (посмертно) — молодшого сержанта</text:p>
      <text:p text:style-name="P4">
ГНИПЕЛЯ Віталія Вікторовича (посмертно) — солдата</text:p>
      <text:p text:style-name="P4">
ГОЛОВІНОВА Василя Дмитровича (посмертно) — солдата</text:p>
      <text:p text:style-name="P4">
ГОЛОДА Валерія Олександровича (посмертно) — старшого солдата</text:p>
      <text:p text:style-name="P4">
ГОРБАТЕНКА Сергія Валентиновича (посмертно) — солдата</text:p>
      <text:p text:style-name="P4">
ГРАБОВОГО Івана Михайловича (посмертно) — сержанта</text:p>
      <text:p text:style-name="P4">
ГРЕЧИХІНА Ігоря Володимировича (посмертно) — солдата</text:p>
      <text:p text:style-name="P4">
ГРЕЧИШКИНА Дениса Федоровича (посмертно) — солдата</text:p>
      <text:p text:style-name="P4">
ГРИГОРЧУКА Віктора Васильовича (посмертно) — солдата</text:p>
      <text:p text:style-name="P4">
ГРИНЯ Костянтина Анатолійовича (посмертно) — старшого лейтенанта</text:p>
      <text:p text:style-name="P4">
ГРИШКОВЦЯ Володимира Віталійовича (посмертно) — солдата</text:p>
      <text:p text:style-name="P4">
ГРУБРІНА Бориса Леонідовича (посмертно) — солдата</text:p>
      <text:p text:style-name="P4">
ДАБІЖУ Олександра Валерійовича (посмертно) — солдата</text:p>
      <text:p text:style-name="P4">
ДАВИДЮКА Сергія Миколайовича (посмертно) — солдата</text:p>
      <text:p text:style-name="P4">
ДВОРНІКОВА Станіслава Анатолійовича (посмертно) — солдата</text:p>
      <text:p text:style-name="P4">
ДВОРЯКА Івана Юрійовича (посмертно) — солдата</text:p>
      <text:p text:style-name="P4">
ДЕМ’ЯНЦЯ Андрія Васильовича (посмертно) — старшого солдата</text:p>
      <text:p text:style-name="P4">
ДИГАЛА Євгена Михайловича (посмертно) — молодшого сержанта</text:p>
      <text:p text:style-name="P4">
ДОРОШЕНКА Максима Сергійовича (посмертно) — солдата</text:p>
      <text:p text:style-name="P4">
ДРЕЧЕВИЧА Миколу Даниловича (посмертно) — старшого сержанта</text:p>
      <text:p text:style-name="P4">
ДУДАРЕНКА Дмитра Васильовича (посмертно) — солдата</text:p>
      <text:p text:style-name="P4">
ДЯКІВА Олександра Зіновійовича (посмертно) — солдата</text:p>
      <text:p text:style-name="P4">
ЗЕЛТІНЬША Юрія Дзінтаровича (посмертно) — солдата</text:p>
      <text:p text:style-name="P4">
ЗУЯ Івана Олеговича (посмертно) — солдата</text:p>
      <text:p text:style-name="P4">
ІВАНУШКА Олександра Івановича (посмертно) — солдата</text:p>
      <text:p text:style-name="P4">
КАПТАНОВСЬКОГО Максима Олеговича (посмертно) — солдата</text:p>
      <text:p text:style-name="P4">
КАРПЕНКА Артема Олександровича (посмертно) — старшого солдата</text:p>
      <text:p text:style-name="P4">
КИДИКА Валерія Михайловича (посмертно) — солдата</text:p>
      <text:p text:style-name="P4">
КЛАПОЩУКА Олександра Олександровича (посмертно) — солдата</text:p>
      <text:p text:style-name="P4">
КЛІМОВА Олександра Олександровича (посмертно) — солдата</text:p>
      <text:p text:style-name="P4">
КОВАЛЯ Ігоря Євгенійовича (посмертно) — старшого лейтенанта</text:p>
      <text:p text:style-name="P4">
КОВАЛЬОВА Євгенія Сергійовича — солдата</text:p>
      <text:p text:style-name="P4">
КОДАЦЬКОГО Максима Миколайовича (посмертно) — солдата</text:p>
      <text:p text:style-name="P4">
КОЗАРЕНКА Юрія Дмитровича (посмертно) — солдата</text:p>
      <text:p text:style-name="P4">
КОНСТАНТІНОВА Сергія Сергійовича (посмертно) — солдата</text:p>
      <text:p text:style-name="P4">
КОСТЮКА Віталія Ігоровича (посмертно) — солдата</text:p>
      <text:p text:style-name="P4">
КОТУЗЯКА Федора Степановича (посмертно) — старшого лейтенанта</text:p>
      <text:p text:style-name="P4">
КОЦУПЕЯ Сергія Миколайовича (посмертно) — солдата</text:p>
      <text:p text:style-name="P4">
КРАВЧЕНКА Віталія Миколайовича (посмертно) — старшого солдата</text:p>
      <text:p text:style-name="P4">
КРИМСАЛЮКА Романа Юрійовича (посмертно) — солдата</text:p>
      <text:p text:style-name="P4">
КУРАЧА Дмитра Ігоровича (посмертно) — солдата</text:p>
      <text:p text:style-name="P4">
КУХАРУКА Василя Валерійовича (посмертно) — солдата</text:p>
      <text:p text:style-name="P4">
КУЩА Олега Сергійовича (посмертно) — молодшого сержанта</text:p>
      <text:p text:style-name="P4">
КУЯНА Андрія Ігоревича (посмертно) — старшого сержанта</text:p>
      <text:p text:style-name="P4">
ЛЕВЕНЦЯ Сергія Олександровича (посмертно) — солдата</text:p>
      <text:p text:style-name="P4">
ЛУЦАЯ Андрія Сергійовича (посмертно) — солдата</text:p>
      <text:p text:style-name="P4">
ЛЮБАРСЬКОГО Андрія Олександровича (посмертно) — солдата</text:p>
      <text:p text:style-name="P4">
МАГУЛУ Миколу Михайловича (посмертно) — солдата</text:p>
      <text:p text:style-name="P4">
МАКЕЄВА Олександра Сергійовича (посмертно) — лейтенанта</text:p>
      <text:p text:style-name="P4">
МАКУЩЕНКА Дениса Валентиновича (посмертно) — солдата</text:p>
      <text:p text:style-name="P4">
МАЛЯВІНА Руслана Миколайовича (посмертно) — солдата</text:p>
      <text:p text:style-name="P4">
МЕГЕДИНА Андрія Васильовича (посмертно) — солдата</text:p>
      <text:p text:style-name="P4">
МЕЛЬНИКА Олексія Михайловича (посмертно) — старшого лейтенанта</text:p>
      <text:p text:style-name="P4">
МЕЛЬНИЧЕНКА Олега Дмитровича (посмертно) — солдата</text:p>
      <text:p text:style-name="P4">
МИРОНОВА Сергія Сергійовича (посмертно) — молодшого сержанта</text:p>
      <text:p text:style-name="P4">
МІЩЕНКА Ігоря Васильовича — солдата</text:p>
      <text:p text:style-name="P4">
МУДРАКОВА Миколу Анатолійовича (посмертно) — солдата</text:p>
      <text:p text:style-name="P4">
НАДІРОВА Зію Афата огли (посмертно) — солдата</text:p>
      <text:p text:style-name="P4">
НАЙДЬОНОВА Анатолія Володимировича (посмертно) — молодшого сержанта</text:p>
      <text:p text:style-name="P4">
НЕЖЕНЦЯ Аркадія Аркадійовича (посмертно) — молодшого сержанта</text:p>
      <text:p text:style-name="P4">
НЕПЕВНОГО Олександра Володимировича (посмертно) — солдата</text:p>
      <text:p text:style-name="P4">
НИКИФОРЕНКА Андрія Володимировича (посмертно) — солдата</text:p>
      <text:p text:style-name="P4">
НІКОЛАЄНКА Сергія Івановича (посмертно) — молодшого сержанта</text:p>
      <text:p text:style-name="P4">
НОВІКОВА Сергія Леонідовича (посмертно) — солдата</text:p>
      <text:p text:style-name="P4">
ОНИЩЕНКА Андрія Миколайовича (посмертно) — солдата</text:p>
      <text:p text:style-name="P4">
ОРЛЮКА Сергія Анатолійовича (посмертно) — солдата</text:p>
      <text:p text:style-name="P4">
ПАВЛЮЧКОВА Сергія Валерійовича (посмертно) — солдата</text:p>
      <text:p text:style-name="P4">
ПАНКРАТОВА Віталія Вікторовича (посмертно) — молодшого сержанта</text:p>
      <text:p text:style-name="P4">
ПИЛИПЮКА Валентина Миколайовича (посмертно) — солдата</text:p>
      <text:p text:style-name="P4">
ПЛОХАНЯ Миколу Леонідовича (посмертно) — солдата</text:p>
      <text:p text:style-name="P4">
ПОЛІЦИНСЬКОГО Сергія Анатолійовича (посмертно) — солдата</text:p>
      <text:p text:style-name="P4">
ПОЛІЩУКА Дениса Володимировича (посмертно) — солдата</text:p>
      <text:p text:style-name="P4">
ПОСТОЯ Олександра Григоровича (посмертно) — старшого солдата</text:p>
      <text:p text:style-name="P4">
ПОХИТУНА Петра Володимировича (посмертно) — солдата</text:p>
      <text:p text:style-name="P4">
РАМУЛЯ Андрія Саїдовича (посмертно) — солдата</text:p>
      <text:p text:style-name="P4">
РЕВУКА Анатолія Романовича (посмертно) — солдата</text:p>
      <text:p text:style-name="P4">
РЕЗВАНА Андрія Вікторовича (посмертно) — старшого солдата</text:p>
      <text:p text:style-name="P4">
РИСЕНКА Віктора Миколайовича (посмертно) — сержанта</text:p>
      <text:p text:style-name="P4">
РІЛЬНИКА Богдана Володимировича (посмертно) — солдата</text:p>
      <text:p text:style-name="P4">
РОМАНА Григорія Олександровича (посмертно) — молодшого сержанта</text:p>
      <text:p text:style-name="P4">
РЯБОКОНЯ Дмитра Володимировича (посмертно) — солдата</text:p>
      <text:p text:style-name="P4">
САВІНА Андрія Юрійовича (посмертно) — солдата</text:p>
      <text:p text:style-name="P4">
СЕМЧЕНКА Павла Степановича (посмертно) — старшого солдата</text:p>
      <text:p text:style-name="P4">
СЕРГЕЄВА Владислава Олексійовича (посмертно) — молодшого сержанта</text:p>
      <text:p text:style-name="P4">
СЕРГІЄНКА Максима Миколайовича (посмертно) — солдата</text:p>
      <text:p text:style-name="P4">
СЕРЕДУ Олега Анатолійовича (посмертно) — молодшого сержанта</text:p>
      <text:p text:style-name="P4">
СИМОНОВА Михайла Олександровича — молодшого сержанта</text:p>
      <text:p text:style-name="P4">
СІЧКОРЕНКА Олександра Дмитровича (посмертно) — солдата</text:p>
      <text:p text:style-name="P4">
СКИБУ Андрія Сергійовича — молодшого сержанта</text:p>
      <text:p text:style-name="P4">
СЛОБОДЯНЮКА Михайла Володимировича (посмертно) — солдата</text:p>
      <text:p text:style-name="P4">
СМОЛІНСЬКОГО Анатолія Олексійовича (посмертно) — сержанта</text:p>
      <text:p text:style-name="P4">
СОКРОВІЩУКА Вадима Олександровича (посмертно) — солдата</text:p>
      <text:p text:style-name="P4">
СТАРІКОВА Дмитра Михайловича — сержанта</text:p>
      <text:p text:style-name="P4">
СТЕПАНЕНКА Анатолія Васильовича (посмертно) — старшого сержанта</text:p>
      <text:p text:style-name="P4">
ТРЕТЬЯКОВА Віталія Петровича (посмертно) — старшого сержанта</text:p>
      <text:p text:style-name="P4">
ТРИГУБА Леоніда Віталійовича (посмертно) — солдата</text:p>
      <text:p text:style-name="P4">
ТРОФІМОВА Георгія Ігоровича (посмертно) — старшого солдата</text:p>
      <text:p text:style-name="P4">
УСАТЮКА Руслана Сергійовича (посмертно) — солдата</text:p>
      <text:p text:style-name="P4">
ХВОРОСТЯНОГО Романа Федоровича (посмертно) — сержанта</text:p>
      <text:p text:style-name="P4">
ЧАБАНА Михайла Миколайовича (посмертно) — старшого солдата</text:p>
      <text:p text:style-name="P4">
ЧЕРЕШНЕВОГО Дмитра Ігоровича (посмертно) — сержанта</text:p>
      <text:p text:style-name="P4">
ЧУПАХІНА Олександра Павловича (посмертно) — солдата</text:p>
      <text:p text:style-name="P4">
ШАЯ Андрія Юрійовича (посмертно) — капітана</text:p>
      <text:p text:style-name="P4">
ШАПОВАЛА Юрія Леонідовича (посмертно) — старшого лейтенанта</text:p>
      <text:p text:style-name="P4">
ШАРАПАТА Костянтина Валер’яновича (посмертно) — солдата</text:p>
      <text:p text:style-name="P4">
ШАРГІНА Вадима Леонідовича (посмертно) — солдата</text:p>
      <text:p text:style-name="P4">
ШЕМЕДЮКА Костянтина Миколайовича (посмертно) — молодшого сержанта</text:p>
      <text:p text:style-name="P4">
ЮФЕРЄВА Дмитра Олександровича (посмертно) — солдата</text:p>
      <text:p text:style-name="P4">
ЮЩЕНКА Юрія Миколайовича (посмертно) — солдата</text:p>
      <text:p text:style-name="P4">
ЯРЕНКА Сергія Володимировича (посмертно) — матроса</text:p>
      <text:p text:style-name="P4">
ЯЩУКА Максима Сергійовича (посмертно) — солдата</text:p>
      <text:p text:style-name="P4">
<text:span text:style-name="T4">
Нагородити медаллю «За військову службу Україні»</text:span>
</text:p>
      <text:p text:style-name="P4">
БЕЗДІТНОГО Володимира Юрійовича — молодшого сержанта</text:p>
      <text:p text:style-name="P4">
БЛИЗНЮКА Євгенія Ярославовича — солдата</text:p>
      <text:p text:style-name="P4">
ВИШКОВСЬКОГО Тараса Анатолійовича — старшого солдата</text:p>
      <text:p text:style-name="P4">
ГЛУЩУКА Руслана Сергійовича — солдата</text:p>
      <text:p text:style-name="P4">
ГОЛУБА Володимира Миколайовича — сержанта</text:p>
      <text:p text:style-name="P4">
ДЕРКАЧА Владислава Васильовича — солдата</text:p>
      <text:p text:style-name="P4">
МАШКОВСЬКОГО Богдана Анатолійовича — полковника</text:p>
      <text:p text:style-name="P4">
ОЛІЙНИКА Миколу Миколайовича — солдата</text:p>
      <text:p text:style-name="P4">
ПЕРЕГУДУ Романа Євгеновича — молодшого сержанта</text:p>
      <text:p text:style-name="P4">
ПРОНЮТКІНА Тимура Миколайовича — солдата</text:p>
      <text:p text:style-name="P4">
САЛИКІНА Віталія Вікторовича — солдата</text:p>
      <text:p text:style-name="P4">
СТЕПАНЕНКА Максима Станіславовича — солдата</text:p>
      <text:p text:style-name="P4">
ТИХОЛАЗА Василя Євгенійовича — солдата</text:p>
      <text:p text:style-name="P4">
ХИЛОБОКОГО Віталія Миколайовича — молодшого лейтенанта</text:p>
      <text:p text:style-name="P4">
ШКІРА Антона Миколайовича — молодшого сержанта</text:p>
      <text:p text:style-name="P4">
<text:span text:style-name="T4">
Нагородити медаллю «За врятоване життя»</text:span>
</text:p>
      <text:p text:style-name="P4">
БРИТИКОВА Романа Олеговича — молодшого сержанта</text:p>
      <text:p text:style-name="P4">
КОЗАЧАНСЬКОГО Володимира Олександровича — молодшого сержанта</text:p>
      <text:p text:style-name="P4">
РАЄВСЬКОГО Кирила Валерійовича — солдата.</text:p>
      <text:p text:style-name="P4">
<text:span text:style-name="T4">
Президент України В.ЗЕЛЕНСЬКИЙ</text:span>
</text:p>
      <text:p text:style-name="P4">
5 травня 2023 року</text:p>
      <text:p text:style-name="P4">
Source: <text:a xlink:type="simple" xlink:href="https://armyinform.com.ua/2023/05/05/prezydent-ukrayiny-vidznachyv-derzhavnymy-nagorodamy-153-vijskovosluzhbovcziv/" text:style-name="Internet_20_link" text:visited-style-name="Visited_20_Internet_20_Link">
https://armyinform.com.ua/2023/05/05/prezydent-ukrayiny-vidznachyv-derzhavnymy-nagorodamy-153-vijskovosluzhbovcziv/</text:a>
</text:p>
      <!--NEWS-->
      <text:h text:style-name="P10" text:outline-level="1">
<text:span text:style-name="T4">
Дружина мобілізованого рашиста скаржиться на незадовільне ставлення керівництва до підлеглих – перехоплення ГУР</text:span>
</text:h>
      <text:p text:style-name="P4">
Author: ['АРМІЯINFORM']</text:p>
      <text:p text:style-name="P4">
Time: 2023-05-05T98:00:00-04:00</text:p>
      <text:p text:style-name="P4">
Description: Про це повідомляє ГУР МО України.    https://www.youtube.com/watch?v=GzxuAI8TSVM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ІЙНА', 'ВТОРГНЕННЯ РФ', 'ГУР МО УКРАЇНИ', 'ГУР МОУ', 'ГУР ПЕРЕХОПЛЕННЯ']</text:p>
      <text:p text:style-name="P4">
Category: News</text:p>
      <!--METADATA-->
      <text:p text:style-name="P4">
Про це <text:a xlink:type="simple" xlink:href="https://www.youtube.com/live/6DMM3dbWcXc" text:style-name="Internet_20_link" text:visited-style-name="Visited_20_Internet_20_Link">
повідомляє</text:a>
 ГУР МО України.</text:p>
      <text:p text:style-name="P4">
«В девятку даже зеков не берут, а берут на убой. Никого там не ценят»</text:p>
      <text:p text:style-name="P4">
<text:span text:style-name="T4">
Дружина мобілізованого військовослужбовця одного з підрозділів РОВскаржиться на незадовільне ставлення керівництва до підлеглих, якихвідправляють «на забій»:</text:span>
</text:p>
      <ul>
        <li>
«вас на убой отправили»;  * «давайте все молчать, действительно бл<text:span text:style-name="T5">
дь»;  * «выбора нема, та вы не хотите искать, бл</text:span>
дь»;  * «что б ты понимал, знаешь, что мне сегодня сказали? в девятку даже зеков не берут, а берут на убой. Никого там не ценят. Говорят, в нас в девятку зеков взяли и забыли».</li>
      </ul>
      <text:p text:style-name="P4">
За кожен воєнний злочин, здійснений проти України, буде справедлива відплата.</text:p>
      <text:p text:style-name="P4">
Source: <text:a xlink:type="simple" xlink:href="https://armyinform.com.ua/2023/05/05/druzhyna-mobilizovanogo-rashysta-skarzhytsya-na-nezadovilne-stavlennya-kerivnycztva-do-pidleglyh-perehoplennya-gur/" text:style-name="Internet_20_link" text:visited-style-name="Visited_20_Internet_20_Link">
https://armyinform.com.ua/2023/05/05/druzhyna-mobilizovanogo-rashysta-skarzhytsya-na-nezadovilne-stavlennya-kerivnycztva-do-pidleglyh-perehoplennya-gur/</text:a>
</text:p>
      <!--NEWS-->
      <text:h text:style-name="P10" text:outline-level="1">
<text:span text:style-name="T4">
Коротко. Війна. День 436. Відеодайджест</text:span>
</text:h>
      <text:p text:style-name="P4">
Author: ['АРМІЯINFORM']</text:p>
      <text:p text:style-name="P4">
Time: 2023-05-05T99:00:00-04:00</text:p>
      <text:p text:style-name="P4">
Description: Джерело: ГШ ЗС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3k3k.jpg" text:style-name="Internet_20_link" text:visited-style-name="Visited_20_Internet_20_Link">
33k3k.jpg</text:a>
']</text:p>
      <text:p text:style-name="P4">
Tags: ['STOPRUSSIA', 'ВТОРГНЕННЯ РФ', 'ГЕНЕРАЛЬНИЙ ШТАБ ЗСУ']</text:p>
      <text:p text:style-name="P4">
Category: News</text:p>
      <!--METADATA-->
      <text:p text:style-name="P4">
<draw:frame draw:style-name="fr1" draw:name="Image410" text:anchor-type="as-char" svg:width="6.9236in" svg:height="3.854137in" draw:z-index="0">
<draw:image xlink:href="../Images/AРМІЯINFORM/2023-05-05T99-00-00-04-00/33k3k.jpg" xlink:type="simple" xlink:show="embed" xlink:actuate="onLoad" draw:mime-type="image/jpeg"/>
</draw:frame>
</text:p>
      <text:p text:style-name="P4">
<text:span text:style-name="T5">
Джерело:<text:a xlink:type="simple" xlink:href="https://www.facebook.com/GeneralStaff.ua/videos/827555385394616/" text:style-name="Internet_20_link" text:visited-style-name="Visited_20_Internet_20_Link">
ГШ ЗСУкраїни</text:a>
</text:span>
</text:p>
      <text:p text:style-name="P4">
Source: <text:a xlink:type="simple" xlink:href="https://armyinform.com.ua/2023/05/05/korotko-vijna-den-436-videodajdzhest/" text:style-name="Internet_20_link" text:visited-style-name="Visited_20_Internet_20_Link">
https://armyinform.com.ua/2023/05/05/korotko-vijna-den-436-videodajdzhest/</text:a>
</text:p>
      <!--NEWS-->
      <text:h text:style-name="P10" text:outline-level="1">
<text:span text:style-name="T4">
Велика Британія та Польща пробилися в еліту чемпіонату світу з хокею</text:span>
</text:h>
      <text:p text:style-name="P4">
Authors: Ukrinform (Person)</text:p>
      <text:p text:style-name="P4">
Publisher: Укринформ (Organization)</text:p>
      <text:p text:style-name="P4">
Published Time: 2023-05-06T-31:10:00+03:00</text:p>
      <text:p text:style-name="P4">
Modified Time: 2023-05-06T00:10:00+03:00</text:p>
      <text:p text:style-name="P4">
Description: Збірні Великої Британіі та Польщі у наступному сезоні виступатимуть у елітному дивізіоні чемпіонату світу з хокею. — Укрінформ.</text:p>
      <text:p text:style-name="P4">
Images: ["<text:a xlink:type="simple" xlink:href="https://static.ukrinform.com/photos/2023_05/thumb_files/630_360_1683320345-493.jpg" text:style-name="Internet_20_link" text:visited-style-name="Visited_20_Internet_20_Link">
630_360_16833...</text:a>
"]</text:p>
      <text:p text:style-name="P4">
Tags: ['Чемпіонат світу', 'хокей']</text:p>
      <text:p text:style-name="P4">
Type: Article</text:p>
      <!--METADATA-->
      <text:p text:style-name="P4">
<draw:frame draw:style-name="fr1" draw:name="Image411" text:anchor-type="as-char" svg:width="6.9236in" svg:height="3.956343in" draw:z-index="0">
<draw:image xlink:href="../Images/yкринформ/2023-05-06T-31-10-00-03-00/630_360_1683320345-493.jpg" xlink:type="simple" xlink:show="embed" xlink:actuate="onLoad" draw:mime-type="image/jpeg"/>
</draw:frame>
 ЗбірніВеликої Британіі та Польщі у наступному сезоні виступатимуть у елітномудивізіоні чемпіонату світу з хокею.</text:p>
      <text:p text:style-name="P4">
За підсумками турніру у групі АI британці та поляки посіли два перших місця,передає Укрінформ.</text:p>
      <text:p text:style-name="P4">
У заключному турі Велика Британія перемогла команду Італії - 5:3 (1:1, 3:2,1:0), а Польща розгромила Румунію - 6:1 (0:1, 4:0, 2:1).</text:p>
      <text:p text:style-name="P4">
Підсумкове турнірне становище: Велика Британія - 14 очок, Польща - 13, Італія- 9, Республіка Корея - 6, Румунія - 3, Литва - 0.</text:p>
      <text:p text:style-name="P4">
<text:span text:style-name="T4">
Читайте також:</text:span>
 <text:a xlink:type="simple" xlink:href="https://www.ukrinform.ua/rubric-sports/3702624-hokej-zbirna-ukraini-postupilasa-aponii-i-ne-zmogla-pidvisitisa-v-klasi.html" text:style-name="Internet_20_link" text:visited-style-name="Visited_20_Internet_20_Link">
 <text:span text:style-name="T4">
Хокей</text:span>
 </text:a>
</text:p>
      <text:p text:style-name="P4">
Британці та поляки замінять двох невдах чемпіонату світу-2023, який пройде12-28 травня у Тампере (Фінляндія) та Ризі (Латвія).</text:p>
      <text:p text:style-name="P4">
Source: <text:a xlink:type="simple" xlink:href="https://www.ukrinform.ua/rubric-sports/3705446-velika-britania-ta-polsa-probilisa-v-elitu-cempionatu-svitu-z-hokeu.html" text:style-name="Internet_20_link" text:visited-style-name="Visited_20_Internet_20_Link">
https://www.ukrinform.ua/rubric-sports/3705446-velika-britania-ta-polsa-probilisa-v-elitu-cempionatu-svitu-z-hokeu.html</text:a>
</text:p>
      <!--NEWS-->
      <text:h text:style-name="P10" text:outline-level="1">
<text:span text:style-name="T4">
Велика Британія та Польща пробилися в еліту чемпіонату світу з хокею</text:span>
</text:h>
      <text:p text:style-name="P4">
Authors: Ukrinform (Person)</text:p>
      <text:p text:style-name="P4">
Publisher: Укринформ (Organization)</text:p>
      <text:p text:style-name="P4">
Published Time: 2023-05-06T00:10:00+03:00</text:p>
      <text:p text:style-name="P4">
Modified Time: 2023-05-06T00:10:00+03:00</text:p>
      <text:p text:style-name="P4">
Description: Збірні Великої Британіі та Польщі у наступному сезоні виступатимуть у елітному дивізіоні чемпіонату світу з хокею. — Укрінформ.</text:p>
      <text:p text:style-name="P4">
Images: ["<text:a xlink:type="simple" xlink:href="https://static.ukrinform.com/photos/2023_05/thumb_files/630_360_1683320345-493.jpg" text:style-name="Internet_20_link" text:visited-style-name="Visited_20_Internet_20_Link">
630_360_16833...</text:a>
"]</text:p>
      <text:p text:style-name="P4">
Tags: ['Чемпіонат світу', 'хокей']</text:p>
      <text:p text:style-name="P4">
Type: Article</text:p>
      <!--METADATA-->
      <text:p text:style-name="P4">
<draw:frame draw:style-name="fr1" draw:name="Image412" text:anchor-type="as-char" svg:width="6.9236in" svg:height="3.956343in" draw:z-index="0">
<draw:image xlink:href="../Images/yкринформ/2023-05-06T00-10-00-03-00/630_360_1683320345-493.jpg" xlink:type="simple" xlink:show="embed" xlink:actuate="onLoad" draw:mime-type="image/jpeg"/>
</draw:frame>
 ЗбірніВеликої Британіі та Польщі у наступному сезоні виступатимуть у елітномудивізіоні чемпіонату світу з хокею.</text:p>
      <text:p text:style-name="P4">
За підсумками турніру у групі АI британці та поляки посіли два перших місця,передає Укрінформ.</text:p>
      <text:p text:style-name="P4">
У заключному турі Велика Британія перемогла команду Італії - 5:3 (1:1, 3:2,1:0), а Польща розгромила Румунію - 6:1 (0:1, 4:0, 2:1).</text:p>
      <text:p text:style-name="P4">
Підсумкове турнірне становище: Велика Британія - 14 очок, Польща - 13, Італія- 9, Республіка Корея - 6, Румунія - 3, Литва - 0.</text:p>
      <text:p text:style-name="P4">
<text:span text:style-name="T4">
Читайте також:</text:span>
 <text:a xlink:type="simple" xlink:href="https://www.ukrinform.ua/rubric-sports/3702624-hokej-zbirna-ukraini-postupilasa-aponii-i-ne-zmogla-pidvisitisa-v-klasi.html" text:style-name="Internet_20_link" text:visited-style-name="Visited_20_Internet_20_Link">
 <text:span text:style-name="T4">
Хокей</text:span>
 </text:a>
</text:p>
      <text:p text:style-name="P4">
Британці та поляки замінять двох невдах чемпіонату світу-2023, який пройде12-28 травня у Тампере (Фінляндія) та Ризі (Латвія).</text:p>
      <text:p text:style-name="P4">
Source: <text:a xlink:type="simple" xlink:href="https://www.ukrinform.ua/rubric-sports/3705446-velika-britania-ta-polsa-probilisa-v-elitu-cempionatu-svitu-z-hokeu.html" text:style-name="Internet_20_link" text:visited-style-name="Visited_20_Internet_20_Link">
https://www.ukrinform.ua/rubric-sports/3705446-velika-britania-ta-polsa-probilisa-v-elitu-cempionatu-svitu-z-hokeu.html</text:a>
</text:p>
      <!--NEWS-->
      <text:h text:style-name="P10" text:outline-level="1">
<text:span text:style-name="T4">
Активісти у Берліні домоглися скасування заборони на українські прапори 8 та 9 травня</text:span>
</text:h>
      <text:p text:style-name="P4">
Authors: Ukrinform (Person)</text:p>
      <text:p text:style-name="P4">
Publisher: Укринформ (Organization)</text:p>
      <text:p text:style-name="P4">
Published Time: 2023-05-06T00:16:00+03:00</text:p>
      <text:p text:style-name="P4">
Modified Time: 2023-05-06T00:16:00+03:00</text:p>
      <text:p text:style-name="P4">
Description: Українські активісти з «Віче Берлін» домоглися права використовувати національні прапори та символіку під час акцій 8 і 9 травня. — Укрінформ.</text:p>
      <text:p text:style-name="P4">
Images: ["<text:a xlink:type="simple" xlink:href="https://static.ukrinform.com/photos/2022_12/thumb_files/630_360_1671638860-494.jpg" text:style-name="Internet_20_link" text:visited-style-name="Visited_20_Internet_20_Link">
630_360_16716...</text:a>
"]</text:p>
      <text:p text:style-name="P4">
Tags: ['Німеччина', 'Прапор', 'Суд', 'Україна', 'Заборона', 'росія']</text:p>
      <text:p text:style-name="P4">
Type: Article</text:p>
      <!--METADATA-->
      <text:p text:style-name="P4">
<draw:frame draw:style-name="fr1" draw:name="Image413" text:anchor-type="as-char" svg:width="6.9236in" svg:height="3.956343in" draw:z-index="0">
<draw:image xlink:href="../Images/yкринформ/2023-05-06T00-16-00-03-00/630_360_1671638860-494.jpg" xlink:type="simple" xlink:show="embed" xlink:actuate="onLoad" draw:mime-type="image/jpeg"/>
</draw:frame>
 Українськіактивісти з «Віче Берлін» домоглися права використовувати національні прапорита символіку під час акцій 8 і 9 травня.</text:p>
      <text:p text:style-name="P4">
Це підтвердили Укрінформу в пресслужбі неурядової організації.</text:p>
      <text:p text:style-name="P4">
«Так, я можу це підтвердити! Ми виграли суд проти поліції Берліна і заборонуна українські прапори буде скасовано! Це означає, що в понеділок і вівторок,як і в будь-який інший день, кожен може використовувати українські прапори», -зазначила речниця Кріста-Марія Лебе.</text:p>
      <text:p text:style-name="P4">
Вердикт, що заборона прапора проти прапорів України є незаконною, вониотримали ввечері п’ятниці. Про саму заборону поліція повідомила вранці цього ждня.</text:p>
      <text:p text:style-name="P4">
<text:span text:style-name="T4">
Читайте також:</text:span>
 <text:span text:style-name="T4">
<text:a xlink:type="simple" xlink:href="https://www.ukrinform.ua/rubric-world/3705242-na-memorialah-u-berlini-zaboronili-ukrainski-ta-rosijski-prapori-na-travnevi-svata.html" text:style-name="Internet_20_link" text:visited-style-name="Visited_20_Internet_20_Link">
 </text:a>
 </text:span>
</text:p>
      <text:p text:style-name="P4">
«Віче» подало скаргу до берлінського суду щодо заборони української символікина території радянських пам’яток Берліну упродовж двох днів, коли будутьвідзначатися День звільнення Європи від нацизму. Активісти виграли цезасідання першого скликання. Станом на зараз знято заборону на українські <text:span text:style-name="T4">
<text:a xlink:type="simple" xlink:href="https://www.ukrinform.ua/tag-prapor" text:style-name="Internet_20_link" text:visited-style-name="Visited_20_Internet_20_Link">
</text:a>
 </text:span>
 та українські пісні.</text:p>
      <text:p text:style-name="P4">
<text:span text:style-name="T4">
Читайте також:</text:span>
 <text:span text:style-name="T4">
<text:a xlink:type="simple" xlink:href="https://www.ukrinform.ua/rubric-world/3705391-posol-j-aktivisti-zaklikaut-berlin-ne-zaboronati-ukrainski-prapori-8-travna.html" text:style-name="Internet_20_link" text:visited-style-name="Visited_20_Internet_20_Link">
 </text:a>
 </text:span>
</text:p>
      <text:p text:style-name="P4">
Водночас заборона на використання російських прапорів залишається.</text:p>
      <text:p text:style-name="P4">
«Віче» організує ввечері 8 травня велику ходу, яка стане основною акцією вшанування пам’яті жертв Другої світової війни та заклик до створення власногомеморіалу українським жертвам. На неї очікують 500-700 людей. Раніше посолУкраїни в ФРН Олексій Макеєв розповів Укрінформу, що він і дипломати такождолучаться до ходи.</text:p>
      <text:p text:style-name="P4">
Source: <text:a xlink:type="simple" xlink:href="https://www.ukrinform.ua/rubric-world/3705448-aktivisti-u-berlini-domoglisa-skasuvanna-zaboroni-na-ukrainski-prapori-8-ta-9-travna.html" text:style-name="Internet_20_link" text:visited-style-name="Visited_20_Internet_20_Link">
https://www.ukrinform.ua/rubric-world/3705448-aktivisti-u-berlini-domoglisa-skasuvanna-zaboroni-na-ukrainski-prapori-8-ta-9-travna.html</text:a>
</text:p>
      <!--NEWS-->
      <text:h text:style-name="P10" text:outline-level="1">
<text:span text:style-name="T4">
Фон дер Ляєн зустрілася зі Шмигалем у Лондоні: говорили про відновлення України</text:span>
</text:h>
      <text:p text:style-name="P4">
Authors: Ukrinform (Person)</text:p>
      <text:p text:style-name="P4">
Publisher: Укринформ (Organization)</text:p>
      <text:p text:style-name="P4">
Published Time: 2023-05-06T00:27:00+03:00</text:p>
      <text:p text:style-name="P4">
Modified Time: 2023-05-06T00:27:00+03:00</text:p>
      <text:p text:style-name="P4">
Description: Президентка Єврокомісії, яка перебуває у Лондоні з нагоди коронації Короля Чарльза ІІІ, провела зустріч з Прем’єр-міністром України Денисом Шмигалем, під час якої сторони обговорили подальшу підтримку ЄС для нашої країни. — Укрінформ.</text:p>
      <text:p text:style-name="P4">
Images: ["<text:a xlink:type="simple" xlink:href="https://static.ukrinform.com/photos/2023_05/thumb_files/630_360_1683323205-162.jpg" text:style-name="Internet_20_link" text:visited-style-name="Visited_20_Internet_20_Link">
630_360_16833...</text:a>
"]</text:p>
      <text:p text:style-name="P4">
Tags: ['Британія', 'Євросоюз', 'Фон дер Ляєн', 'Шмигаль', 'Відновлення України']</text:p>
      <text:p text:style-name="P4">
Type: Article</text:p>
      <!--METADATA-->
      <text:p text:style-name="P4">
<draw:frame draw:style-name="fr1" draw:name="Image414" text:anchor-type="as-char" svg:width="6.9236in" svg:height="3.956343in" draw:z-index="0">
<draw:image xlink:href="../Images/yкринформ/2023-05-06T00-27-00-03-00/630_360_1683323205-162.jpg" xlink:type="simple" xlink:show="embed" xlink:actuate="onLoad" draw:mime-type="image/jpeg"/>
</draw:frame>
Президентка Єврокомісії, яка перебуває у Лондоні з нагоди коронації КороляЧарльза ІІІ, провела зустріч з Прем’єр-міністром України Денисом Шмигалем, підчас якої сторони обговорили подальшу підтримку ЄС для нашої країни.</text:p>
      <text:p text:style-name="P4">
Як повідомляє Укрінформ, про це Президент Єврокомісії написала на власнійсторінці в мережі <text:a xlink:type="simple" xlink:href="https://twitter.com/vonderleyen/status/1654595537713209344" text:style-name="Internet_20_link" text:visited-style-name="Visited_20_Internet_20_Link">
</text:a>
 .</text:p>
      <text:p text:style-name="P4">
«Дуже продуктивна зустріч з Прем’єр-міністром Денисом Шмигалем. Ми обговорилипідтримку ЄС для відновлення та відбудови України, з огляду на (майбутню)конференцію з <text:span text:style-name="T4">
<text:a xlink:type="simple" xlink:href="https://www.ukrinform.ua/tag-vidnovlenna-ukraini" text:style-name="Internet_20_link" text:visited-style-name="Visited_20_Internet_20_Link">
 </text:a>
 </text:span>
 уЛондоні в червні. ЄС буде залишатися твердим у своїх зобов’язаннях щододопомоги Україні у відбудові країни», - написала Урсула фон дер Ляєн.</text:p>
      <text:p text:style-name="Quotations">

<text:p text:style-name="P4">
A very productive meeting with Prime Minister <text:a xlink:type="simple" xlink:href="https://twitter.com/Denys_Shmyhal" text:style-name="Internet_20_link" text:visited-style-name="Visited_20_Internet_20_Link">
&gt;
 </text:a>
  &gt;
  &gt;
  We discussed the EU's support for Ukraine's recovery and reconstruction in&gt;
 view of the Ukraine Recovery Conference in London in June.  &gt;
  &gt;
  The EU remains steadfast in its commitment to help Ukraine rebuild the&gt;
 country.&gt;
&gt;
 — Ursula von der Leyen (@vonderleyen) <text:a xlink:type="simple" xlink:href="https://twitter.com/vonderleyen/status/1654595537713209344" text:style-name="Internet_20_link" text:visited-style-name="Visited_20_Internet_20_Link">
&gt;
 </text:a>
</text:p>

</text:p>
      <text:p text:style-name="P4">
<text:span text:style-name="T4">
Читайте також:</text:span>
 <text:span text:style-name="T4">
<text:a xlink:type="simple" xlink:href="https://www.ukrinform.ua/rubric-vidbudova/3705423-smigal-obgovoriv-iz-glavou-mzs-britanii-prioriteti-vidnovlenna-ukraini.html" text:style-name="Internet_20_link" text:visited-style-name="Visited_20_Internet_20_Link">
 </text:a>
 </text:span>
</text:p>
      <text:p text:style-name="P4">
Як вже повідомлялося, Прем'єр-міністр України Денис Шмигаль, який разом здружиною Президента України Оленою Зеленською перебуває у СполученомуКоролівстві Великої Британії та Північної Ірландії, вже провів у Лондоні низкуважливих зустрічей, напередодні участі у церемонії коронації Його ВеличностіЧарльза ІІІ.</text:p>
      <text:p text:style-name="P4">
<text:span text:style-name="T5">
Фото: facebook.com/dshmyhal</text:span>
</text:p>
      <text:p text:style-name="P4">
Source: <text:a xlink:type="simple" xlink:href="https://www.ukrinform.ua/rubric-polytics/3705449-fon-der-laen-zustrilasa-zi-smigalem-u-londoni-govorili-pro-vidnovlenna-ukraini.html" text:style-name="Internet_20_link" text:visited-style-name="Visited_20_Internet_20_Link">
https://www.ukrinform.ua/rubric-polytics/3705449-fon-der-laen-zustrilasa-zi-smigalem-u-londoni-govorili-pro-vidnovlenna-ukraini.html</text:a>
</text:p>
      <!--NEWS-->
      <text:h text:style-name="P10" text:outline-level="1">
<text:span text:style-name="T4">
Загарбники цілий день спалюють мішками документи у Мелітополі - Федоров</text:span>
</text:h>
      <text:p text:style-name="P4">
Authors: Ukrinform (Person)</text:p>
      <text:p text:style-name="P4">
Publisher: Укринформ (Organization)</text:p>
      <text:p text:style-name="P4">
Published Time: 2023-05-06T00:43:00+03:00</text:p>
      <text:p text:style-name="P4">
Modified Time: 2023-05-06T00:43:00+03:00</text:p>
      <text:p text:style-name="P4">
Description: В Мелітополі окупанти в паніці спалюють мішками документи у приміщенні поліції та вивозять з техніку паспортного столу до росії. — Укрінформ.</text:p>
      <text:p text:style-name="P4">
Images: ["<text:a xlink:type="simple" xlink:href="https://static.ukrinform.com/photos/2019_03/thumb_files/630_360_1552330405-335.jpg" text:style-name="Internet_20_link" text:visited-style-name="Visited_20_Internet_20_Link">
630_360_15523...</text:a>
"]</text:p>
      <text:p text:style-name="P4">
Tags: ['Мелітополь', 'Окупація', 'Війна з росією']</text:p>
      <text:p text:style-name="P4">
Type: Article</text:p>
      <!--METADATA-->
      <text:p text:style-name="P4">
<draw:frame draw:style-name="fr1" draw:name="Image415" text:anchor-type="as-char" svg:width="6.9236in" svg:height="3.956343in" draw:z-index="0">
<draw:image xlink:href="../Images/yкринформ/2023-05-06T00-43-00-03-00/630_360_1552330405-335.jpg" xlink:type="simple" xlink:show="embed" xlink:actuate="onLoad" draw:mime-type="image/jpeg"/>
</draw:frame>
 ВМелітополі окупанти в паніці спалюють мішками документи у приміщенні поліціїта вивозять з техніку паспортного столу до росії.</text:p>
      <text:p text:style-name="P4">
Про це у <text:a xlink:type="simple" xlink:href="https://t.me/ivan_fedorov_melitopol/1882" text:style-name="Internet_20_link" text:visited-style-name="Visited_20_Internet_20_Link">
 </text:a>
 повідомив мерМелітополя Іван Федоров, передає Укрінформ.</text:p>
      <text:p text:style-name="P4">
За його словами, окупанти "підчищають" за собою майже добу.</text:p>
      <text:p text:style-name="P4">
"У будівлі окупаційної військової поліції - цілий день мішками палятьдокументи", - написав Федоров.</text:p>
      <text:p text:style-name="P4">
<text:span text:style-name="T4">
Читайте також:</text:span>
 <text:span text:style-name="T4">
<text:a xlink:type="simple" xlink:href="https://www.ukrinform.ua/rubric-regions/3705207-rosiani-na-zaporizzi-organizovuut-evakuaciu-do-berdanska-ditej-hocut-vivezti-primusovo-fedorov.html" text:style-name="Internet_20_link" text:visited-style-name="Visited_20_Internet_20_Link">
 </text:a>
 </text:span>
</text:p>
      <text:p text:style-name="P4">
Він також розповів, що російські загарбники поспішно пакують технікупаспортного столу і вивозять до рф.</text:p>
      <text:p text:style-name="P4">
"У Мелітополі комп’ютери і сервери окупаційного паспортного столу взялибезстрокову відпустку. За ними і самі колаборанти-працівники - керівництвопопрощалося з ними назавжди", - пожартував він з приводу паніки окупантів іколаборантів, які бояться українського контрнаступу.</text:p>
      <text:p text:style-name="P4">
<text:span text:style-name="T4">
Читайте також:</text:span>
 <text:span text:style-name="T4">
<text:a xlink:type="simple" xlink:href="https://www.ukrinform.ua/rubric-ato/3705444-rosiani-obstrilali-policejskih-aki-evakuuvali-civilnih-iz-bahmuta-e-zagibla.html" text:style-name="Internet_20_link" text:visited-style-name="Visited_20_Internet_20_Link">
 </text:a>
 </text:span>
</text:p>
      <text:p text:style-name="P4">
Федоров зазначає, що деякі документи спалюють до тла. Також сьогодні умелітопольській лікарні інтенсивних методів лікування терміновий вечірній зліт"керівництва", де обговорюють, хто вже встиг втекти.</text:p>
      <text:p text:style-name="P4">
Як повідомлялося, раніше Федоров заявив, що з тимчасово захопленої територіїЗапорізької області тікають російські ставленики - зокрема, не повернувся звідпустки прибулий з рф "міністр охорони здоров'я", звільнилася йогозаступниця.</text:p>
      <text:p text:style-name="P4">
Source: <text:a xlink:type="simple" xlink:href="https://www.ukrinform.ua/rubric-regions/3705450-zagarbniki-cilij-den-spaluut-miskami-dokumenti-u-melitopoli-fedorov.html" text:style-name="Internet_20_link" text:visited-style-name="Visited_20_Internet_20_Link">
https://www.ukrinform.ua/rubric-regions/3705450-zagarbniki-cilij-den-spaluut-miskami-dokumenti-u-melitopoli-fedorov.html</text:a>
</text:p>
      <!--NEWS-->
      <text:h text:style-name="P10" text:outline-level="1">
<text:span text:style-name="T4">
У Харкові затримали іноземного блогера, який заперечував злочини рашистів</text:span>
</text:h>
      <text:p text:style-name="P4">
Author: ['АРМІЯINFORM']</text:p>
      <text:p text:style-name="P4">
Time: 2023-05-06T98:00:00-04:00</text:p>
      <text:p text:style-name="P4">
Description: Служба безпеки зібрала доказову базу на іноземного блогера, який публічно виправдовува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ssu_gov_ua_sbu4_id63339_1300x866_46_650x410.jpg" text:style-name="Internet_20_link" text:visited-style-name="Visited_20_Internet_20_Link">
ssu_gov_ua_sbu4_id63339_1300x866_46_650x410.jpg</text:a>
']</text:p>
      <text:p text:style-name="P4">
Tags: ['STOPRUSSIA', 'ВТОРГНЕННЯ РФ', 'СЛУЖБА БЕЗПЕКИ УКРАЇНИ']</text:p>
      <text:p text:style-name="P4">
Category: News</text:p>
      <!--METADATA-->
      <text:p text:style-name="P4">
<draw:frame draw:style-name="fr1" draw:name="Image416" text:anchor-type="as-char" svg:width="6.9236in" svg:height="4.367194in" draw:z-index="0">
<draw:image xlink:href="../Images/AРМІЯINFORM/2023-05-06T98-00-00-04-00/ssu_gov_ua_sbu4_id63339_1300x866_46_650x410.jpg" xlink:type="simple" xlink:show="embed" xlink:actuate="onLoad" draw:mime-type="image/jpeg"/>
</draw:frame>
</text:p>
      <text:p text:style-name="P4">
Служба безпеки зібрала доказову базу на іноземного блогера, який публічновиправдовував збройну агресію рф та поширював фейки про війну в Україні,<text:a xlink:type="simple" xlink:href="https://t.me/SBUkr/8224" text:style-name="Internet_20_link" text:visited-style-name="Visited_20_Internet_20_Link">
інформує</text:a>
 пресслужба відомства.</text:p>
      <text:p text:style-name="P4">
«Фігурант має громадянство однієї з країн Латинської Америки, але вже декількароків проживає у Харкові. Після початку повномасштабного вторгнення блогеродним з перших підтримав російських загарбників та героїзував їхні воєннізлочини. Також він займався дискредитацією вищого військово-політичногокерівництва та Сил оборони нашої держави», — йдеться у повідомленні.</text:p>
      <text:p text:style-name="P4">
Правоохоронцями задокументовано, що навесні минулого року він особисто знімавпровокативні відео, в яких намагався фіксувати обличчя українських захисниківта ображав їх. Свої «стріми» публікував на двох власних каналах в Ютуб іТелеграм із загальною аудиторією майже 300 тис. підписників.</text:p>
      <text:p text:style-name="P4">
Крім того, у своїх коментарях він заперечував факти російських ракетних ударівпо українських містах та масових вбивств рашистами мирних людей.</text:p>
      <text:p text:style-name="P4">
Під час обшуків за адресою проживання фігуранта виявлено мобільні телефони такомп’ютер із доказами незаконної діяльності. Ініційовані СБУ експертизипідтвердили факти злочинних дій іноземного блогера. Наразі слідчі Службибезпеки повідомили йому про підозру за чч. 2 і 3 ст. 436-2 Кримінальногокодексу України (виготовлення та поширення матеріалів, у яких міститьсявиправдовування збройної агресії рф проти України, вчинене повторно).</text:p>
      <text:p text:style-name="P4">
Суд обрав міру запобіжного заходу ˗ тримання під вартою. Триває розслідуваннядля встановлення всіх обставин злочину.</text:p>
      <text:p text:style-name="P4">
Source: <text:a xlink:type="simple" xlink:href="https://armyinform.com.ua/2023/05/06/u-harkovi-zatrymaly-inozemnogo-blogera-yakyj-zaperechuvav-zlochyny-rashystiv/" text:style-name="Internet_20_link" text:visited-style-name="Visited_20_Internet_20_Link">
https://armyinform.com.ua/2023/05/06/u-harkovi-zatrymaly-inozemnogo-blogera-yakyj-zaperechuvav-zlochyny-rashystiv/</text:a>
</text:p>
      <!--NEWS-->
      <text:h text:style-name="P10" text:outline-level="1">
<text:span text:style-name="T4">
Країни-члени Європейського Союзу є ключовими партнерами України у війні з рф</text:span>
</text:h>
      <text:p text:style-name="P4">
Author: ['АРМІЯINFORM']</text:p>
      <text:p text:style-name="P4">
Time: 2023-05-06T99:00:00-04:00</text:p>
      <text:p text:style-name="P4">
Description: Про це повідомляє Урядовий портал.    На цьому наголосив Міністр охорони здоров’я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7/ilyustratyvne-foto_large-2.jpg" text:style-name="Internet_20_link" text:visited-style-name="Visited_20_Internet_20_Link">
ilyustratyvne-foto_large-2.jpg</text:a>
']</text:p>
      <text:p text:style-name="P4">
Tags: ['STOPRUSSIA', 'YES', 'АГРЕСІЯ РФ', 'ВІЙНА', 'ВТОРГНЕННЯ РФ', 'УРЯДОВИЙ ПОРТАЛ']</text:p>
      <text:p text:style-name="P4">
Category: News</text:p>
      <!--METADATA-->
      <text:p text:style-name="P4">
<draw:frame draw:style-name="fr1" draw:name="Image417" text:anchor-type="as-char" svg:width="6.9236in" svg:height="3.893007in" draw:z-index="0">
<draw:image xlink:href="../Images/AРМІЯINFORM/2023-05-06T99-00-00-04-00/ilyustratyvne-foto_large-2.jpg" xlink:type="simple" xlink:show="embed" xlink:actuate="onLoad" draw:mime-type="image/jpeg"/>
</draw:frame>
</text:p>
      <text:p text:style-name="P4">
Про це <text:a xlink:type="simple" xlink:href="https://www.kmu.gov.ua/news/krainy-chleny-ies-prodovzhat-aktyvno-pidtrymuvaty-medychnu-systemu-ukrainy" text:style-name="Internet_20_link" text:visited-style-name="Visited_20_Internet_20_Link">
повідомляє</text:a>
 Урядовий портал.</text:p>
      <text:p text:style-name="P4">
На цьому наголосив Міністр охорони здоров’я України Віктор Ляшко під часміністерської зустрічі країн-членів ЄС, на якій були присутні і керівникирізних інституцій країн-членів ЄС у сфері охорони здоров’я.</text:p>
      <text:p text:style-name="P4">
«Для України дуже важливо відчувати підтримку країн ЄС, адже саме країниєвропейського регіону є нашими ключовими партнерами у відповіді на цюневиправдану агресію росії. Сфера охорони здоров’я є однією з найбільшпостраждалих від війни та однією з найбільш навантажених. Ми фіксуємозростання попиту на різні види медичної допомоги та послуг. Сьогодні в Українінемає жодної лікарні, в якій не перебував би українець, який постраждаввнаслідок війни. Кожен шостий заклад охорони здоров’я фізично відчув на своїхстінах, що означає так звана „високоточна зброя“ росії. Атаки на закладиохорони здоров’я є лише частиною ширшої картини умисних атак на цивільнуінфраструктуру, включаючи житлові будинки, школи, університети, системи водо-та електропостачання, транспорт, склади, продовольчі запаси тощо. Усі ці діїздійснюються свідомо, в тому числі з метою тиску та залякування мирногонаселення. За понад 400 днів агресор так і не зрозумів, що ніщо не змуситьукраїнців відступити. Так само як жоден газовий, енергетичний чи політичнийшантаж не змусив вас, європейські партнери, відступити від допомоги Україні іпіти на поступки країні, що розпочала цю війну. Я вдячний за те, що рівеньгуманітарної підтримки Україні залишається на високому рівні, а політичнийтиск на агресора продовжує зростати», — підкреслив Міністр охорони здоров’яВіктор Ляшко, звертаючись до своїх європейських колег.</text:p>
      <text:p text:style-name="P4">
Міністр додав, що повномасштабна війна росії проти України створила критичненавантаження на національну систему охорони здоров’я. На сьогодні пошкодженопонад 1 400 об’єктів медзакладів, 177 — зруйновано вщент. Також з початкувійни росія пошкодила 103 «швидкі», ще 250 зруйнувала та 125 захопила, майже700 аптек були атаковані. Багато країн вже взяли під опіку окремі регіони тазаклади. Зараз відбувається координація процесу та втілення амбітних планів вжиття.</text:p>
      <text:p text:style-name="P4">
Окрім як безпосереднє реагування на виклики повномасштабної війни,Міністерство продовжує працювати і над стратегічними задачами: реформуванняммедичної системи, її відновленням, збереженням кадрового потенціалу, захистоммедиків та підвищенням ефективності управління системою охорони здоров’я. Вжерозроблено Стратегію розвитку до 2030 року та план відновлення від наслідківвійни.</text:p>
      <text:p text:style-name="P4">
Представники країн-членів ЄС підтвердили свою повну та беззаперечну підтримкуУкраїни у війні з агресором, а також висловили готовність і надаліпродовжувати підтримувати Україну та співпрацювати в рамках проектів зарізними напрямами. Йдеться про підтримку біженців з України, інтеграціюмедичних фахівців та спрощення умов для влаштування на роботу для них в деякихкраїнах ЄС, надання гуманітарної допомоги, розвиток послуг у сфері фізичної тапсихологічної реабілітації, участь у відбудові зруйнованої чи пошкодженоїінфраструктури, медичну евакуацію українців за кордон, збільшення кількостімобільних шпиталів.</text:p>
      <text:p text:style-name="P4">
Також Міністерство охорони здоров’я проводить активну роботу за напрямомінтеграції в європейську спільноту. Проводиться селф-скринінг, розроблено планщодо приведення понад 600 документів у відповідність до вимог ЄС. Наша мета —створити прозору систему, де Україна зможе стати повноцінною складовоюмедичного простору європейського регіону на рівних умовах і буде здатнавідповідати цим умовам.</text:p>
      <text:p text:style-name="P4">
Source: <text:a xlink:type="simple" xlink:href="https://armyinform.com.ua/2023/05/06/krayiny-chleny-yevropejskogo-soyuzu-ye-klyuchovymy-partneramy-ukrayiny-u-vijni-z-rf/" text:style-name="Internet_20_link" text:visited-style-name="Visited_20_Internet_20_Link">
https://armyinform.com.ua/2023/05/06/krayiny-chleny-yevropejskogo-soyuzu-ye-klyuchovymy-partneramy-ukrayiny-u-vijni-z-rf/</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